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form="urn:oasis:names:tc:opendocument:xmlns:form:1.0" xmlns:ns42="urn:org:documentfoundation:names:experimental:calc:xmlns:calcext:1.0" xmlns:svg="urn:oasis:names:tc:opendocument:xmlns:svg-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form="urn:oasis:names:tc:opendocument:xmlns:form:1.0" xmlns:ns42="urn:org:documentfoundation:names:experimental:calc:xmlns:calcext:1.0" xmlns:svg="urn:oasis:names:tc:opendocument:xmlns:svg-compatible:1.0" xmlns:manifest="urn:oasis:names:tc:opendocument:xmlns:manifest:1.0" office:version="1.2">
  <office:automatic-styles/>
  <office:body>
    <office:spreadsheet>
      <table:table table:name="0">
        <table:table-row>
          <table:table-cell office:value-type="string" office:value="id_base">
            <text:p>id_base</text:p>
          </table:table-cell>
          <table:table-cell office:value-type="float" office:value="0">
            <text:p/>
          </table:table-cell>
        </table:table-row>
        <table:table-row>
          <table:table-cell office:value-type="string" office:value="area">
            <text:p>area</text:p>
          </table:table-cell>
          <table:table-cell office:value-type="string" office:value="bancaria">
            <text:p>bancari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
            <text:p>1</text:p>
          </table:table-cell>
          <table:table-cell office:value-type="date" office:date-value="2021-09-01T00:00:00">
            <text:p>Wed Sep  1 00:00:00 2021</text:p>
          </table:table-cell>
          <table:table-cell office:value-type="string" office:value="O novo analista foi ao congresso apresentar nosso modelo, pois como ele também é professor possui uma excelente didática.">
            <text:p>O novo analista foi ao congresso apresentar nosso modelo, pois como ele também é professor possui uma excelente didática.</text:p>
          </table:table-cell>
        </table:table-row>
        <table:table-row>
          <table:table-cell office:value-type="float" office:value="2">
            <text:p>2</text:p>
          </table:table-cell>
          <table:table-cell office:value-type="date" office:date-value="2021-09-01T00:00:00">
            <text:p>Wed Sep  1 00:00:00 2021</text:p>
          </table:table-cell>
          <table:table-cell office:value-type="string" office:value="Depois da implementação da nova política de crédito, os cartões vão ser enviados para as agências nessa sexta-feira com um nova carta explicativa.">
            <text:p>Depois da implementação da nova política de crédito, os cartões vão ser enviados para as agências nessa sexta-feira com um nova carta explicativa.</text:p>
          </table:table-cell>
        </table:table-row>
        <table:table-row>
          <table:table-cell office:value-type="float" office:value="3">
            <text:p>3</text:p>
          </table:table-cell>
          <table:table-cell office:value-type="date" office:date-value="2021-09-01T00:00:00">
            <text:p>Wed Sep  1 00:00:00 2021</text:p>
          </table:table-cell>
          <table:table-cell office:value-type="string" office:value="No mês passado, as novas políticas de crédito ao cliente foram discutidos pela Diretoria.">
            <text:p>No mês passado, as novas políticas de crédito ao cliente foram discutidos pela Diretoria.</text:p>
          </table:table-cell>
        </table:table-row>
        <table:table-row>
          <table:table-cell office:value-type="float" office:value="4">
            <text:p>4</text:p>
          </table:table-cell>
          <table:table-cell office:value-type="date" office:date-value="2021-09-01T00:00:00">
            <text:p>Wed Sep  1 00:00:00 2021</text:p>
          </table:table-cell>
          <table:table-cell office:value-type="string" office:value="Segue anexo o documento solicitado. Será necessário enviar a confirmação de recebimento para a gerente da área RH.">
            <text:p>Segue anexo o documento solicitado. Será necessário enviar a confirmação de recebimento para a gerente da área RH.</text:p>
          </table:table-cell>
        </table:table-row>
        <table:table-row>
          <table:table-cell office:value-type="float" office:value="5">
            <text:p>5</text:p>
          </table:table-cell>
          <table:table-cell office:value-type="date" office:date-value="2021-09-01T00:00:00">
            <text:p>Wed Sep  1 00:00:00 2021</text:p>
          </table:table-cell>
          <table:table-cell office:value-type="string" office:value="A nova bandeira do cartão devera ser escolhida no próximo mês.">
            <text:p>A nova bandeira do cartão devera ser escolhida no próximo mês.</text:p>
          </table:table-cell>
        </table:table-row>
        <table:table-row>
          <table:table-cell office:value-type="float" office:value="6">
            <text:p>6</text:p>
          </table:table-cell>
          <table:table-cell office:value-type="date" office:date-value="2021-09-01T00:00:00">
            <text:p>Wed Sep  1 00:00:00 2021</text:p>
          </table:table-cell>
          <table:table-cell office:value-type="string" office:value="Dez novos funcionários foram contratados para trabalhar na área de desenvolvimento. Eles devem criar políticas de crédito que viabilizem a segurança na tomada de empréstimos por parte dos clientes.">
            <text:p>Dez novos funcionários foram contratados para trabalhar na área de desenvolvimento. Eles devem criar políticas de crédito que viabilizem a segurança na tomada de empréstimos por parte dos clientes.</text:p>
          </table:table-cell>
        </table:table-row>
        <table:table-row>
          <table:table-cell office:value-type="float" office:value="7">
            <text:p>7</text:p>
          </table:table-cell>
          <table:table-cell office:value-type="date" office:date-value="2021-09-23T00:00:00">
            <text:p>Thu Sep 23 00:00:00 2021</text:p>
          </table:table-cell>
          <table:table-cell office:value-type="string" office:value="Ocorrerá uma apresentação do diretor da área na terça-feira dia 28 de setembro as 11 horas da manhã e todos devem participar.">
            <text:p>Ocorrerá uma apresentação do diretor da área na terça-feira dia 28 de setembro as 11 horas da manhã e todos devem participar.</text:p>
          </table:table-cell>
        </table:table-row>
        <table:table-row>
          <table:table-cell office:value-type="float" office:value="8">
            <text:p>8</text:p>
          </table:table-cell>
          <table:table-cell office:value-type="date" office:date-value="2021-09-23T00:00:00">
            <text:p>Thu Sep 23 00:00:00 2021</text:p>
          </table:table-cell>
          <table:table-cell office:value-type="string" office:value="Recebemos a documentação do departamento de validação, iremos fazer as correções pertinentes e em breve agendaremos uma nova reunião com eles.">
            <text:p>Recebemos a documentação do departamento de validação, iremos fazer as correções pertinentes e em breve agendaremos uma nova reunião com eles.</text:p>
          </table:table-cell>
        </table:table-row>
        <table:table-row>
          <table:table-cell office:value-type="float" office:value="9">
            <text:p>9</text:p>
          </table:table-cell>
          <table:table-cell office:value-type="date" office:date-value="2021-09-20T00:00:00">
            <text:p>Mon Sep 20 00:00:00 2021</text:p>
          </table:table-cell>
          <table:table-cell office:value-type="string" office:value="Nosso prazo para entrega da documentação da política de crédito é até a próxima sexta-feira 24 de setembro e pretendemos cumprir essa meta.">
            <text:p>Nosso prazo para entrega da documentação da política de crédito é até a próxima sexta-feira 24 de setembro e pretendemos cumprir essa meta.</text:p>
          </table:table-cell>
        </table:table-row>
        <table:table-row>
          <table:table-cell office:value-type="float" office:value="10">
            <text:p>10</text:p>
          </table:table-cell>
          <table:table-cell office:value-type="date" office:date-value="2021-09-24T00:00:00">
            <text:p>Fri Sep 24 00:00:00 2021</text:p>
          </table:table-cell>
          <table:table-cell office:value-type="string" office:value="Solicito o agendamento de uma reunião para apresentação das correções realizadas com base no último relatório de validação.">
            <text:p>Solicito o agendamento de uma reunião para apresentação das correções realizadas com base no último relatório de validação.</text:p>
          </table:table-cell>
        </table:table-row>
        <table:table-row>
          <table:table-cell office:value-type="float" office:value="11">
            <text:p>11</text:p>
          </table:table-cell>
          <table:table-cell office:value-type="date" office:date-value="2021-09-27T00:00:00">
            <text:p>Mon Sep 27 00:00:00 2021</text:p>
          </table:table-cell>
          <table:table-cell office:value-type="string" office:value="A seguradora do banco quer conhecer nossas práticas de trabalho nessa quarta-feira que vêm.">
            <text:p>A seguradora do banco quer conhecer nossas práticas de trabalho nessa quarta-feira que vêm.</text:p>
          </table:table-cell>
        </table:table-row>
      </table:table>
      <table:table table:name="1">
        <table:table-row>
          <table:table-cell office:value-type="string" office:value="id_base">
            <text:p>id_base</text:p>
          </table:table-cell>
          <table:table-cell office:value-type="float" office:value="1">
            <text:p>1</text:p>
          </table:table-cell>
        </table:table-row>
        <table:table-row>
          <table:table-cell office:value-type="string" office:value="area">
            <text:p>area</text:p>
          </table:table-cell>
          <table:table-cell office:value-type="string" office:value="hospitalar">
            <text:p>hospitalar</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2">
            <text:p>12</text:p>
          </table:table-cell>
          <table:table-cell office:value-type="date" office:date-value="2021-08-15T00:00:00">
            <text:p>Sun Aug 15 00:00:00 2021</text:p>
          </table:table-cell>
          <table:table-cell office:value-type="string" office:value="O paciente, que chegou reclamando de febre severa, foi encaminhado ao centro de tratamento intensivo para receber antitérmicos o mais rápido possível, pois, sua temperatura era muito alta. O capítulo 10 do manual de normas destaca esse protocolo de atendimento no hospital.">
            <text:p>O paciente, que chegou reclamando de febre severa, foi encaminhado ao centro de tratamento intensivo para receber antitérmicos o mais rápido possível, pois, sua temperatura era muito alta. O capítulo 10 do manual de normas destaca esse protocolo de atendimento no hospital.</text:p>
          </table:table-cell>
        </table:table-row>
        <table:table-row>
          <table:table-cell office:value-type="float" office:value="13">
            <text:p>13</text:p>
          </table:table-cell>
          <table:table-cell office:value-type="date" office:date-value="2021-07-14T00:00:00">
            <text:p>Wed Jul 14 00:00:00 2021</text:p>
          </table:table-cell>
          <table:table-cell office:value-type="string" office:value="Uma senhora de 86 anos deu entrada no Pronto-Socorro nessa última segunda-feira dia 12 de julho de 2021, ela apresentava um quadro de infecção urinária que desencadeou uma queda na pressão arterial e na saturação de oxigênio. O manual de normas recomenda, nesse caso, que o paciente seja internado para acompanhamento da evolução do quadro, o que foi feito 3 horas após sua admissão.">
            <text:p>Uma senhora de 86 anos deu entrada no Pronto-Socorro nessa última segunda-feira dia 12 de julho de 2021, ela apresentava um quadro de infecção urinária que desencadeou uma queda na pressão arterial e na saturação de oxigênio. O manual de normas recomenda, nesse caso, que o paciente seja internado para acompanhamento da evolução do quadro, o que foi feito 3 horas após sua admissão.</text:p>
          </table:table-cell>
        </table:table-row>
        <table:table-row>
          <table:table-cell office:value-type="float" office:value="14">
            <text:p>14</text:p>
          </table:table-cell>
          <table:table-cell office:value-type="date" office:date-value="2021-08-17T00:00:00">
            <text:p>Tue Aug 17 00:00:00 2021</text:p>
          </table:table-cell>
          <table:table-cell office:value-type="string" office:value="O novo médico residente está interessado em adquirir experiência na área de cirurgia bariátrica. É necessário que o senhor faça o acompanhamento diário das atividades dele.">
            <text:p>O novo médico residente está interessado em adquirir experiência na área de cirurgia bariátrica. É necessário que o senhor faça o acompanhamento diário das atividades dele.</text:p>
          </table:table-cell>
        </table:table-row>
        <table:table-row>
          <table:table-cell office:value-type="float" office:value="15">
            <text:p>15</text:p>
          </table:table-cell>
          <table:table-cell office:value-type="date" office:date-value="2021-07-21T00:00:00">
            <text:p>Wed Jul 21 00:00:00 2021</text:p>
          </table:table-cell>
          <table:table-cell office:value-type="string" office:value="O paciente chegou ontem, dia 20 de julho de 2021, com dor de barriga ao pronto-socorro devido ao fato de ter ingerido bebida alcoólica em demasia. Nesse caso, o manual de normas descreve para não procedermos com internação por se tratar de algo que não afeta órgãos vitais.">
            <text:p>O paciente chegou ontem, dia 20 de julho de 2021, com dor de barriga ao pronto-socorro devido ao fato de ter ingerido bebida alcoólica em demasia. Nesse caso, o manual de normas descreve para não procedermos com internação por se tratar de algo que não afeta órgãos vitais.</text:p>
          </table:table-cell>
        </table:table-row>
        <table:table-row>
          <table:table-cell office:value-type="float" office:value="16">
            <text:p>16</text:p>
          </table:table-cell>
          <table:table-cell office:value-type="date" office:date-value="2021-07-15T00:00:00">
            <text:p>Thu Jul 15 00:00:00 2021</text:p>
          </table:table-cell>
          <table:table-cell office:value-type="string" office:value="Devido ao fato de que o Pronto-Socorro estava com muitos pacientes, os médicos foram orientados a fazer atendimentos extras para atender todos.">
            <text:p>Devido ao fato de que o Pronto-Socorro estava com muitos pacientes, os médicos foram orientados a fazer atendimentos extras para atender todos.</text:p>
          </table:table-cell>
        </table:table-row>
        <table:table-row>
          <table:table-cell office:value-type="float" office:value="17">
            <text:p>17</text:p>
          </table:table-cell>
          <table:table-cell office:value-type="date" office:date-value="2021-07-16T00:00:00">
            <text:p>Fri Jul 16 00:00:00 2021</text:p>
          </table:table-cell>
          <table:table-cell office:value-type="string" office:value="O novo médico do plantão noturno teve que ir ao cemitério porque um cadáver vítima de esquartejamento precisava ser exumado.">
            <text:p>O novo médico do plantão noturno teve que ir ao cemitério porque um cadáver vítima de esquartejamento precisava ser exumado.</text:p>
          </table:table-cell>
        </table:table-row>
        <table:table-row>
          <table:table-cell office:value-type="float" office:value="18">
            <text:p>18</text:p>
          </table:table-cell>
          <table:table-cell office:value-type="date" office:date-value="2021-08-06T00:00:00">
            <text:p>Fri Aug  6 00:00:00 2021</text:p>
          </table:table-cell>
          <table:table-cell office:value-type="string" office:value="Comunico que os novos protocolos de higiene, descritos no apêndice 1 do manual de normas, deverão ser seguidos à partir desta segunda-feira no Pronto-Socorro.">
            <text:p>Comunico que os novos protocolos de higiene, descritos no apêndice 1 do manual de normas, deverão ser seguidos à partir desta segunda-feira no Pronto-Socorro.</text:p>
          </table:table-cell>
        </table:table-row>
        <table:table-row>
          <table:table-cell office:value-type="float" office:value="19">
            <text:p>19</text:p>
          </table:table-cell>
          <table:table-cell office:value-type="date" office:date-value="2021-08-06T00:00:00">
            <text:p>Fri Aug  6 00:00:00 2021</text:p>
          </table:table-cell>
          <table:table-cell office:value-type="string" office:value="O cirurgião bariátrico, que está fazendo o acompanhamento do novo médico residente, informou que seu supervisionado possui as habilidades necessárias para ser um grande cirurgião no futuro. Basta que ele continue trabalhando da mesma maneira que tem feito até o mês passado.">
            <text:p>O cirurgião bariátrico, que está fazendo o acompanhamento do novo médico residente, informou que seu supervisionado possui as habilidades necessárias para ser um grande cirurgião no futuro. Basta que ele continue trabalhando da mesma maneira que tem feito até o mês passado.</text:p>
          </table:table-cell>
        </table:table-row>
        <table:table-row>
          <table:table-cell office:value-type="float" office:value="20">
            <text:p>20</text:p>
          </table:table-cell>
          <table:table-cell office:value-type="date" office:date-value="2021-08-08T00:00:00">
            <text:p>Sun Aug  8 00:00:00 2021</text:p>
          </table:table-cell>
          <table:table-cell office:value-type="string" office:value="A doutora não pôde explicar o motivo do paciente estar com o dente quebrado. Porém, o manual de normas hospitalares afirma que é necessário fazer uma radiografia panorâmica para identificar microfraturas nos dentes molares, além de fazer um exame detalhado por meio de uma lupa.">
            <text:p>A doutora não pôde explicar o motivo do paciente estar com o dente quebrado. Porém, o manual de normas hospitalares afirma que é necessário fazer uma radiografia panorâmica para identificar microfraturas nos dentes molares, além de fazer um exame detalhado por meio de uma lupa.</text:p>
          </table:table-cell>
        </table:table-row>
        <table:table-row>
          <table:table-cell office:value-type="float" office:value="21">
            <text:p>21</text:p>
          </table:table-cell>
          <table:table-cell office:value-type="date" office:date-value="2021-08-25T00:00:00">
            <text:p>Wed Aug 25 00:00:00 2021</text:p>
          </table:table-cell>
          <table:table-cell office:value-type="string" office:value="Essa nova droga, que vêm sendo desenvolvida pelo laboratório de nosso hospital, passará no mês seguinte por uma sequência de estudos clínicos para confirmar sua eficácia. Assim que esses testes acabarem, entraremos com um pedido de comercialização emergencial para que possamos ajudar a população no combate ao agente transmissor do vírus.">
            <text:p>Essa nova droga, que vêm sendo desenvolvida pelo laboratório de nosso hospital, passará no mês seguinte por uma sequência de estudos clínicos para confirmar sua eficácia. Assim que esses testes acabarem, entraremos com um pedido de comercialização emergencial para que possamos ajudar a população no combate ao agente transmissor do vírus.</text:p>
          </table:table-cell>
        </table:table-row>
        <table:table-row>
          <table:table-cell office:value-type="float" office:value="22">
            <text:p>22</text:p>
          </table:table-cell>
          <table:table-cell office:value-type="date" office:date-value="2021-08-02T00:00:00">
            <text:p>Mon Aug  2 00:00:00 2021</text:p>
          </table:table-cell>
          <table:table-cell office:value-type="string" office:value="A nova vacina, que vêm sendo aplicada em caráter emergencial, possui eficácia comprovada para os casos graves de 75%. Essa vacina está sendo aplicada todos os dias das 08h00 as 17h00 com exceção dos domingos quando o hospital não abre.">
            <text:p>A nova vacina, que vêm sendo aplicada em caráter emergencial, possui eficácia comprovada para os casos graves de 75%. Essa vacina está sendo aplicada todos os dias das 08h00 as 17h00 com exceção dos domingos quando o hospital não abre.</text:p>
          </table:table-cell>
        </table:table-row>
        <table:table-row>
          <table:table-cell office:value-type="float" office:value="23">
            <text:p>23</text:p>
          </table:table-cell>
          <table:table-cell office:value-type="date" office:date-value="2021-08-03T00:00:00">
            <text:p>Tue Aug  3 00:00:00 2021</text:p>
          </table:table-cell>
          <table:table-cell office:value-type="string" office:value="Fica vetada a participação de médicos deste hospital em estudos envolvendo pacientes com COVID-19. O manual de normas e procedimentos afirma que devemos manter 100% do quadro médico disponível para atendimento ao público e não para desenvolvimento de pesquisas que ficam a cargo da equipe da faculdade do hospital.">
            <text:p>Fica vetada a participação de médicos deste hospital em estudos envolvendo pacientes com COVID-19. O manual de normas e procedimentos afirma que devemos manter 100% do quadro médico disponível para atendimento ao público e não para desenvolvimento de pesquisas que ficam a cargo da equipe da faculdade do hospital.</text:p>
          </table:table-cell>
        </table:table-row>
        <table:table-row>
          <table:table-cell office:value-type="float" office:value="24">
            <text:p>24</text:p>
          </table:table-cell>
          <table:table-cell office:value-type="date" office:date-value="2021-07-22T00:00:00">
            <text:p>Thu Jul 22 00:00:00 2021</text:p>
          </table:table-cell>
          <table:table-cell office:value-type="string" office:value="Na semana seguinte, no dia 31 de julho de 2021, teremos uma visita do quadro médico de residentes da faculdade que acompanharão as atividade ao longo do dia até o final do atendimento clínico.">
            <text:p>Na semana seguinte, no dia 31 de julho de 2021, teremos uma visita do quadro médico de residentes da faculdade que acompanharão as atividade ao longo do dia até o final do atendimento clínico.</text:p>
          </table:table-cell>
        </table:table-row>
        <table:table-row>
          <table:table-cell office:value-type="float" office:value="25">
            <text:p>25</text:p>
          </table:table-cell>
          <table:table-cell office:value-type="date" office:date-value="2021-07-22T00:00:00">
            <text:p>Thu Jul 22 00:00:00 2021</text:p>
          </table:table-cell>
          <table:table-cell office:value-type="string" office:value="Não foi informado que eu deveria ter realizado o exame clínico anual para médicos do departamento Oncológico. Como devo proceder para fazer uma remarcação?">
            <text:p>Não foi informado que eu deveria ter realizado o exame clínico anual para médicos do departamento Oncológico. Como devo proceder para fazer uma remarcação?</text:p>
          </table:table-cell>
        </table:table-row>
        <table:table-row>
          <table:table-cell office:value-type="float" office:value="26">
            <text:p>26</text:p>
          </table:table-cell>
          <table:table-cell office:value-type="date" office:date-value="2021-07-22T00:00:00">
            <text:p>Thu Jul 22 00:00:00 2021</text:p>
          </table:table-cell>
          <table:table-cell office:value-type="string" office:value="O manual de normas será revisto pela junta médica sênior, isso fará com que seja necessário nos reunirmos, assim que o manual estiver disponível, para que possamos nos preparar em conjunto para os novos procedimentos.">
            <text:p>O manual de normas será revisto pela junta médica sênior, isso fará com que seja necessário nos reunirmos, assim que o manual estiver disponível, para que possamos nos preparar em conjunto para os novos procedimentos.</text:p>
          </table:table-cell>
        </table:table-row>
        <table:table-row>
          <table:table-cell office:value-type="float" office:value="27">
            <text:p>27</text:p>
          </table:table-cell>
          <table:table-cell office:value-type="date" office:date-value="2021-08-11T00:00:00">
            <text:p>Wed Aug 11 00:00:00 2021</text:p>
          </table:table-cell>
          <table:table-cell office:value-type="string" office:value="O novo médico residente, em cirurgia bariátrica, irá fazer seu primeiro acompanhamento de uma cirurgia nessa sexta-feira na parte da manhã. Necessito que o departamento de enfermagem seja notificado.">
            <text:p>O novo médico residente, em cirurgia bariátrica, irá fazer seu primeiro acompanhamento de uma cirurgia nessa sexta-feira na parte da manhã. Necessito que o departamento de enfermagem seja notificado.</text:p>
          </table:table-cell>
        </table:table-row>
        <table:table-row>
          <table:table-cell office:value-type="float" office:value="28">
            <text:p>28</text:p>
          </table:table-cell>
          <table:table-cell office:value-type="date" office:date-value="2021-08-12T00:00:00">
            <text:p>Thu Aug 12 00:00:00 2021</text:p>
          </table:table-cell>
          <table:table-cell office:value-type="string" office:value="O manual de normas foi revisto pelo grupo médico mais experiente do hospital e não foram identificadas mudanças significativas nos procedimentos de nosso departamento. Assim que a nova versão for divulgada retornarei com mais detalhes.">
            <text:p>O manual de normas foi revisto pelo grupo médico mais experiente do hospital e não foram identificadas mudanças significativas nos procedimentos de nosso departamento. Assim que a nova versão for divulgada retornarei com mais detalhes.</text:p>
          </table:table-cell>
        </table:table-row>
        <table:table-row>
          <table:table-cell office:value-type="float" office:value="29">
            <text:p>29</text:p>
          </table:table-cell>
          <table:table-cell office:value-type="date" office:date-value="2021-08-12T00:00:00">
            <text:p>Thu Aug 12 00:00:00 2021</text:p>
          </table:table-cell>
          <table:table-cell office:value-type="string" office:value="No caso de unhas encravas, o capítulo 24 do manual afirma que devemos primeiramente aplicar fungicida para proceder com a remoção do pedaço encravado.">
            <text:p>No caso de unhas encravas, o capítulo 24 do manual afirma que devemos primeiramente aplicar fungicida para proceder com a remoção do pedaço encravado.</text:p>
          </table:table-cell>
        </table:table-row>
        <table:table-row>
          <table:table-cell office:value-type="float" office:value="30">
            <text:p>30</text:p>
          </table:table-cell>
          <table:table-cell office:value-type="date" office:date-value="2021-07-15T00:00:00">
            <text:p>Thu Jul 15 00:00:00 2021</text:p>
          </table:table-cell>
          <table:table-cell office:value-type="string" office:value="Solicito analisar, até o dia 22/07/2021, o manual de normas atualizado pela junta médica, de modo a verificar a adequação dos procedimentos sugeridos na correção.">
            <text:p>Solicito analisar, até o dia 22/07/2021, o manual de normas atualizado pela junta médica, de modo a verificar a adequação dos procedimentos sugeridos na correção.</text:p>
          </table:table-cell>
        </table:table-row>
        <table:table-row>
          <table:table-cell office:value-type="float" office:value="31">
            <text:p>31</text:p>
          </table:table-cell>
          <table:table-cell office:value-type="date" office:date-value="2021-07-16T00:00:00">
            <text:p>Fri Jul 16 00:00:00 2021</text:p>
          </table:table-cell>
          <table:table-cell office:value-type="string" office:value="Os capítulos 7, 8 e 9 do manual de normas não foram aprovados por mim, porém, estão aparecendo como aprovados na lista enviada para a validação. Peço a gentileza de verificar.">
            <text:p>Os capítulos 7, 8 e 9 do manual de normas não foram aprovados por mim, porém, estão aparecendo como aprovados na lista enviada para a validação. Peço a gentileza de verificar.</text:p>
          </table:table-cell>
        </table:table-row>
        <table:table-row>
          <table:table-cell office:value-type="float" office:value="32">
            <text:p>32</text:p>
          </table:table-cell>
          <table:table-cell office:value-type="date" office:date-value="2021-07-05T00:00:00">
            <text:p>Mon Jul  5 00:00:00 2021</text:p>
          </table:table-cell>
          <table:table-cell office:value-type="string" office:value="Em cumprimento à determinação da Diretoria do hospital, segue, em anexo, a nova da distribuição do quadro médico do Pronto-Socorro, organizada em Grupos A e B, que deverá ter início a partir do dia 13 de julho de 2020 (3ª feira) pelo primeiro destes grupos.">
            <text:p>Em cumprimento à determinação da Diretoria do hospital, segue, em anexo, a nova da distribuição do quadro médico do Pronto-Socorro, organizada em Grupos A e B, que deverá ter início a partir do dia 13 de julho de 2020 (3ª feira) pelo primeiro destes grupos.</text:p>
          </table:table-cell>
        </table:table-row>
        <table:table-row>
          <table:table-cell office:value-type="float" office:value="33">
            <text:p>33</text:p>
          </table:table-cell>
          <table:table-cell office:value-type="date" office:date-value="2021-07-07T00:00:00">
            <text:p>Wed Jul  7 00:00:00 2021</text:p>
          </table:table-cell>
          <table:table-cell office:value-type="string" office:value="Conforme previsto no capítulo 21 parágrafo 2 do manual de normas e procedimentos que trata sobre a distribuição de membros da enfermagem, o sorteio para distribuição de vagas temporárias ocorrerá na data de 29 de janeiro (quarta-feira), às 10h00, no auditório. Para tal, os interessados em participar deverão se inscrever o quanto antes.">
            <text:p>Conforme previsto no capítulo 21 parágrafo 2 do manual de normas e procedimentos que trata sobre a distribuição de membros da enfermagem, o sorteio para distribuição de vagas temporárias ocorrerá na data de 29 de janeiro (quarta-feira), às 10h00, no auditório. Para tal, os interessados em participar deverão se inscrever o quanto antes.</text:p>
          </table:table-cell>
        </table:table-row>
      </table:table>
      <table:table table:name="2">
        <table:table-row>
          <table:table-cell office:value-type="string" office:value="id_base">
            <text:p>id_base</text:p>
          </table:table-cell>
          <table:table-cell office:value-type="float" office:value="2">
            <text:p>2</text:p>
          </table:table-cell>
        </table:table-row>
        <table:table-row>
          <table:table-cell office:value-type="string" office:value="area">
            <text:p>area</text:p>
          </table:table-cell>
          <table:table-cell office:value-type="string" office:value="bancaria">
            <text:p>bancari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34">
            <text:p>34</text:p>
          </table:table-cell>
          <table:table-cell office:value-type="date" office:date-value="2021-09-08T00:00:00">
            <text:p>Wed Sep  8 00:00:00 2021</text:p>
          </table:table-cell>
          <table:table-cell office:value-type="string" office:value="Conforme o gerente do departamento de Marketing havia solicitado, estou enviando a análise dos indicadores de performance da última peça publicitária que acabou de ser vinculada às mídias impressas no último final de semana. Peço desculpa pelo dia de atraso, mas acontece que ontem tivemos uma alta demanda de processamento no servidor, por isso, acabamos conseguindo obter o resultado somente hoje por volta do meio dia e terminamos agora a verificação.">
            <text:p>Conforme o gerente do departamento de Marketing havia solicitado, estou enviando a análise dos indicadores de performance da última peça publicitária que acabou de ser vinculada às mídias impressas no último final de semana. Peço desculpa pelo dia de atraso, mas acontece que ontem tivemos uma alta demanda de processamento no servidor, por isso, acabamos conseguindo obter o resultado somente hoje por volta do meio dia e terminamos agora a verificação.</text:p>
          </table:table-cell>
        </table:table-row>
        <table:table-row>
          <table:table-cell office:value-type="float" office:value="35">
            <text:p>35</text:p>
          </table:table-cell>
          <table:table-cell office:value-type="date" office:date-value="2021-09-14T00:00:00">
            <text:p>Tue Sep 14 00:00:00 2021</text:p>
          </table:table-cell>
          <table:table-cell office:value-type="string" office:value="A Maria ficará responsável por desenvolver o próximo modelo de risco de crédito para a área de cartões. Qualquer dúvida sobre esse assunto poderá ser resolvida diretamente com ela a partir de hoje.">
            <text:p>A Maria ficará responsável por desenvolver o próximo modelo de risco de crédito para a área de cartões. Qualquer dúvida sobre esse assunto poderá ser resolvida diretamente com ela a partir de hoje.</text:p>
          </table:table-cell>
        </table:table-row>
        <table:table-row>
          <table:table-cell office:value-type="float" office:value="36">
            <text:p>36</text:p>
          </table:table-cell>
          <table:table-cell office:value-type="date" office:date-value="2021-09-04T00:00:00">
            <text:p>Sat Sep  4 00:00:00 2021</text:p>
          </table:table-cell>
          <table:table-cell office:value-type="string" office:value="A Maria irá enviar o modelo para a área de validação no dia 4 de outubro. Em seguida teremos um prazo de duas semanas para receber o arquivo com as observações destacadas por eles.">
            <text:p>A Maria irá enviar o modelo para a área de validação no dia 4 de outubro. Em seguida teremos um prazo de duas semanas para receber o arquivo com as observações destacadas por eles.</text:p>
          </table:table-cell>
        </table:table-row>
        <table:table-row>
          <table:table-cell office:value-type="float" office:value="37">
            <text:p>37</text:p>
          </table:table-cell>
          <table:table-cell office:value-type="date" office:date-value="2021-09-14T00:00:00">
            <text:p>Tue Sep 14 00:00:00 2021</text:p>
          </table:table-cell>
          <table:table-cell office:value-type="string" office:value="A Sandra disse que amanhã ficaríamos sem uma das máquinas no servidor. No entanto, essa parada ocorrerá exatamente no período das 12h00 as 13h00 que em geral  possui menos requisições de processamento.">
            <text:p>A Sandra disse que amanhã ficaríamos sem uma das máquinas no servidor. No entanto, essa parada ocorrerá exatamente no período das 12h00 as 13h00 que em geral  possui menos requisições de processamento.</text:p>
          </table:table-cell>
        </table:table-row>
        <table:table-row>
          <table:table-cell office:value-type="float" office:value="38">
            <text:p>38</text:p>
          </table:table-cell>
          <table:table-cell office:value-type="date" office:date-value="2021-09-14T00:00:00">
            <text:p>Tue Sep 14 00:00:00 2021</text:p>
          </table:table-cell>
          <table:table-cell office:value-type="string" office:value="Nossa analista responsável pela extração dos dados entrará de férias na semana seguinte. Por isso, peço a gentileza de que entre em contato comigo para que possamos combinar um novo prazo para a entrega dos relatórios somente nesse mês.">
            <text:p>Nossa analista responsável pela extração dos dados entrará de férias na semana seguinte. Por isso, peço a gentileza de que entre em contato comigo para que possamos combinar um novo prazo para a entrega dos relatórios somente nesse mês.</text:p>
          </table:table-cell>
        </table:table-row>
        <table:table-row>
          <table:table-cell office:value-type="float" office:value="39">
            <text:p>39</text:p>
          </table:table-cell>
          <table:table-cell office:value-type="date" office:date-value="2021-09-14T00:00:00">
            <text:p>Tue Sep 14 00:00:00 2021</text:p>
          </table:table-cell>
          <table:table-cell office:value-type="string" office:value="Nossa entrega de resultados depende da capacidade de processamento do servidor em que roda nosso sistema. Portanto, solicito que uma nova máquina seja fornecida para que possamos aumentar nossa capacidade.">
            <text:p>Nossa entrega de resultados depende da capacidade de processamento do servidor em que roda nosso sistema. Portanto, solicito que uma nova máquina seja fornecida para que possamos aumentar nossa capacidade.</text:p>
          </table:table-cell>
        </table:table-row>
        <table:table-row>
          <table:table-cell office:value-type="float" office:value="40">
            <text:p>40</text:p>
          </table:table-cell>
          <table:table-cell office:value-type="date" office:date-value="2021-09-14T00:00:00">
            <text:p>Tue Sep 14 00:00:00 2021</text:p>
          </table:table-cell>
          <table:table-cell office:value-type="string" office:value="O analista responsável por esse relatório observou que os dados que foram carregados no servidor não estavam de acordo com o que foi previsto inicialmente. Logo, ele terá que fazer uma atualização que deverá ficar pronta somente na semana que vêm.">
            <text:p>O analista responsável por esse relatório observou que os dados que foram carregados no servidor não estavam de acordo com o que foi previsto inicialmente. Logo, ele terá que fazer uma atualização que deverá ficar pronta somente na semana que vêm.</text:p>
          </table:table-cell>
        </table:table-row>
        <table:table-row>
          <table:table-cell office:value-type="float" office:value="41">
            <text:p>41</text:p>
          </table:table-cell>
          <table:table-cell office:value-type="date" office:date-value="2021-09-14T00:00:00">
            <text:p>Tue Sep 14 00:00:00 2021</text:p>
          </table:table-cell>
          <table:table-cell office:value-type="string" office:value="O estagiário do nosso departamento ficará encarregado de lhe enviar os indicadores da área atualizados todos os dias após as 13 horas. Geralmente o processamento no servidor fica bastante carregado até as 11:30 da manhã, portanto, daremos esse prazo estendido para a conclusão da tarefa.">
            <text:p>O estagiário do nosso departamento ficará encarregado de lhe enviar os indicadores da área atualizados todos os dias após as 13 horas. Geralmente o processamento no servidor fica bastante carregado até as 11:30 da manhã, portanto, daremos esse prazo estendido para a conclusão da tarefa.</text:p>
          </table:table-cell>
        </table:table-row>
        <table:table-row>
          <table:table-cell office:value-type="float" office:value="42">
            <text:p>42</text:p>
          </table:table-cell>
          <table:table-cell office:value-type="date" office:date-value="2021-09-14T00:00:00">
            <text:p>Tue Sep 14 00:00:00 2021</text:p>
          </table:table-cell>
          <table:table-cell office:value-type="string" office:value="O servidor passará por uma atualização durante o próximo final de semana, peço a gentileza de que não deixem programas rodando na sexta-feira pois o processamento será perdido.">
            <text:p>O servidor passará por uma atualização durante o próximo final de semana, peço a gentileza de que não deixem programas rodando na sexta-feira pois o processamento será perdido.</text:p>
          </table:table-cell>
        </table:table-row>
        <table:table-row>
          <table:table-cell office:value-type="float" office:value="43">
            <text:p>43</text:p>
          </table:table-cell>
          <table:table-cell office:value-type="date" office:date-value="2021-09-25T00:00:00">
            <text:p>Sat Sep 25 00:00:00 2021</text:p>
          </table:table-cell>
          <table:table-cell office:value-type="string" office:value="Pedro, favor enviar as projeções do cheque especial para a área de negócios até o final do dia 25 de novembro de 2021.">
            <text:p>Pedro, favor enviar as projeções do cheque especial para a área de negócios até o final do dia 25 de novembro de 2021.</text:p>
          </table:table-cell>
        </table:table-row>
      </table:table>
      <table:table table:name="3">
        <table:table-row>
          <table:table-cell office:value-type="string" office:value="id_base">
            <text:p>id_base</text:p>
          </table:table-cell>
          <table:table-cell office:value-type="float" office:value="3">
            <text:p>3</text:p>
          </table:table-cell>
        </table:table-row>
        <table:table-row>
          <table:table-cell office:value-type="string" office:value="area">
            <text:p>area</text:p>
          </table:table-cell>
          <table:table-cell office:value-type="string" office:value="cartorio">
            <text:p>cartori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44">
            <text:p>44</text:p>
          </table:table-cell>
          <table:table-cell office:value-type="date" office:date-value="2021-01-10T00:00:00">
            <text:p>Sun Jan 10 00:00:00 2021</text:p>
          </table:table-cell>
          <table:table-cell office:value-type="string" office:value="A escolha para essa forma de atendimento deve passar pela aprovação do titular oficial do cartório. Favor direcionar o e-mail para que ele agende um reunião sobre o assunto.">
            <text:p>A escolha para essa forma de atendimento deve passar pela aprovação do titular oficial do cartório. Favor direcionar o e-mail para que ele agende um reunião sobre o assunto.</text:p>
          </table:table-cell>
        </table:table-row>
        <table:table-row>
          <table:table-cell office:value-type="float" office:value="45">
            <text:p>45</text:p>
          </table:table-cell>
          <table:table-cell office:value-type="date" office:date-value="2021-05-11T00:00:00">
            <text:p>Tue May 11 00:00:00 2021</text:p>
          </table:table-cell>
          <table:table-cell office:value-type="string" office:value="A Maria, da recepção do cartório, está solicitando junto ao oficial titular um aumento de salário pois ela é a única funcionária que possui contato direto e próximo com os clientes. Isso no atual cenário de pandemia gera uma condição insalubre de trabalho.">
            <text:p>A Maria, da recepção do cartório, está solicitando junto ao oficial titular um aumento de salário pois ela é a única funcionária que possui contato direto e próximo com os clientes. Isso no atual cenário de pandemia gera uma condição insalubre de trabalho.</text:p>
          </table:table-cell>
        </table:table-row>
        <table:table-row>
          <table:table-cell office:value-type="float" office:value="46">
            <text:p>46</text:p>
          </table:table-cell>
          <table:table-cell office:value-type="date" office:date-value="2021-09-14T00:00:00">
            <text:p>Tue Sep 14 00:00:00 2021</text:p>
          </table:table-cell>
          <table:table-cell office:value-type="string" office:value="A nova norma no refeitório é que sempre deve ser mantido um espaço de uma mesa entre as que estejam sendo ocupadas.">
            <text:p>A nova norma no refeitório é que sempre deve ser mantido um espaço de uma mesa entre as que estejam sendo ocupadas.</text:p>
          </table:table-cell>
        </table:table-row>
        <table:table-row>
          <table:table-cell office:value-type="float" office:value="47">
            <text:p>47</text:p>
          </table:table-cell>
          <table:table-cell office:value-type="date" office:date-value="2021-09-14T00:00:00">
            <text:p>Tue Sep 14 00:00:00 2021</text:p>
          </table:table-cell>
          <table:table-cell office:value-type="string" office:value="Bom dia, a Amanda, do Departamento de Nascimentos, está solicitando que o hospital envie a certidão de registro da recém nascida até essa sexta-feira para que nosso oficial titular possa fazer a verificação dos dados e em seguida solicitar o documento. Obrigada.">
            <text:p>Bom dia, a Amanda, do Departamento de Nascimentos, está solicitando que o hospital envie a certidão de registro da recém nascida até essa sexta-feira para que nosso oficial titular possa fazer a verificação dos dados e em seguida solicitar o documento. Obrigada.</text:p>
          </table:table-cell>
        </table:table-row>
        <table:table-row>
          <table:table-cell office:value-type="float" office:value="48">
            <text:p>48</text:p>
          </table:table-cell>
          <table:table-cell office:value-type="date" office:date-value="2021-07-05T00:00:00">
            <text:p>Mon Jul  5 00:00:00 2021</text:p>
          </table:table-cell>
          <table:table-cell office:value-type="string" office:value="É uma requisição do oficial titular deste cartório que esse tipo de documento a ser autenticado passe por sua vistoria. Portanto, é necessário que vocês nos enviem o mais breve possível, sendo o prazo máximo na próxima semana dia 15 de julho de 2021.">
            <text:p>É uma requisição do oficial titular deste cartório que esse tipo de documento a ser autenticado passe por sua vistoria. Portanto, é necessário que vocês nos enviem o mais breve possível, sendo o prazo máximo na próxima semana dia 15 de julho de 2021.</text:p>
          </table:table-cell>
        </table:table-row>
        <table:table-row>
          <table:table-cell office:value-type="float" office:value="49">
            <text:p>49</text:p>
          </table:table-cell>
          <table:table-cell office:value-type="date" office:date-value="2021-03-03T00:00:00">
            <text:p>Wed Mar  3 00:00:00 2021</text:p>
          </table:table-cell>
          <table:table-cell office:value-type="string" office:value="Na última semana tivemos um aumento de 75% no número de óbitos registrados onde a causa morte foi devido ao COVID-19.">
            <text:p>Na última semana tivemos um aumento de 75% no número de óbitos registrados onde a causa morte foi devido ao COVID-19.</text:p>
          </table:table-cell>
        </table:table-row>
        <table:table-row>
          <table:table-cell office:value-type="float" office:value="50">
            <text:p>50</text:p>
          </table:table-cell>
          <table:table-cell office:value-type="date" office:date-value="2021-09-01T00:00:00">
            <text:p>Wed Sep  1 00:00:00 2021</text:p>
          </table:table-cell>
          <table:table-cell office:value-type="string" office:value="Nesse ano não iremos emendar o feriado do dia 7 de setembro, para que assim seja possível adequar os dias em que o cartório passou fechado no ano passado.">
            <text:p>Nesse ano não iremos emendar o feriado do dia 7 de setembro, para que assim seja possível adequar os dias em que o cartório passou fechado no ano passado.</text:p>
          </table:table-cell>
        </table:table-row>
        <table:table-row>
          <table:table-cell office:value-type="float" office:value="51">
            <text:p>51</text:p>
          </table:table-cell>
          <table:table-cell office:value-type="date" office:date-value="2021-11-23T00:00:00">
            <text:p>Tue Nov 23 00:00:00 2021</text:p>
          </table:table-cell>
          <table:table-cell office:value-type="string" office:value="No dia 01 de dezembro de 2021 o oficial titular fará uma palestra sobre o novo formato de CNH que vêm sendo emitida digitalmente, ele percebeu que esse documento não vem sendo aceito em boa parte dos lugares pois ninguém possui o leitor de código QR para fazer a verificação de autenticidade do documento.">
            <text:p>No dia 01 de dezembro de 2021 o oficial titular fará uma palestra sobre o novo formato de CNH que vêm sendo emitida digitalmente, ele percebeu que esse documento não vem sendo aceito em boa parte dos lugares pois ninguém possui o leitor de código QR para fazer a verificação de autenticidade do documento.</text:p>
          </table:table-cell>
        </table:table-row>
        <table:table-row>
          <table:table-cell office:value-type="float" office:value="52">
            <text:p>52</text:p>
          </table:table-cell>
          <table:table-cell office:value-type="date" office:date-value="2021-09-12T00:00:00">
            <text:p>Sun Sep 12 00:00:00 2021</text:p>
          </table:table-cell>
          <table:table-cell office:value-type="string" office:value="No último mês o cartório apresentou uma queda no número de registros de nascimento lavrados. Entramos em contato com os hospitais da região e confirmamos que isso se deve ao fato da real diminuição na taxa de nascimentos.">
            <text:p>No último mês o cartório apresentou uma queda no número de registros de nascimento lavrados. Entramos em contato com os hospitais da região e confirmamos que isso se deve ao fato da real diminuição na taxa de nascimentos.</text:p>
          </table:table-cell>
        </table:table-row>
        <table:table-row>
          <table:table-cell office:value-type="float" office:value="53">
            <text:p>53</text:p>
          </table:table-cell>
          <table:table-cell office:value-type="date" office:date-value="2021-11-20T00:00:00">
            <text:p>Sat Nov 20 00:00:00 2021</text:p>
          </table:table-cell>
          <table:table-cell office:value-type="string" office:value="O oficial titular do cartório autorizou, para o ano que vêm, um aumento de 1,5% no salário para que seja corrigida a inflação do mês passado.">
            <text:p>O oficial titular do cartório autorizou, para o ano que vêm, um aumento de 1,5% no salário para que seja corrigida a inflação do mês passado.</text:p>
          </table:table-cell>
        </table:table-row>
        <table:table-row>
          <table:table-cell office:value-type="float" office:value="54">
            <text:p>54</text:p>
          </table:table-cell>
          <table:table-cell office:value-type="date" office:date-value="2021-09-15T00:00:00">
            <text:p>Wed Sep 15 00:00:00 2021</text:p>
          </table:table-cell>
          <table:table-cell office:value-type="string" office:value="O oficial titular falará com os funcionários individualmente para que seja possível um melhor entendimento sobre as tarefas a serem remanejadas. Dessa forma, o setor de casamentos deixará de estar sobrecarregado.">
            <text:p>O oficial titular falará com os funcionários individualmente para que seja possível um melhor entendimento sobre as tarefas a serem remanejadas. Dessa forma, o setor de casamentos deixará de estar sobrecarregado.</text:p>
          </table:table-cell>
        </table:table-row>
        <table:table-row>
          <table:table-cell office:value-type="float" office:value="55">
            <text:p>55</text:p>
          </table:table-cell>
          <table:table-cell office:value-type="date" office:date-value="2021-09-15T00:00:00">
            <text:p>Wed Sep 15 00:00:00 2021</text:p>
          </table:table-cell>
          <table:table-cell office:value-type="string" office:value="O horário de fechamento do cartório no final de semana costuma ser o mais lotado, por esse motivo não é possível que você vá embora mais cedo.">
            <text:p>O horário de fechamento do cartório no final de semana costuma ser o mais lotado, por esse motivo não é possível que você vá embora mais cedo.</text:p>
          </table:table-cell>
        </table:table-row>
      </table:table>
      <table:table table:name="4">
        <table:table-row>
          <table:table-cell office:value-type="string" office:value="id_base">
            <text:p>id_base</text:p>
          </table:table-cell>
          <table:table-cell office:value-type="float" office:value="4">
            <text:p>4</text:p>
          </table:table-cell>
        </table:table-row>
        <table:table-row>
          <table:table-cell office:value-type="string" office:value="area">
            <text:p>area</text:p>
          </table:table-cell>
          <table:table-cell office:value-type="string" office:value="advocacia">
            <text:p>advocaci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56">
            <text:p>56</text:p>
          </table:table-cell>
          <table:table-cell office:value-type="date" office:date-value="2021-12-15T00:00:00">
            <text:p>Wed Dec 15 00:00:00 2021</text:p>
          </table:table-cell>
          <table:table-cell office:value-type="string" office:value="Nessa situação, o artigo 5 inciso X do capítulo 1 da Constituição Federal afirma que sua intimidade é inviolável e que, portanto, seu marido não poderia ter lhe seguido quando você saiu sozinha, na noite do dia 11 de setembro de 2021, sem avisar para qual lugar estava indo.">
            <text:p>Nessa situação, o artigo 5 inciso X do capítulo 1 da Constituição Federal afirma que sua intimidade é inviolável e que, portanto, seu marido não poderia ter lhe seguido quando você saiu sozinha, na noite do dia 11 de setembro de 2021, sem avisar para qual lugar estava indo.</text:p>
          </table:table-cell>
        </table:table-row>
        <table:table-row>
          <table:table-cell office:value-type="float" office:value="57">
            <text:p>57</text:p>
          </table:table-cell>
          <table:table-cell office:value-type="date" office:date-value="2021-10-15T00:00:00">
            <text:p>Fri Oct 15 00:00:00 2021</text:p>
          </table:table-cell>
          <table:table-cell office:value-type="string" office:value="O juiz deu o parecer favorável à nossa causa. No dia 23 de outubro a senhora deverá comparecer ao fórum para fazer a retirada da cópia da petição que ficará conosco para eventuais comprovações futuras.">
            <text:p>O juiz deu o parecer favorável à nossa causa. No dia 23 de outubro a senhora deverá comparecer ao fórum para fazer a retirada da cópia da petição que ficará conosco para eventuais comprovações futuras.</text:p>
          </table:table-cell>
        </table:table-row>
        <table:table-row>
          <table:table-cell office:value-type="float" office:value="58">
            <text:p>58</text:p>
          </table:table-cell>
          <table:table-cell office:value-type="date" office:date-value="2021-10-15T00:00:00">
            <text:p>Fri Oct 15 00:00:00 2021</text:p>
          </table:table-cell>
          <table:table-cell office:value-type="string" office:value="A Constituição Federal afirma que compete privativamente à União legislar sobre desapropriação, isso está escrito no artigo 22 do capítulo II, por isso a senhora deve buscar uma justificativa cabível com seu senhorio sobre essa carta que a senhora recebeu ontem. Dessa forma, caso necessário, podemos entrar com um pedido de protelação do prazo.">
            <text:p>A Constituição Federal afirma que compete privativamente à União legislar sobre desapropriação, isso está escrito no artigo 22 do capítulo II, por isso a senhora deve buscar uma justificativa cabível com seu senhorio sobre essa carta que a senhora recebeu ontem. Dessa forma, caso necessário, podemos entrar com um pedido de protelação do prazo.</text:p>
          </table:table-cell>
        </table:table-row>
        <table:table-row>
          <table:table-cell office:value-type="float" office:value="59">
            <text:p>59</text:p>
          </table:table-cell>
          <table:table-cell office:value-type="date" office:date-value="2021-10-16T00:00:00">
            <text:p>Sat Oct 16 00:00:00 2021</text:p>
          </table:table-cell>
          <table:table-cell office:value-type="string" office:value="O sítio do senhor Alfredo passou por uma reforma que não causou nenhuma alteração drástica na estrutura que compõe o seu entorno. Portanto, o inciso VII do artigo 23 no capítulo II da Constituição Federal foi respeitado e a senhora não pode entrar com um pedido de remoção da obra.">
            <text:p>O sítio do senhor Alfredo passou por uma reforma que não causou nenhuma alteração drástica na estrutura que compõe o seu entorno. Portanto, o inciso VII do artigo 23 no capítulo II da Constituição Federal foi respeitado e a senhora não pode entrar com um pedido de remoção da obra.</text:p>
          </table:table-cell>
        </table:table-row>
        <table:table-row>
          <table:table-cell office:value-type="float" office:value="60">
            <text:p>60</text:p>
          </table:table-cell>
          <table:table-cell office:value-type="date" office:date-value="2021-10-16T00:00:00">
            <text:p>Sat Oct 16 00:00:00 2021</text:p>
          </table:table-cell>
          <table:table-cell office:value-type="string" office:value="Ainda não é possível entrar com um recurso contra a empresa realizadora do concurso que o senhor prestou. O inciso III, da seção I do capítulo VII da Constituição Federal, afirma que a validade do concurso público será de até dois anos, prorrogável uma vez, por igual período, portanto, ainda estamos dentro do prazo no qual o senhor pode ser convocado.">
            <text:p>Ainda não é possível entrar com um recurso contra a empresa realizadora do concurso que o senhor prestou. O inciso III, da seção I do capítulo VII da Constituição Federal, afirma que a validade do concurso público será de até dois anos, prorrogável uma vez, por igual período, portanto, ainda estamos dentro do prazo no qual o senhor pode ser convocado.</text:p>
          </table:table-cell>
        </table:table-row>
        <table:table-row>
          <table:table-cell office:value-type="float" office:value="61">
            <text:p>61</text:p>
          </table:table-cell>
          <table:table-cell office:value-type="date" office:date-value="2021-10-16T00:00:00">
            <text:p>Sat Oct 16 00:00:00 2021</text:p>
          </table:table-cell>
          <table:table-cell office:value-type="string" office:value="Conforme a Constituição Federal afirma na seção VII do capítulo III, o Superior Tribunal Militar é um órgão da Justiça Militar, por esse motivo não podemos fazer esse tipo de requisição na esfera civil.">
            <text:p>Conforme a Constituição Federal afirma na seção VII do capítulo III, o Superior Tribunal Militar é um órgão da Justiça Militar, por esse motivo não podemos fazer esse tipo de requisição na esfera civil.</text:p>
          </table:table-cell>
        </table:table-row>
        <table:table-row>
          <table:table-cell office:value-type="float" office:value="62">
            <text:p>62</text:p>
          </table:table-cell>
          <table:table-cell office:value-type="date" office:date-value="2021-10-16T00:00:00">
            <text:p>Sat Oct 16 00:00:00 2021</text:p>
          </table:table-cell>
          <table:table-cell office:value-type="string" office:value="A senhora Maria fará uma requisição à União sobre a taxação que está sendo aplicada ao produto que ela trouxe do Canadá, pois, segundo a Constituição Federal cabe a eles a instituição de impostos sobre esse tipo de produto.">
            <text:p>A senhora Maria fará uma requisição à União sobre a taxação que está sendo aplicada ao produto que ela trouxe do Canadá, pois, segundo a Constituição Federal cabe a eles a instituição de impostos sobre esse tipo de produto.</text:p>
          </table:table-cell>
        </table:table-row>
        <table:table-row>
          <table:table-cell office:value-type="float" office:value="63">
            <text:p>63</text:p>
          </table:table-cell>
          <table:table-cell office:value-type="date" office:date-value="2021-11-01T00:00:00">
            <text:p>Mon Nov  1 00:00:00 2021</text:p>
          </table:table-cell>
          <table:table-cell office:value-type="string" office:value="O senhor João irá fazer os envios dos documentos solicitados até o dia 19 de dezembro desse ano. Caso contrário, irá perder o prazo de entrada do processo para julgamento.">
            <text:p>O senhor João irá fazer os envios dos documentos solicitados até o dia 19 de dezembro desse ano. Caso contrário, irá perder o prazo de entrada do processo para julgamento.</text:p>
          </table:table-cell>
        </table:table-row>
        <table:table-row>
          <table:table-cell office:value-type="float" office:value="64">
            <text:p>64</text:p>
          </table:table-cell>
          <table:table-cell office:value-type="date" office:date-value="2021-11-01T00:00:00">
            <text:p>Mon Nov  1 00:00:00 2021</text:p>
          </table:table-cell>
          <table:table-cell office:value-type="string" office:value="Não poderei ir ao julgamento da senhora nessa sexta-feira. Minha assistente, aqui do escritório, irá lhe acompanhar e auxiliar no que for necessário para o andamento dessa fase. Não precisa ficar preocupada pois ela também é uma advogada experiente assim como eu.">
            <text:p>Não poderei ir ao julgamento da senhora nessa sexta-feira. Minha assistente, aqui do escritório, irá lhe acompanhar e auxiliar no que for necessário para o andamento dessa fase. Não precisa ficar preocupada pois ela também é uma advogada experiente assim como eu.</text:p>
          </table:table-cell>
        </table:table-row>
        <table:table-row>
          <table:table-cell office:value-type="float" office:value="65">
            <text:p>65</text:p>
          </table:table-cell>
          <table:table-cell office:value-type="date" office:date-value="2021-11-01T00:00:00">
            <text:p>Mon Nov  1 00:00:00 2021</text:p>
          </table:table-cell>
          <table:table-cell office:value-type="string" office:value="A delegacia é um local propenso a pegar casos que não serão bem remunerados, evite esse local sempre que possível.">
            <text:p>A delegacia é um local propenso a pegar casos que não serão bem remunerados, evite esse local sempre que possível.</text:p>
          </table:table-cell>
        </table:table-row>
      </table:table>
      <table:table table:name="5">
        <table:table-row>
          <table:table-cell office:value-type="string" office:value="id_base">
            <text:p>id_base</text:p>
          </table:table-cell>
          <table:table-cell office:value-type="float" office:value="5">
            <text:p>5</text:p>
          </table:table-cell>
        </table:table-row>
        <table:table-row>
          <table:table-cell office:value-type="string" office:value="area">
            <text:p>area</text:p>
          </table:table-cell>
          <table:table-cell office:value-type="string" office:value="dentista">
            <text:p>dentist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66">
            <text:p>66</text:p>
          </table:table-cell>
          <table:table-cell office:value-type="date" office:date-value="2021-09-15T00:00:00">
            <text:p>Wed Sep 15 00:00:00 2021</text:p>
          </table:table-cell>
          <table:table-cell office:value-type="string" office:value="O procedimento em seu dente será realizado na próxima quarta-feira dia 22 de setembro de 2021 as 14h00. A técnica a ser aplicada é a mais adequada para o seu caso e, portanto, não há razão para ficar preocupado nem nervoso.">
            <text:p>O procedimento em seu dente será realizado na próxima quarta-feira dia 22 de setembro de 2021 as 14h00. A técnica a ser aplicada é a mais adequada para o seu caso e, portanto, não há razão para ficar preocupado nem nervoso.</text:p>
          </table:table-cell>
        </table:table-row>
        <table:table-row>
          <table:table-cell office:value-type="float" office:value="67">
            <text:p>67</text:p>
          </table:table-cell>
          <table:table-cell office:value-type="date" office:date-value="2021-09-15T00:00:00">
            <text:p>Wed Sep 15 00:00:00 2021</text:p>
          </table:table-cell>
          <table:table-cell office:value-type="string" office:value="A técnica de inserção de enxerto é a que mais garante o crescimento adequado dos ossos na maxila no caso da sua exodontia. O material que vamos utilizar para isso possui a vantagem de ter uma boa aceitação em 95% dos pacientes em que realizamos esse procedimento, logo não há razão para que o senhor fique preocupado.">
            <text:p>A técnica de inserção de enxerto é a que mais garante o crescimento adequado dos ossos na maxila no caso da sua exodontia. O material que vamos utilizar para isso possui a vantagem de ter uma boa aceitação em 95% dos pacientes em que realizamos esse procedimento, logo não há razão para que o senhor fique preocupado.</text:p>
          </table:table-cell>
        </table:table-row>
        <table:table-row>
          <table:table-cell office:value-type="float" office:value="68">
            <text:p>68</text:p>
          </table:table-cell>
          <table:table-cell office:value-type="date" office:date-value="2021-09-15T00:00:00">
            <text:p>Wed Sep 15 00:00:00 2021</text:p>
          </table:table-cell>
          <table:table-cell office:value-type="string" office:value="A paciente que está sendo encaminha para você está preocupada se vamos utilizar a técnica menos invasiva para o tipo de procedimento que ela precisa se submeter. Por favor, explique em detalhes o que será feito para que ela se tranquilize.">
            <text:p>A paciente que está sendo encaminha para você está preocupada se vamos utilizar a técnica menos invasiva para o tipo de procedimento que ela precisa se submeter. Por favor, explique em detalhes o que será feito para que ela se tranquilize.</text:p>
          </table:table-cell>
        </table:table-row>
        <table:table-row>
          <table:table-cell office:value-type="float" office:value="69">
            <text:p>69</text:p>
          </table:table-cell>
          <table:table-cell office:value-type="date" office:date-value="2021-09-15T00:00:00">
            <text:p>Wed Sep 15 00:00:00 2021</text:p>
          </table:table-cell>
          <table:table-cell office:value-type="string" office:value="O dentista que trabalhou comigo, na última clínica em que eu atendia, explicou que as técnicas de ortodontia utilizadas podem causar micro ranhuras na estrutura interna dos dentes. Isso ele leu em um artigo publicado no Instituto de Física da Universidade de São Paulo.">
            <text:p>O dentista que trabalhou comigo, na última clínica em que eu atendia, explicou que as técnicas de ortodontia utilizadas podem causar micro ranhuras na estrutura interna dos dentes. Isso ele leu em um artigo publicado no Instituto de Física da Universidade de São Paulo.</text:p>
          </table:table-cell>
        </table:table-row>
        <table:table-row>
          <table:table-cell office:value-type="float" office:value="70">
            <text:p>70</text:p>
          </table:table-cell>
          <table:table-cell office:value-type="date" office:date-value="2021-09-15T00:00:00">
            <text:p>Wed Sep 15 00:00:00 2021</text:p>
          </table:table-cell>
          <table:table-cell office:value-type="string" office:value="A senhora não deve ficar preocupada com isso, a técnica de implantação de amálgama não está sendo mais utilizada em obturações. O material que iremos utilizar é um tipo de resina que se assemelha muito ao dente.">
            <text:p>A senhora não deve ficar preocupada com isso, a técnica de implantação de amálgama não está sendo mais utilizada em obturações. O material que iremos utilizar é um tipo de resina que se assemelha muito ao dente.</text:p>
          </table:table-cell>
        </table:table-row>
        <table:table-row>
          <table:table-cell office:value-type="float" office:value="71">
            <text:p>71</text:p>
          </table:table-cell>
          <table:table-cell office:value-type="date" office:date-value="2021-09-07T00:00:00">
            <text:p>Tue Sep  7 00:00:00 2021</text:p>
          </table:table-cell>
          <table:table-cell office:value-type="string" office:value="O material para a cirurgia que tenho marcada para a próxima terça-feira dia 14 de setembro ainda não foi entregue. Solicito uma prioridade no envio desse material para que o paciente não saia prejudicado com um reagendamento.">
            <text:p>O material para a cirurgia que tenho marcada para a próxima terça-feira dia 14 de setembro ainda não foi entregue. Solicito uma prioridade no envio desse material para que o paciente não saia prejudicado com um reagendamento.</text:p>
          </table:table-cell>
        </table:table-row>
        <table:table-row>
          <table:table-cell office:value-type="float" office:value="72">
            <text:p>72</text:p>
          </table:table-cell>
          <table:table-cell office:value-type="date" office:date-value="2021-09-07T00:00:00">
            <text:p>Tue Sep  7 00:00:00 2021</text:p>
          </table:table-cell>
          <table:table-cell office:value-type="string" office:value="O atestado médico que redigi deve ser escaneado e entregue ainda hoje para a paciente que eu atendi no período da manhã das 09h00 as 10h30.">
            <text:p>O atestado médico que redigi deve ser escaneado e entregue ainda hoje para a paciente que eu atendi no período da manhã das 09h00 as 10h30.</text:p>
          </table:table-cell>
        </table:table-row>
        <table:table-row>
          <table:table-cell office:value-type="float" office:value="73">
            <text:p>73</text:p>
          </table:table-cell>
          <table:table-cell office:value-type="date" office:date-value="2021-09-07T00:00:00">
            <text:p>Tue Sep  7 00:00:00 2021</text:p>
          </table:table-cell>
          <table:table-cell office:value-type="string" office:value="Para essas situações de dores não ocasionadas é recomendado tomar um comprimido de analgésico somente nos casos aonde a dor persista por mais de 4 horas ininterruptas.">
            <text:p>Para essas situações de dores não ocasionadas é recomendado tomar um comprimido de analgésico somente nos casos aonde a dor persista por mais de 4 horas ininterruptas.</text:p>
          </table:table-cell>
        </table:table-row>
        <table:table-row>
          <table:table-cell office:value-type="float" office:value="74">
            <text:p>74</text:p>
          </table:table-cell>
          <table:table-cell office:value-type="date" office:date-value="2021-09-01T00:00:00">
            <text:p>Wed Sep  1 00:00:00 2021</text:p>
          </table:table-cell>
          <table:table-cell office:value-type="string" office:value="A clínica não abrirá na segunda-feira véspera do feriado do dia 7 de setembro. A senhora deve solicitar à recepcionista um horário a partir do dia 8. Muito obrigado.">
            <text:p>A clínica não abrirá na segunda-feira véspera do feriado do dia 7 de setembro. A senhora deve solicitar à recepcionista um horário a partir do dia 8. Muito obrigado.</text:p>
          </table:table-cell>
        </table:table-row>
        <table:table-row>
          <table:table-cell office:value-type="float" office:value="75">
            <text:p>75</text:p>
          </table:table-cell>
          <table:table-cell office:value-type="date" office:date-value="2021-09-01T00:00:00">
            <text:p>Wed Sep  1 00:00:00 2021</text:p>
          </table:table-cell>
          <table:table-cell office:value-type="string" office:value="A clínica está tomando todos os cuidados cabíveis no atendimento aos pacientes durante esse período de pandemia. Seguimos todos os procedimentos recomendados pelos órgãos de saúde responsáveis. A senhora pode vir fazer sua consulta sem nenhuma preocupação.">
            <text:p>A clínica está tomando todos os cuidados cabíveis no atendimento aos pacientes durante esse período de pandemia. Seguimos todos os procedimentos recomendados pelos órgãos de saúde responsáveis. A senhora pode vir fazer sua consulta sem nenhuma preocupação.</text:p>
          </table:table-cell>
        </table:table-row>
        <table:table-row>
          <table:table-cell office:value-type="float" office:value="76">
            <text:p>76</text:p>
          </table:table-cell>
          <table:table-cell office:value-type="date" office:date-value="2021-09-01T00:00:00">
            <text:p>Wed Sep  1 00:00:00 2021</text:p>
          </table:table-cell>
          <table:table-cell office:value-type="string" office:value="Um remédio contra dor sempre é aconselhável quando uma extração dos sisos é realizada em pessoas dessa idade.">
            <text:p>Um remédio contra dor sempre é aconselhável quando uma extração dos sisos é realizada em pessoas dessa idade.</text:p>
          </table:table-cell>
        </table:table-row>
      </table:table>
      <table:table table:name="6">
        <table:table-row>
          <table:table-cell office:value-type="string" office:value="id_base">
            <text:p>id_base</text:p>
          </table:table-cell>
          <table:table-cell office:value-type="float" office:value="6">
            <text:p>6</text:p>
          </table:table-cell>
        </table:table-row>
        <table:table-row>
          <table:table-cell office:value-type="string" office:value="area">
            <text:p>area</text:p>
          </table:table-cell>
          <table:table-cell office:value-type="string" office:value="personal trainer">
            <text:p>personal trainer</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77">
            <text:p>77</text:p>
          </table:table-cell>
          <table:table-cell office:value-type="date" office:date-value="2021-09-06T00:00:00">
            <text:p>Mon Sep  6 00:00:00 2021</text:p>
          </table:table-cell>
          <table:table-cell office:value-type="string" office:value="Os exercícios que foram feitos na semana passada, aparentemente, exigiram muito da sua capacidade física. Nessa semana, seu treino será trocado para que isso não ocorra novamente.">
            <text:p>Os exercícios que foram feitos na semana passada, aparentemente, exigiram muito da sua capacidade física. Nessa semana, seu treino será trocado para que isso não ocorra novamente.</text:p>
          </table:table-cell>
        </table:table-row>
        <table:table-row>
          <table:table-cell office:value-type="float" office:value="78">
            <text:p>78</text:p>
          </table:table-cell>
          <table:table-cell office:value-type="date" office:date-value="2021-09-06T00:00:00">
            <text:p>Mon Sep  6 00:00:00 2021</text:p>
          </table:table-cell>
          <table:table-cell office:value-type="string" office:value="Seu parceiro de treino me informou que não poderá treinar amanhã pois torceu o tornozelo jogando futebol durante o final de semana. Para que a sua capacidade física não sofra reduções por causa da falta de treino, irei programar para que outra pessoa treine com você.">
            <text:p>Seu parceiro de treino me informou que não poderá treinar amanhã pois torceu o tornozelo jogando futebol durante o final de semana. Para que a sua capacidade física não sofra reduções por causa da falta de treino, irei programar para que outra pessoa treine com você.</text:p>
          </table:table-cell>
        </table:table-row>
        <table:table-row>
          <table:table-cell office:value-type="float" office:value="79">
            <text:p>79</text:p>
          </table:table-cell>
          <table:table-cell office:value-type="date" office:date-value="2021-09-06T00:00:00">
            <text:p>Mon Sep  6 00:00:00 2021</text:p>
          </table:table-cell>
          <table:table-cell office:value-type="string" office:value="Sua capacidade física será averiguada na próxima aula, dia 10 de setembro, com base em alguns testes. Somente após essa etapa seu treino poderá ser esquematizado para os objetivos que você me informou quando conversamos da última vez.">
            <text:p>Sua capacidade física será averiguada na próxima aula, dia 10 de setembro, com base em alguns testes. Somente após essa etapa seu treino poderá ser esquematizado para os objetivos que você me informou quando conversamos da última vez.</text:p>
          </table:table-cell>
        </table:table-row>
        <table:table-row>
          <table:table-cell office:value-type="float" office:value="80">
            <text:p>80</text:p>
          </table:table-cell>
          <table:table-cell office:value-type="date" office:date-value="2021-09-06T00:00:00">
            <text:p>Mon Sep  6 00:00:00 2021</text:p>
          </table:table-cell>
          <table:table-cell office:value-type="string" office:value="O resultado da sua avaliação de capacidade física indicou um início de sedentarismo. Iremos começar com treinos leves para que seu corpo adquira o mínimo de resistência, depois disso poderemos começar a buscar seu real objetivo que é a perda de peso.">
            <text:p>O resultado da sua avaliação de capacidade física indicou um início de sedentarismo. Iremos começar com treinos leves para que seu corpo adquira o mínimo de resistência, depois disso poderemos começar a buscar seu real objetivo que é a perda de peso.</text:p>
          </table:table-cell>
        </table:table-row>
        <table:table-row>
          <table:table-cell office:value-type="float" office:value="81">
            <text:p>81</text:p>
          </table:table-cell>
          <table:table-cell office:value-type="date" office:date-value="2021-09-06T00:00:00">
            <text:p>Mon Sep  6 00:00:00 2021</text:p>
          </table:table-cell>
          <table:table-cell office:value-type="string" office:value="Nas próximas duas semanas estarei fora da cidade para competir em um evento de Cross Fit, para que sua capacidade física permaneça a mesma durante esse período, estou solicitando à um colega que me substitua em suas aulas. Peço desculpas pelo inconveniente.">
            <text:p>Nas próximas duas semanas estarei fora da cidade para competir em um evento de Cross Fit, para que sua capacidade física permaneça a mesma durante esse período, estou solicitando à um colega que me substitua em suas aulas. Peço desculpas pelo inconveniente.</text:p>
          </table:table-cell>
        </table:table-row>
        <table:table-row>
          <table:table-cell office:value-type="float" office:value="82">
            <text:p>82</text:p>
          </table:table-cell>
          <table:table-cell office:value-type="date" office:date-value="2021-09-06T00:00:00">
            <text:p>Mon Sep  6 00:00:00 2021</text:p>
          </table:table-cell>
          <table:table-cell office:value-type="string" office:value="Para esse tipo de exercício que você está sugerindo é necessário um pouco mais de força da que você tem apresentado nos treinos. Assim que perceber uma evolução do seu desempenho, adicionaremos ele ao seu treino.">
            <text:p>Para esse tipo de exercício que você está sugerindo é necessário um pouco mais de força da que você tem apresentado nos treinos. Assim que perceber uma evolução do seu desempenho, adicionaremos ele ao seu treino.</text:p>
          </table:table-cell>
        </table:table-row>
        <table:table-row>
          <table:table-cell office:value-type="float" office:value="83">
            <text:p>83</text:p>
          </table:table-cell>
          <table:table-cell office:value-type="date" office:date-value="2021-09-15T00:00:00">
            <text:p>Wed Sep 15 00:00:00 2021</text:p>
          </table:table-cell>
          <table:table-cell office:value-type="string" office:value="Por favor trazer a sapatilha de corrida na próxima aula do dia 20 de setembro. Todos os alunos vão percorrer uma distância de 3km durante o aquecimento.">
            <text:p>Por favor trazer a sapatilha de corrida na próxima aula do dia 20 de setembro. Todos os alunos vão percorrer uma distância de 3km durante o aquecimento.</text:p>
          </table:table-cell>
        </table:table-row>
        <table:table-row>
          <table:table-cell office:value-type="float" office:value="84">
            <text:p>84</text:p>
          </table:table-cell>
          <table:table-cell office:value-type="date" office:date-value="2021-11-05T00:00:00">
            <text:p>Fri Nov  5 00:00:00 2021</text:p>
          </table:table-cell>
          <table:table-cell office:value-type="string" office:value="A Joana da turma da manhã irá fazer uma caminhada com os alunos dela para a fazenda de Itupeva, lá existe uma área ótima para exercícios de resistência. Sugiro que no dia 24 de novembro você faça a aula na turma dela.">
            <text:p>A Joana da turma da manhã irá fazer uma caminhada com os alunos dela para a fazenda de Itupeva, lá existe uma área ótima para exercícios de resistência. Sugiro que no dia 24 de novembro você faça a aula na turma dela.</text:p>
          </table:table-cell>
        </table:table-row>
        <table:table-row>
          <table:table-cell office:value-type="float" office:value="85">
            <text:p>85</text:p>
          </table:table-cell>
          <table:table-cell office:value-type="date" office:date-value="2021-09-01T00:00:00">
            <text:p>Wed Sep  1 00:00:00 2021</text:p>
          </table:table-cell>
          <table:table-cell office:value-type="string" office:value="A turma de dança irá fazer um baile no próximo final de semana e todos da academia estão convidados. Será no dia 18 de setembro de 2021 das 19h00 até as 00h00, nenhuma cobrança adicional será feita, basta comparecer.">
            <text:p>A turma de dança irá fazer um baile no próximo final de semana e todos da academia estão convidados. Será no dia 18 de setembro de 2021 das 19h00 até as 00h00, nenhuma cobrança adicional será feita, basta comparecer.</text:p>
          </table:table-cell>
        </table:table-row>
        <table:table-row>
          <table:table-cell office:value-type="float" office:value="86">
            <text:p>86</text:p>
          </table:table-cell>
          <table:table-cell office:value-type="date" office:date-value="2021-09-01T00:00:00">
            <text:p>Wed Sep  1 00:00:00 2021</text:p>
          </table:table-cell>
          <table:table-cell office:value-type="string" office:value="A equipe de caratê irá fazer uma apresentação no dia 25 de setembro. Serão realizados 5 combates de até 3 rounds cada e a entrada é livre.">
            <text:p>A equipe de caratê irá fazer uma apresentação no dia 25 de setembro. Serão realizados 5 combates de até 3 rounds cada e a entrada é livre.</text:p>
          </table:table-cell>
        </table:table-row>
        <table:table-row>
          <table:table-cell office:value-type="float" office:value="87">
            <text:p>87</text:p>
          </table:table-cell>
          <table:table-cell office:value-type="date" office:date-value="2021-09-01T00:00:00">
            <text:p>Wed Sep  1 00:00:00 2021</text:p>
          </table:table-cell>
          <table:table-cell office:value-type="string" office:value="O horário de treino ideal para esse biotipo é no período noturno, faça um agendamento para o final dessa semana.">
            <text:p>O horário de treino ideal para esse biotipo é no período noturno, faça um agendamento para o final dessa semana.</text:p>
          </table:table-cell>
        </table:table-row>
      </table:table>
      <table:table table:name="7">
        <table:table-row>
          <table:table-cell office:value-type="string" office:value="id_base">
            <text:p>id_base</text:p>
          </table:table-cell>
          <table:table-cell office:value-type="float" office:value="7">
            <text:p>7</text:p>
          </table:table-cell>
        </table:table-row>
        <table:table-row>
          <table:table-cell office:value-type="string" office:value="area">
            <text:p>area</text:p>
          </table:table-cell>
          <table:table-cell office:value-type="string" office:value="funeraria">
            <text:p>funerari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88">
            <text:p>88</text:p>
          </table:table-cell>
          <table:table-cell office:value-type="date" office:date-value="2021-10-12T00:00:00">
            <text:p>Tue Oct 12 00:00:00 2021</text:p>
          </table:table-cell>
          <table:table-cell office:value-type="string" office:value="O velório será realizado no cemitério da Vila Nova Conceição no dia 13 de outubro as 10h00, pois o finado possui um jazigo com outros 5 familiares enterrados lá.">
            <text:p>O velório será realizado no cemitério da Vila Nova Conceição no dia 13 de outubro as 10h00, pois o finado possui um jazigo com outros 5 familiares enterrados lá.</text:p>
          </table:table-cell>
        </table:table-row>
        <table:table-row>
          <table:table-cell office:value-type="float" office:value="89">
            <text:p>89</text:p>
          </table:table-cell>
          <table:table-cell office:value-type="date" office:date-value="2021-10-12T00:00:00">
            <text:p>Tue Oct 12 00:00:00 2021</text:p>
          </table:table-cell>
          <table:table-cell office:value-type="string" office:value="A família que nos contratou solicitou a compra de uma bandeira do São Paulo Futebol Clube, pois o finado possuía o desejo de ser enterrado com a bandeira do seu time de coração.">
            <text:p>A família que nos contratou solicitou a compra de uma bandeira do São Paulo Futebol Clube, pois o finado possuía o desejo de ser enterrado com a bandeira do seu time de coração.</text:p>
          </table:table-cell>
        </table:table-row>
        <table:table-row>
          <table:table-cell office:value-type="float" office:value="90">
            <text:p>90</text:p>
          </table:table-cell>
          <table:table-cell office:value-type="date" office:date-value="2021-10-12T00:00:00">
            <text:p>Tue Oct 12 00:00:00 2021</text:p>
          </table:table-cell>
          <table:table-cell office:value-type="string" office:value="O finado possuía mais de 150kg antes de falecer por isso será necessário fabricarmos um caixão de acordo com o procedimento A1.">
            <text:p>O finado possuía mais de 150kg antes de falecer por isso será necessário fabricarmos um caixão de acordo com o procedimento A1.</text:p>
          </table:table-cell>
        </table:table-row>
        <table:table-row>
          <table:table-cell office:value-type="float" office:value="91">
            <text:p>91</text:p>
          </table:table-cell>
          <table:table-cell office:value-type="date" office:date-value="2021-10-12T00:00:00">
            <text:p>Tue Oct 12 00:00:00 2021</text:p>
          </table:table-cell>
          <table:table-cell office:value-type="string" office:value="A família do finado solicitou que não utilizássemos flores na decoração pois o mesmo era alérgico a elas em vida.">
            <text:p>A família do finado solicitou que não utilizássemos flores na decoração pois o mesmo era alérgico a elas em vida.</text:p>
          </table:table-cell>
        </table:table-row>
        <table:table-row>
          <table:table-cell office:value-type="float" office:value="92">
            <text:p>92</text:p>
          </table:table-cell>
          <table:table-cell office:value-type="date" office:date-value="2021-10-12T00:00:00">
            <text:p>Tue Oct 12 00:00:00 2021</text:p>
          </table:table-cell>
          <table:table-cell office:value-type="string" office:value="Boa tarde senhora Maria, o finado pode ter sido um apreciador de música sertaneja, porém, nesse cemitério não é permitido tocar música durante o velório.">
            <text:p>Boa tarde senhora Maria, o finado pode ter sido um apreciador de música sertaneja, porém, nesse cemitério não é permitido tocar música durante o velório.</text:p>
          </table:table-cell>
        </table:table-row>
        <table:table-row>
          <table:table-cell office:value-type="float" office:value="93">
            <text:p>93</text:p>
          </table:table-cell>
          <table:table-cell office:value-type="date" office:date-value="2021-10-12T00:00:00">
            <text:p>Tue Oct 12 00:00:00 2021</text:p>
          </table:table-cell>
          <table:table-cell office:value-type="string" office:value="Durante esse período de pandemia a permanência de mais de 5 pessoas no velório não é permitida, além disso o caixão só pode ficar por 10 minutos com os familiares antes de ser sepultado.">
            <text:p>Durante esse período de pandemia a permanência de mais de 5 pessoas no velório não é permitida, além disso o caixão só pode ficar por 10 minutos com os familiares antes de ser sepultado.</text:p>
          </table:table-cell>
        </table:table-row>
        <table:table-row>
          <table:table-cell office:value-type="float" office:value="94">
            <text:p>94</text:p>
          </table:table-cell>
          <table:table-cell office:value-type="date" office:date-value="2021-10-31T00:00:00">
            <text:p>Sun Oct 31 00:00:00 2021</text:p>
          </table:table-cell>
          <table:table-cell office:value-type="string" office:value="Nossa funerária não trabalha com cremação de corpos. Podemos cuidar de toda a parte da cerimônia até o momento da cremação. Caso opte por esse serviço, favor realizar o depósito até o dia 02 de novembro.">
            <text:p>Nossa funerária não trabalha com cremação de corpos. Podemos cuidar de toda a parte da cerimônia até o momento da cremação. Caso opte por esse serviço, favor realizar o depósito até o dia 02 de novembro.</text:p>
          </table:table-cell>
        </table:table-row>
        <table:table-row>
          <table:table-cell office:value-type="float" office:value="95">
            <text:p>95</text:p>
          </table:table-cell>
          <table:table-cell office:value-type="date" office:date-value="2021-10-31T00:00:00">
            <text:p>Sun Oct 31 00:00:00 2021</text:p>
          </table:table-cell>
          <table:table-cell office:value-type="string" office:value="Alguns caixões estão sendo enviados para o cemitério sem a lacração mais adequada para os casos onde a causa morte foi COVID-19. Será feita uma auditoria em todo nosso processo para que isso não ocorra novamente.">
            <text:p>Alguns caixões estão sendo enviados para o cemitério sem a lacração mais adequada para os casos onde a causa morte foi COVID-19. Será feita uma auditoria em todo nosso processo para que isso não ocorra novamente.</text:p>
          </table:table-cell>
        </table:table-row>
        <table:table-row>
          <table:table-cell office:value-type="float" office:value="96">
            <text:p>96</text:p>
          </table:table-cell>
          <table:table-cell office:value-type="date" office:date-value="2021-10-31T00:00:00">
            <text:p>Sun Oct 31 00:00:00 2021</text:p>
          </table:table-cell>
          <table:table-cell office:value-type="string" office:value="O corpo permanece enterrado nesse cemitério por no máximo 10 anos na sepultura, em seguida ele é transferido para o ossário onde fica por prazo indeterminado. Podemos providenciar uma lista com cemitérios que possuam outros prazos.">
            <text:p>O corpo permanece enterrado nesse cemitério por no máximo 10 anos na sepultura, em seguida ele é transferido para o ossário onde fica por prazo indeterminado. Podemos providenciar uma lista com cemitérios que possuam outros prazos.</text:p>
          </table:table-cell>
        </table:table-row>
        <table:table-row>
          <table:table-cell office:value-type="float" office:value="97">
            <text:p>97</text:p>
          </table:table-cell>
          <table:table-cell office:value-type="date" office:date-value="2021-10-31T00:00:00">
            <text:p>Sun Oct 31 00:00:00 2021</text:p>
          </table:table-cell>
          <table:table-cell office:value-type="string" office:value="O finado é embalsamado antes de ser sepultado, por causa disso a aparência do corpo durante o velório é de como se estivesse dormindo. A senhora não precisa ficar preocupada com relação à isso.">
            <text:p>O finado é embalsamado antes de ser sepultado, por causa disso a aparência do corpo durante o velório é de como se estivesse dormindo. A senhora não precisa ficar preocupada com relação à isso.</text:p>
          </table:table-cell>
        </table:table-row>
        <table:table-row>
          <table:table-cell office:value-type="float" office:value="98">
            <text:p>98</text:p>
          </table:table-cell>
          <table:table-cell office:value-type="date" office:date-value="2021-11-02T00:00:00">
            <text:p>Tue Nov  2 00:00:00 2021</text:p>
          </table:table-cell>
          <table:table-cell office:value-type="string" office:value="O crematório da Vila Alpina nunca faz objeções quanto à forma de pagamento escolhida pelas famílias, pois em geral as famílias nunca estão preparadas para esse tipo de situação.">
            <text:p>O crematório da Vila Alpina nunca faz objeções quanto à forma de pagamento escolhida pelas famílias, pois em geral as famílias nunca estão preparadas para esse tipo de situação.</text:p>
          </table:table-cell>
        </table:table-row>
      </table:table>
      <table:table table:name="8">
        <table:table-row>
          <table:table-cell office:value-type="string" office:value="id_base">
            <text:p>id_base</text:p>
          </table:table-cell>
          <table:table-cell office:value-type="float" office:value="8">
            <text:p>8</text:p>
          </table:table-cell>
        </table:table-row>
        <table:table-row>
          <table:table-cell office:value-type="string" office:value="area">
            <text:p>area</text:p>
          </table:table-cell>
          <table:table-cell office:value-type="string" office:value="tecnologia da informacao">
            <text:p>tecnologia da informaca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99">
            <text:p>99</text:p>
          </table:table-cell>
          <table:table-cell office:value-type="date" office:date-value="2021-09-15T00:00:00">
            <text:p>Wed Sep 15 00:00:00 2021</text:p>
          </table:table-cell>
          <table:table-cell office:value-type="string" office:value="O departamento de RH solicitou a troca da impressora de jato de tinta do departamento deles. O chamado possui um prazo de conclusão com término no dia 20 de setembro. Porém, preciso que esse serviço seja concluído hoje pois vou precisar da sua ajuda amanhã em uma atualização do nosso sistema.">
            <text:p>O departamento de RH solicitou a troca da impressora de jato de tinta do departamento deles. O chamado possui um prazo de conclusão com término no dia 20 de setembro. Porém, preciso que esse serviço seja concluído hoje pois vou precisar da sua ajuda amanhã em uma atualização do nosso sistema.</text:p>
          </table:table-cell>
        </table:table-row>
        <table:table-row>
          <table:table-cell office:value-type="float" office:value="100">
            <text:p>100</text:p>
          </table:table-cell>
          <table:table-cell office:value-type="date" office:date-value="2021-09-22T00:00:00">
            <text:p>Wed Sep 22 00:00:00 2021</text:p>
          </table:table-cell>
          <table:table-cell office:value-type="string" office:value="Um chamado foi aberto pelo departamento de vendas nessa segunda-feira para verificar o que está acontecendo com o sistema deles desde a semana anterior. Nosso foco essa semana será resolver esse problema que está fazendo nossa receita reduzir consideravelmente.">
            <text:p>Um chamado foi aberto pelo departamento de vendas nessa segunda-feira para verificar o que está acontecendo com o sistema deles desde a semana anterior. Nosso foco essa semana será resolver esse problema que está fazendo nossa receita reduzir consideravelmente.</text:p>
          </table:table-cell>
        </table:table-row>
        <table:table-row>
          <table:table-cell office:value-type="float" office:value="101">
            <text:p>101</text:p>
          </table:table-cell>
          <table:table-cell office:value-type="date" office:date-value="2021-09-15T00:00:00">
            <text:p>Wed Sep 15 00:00:00 2021</text:p>
          </table:table-cell>
          <table:table-cell office:value-type="string" office:value="Um chamado que encontra-se em aberto, desde a segunda-feira passada dia 13 de setembro, ainda não foi resolvido no departamento de Marketing. Favor verificar qual está sendo o problema em finalizar a instalação de uma nova placa de memória em uma das máquinas deles.">
            <text:p>Um chamado que encontra-se em aberto, desde a segunda-feira passada dia 13 de setembro, ainda não foi resolvido no departamento de Marketing. Favor verificar qual está sendo o problema em finalizar a instalação de uma nova placa de memória em uma das máquinas deles.</text:p>
          </table:table-cell>
        </table:table-row>
        <table:table-row>
          <table:table-cell office:value-type="float" office:value="102">
            <text:p>102</text:p>
          </table:table-cell>
          <table:table-cell office:value-type="date" office:date-value="2021-09-16T00:00:00">
            <text:p>Thu Sep 16 00:00:00 2021</text:p>
          </table:table-cell>
          <table:table-cell office:value-type="string" office:value="O chamado da Gerência Técnica aberto nessa segunda-feira dia 13 de setembro, necessita de aprovação do diretor da área pelo fato de permitir acesso irrestrito à internet no departamento deles.">
            <text:p>O chamado da Gerência Técnica aberto nessa segunda-feira dia 13 de setembro, necessita de aprovação do diretor da área pelo fato de permitir acesso irrestrito à internet no departamento deles.</text:p>
          </table:table-cell>
        </table:table-row>
        <table:table-row>
          <table:table-cell office:value-type="float" office:value="103">
            <text:p>103</text:p>
          </table:table-cell>
          <table:table-cell office:value-type="date" office:date-value="2021-01-15T00:00:00">
            <text:p>Fri Jan 15 00:00:00 2021</text:p>
          </table:table-cell>
          <table:table-cell office:value-type="string" office:value="Existe um chamado que foi fechado no sistema antes de ser solucionado, porque, houve um erro no processo de update do banco de dados no dia 01 de janeiro desse ano. Verifique junto ao setor contábil o que pode ser feito para que encerremos essa situação.">
            <text:p>Existe um chamado que foi fechado no sistema antes de ser solucionado, porque, houve um erro no processo de update do banco de dados no dia 01 de janeiro desse ano. Verifique junto ao setor contábil o que pode ser feito para que encerremos essa situação.</text:p>
          </table:table-cell>
        </table:table-row>
        <table:table-row>
          <table:table-cell office:value-type="float" office:value="104">
            <text:p>104</text:p>
          </table:table-cell>
          <table:table-cell office:value-type="date" office:date-value="2021-09-15T00:00:00">
            <text:p>Wed Sep 15 00:00:00 2021</text:p>
          </table:table-cell>
          <table:table-cell office:value-type="string" office:value="Um novo sistema de gestão de demandas está com o início do desenvolvimento previsto para a segunda semana de outubro. É necessário fazer a contratação de novos auxiliares para que possamos dar conta dos chamados diários que recebemos.">
            <text:p>Um novo sistema de gestão de demandas está com o início do desenvolvimento previsto para a segunda semana de outubro. É necessário fazer a contratação de novos auxiliares para que possamos dar conta dos chamados diários que recebemos.</text:p>
          </table:table-cell>
        </table:table-row>
        <table:table-row>
          <table:table-cell office:value-type="float" office:value="105">
            <text:p>105</text:p>
          </table:table-cell>
          <table:table-cell office:value-type="date" office:date-value="2021-09-15T00:00:00">
            <text:p>Wed Sep 15 00:00:00 2021</text:p>
          </table:table-cell>
          <table:table-cell office:value-type="string" office:value="A versão do Linux deve ser atualizada para que esse tipo de erro não ocorra novamente. Siga os passos descritos no tutorial que segue em anexo.">
            <text:p>A versão do Linux deve ser atualizada para que esse tipo de erro não ocorra novamente. Siga os passos descritos no tutorial que segue em anexo.</text:p>
          </table:table-cell>
        </table:table-row>
        <table:table-row>
          <table:table-cell office:value-type="float" office:value="106">
            <text:p>106</text:p>
          </table:table-cell>
          <table:table-cell office:value-type="date" office:date-value="2021-09-15T00:00:00">
            <text:p>Wed Sep 15 00:00:00 2021</text:p>
          </table:table-cell>
          <table:table-cell office:value-type="string" office:value="A Microsoft não dará mais suporte para o Excel 2010 a partir desse ano. É necessário que a gerência de vocês atualize para a versão 2016 o quanto antes.">
            <text:p>A Microsoft não dará mais suporte para o Excel 2010 a partir desse ano. É necessário que a gerência de vocês atualize para a versão 2016 o quanto antes.</text:p>
          </table:table-cell>
        </table:table-row>
        <table:table-row>
          <table:table-cell office:value-type="float" office:value="107">
            <text:p>107</text:p>
          </table:table-cell>
          <table:table-cell office:value-type="date" office:date-value="2021-02-24T00:00:00">
            <text:p>Wed Feb 24 00:00:00 2021</text:p>
          </table:table-cell>
          <table:table-cell office:value-type="string" office:value="O chamado do departamento jurídico do dia 22 de fevereiro foi finalizado com um elogio, pelo fato de ter sido resolvido rapidamente. Esse tipo de ação merece o reconhecimento de todos da equipe, parabéns.">
            <text:p>O chamado do departamento jurídico do dia 22 de fevereiro foi finalizado com um elogio, pelo fato de ter sido resolvido rapidamente. Esse tipo de ação merece o reconhecimento de todos da equipe, parabéns.</text:p>
          </table:table-cell>
        </table:table-row>
        <table:table-row>
          <table:table-cell office:value-type="float" office:value="108">
            <text:p>108</text:p>
          </table:table-cell>
          <table:table-cell office:value-type="date" office:date-value="2021-02-24T00:00:00">
            <text:p>Wed Feb 24 00:00:00 2021</text:p>
          </table:table-cell>
          <table:table-cell office:value-type="string" office:value="Na próxima semana o diretor de nossa área estará ausente pois vai apresentar as ferramentas que desenvolvemos internamente em uma feira de Inovações Tecnológicas.">
            <text:p>Na próxima semana o diretor de nossa área estará ausente pois vai apresentar as ferramentas que desenvolvemos internamente em uma feira de Inovações Tecnológicas.</text:p>
          </table:table-cell>
        </table:table-row>
        <table:table-row>
          <table:table-cell office:value-type="float" office:value="109">
            <text:p>109</text:p>
          </table:table-cell>
          <table:table-cell office:value-type="date" office:date-value="2021-02-25T00:00:00">
            <text:p>Thu Feb 25 00:00:00 2021</text:p>
          </table:table-cell>
          <table:table-cell office:value-type="string" office:value="A área de finanças sempre apresenta problemas de processamento no servidor deles durante o período noturno, será necessário criar uma rotina de processamento de log para eles.">
            <text:p>A área de finanças sempre apresenta problemas de processamento no servidor deles durante o período noturno, será necessário criar uma rotina de processamento de log para eles.</text:p>
          </table:table-cell>
        </table:table-row>
      </table:table>
      <table:table table:name="9">
        <table:table-row>
          <table:table-cell office:value-type="string" office:value="id_base">
            <text:p>id_base</text:p>
          </table:table-cell>
          <table:table-cell office:value-type="float" office:value="9">
            <text:p>9</text:p>
          </table:table-cell>
        </table:table-row>
        <table:table-row>
          <table:table-cell office:value-type="string" office:value="area">
            <text:p>area</text:p>
          </table:table-cell>
          <table:table-cell office:value-type="string" office:value="policial">
            <text:p>policial</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10">
            <text:p>110</text:p>
          </table:table-cell>
          <table:table-cell office:value-type="date" office:date-value="2021-09-15T00:00:00">
            <text:p>Wed Sep 15 00:00:00 2021</text:p>
          </table:table-cell>
          <table:table-cell office:value-type="string" office:value="O teste balístico será conduzido na próxima quarta-feira dia 22 de setembro para confirmar o cenário descrito no relatório da investigação.">
            <text:p>O teste balístico será conduzido na próxima quarta-feira dia 22 de setembro para confirmar o cenário descrito no relatório da investigação.</text:p>
          </table:table-cell>
        </table:table-row>
        <table:table-row>
          <table:table-cell office:value-type="float" office:value="111">
            <text:p>111</text:p>
          </table:table-cell>
          <table:table-cell office:value-type="date" office:date-value="2021-09-15T00:00:00">
            <text:p>Wed Sep 15 00:00:00 2021</text:p>
          </table:table-cell>
          <table:table-cell office:value-type="string" office:value="A investigação sobre o desaparecimento da esposa do queixante será iniciada amanhã as 14h00, porque esse é o horário mínimo que a equipe de busca deve chegar ao local, aonde a mesma foi vista com vida pela última vez, de acordo com os nossos procedimentos.">
            <text:p>A investigação sobre o desaparecimento da esposa do queixante será iniciada amanhã as 14h00, porque esse é o horário mínimo que a equipe de busca deve chegar ao local, aonde a mesma foi vista com vida pela última vez, de acordo com os nossos procedimentos.</text:p>
          </table:table-cell>
        </table:table-row>
        <table:table-row>
          <table:table-cell office:value-type="float" office:value="112">
            <text:p>112</text:p>
          </table:table-cell>
          <table:table-cell office:value-type="date" office:date-value="2021-09-15T00:00:00">
            <text:p>Wed Sep 15 00:00:00 2021</text:p>
          </table:table-cell>
          <table:table-cell office:value-type="string" office:value="Nenhuma investigação pode ser iniciada sem a expressa autorização do delegado regional. A autorização costuma levar uma hora para ser enviada, solicito aguardar esse prazo.">
            <text:p>Nenhuma investigação pode ser iniciada sem a expressa autorização do delegado regional. A autorização costuma levar uma hora para ser enviada, solicito aguardar esse prazo.</text:p>
          </table:table-cell>
        </table:table-row>
        <table:table-row>
          <table:table-cell office:value-type="float" office:value="113">
            <text:p>113</text:p>
          </table:table-cell>
          <table:table-cell office:value-type="date" office:date-value="2021-09-15T00:00:00">
            <text:p>Wed Sep 15 00:00:00 2021</text:p>
          </table:table-cell>
          <table:table-cell office:value-type="string" office:value="Uma investigação foi aberta para apurar os fatos sobre o roubo do veículo da senhora Maria que esteve aqui hoje no período da manhã. Dois soldados serão designados para vasculhar a área próxima ao ocorrido que é cercada por usuários de drogas.">
            <text:p>Uma investigação foi aberta para apurar os fatos sobre o roubo do veículo da senhora Maria que esteve aqui hoje no período da manhã. Dois soldados serão designados para vasculhar a área próxima ao ocorrido que é cercada por usuários de drogas.</text:p>
          </table:table-cell>
        </table:table-row>
        <table:table-row>
          <table:table-cell office:value-type="float" office:value="114">
            <text:p>114</text:p>
          </table:table-cell>
          <table:table-cell office:value-type="date" office:date-value="2021-09-15T00:00:00">
            <text:p>Wed Sep 15 00:00:00 2021</text:p>
          </table:table-cell>
          <table:table-cell office:value-type="string" office:value="A investigação sobre o roubo da velha pousada na região Norte não pode ser conduzida por essa delegacia porque não somos responsáveis por essa região. O requerente deve ser encaminhado para o 40ºDP.">
            <text:p>A investigação sobre o roubo da velha pousada na região Norte não pode ser conduzida por essa delegacia porque não somos responsáveis por essa região. O requerente deve ser encaminhado para o 40ºDP.</text:p>
          </table:table-cell>
        </table:table-row>
        <table:table-row>
          <table:table-cell office:value-type="float" office:value="115">
            <text:p>115</text:p>
          </table:table-cell>
          <table:table-cell office:value-type="date" office:date-value="2021-09-15T00:00:00">
            <text:p>Wed Sep 15 00:00:00 2021</text:p>
          </table:table-cell>
          <table:table-cell office:value-type="string" office:value="Dez novos soldados serão encaminhados para nossa delegacia na próxima semana. Eles acabaram de sair da academia e serão alocados para o patrulhamento à pé das ruas no entorno do Colégio Albert Einstein.">
            <text:p>Dez novos soldados serão encaminhados para nossa delegacia na próxima semana. Eles acabaram de sair da academia e serão alocados para o patrulhamento à pé das ruas no entorno do Colégio Albert Einstein.</text:p>
          </table:table-cell>
        </table:table-row>
        <table:table-row>
          <table:table-cell office:value-type="float" office:value="116">
            <text:p>116</text:p>
          </table:table-cell>
          <table:table-cell office:value-type="date" office:date-value="2021-09-15T00:00:00">
            <text:p>Wed Sep 15 00:00:00 2021</text:p>
          </table:table-cell>
          <table:table-cell office:value-type="string" office:value="O soldado Fernandes deverá ser punido por ato de indisciplina com relação ao seu superior direto. Também iremos reportar o ocorrido em um pronunciamento para toda a delegacia para que isso não volte a ocorrer futuramente.">
            <text:p>O soldado Fernandes deverá ser punido por ato de indisciplina com relação ao seu superior direto. Também iremos reportar o ocorrido em um pronunciamento para toda a delegacia para que isso não volte a ocorrer futuramente.</text:p>
          </table:table-cell>
        </table:table-row>
        <table:table-row>
          <table:table-cell office:value-type="float" office:value="117">
            <text:p>117</text:p>
          </table:table-cell>
          <table:table-cell office:value-type="date" office:date-value="2021-06-01T00:00:00">
            <text:p>Tue Jun  1 00:00:00 2021</text:p>
          </table:table-cell>
          <table:table-cell office:value-type="string" office:value="O helicóptero Águia nos dará suporte aéreo em nossa missão do dia 23 de junho no morro do Jardim Guarani. Faremos uma vistoria em todos os barracos em busca do traficante líder da comunidade.">
            <text:p>O helicóptero Águia nos dará suporte aéreo em nossa missão do dia 23 de junho no morro do Jardim Guarani. Faremos uma vistoria em todos os barracos em busca do traficante líder da comunidade.</text:p>
          </table:table-cell>
        </table:table-row>
        <table:table-row>
          <table:table-cell office:value-type="float" office:value="118">
            <text:p>118</text:p>
          </table:table-cell>
          <table:table-cell office:value-type="date" office:date-value="2021-06-01T00:00:00">
            <text:p>Tue Jun  1 00:00:00 2021</text:p>
          </table:table-cell>
          <table:table-cell office:value-type="string" office:value="Novas pistolas Taurus foram enviadas pelo secretaria de defesa do Estado de São Paulo, elas deverão chegar na próxima semana. Solicito que assim que deem entrada no inventário elas passem por uma inspeção de qualidade em busca de defeitos.">
            <text:p>Novas pistolas Taurus foram enviadas pelo secretaria de defesa do Estado de São Paulo, elas deverão chegar na próxima semana. Solicito que assim que deem entrada no inventário elas passem por uma inspeção de qualidade em busca de defeitos.</text:p>
          </table:table-cell>
        </table:table-row>
        <table:table-row>
          <table:table-cell office:value-type="float" office:value="119">
            <text:p>119</text:p>
          </table:table-cell>
          <table:table-cell office:value-type="date" office:date-value="2021-12-15T00:00:00">
            <text:p>Wed Dec 15 00:00:00 2021</text:p>
          </table:table-cell>
          <table:table-cell office:value-type="string" office:value="No dia 23 de dezembro teremos nosso baile de confraternização de final de ano no Clube da Polícia Militar no Tremembé, todos estão convidados, juntamente com seus familiares, para celebrar mais um ano de conquistas para a nossa delegacia.">
            <text:p>No dia 23 de dezembro teremos nosso baile de confraternização de final de ano no Clube da Polícia Militar no Tremembé, todos estão convidados, juntamente com seus familiares, para celebrar mais um ano de conquistas para a nossa delegacia.</text:p>
          </table:table-cell>
        </table:table-row>
        <table:table-row>
          <table:table-cell office:value-type="float" office:value="120">
            <text:p>120</text:p>
          </table:table-cell>
          <table:table-cell office:value-type="date" office:date-value="2022-01-05T00:00:00">
            <text:p>Wed Jan  5 00:00:00 2022</text:p>
          </table:table-cell>
          <table:table-cell office:value-type="string" office:value="Assassinatos de esposas sempre possuem como principal suspeito o marido da vítima, favor encaminhar uma intimação para esse cidadão no máximo até o dia 7 de janeiro.">
            <text:p>Assassinatos de esposas sempre possuem como principal suspeito o marido da vítima, favor encaminhar uma intimação para esse cidadão no máximo até o dia 7 de janeiro.</text:p>
          </table:table-cell>
        </table:table-row>
      </table:table>
      <table:table table:name="10">
        <table:table-row>
          <table:table-cell office:value-type="string" office:value="id_base">
            <text:p>id_base</text:p>
          </table:table-cell>
          <table:table-cell office:value-type="float" office:value="10">
            <text:p>10</text:p>
          </table:table-cell>
        </table:table-row>
        <table:table-row>
          <table:table-cell office:value-type="string" office:value="area">
            <text:p>area</text:p>
          </table:table-cell>
          <table:table-cell office:value-type="string" office:value="meteorologista">
            <text:p>meteorologist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21">
            <text:p>121</text:p>
          </table:table-cell>
          <table:table-cell office:value-type="date" office:date-value="2021-09-15T00:00:00">
            <text:p>Wed Sep 15 00:00:00 2021</text:p>
          </table:table-cell>
          <table:table-cell office:value-type="string" office:value="A base de dados da umidade relativa ainda não foi disponibilizada pelo INPE, portanto o modelo de previsão diário para precipitação ainda não pôde ser atualizado.">
            <text:p>A base de dados da umidade relativa ainda não foi disponibilizada pelo INPE, portanto o modelo de previsão diário para precipitação ainda não pôde ser atualizado.</text:p>
          </table:table-cell>
        </table:table-row>
        <table:table-row>
          <table:table-cell office:value-type="float" office:value="122">
            <text:p>122</text:p>
          </table:table-cell>
          <table:table-cell office:value-type="date" office:date-value="2021-09-15T00:00:00">
            <text:p>Wed Sep 15 00:00:00 2021</text:p>
          </table:table-cell>
          <table:table-cell office:value-type="string" office:value="Enviamos um e-mail para o INPE questionando os dados faltantes a partir do dia 30 de agosto no xml do setor Norte disponibilizado, eles informaram que a base de dados não foi alimentada corretamente pois o anemômetro daquela região apresentou um defeito e eles ainda não puderam substitui-lo.">
            <text:p>Enviamos um e-mail para o INPE questionando os dados faltantes a partir do dia 30 de agosto no xml do setor Norte disponibilizado, eles informaram que a base de dados não foi alimentada corretamente pois o anemômetro daquela região apresentou um defeito e eles ainda não puderam substitui-lo.</text:p>
          </table:table-cell>
        </table:table-row>
        <table:table-row>
          <table:table-cell office:value-type="float" office:value="123">
            <text:p>123</text:p>
          </table:table-cell>
          <table:table-cell office:value-type="date" office:date-value="2021-09-15T00:00:00">
            <text:p>Wed Sep 15 00:00:00 2021</text:p>
          </table:table-cell>
          <table:table-cell office:value-type="string" office:value="É necessário fazer uma validação dos dados recebidos pela API do site do INPE. A base de dados que verifiquei ontem estava com formatação errada e por causa disso o pré processamento acabou dando erro.">
            <text:p>É necessário fazer uma validação dos dados recebidos pela API do site do INPE. A base de dados que verifiquei ontem estava com formatação errada e por causa disso o pré processamento acabou dando erro.</text:p>
          </table:table-cell>
        </table:table-row>
        <table:table-row>
          <table:table-cell office:value-type="float" office:value="124">
            <text:p>124</text:p>
          </table:table-cell>
          <table:table-cell office:value-type="date" office:date-value="2021-09-15T00:00:00">
            <text:p>Wed Sep 15 00:00:00 2021</text:p>
          </table:table-cell>
          <table:table-cell office:value-type="string" office:value="Nenhuma base de dados passou pelo processo de certificação durante o mês passado. Iremos fazer uma ação de redirecionamento do processamento para que essa tarefa seja agilizada o quanto antes.">
            <text:p>Nenhuma base de dados passou pelo processo de certificação durante o mês passado. Iremos fazer uma ação de redirecionamento do processamento para que essa tarefa seja agilizada o quanto antes.</text:p>
          </table:table-cell>
        </table:table-row>
        <table:table-row>
          <table:table-cell office:value-type="float" office:value="125">
            <text:p>125</text:p>
          </table:table-cell>
          <table:table-cell office:value-type="date" office:date-value="2021-09-22T00:00:00">
            <text:p>Wed Sep 22 00:00:00 2021</text:p>
          </table:table-cell>
          <table:table-cell office:value-type="string" office:value="A base de dados sobre a temperatura está sendo alimentada constantemente pelo novo sensor térmico desde o dia 01 de setembro, portanto, essa variação da precisão que você observou é devido à isso.">
            <text:p>A base de dados sobre a temperatura está sendo alimentada constantemente pelo novo sensor térmico desde o dia 01 de setembro, portanto, essa variação da precisão que você observou é devido à isso.</text:p>
          </table:table-cell>
        </table:table-row>
        <table:table-row>
          <table:table-cell office:value-type="float" office:value="126">
            <text:p>126</text:p>
          </table:table-cell>
          <table:table-cell office:value-type="date" office:date-value="2021-09-22T00:00:00">
            <text:p>Wed Sep 22 00:00:00 2021</text:p>
          </table:table-cell>
          <table:table-cell office:value-type="string" office:value="Iremos dar início ao processamento de imagens enviadas pelo satélite somente na próxima semana. Assim que tivermos os resultados iremos enviar um e-mail alertando à todos.">
            <text:p>Iremos dar início ao processamento de imagens enviadas pelo satélite somente na próxima semana. Assim que tivermos os resultados iremos enviar um e-mail alertando à todos.</text:p>
          </table:table-cell>
        </table:table-row>
        <table:table-row>
          <table:table-cell office:value-type="float" office:value="127">
            <text:p>127</text:p>
          </table:table-cell>
          <table:table-cell office:value-type="date" office:date-value="2021-08-01T00:00:00">
            <text:p>Sun Aug  1 00:00:00 2021</text:p>
          </table:table-cell>
          <table:table-cell office:value-type="string" office:value="O novo modelo de previsão a longo prazo de chuvas está sendo finalizado e iremos colocar para execução no servidor logo em seguida. O prazo máximo para entrega é no dia 15 de setembro.">
            <text:p>O novo modelo de previsão a longo prazo de chuvas está sendo finalizado e iremos colocar para execução no servidor logo em seguida. O prazo máximo para entrega é no dia 15 de setembro.</text:p>
          </table:table-cell>
        </table:table-row>
        <table:table-row>
          <table:table-cell office:value-type="float" office:value="128">
            <text:p>128</text:p>
          </table:table-cell>
          <table:table-cell office:value-type="date" office:date-value="2021-08-01T00:00:00">
            <text:p>Sun Aug  1 00:00:00 2021</text:p>
          </table:table-cell>
          <table:table-cell office:value-type="string" office:value="O processamento das imagens que recebemos do satélite funcionou sem nenhum problema, agora é possível dar continuidade à sua análise de localização de placas solares.">
            <text:p>O processamento das imagens que recebemos do satélite funcionou sem nenhum problema, agora é possível dar continuidade à sua análise de localização de placas solares.</text:p>
          </table:table-cell>
        </table:table-row>
        <table:table-row>
          <table:table-cell office:value-type="float" office:value="129">
            <text:p>129</text:p>
          </table:table-cell>
          <table:table-cell office:value-type="date" office:date-value="2021-08-01T00:00:00">
            <text:p>Sun Aug  1 00:00:00 2021</text:p>
          </table:table-cell>
          <table:table-cell office:value-type="string" office:value="Estamos recebendo solicitações constantes para compartilhamento de nossos dados com a Universidade para fins acadêmicos. Favor verificar com a direção se isso é possível.">
            <text:p>Estamos recebendo solicitações constantes para compartilhamento de nossos dados com a Universidade para fins acadêmicos. Favor verificar com a direção se isso é possível.</text:p>
          </table:table-cell>
        </table:table-row>
        <table:table-row>
          <table:table-cell office:value-type="float" office:value="130">
            <text:p>130</text:p>
          </table:table-cell>
          <table:table-cell office:value-type="date" office:date-value="2021-08-01T00:00:00">
            <text:p>Sun Aug  1 00:00:00 2021</text:p>
          </table:table-cell>
          <table:table-cell office:value-type="string" office:value="Novas imagens foram encaminhadas para análise no laboratório, ainda não é certo que vá ocorrer uma precipitação com esse grau de magnitude, portanto, não devemos liberar o alerta ainda.">
            <text:p>Novas imagens foram encaminhadas para análise no laboratório, ainda não é certo que vá ocorrer uma precipitação com esse grau de magnitude, portanto, não devemos liberar o alerta ainda.</text:p>
          </table:table-cell>
        </table:table-row>
        <table:table-row>
          <table:table-cell office:value-type="float" office:value="131">
            <text:p>131</text:p>
          </table:table-cell>
          <table:table-cell office:value-type="date" office:date-value="2021-08-01T00:00:00">
            <text:p>Sun Aug  1 00:00:00 2021</text:p>
          </table:table-cell>
          <table:table-cell office:value-type="string" office:value="A nuvem fica melhor fotografada se utilizarmos um filtro de polarização sobre a lente da camera.">
            <text:p>A nuvem fica melhor fotografada se utilizarmos um filtro de polarização sobre a lente da camera.</text:p>
          </table:table-cell>
        </table:table-row>
      </table:table>
      <table:table table:name="11">
        <table:table-row>
          <table:table-cell office:value-type="string" office:value="id_base">
            <text:p>id_base</text:p>
          </table:table-cell>
          <table:table-cell office:value-type="float" office:value="11">
            <text:p>11</text:p>
          </table:table-cell>
        </table:table-row>
        <table:table-row>
          <table:table-cell office:value-type="string" office:value="area">
            <text:p>area</text:p>
          </table:table-cell>
          <table:table-cell office:value-type="string" office:value="concessionária">
            <text:p>concessionári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32">
            <text:p>132</text:p>
          </table:table-cell>
          <table:table-cell office:value-type="date" office:date-value="2021-09-08T00:00:00">
            <text:p>Wed Sep  8 00:00:00 2021</text:p>
          </table:table-cell>
          <table:table-cell office:value-type="string" office:value="O cliente não deve passar no cartório para fazer o reconhecimento de firma no documento de compra do veículo, pois temos um despachante que realiza esse tipo de serviço na própria loja.">
            <text:p>O cliente não deve passar no cartório para fazer o reconhecimento de firma no documento de compra do veículo, pois temos um despachante que realiza esse tipo de serviço na própria loja.</text:p>
          </table:table-cell>
        </table:table-row>
        <table:table-row>
          <table:table-cell office:value-type="float" office:value="133">
            <text:p>133</text:p>
          </table:table-cell>
          <table:table-cell office:value-type="date" office:date-value="2021-09-08T00:00:00">
            <text:p>Wed Sep  8 00:00:00 2021</text:p>
          </table:table-cell>
          <table:table-cell office:value-type="string" office:value="Até o dia 13 de setembro o cliente vai entregar a documentação necessária para a venda de seu veículo como parte do pagamento, porque esse é o prazo padrão do nosso setor financeiro.">
            <text:p>Até o dia 13 de setembro o cliente vai entregar a documentação necessária para a venda de seu veículo como parte do pagamento, porque esse é o prazo padrão do nosso setor financeiro.</text:p>
          </table:table-cell>
        </table:table-row>
        <table:table-row>
          <table:table-cell office:value-type="float" office:value="134">
            <text:p>134</text:p>
          </table:table-cell>
          <table:table-cell office:value-type="date" office:date-value="2021-09-08T00:00:00">
            <text:p>Wed Sep  8 00:00:00 2021</text:p>
          </table:table-cell>
          <table:table-cell office:value-type="string" office:value="Nesse caso o cliente tem razão em fazer essa reclamação, vamos conceder um desconto em sua compra para que ele não busque outra concessionária e tomar providências para que esse problema não volte a ocorrer.">
            <text:p>Nesse caso o cliente tem razão em fazer essa reclamação, vamos conceder um desconto em sua compra para que ele não busque outra concessionária e tomar providências para que esse problema não volte a ocorrer.</text:p>
          </table:table-cell>
        </table:table-row>
        <table:table-row>
          <table:table-cell office:value-type="float" office:value="135">
            <text:p>135</text:p>
          </table:table-cell>
          <table:table-cell office:value-type="date" office:date-value="2021-09-08T00:00:00">
            <text:p>Wed Sep  8 00:00:00 2021</text:p>
          </table:table-cell>
          <table:table-cell office:value-type="string" office:value="Recebemos um elogio do Marcos que comprou recentemente um Civic conosco. Um cliente satisfeito como ele sempre compartilha nossas redes sociais com seus amigos. Parabéns Maria pelo excelente atendimento.">
            <text:p>Recebemos um elogio do Marcos que comprou recentemente um Civic conosco. Um cliente satisfeito como ele sempre compartilha nossas redes sociais com seus amigos. Parabéns Maria pelo excelente atendimento.</text:p>
          </table:table-cell>
        </table:table-row>
        <table:table-row>
          <table:table-cell office:value-type="float" office:value="136">
            <text:p>136</text:p>
          </table:table-cell>
          <table:table-cell office:value-type="date" office:date-value="2021-09-25T00:00:00">
            <text:p>Sat Sep 25 00:00:00 2021</text:p>
          </table:table-cell>
          <table:table-cell office:value-type="string" office:value="O cliente do João deve receber a documentação comprobatória dos serviços de revisão que foram realizados em seu carro antes da entrega. Faça o envio até o dia 1 de novembro que é o prazo máximo estabelecido pela nossa Gestão de Qualidade.">
            <text:p>O cliente do João deve receber a documentação comprobatória dos serviços de revisão que foram realizados em seu carro antes da entrega. Faça o envio até o dia 1 de novembro que é o prazo máximo estabelecido pela nossa Gestão de Qualidade.</text:p>
          </table:table-cell>
        </table:table-row>
        <table:table-row>
          <table:table-cell office:value-type="float" office:value="137">
            <text:p>137</text:p>
          </table:table-cell>
          <table:table-cell office:value-type="date" office:date-value="2021-09-14T00:00:00">
            <text:p>Tue Sep 14 00:00:00 2021</text:p>
          </table:table-cell>
          <table:table-cell office:value-type="string" office:value="Todo cliente nessa loja recebe como cortesia um chaveiro com o logotipo da nossa loja para a chave do carro que foi adquirido. Por causa disso estamos solicitando essa nova remessa de chaveiros para ser entregue até a próxima segunda-feira dia 20 de setembro.">
            <text:p>Todo cliente nessa loja recebe como cortesia um chaveiro com o logotipo da nossa loja para a chave do carro que foi adquirido. Por causa disso estamos solicitando essa nova remessa de chaveiros para ser entregue até a próxima segunda-feira dia 20 de setembro.</text:p>
          </table:table-cell>
        </table:table-row>
        <table:table-row>
          <table:table-cell office:value-type="float" office:value="138">
            <text:p>138</text:p>
          </table:table-cell>
          <table:table-cell office:value-type="date" office:date-value="2021-09-22T00:00:00">
            <text:p>Wed Sep 22 00:00:00 2021</text:p>
          </table:table-cell>
          <table:table-cell office:value-type="string" office:value="No próximo domingo iremos abrir para fazer um mega feirão de nossos veículos usados. Precisaremos de toda a equipe para dar conta do atendimento.">
            <text:p>No próximo domingo iremos abrir para fazer um mega feirão de nossos veículos usados. Precisaremos de toda a equipe para dar conta do atendimento.</text:p>
          </table:table-cell>
        </table:table-row>
        <table:table-row>
          <table:table-cell office:value-type="float" office:value="139">
            <text:p>139</text:p>
          </table:table-cell>
          <table:table-cell office:value-type="date" office:date-value="2021-09-25T00:00:00">
            <text:p>Sat Sep 25 00:00:00 2021</text:p>
          </table:table-cell>
          <table:table-cell office:value-type="string" office:value="Iremos receber a entrega do caminhão cegonha no dia 26 de setembro, precisamos que os vigias da loja estejam cientes pois os entregadores chegarão logo cedo pela manhã.">
            <text:p>Iremos receber a entrega do caminhão cegonha no dia 26 de setembro, precisamos que os vigias da loja estejam cientes pois os entregadores chegarão logo cedo pela manhã.</text:p>
          </table:table-cell>
        </table:table-row>
        <table:table-row>
          <table:table-cell office:value-type="float" office:value="140">
            <text:p>140</text:p>
          </table:table-cell>
          <table:table-cell office:value-type="date" office:date-value="2021-09-25T00:00:00">
            <text:p>Sat Sep 25 00:00:00 2021</text:p>
          </table:table-cell>
          <table:table-cell office:value-type="string" office:value="O responsável da oficina informou que um dos mecânicos precisará ser desligado, por favor, inicie o processo de busca por um novo profissional que seja especialista em direção elétrica.">
            <text:p>O responsável da oficina informou que um dos mecânicos precisará ser desligado, por favor, inicie o processo de busca por um novo profissional que seja especialista em direção elétrica.</text:p>
          </table:table-cell>
        </table:table-row>
        <table:table-row>
          <table:table-cell office:value-type="float" office:value="141">
            <text:p>141</text:p>
          </table:table-cell>
          <table:table-cell office:value-type="date" office:date-value="2021-09-25T00:00:00">
            <text:p>Sat Sep 25 00:00:00 2021</text:p>
          </table:table-cell>
          <table:table-cell office:value-type="string" office:value="Seguindo o nosso rodízio de vendas, a Janete ficará responsável pela venda do novo modelo da Chevrolet que chegou em nossa loja.">
            <text:p>Seguindo o nosso rodízio de vendas, a Janete ficará responsável pela venda do novo modelo da Chevrolet que chegou em nossa loja.</text:p>
          </table:table-cell>
        </table:table-row>
        <table:table-row>
          <table:table-cell office:value-type="float" office:value="142">
            <text:p>142</text:p>
          </table:table-cell>
          <table:table-cell office:value-type="date" office:date-value="2021-09-25T00:00:00">
            <text:p>Sat Sep 25 00:00:00 2021</text:p>
          </table:table-cell>
          <table:table-cell office:value-type="string" office:value="Esse tipo de motor precisa somente das lubrificações períódicas, o senhor está fazendo uma boa escolha com essa aquisição.">
            <text:p>Esse tipo de motor precisa somente das lubrificações períódicas, o senhor está fazendo uma boa escolha com essa aquisição.</text:p>
          </table:table-cell>
        </table:table-row>
      </table:table>
      <table:table table:name="12">
        <table:table-row>
          <table:table-cell office:value-type="string" office:value="id_base">
            <text:p>id_base</text:p>
          </table:table-cell>
          <table:table-cell office:value-type="float" office:value="12">
            <text:p>12</text:p>
          </table:table-cell>
        </table:table-row>
        <table:table-row>
          <table:table-cell office:value-type="string" office:value="area">
            <text:p>area</text:p>
          </table:table-cell>
          <table:table-cell office:value-type="string" office:value="empresa papel">
            <text:p>empresa papel</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43">
            <text:p>143</text:p>
          </table:table-cell>
          <table:table-cell office:value-type="date" office:date-value="2021-09-25T00:00:00">
            <text:p>Sat Sep 25 00:00:00 2021</text:p>
          </table:table-cell>
          <table:table-cell office:value-type="string" office:value="A entrega das resmas de papel está agendada para o dia 29 de setembro, por favor preparar o envio o quanto antes já que o cliente receberá sua entrega primeiro pois realizou o pagamento de toda a carga adiantado.">
            <text:p>A entrega das resmas de papel está agendada para o dia 29 de setembro, por favor preparar o envio o quanto antes já que o cliente receberá sua entrega primeiro pois realizou o pagamento de toda a carga adiantado.</text:p>
          </table:table-cell>
        </table:table-row>
        <table:table-row>
          <table:table-cell office:value-type="float" office:value="144">
            <text:p>144</text:p>
          </table:table-cell>
          <table:table-cell office:value-type="date" office:date-value="2021-09-25T00:00:00">
            <text:p>Sat Sep 25 00:00:00 2021</text:p>
          </table:table-cell>
          <table:table-cell office:value-type="string" office:value="Estamos com falta de papel A4 no estoque, por favor solicitar ao setor de produção que nos envie 100 resmas desse tipo. Esse cliente é nosso parceiro há muito tempo e não podemos desaponta-lo agora.">
            <text:p>Estamos com falta de papel A4 no estoque, por favor solicitar ao setor de produção que nos envie 100 resmas desse tipo. Esse cliente é nosso parceiro há muito tempo e não podemos desaponta-lo agora.</text:p>
          </table:table-cell>
        </table:table-row>
        <table:table-row>
          <table:table-cell office:value-type="float" office:value="145">
            <text:p>145</text:p>
          </table:table-cell>
          <table:table-cell office:value-type="date" office:date-value="2021-09-25T00:00:00">
            <text:p>Sat Sep 25 00:00:00 2021</text:p>
          </table:table-cell>
          <table:table-cell office:value-type="string" office:value="Um novo cliente não pode fazer uma compra desse volume de papel sem ao menos pagar 50% do valor da compra. Por causa disso a separação da carga somente será feita assim que tivermos confirmação do recebimento do depósito bancário.">
            <text:p>Um novo cliente não pode fazer uma compra desse volume de papel sem ao menos pagar 50% do valor da compra. Por causa disso a separação da carga somente será feita assim que tivermos confirmação do recebimento do depósito bancário.</text:p>
          </table:table-cell>
        </table:table-row>
        <table:table-row>
          <table:table-cell office:value-type="float" office:value="146">
            <text:p>146</text:p>
          </table:table-cell>
          <table:table-cell office:value-type="date" office:date-value="2021-09-25T00:00:00">
            <text:p>Sat Sep 25 00:00:00 2021</text:p>
          </table:table-cell>
          <table:table-cell office:value-type="string" office:value="Estamos fazendo o desligamento desse vendedor pois o último cliente que ele atendeu registrou uma reclamação no SAC alegando que o mesmo foi grosseiro com ele. Uma apuração dos fatos foi aberta e confirmou que a alegação do cliente era verdadeira.">
            <text:p>Estamos fazendo o desligamento desse vendedor pois o último cliente que ele atendeu registrou uma reclamação no SAC alegando que o mesmo foi grosseiro com ele. Uma apuração dos fatos foi aberta e confirmou que a alegação do cliente era verdadeira.</text:p>
          </table:table-cell>
        </table:table-row>
        <table:table-row>
          <table:table-cell office:value-type="float" office:value="147">
            <text:p>147</text:p>
          </table:table-cell>
          <table:table-cell office:value-type="date" office:date-value="2021-09-25T00:00:00">
            <text:p>Sat Sep 25 00:00:00 2021</text:p>
          </table:table-cell>
          <table:table-cell office:value-type="string" office:value="O cliente pode fazer uma solicitação de reserva de estoque no caso de não termos de imediato todos os tipos de papéis que ele deseja comprar. Portanto, pode dar lançar o pedido no sistema, porém, fazendo a marcação desse campo de reserva.">
            <text:p>O cliente pode fazer uma solicitação de reserva de estoque no caso de não termos de imediato todos os tipos de papéis que ele deseja comprar. Portanto, pode dar lançar o pedido no sistema, porém, fazendo a marcação desse campo de reserva.</text:p>
          </table:table-cell>
        </table:table-row>
        <table:table-row>
          <table:table-cell office:value-type="float" office:value="148">
            <text:p>148</text:p>
          </table:table-cell>
          <table:table-cell office:value-type="date" office:date-value="2021-09-25T00:00:00">
            <text:p>Sat Sep 25 00:00:00 2021</text:p>
          </table:table-cell>
          <table:table-cell office:value-type="string" office:value="Essa semana o departamento de RH fará a apresentação de dois novos empregados que irão começar no setor de vendas na próxima segunda-feira. É necessário preparar duas mesas para que os novos computadores possam ser instalados para eles.">
            <text:p>Essa semana o departamento de RH fará a apresentação de dois novos empregados que irão começar no setor de vendas na próxima segunda-feira. É necessário preparar duas mesas para que os novos computadores possam ser instalados para eles.</text:p>
          </table:table-cell>
        </table:table-row>
        <table:table-row>
          <table:table-cell office:value-type="float" office:value="149">
            <text:p>149</text:p>
          </table:table-cell>
          <table:table-cell office:value-type="date" office:date-value="2021-09-25T00:00:00">
            <text:p>Sat Sep 25 00:00:00 2021</text:p>
          </table:table-cell>
          <table:table-cell office:value-type="string" office:value="Daqui duas semanas irá acontecer o treinamento de brigadista para nosso prédio. Preciso de 1 voluntário do nosso departamento para realizar o curso. Decidam quem deve ir me enviem o nome até a próxima sexta-feira.">
            <text:p>Daqui duas semanas irá acontecer o treinamento de brigadista para nosso prédio. Preciso de 1 voluntário do nosso departamento para realizar o curso. Decidam quem deve ir me enviem o nome até a próxima sexta-feira.</text:p>
          </table:table-cell>
        </table:table-row>
        <table:table-row>
          <table:table-cell office:value-type="float" office:value="150">
            <text:p>150</text:p>
          </table:table-cell>
          <table:table-cell office:value-type="date" office:date-value="2021-11-30T00:00:00">
            <text:p>Tue Nov 30 00:00:00 2021</text:p>
          </table:table-cell>
          <table:table-cell office:value-type="string" office:value="Durante o final de ano a empresa entrará em recesso do dia 20 até o dia 31 de dezembro. Precisamos bater nossa meta de vendas antes disso, para que possamos aproveitar o final de ano com o bônus de vendas.">
            <text:p>Durante o final de ano a empresa entrará em recesso do dia 20 até o dia 31 de dezembro. Precisamos bater nossa meta de vendas antes disso, para que possamos aproveitar o final de ano com o bônus de vendas.</text:p>
          </table:table-cell>
        </table:table-row>
        <table:table-row>
          <table:table-cell office:value-type="float" office:value="151">
            <text:p>151</text:p>
          </table:table-cell>
          <table:table-cell office:value-type="date" office:date-value="2021-11-30T00:00:00">
            <text:p>Tue Nov 30 00:00:00 2021</text:p>
          </table:table-cell>
          <table:table-cell office:value-type="string" office:value="O departamento de fabricação irá lançar um novo tipo de papel que conta com mais material reciclável em sua composição. O departamento de Marketing irá criar uma peça publicitária que enfatiza isso e lançará o produto dentro de 3 meses, devemos estar preparados para ofertar esse novo produto nesse período.">
            <text:p>O departamento de fabricação irá lançar um novo tipo de papel que conta com mais material reciclável em sua composição. O departamento de Marketing irá criar uma peça publicitária que enfatiza isso e lançará o produto dentro de 3 meses, devemos estar preparados para ofertar esse novo produto nesse período.</text:p>
          </table:table-cell>
        </table:table-row>
        <table:table-row>
          <table:table-cell office:value-type="float" office:value="152">
            <text:p>152</text:p>
          </table:table-cell>
          <table:table-cell office:value-type="date" office:date-value="2021-11-30T00:00:00">
            <text:p>Tue Nov 30 00:00:00 2021</text:p>
          </table:table-cell>
          <table:table-cell office:value-type="string" office:value="À partir de 1 de dezembro de 2022 não iremos mais fabricar papel fotográfico pois tivemos uma queda em sua procura de aproximadamente 60% nos últimos 5 anos.">
            <text:p>À partir de 1 de dezembro de 2022 não iremos mais fabricar papel fotográfico pois tivemos uma queda em sua procura de aproximadamente 60% nos últimos 5 anos.</text:p>
          </table:table-cell>
        </table:table-row>
        <table:table-row>
          <table:table-cell office:value-type="float" office:value="153">
            <text:p>153</text:p>
          </table:table-cell>
          <table:table-cell office:value-type="date" office:date-value="2021-11-30T00:00:00">
            <text:p>Tue Nov 30 00:00:00 2021</text:p>
          </table:table-cell>
          <table:table-cell office:value-type="string" office:value="O estacionamento do prédio sempre passa por uma limpeza geral todo o primeiro dia do mês, favor sair hoje dentro do horário para que o processo comece dentro do cronograma.">
            <text:p>O estacionamento do prédio sempre passa por uma limpeza geral todo o primeiro dia do mês, favor sair hoje dentro do horário para que o processo comece dentro do cronograma.</text:p>
          </table:table-cell>
        </table:table-row>
      </table:table>
      <table:table table:name="13">
        <table:table-row>
          <table:table-cell office:value-type="string" office:value="id_base">
            <text:p>id_base</text:p>
          </table:table-cell>
          <table:table-cell office:value-type="float" office:value="13">
            <text:p>13</text:p>
          </table:table-cell>
        </table:table-row>
        <table:table-row>
          <table:table-cell office:value-type="string" office:value="area">
            <text:p>area</text:p>
          </table:table-cell>
          <table:table-cell office:value-type="string" office:value="empresa de engenharia">
            <text:p>empresa de engenhari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54">
            <text:p>154</text:p>
          </table:table-cell>
          <table:table-cell office:value-type="date" office:date-value="2021-09-21T00:00:00">
            <text:p>Tue Sep 21 00:00:00 2021</text:p>
          </table:table-cell>
          <table:table-cell office:value-type="string" office:value="Será necessário refazer a folha de cálculos que você me enviou na semana passada. A Norma CNEM 1.01 afirma nesse caso que esse tipo de material deve conter os volumes totais de cada tubulação especificados.">
            <text:p>Será necessário refazer a folha de cálculos que você me enviou na semana passada. A Norma CNEM 1.01 afirma nesse caso que esse tipo de material deve conter os volumes totais de cada tubulação especificados.</text:p>
          </table:table-cell>
        </table:table-row>
        <table:table-row>
          <table:table-cell office:value-type="float" office:value="155">
            <text:p>155</text:p>
          </table:table-cell>
          <table:table-cell office:value-type="date" office:date-value="2021-09-21T00:00:00">
            <text:p>Tue Sep 21 00:00:00 2021</text:p>
          </table:table-cell>
          <table:table-cell office:value-type="string" office:value="Após a auditoria feita no laboratório de enriquecimento de urânio verificamos que alguns dos operários não estavam seguindo os procedimentos adequados. A norma CNEN 3.01 deve ser aplicada, no que diz respeito à exposição à radiação ionizante, até a próxima visita que será realizada no dia 4 de outubro.">
            <text:p>Após a auditoria feita no laboratório de enriquecimento de urânio verificamos que alguns dos operários não estavam seguindo os procedimentos adequados. A norma CNEN 3.01 deve ser aplicada, no que diz respeito à exposição à radiação ionizante, até a próxima visita que será realizada no dia 4 de outubro.</text:p>
          </table:table-cell>
        </table:table-row>
        <table:table-row>
          <table:table-cell office:value-type="float" office:value="156">
            <text:p>156</text:p>
          </table:table-cell>
          <table:table-cell office:value-type="date" office:date-value="2021-09-21T00:00:00">
            <text:p>Tue Sep 21 00:00:00 2021</text:p>
          </table:table-cell>
          <table:table-cell office:value-type="string" office:value="A norma CNEN afirma que toda a equipe responsável por elaborar os documentos de engenharia deve realizar os treinamentos disponibilizados no centro de capacitação, por isso, peço que todos os seus subordinados completem os treinamentos pendentes até o final do próximo mês.">
            <text:p>A norma CNEN afirma que toda a equipe responsável por elaborar os documentos de engenharia deve realizar os treinamentos disponibilizados no centro de capacitação, por isso, peço que todos os seus subordinados completem os treinamentos pendentes até o final do próximo mês.</text:p>
          </table:table-cell>
        </table:table-row>
        <table:table-row>
          <table:table-cell office:value-type="float" office:value="157">
            <text:p>157</text:p>
          </table:table-cell>
          <table:table-cell office:value-type="date" office:date-value="2021-09-21T00:00:00">
            <text:p>Tue Sep 21 00:00:00 2021</text:p>
          </table:table-cell>
          <table:table-cell office:value-type="string" office:value="A norma CNEN 2.01 deve ser seguida em todos os tópicos descritos e não somente no que diz respeito ao acesso às instalações de operação, por isso é necessário revisar nossos procedimentos operacionais para que corrijam esse ponto até o final da próxima semana dia 1 de outubro.">
            <text:p>A norma CNEN 2.01 deve ser seguida em todos os tópicos descritos e não somente no que diz respeito ao acesso às instalações de operação, por isso é necessário revisar nossos procedimentos operacionais para que corrijam esse ponto até o final da próxima semana dia 1 de outubro.</text:p>
          </table:table-cell>
        </table:table-row>
        <table:table-row>
          <table:table-cell office:value-type="float" office:value="158">
            <text:p>158</text:p>
          </table:table-cell>
          <table:table-cell office:value-type="date" office:date-value="2021-09-21T00:00:00">
            <text:p>Tue Sep 21 00:00:00 2021</text:p>
          </table:table-cell>
          <table:table-cell office:value-type="string" office:value="O que você está me solicitando não é possível de ser autorizado. A norma CNEN 5.01 não estaria sendo aplicada nesse caso você optasse por essa forma de transporte. Por isso, peço que seu procedimento seja repensado.">
            <text:p>O que você está me solicitando não é possível de ser autorizado. A norma CNEN 5.01 não estaria sendo aplicada nesse caso você optasse por essa forma de transporte. Por isso, peço que seu procedimento seja repensado.</text:p>
          </table:table-cell>
        </table:table-row>
        <table:table-row>
          <table:table-cell office:value-type="float" office:value="159">
            <text:p>159</text:p>
          </table:table-cell>
          <table:table-cell office:value-type="date" office:date-value="2021-09-21T00:00:00">
            <text:p>Tue Sep 21 00:00:00 2021</text:p>
          </table:table-cell>
          <table:table-cell office:value-type="string" office:value="A norma CNEN afirma que os documentos de Mecânica devem ser detalhados ao nível de aplicações operacionais, por isso, a empresa irá disponibilizar no próximo dia 28 de setembro um curso de capacitação em Mapeamento de Processos que poderá ser realizado por todos os membros de nossa gerência. Peço que enviem os nomes aqueles que não possuam outras atividades marcadas para esse dia.">
            <text:p>A norma CNEN afirma que os documentos de Mecânica devem ser detalhados ao nível de aplicações operacionais, por isso, a empresa irá disponibilizar no próximo dia 28 de setembro um curso de capacitação em Mapeamento de Processos que poderá ser realizado por todos os membros de nossa gerência. Peço que enviem os nomes aqueles que não possuam outras atividades marcadas para esse dia.</text:p>
          </table:table-cell>
        </table:table-row>
        <table:table-row>
          <table:table-cell office:value-type="float" office:value="160">
            <text:p>160</text:p>
          </table:table-cell>
          <table:table-cell office:value-type="date" office:date-value="2021-09-21T00:00:00">
            <text:p>Tue Sep 21 00:00:00 2021</text:p>
          </table:table-cell>
          <table:table-cell office:value-type="string" office:value="O cadastro de horas trabalhadas deve ser preenchido diariamente de acordo com suas tarefas desempenhadas. Peço a gentileza que complete o sistema que está sem preenchimento desde o dia 1 de julho.">
            <text:p>O cadastro de horas trabalhadas deve ser preenchido diariamente de acordo com suas tarefas desempenhadas. Peço a gentileza que complete o sistema que está sem preenchimento desde o dia 1 de julho.</text:p>
          </table:table-cell>
        </table:table-row>
        <table:table-row>
          <table:table-cell office:value-type="float" office:value="161">
            <text:p>161</text:p>
          </table:table-cell>
          <table:table-cell office:value-type="date" office:date-value="2021-09-21T00:00:00">
            <text:p>Tue Sep 21 00:00:00 2021</text:p>
          </table:table-cell>
          <table:table-cell office:value-type="string" office:value="Iremos repor o menor aprendiz que estava conosco desde o início da pandemia, seu contrato acabou e não pode ser renovado pois ele terminou o ensino médio esse ano. Iremos nos despedir com um bolo para todos as 17h00 de hoje.">
            <text:p>Iremos repor o menor aprendiz que estava conosco desde o início da pandemia, seu contrato acabou e não pode ser renovado pois ele terminou o ensino médio esse ano. Iremos nos despedir com um bolo para todos as 17h00 de hoje.</text:p>
          </table:table-cell>
        </table:table-row>
        <table:table-row>
          <table:table-cell office:value-type="float" office:value="162">
            <text:p>162</text:p>
          </table:table-cell>
          <table:table-cell office:value-type="date" office:date-value="2021-09-21T00:00:00">
            <text:p>Tue Sep 21 00:00:00 2021</text:p>
          </table:table-cell>
          <table:table-cell office:value-type="string" office:value="Estamos reformando o banheiro do segundo andar desde o final da tarde de ontem, peço por gentileza que utilizem o banheiro do andar térreo por enquanto.">
            <text:p>Estamos reformando o banheiro do segundo andar desde o final da tarde de ontem, peço por gentileza que utilizem o banheiro do andar térreo por enquanto.</text:p>
          </table:table-cell>
        </table:table-row>
        <table:table-row>
          <table:table-cell office:value-type="float" office:value="163">
            <text:p>163</text:p>
          </table:table-cell>
          <table:table-cell office:value-type="date" office:date-value="2021-09-21T00:00:00">
            <text:p>Tue Sep 21 00:00:00 2021</text:p>
          </table:table-cell>
          <table:table-cell office:value-type="string" office:value="O diretor da nossa área ficará afastado por tempo indeterminado. Por enquanto, iremos reportar nossas atividades ao diretor interino José Armando de Tal.">
            <text:p>O diretor da nossa área ficará afastado por tempo indeterminado. Por enquanto, iremos reportar nossas atividades ao diretor interino José Armando de Tal.</text:p>
          </table:table-cell>
        </table:table-row>
        <table:table-row>
          <table:table-cell office:value-type="float" office:value="164">
            <text:p>164</text:p>
          </table:table-cell>
          <table:table-cell office:value-type="date" office:date-value="2021-09-22T00:00:00">
            <text:p>Wed Sep 22 00:00:00 2021</text:p>
          </table:table-cell>
          <table:table-cell office:value-type="string" office:value="Um novo contrato será firmado com a empresa terceirizada responsável pelos projetistas, até lá não teremos como dar andamento ao desenvolvimento das plantas para o reator.">
            <text:p>Um novo contrato será firmado com a empresa terceirizada responsável pelos projetistas, até lá não teremos como dar andamento ao desenvolvimento das plantas para o reator.</text:p>
          </table:table-cell>
        </table:table-row>
      </table:table>
      <table:table table:name="14">
        <table:table-row>
          <table:table-cell office:value-type="string" office:value="id_base">
            <text:p>id_base</text:p>
          </table:table-cell>
          <table:table-cell office:value-type="float" office:value="14">
            <text:p>14</text:p>
          </table:table-cell>
        </table:table-row>
        <table:table-row>
          <table:table-cell office:value-type="string" office:value="area">
            <text:p>area</text:p>
          </table:table-cell>
          <table:table-cell office:value-type="string" office:value="mecanica motos">
            <text:p>mecanica motos</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65">
            <text:p>165</text:p>
          </table:table-cell>
          <table:table-cell office:value-type="date" office:date-value="2022-02-21T00:00:00">
            <text:p>Mon Feb 21 00:00:00 2022</text:p>
          </table:table-cell>
          <table:table-cell office:value-type="string" office:value="A revisão do cliente está atrasada em 1 mês. O manual afirma que a motocicleta deve ser trazida dentro do prazo de tempo ou no intervalo da quilometragem, caso ele tenha andado com ela mais do que o limite para essa revisão ele perderá a garantia de fábrica. Por favor entre em contato com o cliente para alertá-lo.">
            <text:p>A revisão do cliente está atrasada em 1 mês. O manual afirma que a motocicleta deve ser trazida dentro do prazo de tempo ou no intervalo da quilometragem, caso ele tenha andado com ela mais do que o limite para essa revisão ele perderá a garantia de fábrica. Por favor entre em contato com o cliente para alertá-lo.</text:p>
          </table:table-cell>
        </table:table-row>
        <table:table-row>
          <table:table-cell office:value-type="float" office:value="166">
            <text:p>166</text:p>
          </table:table-cell>
          <table:table-cell office:value-type="date" office:date-value="2022-02-21T00:00:00">
            <text:p>Mon Feb 21 00:00:00 2022</text:p>
          </table:table-cell>
          <table:table-cell office:value-type="string" office:value="O manual do cliente não possui o check list de itens do motor porque o acesso à essas peças deve ser feito somente por um mecânico treinado para esse motor. Informe o cliente que caso necessário ele traga a motocicleta para o departamento de mecânica avaliar.">
            <text:p>O manual do cliente não possui o check list de itens do motor porque o acesso à essas peças deve ser feito somente por um mecânico treinado para esse motor. Informe o cliente que caso necessário ele traga a motocicleta para o departamento de mecânica avaliar.</text:p>
          </table:table-cell>
        </table:table-row>
        <table:table-row>
          <table:table-cell office:value-type="float" office:value="167">
            <text:p>167</text:p>
          </table:table-cell>
          <table:table-cell office:value-type="date" office:date-value="2022-02-21T00:00:00">
            <text:p>Mon Feb 21 00:00:00 2022</text:p>
          </table:table-cell>
          <table:table-cell office:value-type="string" office:value="O manual passou por uma revisão no último lançamento dessa moto no ano passado. Não existe nenhum tópico que não esteja descrito, caso não encontre consulte o índice remissivo.">
            <text:p>O manual passou por uma revisão no último lançamento dessa moto no ano passado. Não existe nenhum tópico que não esteja descrito, caso não encontre consulte o índice remissivo.</text:p>
          </table:table-cell>
        </table:table-row>
        <table:table-row>
          <table:table-cell office:value-type="float" office:value="168">
            <text:p>168</text:p>
          </table:table-cell>
          <table:table-cell office:value-type="date" office:date-value="2022-02-21T00:00:00">
            <text:p>Mon Feb 21 00:00:00 2022</text:p>
          </table:table-cell>
          <table:table-cell office:value-type="string" office:value="João envie para o cliente uma cópia digitalizada do manual, conversando comigo o mesmo disse que teve o seu furtado ontem.">
            <text:p>João envie para o cliente uma cópia digitalizada do manual, conversando comigo o mesmo disse que teve o seu furtado ontem.</text:p>
          </table:table-cell>
        </table:table-row>
        <table:table-row>
          <table:table-cell office:value-type="float" office:value="169">
            <text:p>169</text:p>
          </table:table-cell>
          <table:table-cell office:value-type="date" office:date-value="2022-02-21T00:00:00">
            <text:p>Mon Feb 21 00:00:00 2022</text:p>
          </table:table-cell>
          <table:table-cell office:value-type="string" office:value="A Maria irá trazer sua moto para fazer a substituição das velas conforme o manual recomenda para as revisões de 40 mil km.">
            <text:p>A Maria irá trazer sua moto para fazer a substituição das velas conforme o manual recomenda para as revisões de 40 mil km.</text:p>
          </table:table-cell>
        </table:table-row>
        <table:table-row>
          <table:table-cell office:value-type="float" office:value="170">
            <text:p>170</text:p>
          </table:table-cell>
          <table:table-cell office:value-type="date" office:date-value="2022-02-21T00:00:00">
            <text:p>Mon Feb 21 00:00:00 2022</text:p>
          </table:table-cell>
          <table:table-cell office:value-type="string" office:value="Essa lista de óleos indicados para o motor pode ser encontrada no capítulo 3 do manual do cliente. Verifique lá o mais adequado para a sua moto pois não lembro de cabeça.">
            <text:p>Essa lista de óleos indicados para o motor pode ser encontrada no capítulo 3 do manual do cliente. Verifique lá o mais adequado para a sua moto pois não lembro de cabeça.</text:p>
          </table:table-cell>
        </table:table-row>
        <table:table-row>
          <table:table-cell office:value-type="float" office:value="171">
            <text:p>171</text:p>
          </table:table-cell>
          <table:table-cell office:value-type="date" office:date-value="2022-02-23T00:00:00">
            <text:p>Wed Feb 23 00:00:00 2022</text:p>
          </table:table-cell>
          <table:table-cell office:value-type="string" office:value="Fiz o pedido dessas peças no dia 10 de setembro e o prazo de entrega foi 2 dias atrás, poderia verificar o que aconteceu? Obrigado.">
            <text:p>Fiz o pedido dessas peças no dia 10 de setembro e o prazo de entrega foi 2 dias atrás, poderia verificar o que aconteceu? Obrigado.</text:p>
          </table:table-cell>
        </table:table-row>
        <table:table-row>
          <table:table-cell office:value-type="float" office:value="172">
            <text:p>172</text:p>
          </table:table-cell>
          <table:table-cell office:value-type="date" office:date-value="2022-02-23T00:00:00">
            <text:p>Wed Feb 23 00:00:00 2022</text:p>
          </table:table-cell>
          <table:table-cell office:value-type="string" office:value="Amanhã teremos um dia corrido aqui na oficina e não poderemos dar explicações para os clientes sobre o que se passa nas motos deles. Por favor redirecione esses pedidos para outro dia.">
            <text:p>Amanhã teremos um dia corrido aqui na oficina e não poderemos dar explicações para os clientes sobre o que se passa nas motos deles. Por favor redirecione esses pedidos para outro dia.</text:p>
          </table:table-cell>
        </table:table-row>
        <table:table-row>
          <table:table-cell office:value-type="float" office:value="173">
            <text:p>173</text:p>
          </table:table-cell>
          <table:table-cell office:value-type="date" office:date-value="2022-02-23T00:00:00">
            <text:p>Wed Feb 23 00:00:00 2022</text:p>
          </table:table-cell>
          <table:table-cell office:value-type="string" office:value="O dono da loja está contratando um novo mecânico para nos ajudar já que o Manuel saiu dessa loja e foi para a filial de Jundiaí.">
            <text:p>O dono da loja está contratando um novo mecânico para nos ajudar já que o Manuel saiu dessa loja e foi para a filial de Jundiaí.</text:p>
          </table:table-cell>
        </table:table-row>
        <table:table-row>
          <table:table-cell office:value-type="float" office:value="174">
            <text:p>174</text:p>
          </table:table-cell>
          <table:table-cell office:value-type="date" office:date-value="2022-02-24T00:00:00">
            <text:p>Thu Feb 24 00:00:00 2022</text:p>
          </table:table-cell>
          <table:table-cell office:value-type="string" office:value="Amanhã o novo mecânico começará a trabalhar conosco, ele já possui experiência então não será necessário que alguém acompanhe ele no serviço.">
            <text:p>Amanhã o novo mecânico começará a trabalhar conosco, ele já possui experiência então não será necessário que alguém acompanhe ele no serviço.</text:p>
          </table:table-cell>
        </table:table-row>
        <table:table-row>
          <table:table-cell office:value-type="float" office:value="175">
            <text:p>175</text:p>
          </table:table-cell>
          <table:table-cell office:value-type="date" office:date-value="2022-02-24T00:00:00">
            <text:p>Thu Feb 24 00:00:00 2022</text:p>
          </table:table-cell>
          <table:table-cell office:value-type="string" office:value="O fluido de freio deve sempre ser substituído no caso de existirem bolhas no reservatório.">
            <text:p>O fluido de freio deve sempre ser substituído no caso de existirem bolhas no reservatório.</text:p>
          </table:table-cell>
        </table:table-row>
      </table:table>
      <table:table table:name="15">
        <table:table-row>
          <table:table-cell office:value-type="string" office:value="id_base">
            <text:p>id_base</text:p>
          </table:table-cell>
          <table:table-cell office:value-type="float" office:value="15">
            <text:p>15</text:p>
          </table:table-cell>
        </table:table-row>
        <table:table-row>
          <table:table-cell office:value-type="string" office:value="area">
            <text:p>area</text:p>
          </table:table-cell>
          <table:table-cell office:value-type="string" office:value="medico">
            <text:p>medic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76">
            <text:p>176</text:p>
          </table:table-cell>
          <table:table-cell office:value-type="date" office:date-value="2021-09-12T00:00:00">
            <text:p>Sun Sep 12 00:00:00 2021</text:p>
          </table:table-cell>
          <table:table-cell office:value-type="string" office:value="A paciente chegou com um quadro avançado de infecção intestinal porque havia comido em um lugar que não era de seu costume, foi necessário administrar soro e fazer uma lavagem estomacal para remover os restos de alimento não digerido.">
            <text:p>A paciente chegou com um quadro avançado de infecção intestinal porque havia comido em um lugar que não era de seu costume, foi necessário administrar soro e fazer uma lavagem estomacal para remover os restos de alimento não digerido.</text:p>
          </table:table-cell>
        </table:table-row>
        <table:table-row>
          <table:table-cell office:value-type="float" office:value="177">
            <text:p>177</text:p>
          </table:table-cell>
          <table:table-cell office:value-type="date" office:date-value="2021-09-12T00:00:00">
            <text:p>Sun Sep 12 00:00:00 2021</text:p>
          </table:table-cell>
          <table:table-cell office:value-type="string" office:value="Nenhum paciente que chega até mim recebe algum tipo de tratamento sem antes passar pela triagem do pronto socorro, por isso sempre tenho antecipadamente um resumo dos principais sinais vitais e sintomas o paciente está apresentando.">
            <text:p>Nenhum paciente que chega até mim recebe algum tipo de tratamento sem antes passar pela triagem do pronto socorro, por isso sempre tenho antecipadamente um resumo dos principais sinais vitais e sintomas o paciente está apresentando.</text:p>
          </table:table-cell>
        </table:table-row>
        <table:table-row>
          <table:table-cell office:value-type="float" office:value="178">
            <text:p>178</text:p>
          </table:table-cell>
          <table:table-cell office:value-type="date" office:date-value="2021-09-12T00:00:00">
            <text:p>Sun Sep 12 00:00:00 2021</text:p>
          </table:table-cell>
          <table:table-cell office:value-type="string" office:value="Esse paciente chegou apresentando um quadro de ataque de pânico, suas mãos e abdômen estavam formigando e sua pressão estava alterada. Foi necessário um trabalho psicológico para que ele se acalmasse.">
            <text:p>Esse paciente chegou apresentando um quadro de ataque de pânico, suas mãos e abdômen estavam formigando e sua pressão estava alterada. Foi necessário um trabalho psicológico para que ele se acalmasse.</text:p>
          </table:table-cell>
        </table:table-row>
        <table:table-row>
          <table:table-cell office:value-type="float" office:value="179">
            <text:p>179</text:p>
          </table:table-cell>
          <table:table-cell office:value-type="date" office:date-value="2021-10-20T00:00:00">
            <text:p>Wed Oct 20 00:00:00 2021</text:p>
          </table:table-cell>
          <table:table-cell office:value-type="string" office:value="O paciente apresentava um severo trauma na região anterior da cabeça, foi necessário suturar e ministrar analgésicos para a dor intensa que ele reportou sentir. Ele teve alta no dia 23 de outubro e retornou para acompanhamento em casa por mais uma semana.">
            <text:p>O paciente apresentava um severo trauma na região anterior da cabeça, foi necessário suturar e ministrar analgésicos para a dor intensa que ele reportou sentir. Ele teve alta no dia 23 de outubro e retornou para acompanhamento em casa por mais uma semana.</text:p>
          </table:table-cell>
        </table:table-row>
        <table:table-row>
          <table:table-cell office:value-type="float" office:value="180">
            <text:p>180</text:p>
          </table:table-cell>
          <table:table-cell office:value-type="date" office:date-value="2021-09-12T00:00:00">
            <text:p>Sun Sep 12 00:00:00 2021</text:p>
          </table:table-cell>
          <table:table-cell office:value-type="string" office:value="Recebi ontem o prontuário da Maria, essa paciente estava tendo complicações durante sua gestação pois pude observar durante os ultrassom realizados um acúmulo de sangue na placenta. Favor encaminhá-la para o Dr. João.">
            <text:p>Recebi ontem o prontuário da Maria, essa paciente estava tendo complicações durante sua gestação pois pude observar durante os ultrassom realizados um acúmulo de sangue na placenta. Favor encaminhá-la para o Dr. João.</text:p>
          </table:table-cell>
        </table:table-row>
        <table:table-row>
          <table:table-cell office:value-type="float" office:value="181">
            <text:p>181</text:p>
          </table:table-cell>
          <table:table-cell office:value-type="date" office:date-value="2021-09-12T00:00:00">
            <text:p>Sun Sep 12 00:00:00 2021</text:p>
          </table:table-cell>
          <table:table-cell office:value-type="string" office:value="O paciente apresentava uma severa dor nas palmas das mãos sem ter sofrido nenhum trauma na região. Pude observar também uma vermelhidão na região posterior das mãos que o mesmo não soube explicar sua origem. Tive que encaminhá-lo para um especialista.">
            <text:p>O paciente apresentava uma severa dor nas palmas das mãos sem ter sofrido nenhum trauma na região. Pude observar também uma vermelhidão na região posterior das mãos que o mesmo não soube explicar sua origem. Tive que encaminhá-lo para um especialista.</text:p>
          </table:table-cell>
        </table:table-row>
        <table:table-row>
          <table:table-cell office:value-type="float" office:value="182">
            <text:p>182</text:p>
          </table:table-cell>
          <table:table-cell office:value-type="date" office:date-value="2021-09-25T00:00:00">
            <text:p>Sat Sep 25 00:00:00 2021</text:p>
          </table:table-cell>
          <table:table-cell office:value-type="string" office:value="Na próxima semana iremos receber a visita de um neurocirurgião do hospital B ele fará uma palestra sobre suas últimas pesquisas na área. A apresentação será as 14h00 no auditório.">
            <text:p>Na próxima semana iremos receber a visita de um neurocirurgião do hospital B ele fará uma palestra sobre suas últimas pesquisas na área. A apresentação será as 14h00 no auditório.</text:p>
          </table:table-cell>
        </table:table-row>
        <table:table-row>
          <table:table-cell office:value-type="float" office:value="183">
            <text:p>183</text:p>
          </table:table-cell>
          <table:table-cell office:value-type="date" office:date-value="2021-09-25T00:00:00">
            <text:p>Sat Sep 25 00:00:00 2021</text:p>
          </table:table-cell>
          <table:table-cell office:value-type="string" office:value="A ala C do hospital passará por uma reforma para a troca do sistema de ventilação. O atual é um aparelho muito antigo e portanto foi necessária a troca.">
            <text:p>A ala C do hospital passará por uma reforma para a troca do sistema de ventilação. O atual é um aparelho muito antigo e portanto foi necessária a troca.</text:p>
          </table:table-cell>
        </table:table-row>
        <table:table-row>
          <table:table-cell office:value-type="float" office:value="184">
            <text:p>184</text:p>
          </table:table-cell>
          <table:table-cell office:value-type="date" office:date-value="2021-09-25T00:00:00">
            <text:p>Sat Sep 25 00:00:00 2021</text:p>
          </table:table-cell>
          <table:table-cell office:value-type="string" office:value="O próximo plantão de domingo será suspenso por falta de enfermeiras o hospital já está em processo de contratação de mais 2 profissionais para suprir essa demanda.">
            <text:p>O próximo plantão de domingo será suspenso por falta de enfermeiras o hospital já está em processo de contratação de mais 2 profissionais para suprir essa demanda.</text:p>
          </table:table-cell>
        </table:table-row>
        <table:table-row>
          <table:table-cell office:value-type="float" office:value="185">
            <text:p>185</text:p>
          </table:table-cell>
          <table:table-cell office:value-type="date" office:date-value="2021-09-25T00:00:00">
            <text:p>Sat Sep 25 00:00:00 2021</text:p>
          </table:table-cell>
          <table:table-cell office:value-type="string" office:value="Iremos receber amanhã as novas enfermeiras que foram contratadas. Passarei o período da manhã fazendo a apresentação do hospital e explicando as funções para elas.">
            <text:p>Iremos receber amanhã as novas enfermeiras que foram contratadas. Passarei o período da manhã fazendo a apresentação do hospital e explicando as funções para elas.</text:p>
          </table:table-cell>
        </table:table-row>
        <table:table-row>
          <table:table-cell office:value-type="float" office:value="186">
            <text:p>186</text:p>
          </table:table-cell>
          <table:table-cell office:value-type="date" office:date-value="2021-09-26T00:00:00">
            <text:p>Sun Sep 26 00:00:00 2021</text:p>
          </table:table-cell>
          <table:table-cell office:value-type="string" office:value="A dose desse remédio deve ser abaixo do indicado na bula, já foi observado por parte de todos os membros da equipe alterações fisiológicas daqueles que tomaram completa.">
            <text:p>A dose desse remédio deve ser abaixo do indicado na bula, já foi observado por parte de todos os membros da equipe alterações fisiológicas daqueles que tomaram completa.</text:p>
          </table:table-cell>
        </table:table-row>
      </table:table>
      <table:table table:name="16">
        <table:table-row>
          <table:table-cell office:value-type="string" office:value="id_base">
            <text:p>id_base</text:p>
          </table:table-cell>
          <table:table-cell office:value-type="float" office:value="16">
            <text:p>16</text:p>
          </table:table-cell>
        </table:table-row>
        <table:table-row>
          <table:table-cell office:value-type="string" office:value="area">
            <text:p>area</text:p>
          </table:table-cell>
          <table:table-cell office:value-type="string" office:value="financeira">
            <text:p>financeir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87">
            <text:p>187</text:p>
          </table:table-cell>
          <table:table-cell office:value-type="date" office:date-value="2022-05-16T00:00:00">
            <text:p>Mon May 16 00:00:00 2022</text:p>
          </table:table-cell>
          <table:table-cell office:value-type="string" office:value="Quando recebemos um cliente aqui na Financeira devemos apresentar a melhor alternativa para o seu tipo de perfil, para isso uma avaliação é feita tentando identificar as principais características do tipo de trabalho que ele desenvolve.">
            <text:p>Quando recebemos um cliente aqui na Financeira devemos apresentar a melhor alternativa para o seu tipo de perfil, para isso uma avaliação é feita tentando identificar as principais características do tipo de trabalho que ele desenvolve.</text:p>
          </table:table-cell>
        </table:table-row>
        <table:table-row>
          <table:table-cell office:value-type="float" office:value="188">
            <text:p>188</text:p>
          </table:table-cell>
          <table:table-cell office:value-type="date" office:date-value="2022-05-16T00:00:00">
            <text:p>Mon May 16 00:00:00 2022</text:p>
          </table:table-cell>
          <table:table-cell office:value-type="string" office:value="A avaliação não foi necessária nesse caso, porque o cliente chegou na Financeira apresentando certidões  negativas desde o início do ano.">
            <text:p>A avaliação não foi necessária nesse caso, porque o cliente chegou na Financeira apresentando certidões  negativas desde o início do ano.</text:p>
          </table:table-cell>
        </table:table-row>
        <table:table-row>
          <table:table-cell office:value-type="float" office:value="189">
            <text:p>189</text:p>
          </table:table-cell>
          <table:table-cell office:value-type="date" office:date-value="2022-05-17T00:00:00">
            <text:p>Tue May 17 00:00:00 2022</text:p>
          </table:table-cell>
          <table:table-cell office:value-type="string" office:value="Na próxima semana iremos introduzir nossa nova tabela de juros a serem aplicados nos empréstimos realizados em esquema de pagamento parcelado.">
            <text:p>Na próxima semana iremos introduzir nossa nova tabela de juros a serem aplicados nos empréstimos realizados em esquema de pagamento parcelado.</text:p>
          </table:table-cell>
        </table:table-row>
        <table:table-row>
          <table:table-cell office:value-type="float" office:value="190">
            <text:p>190</text:p>
          </table:table-cell>
          <table:table-cell office:value-type="date" office:date-value="2022-05-16T00:00:00">
            <text:p>Mon May 16 00:00:00 2022</text:p>
          </table:table-cell>
          <table:table-cell office:value-type="string" office:value="A  avaliação que fiz da dona Maria me fez crer que ela era uma pessoa que não teria condições de pagar um empréstimo com tantas parcelas, ela se apresentava muito nervosa e inquieta quando estava conversando comigo.">
            <text:p>A  avaliação que fiz da dona Maria me fez crer que ela era uma pessoa que não teria condições de pagar um empréstimo com tantas parcelas, ela se apresentava muito nervosa e inquieta quando estava conversando comigo.</text:p>
          </table:table-cell>
        </table:table-row>
        <table:table-row>
          <table:table-cell office:value-type="float" office:value="191">
            <text:p>191</text:p>
          </table:table-cell>
          <table:table-cell office:value-type="date" office:date-value="2022-05-16T00:00:00">
            <text:p>Mon May 16 00:00:00 2022</text:p>
          </table:table-cell>
          <table:table-cell office:value-type="string" office:value="Uma avaliação desse tipo só pode ser conduzida por profissionais com maior experiência, por favor,  oriente o novo analista para que utilize as ferramentas de análise disponíveis na intranet da Financeira.">
            <text:p>Uma avaliação desse tipo só pode ser conduzida por profissionais com maior experiência, por favor,  oriente o novo analista para que utilize as ferramentas de análise disponíveis na intranet da Financeira.</text:p>
          </table:table-cell>
        </table:table-row>
        <table:table-row>
          <table:table-cell office:value-type="float" office:value="192">
            <text:p>192</text:p>
          </table:table-cell>
          <table:table-cell office:value-type="date" office:date-value="2022-05-18T00:00:00">
            <text:p>Wed May 18 00:00:00 2022</text:p>
          </table:table-cell>
          <table:table-cell office:value-type="string" office:value="O João irá verificar a disponibilidade da sala de reunião do setor financeiro, pois a nossa encontra-se em reforma. Me informe assim que conseguirmos uma reserva.">
            <text:p>O João irá verificar a disponibilidade da sala de reunião do setor financeiro, pois a nossa encontra-se em reforma. Me informe assim que conseguirmos uma reserva.</text:p>
          </table:table-cell>
        </table:table-row>
        <table:table-row>
          <table:table-cell office:value-type="float" office:value="193">
            <text:p>193</text:p>
          </table:table-cell>
          <table:table-cell office:value-type="date" office:date-value="2022-05-18T00:00:00">
            <text:p>Wed May 18 00:00:00 2022</text:p>
          </table:table-cell>
          <table:table-cell office:value-type="string" office:value="Observei que esse tipo de pedido sempre é feito por mulheres, veja o pdf em anexo que baixei da rede para saber como agir nessas circunstâncias.">
            <text:p>Observei que esse tipo de pedido sempre é feito por mulheres, veja o pdf em anexo que baixei da rede para saber como agir nessas circunstâncias.</text:p>
          </table:table-cell>
        </table:table-row>
        <table:table-row>
          <table:table-cell office:value-type="float" office:value="194">
            <text:p>194</text:p>
          </table:table-cell>
          <table:table-cell office:value-type="date" office:date-value="2022-05-17T00:00:00">
            <text:p>Tue May 17 00:00:00 2022</text:p>
          </table:table-cell>
          <table:table-cell office:value-type="string" office:value="O departamento jurídico ira verificar se alguma lei foi violada nessa avaliação realizada pelo novo analista que entrou aqui na financeira no dia 15 de março desse ano.">
            <text:p>O departamento jurídico ira verificar se alguma lei foi violada nessa avaliação realizada pelo novo analista que entrou aqui na financeira no dia 15 de março desse ano.</text:p>
          </table:table-cell>
        </table:table-row>
        <table:table-row>
          <table:table-cell office:value-type="float" office:value="195">
            <text:p>195</text:p>
          </table:table-cell>
          <table:table-cell office:value-type="date" office:date-value="2022-05-17T00:00:00">
            <text:p>Tue May 17 00:00:00 2022</text:p>
          </table:table-cell>
          <table:table-cell office:value-type="string" office:value="Uma reunião será marcada na próxima semana para definir esse assunto das altas taxas de juros. Peço que aguarde o posicionamento do nosso diretor.">
            <text:p>Uma reunião será marcada na próxima semana para definir esse assunto das altas taxas de juros. Peço que aguarde o posicionamento do nosso diretor.</text:p>
          </table:table-cell>
        </table:table-row>
        <table:table-row>
          <table:table-cell office:value-type="float" office:value="196">
            <text:p>196</text:p>
          </table:table-cell>
          <table:table-cell office:value-type="date" office:date-value="2022-05-18T00:00:00">
            <text:p>Wed May 18 00:00:00 2022</text:p>
          </table:table-cell>
          <table:table-cell office:value-type="string" office:value="Essa nova política de concessão foi elaborada por meio de um grupo de trabalho instituído pela diretoria de negócios na última semana. Podemos verificar com eles a possibilidade de envio dos documentos utilizados.">
            <text:p>Essa nova política de concessão foi elaborada por meio de um grupo de trabalho instituído pela diretoria de negócios na última semana. Podemos verificar com eles a possibilidade de envio dos documentos utilizados.</text:p>
          </table:table-cell>
        </table:table-row>
      </table:table>
      <table:table table:name="17">
        <table:table-row>
          <table:table-cell office:value-type="string" office:value="id_base">
            <text:p>id_base</text:p>
          </table:table-cell>
          <table:table-cell office:value-type="float" office:value="17">
            <text:p>17</text:p>
          </table:table-cell>
        </table:table-row>
        <table:table-row>
          <table:table-cell office:value-type="string" office:value="area">
            <text:p>area</text:p>
          </table:table-cell>
          <table:table-cell office:value-type="string" office:value="vendedor">
            <text:p>vendedor</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97">
            <text:p>197</text:p>
          </table:table-cell>
          <table:table-cell office:value-type="date" office:date-value="2022-06-21T00:00:00">
            <text:p>Tue Jun 21 00:00:00 2022</text:p>
          </table:table-cell>
          <table:table-cell office:value-type="string" office:value="Esse cliente costuma vir aqui na loja somente após as 16 horas pois o expediente dele termina as 15. Apesar de enviar e-mail para nós semanalmente, ele prefere fechar as compras dele pessoalmente. ">
            <text:p>Esse cliente costuma vir aqui na loja somente após as 16 horas pois o expediente dele termina as 15. Apesar de enviar e-mail para nós semanalmente, ele prefere fechar as compras dele pessoalmente. </text:p>
          </table:table-cell>
        </table:table-row>
        <table:table-row>
          <table:table-cell office:value-type="float" office:value="198">
            <text:p>198</text:p>
          </table:table-cell>
          <table:table-cell office:value-type="date" office:date-value="2022-06-21T00:00:00">
            <text:p>Tue Jun 21 00:00:00 2022</text:p>
          </table:table-cell>
          <table:table-cell office:value-type="string" office:value="A escala de funcionários, para esse final de semana, sofreu uma baixa pois o João está doente. Encontre algum colaborador que queira fazer hora extra no sábado para que possamos compensar essa perda.  ">
            <text:p>A escala de funcionários, para esse final de semana, sofreu uma baixa pois o João está doente. Encontre algum colaborador que queira fazer hora extra no sábado para que possamos compensar essa perda.  </text:p>
          </table:table-cell>
        </table:table-row>
        <table:table-row>
          <table:table-cell office:value-type="float" office:value="199">
            <text:p>199</text:p>
          </table:table-cell>
          <table:table-cell office:value-type="date" office:date-value="2022-06-21T00:00:00">
            <text:p>Tue Jun 21 00:00:00 2022</text:p>
          </table:table-cell>
          <table:table-cell office:value-type="string" office:value="Ainda estou no aguardo da confirmação do departamento financeiro aprovando nossa reposição de estoque, favor me notifique assim que possível.">
            <text:p>Ainda estou no aguardo da confirmação do departamento financeiro aprovando nossa reposição de estoque, favor me notifique assim que possível.</text:p>
          </table:table-cell>
        </table:table-row>
        <table:table-row>
          <table:table-cell office:value-type="float" office:value="200">
            <text:p>200</text:p>
          </table:table-cell>
          <table:table-cell office:value-type="date" office:date-value="2022-06-21T00:00:00">
            <text:p>Tue Jun 21 00:00:00 2022</text:p>
          </table:table-cell>
          <table:table-cell office:value-type="string" office:value="Favor remeter a nota fiscal da compra feita ontem pelo site no cpf número 11122233345. O site deve ter sofrido alguma falha no momento da emissão e o arquivo não foi gerado.">
            <text:p>Favor remeter a nota fiscal da compra feita ontem pelo site no cpf número 11122233345. O site deve ter sofrido alguma falha no momento da emissão e o arquivo não foi gerado.</text:p>
          </table:table-cell>
        </table:table-row>
        <table:table-row>
          <table:table-cell office:value-type="float" office:value="201">
            <text:p>201</text:p>
          </table:table-cell>
          <table:table-cell office:value-type="date" office:date-value="2022-06-21T00:00:00">
            <text:p>Tue Jun 21 00:00:00 2022</text:p>
          </table:table-cell>
          <table:table-cell office:value-type="string" office:value="Não virei de vermelho amanhã já que a clientela da quinta-feira é mais de direita e isso acaba me deixando em más lençóis com eles.">
            <text:p>Não virei de vermelho amanhã já que a clientela da quinta-feira é mais de direita e isso acaba me deixando em más lençóis com eles.</text:p>
          </table:table-cell>
        </table:table-row>
        <table:table-row>
          <table:table-cell office:value-type="float" office:value="202">
            <text:p>202</text:p>
          </table:table-cell>
          <table:table-cell office:value-type="date" office:date-value="2022-06-21T00:00:00">
            <text:p>Tue Jun 21 00:00:00 2022</text:p>
          </table:table-cell>
          <table:table-cell office:value-type="string" office:value="Nosso estoque foi reposto mais rápido que o habitual, isso fez com o que tempo perdido pelo setor financeiro fosse compensado, por isso, dê início à reposição de prateleiras imediatamente que já  estaremos prontos para o atendimento nesse final de semana. ">
            <text:p>Nosso estoque foi reposto mais rápido que o habitual, isso fez com o que tempo perdido pelo setor financeiro fosse compensado, por isso, dê início à reposição de prateleiras imediatamente que já  estaremos prontos para o atendimento nesse final de semana. </text:p>
          </table:table-cell>
        </table:table-row>
        <table:table-row>
          <table:table-cell office:value-type="float" office:value="203">
            <text:p>203</text:p>
          </table:table-cell>
          <table:table-cell office:value-type="date" office:date-value="2022-06-21T00:00:00">
            <text:p>Tue Jun 21 00:00:00 2022</text:p>
          </table:table-cell>
          <table:table-cell office:value-type="string" office:value="O cliente disse que a compra de R$10.000 feita em produtos foi paga à vista. Nesse caso, devemos conceder alguma forma de desconto para as novas compras dele na loja, com isso podemos tentar fidelizar bons clientes.">
            <text:p>O cliente disse que a compra de R$10.000 feita em produtos foi paga à vista. Nesse caso, devemos conceder alguma forma de desconto para as novas compras dele na loja, com isso podemos tentar fidelizar bons clientes.</text:p>
          </table:table-cell>
        </table:table-row>
        <table:table-row>
          <table:table-cell office:value-type="float" office:value="204">
            <text:p>204</text:p>
          </table:table-cell>
          <table:table-cell office:value-type="date" office:date-value="2022-06-21T00:00:00">
            <text:p>Tue Jun 21 00:00:00 2022</text:p>
          </table:table-cell>
          <table:table-cell office:value-type="string" office:value="Será necessário fazer um novo pedido para que possamos repor o estoque antes desse final de semana. Aos sábados, nossas vendas na loja física sempre são boas. Encaminhe a requisição para nosso setor financeiro para que eles realizem o pagamento.">
            <text:p>Será necessário fazer um novo pedido para que possamos repor o estoque antes desse final de semana. Aos sábados, nossas vendas na loja física sempre são boas. Encaminhe a requisição para nosso setor financeiro para que eles realizem o pagamento.</text:p>
          </table:table-cell>
        </table:table-row>
        <table:table-row>
          <table:table-cell office:value-type="float" office:value="205">
            <text:p>205</text:p>
          </table:table-cell>
          <table:table-cell office:value-type="date" office:date-value="2022-06-21T00:00:00">
            <text:p>Tue Jun 21 00:00:00 2022</text:p>
          </table:table-cell>
          <table:table-cell office:value-type="string" office:value="Sim, iremos abrir a loja durante esse próximo domingo. Nossa meta de vendas ficou abaixo do esperado para o primeiro semestre e precisamos fechar o mês fora do negativo.">
            <text:p>Sim, iremos abrir a loja durante esse próximo domingo. Nossa meta de vendas ficou abaixo do esperado para o primeiro semestre e precisamos fechar o mês fora do negativo.</text:p>
          </table:table-cell>
        </table:table-row>
        <table:table-row>
          <table:table-cell office:value-type="float" office:value="206">
            <text:p>206</text:p>
          </table:table-cell>
          <table:table-cell office:value-type="date" office:date-value="2022-06-21T00:00:00">
            <text:p>Tue Jun 21 00:00:00 2022</text:p>
          </table:table-cell>
          <table:table-cell office:value-type="string" office:value="Um cliente dessa faixa etária nunca faz suas compras por meio de nosso atendimento on-line. Por isso devemos prestar um bom atendimento quando os mesmos se encontram na loja.">
            <text:p>Um cliente dessa faixa etária nunca faz suas compras por meio de nosso atendimento on-line. Por isso devemos prestar um bom atendimento quando os mesmos se encontram na loja.</text:p>
          </table:table-cell>
        </table:table-row>
      </table:table>
      <table:table table:name="18">
        <table:table-row>
          <table:table-cell office:value-type="string" office:value="id_base">
            <text:p>id_base</text:p>
          </table:table-cell>
          <table:table-cell office:value-type="float" office:value="18">
            <text:p>18</text:p>
          </table:table-cell>
        </table:table-row>
        <table:table-row>
          <table:table-cell office:value-type="string" office:value="area">
            <text:p>area</text:p>
          </table:table-cell>
          <table:table-cell office:value-type="string" office:value="secretaria">
            <text:p>secretari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207">
            <text:p>207</text:p>
          </table:table-cell>
          <table:table-cell office:value-type="date" office:date-value="2022-06-21T00:00:00">
            <text:p>Tue Jun 21 00:00:00 2022</text:p>
          </table:table-cell>
          <table:table-cell office:value-type="string" office:value="O diretor costuma ir almoçar as 12 horas pontualmente e não pode perder o horário de tomar o remédio da pressão dele, por isso sugiro que o senhor agende um horário mais tarde para que aja tempo suficiente de apresentar a sua proposta.">
            <text:p>O diretor costuma ir almoçar as 12 horas pontualmente e não pode perder o horário de tomar o remédio da pressão dele, por isso sugiro que o senhor agende um horário mais tarde para que aja tempo suficiente de apresentar a sua proposta.</text:p>
          </table:table-cell>
        </table:table-row>
        <table:table-row>
          <table:table-cell office:value-type="float" office:value="208">
            <text:p>208</text:p>
          </table:table-cell>
          <table:table-cell office:value-type="date" office:date-value="2022-06-21T00:00:00">
            <text:p>Tue Jun 21 00:00:00 2022</text:p>
          </table:table-cell>
          <table:table-cell office:value-type="string" office:value="A próxima seção dessa palestra deve ser na parte da manhã, faça o favor de confirmar o quanto antes.">
            <text:p>A próxima seção dessa palestra deve ser na parte da manhã, faça o favor de confirmar o quanto antes.</text:p>
          </table:table-cell>
        </table:table-row>
        <table:table-row>
          <table:table-cell office:value-type="float" office:value="209">
            <text:p>209</text:p>
          </table:table-cell>
          <table:table-cell office:value-type="date" office:date-value="2022-06-21T00:00:00">
            <text:p>Tue Jun 21 00:00:00 2022</text:p>
          </table:table-cell>
          <table:table-cell office:value-type="string" office:value="Essas palestras ocorrerão das 9 horas até as 11 horas do dia 22 de junho. Durante esse horário não será possível entrar em contato com ele.">
            <text:p>Essas palestras ocorrerão das 9 horas até as 11 horas do dia 22 de junho. Durante esse horário não será possível entrar em contato com ele.</text:p>
          </table:table-cell>
        </table:table-row>
        <table:table-row>
          <table:table-cell office:value-type="float" office:value="210">
            <text:p>210</text:p>
          </table:table-cell>
          <table:table-cell office:value-type="date" office:date-value="2022-06-21T00:00:00">
            <text:p>Tue Jun 21 00:00:00 2022</text:p>
          </table:table-cell>
          <table:table-cell office:value-type="string" office:value="Enviar a documentação até o dia 30 desse mês, o diretor costuma assinar todos os arquivos logo no primeiro dia útil do mês. E esse dia no próximo mês será uma sexta-feira.">
            <text:p>Enviar a documentação até o dia 30 desse mês, o diretor costuma assinar todos os arquivos logo no primeiro dia útil do mês. E esse dia no próximo mês será uma sexta-feira.</text:p>
          </table:table-cell>
        </table:table-row>
        <table:table-row>
          <table:table-cell office:value-type="float" office:value="211">
            <text:p>211</text:p>
          </table:table-cell>
          <table:table-cell office:value-type="date" office:date-value="2022-06-21T00:00:00">
            <text:p>Tue Jun 21 00:00:00 2022</text:p>
          </table:table-cell>
          <table:table-cell office:value-type="string" office:value="Nosso diretor fará uma palestra sobre a conscientização acerca dos gastos no novo cenário mundial, pois ele é formado em Economia pela Universidade de Chicago. ">
            <text:p>Nosso diretor fará uma palestra sobre a conscientização acerca dos gastos no novo cenário mundial, pois ele é formado em Economia pela Universidade de Chicago. </text:p>
          </table:table-cell>
        </table:table-row>
        <table:table-row>
          <table:table-cell office:value-type="float" office:value="212">
            <text:p>212</text:p>
          </table:table-cell>
          <table:table-cell office:value-type="date" office:date-value="2022-06-21T00:00:00">
            <text:p>Tue Jun 21 00:00:00 2022</text:p>
          </table:table-cell>
          <table:table-cell office:value-type="string" office:value="O departamento de TI o questionou sobre um aumento na verba para o departamento deles. O senhor poderia criar uma resposta para que eu possa enviar? Ficarei no aguardo do senhor.">
            <text:p>O departamento de TI o questionou sobre um aumento na verba para o departamento deles. O senhor poderia criar uma resposta para que eu possa enviar? Ficarei no aguardo do senhor.</text:p>
          </table:table-cell>
        </table:table-row>
        <table:table-row>
          <table:table-cell office:value-type="float" office:value="213">
            <text:p>213</text:p>
          </table:table-cell>
          <table:table-cell office:value-type="date" office:date-value="2022-06-21T00:00:00">
            <text:p>Tue Jun 21 00:00:00 2022</text:p>
          </table:table-cell>
          <table:table-cell office:value-type="string" office:value="O gerente do jurídico fez o favor de reservar um horário tal qual não possibilita mais nenhum encaixe na agenda dele. Será necessário que a senhora remarque para a semana seguinte.">
            <text:p>O gerente do jurídico fez o favor de reservar um horário tal qual não possibilita mais nenhum encaixe na agenda dele. Será necessário que a senhora remarque para a semana seguinte.</text:p>
          </table:table-cell>
        </table:table-row>
        <table:table-row>
          <table:table-cell office:value-type="float" office:value="214">
            <text:p>214</text:p>
          </table:table-cell>
          <table:table-cell office:value-type="date" office:date-value="2022-06-21T00:00:00">
            <text:p>Tue Jun 21 00:00:00 2022</text:p>
          </table:table-cell>
          <table:table-cell office:value-type="string" office:value="Rafael, favor enviar a planilha de processos para o departamento jurídico. O responsável do setor já anexou todos os documentos que identificamos como faltantes.">
            <text:p>Rafael, favor enviar a planilha de processos para o departamento jurídico. O responsável do setor já anexou todos os documentos que identificamos como faltantes.</text:p>
          </table:table-cell>
        </table:table-row>
        <table:table-row>
          <table:table-cell office:value-type="float" office:value="215">
            <text:p>215</text:p>
          </table:table-cell>
          <table:table-cell office:value-type="date" office:date-value="2022-06-21T00:00:00">
            <text:p>Tue Jun 21 00:00:00 2022</text:p>
          </table:table-cell>
          <table:table-cell office:value-type="string" office:value="Será agendada uma reunião para o período da tarde, pois na parte da manhã o diretor passa por um tratamento médico que ele não pode faltar. Também é possível agendar algo para o restante da semana, a agenda dele não está lotada por enquanto.">
            <text:p>Será agendada uma reunião para o período da tarde, pois na parte da manhã o diretor passa por um tratamento médico que ele não pode faltar. Também é possível agendar algo para o restante da semana, a agenda dele não está lotada por enquanto.</text:p>
          </table:table-cell>
        </table:table-row>
        <table:table-row>
          <table:table-cell office:value-type="float" office:value="216">
            <text:p>216</text:p>
          </table:table-cell>
          <table:table-cell office:value-type="date" office:date-value="2022-06-21T00:00:00">
            <text:p>Tue Jun 21 00:00:00 2022</text:p>
          </table:table-cell>
          <table:table-cell office:value-type="string" office:value="Vamos agendar um almoço com o presidente do sindicato, lá serão discutidas as propostas de aumento salarial para todos do departamento.">
            <text:p>Vamos agendar um almoço com o presidente do sindicato, lá serão discutidas as propostas de aumento salarial para todos do departamento.</text:p>
          </table:table-cell>
        </table:table-row>
      </table:table>
      <table:table table:name="19">
        <table:table-row>
          <table:table-cell office:value-type="string" office:value="id_base">
            <text:p>id_base</text:p>
          </table:table-cell>
          <table:table-cell office:value-type="float" office:value="19">
            <text:p>19</text:p>
          </table:table-cell>
        </table:table-row>
        <table:table-row>
          <table:table-cell office:value-type="string" office:value="area">
            <text:p>area</text:p>
          </table:table-cell>
          <table:table-cell office:value-type="string" office:value="tecnologia da informacao">
            <text:p>tecnologia da informaca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217">
            <text:p>217</text:p>
          </table:table-cell>
          <table:table-cell office:value-type="date" office:date-value="2022-06-20T00:00:00">
            <text:p>Mon Jun 20 00:00:00 2022</text:p>
          </table:table-cell>
          <table:table-cell office:value-type="string" office:value="O servidor deve ser configurado para funcionar com o Python 3, porque os packages do nosso modelo funcionam somente com essa versão devido à algumas dependências de funções. Atualize o sistema o quanto antes.">
            <text:p>O servidor deve ser configurado para funcionar com o Python 3, porque os packages do nosso modelo funcionam somente com essa versão devido à algumas dependências de funções. Atualize o sistema o quanto antes.</text:p>
          </table:table-cell>
        </table:table-row>
        <table:table-row>
          <table:table-cell office:value-type="float" office:value="218">
            <text:p>218</text:p>
          </table:table-cell>
          <table:table-cell office:value-type="date" office:date-value="2022-06-20T00:00:00">
            <text:p>Mon Jun 20 00:00:00 2022</text:p>
          </table:table-cell>
          <table:table-cell office:value-type="string" office:value="As edições no banco de dados possuem um período para serem concluídas, por esse motivo que em um sistema mostra como suspenso e no outro como ativa. ">
            <text:p>As edições no banco de dados possuem um período para serem concluídas, por esse motivo que em um sistema mostra como suspenso e no outro como ativa. </text:p>
          </table:table-cell>
        </table:table-row>
        <table:table-row>
          <table:table-cell office:value-type="float" office:value="219">
            <text:p>219</text:p>
          </table:table-cell>
          <table:table-cell office:value-type="date" office:date-value="2022-06-20T00:00:00">
            <text:p>Mon Jun 20 00:00:00 2022</text:p>
          </table:table-cell>
          <table:table-cell office:value-type="string" office:value="Atualmente o servidor está passando por uma instabilidade pois uma atualização do dia 5 de junho não conseguiu baixar todos os pacotes de que ela precisava. Vamos baixar o arquivo em separado e atualizar manualmente para corrigir o problema.">
            <text:p>Atualmente o servidor está passando por uma instabilidade pois uma atualização do dia 5 de junho não conseguiu baixar todos os pacotes de que ela precisava. Vamos baixar o arquivo em separado e atualizar manualmente para corrigir o problema.</text:p>
          </table:table-cell>
        </table:table-row>
        <table:table-row>
          <table:table-cell office:value-type="float" office:value="220">
            <text:p>220</text:p>
          </table:table-cell>
          <table:table-cell office:value-type="date" office:date-value="2022-06-20T00:00:00">
            <text:p>Mon Jun 20 00:00:00 2022</text:p>
          </table:table-cell>
          <table:table-cell office:value-type="string" office:value="Estamos passando por um período de instabilidade na rede até as 14 horas de hoje teremos resolvido o problema, pedimos desculpas pelo inconveniente.">
            <text:p>Estamos passando por um período de instabilidade na rede até as 14 horas de hoje teremos resolvido o problema, pedimos desculpas pelo inconveniente.</text:p>
          </table:table-cell>
        </table:table-row>
        <table:table-row>
          <table:table-cell office:value-type="float" office:value="221">
            <text:p>221</text:p>
          </table:table-cell>
          <table:table-cell office:value-type="date" office:date-value="2022-06-20T00:00:00">
            <text:p>Mon Jun 20 00:00:00 2022</text:p>
          </table:table-cell>
          <table:table-cell office:value-type="string" office:value="Existem vários problemas de comunicação na API dessa aplicação, resumidamente, um sistema não conversa com o outro, gerando uma falha na atualização das informações. Caso seja necessário, nos envie os dados para que possamos fazer uma busca no outro banco de dados.">
            <text:p>Existem vários problemas de comunicação na API dessa aplicação, resumidamente, um sistema não conversa com o outro, gerando uma falha na atualização das informações. Caso seja necessário, nos envie os dados para que possamos fazer uma busca no outro banco de dados.</text:p>
          </table:table-cell>
        </table:table-row>
        <table:table-row>
          <table:table-cell office:value-type="float" office:value="222">
            <text:p>222</text:p>
          </table:table-cell>
          <table:table-cell office:value-type="date" office:date-value="2022-06-20T00:00:00">
            <text:p>Mon Jun 20 00:00:00 2022</text:p>
          </table:table-cell>
          <table:table-cell office:value-type="string" office:value="Não foram guardados registros disso em nenhuma documentação, mas o servidor utiliza uma versão antiga do Apache que atende as necessidades de nossas aplicações atuais. Como essas aplicações não ficam disponíveis fora de nossa rede não haverá problema por enquanto.">
            <text:p>Não foram guardados registros disso em nenhuma documentação, mas o servidor utiliza uma versão antiga do Apache que atende as necessidades de nossas aplicações atuais. Como essas aplicações não ficam disponíveis fora de nossa rede não haverá problema por enquanto.</text:p>
          </table:table-cell>
        </table:table-row>
        <table:table-row>
          <table:table-cell office:value-type="float" office:value="223">
            <text:p>223</text:p>
          </table:table-cell>
          <table:table-cell office:value-type="date" office:date-value="2022-06-20T00:00:00">
            <text:p>Mon Jun 20 00:00:00 2022</text:p>
          </table:table-cell>
          <table:table-cell office:value-type="string" office:value="O software Bizagi foi disponibilizado em todas as máquinas da empresa, favor utilizar o mesmo para esse tipo de tarefa. Caso ocorra algum outro problema entre em contato conosco.">
            <text:p>O software Bizagi foi disponibilizado em todas as máquinas da empresa, favor utilizar o mesmo para esse tipo de tarefa. Caso ocorra algum outro problema entre em contato conosco.</text:p>
          </table:table-cell>
        </table:table-row>
        <table:table-row>
          <table:table-cell office:value-type="float" office:value="224">
            <text:p>224</text:p>
          </table:table-cell>
          <table:table-cell office:value-type="date" office:date-value="2022-06-20T00:00:00">
            <text:p>Mon Jun 20 00:00:00 2022</text:p>
          </table:table-cell>
          <table:table-cell office:value-type="string" office:value="O tipo de placa mãe comprado para as máquinas da Dell causa um problema de expansão de memória. Vamos rever o termo de compra, pois, não acho que isso deveria ter sido aprovado.">
            <text:p>O tipo de placa mãe comprado para as máquinas da Dell causa um problema de expansão de memória. Vamos rever o termo de compra, pois, não acho que isso deveria ter sido aprovado.</text:p>
          </table:table-cell>
        </table:table-row>
        <table:table-row>
          <table:table-cell office:value-type="float" office:value="225">
            <text:p>225</text:p>
          </table:table-cell>
          <table:table-cell office:value-type="date" office:date-value="2022-06-20T00:00:00">
            <text:p>Mon Jun 20 00:00:00 2022</text:p>
          </table:table-cell>
          <table:table-cell office:value-type="string" office:value="Solicito dar prosseguimento ao chamado de número 12 que encontra-se atualmente em atraso em nossa fila de atendimento. O pacote necessário para o reparo acabou de ser disponibilizado na rede.">
            <text:p>Solicito dar prosseguimento ao chamado de número 12 que encontra-se atualmente em atraso em nossa fila de atendimento. O pacote necessário para o reparo acabou de ser disponibilizado na rede.</text:p>
          </table:table-cell>
        </table:table-row>
        <table:table-row>
          <table:table-cell office:value-type="float" office:value="226">
            <text:p>226</text:p>
          </table:table-cell>
          <table:table-cell office:value-type="date" office:date-value="2022-06-20T00:00:00">
            <text:p>Mon Jun 20 00:00:00 2022</text:p>
          </table:table-cell>
          <table:table-cell office:value-type="string" office:value="Toda vez que o sistema é atualizado, o servidor precisa ser reinicializado para que as alterações passem a valer. Um upgrade será realizado até o dia 30 de junho, vamos soltar um comunicado para que os analistas não enviem processos no dia.">
            <text:p>Toda vez que o sistema é atualizado, o servidor precisa ser reinicializado para que as alterações passem a valer. Um upgrade será realizado até o dia 30 de junho, vamos soltar um comunicado para que os analistas não enviem processos no dia.</text:p>
          </table:table-cell>
        </table:table-row>
      </table:table>
      <table:table table:name="20">
        <table:table-row>
          <table:table-cell office:value-type="string" office:value="id_base">
            <text:p>id_base</text:p>
          </table:table-cell>
          <table:table-cell office:value-type="float" office:value="20">
            <text:p>20</text:p>
          </table:table-cell>
        </table:table-row>
        <table:table-row>
          <table:table-cell office:value-type="string" office:value="area">
            <text:p>area</text:p>
          </table:table-cell>
          <table:table-cell office:value-type="string" office:value="controle de qualidade">
            <text:p>controle de qualidade</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227">
            <text:p>227</text:p>
          </table:table-cell>
          <table:table-cell office:value-type="date" office:date-value="2022-02-07T00:00:00">
            <text:p>Mon Feb  7 00:00:00 2022</text:p>
          </table:table-cell>
          <table:table-cell office:value-type="string" office:value="Notamos que neste mês de janeiro houve uma queda nas postagens no portal, em parte, devido ao recesso e às férias de parte do pessoal. Contudo, a plataforma é uma ferramenta já implantada na diretoria e que necessita que seja utilizada de forma contínua. É fundamental que continuem utilizando a fim de formar uma base de dados para os projetos. Em breve, será realizado um novo treinamento para todos,  com a finalidade de proporcionar um melhor entendimento acerca da importância da ferramenta e, consequentemente maior uso.">
            <text:p>Notamos que neste mês de janeiro houve uma queda nas postagens no portal, em parte, devido ao recesso e às férias de parte do pessoal. Contudo, a plataforma é uma ferramenta já implantada na diretoria e que necessita que seja utilizada de forma contínua. É fundamental que continuem utilizando a fim de formar uma base de dados para os projetos. Em breve, será realizado um novo treinamento para todos,  com a finalidade de proporcionar um melhor entendimento acerca da importância da ferramenta e, consequentemente maior uso.</text:p>
          </table:table-cell>
        </table:table-row>
        <table:table-row>
          <table:table-cell office:value-type="float" office:value="228">
            <text:p>228</text:p>
          </table:table-cell>
          <table:table-cell office:value-type="date" office:date-value="2022-02-07T00:00:00">
            <text:p>Mon Feb  7 00:00:00 2022</text:p>
          </table:table-cell>
          <table:table-cell office:value-type="string" office:value="A duração tem que ser enquadrada na faixa que a Maria enviou.">
            <text:p>A duração tem que ser enquadrada na faixa que a Maria enviou.</text:p>
          </table:table-cell>
        </table:table-row>
        <table:table-row>
          <table:table-cell office:value-type="float" office:value="229">
            <text:p>229</text:p>
          </table:table-cell>
          <table:table-cell office:value-type="date" office:date-value="2022-02-07T00:00:00">
            <text:p>Mon Feb  7 00:00:00 2022</text:p>
          </table:table-cell>
          <table:table-cell office:value-type="string" office:value="Conforme já é do conhecimento dos envolvidos no projeto R, a fim de enfatizar o uso correto, informamos que os procedimentos específicos do projeto R, os quais devem ser cumpridos, estão na plataforma na pasta 12. Na pasta 12, clicar em Procedimentos, conforme indicado abaixo.">
            <text:p>Conforme já é do conhecimento dos envolvidos no projeto R, a fim de enfatizar o uso correto, informamos que os procedimentos específicos do projeto R, os quais devem ser cumpridos, estão na plataforma na pasta 12. Na pasta 12, clicar em Procedimentos, conforme indicado abaixo.</text:p>
          </table:table-cell>
        </table:table-row>
        <table:table-row>
          <table:table-cell office:value-type="float" office:value="230">
            <text:p>230</text:p>
          </table:table-cell>
          <table:table-cell office:value-type="date" office:date-value="2022-02-07T00:00:00">
            <text:p>Mon Feb  7 00:00:00 2022</text:p>
          </table:table-cell>
          <table:table-cell office:value-type="string" office:value="Estão cadastrados no módulo A da plataforma os Padrões Word, Excel e CAD para o projeto X. Adicionalmente, no mesmo módulo da plataforma estão cadastrados procedimentos Z para o projeto X que devem ser seguidos. Dúvidas, favor procurar o João da Assessoria.">
            <text:p>Estão cadastrados no módulo A da plataforma os Padrões Word, Excel e CAD para o projeto X. Adicionalmente, no mesmo módulo da plataforma estão cadastrados procedimentos Z para o projeto X que devem ser seguidos. Dúvidas, favor procurar o João da Assessoria.</text:p>
          </table:table-cell>
        </table:table-row>
        <table:table-row>
          <table:table-cell office:value-type="float" office:value="231">
            <text:p>231</text:p>
          </table:table-cell>
          <table:table-cell office:value-type="date" office:date-value="2022-02-07T00:00:00">
            <text:p>Mon Feb  7 00:00:00 2022</text:p>
          </table:table-cell>
          <table:table-cell office:value-type="string" office:value="Existem algumas pessoas que não possuem vínculos no portal, pois não acreditaram na capacidade de transmissão de informação dele.">
            <text:p>Existem algumas pessoas que não possuem vínculos no portal, pois não acreditaram na capacidade de transmissão de informação dele.</text:p>
          </table:table-cell>
        </table:table-row>
        <table:table-row>
          <table:table-cell office:value-type="float" office:value="232">
            <text:p>232</text:p>
          </table:table-cell>
          <table:table-cell office:value-type="date" office:date-value="2022-02-07T00:00:00">
            <text:p>Mon Feb  7 00:00:00 2022</text:p>
          </table:table-cell>
          <table:table-cell office:value-type="string" office:value="Favor carregar no portal um modelo de ementa para ser preenchido, o modelo está em anexo.">
            <text:p>Favor carregar no portal um modelo de ementa para ser preenchido, o modelo está em anexo.</text:p>
          </table:table-cell>
        </table:table-row>
        <table:table-row>
          <table:table-cell office:value-type="float" office:value="233">
            <text:p>233</text:p>
          </table:table-cell>
          <table:table-cell office:value-type="date" office:date-value="2022-02-07T00:00:00">
            <text:p>Mon Feb  7 00:00:00 2022</text:p>
          </table:table-cell>
          <table:table-cell office:value-type="string" office:value="José, depois que envia para análise gerencial está ficando setado em NÃO e no campo 5 os documentos de referência colocados em linha diferente estão ficando juntos.">
            <text:p>José, depois que envia para análise gerencial está ficando setado em NÃO e no campo 5 os documentos de referência colocados em linha diferente estão ficando juntos.</text:p>
          </table:table-cell>
        </table:table-row>
        <table:table-row>
          <table:table-cell office:value-type="float" office:value="234">
            <text:p>234</text:p>
          </table:table-cell>
          <table:table-cell office:value-type="date" office:date-value="2022-02-07T00:00:00">
            <text:p>Mon Feb  7 00:00:00 2022</text:p>
          </table:table-cell>
          <table:table-cell office:value-type="string" office:value="O relatório, enquanto não foi enviado para análise gerencial, permite alteração por um usuário diferente do que abriu, conforme log abaixo.">
            <text:p>O relatório, enquanto não foi enviado para análise gerencial, permite alteração por um usuário diferente do que abriu, conforme log abaixo.</text:p>
          </table:table-cell>
        </table:table-row>
        <table:table-row>
          <table:table-cell office:value-type="float" office:value="235">
            <text:p>235</text:p>
          </table:table-cell>
          <table:table-cell office:value-type="date" office:date-value="2022-02-07T00:00:00">
            <text:p>Mon Feb  7 00:00:00 2022</text:p>
          </table:table-cell>
          <table:table-cell office:value-type="string" office:value="Participo que está disponível para todos instrutores no módulo MT o treinamento para elaboração e gravação de slides do portal intitulado Utilização do Portal. Na plataforma está disponível o prazo para conclusão. O treinamento tem uma avaliação na própria plataforma que deverá ser respondida até o prazo estabelecido.">
            <text:p>Participo que está disponível para todos instrutores no módulo MT o treinamento para elaboração e gravação de slides do portal intitulado Utilização do Portal. Na plataforma está disponível o prazo para conclusão. O treinamento tem uma avaliação na própria plataforma que deverá ser respondida até o prazo estabelecido.</text:p>
          </table:table-cell>
        </table:table-row>
        <table:table-row>
          <table:table-cell office:value-type="float" office:value="236">
            <text:p>236</text:p>
          </table:table-cell>
          <table:table-cell office:value-type="date" office:date-value="2022-02-07T00:00:00">
            <text:p>Mon Feb  7 00:00:00 2022</text:p>
          </table:table-cell>
          <table:table-cell office:value-type="string" office:value="Prezado José, encontrei alguns erros e necessidades de alterações nos formulários de Gestão do Conhecimento. Segunda-feira falo com você.">
            <text:p>Prezado José, encontrei alguns erros e necessidades de alterações nos formulários de Gestão do Conhecimento. Segunda-feira falo com você.</text:p>
          </table:table-cell>
        </table:table-row>
        <table:table-row>
          <table:table-cell office:value-type="float" office:value="237">
            <text:p>237</text:p>
          </table:table-cell>
          <table:table-cell office:value-type="date" office:date-value="2022-02-07T00:00:00">
            <text:p>Mon Feb  7 00:00:00 2022</text:p>
          </table:table-cell>
          <table:table-cell office:value-type="string" office:value="Prezados, favor colocar na tela de avaliação o quadro indicativo de tempo da avaliação.">
            <text:p>Prezados, favor colocar na tela de avaliação o quadro indicativo de tempo da avaliação.</text:p>
          </table:table-cell>
        </table:table-row>
      </table:table>
      <table:table table:name="21">
        <table:table-row>
          <table:table-cell office:value-type="string" office:value="id_base">
            <text:p>id_base</text:p>
          </table:table-cell>
          <table:table-cell office:value-type="float" office:value="21">
            <text:p>21</text:p>
          </table:table-cell>
        </table:table-row>
        <table:table-row>
          <table:table-cell office:value-type="string" office:value="area">
            <text:p>area</text:p>
          </table:table-cell>
          <table:table-cell office:value-type="string" office:value="controle de qualidade">
            <text:p>controle de qualidade</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238">
            <text:p>238</text:p>
          </table:table-cell>
          <table:table-cell office:value-type="date" office:date-value="2022-02-07T00:00:00">
            <text:p>Mon Feb  7 00:00:00 2022</text:p>
          </table:table-cell>
          <table:table-cell office:value-type="string" office:value="Prezada Maria, boa noite! Acuso o recebimento da minuta. Analisando com brevidade, adicionei um comentário acerca da viabilidade de transformação do sistema em algo sigiloso. Caso ainda não tenha feito, solicito disponibilizar ao pessoal do grupo de trabalho da nossa Diretoria.">
            <text:p>Prezada Maria, boa noite! Acuso o recebimento da minuta. Analisando com brevidade, adicionei um comentário acerca da viabilidade de transformação do sistema em algo sigiloso. Caso ainda não tenha feito, solicito disponibilizar ao pessoal do grupo de trabalho da nossa Diretoria.</text:p>
          </table:table-cell>
        </table:table-row>
        <table:table-row>
          <table:table-cell office:value-type="float" office:value="239">
            <text:p>239</text:p>
          </table:table-cell>
          <table:table-cell office:value-type="date" office:date-value="2022-02-24T00:00:00">
            <text:p>Thu Feb 24 00:00:00 2022</text:p>
          </table:table-cell>
          <table:table-cell office:value-type="string" office:value="A partir de amanhã, 25 de fevereiro de 2021, é vetada a entrada de celular pelo pessoal da Assessoria. Todos os celulares deverão ser acondicionados no claviculário localizado na entrada.">
            <text:p>A partir de amanhã, 25 de fevereiro de 2021, é vetada a entrada de celular pelo pessoal da Assessoria. Todos os celulares deverão ser acondicionados no claviculário localizado na entrada.</text:p>
          </table:table-cell>
        </table:table-row>
        <table:table-row>
          <table:table-cell office:value-type="float" office:value="240">
            <text:p>240</text:p>
          </table:table-cell>
          <table:table-cell office:value-type="date" office:date-value="2022-02-07T00:00:00">
            <text:p>Mon Feb  7 00:00:00 2022</text:p>
          </table:table-cell>
          <table:table-cell office:value-type="string" office:value="De modo a evitar desvios nas metas a serem cumpridas por esta Assessoria, informo que qualquer solicitação de participação em reunião ou ação em qualquer atividade que exija aplicação de horas homem deve ser solicitada pela chefia do requisitante a este Assessor, antecipadamente. Assim, fica vetada atender à solicitação sem a minha prévia autorização. Caso isso venha a acontecer, solicito orientar ao setor requisitante sobre essa orientação. Para as demandas de rotinas e que não exijam aplicação de hh em demasia, não há essa necessidade dessa autorização.">
            <text:p>De modo a evitar desvios nas metas a serem cumpridas por esta Assessoria, informo que qualquer solicitação de participação em reunião ou ação em qualquer atividade que exija aplicação de horas homem deve ser solicitada pela chefia do requisitante a este Assessor, antecipadamente. Assim, fica vetada atender à solicitação sem a minha prévia autorização. Caso isso venha a acontecer, solicito orientar ao setor requisitante sobre essa orientação. Para as demandas de rotinas e que não exijam aplicação de hh em demasia, não há essa necessidade dessa autorização.</text:p>
          </table:table-cell>
        </table:table-row>
        <table:table-row>
          <table:table-cell office:value-type="float" office:value="241">
            <text:p>241</text:p>
          </table:table-cell>
          <table:table-cell office:value-type="date" office:date-value="2022-02-07T00:00:00">
            <text:p>Mon Feb  7 00:00:00 2022</text:p>
          </table:table-cell>
          <table:table-cell office:value-type="string" office:value="O diretor solicitou que todos realizem o cadastro na Plataforma STDA. De modo a informar ao diretor a conclusão do cadastro, solicito dar um retorno sobre essa ação. Não demora 1 minuto para fazer.">
            <text:p>O diretor solicitou que todos realizem o cadastro na Plataforma STDA. De modo a informar ao diretor a conclusão do cadastro, solicito dar um retorno sobre essa ação. Não demora 1 minuto para fazer.</text:p>
          </table:table-cell>
        </table:table-row>
        <table:table-row>
          <table:table-cell office:value-type="float" office:value="242">
            <text:p>242</text:p>
          </table:table-cell>
          <table:table-cell office:value-type="date" office:date-value="2022-02-07T00:00:00">
            <text:p>Mon Feb  7 00:00:00 2022</text:p>
          </table:table-cell>
          <table:table-cell office:value-type="string" office:value="Por determinação do Diretor Técnico, participo que todo e qualquer documento a ser encaminhado a organizações externas e que dependam da sua aprovação prévia, sejam remetidos com um mínimo de 10 dias de antecedência, após terem sido aprovados pelas instâncias intermediárias, de modo a possibilitar a realização de ajustes que eventualmente se façam necessários. De modo a exemplificar, enquadra-se nessa situação os artigos e apresentações que porventura empregados precisam submeter a organismos nacionais e internacionais.">
            <text:p>Por determinação do Diretor Técnico, participo que todo e qualquer documento a ser encaminhado a organizações externas e que dependam da sua aprovação prévia, sejam remetidos com um mínimo de 10 dias de antecedência, após terem sido aprovados pelas instâncias intermediárias, de modo a possibilitar a realização de ajustes que eventualmente se façam necessários. De modo a exemplificar, enquadra-se nessa situação os artigos e apresentações que porventura empregados precisam submeter a organismos nacionais e internacionais.</text:p>
          </table:table-cell>
        </table:table-row>
        <table:table-row>
          <table:table-cell office:value-type="float" office:value="243">
            <text:p>243</text:p>
          </table:table-cell>
          <table:table-cell office:value-type="date" office:date-value="2022-02-07T00:00:00">
            <text:p>Mon Feb  7 00:00:00 2022</text:p>
          </table:table-cell>
          <table:table-cell office:value-type="string" office:value="Prezados, transmito o ementário anexo, que contempla as normas que disciplinam as atividades da Assessoria, para conhecimento. Destaco que o ementário deve ser permanentemente atualizado. Por esta razão, toda vez que aparecer normas que impactam em nossas atividades essas devem ser inseridas no documento. O ementário foi aplicado a toda a empresa e ficará disponível na Intranet.">
            <text:p>Prezados, transmito o ementário anexo, que contempla as normas que disciplinam as atividades da Assessoria, para conhecimento. Destaco que o ementário deve ser permanentemente atualizado. Por esta razão, toda vez que aparecer normas que impactam em nossas atividades essas devem ser inseridas no documento. O ementário foi aplicado a toda a empresa e ficará disponível na Intranet.</text:p>
          </table:table-cell>
        </table:table-row>
        <table:table-row>
          <table:table-cell office:value-type="float" office:value="244">
            <text:p>244</text:p>
          </table:table-cell>
          <table:table-cell office:value-type="date" office:date-value="2022-01-21T00:00:00">
            <text:p>Fri Jan 21 00:00:00 2022</text:p>
          </table:table-cell>
          <table:table-cell office:value-type="string" office:value="Tem sido observada a ausência de registro de lançamento das atividades desenvolvidas pelos membros da Assessoria, contrariando assim o contido no regulamento 1. Em face do exposto, solicito que seja retomado esse processos no âmbito desta Assessoria de modo a termos o efetivo controle de horas homem aplicada nos projetos. Por fim, solicito que os registros dessa semana sejam inseridos até o dia 29/01/2021 e, a partir daí, seja cumprida a metodologia contida no procedimento supramencionado.">
            <text:p>Tem sido observada a ausência de registro de lançamento das atividades desenvolvidas pelos membros da Assessoria, contrariando assim o contido no regulamento 1. Em face do exposto, solicito que seja retomado esse processos no âmbito desta Assessoria de modo a termos o efetivo controle de horas homem aplicada nos projetos. Por fim, solicito que os registros dessa semana sejam inseridos até o dia 29/01/2021 e, a partir daí, seja cumprida a metodologia contida no procedimento supramencionado.</text:p>
          </table:table-cell>
        </table:table-row>
        <table:table-row>
          <table:table-cell office:value-type="float" office:value="245">
            <text:p>245</text:p>
          </table:table-cell>
          <table:table-cell office:value-type="date" office:date-value="2022-04-01T00:00:00">
            <text:p>Fri Apr  1 00:00:00 2022</text:p>
          </table:table-cell>
          <table:table-cell office:value-type="string" office:value="Tendo em vista a proximidade e início de operação do portal X, previsto para o dia 12 de abril, e em cumprimento ao contido na portaria que designou o grupo de trabalho, convoco todos para reunião no dia 5 de abril de 2021, às 15 horas, por videoconferência, a fim de tratar dos seguintes temas: apresentação do portal, pendências de documentos para o portal, manual do portal, relatório final, outros temas relevantes. Os convites serão enviados oportunamente.">
            <text:p>Tendo em vista a proximidade e início de operação do portal X, previsto para o dia 12 de abril, e em cumprimento ao contido na portaria que designou o grupo de trabalho, convoco todos para reunião no dia 5 de abril de 2021, às 15 horas, por videoconferência, a fim de tratar dos seguintes temas: apresentação do portal, pendências de documentos para o portal, manual do portal, relatório final, outros temas relevantes. Os convites serão enviados oportunamente.</text:p>
          </table:table-cell>
        </table:table-row>
        <table:table-row>
          <table:table-cell office:value-type="float" office:value="246">
            <text:p>246</text:p>
          </table:table-cell>
          <table:table-cell office:value-type="date" office:date-value="2022-02-28T00:00:00">
            <text:p>Mon Feb 28 00:00:00 2022</text:p>
          </table:table-cell>
          <table:table-cell office:value-type="string" office:value="Tenho observado muita desarrumação nas estações de trabalho no âmbito desta Assessoria. Assim, de modo a manter um adequado nível de apresentação, que certamente impacta diretamente no rendimento de nossas atividades, solicito que seja adota conduta similar a um programa 5S, com especial atenção nas ações de limpeza e arrumação nas estações de trabalho, a saber: mesa, gaveteiros, arquivos, escaninho, entorno da estação de trabalho, improvisos em PC/monitor, posição de monitor e CPU, fiação, etc. Para isso, solicito que até o dia 2 de março de 2021 essas áreas estejam com nível de apresentação mais adequado para um ambiente de trabalho. Por oportuno, reforço que é proibido comer nas estações de trabalho, sendo permitido somente a ingestão de água, com todo cuidado necessário para não danificar os PC em caso de derramamento.">
            <text:p>Tenho observado muita desarrumação nas estações de trabalho no âmbito desta Assessoria. Assim, de modo a manter um adequado nível de apresentação, que certamente impacta diretamente no rendimento de nossas atividades, solicito que seja adota conduta similar a um programa 5S, com especial atenção nas ações de limpeza e arrumação nas estações de trabalho, a saber: mesa, gaveteiros, arquivos, escaninho, entorno da estação de trabalho, improvisos em PC/monitor, posição de monitor e CPU, fiação, etc. Para isso, solicito que até o dia 2 de março de 2021 essas áreas estejam com nível de apresentação mais adequado para um ambiente de trabalho. Por oportuno, reforço que é proibido comer nas estações de trabalho, sendo permitido somente a ingestão de água, com todo cuidado necessário para não danificar os PC em caso de derramamento.</text:p>
          </table:table-cell>
        </table:table-row>
        <table:table-row>
          <table:table-cell office:value-type="float" office:value="247">
            <text:p>247</text:p>
          </table:table-cell>
          <table:table-cell office:value-type="date" office:date-value="2022-04-04T00:00:00">
            <text:p>Mon Apr  4 00:00:00 2022</text:p>
          </table:table-cell>
          <table:table-cell office:value-type="string" office:value="Transmito extrato do relatório elaborado pela Coordenadoria de Relações Trabalhistas emitido por determinação da Direção da empresa, para conhecimento e prestação dos esclarecimentos necessários sobre as horas extras realizadas nos mês de março de 2020, sem autorização do Diretor da área.">
            <text:p>Transmito extrato do relatório elaborado pela Coordenadoria de Relações Trabalhistas emitido por determinação da Direção da empresa, para conhecimento e prestação dos esclarecimentos necessários sobre as horas extras realizadas nos mês de março de 2020, sem autorização do Diretor da área.</text:p>
          </table:table-cell>
        </table:table-row>
      </table:table>
      <table:table table:name="22">
        <table:table-row>
          <table:table-cell office:value-type="string" office:value="id_base">
            <text:p>id_base</text:p>
          </table:table-cell>
          <table:table-cell office:value-type="float" office:value="22">
            <text:p>22</text:p>
          </table:table-cell>
        </table:table-row>
        <table:table-row>
          <table:table-cell office:value-type="string" office:value="area">
            <text:p>area</text:p>
          </table:table-cell>
          <table:table-cell office:value-type="string" office:value="empresa de entrega">
            <text:p>empresa de entreg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248">
            <text:p>248</text:p>
          </table:table-cell>
          <table:table-cell office:value-type="date" office:date-value="2022-06-24T00:00:00">
            <text:p>Fri Jun 24 00:00:00 2022</text:p>
          </table:table-cell>
          <table:table-cell office:value-type="string" office:value="Os motoristas não tem seguido as orientações do sistema de entrega, por isso temos observado uma incompatibilidade do planejado e o esperado. Vamos marcar uma reunião no próximo dia 29 de junho as 10 horas para discutir esse assunto.">
            <text:p>Os motoristas não tem seguido as orientações do sistema de entrega, por isso temos observado uma incompatibilidade do planejado e o esperado. Vamos marcar uma reunião no próximo dia 29 de junho as 10 horas para discutir esse assunto.</text:p>
          </table:table-cell>
        </table:table-row>
        <table:table-row>
          <table:table-cell office:value-type="float" office:value="249">
            <text:p>249</text:p>
          </table:table-cell>
          <table:table-cell office:value-type="date" office:date-value="2022-06-24T00:00:00">
            <text:p>Fri Jun 24 00:00:00 2022</text:p>
          </table:table-cell>
          <table:table-cell office:value-type="string" office:value="A frota está ficando pequena para a quantidade de pedidos que temos recebido, peço que os senhores responsáveis tomem alguma ação com relação à isso.">
            <text:p>A frota está ficando pequena para a quantidade de pedidos que temos recebido, peço que os senhores responsáveis tomem alguma ação com relação à isso.</text:p>
          </table:table-cell>
        </table:table-row>
        <table:table-row>
          <table:table-cell office:value-type="float" office:value="250">
            <text:p>250</text:p>
          </table:table-cell>
          <table:table-cell office:value-type="date" office:date-value="2022-06-24T00:00:00">
            <text:p>Fri Jun 24 00:00:00 2022</text:p>
          </table:table-cell>
          <table:table-cell office:value-type="string" office:value="A nova política de tratamento de reclamações irá entrar em vigor a partir de quarta-feira dessa semana, peço à todos que fiquem atentos aos horários de agendamento e cumpram as orientações do sistema de roteirização.">
            <text:p>A nova política de tratamento de reclamações irá entrar em vigor a partir de quarta-feira dessa semana, peço à todos que fiquem atentos aos horários de agendamento e cumpram as orientações do sistema de roteirização.</text:p>
          </table:table-cell>
        </table:table-row>
        <table:table-row>
          <table:table-cell office:value-type="float" office:value="251">
            <text:p>251</text:p>
          </table:table-cell>
          <table:table-cell office:value-type="date" office:date-value="2022-06-24T00:00:00">
            <text:p>Fri Jun 24 00:00:00 2022</text:p>
          </table:table-cell>
          <table:table-cell office:value-type="string" office:value="A política da empresa com relação à produtos faltantes é agendar a reposição para o cliente o mais breve possível. Será necessário encontrar um entregador o mais rápido possível, caso necessário pode convocar algum que esteja de folga.">
            <text:p>A política da empresa com relação à produtos faltantes é agendar a reposição para o cliente o mais breve possível. Será necessário encontrar um entregador o mais rápido possível, caso necessário pode convocar algum que esteja de folga.</text:p>
          </table:table-cell>
        </table:table-row>
        <table:table-row>
          <table:table-cell office:value-type="float" office:value="252">
            <text:p>252</text:p>
          </table:table-cell>
          <table:table-cell office:value-type="date" office:date-value="2022-06-24T00:00:00">
            <text:p>Fri Jun 24 00:00:00 2022</text:p>
          </table:table-cell>
          <table:table-cell office:value-type="string" office:value="Esse tipo de produto não caberá na esteira de preparação. Imagino ser necessário um local em separado dependendo da demanda que existirá para ele. Vamos discutir com os demais na reunião do dia 29.">
            <text:p>Esse tipo de produto não caberá na esteira de preparação. Imagino ser necessário um local em separado dependendo da demanda que existirá para ele. Vamos discutir com os demais na reunião do dia 29.</text:p>
          </table:table-cell>
        </table:table-row>
        <table:table-row>
          <table:table-cell office:value-type="float" office:value="253">
            <text:p>253</text:p>
          </table:table-cell>
          <table:table-cell office:value-type="date" office:date-value="2022-06-24T00:00:00">
            <text:p>Fri Jun 24 00:00:00 2022</text:p>
          </table:table-cell>
          <table:table-cell office:value-type="string" office:value="No próximo final de semana receberemos novos veículos para expandir nossa frota, com isso passaremos a atender mais algumas regiões que não estão em nosso roteiro. Vamos marcar uma reunião para discutir as novas contratações que precisaremos fazer.">
            <text:p>No próximo final de semana receberemos novos veículos para expandir nossa frota, com isso passaremos a atender mais algumas regiões que não estão em nosso roteiro. Vamos marcar uma reunião para discutir as novas contratações que precisaremos fazer.</text:p>
          </table:table-cell>
        </table:table-row>
        <table:table-row>
          <table:table-cell office:value-type="float" office:value="254">
            <text:p>254</text:p>
          </table:table-cell>
          <table:table-cell office:value-type="date" office:date-value="2022-06-24T00:00:00">
            <text:p>Fri Jun 24 00:00:00 2022</text:p>
          </table:table-cell>
          <table:table-cell office:value-type="string" office:value="O planejamento dos roteiros será refeito nessa madrugada, encontramos um problema na rota 123 que pode ter se repetido nas demais. Provavelmente teremos alguns atrasos para o horário da manhã.">
            <text:p>O planejamento dos roteiros será refeito nessa madrugada, encontramos um problema na rota 123 que pode ter se repetido nas demais. Provavelmente teremos alguns atrasos para o horário da manhã.</text:p>
          </table:table-cell>
        </table:table-row>
        <table:table-row>
          <table:table-cell office:value-type="float" office:value="255">
            <text:p>255</text:p>
          </table:table-cell>
          <table:table-cell office:value-type="date" office:date-value="2022-06-24T00:00:00">
            <text:p>Fri Jun 24 00:00:00 2022</text:p>
          </table:table-cell>
          <table:table-cell office:value-type="string" office:value="Os motoristas tem o costume de passar em endereços antes do horário agendado, pois estão no caminho de algum outro local de sua rota. Isso tem gerado uma série de reclamações no SAC, vou falar com todos eles para que os horários sejam respeitados.">
            <text:p>Os motoristas tem o costume de passar em endereços antes do horário agendado, pois estão no caminho de algum outro local de sua rota. Isso tem gerado uma série de reclamações no SAC, vou falar com todos eles para que os horários sejam respeitados.</text:p>
          </table:table-cell>
        </table:table-row>
        <table:table-row>
          <table:table-cell office:value-type="float" office:value="256">
            <text:p>256</text:p>
          </table:table-cell>
          <table:table-cell office:value-type="date" office:date-value="2022-06-24T00:00:00">
            <text:p>Fri Jun 24 00:00:00 2022</text:p>
          </table:table-cell>
          <table:table-cell office:value-type="string" office:value="Pedidos que são agendados no sistema com até 24 horas de antecedência, podem entrar na esteira de preparação do pacote assim que ela é ligada. Isso é um comportamento esperado, não se preocupe com isso.">
            <text:p>Pedidos que são agendados no sistema com até 24 horas de antecedência, podem entrar na esteira de preparação do pacote assim que ela é ligada. Isso é um comportamento esperado, não se preocupe com isso.</text:p>
          </table:table-cell>
        </table:table-row>
        <table:table-row>
          <table:table-cell office:value-type="float" office:value="257">
            <text:p>257</text:p>
          </table:table-cell>
          <table:table-cell office:value-type="date" office:date-value="2022-06-24T00:00:00">
            <text:p>Fri Jun 24 00:00:00 2022</text:p>
          </table:table-cell>
          <table:table-cell office:value-type="string" office:value="Vamos iniciar um novo sistema de entrega na segunda-feira que vêm, os motoristas de aplicativos  tem se mostrado mais comprometidos com os horários porque eles possuem pedidos de outras empresas para realizar, por isso iremos realizar as compras rápidas sempre com eles.">
            <text:p>Vamos iniciar um novo sistema de entrega na segunda-feira que vêm, os motoristas de aplicativos  tem se mostrado mais comprometidos com os horários porque eles possuem pedidos de outras empresas para realizar, por isso iremos realizar as compras rápidas sempre com eles.</text:p>
          </table:table-cell>
        </table:table-row>
      </table:table>
      <table:table table:name="23">
        <table:table-row>
          <table:table-cell office:value-type="string" office:value="id_base">
            <text:p>id_base</text:p>
          </table:table-cell>
          <table:table-cell office:value-type="float" office:value="23">
            <text:p>23</text:p>
          </table:table-cell>
        </table:table-row>
        <table:table-row>
          <table:table-cell office:value-type="string" office:value="area">
            <text:p>area</text:p>
          </table:table-cell>
          <table:table-cell office:value-type="string" office:value="veterinaria">
            <text:p>veterinari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258">
            <text:p>258</text:p>
          </table:table-cell>
          <table:table-cell office:value-type="date" office:date-value="2022-06-24T00:00:00">
            <text:p>Fri Jun 24 00:00:00 2022</text:p>
          </table:table-cell>
          <table:table-cell office:value-type="string" office:value="Cachorros desse porte não precisam estar de focinheira ao entrar na clínica. Porém é bom que o animal seja acompanhado durante todo o procedimento.">
            <text:p>Cachorros desse porte não precisam estar de focinheira ao entrar na clínica. Porém é bom que o animal seja acompanhado durante todo o procedimento.</text:p>
          </table:table-cell>
        </table:table-row>
        <table:table-row>
          <table:table-cell office:value-type="float" office:value="259">
            <text:p>259</text:p>
          </table:table-cell>
          <table:table-cell office:value-type="date" office:date-value="2022-06-24T00:00:00">
            <text:p>Fri Jun 24 00:00:00 2022</text:p>
          </table:table-cell>
          <table:table-cell office:value-type="string" office:value="Gatos dormem como se não fossem mais despertar, isso é normal. A evolução deles na natureza foi para o lado de poupar energia. Não precisa ficar preocupada.">
            <text:p>Gatos dormem como se não fossem mais despertar, isso é normal. A evolução deles na natureza foi para o lado de poupar energia. Não precisa ficar preocupada.</text:p>
          </table:table-cell>
        </table:table-row>
        <table:table-row>
          <table:table-cell office:value-type="float" office:value="260">
            <text:p>260</text:p>
          </table:table-cell>
          <table:table-cell office:value-type="date" office:date-value="2022-06-24T00:00:00">
            <text:p>Fri Jun 24 00:00:00 2022</text:p>
          </table:table-cell>
          <table:table-cell office:value-type="string" office:value="Não consegui pagar a licença de operação dentro do prazo. A guia de arrecadação emitida na mesma data do vencimento sempre acaba gerando problemas.">
            <text:p>Não consegui pagar a licença de operação dentro do prazo. A guia de arrecadação emitida na mesma data do vencimento sempre acaba gerando problemas.</text:p>
          </table:table-cell>
        </table:table-row>
        <table:table-row>
          <table:table-cell office:value-type="float" office:value="261">
            <text:p>261</text:p>
          </table:table-cell>
          <table:table-cell office:value-type="date" office:date-value="2022-06-24T00:00:00">
            <text:p>Fri Jun 24 00:00:00 2022</text:p>
          </table:table-cell>
          <table:table-cell office:value-type="string" office:value="Nosso foco é em gatos e cachorros. Porém, posso solicitar à um colega veterinário que possui conhecimento sobre Pelicanos se ele pode lhe ajudar. Peço que por enquanto aguarde meu contato.">
            <text:p>Nosso foco é em gatos e cachorros. Porém, posso solicitar à um colega veterinário que possui conhecimento sobre Pelicanos se ele pode lhe ajudar. Peço que por enquanto aguarde meu contato.</text:p>
          </table:table-cell>
        </table:table-row>
        <table:table-row>
          <table:table-cell office:value-type="float" office:value="262">
            <text:p>262</text:p>
          </table:table-cell>
          <table:table-cell office:value-type="date" office:date-value="2022-06-24T00:00:00">
            <text:p>Fri Jun 24 00:00:00 2022</text:p>
          </table:table-cell>
          <table:table-cell office:value-type="string" office:value="O atendimento nesse final de semana será estendido para todo o nosso horário comercial que vai das 8 horas e 30 minutos até as 17 horas e 30 minutos. O motivo disso é a reposição dos dias que passamos fechados nessa semana para limpeza e dedetização de toda nossa clínica. Voltaremos ao normal já no outro final de semana.">
            <text:p>O atendimento nesse final de semana será estendido para todo o nosso horário comercial que vai das 8 horas e 30 minutos até as 17 horas e 30 minutos. O motivo disso é a reposição dos dias que passamos fechados nessa semana para limpeza e dedetização de toda nossa clínica. Voltaremos ao normal já no outro final de semana.</text:p>
          </table:table-cell>
        </table:table-row>
        <table:table-row>
          <table:table-cell office:value-type="float" office:value="263">
            <text:p>263</text:p>
          </table:table-cell>
          <table:table-cell office:value-type="date" office:date-value="2022-06-24T00:00:00">
            <text:p>Fri Jun 24 00:00:00 2022</text:p>
          </table:table-cell>
          <table:table-cell office:value-type="string" office:value="O comportamento de seu cachorro é febril tal como se estivesse como leptospirose. Precisarei realizar mais alguns teste para comprovar, assim que tiver os resultados lhe informo.">
            <text:p>O comportamento de seu cachorro é febril tal como se estivesse como leptospirose. Precisarei realizar mais alguns teste para comprovar, assim que tiver os resultados lhe informo.</text:p>
          </table:table-cell>
        </table:table-row>
        <table:table-row>
          <table:table-cell office:value-type="float" office:value="264">
            <text:p>264</text:p>
          </table:table-cell>
          <table:table-cell office:value-type="date" office:date-value="2022-06-24T00:00:00">
            <text:p>Fri Jun 24 00:00:00 2022</text:p>
          </table:table-cell>
          <table:table-cell office:value-type="string" office:value="O gato que a senhora deixou para realizar um procedimento na semana passada. Já passa bem e pode ser retirado quando a senhora tiver disponibilidade. ">
            <text:p>O gato que a senhora deixou para realizar um procedimento na semana passada. Já passa bem e pode ser retirado quando a senhora tiver disponibilidade. </text:p>
          </table:table-cell>
        </table:table-row>
        <table:table-row>
          <table:table-cell office:value-type="float" office:value="265">
            <text:p>265</text:p>
          </table:table-cell>
          <table:table-cell office:value-type="date" office:date-value="2022-06-24T00:00:00">
            <text:p>Fri Jun 24 00:00:00 2022</text:p>
          </table:table-cell>
          <table:table-cell office:value-type="string" office:value="Pássaros desse porte, não devem ser mantidos como animal de estimação. Vamos ter que denunciar essa situação o mais breve possível para os órgãos responsáveis.">
            <text:p>Pássaros desse porte, não devem ser mantidos como animal de estimação. Vamos ter que denunciar essa situação o mais breve possível para os órgãos responsáveis.</text:p>
          </table:table-cell>
        </table:table-row>
        <table:table-row>
          <table:table-cell office:value-type="float" office:value="266">
            <text:p>266</text:p>
          </table:table-cell>
          <table:table-cell office:value-type="date" office:date-value="2022-06-24T00:00:00">
            <text:p>Fri Jun 24 00:00:00 2022</text:p>
          </table:table-cell>
          <table:table-cell office:value-type="string" office:value="Uma dedetização será realizada para que isso não volte a acontecer. Pedimos desculpas pelo inconveniente. ">
            <text:p>Uma dedetização será realizada para que isso não volte a acontecer. Pedimos desculpas pelo inconveniente. </text:p>
          </table:table-cell>
        </table:table-row>
        <table:table-row>
          <table:table-cell office:value-type="float" office:value="267">
            <text:p>267</text:p>
          </table:table-cell>
          <table:table-cell office:value-type="date" office:date-value="2022-06-24T00:00:00">
            <text:p>Fri Jun 24 00:00:00 2022</text:p>
          </table:table-cell>
          <table:table-cell office:value-type="string" office:value="Você está preocupada à toa, essa é a função de um veterinário. Vamos agendar o quanto antes a consulta do seu animal. O que acha de marcamos para quarta-feira dia 29 de junho?">
            <text:p>Você está preocupada à toa, essa é a função de um veterinário. Vamos agendar o quanto antes a consulta do seu animal. O que acha de marcamos para quarta-feira dia 29 de junho?</text:p>
          </table:table-cell>
        </table:table-row>
      </table:table>
      <table:table table:name="24">
        <table:table-row>
          <table:table-cell office:value-type="string" office:value="id_base">
            <text:p>id_base</text:p>
          </table:table-cell>
          <table:table-cell office:value-type="float" office:value="24">
            <text:p>24</text:p>
          </table:table-cell>
        </table:table-row>
        <table:table-row>
          <table:table-cell office:value-type="string" office:value="area">
            <text:p>area</text:p>
          </table:table-cell>
          <table:table-cell office:value-type="string" office:value="ortodontologia">
            <text:p>ortodontologi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268">
            <text:p>268</text:p>
          </table:table-cell>
          <table:table-cell office:value-type="date" office:date-value="2022-06-28T00:00:00">
            <text:p>Tue Jun 28 00:00:00 2022</text:p>
          </table:table-cell>
          <table:table-cell office:value-type="string" office:value="Caso o aparelho não seja lavado com água todas as vezes em que o mesmo for removido, uma placa bacteriana se formará devido ao acumulo de saliva em suas dobras.">
            <text:p>Caso o aparelho não seja lavado com água todas as vezes em que o mesmo for removido, uma placa bacteriana se formará devido ao acumulo de saliva em suas dobras.</text:p>
          </table:table-cell>
        </table:table-row>
        <table:table-row>
          <table:table-cell office:value-type="float" office:value="269">
            <text:p>269</text:p>
          </table:table-cell>
          <table:table-cell office:value-type="date" office:date-value="2022-06-28T00:00:00">
            <text:p>Tue Jun 28 00:00:00 2022</text:p>
          </table:table-cell>
          <table:table-cell office:value-type="string" office:value="A clínica passará por um procedimento de higienização nesse dia 30 de junho. Vamos ter que reagendar sua consulta, por favor entre em contato com as meninas da recepção que estão com a minha escala.">
            <text:p>A clínica passará por um procedimento de higienização nesse dia 30 de junho. Vamos ter que reagendar sua consulta, por favor entre em contato com as meninas da recepção que estão com a minha escala.</text:p>
          </table:table-cell>
        </table:table-row>
        <table:table-row>
          <table:table-cell office:value-type="float" office:value="270">
            <text:p>270</text:p>
          </table:table-cell>
          <table:table-cell office:value-type="date" office:date-value="2022-06-28T00:00:00">
            <text:p>Tue Jun 28 00:00:00 2022</text:p>
          </table:table-cell>
          <table:table-cell office:value-type="string" office:value="Aparelho novo demora a se ajustar na regão da anterior da boca, de tal maneira que essa dor que está sentindo no momento é normal. Me procure caso a dor permaneça por mais de duas semanas.">
            <text:p>Aparelho novo demora a se ajustar na regão da anterior da boca, de tal maneira que essa dor que está sentindo no momento é normal. Me procure caso a dor permaneça por mais de duas semanas.</text:p>
          </table:table-cell>
        </table:table-row>
        <table:table-row>
          <table:table-cell office:value-type="float" office:value="271">
            <text:p>271</text:p>
          </table:table-cell>
          <table:table-cell office:value-type="date" office:date-value="2022-06-28T00:00:00">
            <text:p>Tue Jun 28 00:00:00 2022</text:p>
          </table:table-cell>
          <table:table-cell office:value-type="string" office:value="Bom dia, gostaria de encomendar 50 kits para higienização da boca da marca Plax para ser entregue no consultório da rua João Alves, número 36 no bairro da Freguesia do ó. Muito obrigado.">
            <text:p>Bom dia, gostaria de encomendar 50 kits para higienização da boca da marca Plax para ser entregue no consultório da rua João Alves, número 36 no bairro da Freguesia do ó. Muito obrigado.</text:p>
          </table:table-cell>
        </table:table-row>
        <table:table-row>
          <table:table-cell office:value-type="float" office:value="272">
            <text:p>272</text:p>
          </table:table-cell>
          <table:table-cell office:value-type="date" office:date-value="2022-06-28T00:00:00">
            <text:p>Tue Jun 28 00:00:00 2022</text:p>
          </table:table-cell>
          <table:table-cell office:value-type="string" office:value="Esse aparelho não é o indicado para casos em que houve a extração de dentes. Vamos rever o planejamento que seu atual ortodontista lhe passou. ">
            <text:p>Esse aparelho não é o indicado para casos em que houve a extração de dentes. Vamos rever o planejamento que seu atual ortodontista lhe passou. </text:p>
          </table:table-cell>
        </table:table-row>
        <table:table-row>
          <table:table-cell office:value-type="float" office:value="273">
            <text:p>273</text:p>
          </table:table-cell>
          <table:table-cell office:value-type="date" office:date-value="2022-06-28T00:00:00">
            <text:p>Tue Jun 28 00:00:00 2022</text:p>
          </table:table-cell>
          <table:table-cell office:value-type="string" office:value="Maria, abra por favor um horário na minha agenda, pois um paciente meu entrou em contato direto comigo reclamando de muita dor pelo fato de ter quebrado um dente. Veja alguém que está com horário mais para o final do dia e diga para chegar um pouco mais tarde.">
            <text:p>Maria, abra por favor um horário na minha agenda, pois um paciente meu entrou em contato direto comigo reclamando de muita dor pelo fato de ter quebrado um dente. Veja alguém que está com horário mais para o final do dia e diga para chegar um pouco mais tarde.</text:p>
          </table:table-cell>
        </table:table-row>
        <table:table-row>
          <table:table-cell office:value-type="float" office:value="274">
            <text:p>274</text:p>
          </table:table-cell>
          <table:table-cell office:value-type="date" office:date-value="2022-06-28T00:00:00">
            <text:p>Tue Jun 28 00:00:00 2022</text:p>
          </table:table-cell>
          <table:table-cell office:value-type="string" office:value="Não é recomendável utilizar esse tipo de estrutura em crianças dessa idade. A formação óssea delas ainda não está definida e isso pode afetar o desenvolvimento natural dos dentes na boca.">
            <text:p>Não é recomendável utilizar esse tipo de estrutura em crianças dessa idade. A formação óssea delas ainda não está definida e isso pode afetar o desenvolvimento natural dos dentes na boca.</text:p>
          </table:table-cell>
        </table:table-row>
        <table:table-row>
          <table:table-cell office:value-type="float" office:value="275">
            <text:p>275</text:p>
          </table:table-cell>
          <table:table-cell office:value-type="date" office:date-value="2022-06-28T00:00:00">
            <text:p>Tue Jun 28 00:00:00 2022</text:p>
          </table:table-cell>
          <table:table-cell office:value-type="string" office:value="O aparelho precisará passar por uma manutenção pois fraturas na região dos dentes molares, afetam a sustentação da força que ele aplica aos dentes.">
            <text:p>O aparelho precisará passar por uma manutenção pois fraturas na região dos dentes molares, afetam a sustentação da força que ele aplica aos dentes.</text:p>
          </table:table-cell>
        </table:table-row>
        <table:table-row>
          <table:table-cell office:value-type="float" office:value="276">
            <text:p>276</text:p>
          </table:table-cell>
          <table:table-cell office:value-type="date" office:date-value="2022-06-28T00:00:00">
            <text:p>Tue Jun 28 00:00:00 2022</text:p>
          </table:table-cell>
          <table:table-cell office:value-type="string" office:value="O novo modelo de alinhadores dentários, é mais moderno. Basicamente, não é possível ver que você está com ele nos dentes. Vamos agendar uma consulta para que eu lhe mostre os demais benefícios.">
            <text:p>O novo modelo de alinhadores dentários, é mais moderno. Basicamente, não é possível ver que você está com ele nos dentes. Vamos agendar uma consulta para que eu lhe mostre os demais benefícios.</text:p>
          </table:table-cell>
        </table:table-row>
        <table:table-row>
          <table:table-cell office:value-type="float" office:value="277">
            <text:p>277</text:p>
          </table:table-cell>
          <table:table-cell office:value-type="date" office:date-value="2022-06-28T00:00:00">
            <text:p>Tue Jun 28 00:00:00 2022</text:p>
          </table:table-cell>
          <table:table-cell office:value-type="string" office:value="Serão emitidos dois recibos do aparelho que você pagou no mês passado. A manutenção deles deve ser paga conforme houver necessidade.">
            <text:p>Serão emitidos dois recibos do aparelho que você pagou no mês passado. A manutenção deles deve ser paga conforme houver necessidade.</text:p>
          </table:table-cell>
        </table:table-row>
      </table:table>
      <table:table table:name="25">
        <table:table-row>
          <table:table-cell office:value-type="string" office:value="id_base">
            <text:p>id_base</text:p>
          </table:table-cell>
          <table:table-cell office:value-type="float" office:value="25">
            <text:p>25</text:p>
          </table:table-cell>
        </table:table-row>
        <table:table-row>
          <table:table-cell office:value-type="string" office:value="area">
            <text:p>area</text:p>
          </table:table-cell>
          <table:table-cell office:value-type="string" office:value="editora">
            <text:p>editor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278">
            <text:p>278</text:p>
          </table:table-cell>
          <table:table-cell office:value-type="date" office:date-value="2022-06-27T00:00:00">
            <text:p>Mon Jun 27 00:00:00 2022</text:p>
          </table:table-cell>
          <table:table-cell office:value-type="string" office:value="A versão do Writer utilizada na elaboração era a mais recente, mesmo assim, tivemos problemas de formatação devido à função de compatibilidade com o Word.">
            <text:p>A versão do Writer utilizada na elaboração era a mais recente, mesmo assim, tivemos problemas de formatação devido à função de compatibilidade com o Word.</text:p>
          </table:table-cell>
        </table:table-row>
        <table:table-row>
          <table:table-cell office:value-type="float" office:value="279">
            <text:p>279</text:p>
          </table:table-cell>
          <table:table-cell office:value-type="date" office:date-value="2022-06-27T00:00:00">
            <text:p>Mon Jun 27 00:00:00 2022</text:p>
          </table:table-cell>
          <table:table-cell office:value-type="string" office:value="A descrição precisa ser feita de maneira gradual. Caso contrário, não será possível compreender o aplicativo.">
            <text:p>A descrição precisa ser feita de maneira gradual. Caso contrário, não será possível compreender o aplicativo.</text:p>
          </table:table-cell>
        </table:table-row>
        <table:table-row>
          <table:table-cell office:value-type="float" office:value="280">
            <text:p>280</text:p>
          </table:table-cell>
          <table:table-cell office:value-type="date" office:date-value="2022-06-27T00:00:00">
            <text:p>Mon Jun 27 00:00:00 2022</text:p>
          </table:table-cell>
          <table:table-cell office:value-type="string" office:value="A documentação teve que passar por uma revisão pois o programa foi atualizado. Tivemos que inserir as novas funcionalidades dele.">
            <text:p>A documentação teve que passar por uma revisão pois o programa foi atualizado. Tivemos que inserir as novas funcionalidades dele.</text:p>
          </table:table-cell>
        </table:table-row>
        <table:table-row>
          <table:table-cell office:value-type="float" office:value="281">
            <text:p>281</text:p>
          </table:table-cell>
          <table:table-cell office:value-type="date" office:date-value="2022-06-27T00:00:00">
            <text:p>Mon Jun 27 00:00:00 2022</text:p>
          </table:table-cell>
          <table:table-cell office:value-type="string" office:value="A ideia geral na estrutura do texto foi descrever cada um dos perfis de acesso e suas funções dentro do software. Apesar de ser repetitivo, o passo a passo de cada um será descrito de maneira sequencial.">
            <text:p>A ideia geral na estrutura do texto foi descrever cada um dos perfis de acesso e suas funções dentro do software. Apesar de ser repetitivo, o passo a passo de cada um será descrito de maneira sequencial.</text:p>
          </table:table-cell>
        </table:table-row>
        <table:table-row>
          <table:table-cell office:value-type="float" office:value="282">
            <text:p>282</text:p>
          </table:table-cell>
          <table:table-cell office:value-type="date" office:date-value="2022-06-27T00:00:00">
            <text:p>Mon Jun 27 00:00:00 2022</text:p>
          </table:table-cell>
          <table:table-cell office:value-type="string" office:value="Deixei uma cópia da documentação revisada em sua pasta, caso necessário me avise que posso explicar meus comentários.">
            <text:p>Deixei uma cópia da documentação revisada em sua pasta, caso necessário me avise que posso explicar meus comentários.</text:p>
          </table:table-cell>
        </table:table-row>
        <table:table-row>
          <table:table-cell office:value-type="float" office:value="283">
            <text:p>283</text:p>
          </table:table-cell>
          <table:table-cell office:value-type="date" office:date-value="2022-06-27T00:00:00">
            <text:p>Mon Jun 27 00:00:00 2022</text:p>
          </table:table-cell>
          <table:table-cell office:value-type="string" office:value="É uma solicitação do diretor que, no dia de início da operação, seja disponibilizado o manual  juntamente com o sistema. Por causa disso, a redação do material ocorreu juntamente com o desenvolvimento da ferramenta gerando uma série de reformulações para adequação do texto.">
            <text:p>É uma solicitação do diretor que, no dia de início da operação, seja disponibilizado o manual  juntamente com o sistema. Por causa disso, a redação do material ocorreu juntamente com o desenvolvimento da ferramenta gerando uma série de reformulações para adequação do texto.</text:p>
          </table:table-cell>
        </table:table-row>
        <table:table-row>
          <table:table-cell office:value-type="float" office:value="284">
            <text:p>284</text:p>
          </table:table-cell>
          <table:table-cell office:value-type="date" office:date-value="2022-06-27T00:00:00">
            <text:p>Mon Jun 27 00:00:00 2022</text:p>
          </table:table-cell>
          <table:table-cell office:value-type="string" office:value="Essa descrição teve que ser revisada, pois não haviam feito a operação de restrição de acesso à plataforma dentro do prazo acordado.">
            <text:p>Essa descrição teve que ser revisada, pois não haviam feito a operação de restrição de acesso à plataforma dentro do prazo acordado.</text:p>
          </table:table-cell>
        </table:table-row>
        <table:table-row>
          <table:table-cell office:value-type="float" office:value="285">
            <text:p>285</text:p>
          </table:table-cell>
          <table:table-cell office:value-type="date" office:date-value="2022-06-27T00:00:00">
            <text:p>Mon Jun 27 00:00:00 2022</text:p>
          </table:table-cell>
          <table:table-cell office:value-type="string" office:value="Não faremos novas modificações no fluxograma que consta no apêndice. Esse processo é o que está em vigor atualmente e não existem planos de alterá-lo.">
            <text:p>Não faremos novas modificações no fluxograma que consta no apêndice. Esse processo é o que está em vigor atualmente e não existem planos de alterá-lo.</text:p>
          </table:table-cell>
        </table:table-row>
        <table:table-row>
          <table:table-cell office:value-type="float" office:value="286">
            <text:p>286</text:p>
          </table:table-cell>
          <table:table-cell office:value-type="date" office:date-value="2022-06-27T00:00:00">
            <text:p>Mon Jun 27 00:00:00 2022</text:p>
          </table:table-cell>
          <table:table-cell office:value-type="string" office:value="O gerente solicitou que o relatório fosse entregue até o dia 01 de julho no máximo. Precisarei que você me envie os seus comentários ainda hoje.">
            <text:p>O gerente solicitou que o relatório fosse entregue até o dia 01 de julho no máximo. Precisarei que você me envie os seus comentários ainda hoje.</text:p>
          </table:table-cell>
        </table:table-row>
        <table:table-row>
          <table:table-cell office:value-type="float" office:value="287">
            <text:p>287</text:p>
          </table:table-cell>
          <table:table-cell office:value-type="date" office:date-value="2022-06-27T00:00:00">
            <text:p>Mon Jun 27 00:00:00 2022</text:p>
          </table:table-cell>
          <table:table-cell office:value-type="string" office:value="Vamos marcar uma reunião onde todos participem. Para que uma descrição seja bem redigida, os elaboradores do processo devem participar conjuntamente da escrita. Porque eles dominam o fluxo como um todo.">
            <text:p>Vamos marcar uma reunião onde todos participem. Para que uma descrição seja bem redigida, os elaboradores do processo devem participar conjuntamente da escrita. Porque eles dominam o fluxo como um todo.</text:p>
          </table:table-cell>
        </table:table-row>
      </table:table>
      <table:table table:name="26">
        <table:table-row>
          <table:table-cell office:value-type="string" office:value="id_base">
            <text:p>id_base</text:p>
          </table:table-cell>
          <table:table-cell office:value-type="float" office:value="26">
            <text:p>26</text:p>
          </table:table-cell>
        </table:table-row>
        <table:table-row>
          <table:table-cell office:value-type="string" office:value="area">
            <text:p>area</text:p>
          </table:table-cell>
          <table:table-cell office:value-type="string" office:value="ensino">
            <text:p>ensin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288">
            <text:p>288</text:p>
          </table:table-cell>
          <table:table-cell office:value-type="date" office:date-value="2022-06-22T00:00:00">
            <text:p>Wed Jun 22 00:00:00 2022</text:p>
          </table:table-cell>
          <table:table-cell office:value-type="string" office:value="A maior dificuldade nessa matéria é a transformação de conceitos em cálculos, por isso é necessário reforçar bastante a teoria física.">
            <text:p>A maior dificuldade nessa matéria é a transformação de conceitos em cálculos, por isso é necessário reforçar bastante a teoria física.</text:p>
          </table:table-cell>
        </table:table-row>
        <table:table-row>
          <table:table-cell office:value-type="float" office:value="289">
            <text:p>289</text:p>
          </table:table-cell>
          <table:table-cell office:value-type="date" office:date-value="2022-06-22T00:00:00">
            <text:p>Wed Jun 22 00:00:00 2022</text:p>
          </table:table-cell>
          <table:table-cell office:value-type="string" office:value="A Maria da sala 2 está passando por problemas de depressão, todos os professores estão sendo alertados para que fiquem atentos ao comportamento da mesma em sala de aula.">
            <text:p>A Maria da sala 2 está passando por problemas de depressão, todos os professores estão sendo alertados para que fiquem atentos ao comportamento da mesma em sala de aula.</text:p>
          </table:table-cell>
        </table:table-row>
        <table:table-row>
          <table:table-cell office:value-type="float" office:value="290">
            <text:p>290</text:p>
          </table:table-cell>
          <table:table-cell office:value-type="date" office:date-value="2022-06-22T00:00:00">
            <text:p>Wed Jun 22 00:00:00 2022</text:p>
          </table:table-cell>
          <table:table-cell office:value-type="string" office:value="A professora de Matemática irá trabalhar em parceria conosco para preparar o projeto da feira de ciências. Uma reunião será marcada com ela para definirmos o escopo de participação dos alunos.">
            <text:p>A professora de Matemática irá trabalhar em parceria conosco para preparar o projeto da feira de ciências. Uma reunião será marcada com ela para definirmos o escopo de participação dos alunos.</text:p>
          </table:table-cell>
        </table:table-row>
        <table:table-row>
          <table:table-cell office:value-type="float" office:value="291">
            <text:p>291</text:p>
          </table:table-cell>
          <table:table-cell office:value-type="date" office:date-value="2022-06-22T00:00:00">
            <text:p>Wed Jun 22 00:00:00 2022</text:p>
          </table:table-cell>
          <table:table-cell office:value-type="string" office:value="A tarefa, com data de entrega no dia 25 de junho, foi corrigida e vamos utilizar as notas para compor a média do bimestre junto com a nota da prova de vocês.">
            <text:p>A tarefa, com data de entrega no dia 25 de junho, foi corrigida e vamos utilizar as notas para compor a média do bimestre junto com a nota da prova de vocês.</text:p>
          </table:table-cell>
        </table:table-row>
        <table:table-row>
          <table:table-cell office:value-type="float" office:value="292">
            <text:p>292</text:p>
          </table:table-cell>
          <table:table-cell office:value-type="date" office:date-value="2022-06-22T00:00:00">
            <text:p>Wed Jun 22 00:00:00 2022</text:p>
          </table:table-cell>
          <table:table-cell office:value-type="string" office:value="As médias dos alunos foram calculadas seguindo a nova regra de distribuição de pesos da coordenação de ensino. Mesmo com esse novo cálculo ninguém ficará de recuperação nesse bimestre.">
            <text:p>As médias dos alunos foram calculadas seguindo a nova regra de distribuição de pesos da coordenação de ensino. Mesmo com esse novo cálculo ninguém ficará de recuperação nesse bimestre.</text:p>
          </table:table-cell>
        </table:table-row>
        <table:table-row>
          <table:table-cell office:value-type="float" office:value="293">
            <text:p>293</text:p>
          </table:table-cell>
          <table:table-cell office:value-type="date" office:date-value="2022-06-22T00:00:00">
            <text:p>Wed Jun 22 00:00:00 2022</text:p>
          </table:table-cell>
          <table:table-cell office:value-type="string" office:value="Enviei as notas do primeiro bimestre do 8º ano para o sistema hoje. Acabei demorando para finalizar, pois um aluno esteve afastado por razões médicas e fez as provas somente ontem.">
            <text:p>Enviei as notas do primeiro bimestre do 8º ano para o sistema hoje. Acabei demorando para finalizar, pois um aluno esteve afastado por razões médicas e fez as provas somente ontem.</text:p>
          </table:table-cell>
        </table:table-row>
        <table:table-row>
          <table:table-cell office:value-type="float" office:value="294">
            <text:p>294</text:p>
          </table:table-cell>
          <table:table-cell office:value-type="date" office:date-value="2022-06-22T00:00:00">
            <text:p>Wed Jun 22 00:00:00 2022</text:p>
          </table:table-cell>
          <table:table-cell office:value-type="string" office:value="Haverá uma cerimônia de premiação dos melhores alunos do colégio, tal como é feito em olimpíadas. Porém serão consideradas as notas em todas as matérias. Devemos entregar  as notas em nossas disciplinas até o final dessa semana.">
            <text:p>Haverá uma cerimônia de premiação dos melhores alunos do colégio, tal como é feito em olimpíadas. Porém serão consideradas as notas em todas as matérias. Devemos entregar  as notas em nossas disciplinas até o final dessa semana.</text:p>
          </table:table-cell>
        </table:table-row>
        <table:table-row>
          <table:table-cell office:value-type="float" office:value="295">
            <text:p>295</text:p>
          </table:table-cell>
          <table:table-cell office:value-type="date" office:date-value="2022-06-22T00:00:00">
            <text:p>Wed Jun 22 00:00:00 2022</text:p>
          </table:table-cell>
          <table:table-cell office:value-type="string" office:value="Irei me ausentar para a aula do dia 29 de junho, preciso fazer um exame médico que só tinha essa disponibilidade de horário. Alguém teria possibilidade de me substituir?">
            <text:p>Irei me ausentar para a aula do dia 29 de junho, preciso fazer um exame médico que só tinha essa disponibilidade de horário. Alguém teria possibilidade de me substituir?</text:p>
          </table:table-cell>
        </table:table-row>
        <table:table-row>
          <table:table-cell office:value-type="float" office:value="296">
            <text:p>296</text:p>
          </table:table-cell>
          <table:table-cell office:value-type="date" office:date-value="2022-06-22T00:00:00">
            <text:p>Wed Jun 22 00:00:00 2022</text:p>
          </table:table-cell>
          <table:table-cell office:value-type="string" office:value="No vestibular das principais Universidades nos cursos de exatas, essa matérias está sendo cobrada. Vamos discutir a melhor maneira de abordar esse assunto com nossos alunos.">
            <text:p>No vestibular das principais Universidades nos cursos de exatas, essa matérias está sendo cobrada. Vamos discutir a melhor maneira de abordar esse assunto com nossos alunos.</text:p>
          </table:table-cell>
        </table:table-row>
        <table:table-row>
          <table:table-cell office:value-type="float" office:value="297">
            <text:p>297</text:p>
          </table:table-cell>
          <table:table-cell office:value-type="date" office:date-value="2022-06-22T00:00:00">
            <text:p>Wed Jun 22 00:00:00 2022</text:p>
          </table:table-cell>
          <table:table-cell office:value-type="string" office:value="Para a tarefa desse final de semana, vocês irão entregar os problemas da página 20 resolvidos com todos os passos e contas por escrito. Quem não entregar ficará com um quarto a menos na média final.">
            <text:p>Para a tarefa desse final de semana, vocês irão entregar os problemas da página 20 resolvidos com todos os passos e contas por escrito. Quem não entregar ficará com um quarto a menos na média final.</text:p>
          </table:table-cell>
        </table:table-row>
      </table:table>
      <table:table table:name="27">
        <table:table-row>
          <table:table-cell office:value-type="string" office:value="id_base">
            <text:p>id_base</text:p>
          </table:table-cell>
          <table:table-cell office:value-type="float" office:value="27">
            <text:p>27</text:p>
          </table:table-cell>
        </table:table-row>
        <table:table-row>
          <table:table-cell office:value-type="string" office:value="area">
            <text:p>area</text:p>
          </table:table-cell>
          <table:table-cell office:value-type="string" office:value="ensino">
            <text:p>ensin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298">
            <text:p>298</text:p>
          </table:table-cell>
          <table:table-cell office:value-type="date" office:date-value="2022-06-23T00:00:00">
            <text:p>Thu Jun 23 00:00:00 2022</text:p>
          </table:table-cell>
          <table:table-cell office:value-type="string" office:value="O planejamento das aulas para esse semestre foi pensando pelo corpo docente para que os alunos possam usufruir não só das aulas teóricas mas também das práticas. Por isso temos essa quantidade de reservas do laboratório, caso não seja possível vamos combinar uma reunião para alinharmos a divisão.">
            <text:p>O planejamento das aulas para esse semestre foi pensando pelo corpo docente para que os alunos possam usufruir não só das aulas teóricas mas também das práticas. Por isso temos essa quantidade de reservas do laboratório, caso não seja possível vamos combinar uma reunião para alinharmos a divisão.</text:p>
          </table:table-cell>
        </table:table-row>
        <table:table-row>
          <table:table-cell office:value-type="float" office:value="299">
            <text:p>299</text:p>
          </table:table-cell>
          <table:table-cell office:value-type="date" office:date-value="2022-06-23T00:00:00">
            <text:p>Thu Jun 23 00:00:00 2022</text:p>
          </table:table-cell>
          <table:table-cell office:value-type="string" office:value="A Energia mecânica do sistema, não se conserva nesse caso, portanto, a fórmula da qual sua solução partiu está equivocada. Não é possível considerar nenhuma parte da nota nesse caso.">
            <text:p>A Energia mecânica do sistema, não se conserva nesse caso, portanto, a fórmula da qual sua solução partiu está equivocada. Não é possível considerar nenhuma parte da nota nesse caso.</text:p>
          </table:table-cell>
        </table:table-row>
        <table:table-row>
          <table:table-cell office:value-type="float" office:value="300">
            <text:p>300</text:p>
          </table:table-cell>
          <table:table-cell office:value-type="date" office:date-value="2022-06-23T00:00:00">
            <text:p>Thu Jun 23 00:00:00 2022</text:p>
          </table:table-cell>
          <table:table-cell office:value-type="string" office:value="A faculdade irá promover uma festa junina na última semana de junho no dia primeiro de julho. O valor da entrada será convertido em alimentos e bebidas para o próprio evento. Todos estão convidados, participem.">
            <text:p>A faculdade irá promover uma festa junina na última semana de junho no dia primeiro de julho. O valor da entrada será convertido em alimentos e bebidas para o próprio evento. Todos estão convidados, participem.</text:p>
          </table:table-cell>
        </table:table-row>
        <table:table-row>
          <table:table-cell office:value-type="float" office:value="301">
            <text:p>301</text:p>
          </table:table-cell>
          <table:table-cell office:value-type="date" office:date-value="2022-06-23T00:00:00">
            <text:p>Thu Jun 23 00:00:00 2022</text:p>
          </table:table-cell>
          <table:table-cell office:value-type="string" office:value="A solução do problema que você apresentou ficou incompleta pois você não fez a demonstração de como chegou na fórmula para a Energia Potencial. Caso apresente, recalcularei sua nota.">
            <text:p>A solução do problema que você apresentou ficou incompleta pois você não fez a demonstração de como chegou na fórmula para a Energia Potencial. Caso apresente, recalcularei sua nota.</text:p>
          </table:table-cell>
        </table:table-row>
        <table:table-row>
          <table:table-cell office:value-type="float" office:value="302">
            <text:p>302</text:p>
          </table:table-cell>
          <table:table-cell office:value-type="date" office:date-value="2022-06-23T00:00:00">
            <text:p>Thu Jun 23 00:00:00 2022</text:p>
          </table:table-cell>
          <table:table-cell office:value-type="string" office:value="As notas de aula da última semana foram disponibilizadas no sistema dos alunos. Eles já possuem todo o material para se preparar para a próxima prova que será realizada dia 1 de julho as 19 horas.">
            <text:p>As notas de aula da última semana foram disponibilizadas no sistema dos alunos. Eles já possuem todo o material para se preparar para a próxima prova que será realizada dia 1 de julho as 19 horas.</text:p>
          </table:table-cell>
        </table:table-row>
        <table:table-row>
          <table:table-cell office:value-type="float" office:value="303">
            <text:p>303</text:p>
          </table:table-cell>
          <table:table-cell office:value-type="date" office:date-value="2022-06-23T00:00:00">
            <text:p>Thu Jun 23 00:00:00 2022</text:p>
          </table:table-cell>
          <table:table-cell office:value-type="string" office:value="Houve um desentendimento entre os alunos na minha última aula. Foi necessário retirá-los da classe para que não chegassem as vias de fato. Felizmente, o segurança da faculdade chegou e ninguém foi ferido.">
            <text:p>Houve um desentendimento entre os alunos na minha última aula. Foi necessário retirá-los da classe para que não chegassem as vias de fato. Felizmente, o segurança da faculdade chegou e ninguém foi ferido.</text:p>
          </table:table-cell>
        </table:table-row>
        <table:table-row>
          <table:table-cell office:value-type="float" office:value="304">
            <text:p>304</text:p>
          </table:table-cell>
          <table:table-cell office:value-type="date" office:date-value="2022-06-23T00:00:00">
            <text:p>Thu Jun 23 00:00:00 2022</text:p>
          </table:table-cell>
          <table:table-cell office:value-type="string" office:value="No caso a nota final da minha disciplina será composta pela média ponderada das provas e do conceito obtido no laboratório. Sugiro que se prepare lendo o material disponibilizado no sistema.">
            <text:p>No caso a nota final da minha disciplina será composta pela média ponderada das provas e do conceito obtido no laboratório. Sugiro que se prepare lendo o material disponibilizado no sistema.</text:p>
          </table:table-cell>
        </table:table-row>
        <table:table-row>
          <table:table-cell office:value-type="float" office:value="305">
            <text:p>305</text:p>
          </table:table-cell>
          <table:table-cell office:value-type="date" office:date-value="2022-06-23T00:00:00">
            <text:p>Thu Jun 23 00:00:00 2022</text:p>
          </table:table-cell>
          <table:table-cell office:value-type="string" office:value="Os capítulos de 1 a 5 por serem de nível introdutório serão apresentados nessa semana, para as próximas semanas iremos fazer a divisão de maneira mais longa.">
            <text:p>Os capítulos de 1 a 5 por serem de nível introdutório serão apresentados nessa semana, para as próximas semanas iremos fazer a divisão de maneira mais longa.</text:p>
          </table:table-cell>
        </table:table-row>
        <table:table-row>
          <table:table-cell office:value-type="float" office:value="306">
            <text:p>306</text:p>
          </table:table-cell>
          <table:table-cell office:value-type="date" office:date-value="2022-06-23T00:00:00">
            <text:p>Thu Jun 23 00:00:00 2022</text:p>
          </table:table-cell>
          <table:table-cell office:value-type="string" office:value="Professor novo sempre respeita os horários rigorosamente, isso faz com que o número de reclamações aumente. Vamos levar em consideração esse atenuante antes de destacar isso na comissão.">
            <text:p>Professor novo sempre respeita os horários rigorosamente, isso faz com que o número de reclamações aumente. Vamos levar em consideração esse atenuante antes de destacar isso na comissão.</text:p>
          </table:table-cell>
        </table:table-row>
        <table:table-row>
          <table:table-cell office:value-type="float" office:value="307">
            <text:p>307</text:p>
          </table:table-cell>
          <table:table-cell office:value-type="date" office:date-value="2022-06-23T00:00:00">
            <text:p>Thu Jun 23 00:00:00 2022</text:p>
          </table:table-cell>
          <table:table-cell office:value-type="string" office:value="Seguindo a orientação do coordenador geral do curso, estou enviando em anexo o planejamento da disciplina para o curso de Administração. O arquivo possui um sumário detalhado ao nível de semana para toda a extensão.">
            <text:p>Seguindo a orientação do coordenador geral do curso, estou enviando em anexo o planejamento da disciplina para o curso de Administração. O arquivo possui um sumário detalhado ao nível de semana para toda a extensão.</text:p>
          </table:table-cell>
        </table:table-row>
      </table:table>
      <table:table table:name="28">
        <table:table-row>
          <table:table-cell office:value-type="string" office:value="id_base">
            <text:p>id_base</text:p>
          </table:table-cell>
          <table:table-cell office:value-type="float" office:value="28">
            <text:p>28</text:p>
          </table:table-cell>
        </table:table-row>
        <table:table-row>
          <table:table-cell office:value-type="string" office:value="area">
            <text:p>area</text:p>
          </table:table-cell>
          <table:table-cell office:value-type="string" office:value="corretora de investimentos">
            <text:p>corretora de investimentos</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308">
            <text:p>308</text:p>
          </table:table-cell>
          <table:table-cell office:value-type="date" office:date-value="2022-06-29T00:00:00">
            <text:p>Wed Jun 29 00:00:00 2022</text:p>
          </table:table-cell>
          <table:table-cell office:value-type="string" office:value="O fundo está com a rentabilidade em queda pois os papéis imobiliários ao qual ele está atrelado desvalorizaram após a mudança da construtora. No momento a recomendação da gerência é não vender.">
            <text:p>O fundo está com a rentabilidade em queda pois os papéis imobiliários ao qual ele está atrelado desvalorizaram após a mudança da construtora. No momento a recomendação da gerência é não vender.</text:p>
          </table:table-cell>
        </table:table-row>
        <table:table-row>
          <table:table-cell office:value-type="float" office:value="309">
            <text:p>309</text:p>
          </table:table-cell>
          <table:table-cell office:value-type="date" office:date-value="2022-06-29T00:00:00">
            <text:p>Wed Jun 29 00:00:00 2022</text:p>
          </table:table-cell>
          <table:table-cell office:value-type="string" office:value="Esse rendimento momentâneo é justificado pela recuperação do mercado de fertilizantes e pesticidas. Não sabemos o quanto isso impactará no longo prazo.">
            <text:p>Esse rendimento momentâneo é justificado pela recuperação do mercado de fertilizantes e pesticidas. Não sabemos o quanto isso impactará no longo prazo.</text:p>
          </table:table-cell>
        </table:table-row>
        <table:table-row>
          <table:table-cell office:value-type="float" office:value="310">
            <text:p>310</text:p>
          </table:table-cell>
          <table:table-cell office:value-type="date" office:date-value="2022-06-29T00:00:00">
            <text:p>Wed Jun 29 00:00:00 2022</text:p>
          </table:table-cell>
          <table:table-cell office:value-type="string" office:value="Existe alguma restrição de operação de ações nesse próximo semestre? Estou em dúvida devido à nova regra do departamento.">
            <text:p>Existe alguma restrição de operação de ações nesse próximo semestre? Estou em dúvida devido à nova regra do departamento.</text:p>
          </table:table-cell>
        </table:table-row>
        <table:table-row>
          <table:table-cell office:value-type="float" office:value="311">
            <text:p>311</text:p>
          </table:table-cell>
          <table:table-cell office:value-type="date" office:date-value="2022-06-29T00:00:00">
            <text:p>Wed Jun 29 00:00:00 2022</text:p>
          </table:table-cell>
          <table:table-cell office:value-type="string" office:value="Fundo imobiliário não possui essa restrição de resgate de 24 meses, tal como o agrário o mesmo pode ser feito a qualquer momento. Caso seja necessário entre em contato com um agente para fazer a operação para o senhor.">
            <text:p>Fundo imobiliário não possui essa restrição de resgate de 24 meses, tal como o agrário o mesmo pode ser feito a qualquer momento. Caso seja necessário entre em contato com um agente para fazer a operação para o senhor.</text:p>
          </table:table-cell>
        </table:table-row>
        <table:table-row>
          <table:table-cell office:value-type="float" office:value="312">
            <text:p>312</text:p>
          </table:table-cell>
          <table:table-cell office:value-type="date" office:date-value="2022-06-29T00:00:00">
            <text:p>Wed Jun 29 00:00:00 2022</text:p>
          </table:table-cell>
          <table:table-cell office:value-type="string" office:value="Gostaria de saber qual o prazo que o financeiro precisa para efetuar uma ordem de venda do fundo XTC. Meu cliente está me pressionando para que eu faça isso o quanto antes.">
            <text:p>Gostaria de saber qual o prazo que o financeiro precisa para efetuar uma ordem de venda do fundo XTC. Meu cliente está me pressionando para que eu faça isso o quanto antes.</text:p>
          </table:table-cell>
        </table:table-row>
        <table:table-row>
          <table:table-cell office:value-type="float" office:value="313">
            <text:p>313</text:p>
          </table:table-cell>
          <table:table-cell office:value-type="date" office:date-value="2022-06-29T00:00:00">
            <text:p>Wed Jun 29 00:00:00 2022</text:p>
          </table:table-cell>
          <table:table-cell office:value-type="string" office:value="Nosso agente fez uma recomendação de venda que não estava de acordo com os interesses estratégicos atuais. Teremos que fazer uma ação de reconquista do cliente que não ficou satisfeito com os resultados obtidos.">
            <text:p>Nosso agente fez uma recomendação de venda que não estava de acordo com os interesses estratégicos atuais. Teremos que fazer uma ação de reconquista do cliente que não ficou satisfeito com os resultados obtidos.</text:p>
          </table:table-cell>
        </table:table-row>
        <table:table-row>
          <table:table-cell office:value-type="float" office:value="314">
            <text:p>314</text:p>
          </table:table-cell>
          <table:table-cell office:value-type="date" office:date-value="2022-06-29T00:00:00">
            <text:p>Wed Jun 29 00:00:00 2022</text:p>
          </table:table-cell>
          <table:table-cell office:value-type="string" office:value="O departamento de análises não soube explicar esse rendimento observado no último mês. Continuaremos as análises e lhe retornarei o mais breve possível.">
            <text:p>O departamento de análises não soube explicar esse rendimento observado no último mês. Continuaremos as análises e lhe retornarei o mais breve possível.</text:p>
          </table:table-cell>
        </table:table-row>
        <table:table-row>
          <table:table-cell office:value-type="float" office:value="315">
            <text:p>315</text:p>
          </table:table-cell>
          <table:table-cell office:value-type="date" office:date-value="2022-06-29T00:00:00">
            <text:p>Wed Jun 29 00:00:00 2022</text:p>
          </table:table-cell>
          <table:table-cell office:value-type="string" office:value="O servidor que realiza nossas transações fica lento quando lida com mais do que 500 requisições. Por isso é recomendável contatar o suporte para expandir a capacidade de processamento.">
            <text:p>O servidor que realiza nossas transações fica lento quando lida com mais do que 500 requisições. Por isso é recomendável contatar o suporte para expandir a capacidade de processamento.</text:p>
          </table:table-cell>
        </table:table-row>
        <table:table-row>
          <table:table-cell office:value-type="float" office:value="316">
            <text:p>316</text:p>
          </table:table-cell>
          <table:table-cell office:value-type="date" office:date-value="2022-06-29T00:00:00">
            <text:p>Wed Jun 29 00:00:00 2022</text:p>
          </table:table-cell>
          <table:table-cell office:value-type="string" office:value="Quando compramos uma cota de participação, prevíamos a recuperação do mercado em 12 meses. Esse fundo ainda está dentro do nosso esperado em termos do período de recuperação. Até o dia 31 de dezembro lhe daremos um retorno por do departamento financeiro pelo fato de se tratar de uma questão de venda.">
            <text:p>Quando compramos uma cota de participação, prevíamos a recuperação do mercado em 12 meses. Esse fundo ainda está dentro do nosso esperado em termos do período de recuperação. Até o dia 31 de dezembro lhe daremos um retorno por do departamento financeiro pelo fato de se tratar de uma questão de venda.</text:p>
          </table:table-cell>
        </table:table-row>
        <table:table-row>
          <table:table-cell office:value-type="float" office:value="317">
            <text:p>317</text:p>
          </table:table-cell>
          <table:table-cell office:value-type="date" office:date-value="2022-06-29T00:00:00">
            <text:p>Wed Jun 29 00:00:00 2022</text:p>
          </table:table-cell>
          <table:table-cell office:value-type="string" office:value="Vamos marcar uma reunião para o dia 29 de junho para tratarmos da necessidade de compra de uma nova cota do fundo 23. A participação do gerente geral é fundamental para o entendimento dos mercado imobiliário.">
            <text:p>Vamos marcar uma reunião para o dia 29 de junho para tratarmos da necessidade de compra de uma nova cota do fundo 23. A participação do gerente geral é fundamental para o entendimento dos mercado imobiliário.</text:p>
          </table:table-cell>
        </table:table-row>
      </table:table>
      <table:table table:name="29">
        <table:table-row>
          <table:table-cell office:value-type="string" office:value="id_base">
            <text:p>id_base</text:p>
          </table:table-cell>
          <table:table-cell office:value-type="float" office:value="29">
            <text:p>29</text:p>
          </table:table-cell>
        </table:table-row>
        <table:table-row>
          <table:table-cell office:value-type="string" office:value="area">
            <text:p>area</text:p>
          </table:table-cell>
          <table:table-cell office:value-type="string" office:value="embarcacao maritima">
            <text:p>embarcacao maritim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318">
            <text:p>318</text:p>
          </table:table-cell>
          <table:table-cell office:value-type="date" office:date-value="2022-06-28T00:00:00">
            <text:p>Tue Jun 28 00:00:00 2022</text:p>
          </table:table-cell>
          <table:table-cell office:value-type="string" office:value="O pessoal do solo não possui experiência em operações no mar, porque desde o início do ano de 2010 somente marinheiros são alocados para essa função tal como se fossem civis contratados.">
            <text:p>O pessoal do solo não possui experiência em operações no mar, porque desde o início do ano de 2010 somente marinheiros são alocados para essa função tal como se fossem civis contratados.</text:p>
          </table:table-cell>
        </table:table-row>
        <table:table-row>
          <table:table-cell office:value-type="float" office:value="319">
            <text:p>319</text:p>
          </table:table-cell>
          <table:table-cell office:value-type="date" office:date-value="2022-06-28T00:00:00">
            <text:p>Tue Jun 28 00:00:00 2022</text:p>
          </table:table-cell>
          <table:table-cell office:value-type="string" office:value="A tempestade da última sexta-feira causou danos ao tanque principal da embarcação. Solicito a convocação dos engenheiros em serviço imediatamente.">
            <text:p>A tempestade da última sexta-feira causou danos ao tanque principal da embarcação. Solicito a convocação dos engenheiros em serviço imediatamente.</text:p>
          </table:table-cell>
        </table:table-row>
        <table:table-row>
          <table:table-cell office:value-type="float" office:value="320">
            <text:p>320</text:p>
          </table:table-cell>
          <table:table-cell office:value-type="date" office:date-value="2022-06-28T00:00:00">
            <text:p>Tue Jun 28 00:00:00 2022</text:p>
          </table:table-cell>
          <table:table-cell office:value-type="string" office:value="Correntes marítimas, além de uma tempestade estão previstas para nossa atual rota ao longo da costa. Para evitar eventuais danos à nossa embarcação o comandante autorizou realizar um desvio de 15 graus a bombordo. Preparem a manobra para amanhã.">
            <text:p>Correntes marítimas, além de uma tempestade estão previstas para nossa atual rota ao longo da costa. Para evitar eventuais danos à nossa embarcação o comandante autorizou realizar um desvio de 15 graus a bombordo. Preparem a manobra para amanhã.</text:p>
          </table:table-cell>
        </table:table-row>
        <table:table-row>
          <table:table-cell office:value-type="float" office:value="321">
            <text:p>321</text:p>
          </table:table-cell>
          <table:table-cell office:value-type="date" office:date-value="2022-06-28T00:00:00">
            <text:p>Tue Jun 28 00:00:00 2022</text:p>
          </table:table-cell>
          <table:table-cell office:value-type="string" office:value="Esse estaleiro vai ter que servir, não temos mais tempo hábil para encontrar esse outro à essa quantidade de milhas. Informe o comandante o mais breve possível.">
            <text:p>Esse estaleiro vai ter que servir, não temos mais tempo hábil para encontrar esse outro à essa quantidade de milhas. Informe o comandante o mais breve possível.</text:p>
          </table:table-cell>
        </table:table-row>
        <table:table-row>
          <table:table-cell office:value-type="float" office:value="322">
            <text:p>322</text:p>
          </table:table-cell>
          <table:table-cell office:value-type="date" office:date-value="2022-06-28T00:00:00">
            <text:p>Tue Jun 28 00:00:00 2022</text:p>
          </table:table-cell>
          <table:table-cell office:value-type="string" office:value="Nossa rota está definida de maneira a cumprir nosso programa desse mês. Missões extras não serão aceitas até segunda ordem.">
            <text:p>Nossa rota está definida de maneira a cumprir nosso programa desse mês. Missões extras não serão aceitas até segunda ordem.</text:p>
          </table:table-cell>
        </table:table-row>
        <table:table-row>
          <table:table-cell office:value-type="float" office:value="323">
            <text:p>323</text:p>
          </table:table-cell>
          <table:table-cell office:value-type="date" office:date-value="2022-06-28T00:00:00">
            <text:p>Tue Jun 28 00:00:00 2022</text:p>
          </table:table-cell>
          <table:table-cell office:value-type="string" office:value="Nosso navio atracará no porto de Santos no dia 1 de julho no final da tarde. A escala de serviço será enviada pelo comandante na parte da manhã do mesmo dia.">
            <text:p>Nosso navio atracará no porto de Santos no dia 1 de julho no final da tarde. A escala de serviço será enviada pelo comandante na parte da manhã do mesmo dia.</text:p>
          </table:table-cell>
        </table:table-row>
        <table:table-row>
          <table:table-cell office:value-type="float" office:value="324">
            <text:p>324</text:p>
          </table:table-cell>
          <table:table-cell office:value-type="date" office:date-value="2022-06-28T00:00:00">
            <text:p>Tue Jun 28 00:00:00 2022</text:p>
          </table:table-cell>
          <table:table-cell office:value-type="string" office:value="O porto de Natal não possui um estaleiro dessa categoria, verifique quais outras opções temos para atracar na próxima semana. Eventualmente iremos prolongar nossa atual rota.">
            <text:p>O porto de Natal não possui um estaleiro dessa categoria, verifique quais outras opções temos para atracar na próxima semana. Eventualmente iremos prolongar nossa atual rota.</text:p>
          </table:table-cell>
        </table:table-row>
        <table:table-row>
          <table:table-cell office:value-type="float" office:value="325">
            <text:p>325</text:p>
          </table:table-cell>
          <table:table-cell office:value-type="date" office:date-value="2022-06-28T00:00:00">
            <text:p>Tue Jun 28 00:00:00 2022</text:p>
          </table:table-cell>
          <table:table-cell office:value-type="string" office:value="O sargento está de serviço hoje. Ele só poderá realizar suas atividades designadas pelo comandante no final do dia.">
            <text:p>O sargento está de serviço hoje. Ele só poderá realizar suas atividades designadas pelo comandante no final do dia.</text:p>
          </table:table-cell>
        </table:table-row>
        <table:table-row>
          <table:table-cell office:value-type="float" office:value="326">
            <text:p>326</text:p>
          </table:table-cell>
          <table:table-cell office:value-type="date" office:date-value="2022-06-28T00:00:00">
            <text:p>Tue Jun 28 00:00:00 2022</text:p>
          </table:table-cell>
          <table:table-cell office:value-type="string" office:value="Por solicitação do comandante, o manual de operação da caldeiraria da embarcação foi reformulado. O mesmo encontrava-se defasado além de não conterem novas recomendações internacionais que passamos a adotar. Ficamos à disposição para responder dúvidas.">
            <text:p>Por solicitação do comandante, o manual de operação da caldeiraria da embarcação foi reformulado. O mesmo encontrava-se defasado além de não conterem novas recomendações internacionais que passamos a adotar. Ficamos à disposição para responder dúvidas.</text:p>
          </table:table-cell>
        </table:table-row>
        <table:table-row>
          <table:table-cell office:value-type="float" office:value="327">
            <text:p>327</text:p>
          </table:table-cell>
          <table:table-cell office:value-type="date" office:date-value="2022-06-28T00:00:00">
            <text:p>Tue Jun 28 00:00:00 2022</text:p>
          </table:table-cell>
          <table:table-cell office:value-type="string" office:value="Uma operação de resgate será organiza pela atual equipe da escala de serviço, recebemos uma mensagem de que uma corveta está emitindo um pedido de SOS a 135 milhas náuticas a leste de Fernando de Noronha. O guindaste do navio deverá ser preparado para entrar em funcionamento imediatamente.">
            <text:p>Uma operação de resgate será organiza pela atual equipe da escala de serviço, recebemos uma mensagem de que uma corveta está emitindo um pedido de SOS a 135 milhas náuticas a leste de Fernando de Noronha. O guindaste do navio deverá ser preparado para entrar em funcionamento imediatamente.</text:p>
          </table:table-cell>
        </table:table-row>
      </table:table>
      <table:table table:name="30">
        <table:table-row>
          <table:table-cell office:value-type="string" office:value="id_base">
            <text:p>id_base</text:p>
          </table:table-cell>
          <table:table-cell office:value-type="float" office:value="30">
            <text:p>30</text:p>
          </table:table-cell>
        </table:table-row>
        <table:table-row>
          <table:table-cell office:value-type="string" office:value="area">
            <text:p>area</text:p>
          </table:table-cell>
          <table:table-cell office:value-type="string" office:value="recursos humanos">
            <text:p>recursos humanos</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328">
            <text:p>328</text:p>
          </table:table-cell>
          <table:table-cell office:value-type="date" office:date-value="2022-06-29T00:00:00">
            <text:p>Wed Jun 29 00:00:00 2022</text:p>
          </table:table-cell>
          <table:table-cell office:value-type="string" office:value="Vamos firmar um novo contrato de concessão de horas para um dos funcionários. Ele utilizará esse tempo livre no desenvolvimento de sua pós-graduação em uma área que será útil para a empresa no futuro, vemos isso como um investimento na capacitação de nossa equipe.">
            <text:p>Vamos firmar um novo contrato de concessão de horas para um dos funcionários. Ele utilizará esse tempo livre no desenvolvimento de sua pós-graduação em uma área que será útil para a empresa no futuro, vemos isso como um investimento na capacitação de nossa equipe.</text:p>
          </table:table-cell>
        </table:table-row>
        <table:table-row>
          <table:table-cell office:value-type="float" office:value="329">
            <text:p>329</text:p>
          </table:table-cell>
          <table:table-cell office:value-type="date" office:date-value="2022-06-29T00:00:00">
            <text:p>Wed Jun 29 00:00:00 2022</text:p>
          </table:table-cell>
          <table:table-cell office:value-type="string" office:value="A comissão não levou em conta no reajuste o que foi discutido no acordo trabalhista do ano passado. Naquela ocasião ficou alinhado que os trabalhadores iriam abrir mão do ajuste com base na inflação do ano.">
            <text:p>A comissão não levou em conta no reajuste o que foi discutido no acordo trabalhista do ano passado. Naquela ocasião ficou alinhado que os trabalhadores iriam abrir mão do ajuste com base na inflação do ano.</text:p>
          </table:table-cell>
        </table:table-row>
        <table:table-row>
          <table:table-cell office:value-type="float" office:value="330">
            <text:p>330</text:p>
          </table:table-cell>
          <table:table-cell office:value-type="date" office:date-value="2022-06-29T00:00:00">
            <text:p>Wed Jun 29 00:00:00 2022</text:p>
          </table:table-cell>
          <table:table-cell office:value-type="string" office:value="As horas extras do mês de maio não entram no período de reajuste, pois o acordo não foi feito à tempo de contemplar esses dias. Por esse motivo seu salário está com esse valor.">
            <text:p>As horas extras do mês de maio não entram no período de reajuste, pois o acordo não foi feito à tempo de contemplar esses dias. Por esse motivo seu salário está com esse valor.</text:p>
          </table:table-cell>
        </table:table-row>
        <table:table-row>
          <table:table-cell office:value-type="float" office:value="331">
            <text:p>331</text:p>
          </table:table-cell>
          <table:table-cell office:value-type="date" office:date-value="2022-06-29T00:00:00">
            <text:p>Wed Jun 29 00:00:00 2022</text:p>
          </table:table-cell>
          <table:table-cell office:value-type="string" office:value="O ajuste na folha de ponto da licença administrativa que foi concedida na semana passada, não foi processado corretamente. Peço a gentileza de verificar o que ocorreu. Muito obrigado.">
            <text:p>O ajuste na folha de ponto da licença administrativa que foi concedida na semana passada, não foi processado corretamente. Peço a gentileza de verificar o que ocorreu. Muito obrigado.</text:p>
          </table:table-cell>
        </table:table-row>
        <table:table-row>
          <table:table-cell office:value-type="float" office:value="332">
            <text:p>332</text:p>
          </table:table-cell>
          <table:table-cell office:value-type="date" office:date-value="2022-06-29T00:00:00">
            <text:p>Wed Jun 29 00:00:00 2022</text:p>
          </table:table-cell>
          <table:table-cell office:value-type="string" office:value="O salário para essa posição possui um teto para todos os funcionários independente do cargo. Infelizmente a empresa não pode abrir uma exceção para o seu caso.">
            <text:p>O salário para essa posição possui um teto para todos os funcionários independente do cargo. Infelizmente a empresa não pode abrir uma exceção para o seu caso.</text:p>
          </table:table-cell>
        </table:table-row>
        <table:table-row>
          <table:table-cell office:value-type="float" office:value="333">
            <text:p>333</text:p>
          </table:table-cell>
          <table:table-cell office:value-type="date" office:date-value="2022-06-29T00:00:00">
            <text:p>Wed Jun 29 00:00:00 2022</text:p>
          </table:table-cell>
          <table:table-cell office:value-type="string" office:value="O sindicato dos trabalhadores entrou com uma nova proposta para os funcionários de reajuste salarial de 7,5% além da manutenção de todos os benefícios atuais com a adição dos dias de recesso  no pagamento do vale refeição.">
            <text:p>O sindicato dos trabalhadores entrou com uma nova proposta para os funcionários de reajuste salarial de 7,5% além da manutenção de todos os benefícios atuais com a adição dos dias de recesso  no pagamento do vale refeição.</text:p>
          </table:table-cell>
        </table:table-row>
        <table:table-row>
          <table:table-cell office:value-type="float" office:value="334">
            <text:p>334</text:p>
          </table:table-cell>
          <table:table-cell office:value-type="date" office:date-value="2022-06-29T00:00:00">
            <text:p>Wed Jun 29 00:00:00 2022</text:p>
          </table:table-cell>
          <table:table-cell office:value-type="string" office:value="O sindicato está convocando uma reunião para o dia 6 de julho das 9 horas da manhã até as 10 horas e 30 minutos para votar a aceitação do acordo coletivo de trabalho. Contamos com a presença de todos.">
            <text:p>O sindicato está convocando uma reunião para o dia 6 de julho das 9 horas da manhã até as 10 horas e 30 minutos para votar a aceitação do acordo coletivo de trabalho. Contamos com a presença de todos.</text:p>
          </table:table-cell>
        </table:table-row>
        <table:table-row>
          <table:table-cell office:value-type="float" office:value="335">
            <text:p>335</text:p>
          </table:table-cell>
          <table:table-cell office:value-type="date" office:date-value="2022-06-29T00:00:00">
            <text:p>Wed Jun 29 00:00:00 2022</text:p>
          </table:table-cell>
          <table:table-cell office:value-type="string" office:value="Observamos que esse tipo de perfil é difícil de encontrar, porque na cabeça de muita gente companheirismo para com o colega de serviço expõe fraquezas pessoais.">
            <text:p>Observamos que esse tipo de perfil é difícil de encontrar, porque na cabeça de muita gente companheirismo para com o colega de serviço expõe fraquezas pessoais.</text:p>
          </table:table-cell>
        </table:table-row>
        <table:table-row>
          <table:table-cell office:value-type="float" office:value="336">
            <text:p>336</text:p>
          </table:table-cell>
          <table:table-cell office:value-type="date" office:date-value="2022-06-29T00:00:00">
            <text:p>Wed Jun 29 00:00:00 2022</text:p>
          </table:table-cell>
          <table:table-cell office:value-type="string" office:value="Será enviando para vocês uma solicitação para ajuste no processamento da folha de ponto de um funcionário que passará a trabalhar por menos horas ao mês. Solicito que assim que concluído me avisem pois essa licença não deve afetar o salário do mesmo.">
            <text:p>Será enviando para vocês uma solicitação para ajuste no processamento da folha de ponto de um funcionário que passará a trabalhar por menos horas ao mês. Solicito que assim que concluído me avisem pois essa licença não deve afetar o salário do mesmo.</text:p>
          </table:table-cell>
        </table:table-row>
        <table:table-row>
          <table:table-cell office:value-type="float" office:value="337">
            <text:p>337</text:p>
          </table:table-cell>
          <table:table-cell office:value-type="date" office:date-value="2022-06-29T00:00:00">
            <text:p>Wed Jun 29 00:00:00 2022</text:p>
          </table:table-cell>
          <table:table-cell office:value-type="string" office:value="Um dos benefícios que foram discutidos pelo sindicato foi a licença paternidade que não era fornecido. Agora existe essa possibilidade de afastamento sem prejuízo salarial, você deve entrar com o pedido pelo portal do RH.">
            <text:p>Um dos benefícios que foram discutidos pelo sindicato foi a licença paternidade que não era fornecido. Agora existe essa possibilidade de afastamento sem prejuízo salarial, você deve entrar com o pedido pelo portal do RH.</text:p>
          </table:table-cell>
        </table:table-row>
      </table:table>
      <table:table table:name="31">
        <table:table-row>
          <table:table-cell office:value-type="string" office:value="id_base">
            <text:p>id_base</text:p>
          </table:table-cell>
          <table:table-cell office:value-type="float" office:value="31">
            <text:p>31</text:p>
          </table:table-cell>
        </table:table-row>
        <table:table-row>
          <table:table-cell office:value-type="string" office:value="area">
            <text:p>area</text:p>
          </table:table-cell>
          <table:table-cell office:value-type="string" office:value="tecnologia da informacao">
            <text:p>tecnologia da informaca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338">
            <text:p>338</text:p>
          </table:table-cell>
          <table:table-cell office:value-type="date" office:date-value="2022-06-30T00:00:00">
            <text:p>Thu Jun 30 00:00:00 2022</text:p>
          </table:table-cell>
          <table:table-cell office:value-type="string" office:value="Minha recomendação é que o profissional a ser contratado tenha proatividade, porque muitas das dificuldades que temos que lidar são resolvidos por pesquisas em fóruns e similares. O departamento de RH tem até o dia 15 de julho para nos posicionar sobre a contratação.">
            <text:p>Minha recomendação é que o profissional a ser contratado tenha proatividade, porque muitas das dificuldades que temos que lidar são resolvidos por pesquisas em fóruns e similares. O departamento de RH tem até o dia 15 de julho para nos posicionar sobre a contratação.</text:p>
          </table:table-cell>
        </table:table-row>
        <table:table-row>
          <table:table-cell office:value-type="float" office:value="339">
            <text:p>339</text:p>
          </table:table-cell>
          <table:table-cell office:value-type="date" office:date-value="2022-06-30T00:00:00">
            <text:p>Thu Jun 30 00:00:00 2022</text:p>
          </table:table-cell>
          <table:table-cell office:value-type="string" office:value="A rede está passando por uma instabilidade devido à uma atualização que estamos aplicando no servidor. Em breve o serviço será restaurado.">
            <text:p>A rede está passando por uma instabilidade devido à uma atualização que estamos aplicando no servidor. Em breve o serviço será restaurado.</text:p>
          </table:table-cell>
        </table:table-row>
        <table:table-row>
          <table:table-cell office:value-type="float" office:value="340">
            <text:p>340</text:p>
          </table:table-cell>
          <table:table-cell office:value-type="date" office:date-value="2022-06-30T00:00:00">
            <text:p>Thu Jun 30 00:00:00 2022</text:p>
          </table:table-cell>
          <table:table-cell office:value-type="string" office:value="A reunião mensal para discutirmos os problemas da área foi adiada para a segunda semana de julho. Em breve envio a nova data e hora.">
            <text:p>A reunião mensal para discutirmos os problemas da área foi adiada para a segunda semana de julho. Em breve envio a nova data e hora.</text:p>
          </table:table-cell>
        </table:table-row>
        <table:table-row>
          <table:table-cell office:value-type="float" office:value="341">
            <text:p>341</text:p>
          </table:table-cell>
          <table:table-cell office:value-type="date" office:date-value="2022-06-30T00:00:00">
            <text:p>Thu Jun 30 00:00:00 2022</text:p>
          </table:table-cell>
          <table:table-cell office:value-type="string" office:value="Amanhã não será possível atender sua demanda de restauração da máquina, nosso setor está com 1 funcionário a menos, sendo que já tínhamos percebido que nossa equipe é insuficiente para a alta demanda da empresa. Entre em contato novamente mais para frente.">
            <text:p>Amanhã não será possível atender sua demanda de restauração da máquina, nosso setor está com 1 funcionário a menos, sendo que já tínhamos percebido que nossa equipe é insuficiente para a alta demanda da empresa. Entre em contato novamente mais para frente.</text:p>
          </table:table-cell>
        </table:table-row>
        <table:table-row>
          <table:table-cell office:value-type="float" office:value="342">
            <text:p>342</text:p>
          </table:table-cell>
          <table:table-cell office:value-type="date" office:date-value="2022-06-30T00:00:00">
            <text:p>Thu Jun 30 00:00:00 2022</text:p>
          </table:table-cell>
          <table:table-cell office:value-type="string" office:value="Essa máquina não roda esse software pois não possui memória suficiente. Peço que agende uma mudança de máquina em nosso sistema para registrarmos a troca do patrimônio.">
            <text:p>Essa máquina não roda esse software pois não possui memória suficiente. Peço que agende uma mudança de máquina em nosso sistema para registrarmos a troca do patrimônio.</text:p>
          </table:table-cell>
        </table:table-row>
        <table:table-row>
          <table:table-cell office:value-type="float" office:value="343">
            <text:p>343</text:p>
          </table:table-cell>
          <table:table-cell office:value-type="date" office:date-value="2022-06-30T00:00:00">
            <text:p>Thu Jun 30 00:00:00 2022</text:p>
          </table:table-cell>
          <table:table-cell office:value-type="string" office:value="Gostaria de saber qual a melhor maneira de fazer uma atualização do sistema de antivírus, da maneira que procedi a versão atual entende que ainda existe uma instalação anterior na máquina e não atualiza. Aguardo um retorno de vocês.">
            <text:p>Gostaria de saber qual a melhor maneira de fazer uma atualização do sistema de antivírus, da maneira que procedi a versão atual entende que ainda existe uma instalação anterior na máquina e não atualiza. Aguardo um retorno de vocês.</text:p>
          </table:table-cell>
        </table:table-row>
        <table:table-row>
          <table:table-cell office:value-type="float" office:value="344">
            <text:p>344</text:p>
          </table:table-cell>
          <table:table-cell office:value-type="date" office:date-value="2022-06-30T00:00:00">
            <text:p>Thu Jun 30 00:00:00 2022</text:p>
          </table:table-cell>
          <table:table-cell office:value-type="string" office:value="Mas qual foi a atualização que o sistema pediu? Preciso desses dados para que eu baixe o pacote adequado para esse software. Me envie essas informações que resolvo para você em seguida.">
            <text:p>Mas qual foi a atualização que o sistema pediu? Preciso desses dados para que eu baixe o pacote adequado para esse software. Me envie essas informações que resolvo para você em seguida.</text:p>
          </table:table-cell>
        </table:table-row>
        <table:table-row>
          <table:table-cell office:value-type="float" office:value="345">
            <text:p>345</text:p>
          </table:table-cell>
          <table:table-cell office:value-type="date" office:date-value="2022-06-30T00:00:00">
            <text:p>Thu Jun 30 00:00:00 2022</text:p>
          </table:table-cell>
          <table:table-cell office:value-type="string" office:value="Não é uma política da empresa a utilização de ferramentas open pois pode haver um problema de continuidade nos serviços de manutenção. Porém, entendo que atualmente essa possibilidade seja pequena dado a enormidade de comunidades que desenvolvem para esses softwares.">
            <text:p>Não é uma política da empresa a utilização de ferramentas open pois pode haver um problema de continuidade nos serviços de manutenção. Porém, entendo que atualmente essa possibilidade seja pequena dado a enormidade de comunidades que desenvolvem para esses softwares.</text:p>
          </table:table-cell>
        </table:table-row>
        <table:table-row>
          <table:table-cell office:value-type="float" office:value="346">
            <text:p>346</text:p>
          </table:table-cell>
          <table:table-cell office:value-type="date" office:date-value="2022-06-30T00:00:00">
            <text:p>Thu Jun 30 00:00:00 2022</text:p>
          </table:table-cell>
          <table:table-cell office:value-type="string" office:value="Peço a gentileza a todos que possuam arquivos na rede, que não estejam mais sendo utilizados, que deletem os mesmos para que possamos liberar espaço. Estamos tendo problemas com a falta de capacidade de armazenamento.">
            <text:p>Peço a gentileza a todos que possuam arquivos na rede, que não estejam mais sendo utilizados, que deletem os mesmos para que possamos liberar espaço. Estamos tendo problemas com a falta de capacidade de armazenamento.</text:p>
          </table:table-cell>
        </table:table-row>
        <table:table-row>
          <table:table-cell office:value-type="float" office:value="347">
            <text:p>347</text:p>
          </table:table-cell>
          <table:table-cell office:value-type="date" office:date-value="2022-06-30T00:00:00">
            <text:p>Thu Jun 30 00:00:00 2022</text:p>
          </table:table-cell>
          <table:table-cell office:value-type="string" office:value="Uma instabilidade dessa máquina sempre ocorre quando passamos por um pico de energia. Vamos comprar estabilizadores para que o servidor fique sempre protegido contra esse tipo de incidente.">
            <text:p>Uma instabilidade dessa máquina sempre ocorre quando passamos por um pico de energia. Vamos comprar estabilizadores para que o servidor fique sempre protegido contra esse tipo de incidente.</text:p>
          </table:table-cell>
        </table:table-row>
      </table:table>
      <table:table table:name="32">
        <table:table-row>
          <table:table-cell office:value-type="string" office:value="id_base">
            <text:p>id_base</text:p>
          </table:table-cell>
          <table:table-cell office:value-type="float" office:value="32">
            <text:p>32</text:p>
          </table:table-cell>
        </table:table-row>
        <table:table-row>
          <table:table-cell office:value-type="string" office:value="area">
            <text:p>area</text:p>
          </table:table-cell>
          <table:table-cell office:value-type="string" office:value="treinador fisico">
            <text:p>treinador fisic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348">
            <text:p>348</text:p>
          </table:table-cell>
          <table:table-cell office:value-type="date" office:date-value="2022-07-01T00:00:00">
            <text:p>Fri Jul  1 00:00:00 2022</text:p>
          </table:table-cell>
          <table:table-cell office:value-type="string" office:value="As atividades para os alunos devem ser adequadas ao tempo que os mesmos possuem praticando atividades físicas. Caso contrário, eles podem se sentir desmotivados para continuar conosco.">
            <text:p>As atividades para os alunos devem ser adequadas ao tempo que os mesmos possuem praticando atividades físicas. Caso contrário, eles podem se sentir desmotivados para continuar conosco.</text:p>
          </table:table-cell>
        </table:table-row>
        <table:table-row>
          <table:table-cell office:value-type="float" office:value="349">
            <text:p>349</text:p>
          </table:table-cell>
          <table:table-cell office:value-type="date" office:date-value="2022-07-01T00:00:00">
            <text:p>Fri Jul  1 00:00:00 2022</text:p>
          </table:table-cell>
          <table:table-cell office:value-type="string" office:value="A musculatura do bíceps pode sofrer rupturas caso seja forçada ao extremo. Depois para se recuperar pode acabar levando bastante tempo.">
            <text:p>A musculatura do bíceps pode sofrer rupturas caso seja forçada ao extremo. Depois para se recuperar pode acabar levando bastante tempo.</text:p>
          </table:table-cell>
        </table:table-row>
        <table:table-row>
          <table:table-cell office:value-type="float" office:value="350">
            <text:p>350</text:p>
          </table:table-cell>
          <table:table-cell office:value-type="date" office:date-value="2022-07-01T00:00:00">
            <text:p>Fri Jul  1 00:00:00 2022</text:p>
          </table:table-cell>
          <table:table-cell office:value-type="string" office:value="Atividades físicas não são nada caso a alimentação seja balanceada e saudável. Você deve consultar uma clínica especializada em nutrição para lhe acompanhar.">
            <text:p>Atividades físicas não são nada caso a alimentação seja balanceada e saudável. Você deve consultar uma clínica especializada em nutrição para lhe acompanhar.</text:p>
          </table:table-cell>
        </table:table-row>
        <table:table-row>
          <table:table-cell office:value-type="float" office:value="351">
            <text:p>351</text:p>
          </table:table-cell>
          <table:table-cell office:value-type="date" office:date-value="2022-07-01T00:00:00">
            <text:p>Fri Jul  1 00:00:00 2022</text:p>
          </table:table-cell>
          <table:table-cell office:value-type="string" office:value="Boa tarde, segue anexo a programação de treinos dessa semana. Conforme solicitado, inclui exercícios que fortalecem a musculatura das pernas, vamos manter esse treino até o dia 31 de julho.">
            <text:p>Boa tarde, segue anexo a programação de treinos dessa semana. Conforme solicitado, inclui exercícios que fortalecem a musculatura das pernas, vamos manter esse treino até o dia 31 de julho.</text:p>
          </table:table-cell>
        </table:table-row>
        <table:table-row>
          <table:table-cell office:value-type="float" office:value="352">
            <text:p>352</text:p>
          </table:table-cell>
          <table:table-cell office:value-type="date" office:date-value="2022-07-01T00:00:00">
            <text:p>Fri Jul  1 00:00:00 2022</text:p>
          </table:table-cell>
          <table:table-cell office:value-type="string" office:value="Como tem sido seu período de pós treino? Em geral o corpo sente os efeitos dos exercícios 48 horas após o treino, por isso não fizemos o mesmo grupo de músculos ontem.">
            <text:p>Como tem sido seu período de pós treino? Em geral o corpo sente os efeitos dos exercícios 48 horas após o treino, por isso não fizemos o mesmo grupo de músculos ontem.</text:p>
          </table:table-cell>
        </table:table-row>
        <table:table-row>
          <table:table-cell office:value-type="float" office:value="353">
            <text:p>353</text:p>
          </table:table-cell>
          <table:table-cell office:value-type="date" office:date-value="2022-06-24T00:00:00">
            <text:p>Fri Jun 24 00:00:00 2022</text:p>
          </table:table-cell>
          <table:table-cell office:value-type="string" office:value="Essas atividades serão mantidas até o dia 24 de julho, pois lesões do manguito rotador demoram por volta de 1 mês para se recuperar.">
            <text:p>Essas atividades serão mantidas até o dia 24 de julho, pois lesões do manguito rotador demoram por volta de 1 mês para se recuperar.</text:p>
          </table:table-cell>
        </table:table-row>
        <table:table-row>
          <table:table-cell office:value-type="float" office:value="354">
            <text:p>354</text:p>
          </table:table-cell>
          <table:table-cell office:value-type="date" office:date-value="2022-07-01T00:00:00">
            <text:p>Fri Jul  1 00:00:00 2022</text:p>
          </table:table-cell>
          <table:table-cell office:value-type="string" office:value="Fico feliz em receber um retorno seu. É importante para nós sabermos que a sequência que temos lhe passado tem surtido efeito. Continue firme.">
            <text:p>Fico feliz em receber um retorno seu. É importante para nós sabermos que a sequência que temos lhe passado tem surtido efeito. Continue firme.</text:p>
          </table:table-cell>
        </table:table-row>
        <table:table-row>
          <table:table-cell office:value-type="float" office:value="355">
            <text:p>355</text:p>
          </table:table-cell>
          <table:table-cell office:value-type="date" office:date-value="2022-07-01T00:00:00">
            <text:p>Fri Jul  1 00:00:00 2022</text:p>
          </table:table-cell>
          <table:table-cell office:value-type="string" office:value="Gostaria de solicitar 10 anilhas de 5kg cada uma da marca Podium, favor entregar na unidade Butantã antes do horário de abertura. Não temos quantidade suficiente para que todos possam fazer exercícios.">
            <text:p>Gostaria de solicitar 10 anilhas de 5kg cada uma da marca Podium, favor entregar na unidade Butantã antes do horário de abertura. Não temos quantidade suficiente para que todos possam fazer exercícios.</text:p>
          </table:table-cell>
        </table:table-row>
        <table:table-row>
          <table:table-cell office:value-type="float" office:value="356">
            <text:p>356</text:p>
          </table:table-cell>
          <table:table-cell office:value-type="date" office:date-value="2022-07-01T00:00:00">
            <text:p>Fri Jul  1 00:00:00 2022</text:p>
          </table:table-cell>
          <table:table-cell office:value-type="string" office:value="Para o caso dessa aluna vamos ter que reservar uma pessoa para acompanhá-la durante toda seu treino. Ela possui uma comorbidade que pode ocasionar lesões nos joelhos facilmente caso os movimentos não sejam feitos corretamente.">
            <text:p>Para o caso dessa aluna vamos ter que reservar uma pessoa para acompanhá-la durante toda seu treino. Ela possui uma comorbidade que pode ocasionar lesões nos joelhos facilmente caso os movimentos não sejam feitos corretamente.</text:p>
          </table:table-cell>
        </table:table-row>
        <table:table-row>
          <table:table-cell office:value-type="float" office:value="357">
            <text:p>357</text:p>
          </table:table-cell>
          <table:table-cell office:value-type="date" office:date-value="2022-07-01T00:00:00">
            <text:p>Fri Jul  1 00:00:00 2022</text:p>
          </table:table-cell>
          <table:table-cell office:value-type="string" office:value="Será necessário reformular o treinamento do João, atividades de média intensidade demoram para causar efeito de fortalecimento muscular para pessoas como ele que não possuem interesse na prática. O departamento médico me enviará um relatório relatando o que pode ser acrescentado no caso dele.">
            <text:p>Será necessário reformular o treinamento do João, atividades de média intensidade demoram para causar efeito de fortalecimento muscular para pessoas como ele que não possuem interesse na prática. O departamento médico me enviará um relatório relatando o que pode ser acrescentado no caso dele.</text:p>
          </table:table-cell>
        </table:table-row>
      </table:table>
      <table:table table:name="33">
        <table:table-row>
          <table:table-cell office:value-type="string" office:value="id_base">
            <text:p>id_base</text:p>
          </table:table-cell>
          <table:table-cell office:value-type="float" office:value="33">
            <text:p>33</text:p>
          </table:table-cell>
        </table:table-row>
        <table:table-row>
          <table:table-cell office:value-type="string" office:value="area">
            <text:p>area</text:p>
          </table:table-cell>
          <table:table-cell office:value-type="string" office:value="agencia de contratacao">
            <text:p>agencia de contrataca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358">
            <text:p>358</text:p>
          </table:table-cell>
          <table:table-cell office:value-type="date" office:date-value="2022-07-01T00:00:00">
            <text:p>Fri Jul  1 00:00:00 2022</text:p>
          </table:table-cell>
          <table:table-cell office:value-type="string" office:value="Esse especialista precisa ter um perfil pessoal de autodidata, muitos dos problemas que ele irá enfrentar não possuem solução prévia nem quem o auxilie. Por isso, vamos precisar de um tempo maior para encontrar alguém para a vaga que você nos enviou.">
            <text:p>Esse especialista precisa ter um perfil pessoal de autodidata, muitos dos problemas que ele irá enfrentar não possuem solução prévia nem quem o auxilie. Por isso, vamos precisar de um tempo maior para encontrar alguém para a vaga que você nos enviou.</text:p>
          </table:table-cell>
        </table:table-row>
        <table:table-row>
          <table:table-cell office:value-type="float" office:value="359">
            <text:p>359</text:p>
          </table:table-cell>
          <table:table-cell office:value-type="date" office:date-value="2022-07-01T00:00:00">
            <text:p>Fri Jul  1 00:00:00 2022</text:p>
          </table:table-cell>
          <table:table-cell office:value-type="string" office:value="A confiança de uma pessoa é percebida ao se realizar uma leitura corporal quando conversamos com o entrevistado. Ganhando experiência lhe ocorrerá automáticamente.">
            <text:p>A confiança de uma pessoa é percebida ao se realizar uma leitura corporal quando conversamos com o entrevistado. Ganhando experiência lhe ocorrerá automáticamente.</text:p>
          </table:table-cell>
        </table:table-row>
        <table:table-row>
          <table:table-cell office:value-type="float" office:value="360">
            <text:p>360</text:p>
          </table:table-cell>
          <table:table-cell office:value-type="date" office:date-value="2022-07-01T00:00:00">
            <text:p>Fri Jul  1 00:00:00 2022</text:p>
          </table:table-cell>
          <table:table-cell office:value-type="string" office:value="Em geral, um especialista para a posição de Cientista de Dados costuma pedir salários bem altos ao mudarem de empesa. Por isso desde o dia 1 de janeiro de 2020 nossa política de contratação tem sido procurar o departamento jurídico para criar contratos baseados em produtividade. Me envie a data máxima para contratação desse colaborador.">
            <text:p>Em geral, um especialista para a posição de Cientista de Dados costuma pedir salários bem altos ao mudarem de empesa. Por isso desde o dia 1 de janeiro de 2020 nossa política de contratação tem sido procurar o departamento jurídico para criar contratos baseados em produtividade. Me envie a data máxima para contratação desse colaborador.</text:p>
          </table:table-cell>
        </table:table-row>
        <table:table-row>
          <table:table-cell office:value-type="float" office:value="361">
            <text:p>361</text:p>
          </table:table-cell>
          <table:table-cell office:value-type="date" office:date-value="2022-07-01T00:00:00">
            <text:p>Fri Jul  1 00:00:00 2022</text:p>
          </table:table-cell>
          <table:table-cell office:value-type="string" office:value="No momento entendemos que seu perfil não é o procurado para nossa posição em aberto, mas gostaríamos de manter um canal aberto com você para futuras oportunidades, inclusive em outras áreas que utilizam pessoas com sua formação. Manteremos seu currículo em nossa base de dados.">
            <text:p>No momento entendemos que seu perfil não é o procurado para nossa posição em aberto, mas gostaríamos de manter um canal aberto com você para futuras oportunidades, inclusive em outras áreas que utilizam pessoas com sua formação. Manteremos seu currículo em nossa base de dados.</text:p>
          </table:table-cell>
        </table:table-row>
        <table:table-row>
          <table:table-cell office:value-type="float" office:value="362">
            <text:p>362</text:p>
          </table:table-cell>
          <table:table-cell office:value-type="date" office:date-value="2022-07-01T00:00:00">
            <text:p>Fri Jul  1 00:00:00 2022</text:p>
          </table:table-cell>
          <table:table-cell office:value-type="string" office:value="Nosso gerente irá fazer uma apresentação sobre planos de carreira, no próximo encontro anual de recrutadores. Ele será a atração principal do evento, a apresentação será gravada e disponibilizada em nossa rede.">
            <text:p>Nosso gerente irá fazer uma apresentação sobre planos de carreira, no próximo encontro anual de recrutadores. Ele será a atração principal do evento, a apresentação será gravada e disponibilizada em nossa rede.</text:p>
          </table:table-cell>
        </table:table-row>
        <table:table-row>
          <table:table-cell office:value-type="float" office:value="363">
            <text:p>363</text:p>
          </table:table-cell>
          <table:table-cell office:value-type="date" office:date-value="2022-07-01T00:00:00">
            <text:p>Fri Jul  1 00:00:00 2022</text:p>
          </table:table-cell>
          <table:table-cell office:value-type="string" office:value="O aviso de férias deve ser enviado ao colaborador, no máximo, 1 mês antes da data de início do período. Uma cópia física assinada por ele é arquivada por um prazo de um semestre para fins legais.">
            <text:p>O aviso de férias deve ser enviado ao colaborador, no máximo, 1 mês antes da data de início do período. Uma cópia física assinada por ele é arquivada por um prazo de um semestre para fins legais.</text:p>
          </table:table-cell>
        </table:table-row>
        <table:table-row>
          <table:table-cell office:value-type="float" office:value="364">
            <text:p>364</text:p>
          </table:table-cell>
          <table:table-cell office:value-type="date" office:date-value="2022-07-01T00:00:00">
            <text:p>Fri Jul  1 00:00:00 2022</text:p>
          </table:table-cell>
          <table:table-cell office:value-type="string" office:value="Pedro, favor me enviar o formulário de contratação A22, o candidato que estamos contratando para vaga de especialista do jurídico não recebeu uma cópia em nosso e-mail de instruções.">
            <text:p>Pedro, favor me enviar o formulário de contratação A22, o candidato que estamos contratando para vaga de especialista do jurídico não recebeu uma cópia em nosso e-mail de instruções.</text:p>
          </table:table-cell>
        </table:table-row>
        <table:table-row>
          <table:table-cell office:value-type="float" office:value="365">
            <text:p>365</text:p>
          </table:table-cell>
          <table:table-cell office:value-type="date" office:date-value="2022-07-01T00:00:00">
            <text:p>Fri Jul  1 00:00:00 2022</text:p>
          </table:table-cell>
          <table:table-cell office:value-type="string" office:value="Vamos agendar um horário para discutirmos esse tópico do relatório na próxima semana. No momento tenho que terminar de atualizar a base de informações, para que o sistema fique pronto para uso na parte da manhã da segunda-feira que vêm.">
            <text:p>Vamos agendar um horário para discutirmos esse tópico do relatório na próxima semana. No momento tenho que terminar de atualizar a base de informações, para que o sistema fique pronto para uso na parte da manhã da segunda-feira que vêm.</text:p>
          </table:table-cell>
        </table:table-row>
        <table:table-row>
          <table:table-cell office:value-type="float" office:value="366">
            <text:p>366</text:p>
          </table:table-cell>
          <table:table-cell office:value-type="date" office:date-value="2022-07-01T00:00:00">
            <text:p>Fri Jul  1 00:00:00 2022</text:p>
          </table:table-cell>
          <table:table-cell office:value-type="string" office:value="Vamos buscar uma pessoa para essa vaga em uma universidade, um especialista não precisa  necessariamente ter uma longa carreira na área para essa posição. Na verdade, ele precisa estar com os conhecimentos técnicos mais frescos na cabeça. O departamento jurídico irá preparar um contrato para ele antes do prazo de 31 de julho.">
            <text:p>Vamos buscar uma pessoa para essa vaga em uma universidade, um especialista não precisa  necessariamente ter uma longa carreira na área para essa posição. Na verdade, ele precisa estar com os conhecimentos técnicos mais frescos na cabeça. O departamento jurídico irá preparar um contrato para ele antes do prazo de 31 de julho.</text:p>
          </table:table-cell>
        </table:table-row>
        <table:table-row>
          <table:table-cell office:value-type="float" office:value="367">
            <text:p>367</text:p>
          </table:table-cell>
          <table:table-cell office:value-type="date" office:date-value="2022-07-01T00:00:00">
            <text:p>Fri Jul  1 00:00:00 2022</text:p>
          </table:table-cell>
          <table:table-cell office:value-type="string" office:value="Não recebi um e-mail de confirmação do aviso de férias desse colaborador, por favor verifique o que ocorreu no sistema.">
            <text:p>Não recebi um e-mail de confirmação do aviso de férias desse colaborador, por favor verifique o que ocorreu no sistema.</text:p>
          </table:table-cell>
        </table:table-row>
      </table:table>
      <table:table table:name="34">
        <table:table-row>
          <table:table-cell office:value-type="string" office:value="id_base">
            <text:p>id_base</text:p>
          </table:table-cell>
          <table:table-cell office:value-type="float" office:value="34">
            <text:p>34</text:p>
          </table:table-cell>
        </table:table-row>
        <table:table-row>
          <table:table-cell office:value-type="string" office:value="area">
            <text:p>area</text:p>
          </table:table-cell>
          <table:table-cell office:value-type="string" office:value="advocacia">
            <text:p>advocac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368">
            <text:p>368</text:p>
          </table:table-cell>
          <table:table-cell office:value-type="date" office:date-value="2022-06-16T00:00:00">
            <text:p>Thu Jun 16 00:00:00 2022</text:p>
          </table:table-cell>
          <table:table-cell office:value-type="string" office:value="Andei estudando o seu caso e pensando bem, teremos que conversar e ver a melhor hipótese para conseguirmos a sua absolvição, pois será necessário estudar para adquirir meios que comprovem a sua insanidade mental ou psíquica, contudo precisarei também da ajuda de um especialista.">
            <text:p>Andei estudando o seu caso e pensando bem, teremos que conversar e ver a melhor hipótese para conseguirmos a sua absolvição, pois será necessário estudar para adquirir meios que comprovem a sua insanidade mental ou psíquica, contudo precisarei também da ajuda de um especialista.</text:p>
          </table:table-cell>
        </table:table-row>
        <table:table-row>
          <table:table-cell office:value-type="float" office:value="369">
            <text:p>369</text:p>
          </table:table-cell>
          <table:table-cell office:value-type="date" office:date-value="2022-06-16T00:00:00">
            <text:p>Thu Jun 16 00:00:00 2022</text:p>
          </table:table-cell>
          <table:table-cell office:value-type="string" office:value="De acordo com a sua atitude, devemos nos defender perante o juiz junto com as principais testemunhas e nos fortalecer ainda mais em nossos princípios e valores, tendo em vista um ponto muito favorável que é a incrível fama sobre a idoneidade dos mesmos, por serem empresários de sucesso e com caráter confiável perante a sociedade.">
            <text:p>De acordo com a sua atitude, devemos nos defender perante o juiz junto com as principais testemunhas e nos fortalecer ainda mais em nossos princípios e valores, tendo em vista um ponto muito favorável que é a incrível fama sobre a idoneidade dos mesmos, por serem empresários de sucesso e com caráter confiável perante a sociedade.</text:p>
          </table:table-cell>
        </table:table-row>
        <table:table-row>
          <table:table-cell office:value-type="float" office:value="370">
            <text:p>370</text:p>
          </table:table-cell>
          <table:table-cell office:value-type="date" office:date-value="2022-06-16T00:00:00">
            <text:p>Thu Jun 16 00:00:00 2022</text:p>
          </table:table-cell>
          <table:table-cell office:value-type="string" office:value="No ato da marcação do casamento no Cartório, podemos alegar que estava sendo coagido de forma que te obrigaram a assinar os papéis por chantagem emocional. E, no momento em que estava sendo atendido, tentou demonstrar a atendente toda a sua rejeição apenas com sua expressão de negação, porém, não foi compreendido devido a escrevente não ter nem olhado no seu rosto. Dessa forma, tentaremos cancelar o seu casamento.">
            <text:p>No ato da marcação do casamento no Cartório, podemos alegar que estava sendo coagido de forma que te obrigaram a assinar os papéis por chantagem emocional. E, no momento em que estava sendo atendido, tentou demonstrar a atendente toda a sua rejeição apenas com sua expressão de negação, porém, não foi compreendido devido a escrevente não ter nem olhado no seu rosto. Dessa forma, tentaremos cancelar o seu casamento.</text:p>
          </table:table-cell>
        </table:table-row>
        <table:table-row>
          <table:table-cell office:value-type="float" office:value="371">
            <text:p>371</text:p>
          </table:table-cell>
          <table:table-cell office:value-type="date" office:date-value="2022-06-16T00:00:00">
            <text:p>Thu Jun 16 00:00:00 2022</text:p>
          </table:table-cell>
          <table:table-cell office:value-type="string" office:value="No local existe uma câmera, então irão exigir que o estabelecimento forneça as imagens no horário em que ocorreu o crime, com a negação, podem suspeitar que alguém da empresa esteja envolvido, em virtude disso, podemos contratar um hacker para invadir a rede e apagar a cena do dia do crime.">
            <text:p>No local existe uma câmera, então irão exigir que o estabelecimento forneça as imagens no horário em que ocorreu o crime, com a negação, podem suspeitar que alguém da empresa esteja envolvido, em virtude disso, podemos contratar um hacker para invadir a rede e apagar a cena do dia do crime.</text:p>
          </table:table-cell>
        </table:table-row>
        <table:table-row>
          <table:table-cell office:value-type="float" office:value="372">
            <text:p>372</text:p>
          </table:table-cell>
          <table:table-cell office:value-type="date" office:date-value="2022-06-16T00:00:00">
            <text:p>Thu Jun 16 00:00:00 2022</text:p>
          </table:table-cell>
          <table:table-cell office:value-type="string" office:value="Passaram-se três dias após o estupro, não será possível encontrar o DNA através de exames, contudo, pode ter ocorrido uma lesão genital, ou também resíduos na roupa usada no momento, portanto, não lave ou jogue fora os itens que foram usados.">
            <text:p>Passaram-se três dias após o estupro, não será possível encontrar o DNA através de exames, contudo, pode ter ocorrido uma lesão genital, ou também resíduos na roupa usada no momento, portanto, não lave ou jogue fora os itens que foram usados.</text:p>
          </table:table-cell>
        </table:table-row>
        <table:table-row>
          <table:table-cell office:value-type="float" office:value="373">
            <text:p>373</text:p>
          </table:table-cell>
          <table:table-cell office:value-type="date" office:date-value="2022-06-16T00:00:00">
            <text:p>Thu Jun 16 00:00:00 2022</text:p>
          </table:table-cell>
          <table:table-cell office:value-type="string" office:value="Precisamos de algo consistente, ou seja, ele pode ter tido a intenção. Se não houver provas, ocorrerá uma pena mais leve e poderá ser considerado um fato ocorrido por acidente, porém, haverá punição de toda forma de acordo com a lei.">
            <text:p>Precisamos de algo consistente, ou seja, ele pode ter tido a intenção. Se não houver provas, ocorrerá uma pena mais leve e poderá ser considerado um fato ocorrido por acidente, porém, haverá punição de toda forma de acordo com a lei.</text:p>
          </table:table-cell>
        </table:table-row>
        <table:table-row>
          <table:table-cell office:value-type="float" office:value="374">
            <text:p>374</text:p>
          </table:table-cell>
          <table:table-cell office:value-type="date" office:date-value="2022-06-16T00:00:00">
            <text:p>Thu Jun 16 00:00:00 2022</text:p>
          </table:table-cell>
          <table:table-cell office:value-type="string" office:value="Prezado Sidnei, enviei algumas solicitações para que possa providenciar e me reenviar o mais breve possível, pois com base em minhas pesquisas, acredito que haverá uma chance de solucionar o seu problema. Devido a sua gravidade iremos recorrer ao Supremo Tribunal Superior.">
            <text:p>Prezado Sidnei, enviei algumas solicitações para que possa providenciar e me reenviar o mais breve possível, pois com base em minhas pesquisas, acredito que haverá uma chance de solucionar o seu problema. Devido a sua gravidade iremos recorrer ao Supremo Tribunal Superior.</text:p>
          </table:table-cell>
        </table:table-row>
        <table:table-row>
          <table:table-cell office:value-type="float" office:value="375">
            <text:p>375</text:p>
          </table:table-cell>
          <table:table-cell office:value-type="date" office:date-value="2022-06-16T00:00:00">
            <text:p>Thu Jun 16 00:00:00 2022</text:p>
          </table:table-cell>
          <table:table-cell office:value-type="string" office:value="Seu álibi é muito fraco, de criminoso desesperado, então, sendo assim, teremos que elaborar de forma mais eficaz e com uma testemunha a seu favor, isso o fortalecerá. Acredito que será necessário que seja o recepcionista que me havia dito que te deve um favor, ele poderá dizer que você estava no supermercado na hora exata quando aconteceu o crime, porém, vai dizer que acabou saindo do estabelecimento sem levar nada, devido a isso, não possui o comprovante de pagamento pois não passou no caixa.">
            <text:p>Seu álibi é muito fraco, de criminoso desesperado, então, sendo assim, teremos que elaborar de forma mais eficaz e com uma testemunha a seu favor, isso o fortalecerá. Acredito que será necessário que seja o recepcionista que me havia dito que te deve um favor, ele poderá dizer que você estava no supermercado na hora exata quando aconteceu o crime, porém, vai dizer que acabou saindo do estabelecimento sem levar nada, devido a isso, não possui o comprovante de pagamento pois não passou no caixa.</text:p>
          </table:table-cell>
        </table:table-row>
        <table:table-row>
          <table:table-cell office:value-type="float" office:value="376">
            <text:p>376</text:p>
          </table:table-cell>
          <table:table-cell office:value-type="date" office:date-value="2022-06-16T00:00:00">
            <text:p>Thu Jun 16 00:00:00 2022</text:p>
          </table:table-cell>
          <table:table-cell office:value-type="string" office:value="Vai depender das testemunhas escolhidas no júri. Se ocorrer desclassificação para um outro crime mais brando, também de competência do Tribunal do Júri, deve assim o juiz, sendo competente, conceder prazo para a defesa.">
            <text:p>Vai depender das testemunhas escolhidas no júri. Se ocorrer desclassificação para um outro crime mais brando, também de competência do Tribunal do Júri, deve assim o juiz, sendo competente, conceder prazo para a defesa.</text:p>
          </table:table-cell>
        </table:table-row>
        <table:table-row>
          <table:table-cell office:value-type="float" office:value="377">
            <text:p>377</text:p>
          </table:table-cell>
          <table:table-cell office:value-type="date" office:date-value="2022-06-16T00:00:00">
            <text:p>Thu Jun 16 00:00:00 2022</text:p>
          </table:table-cell>
          <table:table-cell office:value-type="string" office:value="Veja se em algum momento oportuno você consegue obter informações no celular dele no histórico de pesquisa do Google e na localização, assim poderemos descobrir por onde ele andou e o que estava procurando, se conseguirmos um fato que prove por onde andou e o que estava procurando, podemos incriminá-lo ou que pelo menos seja o suspeito.">
            <text:p>Veja se em algum momento oportuno você consegue obter informações no celular dele no histórico de pesquisa do Google e na localização, assim poderemos descobrir por onde ele andou e o que estava procurando, se conseguirmos um fato que prove por onde andou e o que estava procurando, podemos incriminá-lo ou que pelo menos seja o suspeito.</text:p>
          </table:table-cell>
        </table:table-row>
      </table:table>
      <table:table table:name="35">
        <table:table-row>
          <table:table-cell office:value-type="string" office:value="id_base">
            <text:p>id_base</text:p>
          </table:table-cell>
          <table:table-cell office:value-type="float" office:value="35">
            <text:p>35</text:p>
          </table:table-cell>
        </table:table-row>
        <table:table-row>
          <table:table-cell office:value-type="string" office:value="area">
            <text:p>area</text:p>
          </table:table-cell>
          <table:table-cell office:value-type="string" office:value="cartorio">
            <text:p>cartori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378">
            <text:p>378</text:p>
          </table:table-cell>
          <table:table-cell office:value-type="date" office:date-value="2022-06-18T00:00:00">
            <text:p>Sat Jun 18 00:00:00 2022</text:p>
          </table:table-cell>
          <table:table-cell office:value-type="string" office:value="Para um cidadão brasileiro mudar de prenome e gênero basta preencher o formulário no Cartório, apresentar os documentos da lista anexa, pagar os emolumentos e aguardar cinco dias úteis para a retirada.">
            <text:p>Para um cidadão brasileiro mudar de prenome e gênero basta preencher o formulário no Cartório, apresentar os documentos da lista anexa, pagar os emolumentos e aguardar cinco dias úteis para a retirada.</text:p>
          </table:table-cell>
        </table:table-row>
        <table:table-row>
          <table:table-cell office:value-type="float" office:value="379">
            <text:p>379</text:p>
          </table:table-cell>
          <table:table-cell office:value-type="date" office:date-value="2022-06-18T00:00:00">
            <text:p>Sat Jun 18 00:00:00 2022</text:p>
          </table:table-cell>
          <table:table-cell office:value-type="string" office:value="Após conferência do procedimento protocolado pelo Cartório, serão feitas as devidas investigações e, se por ventura, houver alguma pendência financeira em algum Cartório de protesto, iremos encaminhar para o mesmo um ofício com a informação da mudança de nome e gênero do devedor.">
            <text:p>Após conferência do procedimento protocolado pelo Cartório, serão feitas as devidas investigações e, se por ventura, houver alguma pendência financeira em algum Cartório de protesto, iremos encaminhar para o mesmo um ofício com a informação da mudança de nome e gênero do devedor.</text:p>
          </table:table-cell>
        </table:table-row>
        <table:table-row>
          <table:table-cell office:value-type="float" office:value="380">
            <text:p>380</text:p>
          </table:table-cell>
          <table:table-cell office:value-type="date" office:date-value="2022-06-18T00:00:00">
            <text:p>Sat Jun 18 00:00:00 2022</text:p>
          </table:table-cell>
          <table:table-cell office:value-type="string" office:value="Caso o indivíduo não possa comparecer ao Cartório pessoalmente, será necessário enviar todos os documentos com cópias autenticadas e o requerimento com firma reconhecida do solicitante em cartório, pois não será aceito procuração pública, devido a ser um ato personalíssimo.">
            <text:p>Caso o indivíduo não possa comparecer ao Cartório pessoalmente, será necessário enviar todos os documentos com cópias autenticadas e o requerimento com firma reconhecida do solicitante em cartório, pois não será aceito procuração pública, devido a ser um ato personalíssimo.</text:p>
          </table:table-cell>
        </table:table-row>
        <table:table-row>
          <table:table-cell office:value-type="float" office:value="381">
            <text:p>381</text:p>
          </table:table-cell>
          <table:table-cell office:value-type="date" office:date-value="2022-06-18T00:00:00">
            <text:p>Sat Jun 18 00:00:00 2022</text:p>
          </table:table-cell>
          <table:table-cell office:value-type="string" office:value="Este ato é considerado irrevogável, pois, uma vez que o cidadão decidir a alteração, se arrepender após o deferimento do processo e quiser voltar como antes, não haverá essa possibilidade.">
            <text:p>Este ato é considerado irrevogável, pois, uma vez que o cidadão decidir a alteração, se arrepender após o deferimento do processo e quiser voltar como antes, não haverá essa possibilidade.</text:p>
          </table:table-cell>
        </table:table-row>
        <table:table-row>
          <table:table-cell office:value-type="float" office:value="382">
            <text:p>382</text:p>
          </table:table-cell>
          <table:table-cell office:value-type="date" office:date-value="2022-06-18T00:00:00">
            <text:p>Sat Jun 18 00:00:00 2022</text:p>
          </table:table-cell>
          <table:table-cell office:value-type="string" office:value="Não há necessidade do cliente apresentar exames psicológicos nem cirúrgicos, portanto, basta o seu requerimento expressando sua vontade sobre as alterações no prenome e sexo.">
            <text:p>Não há necessidade do cliente apresentar exames psicológicos nem cirúrgicos, portanto, basta o seu requerimento expressando sua vontade sobre as alterações no prenome e sexo.</text:p>
          </table:table-cell>
        </table:table-row>
        <table:table-row>
          <table:table-cell office:value-type="float" office:value="383">
            <text:p>383</text:p>
          </table:table-cell>
          <table:table-cell office:value-type="date" office:date-value="2022-06-18T00:00:00">
            <text:p>Sat Jun 18 00:00:00 2022</text:p>
          </table:table-cell>
          <table:table-cell office:value-type="string" office:value="Neste ato não há previsão na Lei sobre a gratuidade, pois já havíamos iniciado um pedido para o devido procedimento e o juiz indeferiu.">
            <text:p>Neste ato não há previsão na Lei sobre a gratuidade, pois já havíamos iniciado um pedido para o devido procedimento e o juiz indeferiu.</text:p>
          </table:table-cell>
        </table:table-row>
        <table:table-row>
          <table:table-cell office:value-type="float" office:value="384">
            <text:p>384</text:p>
          </table:table-cell>
          <table:table-cell office:value-type="date" office:date-value="2022-06-18T00:00:00">
            <text:p>Sat Jun 18 00:00:00 2022</text:p>
          </table:table-cell>
          <table:table-cell office:value-type="string" office:value="O CPF e o RG permanecerão com o mesmo número e serão informadas sobre a mudança de nome e gênero todas as repartições públicas, como: INSS, Receita Federal, Cartório Eleitoral e Protesto, Junta Militar, Justiça do Trabalho, Detran, Poupatempo e Serasa.">
            <text:p>O CPF e o RG permanecerão com o mesmo número e serão informadas sobre a mudança de nome e gênero todas as repartições públicas, como: INSS, Receita Federal, Cartório Eleitoral e Protesto, Junta Militar, Justiça do Trabalho, Detran, Poupatempo e Serasa.</text:p>
          </table:table-cell>
        </table:table-row>
        <table:table-row>
          <table:table-cell office:value-type="float" office:value="385">
            <text:p>385</text:p>
          </table:table-cell>
          <table:table-cell office:value-type="date" office:date-value="2022-06-18T00:00:00">
            <text:p>Sat Jun 18 00:00:00 2022</text:p>
          </table:table-cell>
          <table:table-cell office:value-type="string" office:value="Sobre o reconhecimento paterno socioafetivo, após essa alteração, o Sr. Rogério precisa apresentar provas anexas comprobatórias sobre o relacionamento com o registrado, como por exemplo: fotos de eventos, inclusão no plano de saúde, vínculo com a genitora do registrado, que poderia ser o casamento ou união estável do casal, comprovantes de endereço, da mesma época, no nome do suposto pai e outro no do registrado para comprovar que residem no mesmo endereço ou declaração de que foi acompanhante em consultas médicas ou participou nas reuniões escolares do registrado.">
            <text:p>Sobre o reconhecimento paterno socioafetivo, após essa alteração, o Sr. Rogério precisa apresentar provas anexas comprobatórias sobre o relacionamento com o registrado, como por exemplo: fotos de eventos, inclusão no plano de saúde, vínculo com a genitora do registrado, que poderia ser o casamento ou união estável do casal, comprovantes de endereço, da mesma época, no nome do suposto pai e outro no do registrado para comprovar que residem no mesmo endereço ou declaração de que foi acompanhante em consultas médicas ou participou nas reuniões escolares do registrado.</text:p>
          </table:table-cell>
        </table:table-row>
        <table:table-row>
          <table:table-cell office:value-type="float" office:value="386">
            <text:p>386</text:p>
          </table:table-cell>
          <table:table-cell office:value-type="date" office:date-value="2022-06-18T00:00:00">
            <text:p>Sat Jun 18 00:00:00 2022</text:p>
          </table:table-cell>
          <table:table-cell office:value-type="string" office:value="Tais documentos que os clientes devem apresentar são certidões negativas dos dez cartórios de protestos, seus documentos pessoais, certidões da justiça eleitoral, trabalhista, execuções criminais estaduais e federais.">
            <text:p>Tais documentos que os clientes devem apresentar são certidões negativas dos dez cartórios de protestos, seus documentos pessoais, certidões da justiça eleitoral, trabalhista, execuções criminais estaduais e federais.</text:p>
          </table:table-cell>
        </table:table-row>
        <table:table-row>
          <table:table-cell office:value-type="float" office:value="387">
            <text:p>387</text:p>
          </table:table-cell>
          <table:table-cell office:value-type="date" office:date-value="2022-06-18T00:00:00">
            <text:p>Sat Jun 18 00:00:00 2022</text:p>
          </table:table-cell>
          <table:table-cell office:value-type="string" office:value="Tendo em vista que todo procedimento, por normas da Corregedoria Geral da Justiça, tem o prazo de cinco dias úteis e não corridos, o Cartório pagará multa pelo atraso se passarmos disso.">
            <text:p>Tendo em vista que todo procedimento, por normas da Corregedoria Geral da Justiça, tem o prazo de cinco dias úteis e não corridos, o Cartório pagará multa pelo atraso se passarmos disso.</text:p>
          </table:table-cell>
        </table:table-row>
      </table:table>
      <table:table table:name="36">
        <table:table-row>
          <table:table-cell office:value-type="string" office:value="id_base">
            <text:p>id_base</text:p>
          </table:table-cell>
          <table:table-cell office:value-type="float" office:value="36">
            <text:p>36</text:p>
          </table:table-cell>
        </table:table-row>
        <table:table-row>
          <table:table-cell office:value-type="string" office:value="area">
            <text:p>area</text:p>
          </table:table-cell>
          <table:table-cell office:value-type="string" office:value="cartorio">
            <text:p>cartori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388">
            <text:p>388</text:p>
          </table:table-cell>
          <table:table-cell office:value-type="date" office:date-value="2022-06-28T00:00:00">
            <text:p>Tue Jun 28 00:00:00 2022</text:p>
          </table:table-cell>
          <table:table-cell office:value-type="string" office:value="Para alterar o seu nome na certidão de nascimento de seu filho, é necessário apresentar a sua certidão de casamento atualizada comprovando a mudança de seu nome. Esse procedimento refere-se a alteração de patronímico materno e a retirada é após cinco dias úteis. Irá precisar de sua anuência no caso de seu filho ser menor de idade, porém, se for maior não há necessidade, pois ele mesmo terá que comparecer para assinar o requerimento.">
            <text:p>Para alterar o seu nome na certidão de nascimento de seu filho, é necessário apresentar a sua certidão de casamento atualizada comprovando a mudança de seu nome. Esse procedimento refere-se a alteração de patronímico materno e a retirada é após cinco dias úteis. Irá precisar de sua anuência no caso de seu filho ser menor de idade, porém, se for maior não há necessidade, pois ele mesmo terá que comparecer para assinar o requerimento.</text:p>
          </table:table-cell>
        </table:table-row>
        <table:table-row>
          <table:table-cell office:value-type="float" office:value="389">
            <text:p>389</text:p>
          </table:table-cell>
          <table:table-cell office:value-type="date" office:date-value="2022-06-28T00:00:00">
            <text:p>Tue Jun 28 00:00:00 2022</text:p>
          </table:table-cell>
          <table:table-cell office:value-type="string" office:value="Após o casamento, o regime de bens só poderá ser alterado por via judicial, através de apresentação de Pacto Antenupcial feito em Tabelionato de Notas. Com a apresentação do mandado judicial, poderá retirar a certidão, com a referida alteração, após cinco dias úteis, mediante taxa de pagamento aprovada pelo setor financeiro.">
            <text:p>Após o casamento, o regime de bens só poderá ser alterado por via judicial, através de apresentação de Pacto Antenupcial feito em Tabelionato de Notas. Com a apresentação do mandado judicial, poderá retirar a certidão, com a referida alteração, após cinco dias úteis, mediante taxa de pagamento aprovada pelo setor financeiro.</text:p>
          </table:table-cell>
        </table:table-row>
        <table:table-row>
          <table:table-cell office:value-type="float" office:value="390">
            <text:p>390</text:p>
          </table:table-cell>
          <table:table-cell office:value-type="date" office:date-value="2022-06-28T00:00:00">
            <text:p>Tue Jun 28 00:00:00 2022</text:p>
          </table:table-cell>
          <table:table-cell office:value-type="string" office:value="Após o falecimento do outorgante, a procuração torna-se sem valor, pois o óbito cancela automaticamente a referida procuração. Ela serve apenas para uma pessoa ser representada em um determinado local, dando poderes e locais específicos a uma outra pessoa outorgada a representá-lo.">
            <text:p>Após o falecimento do outorgante, a procuração torna-se sem valor, pois o óbito cancela automaticamente a referida procuração. Ela serve apenas para uma pessoa ser representada em um determinado local, dando poderes e locais específicos a uma outra pessoa outorgada a representá-lo.</text:p>
          </table:table-cell>
        </table:table-row>
        <table:table-row>
          <table:table-cell office:value-type="float" office:value="391">
            <text:p>391</text:p>
          </table:table-cell>
          <table:table-cell office:value-type="date" office:date-value="2022-06-28T00:00:00">
            <text:p>Tue Jun 28 00:00:00 2022</text:p>
          </table:table-cell>
          <table:table-cell office:value-type="string" office:value="Não podemos fornecer dados sensíveis do assento de nascimento, trata-se de segredo de justiça.  Nesse caso, teremos que solicitar autorização do juiz para a retirada da referida certidão.">
            <text:p>Não podemos fornecer dados sensíveis do assento de nascimento, trata-se de segredo de justiça.  Nesse caso, teremos que solicitar autorização do juiz para a retirada da referida certidão.</text:p>
          </table:table-cell>
        </table:table-row>
        <table:table-row>
          <table:table-cell office:value-type="float" office:value="392">
            <text:p>392</text:p>
          </table:table-cell>
          <table:table-cell office:value-type="date" office:date-value="2022-06-28T00:00:00">
            <text:p>Tue Jun 28 00:00:00 2022</text:p>
          </table:table-cell>
          <table:table-cell office:value-type="string" office:value="No ato do registro do recém nascido a genitora poderá indicar um suposto pai, onde iremos dar início a um procedimento de investigação de paternidade, e será marcada uma audiência por videoconferência, onde será discutido o assunto. Se o suposto pai tiver dúvida da paternidade, poderá o juiz requisitar o exame de DNA.">
            <text:p>No ato do registro do recém nascido a genitora poderá indicar um suposto pai, onde iremos dar início a um procedimento de investigação de paternidade, e será marcada uma audiência por videoconferência, onde será discutido o assunto. Se o suposto pai tiver dúvida da paternidade, poderá o juiz requisitar o exame de DNA.</text:p>
          </table:table-cell>
        </table:table-row>
        <table:table-row>
          <table:table-cell office:value-type="float" office:value="393">
            <text:p>393</text:p>
          </table:table-cell>
          <table:table-cell office:value-type="date" office:date-value="2022-06-28T00:00:00">
            <text:p>Tue Jun 28 00:00:00 2022</text:p>
          </table:table-cell>
          <table:table-cell office:value-type="string" office:value="Os papéis que foram assinados no ato do agendamento do casamento tem a validade de noventa dias, se passar desse prazo, será cancelado automaticamente. Portanto, podemos prorrogar a data limite da cerimônia para o octogésimo sétimo dia, contando a partir da data do seu comparecimento aqui em nosso estabelecimento.">
            <text:p>Os papéis que foram assinados no ato do agendamento do casamento tem a validade de noventa dias, se passar desse prazo, será cancelado automaticamente. Portanto, podemos prorrogar a data limite da cerimônia para o octogésimo sétimo dia, contando a partir da data do seu comparecimento aqui em nosso estabelecimento.</text:p>
          </table:table-cell>
        </table:table-row>
        <table:table-row>
          <table:table-cell office:value-type="float" office:value="394">
            <text:p>394</text:p>
          </table:table-cell>
          <table:table-cell office:value-type="date" office:date-value="2022-06-28T00:00:00">
            <text:p>Tue Jun 28 00:00:00 2022</text:p>
          </table:table-cell>
          <table:table-cell office:value-type="string" office:value="Para o senhor retificar um dado numa referida certidão é necessário juntar provas atualizadas. Ou seja, no campo onde foi declarado que o falecido não deixa bens, quando na verdade o declarante omitiu a existência de um imóvel, veículo ou conta bancária, será necessário apresentar documentos comprobatórios dos referidos bens e um processo administrativo de retificação terá inicio , onde o mesmo declarante que omitiu os fatos terá que assinar a solicitação.">
            <text:p>Para o senhor retificar um dado numa referida certidão é necessário juntar provas atualizadas. Ou seja, no campo onde foi declarado que o falecido não deixa bens, quando na verdade o declarante omitiu a existência de um imóvel, veículo ou conta bancária, será necessário apresentar documentos comprobatórios dos referidos bens e um processo administrativo de retificação terá inicio , onde o mesmo declarante que omitiu os fatos terá que assinar a solicitação.</text:p>
          </table:table-cell>
        </table:table-row>
        <table:table-row>
          <table:table-cell office:value-type="float" office:value="395">
            <text:p>395</text:p>
          </table:table-cell>
          <table:table-cell office:value-type="date" office:date-value="2022-06-28T00:00:00">
            <text:p>Tue Jun 28 00:00:00 2022</text:p>
          </table:table-cell>
          <table:table-cell office:value-type="string" office:value="Para ser efetuado o reconhecimento de firma por autenticidade é necessário comparecer no cartório munido de documento de identificação original e recente. Após assinatura no livro de presença e pagamento dos emolumentos será utilizado um selo especial, juntamente com a assinatura de um escrevente habilitado do Cartório.">
            <text:p>Para ser efetuado o reconhecimento de firma por autenticidade é necessário comparecer no cartório munido de documento de identificação original e recente. Após assinatura no livro de presença e pagamento dos emolumentos será utilizado um selo especial, juntamente com a assinatura de um escrevente habilitado do Cartório.</text:p>
          </table:table-cell>
        </table:table-row>
        <table:table-row>
          <table:table-cell office:value-type="float" office:value="396">
            <text:p>396</text:p>
          </table:table-cell>
          <table:table-cell office:value-type="date" office:date-value="2022-06-28T00:00:00">
            <text:p>Tue Jun 28 00:00:00 2022</text:p>
          </table:table-cell>
          <table:table-cell office:value-type="string" office:value="Se for o pai biológico, poderá assumir o seu filho a qualquer momento, não há nenhum prazo específico. Se o referido filho for menor, basta comparecer em Cartório munido de RG e CPF juntamente com a genitora para assinarem o requerimento, caso o filho for maior de idade, não haverá necessidade da anuência da genitora, basta o senhor e seu filho assinarem a solicitação do referido processo de reconhecimento paterno.">
            <text:p>Se for o pai biológico, poderá assumir o seu filho a qualquer momento, não há nenhum prazo específico. Se o referido filho for menor, basta comparecer em Cartório munido de RG e CPF juntamente com a genitora para assinarem o requerimento, caso o filho for maior de idade, não haverá necessidade da anuência da genitora, basta o senhor e seu filho assinarem a solicitação do referido processo de reconhecimento paterno.</text:p>
          </table:table-cell>
        </table:table-row>
        <table:table-row>
          <table:table-cell office:value-type="float" office:value="397">
            <text:p>397</text:p>
          </table:table-cell>
          <table:table-cell office:value-type="date" office:date-value="2022-06-28T00:00:00">
            <text:p>Tue Jun 28 00:00:00 2022</text:p>
          </table:table-cell>
          <table:table-cell office:value-type="string" office:value="Se for um processo digital, basta enviá-lo em PDF por e-mail, após análise e conferência de sua autenticidade, iremos encaminhar a referida certidão de divórcio por correspondência, através de carta registrada, após o pagamento aprovado pelo setor financeiro.">
            <text:p>Se for um processo digital, basta enviá-lo em PDF por e-mail, após análise e conferência de sua autenticidade, iremos encaminhar a referida certidão de divórcio por correspondência, através de carta registrada, após o pagamento aprovado pelo setor financeiro.</text:p>
          </table:table-cell>
        </table:table-row>
      </table:table>
      <table:table table:name="37">
        <table:table-row>
          <table:table-cell office:value-type="string" office:value="id_base">
            <text:p>id_base</text:p>
          </table:table-cell>
          <table:table-cell office:value-type="float" office:value="37">
            <text:p>37</text:p>
          </table:table-cell>
        </table:table-row>
        <table:table-row>
          <table:table-cell office:value-type="string" office:value="area">
            <text:p>area</text:p>
          </table:table-cell>
          <table:table-cell office:value-type="string" office:value="cartorio">
            <text:p>cartori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398">
            <text:p>398</text:p>
          </table:table-cell>
          <table:table-cell office:value-type="date" office:date-value="2022-06-28T00:00:00">
            <text:p>Tue Jun 28 00:00:00 2022</text:p>
          </table:table-cell>
          <table:table-cell office:value-type="string" office:value="A genitora, no caso, será a requerente do processo da indicação do suposto pai. E, para darmos entrada nesse procedimento, será necessário trazer o nome completo, endereço e, se tiver, o celular do referido. Também será de grande importância, juntar a certidão de nascimento da criança que será reconhecida por ele.">
            <text:p>A genitora, no caso, será a requerente do processo da indicação do suposto pai. E, para darmos entrada nesse procedimento, será necessário trazer o nome completo, endereço e, se tiver, o celular do referido. Também será de grande importância, juntar a certidão de nascimento da criança que será reconhecida por ele.</text:p>
          </table:table-cell>
        </table:table-row>
        <table:table-row>
          <table:table-cell office:value-type="float" office:value="399">
            <text:p>399</text:p>
          </table:table-cell>
          <table:table-cell office:value-type="date" office:date-value="2022-06-28T00:00:00">
            <text:p>Tue Jun 28 00:00:00 2022</text:p>
          </table:table-cell>
          <table:table-cell office:value-type="string" office:value="Após comprovar a socioafetividade entre eles, com fotos, testemunhas e outras provas, como por exemplo, a união estável entre o sócioafetivo com a genitora, será agendada uma entrevista para responder um questionário.">
            <text:p>Após comprovar a socioafetividade entre eles, com fotos, testemunhas e outras provas, como por exemplo, a união estável entre o sócioafetivo com a genitora, será agendada uma entrevista para responder um questionário.</text:p>
          </table:table-cell>
        </table:table-row>
        <table:table-row>
          <table:table-cell office:value-type="float" office:value="400">
            <text:p>400</text:p>
          </table:table-cell>
          <table:table-cell office:value-type="date" office:date-value="2022-06-28T00:00:00">
            <text:p>Tue Jun 28 00:00:00 2022</text:p>
          </table:table-cell>
          <table:table-cell office:value-type="string" office:value="Caso haja desistência da parte de quem deu início, a mesma terá que se expor esclarecendo o motivo pelo qual não permitiu o andamento.">
            <text:p>Caso haja desistência da parte de quem deu início, a mesma terá que se expor esclarecendo o motivo pelo qual não permitiu o andamento.</text:p>
          </table:table-cell>
        </table:table-row>
        <table:table-row>
          <table:table-cell office:value-type="float" office:value="401">
            <text:p>401</text:p>
          </table:table-cell>
          <table:table-cell office:value-type="date" office:date-value="2022-06-28T00:00:00">
            <text:p>Tue Jun 28 00:00:00 2022</text:p>
          </table:table-cell>
          <table:table-cell office:value-type="string" office:value="Informo que não teremos a previsão de quando o oficial de justiça irá até os locais indicados, ou seja, endereços citados dos requerentes e requerido. Devido ao processo ser eletrônico, talvez a audiência será feita por videoconferência.">
            <text:p>Informo que não teremos a previsão de quando o oficial de justiça irá até os locais indicados, ou seja, endereços citados dos requerentes e requerido. Devido ao processo ser eletrônico, talvez a audiência será feita por videoconferência.</text:p>
          </table:table-cell>
        </table:table-row>
        <table:table-row>
          <table:table-cell office:value-type="float" office:value="402">
            <text:p>402</text:p>
          </table:table-cell>
          <table:table-cell office:value-type="date" office:date-value="2022-06-28T00:00:00">
            <text:p>Tue Jun 28 00:00:00 2022</text:p>
          </table:table-cell>
          <table:table-cell office:value-type="string" office:value="Lembrando que, após assinado, o processo será irrevogável e a criança terá os mesmo direitos de seus filhos biológicos, inclusive herança. O filho, por sua vez, também ficará com a obrigação de atender aos cuidados que o senhor precisar no futuro, tais como, internação, consultas e exames médicos, tudo o que for necessário no auxílio de sua velhice.">
            <text:p>Lembrando que, após assinado, o processo será irrevogável e a criança terá os mesmo direitos de seus filhos biológicos, inclusive herança. O filho, por sua vez, também ficará com a obrigação de atender aos cuidados que o senhor precisar no futuro, tais como, internação, consultas e exames médicos, tudo o que for necessário no auxílio de sua velhice.</text:p>
          </table:table-cell>
        </table:table-row>
        <table:table-row>
          <table:table-cell office:value-type="float" office:value="403">
            <text:p>403</text:p>
          </table:table-cell>
          <table:table-cell office:value-type="date" office:date-value="2022-06-28T00:00:00">
            <text:p>Tue Jun 28 00:00:00 2022</text:p>
          </table:table-cell>
          <table:table-cell office:value-type="string" office:value="Na hipótese do resultado do exame ser negativo, após o encerramento, a genitora poderá iniciar um novo procedimento com uma nova indicação de um outro suposto pai.">
            <text:p>Na hipótese do resultado do exame ser negativo, após o encerramento, a genitora poderá iniciar um novo procedimento com uma nova indicação de um outro suposto pai.</text:p>
          </table:table-cell>
        </table:table-row>
        <table:table-row>
          <table:table-cell office:value-type="float" office:value="404">
            <text:p>404</text:p>
          </table:table-cell>
          <table:table-cell office:value-type="date" office:date-value="2022-06-28T00:00:00">
            <text:p>Tue Jun 28 00:00:00 2022</text:p>
          </table:table-cell>
          <table:table-cell office:value-type="string" office:value="Poderá ser acrescentado o sobrenome paterno ou, se for o caso, poderá permanecer com o mesmo nome sem fazer qualquer alteração.">
            <text:p>Poderá ser acrescentado o sobrenome paterno ou, se for o caso, poderá permanecer com o mesmo nome sem fazer qualquer alteração.</text:p>
          </table:table-cell>
        </table:table-row>
        <table:table-row>
          <table:table-cell office:value-type="float" office:value="405">
            <text:p>405</text:p>
          </table:table-cell>
          <table:table-cell office:value-type="date" office:date-value="2022-06-28T00:00:00">
            <text:p>Tue Jun 28 00:00:00 2022</text:p>
          </table:table-cell>
          <table:table-cell office:value-type="string" office:value="Se a audiência for prejudicada, o juiz dará uma ordem para o cartório entrar em contato com a parte requerente, solicitando a presença para os devidos esclarecimentos e cumprimento das providências requisitadas nos autos.">
            <text:p>Se a audiência for prejudicada, o juiz dará uma ordem para o cartório entrar em contato com a parte requerente, solicitando a presença para os devidos esclarecimentos e cumprimento das providências requisitadas nos autos.</text:p>
          </table:table-cell>
        </table:table-row>
        <table:table-row>
          <table:table-cell office:value-type="float" office:value="406">
            <text:p>406</text:p>
          </table:table-cell>
          <table:table-cell office:value-type="date" office:date-value="2022-06-28T00:00:00">
            <text:p>Tue Jun 28 00:00:00 2022</text:p>
          </table:table-cell>
          <table:table-cell office:value-type="string" office:value="Se conseguir convencer o oficial de que há um vínculo afetivo entre o pai afetivo e a criança, será incluso o nome na referida certidão de nascimento.">
            <text:p>Se conseguir convencer o oficial de que há um vínculo afetivo entre o pai afetivo e a criança, será incluso o nome na referida certidão de nascimento.</text:p>
          </table:table-cell>
        </table:table-row>
        <table:table-row>
          <table:table-cell office:value-type="float" office:value="407">
            <text:p>407</text:p>
          </table:table-cell>
          <table:table-cell office:value-type="date" office:date-value="2022-06-28T00:00:00">
            <text:p>Tue Jun 28 00:00:00 2022</text:p>
          </table:table-cell>
          <table:table-cell office:value-type="string" office:value="Se for caso em que o pai não é biológico, mas expressar sua vontade paterna, terá que dar início a um outro processo de socioafetividade.">
            <text:p>Se for caso em que o pai não é biológico, mas expressar sua vontade paterna, terá que dar início a um outro processo de socioafetividade.</text:p>
          </table:table-cell>
        </table:table-row>
        <table:table-row>
          <table:table-cell office:value-type="float" office:value="408">
            <text:p>408</text:p>
          </table:table-cell>
          <table:table-cell office:value-type="date" office:date-value="2022-06-28T00:00:00">
            <text:p>Tue Jun 28 00:00:00 2022</text:p>
          </table:table-cell>
          <table:table-cell office:value-type="string" office:value="Se o indivíduo tiver dúvida sobre a paternidade, o mesmo poderá solicitar ao juiz para que seja feito o exame de DNA. No entanto, se o resultado for negativo o tramite será encerrado, porém, se o resultado for positivo, será acrescentado automaticamente o nome como pai biológico no assento de nascimento da criança no referido cartório.">
            <text:p>Se o indivíduo tiver dúvida sobre a paternidade, o mesmo poderá solicitar ao juiz para que seja feito o exame de DNA. No entanto, se o resultado for negativo o tramite será encerrado, porém, se o resultado for positivo, será acrescentado automaticamente o nome como pai biológico no assento de nascimento da criança no referido cartório.</text:p>
          </table:table-cell>
        </table:table-row>
      </table:table>
      <table:table table:name="38">
        <table:table-row>
          <table:table-cell office:value-type="string" office:value="id_base">
            <text:p>id_base</text:p>
          </table:table-cell>
          <table:table-cell office:value-type="float" office:value="38">
            <text:p>38</text:p>
          </table:table-cell>
        </table:table-row>
        <table:table-row>
          <table:table-cell office:value-type="string" office:value="area">
            <text:p>area</text:p>
          </table:table-cell>
          <table:table-cell office:value-type="string" office:value="cartorio">
            <text:p>cartori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409">
            <text:p>409</text:p>
          </table:table-cell>
          <table:table-cell office:value-type="date" office:date-value="2022-06-28T00:00:00">
            <text:p>Tue Jun 28 00:00:00 2022</text:p>
          </table:table-cell>
          <table:table-cell office:value-type="string" office:value="No caso de noivos maiores de 70 anos, terão que casar sob o regime de separação de bens. Ou se forem menores de 70 anos mas tiverem filhos e bens não compartilhados.">
            <text:p>No caso de noivos maiores de 70 anos, terão que casar sob o regime de separação de bens. Ou se forem menores de 70 anos mas tiverem filhos e bens não compartilhados.</text:p>
          </table:table-cell>
        </table:table-row>
        <table:table-row>
          <table:table-cell office:value-type="float" office:value="410">
            <text:p>410</text:p>
          </table:table-cell>
          <table:table-cell office:value-type="date" office:date-value="2022-06-28T00:00:00">
            <text:p>Tue Jun 28 00:00:00 2022</text:p>
          </table:table-cell>
          <table:table-cell office:value-type="string" office:value="Após acontecer a realização do casamento religioso com efeito civil, os noivos terão o prazo de 30 dias para trazer o requerimento, com firma reconhecida do celebrante, para registro em cartório. Após cinco dias úteis poderá ser retirada a respectiva certidão.">
            <text:p>Após acontecer a realização do casamento religioso com efeito civil, os noivos terão o prazo de 30 dias para trazer o requerimento, com firma reconhecida do celebrante, para registro em cartório. Após cinco dias úteis poderá ser retirada a respectiva certidão.</text:p>
          </table:table-cell>
        </table:table-row>
        <table:table-row>
          <table:table-cell office:value-type="float" office:value="411">
            <text:p>411</text:p>
          </table:table-cell>
          <table:table-cell office:value-type="date" office:date-value="2022-06-28T00:00:00">
            <text:p>Tue Jun 28 00:00:00 2022</text:p>
          </table:table-cell>
          <table:table-cell office:value-type="string" office:value="As certidões de estado civil terão que ser atualizadas e terão que estar dentro do prazo dos últimos 89 dias. No caso de solteiros, será apresentada a certidão de nascimento. Divorciados utiliza-se a certidão do casamento anterior já com a devida averbação. E no caso de viúvo, será apresentada a certidão de óbito do cônjuge falecido, junto com a certidão do casamento anterior já com a devida anotação do respectivo falecimento.">
            <text:p>As certidões de estado civil terão que ser atualizadas e terão que estar dentro do prazo dos últimos 89 dias. No caso de solteiros, será apresentada a certidão de nascimento. Divorciados utiliza-se a certidão do casamento anterior já com a devida averbação. E no caso de viúvo, será apresentada a certidão de óbito do cônjuge falecido, junto com a certidão do casamento anterior já com a devida anotação do respectivo falecimento.</text:p>
          </table:table-cell>
        </table:table-row>
        <table:table-row>
          <table:table-cell office:value-type="float" office:value="412">
            <text:p>412</text:p>
          </table:table-cell>
          <table:table-cell office:value-type="date" office:date-value="2022-06-28T00:00:00">
            <text:p>Tue Jun 28 00:00:00 2022</text:p>
          </table:table-cell>
          <table:table-cell office:value-type="string" office:value="No caso de requerer a gratuidade, serão exigidos as carteiras profissionais dos noivos e os últimos três holerites. Serão feitas as devidas investigações referentes a declaração de imposto de renda e, no caso de restituição, terão que ser expostas. Ou até mesmo, se obter empresas, serão exigidas as devidas declarações das receitas e despesas.">
            <text:p>No caso de requerer a gratuidade, serão exigidos as carteiras profissionais dos noivos e os últimos três holerites. Serão feitas as devidas investigações referentes a declaração de imposto de renda e, no caso de restituição, terão que ser expostas. Ou até mesmo, se obter empresas, serão exigidas as devidas declarações das receitas e despesas.</text:p>
          </table:table-cell>
        </table:table-row>
        <table:table-row>
          <table:table-cell office:value-type="float" office:value="413">
            <text:p>413</text:p>
          </table:table-cell>
          <table:table-cell office:value-type="date" office:date-value="2022-06-28T00:00:00">
            <text:p>Tue Jun 28 00:00:00 2022</text:p>
          </table:table-cell>
          <table:table-cell office:value-type="string" office:value="Para a realização do casamento de um cidadão recluso, será necessária apresentação de uma procuração pública dando poderes específicos a um outorgado para representá-lo, tanto no ato do agendamento quanto na celebração. Essa procuração tem a validade de 89 dias.">
            <text:p>Para a realização do casamento de um cidadão recluso, será necessária apresentação de uma procuração pública dando poderes específicos a um outorgado para representá-lo, tanto no ato do agendamento quanto na celebração. Essa procuração tem a validade de 89 dias.</text:p>
          </table:table-cell>
        </table:table-row>
        <table:table-row>
          <table:table-cell office:value-type="float" office:value="414">
            <text:p>414</text:p>
          </table:table-cell>
          <table:table-cell office:value-type="date" office:date-value="2022-06-28T00:00:00">
            <text:p>Tue Jun 28 00:00:00 2022</text:p>
          </table:table-cell>
          <table:table-cell office:value-type="string" office:value="Para habilitar o casamento, será necessário a declaração de residência na área que corresponde ao respectivo cartório, pois será publicado o edital de proclamas e afixado no cartório onde residem os noivos. E após dezesseis dias, se não houver nenhum impedimento, concretizará a cerimônia.">
            <text:p>Para habilitar o casamento, será necessário a declaração de residência na área que corresponde ao respectivo cartório, pois será publicado o edital de proclamas e afixado no cartório onde residem os noivos. E após dezesseis dias, se não houver nenhum impedimento, concretizará a cerimônia.</text:p>
          </table:table-cell>
        </table:table-row>
        <table:table-row>
          <table:table-cell office:value-type="float" office:value="415">
            <text:p>415</text:p>
          </table:table-cell>
          <table:table-cell office:value-type="date" office:date-value="2022-06-28T00:00:00">
            <text:p>Tue Jun 28 00:00:00 2022</text:p>
          </table:table-cell>
          <table:table-cell office:value-type="string" office:value="Para realização do casamento fora da serventia, ou seja, em outros estabelecimentos, os requerentes podem optar em fazer o casamento religioso com efeito civil, que poderá ser celebrado por líderes religiosos ou cerimonialistas, com local e data agendado no cartório no ato da habilitação.">
            <text:p>Para realização do casamento fora da serventia, ou seja, em outros estabelecimentos, os requerentes podem optar em fazer o casamento religioso com efeito civil, que poderá ser celebrado por líderes religiosos ou cerimonialistas, com local e data agendado no cartório no ato da habilitação.</text:p>
          </table:table-cell>
        </table:table-row>
        <table:table-row>
          <table:table-cell office:value-type="float" office:value="416">
            <text:p>416</text:p>
          </table:table-cell>
          <table:table-cell office:value-type="date" office:date-value="2022-06-28T00:00:00">
            <text:p>Tue Jun 28 00:00:00 2022</text:p>
          </table:table-cell>
          <table:table-cell office:value-type="string" office:value="Para solicitar a transferência para outra serventia, serão cobradas as taxas nos referidos cartórios, tanto naquele que habilitou, quanto no que realizou a cerimônia.">
            <text:p>Para solicitar a transferência para outra serventia, serão cobradas as taxas nos referidos cartórios, tanto naquele que habilitou, quanto no que realizou a cerimônia.</text:p>
          </table:table-cell>
        </table:table-row>
        <table:table-row>
          <table:table-cell office:value-type="float" office:value="417">
            <text:p>417</text:p>
          </table:table-cell>
          <table:table-cell office:value-type="date" office:date-value="2022-06-28T00:00:00">
            <text:p>Tue Jun 28 00:00:00 2022</text:p>
          </table:table-cell>
          <table:table-cell office:value-type="string" office:value="Se a área for em outro local, terá que fazer a transferência para que o juiz da área desejada possa ir e realizar a cerimônia após ocorrer a publicação do edital e cumprir o prazo dos dezesseis dias corridos.">
            <text:p>Se a área for em outro local, terá que fazer a transferência para que o juiz da área desejada possa ir e realizar a cerimônia após ocorrer a publicação do edital e cumprir o prazo dos dezesseis dias corridos.</text:p>
          </table:table-cell>
        </table:table-row>
        <table:table-row>
          <table:table-cell office:value-type="float" office:value="418">
            <text:p>418</text:p>
          </table:table-cell>
          <table:table-cell office:value-type="date" office:date-value="2022-06-28T00:00:00">
            <text:p>Tue Jun 28 00:00:00 2022</text:p>
          </table:table-cell>
          <table:table-cell office:value-type="string" office:value="Se for para o juiz se locomover até o salão de festas ou residência, local onde obrigatoriamente terá que pertencer ao subdistrito do cartório, será cobrada a condução do juiz até o local desejado.">
            <text:p>Se for para o juiz se locomover até o salão de festas ou residência, local onde obrigatoriamente terá que pertencer ao subdistrito do cartório, será cobrada a condução do juiz até o local desejado.</text:p>
          </table:table-cell>
        </table:table-row>
      </table:table>
      <table:table table:name="39">
        <table:table-row>
          <table:table-cell office:value-type="string" office:value="id_base">
            <text:p>id_base</text:p>
          </table:table-cell>
          <table:table-cell office:value-type="float" office:value="39">
            <text:p>39</text:p>
          </table:table-cell>
        </table:table-row>
        <table:table-row>
          <table:table-cell office:value-type="string" office:value="area">
            <text:p>area</text:p>
          </table:table-cell>
          <table:table-cell office:value-type="string" office:value="cartorio">
            <text:p>cartori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419">
            <text:p>419</text:p>
          </table:table-cell>
          <table:table-cell office:value-type="date" office:date-value="2022-06-28T00:00:00">
            <text:p>Tue Jun 28 00:00:00 2022</text:p>
          </table:table-cell>
          <table:table-cell office:value-type="string" office:value="Ocorre que, no processo de retificação de óbito, a partir do momento que são obtidas provas concretas que comprovam declarações equivocadas no ato, o declarante da funerária terá que comparecer ao cartório e retificar os erros.">
            <text:p>Ocorre que, no processo de retificação de óbito, a partir do momento que são obtidas provas concretas que comprovam declarações equivocadas no ato, o declarante da funerária terá que comparecer ao cartório e retificar os erros.</text:p>
          </table:table-cell>
        </table:table-row>
        <table:table-row>
          <table:table-cell office:value-type="float" office:value="420">
            <text:p>420</text:p>
          </table:table-cell>
          <table:table-cell office:value-type="date" office:date-value="2022-06-28T00:00:00">
            <text:p>Tue Jun 28 00:00:00 2022</text:p>
          </table:table-cell>
          <table:table-cell office:value-type="string" office:value="Após o falecimento, o cartório terá o prazo de quinze dias para registrar o óbito. Após esse prazo,  será submetido ao Foro Central para o juiz autorizar a lavratura do mesmo, assim que recebermos a ordem iremos entrar em contato para a retirada da respectiva certidão.">
            <text:p>Após o falecimento, o cartório terá o prazo de quinze dias para registrar o óbito. Após esse prazo,  será submetido ao Foro Central para o juiz autorizar a lavratura do mesmo, assim que recebermos a ordem iremos entrar em contato para a retirada da respectiva certidão.</text:p>
          </table:table-cell>
        </table:table-row>
        <table:table-row>
          <table:table-cell office:value-type="float" office:value="421">
            <text:p>421</text:p>
          </table:table-cell>
          <table:table-cell office:value-type="date" office:date-value="2022-06-28T00:00:00">
            <text:p>Tue Jun 28 00:00:00 2022</text:p>
          </table:table-cell>
          <table:table-cell office:value-type="string" office:value="Informo que ainda não houve resposta do juiz. Assim que chegar, entramos em contato para as devidas providências e cumprimento de exigências.">
            <text:p>Informo que ainda não houve resposta do juiz. Assim que chegar, entramos em contato para as devidas providências e cumprimento de exigências.</text:p>
          </table:table-cell>
        </table:table-row>
        <table:table-row>
          <table:table-cell office:value-type="float" office:value="422">
            <text:p>422</text:p>
          </table:table-cell>
          <table:table-cell office:value-type="date" office:date-value="2022-06-28T00:00:00">
            <text:p>Tue Jun 28 00:00:00 2022</text:p>
          </table:table-cell>
          <table:table-cell office:value-type="string" office:value="Não foi autorizado. Portanto, estamos comunicando o encerramento do referido processo. Peço a gentileza de comparecer urgentemente para receber a nota devolutiva e assinar os respectivos papéis.">
            <text:p>Não foi autorizado. Portanto, estamos comunicando o encerramento do referido processo. Peço a gentileza de comparecer urgentemente para receber a nota devolutiva e assinar os respectivos papéis.</text:p>
          </table:table-cell>
        </table:table-row>
        <table:table-row>
          <table:table-cell office:value-type="float" office:value="423">
            <text:p>423</text:p>
          </table:table-cell>
          <table:table-cell office:value-type="date" office:date-value="2022-06-28T00:00:00">
            <text:p>Tue Jun 28 00:00:00 2022</text:p>
          </table:table-cell>
          <table:table-cell office:value-type="string" office:value="No caso da escrevente ter escrito de forma equivocada, onde se refere que o falecido foi sepultado e não cremado, não podemos afirmar o fato, pois poderia ser tanto a primeira ou a segunda opção devido ao local mencionado ser um cemitério que também é crematório. Portanto, traga uma declaração do estabelecimento com o devido esclarecimento.">
            <text:p>No caso da escrevente ter escrito de forma equivocada, onde se refere que o falecido foi sepultado e não cremado, não podemos afirmar o fato, pois poderia ser tanto a primeira ou a segunda opção devido ao local mencionado ser um cemitério que também é crematório. Portanto, traga uma declaração do estabelecimento com o devido esclarecimento.</text:p>
          </table:table-cell>
        </table:table-row>
        <table:table-row>
          <table:table-cell office:value-type="float" office:value="424">
            <text:p>424</text:p>
          </table:table-cell>
          <table:table-cell office:value-type="date" office:date-value="2022-06-28T00:00:00">
            <text:p>Tue Jun 28 00:00:00 2022</text:p>
          </table:table-cell>
          <table:table-cell office:value-type="string" office:value="O meu chefe não autorizou que seja feita a averbação, devido ao trânsito não ter sido julgado. Portanto, teremos que esperar os quinze dias para ter a certeza do prazo recursal.">
            <text:p>O meu chefe não autorizou que seja feita a averbação, devido ao trânsito não ter sido julgado. Portanto, teremos que esperar os quinze dias para ter a certeza do prazo recursal.</text:p>
          </table:table-cell>
        </table:table-row>
        <table:table-row>
          <table:table-cell office:value-type="float" office:value="425">
            <text:p>425</text:p>
          </table:table-cell>
          <table:table-cell office:value-type="date" office:date-value="2022-06-28T00:00:00">
            <text:p>Tue Jun 28 00:00:00 2022</text:p>
          </table:table-cell>
          <table:table-cell office:value-type="string" office:value="Quando a ocorrência do falecimento for em um hospital da nossa região ou se a residência do falecido também pertencer a nossa região, será necessário que nos envie os respectivos endereços,  que veremos se podemos atendê-lo.">
            <text:p>Quando a ocorrência do falecimento for em um hospital da nossa região ou se a residência do falecido também pertencer a nossa região, será necessário que nos envie os respectivos endereços,  que veremos se podemos atendê-lo.</text:p>
          </table:table-cell>
        </table:table-row>
        <table:table-row>
          <table:table-cell office:value-type="float" office:value="426">
            <text:p>426</text:p>
          </table:table-cell>
          <table:table-cell office:value-type="date" office:date-value="2022-06-28T00:00:00">
            <text:p>Tue Jun 28 00:00:00 2022</text:p>
          </table:table-cell>
          <table:table-cell office:value-type="string" office:value="Quando as informações são colhidas na funerária, a mesma se prontifica em encaminhar os papéis para o respectivo cartório se, por ventura, não corresponder a jurisdição, será devolvido para a funerária reencaminhar para o cartório da área correta. Portanto, haverá um atraso na retirada da respectiva certidão, aguarde o nosso contato.">
            <text:p>Quando as informações são colhidas na funerária, a mesma se prontifica em encaminhar os papéis para o respectivo cartório se, por ventura, não corresponder a jurisdição, será devolvido para a funerária reencaminhar para o cartório da área correta. Portanto, haverá um atraso na retirada da respectiva certidão, aguarde o nosso contato.</text:p>
          </table:table-cell>
        </table:table-row>
        <table:table-row>
          <table:table-cell office:value-type="float" office:value="427">
            <text:p>427</text:p>
          </table:table-cell>
          <table:table-cell office:value-type="date" office:date-value="2022-06-28T00:00:00">
            <text:p>Tue Jun 28 00:00:00 2022</text:p>
          </table:table-cell>
          <table:table-cell office:value-type="string" office:value="Se houver divergência do CPF do falecido na Receita Federal Brasileira, não será averbado na respectiva certidão de óbito, porém, todos os órgãos terão as devidas informações sobre o falecimento e não haverá problemas futuros nem pendências do falecido para o senhor dar baixa nos referidos estabelecimentos.">
            <text:p>Se houver divergência do CPF do falecido na Receita Federal Brasileira, não será averbado na respectiva certidão de óbito, porém, todos os órgãos terão as devidas informações sobre o falecimento e não haverá problemas futuros nem pendências do falecido para o senhor dar baixa nos referidos estabelecimentos.</text:p>
          </table:table-cell>
        </table:table-row>
        <table:table-row>
          <table:table-cell office:value-type="float" office:value="428">
            <text:p>428</text:p>
          </table:table-cell>
          <table:table-cell office:value-type="date" office:date-value="2022-06-28T00:00:00">
            <text:p>Tue Jun 28 00:00:00 2022</text:p>
          </table:table-cell>
          <table:table-cell office:value-type="string" office:value="Serão feitas as devidas comunicações aos cartórios de origem onde foi registrado o nascimento e casamento do falecido, portanto, o senhor pode ficar tranquilo em relação a exigências no ato do inventário.">
            <text:p>Serão feitas as devidas comunicações aos cartórios de origem onde foi registrado o nascimento e casamento do falecido, portanto, o senhor pode ficar tranquilo em relação a exigências no ato do inventário.</text:p>
          </table:table-cell>
        </table:table-row>
      </table:table>
      <table:table table:name="40">
        <table:table-row>
          <table:table-cell office:value-type="string" office:value="id_base">
            <text:p>id_base</text:p>
          </table:table-cell>
          <table:table-cell office:value-type="float" office:value="40">
            <text:p>40</text:p>
          </table:table-cell>
        </table:table-row>
        <table:table-row>
          <table:table-cell office:value-type="string" office:value="area">
            <text:p>area</text:p>
          </table:table-cell>
          <table:table-cell office:value-type="string" office:value="alimenticia">
            <text:p>alimentic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429">
            <text:p>429</text:p>
          </table:table-cell>
          <table:table-cell office:value-type="date" office:date-value="2022-06-20T00:00:00">
            <text:p>Mon Jun 20 00:00:00 2022</text:p>
          </table:table-cell>
          <table:table-cell office:value-type="string" office:value="Nossos produtos são produzidos e expostos na loja no prazo de 24 horas, após esse período é descartado. Se houve algo que o fez estragar, deve ter sido o armazenamento em local impróprio ou pela forma de manuseá-lo sem assepsia, caso esse que poderá trazer impurezas e afetar a essência dos ingredientes.">
            <text:p>Nossos produtos são produzidos e expostos na loja no prazo de 24 horas, após esse período é descartado. Se houve algo que o fez estragar, deve ter sido o armazenamento em local impróprio ou pela forma de manuseá-lo sem assepsia, caso esse que poderá trazer impurezas e afetar a essência dos ingredientes.</text:p>
          </table:table-cell>
        </table:table-row>
        <table:table-row>
          <table:table-cell office:value-type="float" office:value="430">
            <text:p>430</text:p>
          </table:table-cell>
          <table:table-cell office:value-type="date" office:date-value="2022-06-20T00:00:00">
            <text:p>Mon Jun 20 00:00:00 2022</text:p>
          </table:table-cell>
          <table:table-cell office:value-type="string" office:value="Aceitamos sugestões ou propostas de menu para que possamos realizar o seu evento e tenho certeza que faremos algo personalizado e bem elaborado, pois nosso lema é sempre alcançar a excelência em tudo, desde o princípio ao fim.">
            <text:p>Aceitamos sugestões ou propostas de menu para que possamos realizar o seu evento e tenho certeza que faremos algo personalizado e bem elaborado, pois nosso lema é sempre alcançar a excelência em tudo, desde o princípio ao fim.</text:p>
          </table:table-cell>
        </table:table-row>
        <table:table-row>
          <table:table-cell office:value-type="float" office:value="431">
            <text:p>431</text:p>
          </table:table-cell>
          <table:table-cell office:value-type="date" office:date-value="2022-06-20T00:00:00">
            <text:p>Mon Jun 20 00:00:00 2022</text:p>
          </table:table-cell>
          <table:table-cell office:value-type="string" office:value="Acontece todo o ano o curso para confeiteiros iniciantes para explorar uma variedade de técnicas com doce gourmet, é só você se inscrever, ainda tem vaga.">
            <text:p>Acontece todo o ano o curso para confeiteiros iniciantes para explorar uma variedade de técnicas com doce gourmet, é só você se inscrever, ainda tem vaga.</text:p>
          </table:table-cell>
        </table:table-row>
        <table:table-row>
          <table:table-cell office:value-type="float" office:value="432">
            <text:p>432</text:p>
          </table:table-cell>
          <table:table-cell office:value-type="date" office:date-value="2022-06-20T00:00:00">
            <text:p>Mon Jun 20 00:00:00 2022</text:p>
          </table:table-cell>
          <table:table-cell office:value-type="string" office:value="Aos noivos que pretendem fechar contrato com o nosso buffet, favor enviar o e-mail para a administração que está em nosso site. Teremos agenda para o mês seguinte, porém, será necessário nos contatar com uma certa urgência.">
            <text:p>Aos noivos que pretendem fechar contrato com o nosso buffet, favor enviar o e-mail para a administração que está em nosso site. Teremos agenda para o mês seguinte, porém, será necessário nos contatar com uma certa urgência.</text:p>
          </table:table-cell>
        </table:table-row>
        <table:table-row>
          <table:table-cell office:value-type="float" office:value="433">
            <text:p>433</text:p>
          </table:table-cell>
          <table:table-cell office:value-type="date" office:date-value="2022-06-20T00:00:00">
            <text:p>Mon Jun 20 00:00:00 2022</text:p>
          </table:table-cell>
          <table:table-cell office:value-type="string" office:value="As degustações acontecem sempre aos sábados pela manhã, não é necessário agendamento, pois nossos colaboradores estarão disponíveis para recebê-los. Vocês irão sentir a inusitada explosão de sabores.">
            <text:p>As degustações acontecem sempre aos sábados pela manhã, não é necessário agendamento, pois nossos colaboradores estarão disponíveis para recebê-los. Vocês irão sentir a inusitada explosão de sabores.</text:p>
          </table:table-cell>
        </table:table-row>
        <table:table-row>
          <table:table-cell office:value-type="float" office:value="434">
            <text:p>434</text:p>
          </table:table-cell>
          <table:table-cell office:value-type="date" office:date-value="2022-06-20T00:00:00">
            <text:p>Mon Jun 20 00:00:00 2022</text:p>
          </table:table-cell>
          <table:table-cell office:value-type="string" office:value="Fazemos bolos caseiros especiais, investimos em produtos diferenciados que podem agradar públicos diversos, desde confeitos coloridos a flores verdadeiras.">
            <text:p>Fazemos bolos caseiros especiais, investimos em produtos diferenciados que podem agradar públicos diversos, desde confeitos coloridos a flores verdadeiras.</text:p>
          </table:table-cell>
        </table:table-row>
        <table:table-row>
          <table:table-cell office:value-type="float" office:value="435">
            <text:p>435</text:p>
          </table:table-cell>
          <table:table-cell office:value-type="date" office:date-value="2022-06-20T00:00:00">
            <text:p>Mon Jun 20 00:00:00 2022</text:p>
          </table:table-cell>
          <table:table-cell office:value-type="string" office:value="Matrícula grátis se trouxer um amigo, ou existe a possibilidade de conseguir desconto de vinte por cento se trouxer um segundo aluno, porém este terá que pagar a matrícula.">
            <text:p>Matrícula grátis se trouxer um amigo, ou existe a possibilidade de conseguir desconto de vinte por cento se trouxer um segundo aluno, porém este terá que pagar a matrícula.</text:p>
          </table:table-cell>
        </table:table-row>
        <table:table-row>
          <table:table-cell office:value-type="float" office:value="436">
            <text:p>436</text:p>
          </table:table-cell>
          <table:table-cell office:value-type="date" office:date-value="2022-06-20T00:00:00">
            <text:p>Mon Jun 20 00:00:00 2022</text:p>
          </table:table-cell>
          <table:table-cell office:value-type="string" office:value="Ocorrerá um concurso do melhor chefe da cozinha italiana, ainda estamos aceitando as inscrições, o  evento se realizará na próxima semana e teremos os jurados mais famosos e conceituados que virão de todo o universo culinário.">
            <text:p>Ocorrerá um concurso do melhor chefe da cozinha italiana, ainda estamos aceitando as inscrições, o  evento se realizará na próxima semana e teremos os jurados mais famosos e conceituados que virão de todo o universo culinário.</text:p>
          </table:table-cell>
        </table:table-row>
        <table:table-row>
          <table:table-cell office:value-type="float" office:value="437">
            <text:p>437</text:p>
          </table:table-cell>
          <table:table-cell office:value-type="date" office:date-value="2022-06-20T00:00:00">
            <text:p>Mon Jun 20 00:00:00 2022</text:p>
          </table:table-cell>
          <table:table-cell office:value-type="string" office:value="Temos doces da Itália e de toda parte do mundo, pois nossa especialidade é a criatividade nas tendências gastronômicas com delicadeza e genialidade do nosso chefe.">
            <text:p>Temos doces da Itália e de toda parte do mundo, pois nossa especialidade é a criatividade nas tendências gastronômicas com delicadeza e genialidade do nosso chefe.</text:p>
          </table:table-cell>
        </table:table-row>
        <table:table-row>
          <table:table-cell office:value-type="float" office:value="438">
            <text:p>438</text:p>
          </table:table-cell>
          <table:table-cell office:value-type="date" office:date-value="2022-06-20T00:00:00">
            <text:p>Mon Jun 20 00:00:00 2022</text:p>
          </table:table-cell>
          <table:table-cell office:value-type="string" office:value="Temos massa sem glúten e sem lactose, pois pensamos nos celíacos de todos os níveis possíveis. Acredito que somos um dos pioneiros a elaborar receitas caseiras sem contaminação, de forma que não causará desconforto algum e temos selo de qualidade de total confiança.">
            <text:p>Temos massa sem glúten e sem lactose, pois pensamos nos celíacos de todos os níveis possíveis. Acredito que somos um dos pioneiros a elaborar receitas caseiras sem contaminação, de forma que não causará desconforto algum e temos selo de qualidade de total confiança.</text:p>
          </table:table-cell>
        </table:table-row>
      </table:table>
      <table:table table:name="41">
        <table:table-row>
          <table:table-cell office:value-type="string" office:value="id_base">
            <text:p>id_base</text:p>
          </table:table-cell>
          <table:table-cell office:value-type="float" office:value="41">
            <text:p>41</text:p>
          </table:table-cell>
        </table:table-row>
        <table:table-row>
          <table:table-cell office:value-type="string" office:value="area">
            <text:p>area</text:p>
          </table:table-cell>
          <table:table-cell office:value-type="string" office:value="design">
            <text:p>design</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439">
            <text:p>439</text:p>
          </table:table-cell>
          <table:table-cell office:value-type="date" office:date-value="2022-06-21T00:00:00">
            <text:p>Tue Jun 21 00:00:00 2022</text:p>
          </table:table-cell>
          <table:table-cell office:value-type="string" office:value="Não recebi a encomenda pois a mesma ficou parada na alfândega e estão me cobrando mais uma taxa para chegar ao destino. Solicito o reembolso, pois não fui avisada antecipadamente sobre a existência desse problema futuro, a loja deveria nos deixar preparados para tal acontecimento.">
            <text:p>Não recebi a encomenda pois a mesma ficou parada na alfândega e estão me cobrando mais uma taxa para chegar ao destino. Solicito o reembolso, pois não fui avisada antecipadamente sobre a existência desse problema futuro, a loja deveria nos deixar preparados para tal acontecimento.</text:p>
          </table:table-cell>
        </table:table-row>
        <table:table-row>
          <table:table-cell office:value-type="float" office:value="440">
            <text:p>440</text:p>
          </table:table-cell>
          <table:table-cell office:value-type="date" office:date-value="2022-06-21T00:00:00">
            <text:p>Tue Jun 21 00:00:00 2022</text:p>
          </table:table-cell>
          <table:table-cell office:value-type="string" office:value="A escada é de grande importância, abaixo dela tenho uma obra de arte incrível, tenho a intenção de criar um jardim de inverno entre a sala de estar e sala de jantar, porém, preciso de sua aprovação.">
            <text:p>A escada é de grande importância, abaixo dela tenho uma obra de arte incrível, tenho a intenção de criar um jardim de inverno entre a sala de estar e sala de jantar, porém, preciso de sua aprovação.</text:p>
          </table:table-cell>
        </table:table-row>
        <table:table-row>
          <table:table-cell office:value-type="float" office:value="441">
            <text:p>441</text:p>
          </table:table-cell>
          <table:table-cell office:value-type="date" office:date-value="2022-06-21T00:00:00">
            <text:p>Tue Jun 21 00:00:00 2022</text:p>
          </table:table-cell>
          <table:table-cell office:value-type="string" office:value="Estou mandando a fatura e logo após que o financeiro aprovar, agendaremos uma data e darei uma previsão de quanto tempo que terão que passar fora do estabelecimento.">
            <text:p>Estou mandando a fatura e logo após que o financeiro aprovar, agendaremos uma data e darei uma previsão de quanto tempo que terão que passar fora do estabelecimento.</text:p>
          </table:table-cell>
        </table:table-row>
        <table:table-row>
          <table:table-cell office:value-type="float" office:value="442">
            <text:p>442</text:p>
          </table:table-cell>
          <table:table-cell office:value-type="date" office:date-value="2022-06-21T00:00:00">
            <text:p>Tue Jun 21 00:00:00 2022</text:p>
          </table:table-cell>
          <table:table-cell office:value-type="string" office:value="Farei uma viagem para fechar um contrato e logo após iniciaremos o seu trabalho. O seu espaço é adequado para um estilo contemporâneo, porém, vou ter que buscar peças raras e imagino que será difícil de encontrá-las, irei fazer o possível.">
            <text:p>Farei uma viagem para fechar um contrato e logo após iniciaremos o seu trabalho. O seu espaço é adequado para um estilo contemporâneo, porém, vou ter que buscar peças raras e imagino que será difícil de encontrá-las, irei fazer o possível.</text:p>
          </table:table-cell>
        </table:table-row>
        <table:table-row>
          <table:table-cell office:value-type="float" office:value="443">
            <text:p>443</text:p>
          </table:table-cell>
          <table:table-cell office:value-type="date" office:date-value="2022-06-21T00:00:00">
            <text:p>Tue Jun 21 00:00:00 2022</text:p>
          </table:table-cell>
          <table:table-cell office:value-type="string" office:value="Irei fazer um workshop no Shopping Vila Bosllo, assim poderá conhecer o meu trabalho. Posso também preparar um orçamento com todos os detalhes de sua preferência e com a previsão de prazos estipulados.">
            <text:p>Irei fazer um workshop no Shopping Vila Bosllo, assim poderá conhecer o meu trabalho. Posso também preparar um orçamento com todos os detalhes de sua preferência e com a previsão de prazos estipulados.</text:p>
          </table:table-cell>
        </table:table-row>
        <table:table-row>
          <table:table-cell office:value-type="float" office:value="444">
            <text:p>444</text:p>
          </table:table-cell>
          <table:table-cell office:value-type="date" office:date-value="2022-06-21T00:00:00">
            <text:p>Tue Jun 21 00:00:00 2022</text:p>
          </table:table-cell>
          <table:table-cell office:value-type="string" office:value="Meus funcionários estão do lado de fora aguardando a sua chegada com as chaves para iniciarmos o trabalho. Peço urgência, pois precisamos da luz do dia, devido a falta de energia.">
            <text:p>Meus funcionários estão do lado de fora aguardando a sua chegada com as chaves para iniciarmos o trabalho. Peço urgência, pois precisamos da luz do dia, devido a falta de energia.</text:p>
          </table:table-cell>
        </table:table-row>
        <table:table-row>
          <table:table-cell office:value-type="float" office:value="445">
            <text:p>445</text:p>
          </table:table-cell>
          <table:table-cell office:value-type="date" office:date-value="2022-06-21T00:00:00">
            <text:p>Tue Jun 21 00:00:00 2022</text:p>
          </table:table-cell>
          <table:table-cell office:value-type="string" office:value="Para que não haja dúvidas, podemos marcar uma videoconferência para resolver os últimos detalhes, que por sinal serão os principais, pois o evento acontece na próxima semana. Todos deverão estar na sala.">
            <text:p>Para que não haja dúvidas, podemos marcar uma videoconferência para resolver os últimos detalhes, que por sinal serão os principais, pois o evento acontece na próxima semana. Todos deverão estar na sala.</text:p>
          </table:table-cell>
        </table:table-row>
        <table:table-row>
          <table:table-cell office:value-type="float" office:value="446">
            <text:p>446</text:p>
          </table:table-cell>
          <table:table-cell office:value-type="date" office:date-value="2022-06-21T00:00:00">
            <text:p>Tue Jun 21 00:00:00 2022</text:p>
          </table:table-cell>
          <table:table-cell office:value-type="string" office:value="Que estilo prefere? Rústico, clássico ou colonial? Podemos visitar alguns decorados num stand por aí perto, e aproveitamos para tomar um café e discutirmos.">
            <text:p>Que estilo prefere? Rústico, clássico ou colonial? Podemos visitar alguns decorados num stand por aí perto, e aproveitamos para tomar um café e discutirmos.</text:p>
          </table:table-cell>
        </table:table-row>
        <table:table-row>
          <table:table-cell office:value-type="float" office:value="447">
            <text:p>447</text:p>
          </table:table-cell>
          <table:table-cell office:value-type="date" office:date-value="2022-06-21T00:00:00">
            <text:p>Tue Jun 21 00:00:00 2022</text:p>
          </table:table-cell>
          <table:table-cell office:value-type="string" office:value="Sua mãe quer um estilo e você quer outro, peço para que decidam entre si primeiro, e quando chegarem a um consenso me informe que estarei disponível.">
            <text:p>Sua mãe quer um estilo e você quer outro, peço para que decidam entre si primeiro, e quando chegarem a um consenso me informe que estarei disponível.</text:p>
          </table:table-cell>
        </table:table-row>
        <table:table-row>
          <table:table-cell office:value-type="float" office:value="448">
            <text:p>448</text:p>
          </table:table-cell>
          <table:table-cell office:value-type="date" office:date-value="2022-06-21T00:00:00">
            <text:p>Tue Jun 21 00:00:00 2022</text:p>
          </table:table-cell>
          <table:table-cell office:value-type="string" office:value="Vou mandar buscar essa peça na Turquia, pois a original vem de lá. Vou garantir a chegada em alguns dias, peço a gentileza de prorrogar o prazo para a data da exposição no museu.">
            <text:p>Vou mandar buscar essa peça na Turquia, pois a original vem de lá. Vou garantir a chegada em alguns dias, peço a gentileza de prorrogar o prazo para a data da exposição no museu.</text:p>
          </table:table-cell>
        </table:table-row>
      </table:table>
      <table:table table:name="42">
        <table:table-row>
          <table:table-cell office:value-type="string" office:value="id_base">
            <text:p>id_base</text:p>
          </table:table-cell>
          <table:table-cell office:value-type="float" office:value="42">
            <text:p>42</text:p>
          </table:table-cell>
        </table:table-row>
        <table:table-row>
          <table:table-cell office:value-type="string" office:value="area">
            <text:p>area</text:p>
          </table:table-cell>
          <table:table-cell office:value-type="string" office:value="pscicologia">
            <text:p>pscicolog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449">
            <text:p>449</text:p>
          </table:table-cell>
          <table:table-cell office:value-type="date" office:date-value="2022-06-16T00:00:00">
            <text:p>Thu Jun 16 00:00:00 2022</text:p>
          </table:table-cell>
          <table:table-cell office:value-type="string" office:value="Após um divórcio litigioso é necessário que compareça até três vezes por semana para trabalharmos o seu controle emocional e organização de sua nova etapa em relação a sua auto estima, finanças e o remanejamento dessa atual situação para um futuro melhor.">
            <text:p>Após um divórcio litigioso é necessário que compareça até três vezes por semana para trabalharmos o seu controle emocional e organização de sua nova etapa em relação a sua auto estima, finanças e o remanejamento dessa atual situação para um futuro melhor.</text:p>
          </table:table-cell>
        </table:table-row>
        <table:table-row>
          <table:table-cell office:value-type="float" office:value="450">
            <text:p>450</text:p>
          </table:table-cell>
          <table:table-cell office:value-type="date" office:date-value="2022-06-16T00:00:00">
            <text:p>Thu Jun 16 00:00:00 2022</text:p>
          </table:table-cell>
          <table:table-cell office:value-type="string" office:value="Com a perda de um membro familiar, devemos restabelecer a sua vida de um modo mais ativo com execuções de tarefas que sirvam de terapia para o seu controle emocional, sem dar espaço para a sua mente ficar vazia e entrar no martírio do sentimento relacionado à saudade. Então, precisaremos reorganizar sua agenda de modo que fique extremamente cheia de diversas atividades, das que mais te agradem, por exemplo: dança, aulas de instrumentos e canto, pintura, idas à concertos musicais, etc.">
            <text:p>Com a perda de um membro familiar, devemos restabelecer a sua vida de um modo mais ativo com execuções de tarefas que sirvam de terapia para o seu controle emocional, sem dar espaço para a sua mente ficar vazia e entrar no martírio do sentimento relacionado à saudade. Então, precisaremos reorganizar sua agenda de modo que fique extremamente cheia de diversas atividades, das que mais te agradem, por exemplo: dança, aulas de instrumentos e canto, pintura, idas à concertos musicais, etc.</text:p>
          </table:table-cell>
        </table:table-row>
        <table:table-row>
          <table:table-cell office:value-type="float" office:value="451">
            <text:p>451</text:p>
          </table:table-cell>
          <table:table-cell office:value-type="date" office:date-value="2022-06-16T00:00:00">
            <text:p>Thu Jun 16 00:00:00 2022</text:p>
          </table:table-cell>
          <table:table-cell office:value-type="string" office:value="Conforme minha análise sobre a sua história, de como sofreu bullyng no período do ensino médio, decidi que teremos sessões sequenciais aos sábados em alguns encontros com o mesmo grupo escolar, para discutir frente a frente com quem praticou e descobrirmos se quem fez o bullying é o vilão ou a vítima.">
            <text:p>Conforme minha análise sobre a sua história, de como sofreu bullyng no período do ensino médio, decidi que teremos sessões sequenciais aos sábados em alguns encontros com o mesmo grupo escolar, para discutir frente a frente com quem praticou e descobrirmos se quem fez o bullying é o vilão ou a vítima.</text:p>
          </table:table-cell>
        </table:table-row>
        <table:table-row>
          <table:table-cell office:value-type="float" office:value="452">
            <text:p>452</text:p>
          </table:table-cell>
          <table:table-cell office:value-type="date" office:date-value="2022-06-16T00:00:00">
            <text:p>Thu Jun 16 00:00:00 2022</text:p>
          </table:table-cell>
          <table:table-cell office:value-type="string" office:value="Contra homofobia vou preparar alguns vídeos onde pessoas relatam como foram atacadas, ofendidas ou julgadas, e o mais importante de tudo é como elas se defenderam. Talvez algo assim te traga forças ou formas adequadas onde possa se prevenir ou se armar contra o adversário pois, as vezes, quem ataca pode estar com um problema muito mais sério, então o fato de se preparar pode ser muito valioso e controlador.">
            <text:p>Contra homofobia vou preparar alguns vídeos onde pessoas relatam como foram atacadas, ofendidas ou julgadas, e o mais importante de tudo é como elas se defenderam. Talvez algo assim te traga forças ou formas adequadas onde possa se prevenir ou se armar contra o adversário pois, as vezes, quem ataca pode estar com um problema muito mais sério, então o fato de se preparar pode ser muito valioso e controlador.</text:p>
          </table:table-cell>
        </table:table-row>
        <table:table-row>
          <table:table-cell office:value-type="float" office:value="453">
            <text:p>453</text:p>
          </table:table-cell>
          <table:table-cell office:value-type="date" office:date-value="2022-06-16T00:00:00">
            <text:p>Thu Jun 16 00:00:00 2022</text:p>
          </table:table-cell>
          <table:table-cell office:value-type="string" office:value="De acordo com o seu relato de assédio, na próxima sessão irei solicitar para que você escreva uma carta para o seu assediador, descrevendo todo o fato ocorrido e ao mesmo tempo para que possa se despedir do mesmo, pois foi o momento que faltou quando ele estava no leito de morte. E, talvez, você se sinta melhor.">
            <text:p>De acordo com o seu relato de assédio, na próxima sessão irei solicitar para que você escreva uma carta para o seu assediador, descrevendo todo o fato ocorrido e ao mesmo tempo para que possa se despedir do mesmo, pois foi o momento que faltou quando ele estava no leito de morte. E, talvez, você se sinta melhor.</text:p>
          </table:table-cell>
        </table:table-row>
        <table:table-row>
          <table:table-cell office:value-type="float" office:value="454">
            <text:p>454</text:p>
          </table:table-cell>
          <table:table-cell office:value-type="date" office:date-value="2022-06-16T00:00:00">
            <text:p>Thu Jun 16 00:00:00 2022</text:p>
          </table:table-cell>
          <table:table-cell office:value-type="string" office:value="Em relação ao fato ocorrido, tristemente relatado onde se refere a referida traição, serão necessárias algumas atividades em que você possa extravasar toda a sua raiva, pois a sua ira não fará mais parte de sua vida. Então o primeiro passo é se envolver em treinos de lutas marciais, aconselho que seja Muay Thai, Boxe, Kung Fu ou Krav Magá.">
            <text:p>Em relação ao fato ocorrido, tristemente relatado onde se refere a referida traição, serão necessárias algumas atividades em que você possa extravasar toda a sua raiva, pois a sua ira não fará mais parte de sua vida. Então o primeiro passo é se envolver em treinos de lutas marciais, aconselho que seja Muay Thai, Boxe, Kung Fu ou Krav Magá.</text:p>
          </table:table-cell>
        </table:table-row>
        <table:table-row>
          <table:table-cell office:value-type="float" office:value="455">
            <text:p>455</text:p>
          </table:table-cell>
          <table:table-cell office:value-type="date" office:date-value="2022-06-16T00:00:00">
            <text:p>Thu Jun 16 00:00:00 2022</text:p>
          </table:table-cell>
          <table:table-cell office:value-type="string" office:value="Esse tipo de comorbidade pode ser tratada com dietas rigorosas, no entanto, devemos identificar a causa do que o leva a comer em grandes quantidades. Em geral, isso se deve à algum trauma sofrido na infância que, quando na fase adulta, leva o indivíduo a procurar uma válvula de escape.">
            <text:p>Esse tipo de comorbidade pode ser tratada com dietas rigorosas, no entanto, devemos identificar a causa do que o leva a comer em grandes quantidades. Em geral, isso se deve à algum trauma sofrido na infância que, quando na fase adulta, leva o indivíduo a procurar uma válvula de escape.</text:p>
          </table:table-cell>
        </table:table-row>
        <table:table-row>
          <table:table-cell office:value-type="float" office:value="456">
            <text:p>456</text:p>
          </table:table-cell>
          <table:table-cell office:value-type="date" office:date-value="2022-06-16T00:00:00">
            <text:p>Thu Jun 16 00:00:00 2022</text:p>
          </table:table-cell>
          <table:table-cell office:value-type="string" office:value="Existe uma área na psicologia que trata especificamente sobre a criança e o adolescente. Aconselho que a senhora busque uma especialista dessa área, pois não tenho muita vivência nesse assunto, portanto, estou encaminhando a senhora para a vara da Infância e da Juventude na Rua Aurélia 650 na Lapa.">
            <text:p>Existe uma área na psicologia que trata especificamente sobre a criança e o adolescente. Aconselho que a senhora busque uma especialista dessa área, pois não tenho muita vivência nesse assunto, portanto, estou encaminhando a senhora para a vara da Infância e da Juventude na Rua Aurélia 650 na Lapa.</text:p>
          </table:table-cell>
        </table:table-row>
        <table:table-row>
          <table:table-cell office:value-type="float" office:value="457">
            <text:p>457</text:p>
          </table:table-cell>
          <table:table-cell office:value-type="date" office:date-value="2022-06-16T00:00:00">
            <text:p>Thu Jun 16 00:00:00 2022</text:p>
          </table:table-cell>
          <table:table-cell office:value-type="string" office:value="No seu caso, com a existência de uma invasão corporal, onde se retrata um abuso sexual, podemos agir da seguinte forma: criar uma perspectiva de vida normal, de modo a evitar tendências suicidas, podendo livrá-lo do martírio, então receitarei remédios de acordo com os resultados dos exames clínicos e laboratoriais e, se preciso for pedirei, ajuda a um médico com especialidade em psiquiatria para melhor atendê-lo conforme o seu nível de transtorno. ">
            <text:p>No seu caso, com a existência de uma invasão corporal, onde se retrata um abuso sexual, podemos agir da seguinte forma: criar uma perspectiva de vida normal, de modo a evitar tendências suicidas, podendo livrá-lo do martírio, então receitarei remédios de acordo com os resultados dos exames clínicos e laboratoriais e, se preciso for pedirei, ajuda a um médico com especialidade em psiquiatria para melhor atendê-lo conforme o seu nível de transtorno. </text:p>
          </table:table-cell>
        </table:table-row>
        <table:table-row>
          <table:table-cell office:value-type="float" office:value="458">
            <text:p>458</text:p>
          </table:table-cell>
          <table:table-cell office:value-type="date" office:date-value="2022-06-16T00:00:00">
            <text:p>Thu Jun 16 00:00:00 2022</text:p>
          </table:table-cell>
          <table:table-cell office:value-type="string" office:value="Pelo que me relatou, trata-se de racismo, você deve projetar em mim os seus sentimentos e pensamentos, e com isso possa ser observada e não julgada, pois precisamos nos identificar para progredir. Se por ventura isso não ocorrer, existe o processo de transferência, para que possa ser atendida por uma psicóloga negra, para uma maior identificação e tentativa de reflexão sobre como encarar o racismo e se defender da melhor forma.">
            <text:p>Pelo que me relatou, trata-se de racismo, você deve projetar em mim os seus sentimentos e pensamentos, e com isso possa ser observada e não julgada, pois precisamos nos identificar para progredir. Se por ventura isso não ocorrer, existe o processo de transferência, para que possa ser atendida por uma psicóloga negra, para uma maior identificação e tentativa de reflexão sobre como encarar o racismo e se defender da melhor forma.</text:p>
          </table:table-cell>
        </table:table-row>
      </table:table>
      <table:table table:name="43">
        <table:table-row>
          <table:table-cell office:value-type="string" office:value="id_base">
            <text:p>id_base</text:p>
          </table:table-cell>
          <table:table-cell office:value-type="float" office:value="43">
            <text:p>43</text:p>
          </table:table-cell>
        </table:table-row>
        <table:table-row>
          <table:table-cell office:value-type="string" office:value="area">
            <text:p>area</text:p>
          </table:table-cell>
          <table:table-cell office:value-type="string" office:value="recursos humanos">
            <text:p>recursos humanos</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459">
            <text:p>459</text:p>
          </table:table-cell>
          <table:table-cell office:value-type="date" office:date-value="2022-07-04T00:00:00">
            <text:p>Mon Jul  4 00:00:00 2022</text:p>
          </table:table-cell>
          <table:table-cell office:value-type="string" office:value="É necessário definir bem o perfil dos novos contratados. Caso não o façamos, corremos o risco de ter retrabalho em adaptar o funcionário ao cargo e, eventualmente, ter que lidar com todos os encargos de um processo de demissão e reposição.">
            <text:p>É necessário definir bem o perfil dos novos contratados. Caso não o façamos, corremos o risco de ter retrabalho em adaptar o funcionário ao cargo e, eventualmente, ter que lidar com todos os encargos de um processo de demissão e reposição.</text:p>
          </table:table-cell>
        </table:table-row>
        <table:table-row>
          <table:table-cell office:value-type="float" office:value="460">
            <text:p>460</text:p>
          </table:table-cell>
          <table:table-cell office:value-type="date" office:date-value="2022-07-04T00:00:00">
            <text:p>Mon Jul  4 00:00:00 2022</text:p>
          </table:table-cell>
          <table:table-cell office:value-type="string" office:value="Aconselho fazer alguns testes psíquicos que comprovem sua idoneidade, algo que envolva seus princípios, valores pessoais e até mesmo sua índole. Isso pode ajudar no referido processo seletivo.">
            <text:p>Aconselho fazer alguns testes psíquicos que comprovem sua idoneidade, algo que envolva seus princípios, valores pessoais e até mesmo sua índole. Isso pode ajudar no referido processo seletivo.</text:p>
          </table:table-cell>
        </table:table-row>
        <table:table-row>
          <table:table-cell office:value-type="float" office:value="461">
            <text:p>461</text:p>
          </table:table-cell>
          <table:table-cell office:value-type="date" office:date-value="2022-07-04T00:00:00">
            <text:p>Mon Jul  4 00:00:00 2022</text:p>
          </table:table-cell>
          <table:table-cell office:value-type="string" office:value="É necessário que o candidato apresente controle e assertividade no momento de sua entrevista, Também observamos na dinâmica suas relações sociais, através da influência da comunicação verbal e não verbal.">
            <text:p>É necessário que o candidato apresente controle e assertividade no momento de sua entrevista, Também observamos na dinâmica suas relações sociais, através da influência da comunicação verbal e não verbal.</text:p>
          </table:table-cell>
        </table:table-row>
        <table:table-row>
          <table:table-cell office:value-type="float" office:value="462">
            <text:p>462</text:p>
          </table:table-cell>
          <table:table-cell office:value-type="date" office:date-value="2022-07-04T00:00:00">
            <text:p>Mon Jul  4 00:00:00 2022</text:p>
          </table:table-cell>
          <table:table-cell office:value-type="string" office:value="Existe a proteção do empregador, em razão da preferência de alguns funcionários, simplesmente por empatia. Ou seja, no ato da contratação, o empregador se identifica com o colaborador de tal forma que acaba concedendo um cargo de confiança, onde não deveria existir, pois a análise não foi precisa, sendo interferida por sentimentos parciais. Isso acaba não sendo eficaz no referido processo, devido ao envolvimento sócio emocional.">
            <text:p>Existe a proteção do empregador, em razão da preferência de alguns funcionários, simplesmente por empatia. Ou seja, no ato da contratação, o empregador se identifica com o colaborador de tal forma que acaba concedendo um cargo de confiança, onde não deveria existir, pois a análise não foi precisa, sendo interferida por sentimentos parciais. Isso acaba não sendo eficaz no referido processo, devido ao envolvimento sócio emocional.</text:p>
          </table:table-cell>
        </table:table-row>
        <table:table-row>
          <table:table-cell office:value-type="float" office:value="463">
            <text:p>463</text:p>
          </table:table-cell>
          <table:table-cell office:value-type="date" office:date-value="2022-07-04T00:00:00">
            <text:p>Mon Jul  4 00:00:00 2022</text:p>
          </table:table-cell>
          <table:table-cell office:value-type="string" office:value="Já tive um caso de ótimas referências de um candidato, devido a esse fato, acabei o contratando. Porém, quando se sentiu pressionado, acabou burlando situações até que acabou omitindo fatos para não ser cobrado de algumas obrigações.">
            <text:p>Já tive um caso de ótimas referências de um candidato, devido a esse fato, acabei o contratando. Porém, quando se sentiu pressionado, acabou burlando situações até que acabou omitindo fatos para não ser cobrado de algumas obrigações.</text:p>
          </table:table-cell>
        </table:table-row>
        <table:table-row>
          <table:table-cell office:value-type="float" office:value="464">
            <text:p>464</text:p>
          </table:table-cell>
          <table:table-cell office:value-type="date" office:date-value="2022-07-04T00:00:00">
            <text:p>Mon Jul  4 00:00:00 2022</text:p>
          </table:table-cell>
          <table:table-cell office:value-type="string" office:value="Não é aconselhável misturar família com negócios, ou seja, colaborador que envolve grau de parentesco com o empregador. Isso pode ser um problema para o resto da vida, seria como contratar um genro ou nora, unicamente pelo fato de ser a única forma de sustentar seu filho, desconsiderando o processo seletivo. Isso pode ocasionar um certo desconforto com os demais  colaboradores.">
            <text:p>Não é aconselhável misturar família com negócios, ou seja, colaborador que envolve grau de parentesco com o empregador. Isso pode ser um problema para o resto da vida, seria como contratar um genro ou nora, unicamente pelo fato de ser a única forma de sustentar seu filho, desconsiderando o processo seletivo. Isso pode ocasionar um certo desconforto com os demais  colaboradores.</text:p>
          </table:table-cell>
        </table:table-row>
        <table:table-row>
          <table:table-cell office:value-type="float" office:value="465">
            <text:p>465</text:p>
          </table:table-cell>
          <table:table-cell office:value-type="date" office:date-value="2022-07-04T00:00:00">
            <text:p>Mon Jul  4 00:00:00 2022</text:p>
          </table:table-cell>
          <table:table-cell office:value-type="string" office:value="Nossa empresa possui uma política de não contratação de pessoas que foram indicadas por funcionários. Nosso processo seletivo é similar à um concurso público. No máximo posso lhe informar a data do próximo certame que ocorrerá.">
            <text:p>Nossa empresa possui uma política de não contratação de pessoas que foram indicadas por funcionários. Nosso processo seletivo é similar à um concurso público. No máximo posso lhe informar a data do próximo certame que ocorrerá.</text:p>
          </table:table-cell>
        </table:table-row>
        <table:table-row>
          <table:table-cell office:value-type="float" office:value="466">
            <text:p>466</text:p>
          </table:table-cell>
          <table:table-cell office:value-type="date" office:date-value="2022-07-04T00:00:00">
            <text:p>Mon Jul  4 00:00:00 2022</text:p>
          </table:table-cell>
          <table:table-cell office:value-type="string" office:value="O comportamento humano pode ser bom, mas também pode ser muito ruim a ponto de demitir um colaborador e, no momento de passar uma referência, omitir um fator negativo de mal comportamento, para que o mesmo seja aceito em uma nova oportunidade de emprego e não ter sua trajetória estragada na sociedade.">
            <text:p>O comportamento humano pode ser bom, mas também pode ser muito ruim a ponto de demitir um colaborador e, no momento de passar uma referência, omitir um fator negativo de mal comportamento, para que o mesmo seja aceito em uma nova oportunidade de emprego e não ter sua trajetória estragada na sociedade.</text:p>
          </table:table-cell>
        </table:table-row>
        <table:table-row>
          <table:table-cell office:value-type="float" office:value="467">
            <text:p>467</text:p>
          </table:table-cell>
          <table:table-cell office:value-type="date" office:date-value="2022-07-04T00:00:00">
            <text:p>Mon Jul  4 00:00:00 2022</text:p>
          </table:table-cell>
          <table:table-cell office:value-type="string" office:value="Pergunte ao candidato se o mesmo possui experiência na vaga a qual está se candidatando, além de perguntas que revelem a maneira como ele pensa. Me dê um retorno do resultado até a próxima sexta-feira.">
            <text:p>Pergunte ao candidato se o mesmo possui experiência na vaga a qual está se candidatando, além de perguntas que revelem a maneira como ele pensa. Me dê um retorno do resultado até a próxima sexta-feira.</text:p>
          </table:table-cell>
        </table:table-row>
        <table:table-row>
          <table:table-cell office:value-type="float" office:value="468">
            <text:p>468</text:p>
          </table:table-cell>
          <table:table-cell office:value-type="date" office:date-value="2022-07-04T00:00:00">
            <text:p>Mon Jul  4 00:00:00 2022</text:p>
          </table:table-cell>
          <table:table-cell office:value-type="string" office:value="Vamos fazer uma dinâmica de grupo na próxima quarta-feira dia 13 de julho. Pedimos a todos que compareçam ao local providos de caneta azul e folhas para rascunho. O processo todo deverá levar 2 horas para a conclusão e terá o resultado divulgado no mural da empresa.">
            <text:p>Vamos fazer uma dinâmica de grupo na próxima quarta-feira dia 13 de julho. Pedimos a todos que compareçam ao local providos de caneta azul e folhas para rascunho. O processo todo deverá levar 2 horas para a conclusão e terá o resultado divulgado no mural da empresa.</text:p>
          </table:table-cell>
        </table:table-row>
      </table:table>
      <table:table table:name="44">
        <table:table-row>
          <table:table-cell office:value-type="string" office:value="id_base">
            <text:p>id_base</text:p>
          </table:table-cell>
          <table:table-cell office:value-type="float" office:value="44">
            <text:p>44</text:p>
          </table:table-cell>
        </table:table-row>
        <table:table-row>
          <table:table-cell office:value-type="string" office:value="area">
            <text:p>area</text:p>
          </table:table-cell>
          <table:table-cell office:value-type="string" office:value="secretaria">
            <text:p>secretar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469">
            <text:p>469</text:p>
          </table:table-cell>
          <table:table-cell office:value-type="date" office:date-value="2022-06-21T00:00:00">
            <text:p>Tue Jun 21 00:00:00 2022</text:p>
          </table:table-cell>
          <table:table-cell office:value-type="string" office:value="Bom dia chefe! Segue a planilha sobre as suas entradas e retiradas. O seu saldo está negativo e já entrou no cheque especial, sugiro que faça algo urgente como, por exemplo, negociar com os credores e bancos.">
            <text:p>Bom dia chefe! Segue a planilha sobre as suas entradas e retiradas. O seu saldo está negativo e já entrou no cheque especial, sugiro que faça algo urgente como, por exemplo, negociar com os credores e bancos.</text:p>
          </table:table-cell>
        </table:table-row>
        <table:table-row>
          <table:table-cell office:value-type="float" office:value="470">
            <text:p>470</text:p>
          </table:table-cell>
          <table:table-cell office:value-type="date" office:date-value="2022-06-21T00:00:00">
            <text:p>Tue Jun 21 00:00:00 2022</text:p>
          </table:table-cell>
          <table:table-cell office:value-type="string" office:value="A empresa Lopes deixou algumas máquinas em consignação, conforme combinado no início do mês, pois nosso público está interessado. Estamos pensando em alugar algumas, porque hoje em dia, no mercado, é relativamente lucrativo. Além do que a procura está maior que o esperado.">
            <text:p>A empresa Lopes deixou algumas máquinas em consignação, conforme combinado no início do mês, pois nosso público está interessado. Estamos pensando em alugar algumas, porque hoje em dia, no mercado, é relativamente lucrativo. Além do que a procura está maior que o esperado.</text:p>
          </table:table-cell>
        </table:table-row>
        <table:table-row>
          <table:table-cell office:value-type="float" office:value="471">
            <text:p>471</text:p>
          </table:table-cell>
          <table:table-cell office:value-type="date" office:date-value="2022-06-21T00:00:00">
            <text:p>Tue Jun 21 00:00:00 2022</text:p>
          </table:table-cell>
          <table:table-cell office:value-type="string" office:value="Aquele caso no departamento de recursos humanos está muito complicado, creio que vou precisar de sua ajuda quando chegar e não esqueça de trazer um advogado.">
            <text:p>Aquele caso no departamento de recursos humanos está muito complicado, creio que vou precisar de sua ajuda quando chegar e não esqueça de trazer um advogado.</text:p>
          </table:table-cell>
        </table:table-row>
        <table:table-row>
          <table:table-cell office:value-type="float" office:value="472">
            <text:p>472</text:p>
          </table:table-cell>
          <table:table-cell office:value-type="date" office:date-value="2022-06-21T00:00:00">
            <text:p>Tue Jun 21 00:00:00 2022</text:p>
          </table:table-cell>
          <table:table-cell office:value-type="string" office:value="Chegou um oficial de justiça com uma intimação, parece que um de nossos motoristas cometeu um acidente e desapareceu. Como o carro está no nome da empresa, teremos que responder e a multa será dobrada porque o condutor não assumiu.">
            <text:p>Chegou um oficial de justiça com uma intimação, parece que um de nossos motoristas cometeu um acidente e desapareceu. Como o carro está no nome da empresa, teremos que responder e a multa será dobrada porque o condutor não assumiu.</text:p>
          </table:table-cell>
        </table:table-row>
        <table:table-row>
          <table:table-cell office:value-type="float" office:value="473">
            <text:p>473</text:p>
          </table:table-cell>
          <table:table-cell office:value-type="date" office:date-value="2022-06-21T00:00:00">
            <text:p>Tue Jun 21 00:00:00 2022</text:p>
          </table:table-cell>
          <table:table-cell office:value-type="string" office:value="Os dados não conferem, pois a contabilidade nos passou algo inusitado esse mês. Ocorre que há divergências e vamos ter que revisar cada item, pode ser uma falha no sistema ou erro humano.">
            <text:p>Os dados não conferem, pois a contabilidade nos passou algo inusitado esse mês. Ocorre que há divergências e vamos ter que revisar cada item, pode ser uma falha no sistema ou erro humano.</text:p>
          </table:table-cell>
        </table:table-row>
        <table:table-row>
          <table:table-cell office:value-type="float" office:value="474">
            <text:p>474</text:p>
          </table:table-cell>
          <table:table-cell office:value-type="date" office:date-value="2022-06-21T00:00:00">
            <text:p>Tue Jun 21 00:00:00 2022</text:p>
          </table:table-cell>
          <table:table-cell office:value-type="string" office:value="Os técnicos vieram ontem, porém estávamos sem internet e tivemos que cancelar a visita e remarcamos para o mês seguinte, devido a outras despesas inesperadas.">
            <text:p>Os técnicos vieram ontem, porém estávamos sem internet e tivemos que cancelar a visita e remarcamos para o mês seguinte, devido a outras despesas inesperadas.</text:p>
          </table:table-cell>
        </table:table-row>
        <table:table-row>
          <table:table-cell office:value-type="float" office:value="475">
            <text:p>475</text:p>
          </table:table-cell>
          <table:table-cell office:value-type="date" office:date-value="2022-06-21T00:00:00">
            <text:p>Tue Jun 21 00:00:00 2022</text:p>
          </table:table-cell>
          <table:table-cell office:value-type="string" office:value="Robert, o seu filho do meio, necessita de um empréstimo, pois pretende ir para um retiro e lá terá vários gastos, acho que será fora do país.">
            <text:p>Robert, o seu filho do meio, necessita de um empréstimo, pois pretende ir para um retiro e lá terá vários gastos, acho que será fora do país.</text:p>
          </table:table-cell>
        </table:table-row>
        <table:table-row>
          <table:table-cell office:value-type="float" office:value="476">
            <text:p>476</text:p>
          </table:table-cell>
          <table:table-cell office:value-type="date" office:date-value="2022-06-21T00:00:00">
            <text:p>Tue Jun 21 00:00:00 2022</text:p>
          </table:table-cell>
          <table:table-cell office:value-type="string" office:value="Sua amante te espera na sala de reunião e está fazendo algumas ameaças. O motivo eu não sei, mas imagino, pois não recebeu o depósito mensal e precisa pagar as contas do cabeleireiro e academia.">
            <text:p>Sua amante te espera na sala de reunião e está fazendo algumas ameaças. O motivo eu não sei, mas imagino, pois não recebeu o depósito mensal e precisa pagar as contas do cabeleireiro e academia.</text:p>
          </table:table-cell>
        </table:table-row>
        <table:table-row>
          <table:table-cell office:value-type="float" office:value="477">
            <text:p>477</text:p>
          </table:table-cell>
          <table:table-cell office:value-type="date" office:date-value="2022-06-21T00:00:00">
            <text:p>Tue Jun 21 00:00:00 2022</text:p>
          </table:table-cell>
          <table:table-cell office:value-type="string" office:value="Sua mulher está desesperada a sua procura, mas já a despistei. Na sua volta poderá haver um certo desconforto aqui na empresa, porém esse impacto acontecerá se ela aparecer no mesmo horário de sua chegada, como ela sempre faz. Não sei como consegue adivinhar.">
            <text:p>Sua mulher está desesperada a sua procura, mas já a despistei. Na sua volta poderá haver um certo desconforto aqui na empresa, porém esse impacto acontecerá se ela aparecer no mesmo horário de sua chegada, como ela sempre faz. Não sei como consegue adivinhar.</text:p>
          </table:table-cell>
        </table:table-row>
        <table:table-row>
          <table:table-cell office:value-type="float" office:value="478">
            <text:p>478</text:p>
          </table:table-cell>
          <table:table-cell office:value-type="date" office:date-value="2022-06-21T00:00:00">
            <text:p>Tue Jun 21 00:00:00 2022</text:p>
          </table:table-cell>
          <table:table-cell office:value-type="string" office:value="Sua viagem está programada, já reservei o hotel e comprei as passagens, seu cartão de crédito ainda tem saldo disponível, porém só use em emergências. Calculei todos os seus futuros gastos e fiz uma planilha detalhada, caso algo dê errado, me contate para transferir mais dinheiro.">
            <text:p>Sua viagem está programada, já reservei o hotel e comprei as passagens, seu cartão de crédito ainda tem saldo disponível, porém só use em emergências. Calculei todos os seus futuros gastos e fiz uma planilha detalhada, caso algo dê errado, me contate para transferir mais dinheiro.</text:p>
          </table:table-cell>
        </table:table-row>
      </table:table>
      <table:table table:name="45">
        <table:table-row>
          <table:table-cell office:value-type="string" office:value="id_base">
            <text:p>id_base</text:p>
          </table:table-cell>
          <table:table-cell office:value-type="float" office:value="45">
            <text:p>45</text:p>
          </table:table-cell>
        </table:table-row>
        <table:table-row>
          <table:table-cell office:value-type="string" office:value="area">
            <text:p>area</text:p>
          </table:table-cell>
          <table:table-cell office:value-type="string" office:value="secretaria">
            <text:p>secretar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479">
            <text:p>479</text:p>
          </table:table-cell>
          <table:table-cell office:value-type="date" office:date-value="2022-07-04T00:00:00">
            <text:p>Mon Jul  4 00:00:00 2022</text:p>
          </table:table-cell>
          <table:table-cell office:value-type="string" office:value="Verifique por favor se as minhas irmãs decidiram quem irá ao aeroporto pegar a Ivonete e faça um roteiro de viagem no período de sua estadia em São Paulo.">
            <text:p>Verifique por favor se as minhas irmãs decidiram quem irá ao aeroporto pegar a Ivonete e faça um roteiro de viagem no período de sua estadia em São Paulo.</text:p>
          </table:table-cell>
        </table:table-row>
        <table:table-row>
          <table:table-cell office:value-type="float" office:value="480">
            <text:p>480</text:p>
          </table:table-cell>
          <table:table-cell office:value-type="date" office:date-value="2022-07-04T00:00:00">
            <text:p>Mon Jul  4 00:00:00 2022</text:p>
          </table:table-cell>
          <table:table-cell office:value-type="string" office:value="Ligue para a faxineira cumprir seu expediente na minha casa um dia antes de minha chegada, peça para ela pegar a cachorra no pet shop, alimentando-a com ração e água.">
            <text:p>Ligue para a faxineira cumprir seu expediente na minha casa um dia antes de minha chegada, peça para ela pegar a cachorra no pet shop, alimentando-a com ração e água.</text:p>
          </table:table-cell>
        </table:table-row>
        <table:table-row>
          <table:table-cell office:value-type="float" office:value="481">
            <text:p>481</text:p>
          </table:table-cell>
          <table:table-cell office:value-type="date" office:date-value="2022-07-04T00:00:00">
            <text:p>Mon Jul  4 00:00:00 2022</text:p>
          </table:table-cell>
          <table:table-cell office:value-type="string" office:value="Me mantenha informada quando houver mudanças ou processos pendentes no escritório, para que eu possa resolvê-los em home office quando necessário.">
            <text:p>Me mantenha informada quando houver mudanças ou processos pendentes no escritório, para que eu possa resolvê-los em home office quando necessário.</text:p>
          </table:table-cell>
        </table:table-row>
        <table:table-row>
          <table:table-cell office:value-type="float" office:value="482">
            <text:p>482</text:p>
          </table:table-cell>
          <table:table-cell office:value-type="date" office:date-value="2022-07-04T00:00:00">
            <text:p>Mon Jul  4 00:00:00 2022</text:p>
          </table:table-cell>
          <table:table-cell office:value-type="string" office:value="Não foi possível deixar meu minha cadela na casa da minha sogra, por isso leve-o para banho, tosa e deixe-o no hotel do pet shop para estadia no mesmo período que irei estar fora da cidade.">
            <text:p>Não foi possível deixar meu minha cadela na casa da minha sogra, por isso leve-o para banho, tosa e deixe-o no hotel do pet shop para estadia no mesmo período que irei estar fora da cidade.</text:p>
          </table:table-cell>
        </table:table-row>
        <table:table-row>
          <table:table-cell office:value-type="float" office:value="483">
            <text:p>483</text:p>
          </table:table-cell>
          <table:table-cell office:value-type="date" office:date-value="2022-07-04T00:00:00">
            <text:p>Mon Jul  4 00:00:00 2022</text:p>
          </table:table-cell>
          <table:table-cell office:value-type="string" office:value="No dia 10 de julho será o retorno de minha irmã para Pernambuco, não esqueça de providenciar transporte ao aeroporto para o retorno dela no horário marcado e certifique-se que ela entrou no avião.">
            <text:p>No dia 10 de julho será o retorno de minha irmã para Pernambuco, não esqueça de providenciar transporte ao aeroporto para o retorno dela no horário marcado e certifique-se que ela entrou no avião.</text:p>
          </table:table-cell>
        </table:table-row>
        <table:table-row>
          <table:table-cell office:value-type="float" office:value="484">
            <text:p>484</text:p>
          </table:table-cell>
          <table:table-cell office:value-type="date" office:date-value="2022-07-04T00:00:00">
            <text:p>Mon Jul  4 00:00:00 2022</text:p>
          </table:table-cell>
          <table:table-cell office:value-type="string" office:value="Organize minha vida financeira após o dia 10 de setembro até o próximo mês. Pague todas as contas e reserve uma parte do dinheiro para eventuais emergências.">
            <text:p>Organize minha vida financeira após o dia 10 de setembro até o próximo mês. Pague todas as contas e reserve uma parte do dinheiro para eventuais emergências.</text:p>
          </table:table-cell>
        </table:table-row>
        <table:table-row>
          <table:table-cell office:value-type="float" office:value="485">
            <text:p>485</text:p>
          </table:table-cell>
          <table:table-cell office:value-type="date" office:date-value="2022-07-04T00:00:00">
            <text:p>Mon Jul  4 00:00:00 2022</text:p>
          </table:table-cell>
          <table:table-cell office:value-type="string" office:value="Organize minhas correspondências e e-mails mais urgentes, bem como agendamento de consultas e exames médicos periódicos.">
            <text:p>Organize minhas correspondências e e-mails mais urgentes, bem como agendamento de consultas e exames médicos periódicos.</text:p>
          </table:table-cell>
        </table:table-row>
        <table:table-row>
          <table:table-cell office:value-type="float" office:value="486">
            <text:p>486</text:p>
          </table:table-cell>
          <table:table-cell office:value-type="date" office:date-value="2022-07-04T00:00:00">
            <text:p>Mon Jul  4 00:00:00 2022</text:p>
          </table:table-cell>
          <table:table-cell office:value-type="string" office:value="Para a minha próxima viagem no dia 18 de julho, separe algumas peças de verão com tudo para higienização corporal, facial e cabelo. Não se esqueça de colocar na mala maquiagem, secador de cabelo, perfume e minhas semijoias.">
            <text:p>Para a minha próxima viagem no dia 18 de julho, separe algumas peças de verão com tudo para higienização corporal, facial e cabelo. Não se esqueça de colocar na mala maquiagem, secador de cabelo, perfume e minhas semijoias.</text:p>
          </table:table-cell>
        </table:table-row>
        <table:table-row>
          <table:table-cell office:value-type="float" office:value="487">
            <text:p>487</text:p>
          </table:table-cell>
          <table:table-cell office:value-type="date" office:date-value="2022-07-04T00:00:00">
            <text:p>Mon Jul  4 00:00:00 2022</text:p>
          </table:table-cell>
          <table:table-cell office:value-type="string" office:value="Reserve horário na manicure, pedicure, depilação e cabeleireiro com os meus profissionais favoritos. Abasteça o carro e calibre os pneus, verificando também o nível de água e óleo, se necessário complete até o limite esperado.">
            <text:p>Reserve horário na manicure, pedicure, depilação e cabeleireiro com os meus profissionais favoritos. Abasteça o carro e calibre os pneus, verificando também o nível de água e óleo, se necessário complete até o limite esperado.</text:p>
          </table:table-cell>
        </table:table-row>
        <table:table-row>
          <table:table-cell office:value-type="float" office:value="488">
            <text:p>488</text:p>
          </table:table-cell>
          <table:table-cell office:value-type="date" office:date-value="2022-07-04T00:00:00">
            <text:p>Mon Jul  4 00:00:00 2022</text:p>
          </table:table-cell>
          <table:table-cell office:value-type="string" office:value="Será necessário os cálculos do total que será utilizado, incluindo gasolina e pedágios do percurso. Providencie também dinheiro em espécie para eventuais gastos.">
            <text:p>Será necessário os cálculos do total que será utilizado, incluindo gasolina e pedágios do percurso. Providencie também dinheiro em espécie para eventuais gastos.</text:p>
          </table:table-cell>
        </table:table-row>
      </table:table>
      <table:table table:name="46">
        <table:table-row>
          <table:table-cell office:value-type="string" office:value="id_base">
            <text:p>id_base</text:p>
          </table:table-cell>
          <table:table-cell office:value-type="float" office:value="46">
            <text:p>46</text:p>
          </table:table-cell>
        </table:table-row>
        <table:table-row>
          <table:table-cell office:value-type="string" office:value="area">
            <text:p>area</text:p>
          </table:table-cell>
          <table:table-cell office:value-type="string" office:value="servicos escritório">
            <text:p>servicos escritóri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489">
            <text:p>489</text:p>
          </table:table-cell>
          <table:table-cell office:value-type="date" office:date-value="2022-07-04T00:00:00">
            <text:p>Mon Jul  4 00:00:00 2022</text:p>
          </table:table-cell>
          <table:table-cell office:value-type="string" office:value="Acabamos de saber sobre funcionários que testaram positivo para Covid, portanto, providencie os afastamentos e contrate estagiários aptos para cada função.">
            <text:p>Acabamos de saber sobre funcionários que testaram positivo para Covid, portanto, providencie os afastamentos e contrate estagiários aptos para cada função.</text:p>
          </table:table-cell>
        </table:table-row>
        <table:table-row>
          <table:table-cell office:value-type="float" office:value="490">
            <text:p>490</text:p>
          </table:table-cell>
          <table:table-cell office:value-type="date" office:date-value="2022-07-04T00:00:00">
            <text:p>Mon Jul  4 00:00:00 2022</text:p>
          </table:table-cell>
          <table:table-cell office:value-type="string" office:value="Conforme solicitação de certidão atualizada para efetuar o procedimento de retificação, encaminho o código Hash para baixar e visualizar a devida conferência. Após autorização do oficial iremos iniciar o processo com a assinatura eletrônica do requerente.">
            <text:p>Conforme solicitação de certidão atualizada para efetuar o procedimento de retificação, encaminho o código Hash para baixar e visualizar a devida conferência. Após autorização do oficial iremos iniciar o processo com a assinatura eletrônica do requerente.</text:p>
          </table:table-cell>
        </table:table-row>
        <table:table-row>
          <table:table-cell office:value-type="float" office:value="491">
            <text:p>491</text:p>
          </table:table-cell>
          <table:table-cell office:value-type="date" office:date-value="2022-07-04T00:00:00">
            <text:p>Mon Jul  4 00:00:00 2022</text:p>
          </table:table-cell>
          <table:table-cell office:value-type="string" office:value="Dispare as devidas mensagens para os casais e disponibilize as vagas para as referidas cerimônias, comunique o juiz sobre as datas e horários marcados conforme demonstrado na agenda.">
            <text:p>Dispare as devidas mensagens para os casais e disponibilize as vagas para as referidas cerimônias, comunique o juiz sobre as datas e horários marcados conforme demonstrado na agenda.</text:p>
          </table:table-cell>
        </table:table-row>
        <table:table-row>
          <table:table-cell office:value-type="float" office:value="492">
            <text:p>492</text:p>
          </table:table-cell>
          <table:table-cell office:value-type="date" office:date-value="2022-07-04T00:00:00">
            <text:p>Mon Jul  4 00:00:00 2022</text:p>
          </table:table-cell>
          <table:table-cell office:value-type="string" office:value="Documentos deteriorados ou fora do prazo de validade não serão aceitos. Lembrando que, existe a possibilidade das testemunhas firmarem a identidade dos noivos, através de declaração com firma reconhecida em cartório, juntando cópia da identificação dos mesmos.">
            <text:p>Documentos deteriorados ou fora do prazo de validade não serão aceitos. Lembrando que, existe a possibilidade das testemunhas firmarem a identidade dos noivos, através de declaração com firma reconhecida em cartório, juntando cópia da identificação dos mesmos.</text:p>
          </table:table-cell>
        </table:table-row>
        <table:table-row>
          <table:table-cell office:value-type="float" office:value="493">
            <text:p>493</text:p>
          </table:table-cell>
          <table:table-cell office:value-type="date" office:date-value="2022-07-04T00:00:00">
            <text:p>Mon Jul  4 00:00:00 2022</text:p>
          </table:table-cell>
          <table:table-cell office:value-type="string" office:value="Encaminhe a planilha de férias dos colaboradores, para que os mesmos possam se programar com as referidas passagens, nas devidas datas, com seus pagamentos efetuados conforme tabela.">
            <text:p>Encaminhe a planilha de férias dos colaboradores, para que os mesmos possam se programar com as referidas passagens, nas devidas datas, com seus pagamentos efetuados conforme tabela.</text:p>
          </table:table-cell>
        </table:table-row>
        <table:table-row>
          <table:table-cell office:value-type="float" office:value="494">
            <text:p>494</text:p>
          </table:table-cell>
          <table:table-cell office:value-type="date" office:date-value="2022-07-04T00:00:00">
            <text:p>Mon Jul  4 00:00:00 2022</text:p>
          </table:table-cell>
          <table:table-cell office:value-type="string" office:value="Houve mudança do contrato que envolve máquinas em uso constante, bem como mudança do sistema operacional nas configurações das mesmas, pois as normas internas exigem uma alta tecnologia.">
            <text:p>Houve mudança do contrato que envolve máquinas em uso constante, bem como mudança do sistema operacional nas configurações das mesmas, pois as normas internas exigem uma alta tecnologia.</text:p>
          </table:table-cell>
        </table:table-row>
        <table:table-row>
          <table:table-cell office:value-type="float" office:value="495">
            <text:p>495</text:p>
          </table:table-cell>
          <table:table-cell office:value-type="date" office:date-value="2022-07-04T00:00:00">
            <text:p>Mon Jul  4 00:00:00 2022</text:p>
          </table:table-cell>
          <table:table-cell office:value-type="string" office:value="O encerramento do dia solicito para que a Srta. Andreza fique responsável, pois o setor de nascimento está sobrecarregado. Assim poderemos dividir as tarefas sem prejuízo para as partes envolvidas.">
            <text:p>O encerramento do dia solicito para que a Srta. Andreza fique responsável, pois o setor de nascimento está sobrecarregado. Assim poderemos dividir as tarefas sem prejuízo para as partes envolvidas.</text:p>
          </table:table-cell>
        </table:table-row>
        <table:table-row>
          <table:table-cell office:value-type="float" office:value="496">
            <text:p>496</text:p>
          </table:table-cell>
          <table:table-cell office:value-type="date" office:date-value="2022-07-04T00:00:00">
            <text:p>Mon Jul  4 00:00:00 2022</text:p>
          </table:table-cell>
          <table:table-cell office:value-type="string" office:value="Senha de acesso foi expirada, devido ao prazo esgotado, favor reenviar uma nova senha para visualização do processo, tomando as devidas providências e petições diversas.">
            <text:p>Senha de acesso foi expirada, devido ao prazo esgotado, favor reenviar uma nova senha para visualização do processo, tomando as devidas providências e petições diversas.</text:p>
          </table:table-cell>
        </table:table-row>
        <table:table-row>
          <table:table-cell office:value-type="float" office:value="497">
            <text:p>497</text:p>
          </table:table-cell>
          <table:table-cell office:value-type="date" office:date-value="2022-07-04T00:00:00">
            <text:p>Mon Jul  4 00:00:00 2022</text:p>
          </table:table-cell>
          <table:table-cell office:value-type="string" office:value="Tem dois processos pendentes para entrarmos em contato com os respectivos clientes e informá-los sobre as pendências e notas devolutivas, para providenciarem, o mais breve possível, os documentos faltantes.">
            <text:p>Tem dois processos pendentes para entrarmos em contato com os respectivos clientes e informá-los sobre as pendências e notas devolutivas, para providenciarem, o mais breve possível, os documentos faltantes.</text:p>
          </table:table-cell>
        </table:table-row>
        <table:table-row>
          <table:table-cell office:value-type="float" office:value="498">
            <text:p>498</text:p>
          </table:table-cell>
          <table:table-cell office:value-type="date" office:date-value="2022-07-04T00:00:00">
            <text:p>Mon Jul  4 00:00:00 2022</text:p>
          </table:table-cell>
          <table:table-cell office:value-type="string" office:value="Você poderia elaborar um ofício para o Foro Central informando a existência de um registro de nascimento ocorrido fora da maternidade, explicando que a declaração de nascido vivo foi preenchida por nós? Pode enviar para o e-mail pessoal para a minha análise e conferência.">
            <text:p>Você poderia elaborar um ofício para o Foro Central informando a existência de um registro de nascimento ocorrido fora da maternidade, explicando que a declaração de nascido vivo foi preenchida por nós? Pode enviar para o e-mail pessoal para a minha análise e conferência.</text:p>
          </table:table-cell>
        </table:table-row>
      </table:table>
      <table:table table:name="47">
        <table:table-row>
          <table:table-cell office:value-type="string" office:value="id_base">
            <text:p>id_base</text:p>
          </table:table-cell>
          <table:table-cell office:value-type="float" office:value="47">
            <text:p>47</text:p>
          </table:table-cell>
        </table:table-row>
        <table:table-row>
          <table:table-cell office:value-type="string" office:value="area">
            <text:p>area</text:p>
          </table:table-cell>
          <table:table-cell office:value-type="string" office:value="moda">
            <text:p>mod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499">
            <text:p>499</text:p>
          </table:table-cell>
          <table:table-cell office:value-type="date" office:date-value="2022-07-03T00:00:00">
            <text:p>Sun Jul  3 00:00:00 2022</text:p>
          </table:table-cell>
          <table:table-cell office:value-type="string" office:value="Para um evento de extremo status, como um jantar num restaurante de alto nível, por exemplo no Terraço Itália, devemos nos vestir com muita classe e glamour, sem ser muito social, nem ser vulgar ou usar trajes espalhafatosos. Ser discreto, porém com muita elegância e talvez com um certo charme e uma sensualidade sutil.">
            <text:p>Para um evento de extremo status, como um jantar num restaurante de alto nível, por exemplo no Terraço Itália, devemos nos vestir com muita classe e glamour, sem ser muito social, nem ser vulgar ou usar trajes espalhafatosos. Ser discreto, porém com muita elegância e talvez com um certo charme e uma sensualidade sutil.</text:p>
          </table:table-cell>
        </table:table-row>
        <table:table-row>
          <table:table-cell office:value-type="float" office:value="500">
            <text:p>500</text:p>
          </table:table-cell>
          <table:table-cell office:value-type="date" office:date-value="2022-07-03T00:00:00">
            <text:p>Sun Jul  3 00:00:00 2022</text:p>
          </table:table-cell>
          <table:table-cell office:value-type="string" office:value="Bom, primeiramente, sinto muito que esteja passando por isso no momento, mas geralmente em um velório as pessoas usam a cor preta. Porém, temos outras opções de cores escuras onde possamos expressar o nosso respeito e nossas condolências a família.">
            <text:p>Bom, primeiramente, sinto muito que esteja passando por isso no momento, mas geralmente em um velório as pessoas usam a cor preta. Porém, temos outras opções de cores escuras onde possamos expressar o nosso respeito e nossas condolências a família.</text:p>
          </table:table-cell>
        </table:table-row>
        <table:table-row>
          <table:table-cell office:value-type="float" office:value="501">
            <text:p>501</text:p>
          </table:table-cell>
          <table:table-cell office:value-type="date" office:date-value="2022-07-03T00:00:00">
            <text:p>Sun Jul  3 00:00:00 2022</text:p>
          </table:table-cell>
          <table:table-cell office:value-type="string" office:value="De acordo com o clima, buscamos sempre usar um traje intermediário para que não haja a possibilidade de passar muito frio ou calor em excesso.">
            <text:p>De acordo com o clima, buscamos sempre usar um traje intermediário para que não haja a possibilidade de passar muito frio ou calor em excesso.</text:p>
          </table:table-cell>
        </table:table-row>
        <table:table-row>
          <table:table-cell office:value-type="float" office:value="502">
            <text:p>502</text:p>
          </table:table-cell>
          <table:table-cell office:value-type="date" office:date-value="2022-07-03T00:00:00">
            <text:p>Sun Jul  3 00:00:00 2022</text:p>
          </table:table-cell>
          <table:table-cell office:value-type="string" office:value="Em uma celebração de casamento, é aconselhável usar um vestido longo. Se possível, sem muita estampa para tornear o seu corpo, além de disfarçar áreas volumosas. Lembrando de dar preferências para tecidos que acentue suas curvas.">
            <text:p>Em uma celebração de casamento, é aconselhável usar um vestido longo. Se possível, sem muita estampa para tornear o seu corpo, além de disfarçar áreas volumosas. Lembrando de dar preferências para tecidos que acentue suas curvas.</text:p>
          </table:table-cell>
        </table:table-row>
        <table:table-row>
          <table:table-cell office:value-type="float" office:value="503">
            <text:p>503</text:p>
          </table:table-cell>
          <table:table-cell office:value-type="date" office:date-value="2022-07-03T00:00:00">
            <text:p>Sun Jul  3 00:00:00 2022</text:p>
          </table:table-cell>
          <table:table-cell office:value-type="string" office:value="Nesse caso de um encontro a dois, pode abusar na sensualidade. Porém, a ocasião pede sensualidade sem vulgaridade, pois pode passar uma impressão errada sobre o seu perfil.">
            <text:p>Nesse caso de um encontro a dois, pode abusar na sensualidade. Porém, a ocasião pede sensualidade sem vulgaridade, pois pode passar uma impressão errada sobre o seu perfil.</text:p>
          </table:table-cell>
        </table:table-row>
        <table:table-row>
          <table:table-cell office:value-type="float" office:value="504">
            <text:p>504</text:p>
          </table:table-cell>
          <table:table-cell office:value-type="date" office:date-value="2022-07-03T00:00:00">
            <text:p>Sun Jul  3 00:00:00 2022</text:p>
          </table:table-cell>
          <table:table-cell office:value-type="string" office:value="Onde podemos abusar de estampas florais, com tecidos transparentes e leves, geralmente são locais abertos como, por exemplo, sítios onde há áreas verdes e descampadas.">
            <text:p>Onde podemos abusar de estampas florais, com tecidos transparentes e leves, geralmente são locais abertos como, por exemplo, sítios onde há áreas verdes e descampadas.</text:p>
          </table:table-cell>
        </table:table-row>
        <table:table-row>
          <table:table-cell office:value-type="float" office:value="505">
            <text:p>505</text:p>
          </table:table-cell>
          <table:table-cell office:value-type="date" office:date-value="2022-07-03T00:00:00">
            <text:p>Sun Jul  3 00:00:00 2022</text:p>
          </table:table-cell>
          <table:table-cell office:value-type="string" office:value="Para se apresentar em uma entrevista de emprego, é necessário ser muito discreto, usar cores neutras, sem decotes frontais ou saias muito curtas, para não causar um impacto não desejado ou preconceitos discriminatórios.">
            <text:p>Para se apresentar em uma entrevista de emprego, é necessário ser muito discreto, usar cores neutras, sem decotes frontais ou saias muito curtas, para não causar um impacto não desejado ou preconceitos discriminatórios.</text:p>
          </table:table-cell>
        </table:table-row>
        <table:table-row>
          <table:table-cell office:value-type="float" office:value="506">
            <text:p>506</text:p>
          </table:table-cell>
          <table:table-cell office:value-type="date" office:date-value="2022-07-03T00:00:00">
            <text:p>Sun Jul  3 00:00:00 2022</text:p>
          </table:table-cell>
          <table:table-cell office:value-type="string" office:value="Pode seguir o estilo confortável e quente na ida ao cinema, mas sem seguir o estilo desleixado, pois após a sessão, você provavelmente dará uma volta no shopping e talvez fará a sua refeição em um restaurante e possivelmente encontrará com pessoas de seu convívio.">
            <text:p>Pode seguir o estilo confortável e quente na ida ao cinema, mas sem seguir o estilo desleixado, pois após a sessão, você provavelmente dará uma volta no shopping e talvez fará a sua refeição em um restaurante e possivelmente encontrará com pessoas de seu convívio.</text:p>
          </table:table-cell>
        </table:table-row>
        <table:table-row>
          <table:table-cell office:value-type="float" office:value="507">
            <text:p>507</text:p>
          </table:table-cell>
          <table:table-cell office:value-type="date" office:date-value="2022-07-03T00:00:00">
            <text:p>Sun Jul  3 00:00:00 2022</text:p>
          </table:table-cell>
          <table:table-cell office:value-type="string" office:value="Quando se trata de um show de rock, podemos abusar da cor preta ou até mesmo o vermelho.  Peças de couro, como jaquetas e botas, incluindo talvez o jeans rasgado, tudo de acordo com o visual hard rock.">
            <text:p>Quando se trata de um show de rock, podemos abusar da cor preta ou até mesmo o vermelho.  Peças de couro, como jaquetas e botas, incluindo talvez o jeans rasgado, tudo de acordo com o visual hard rock.</text:p>
          </table:table-cell>
        </table:table-row>
        <table:table-row>
          <table:table-cell office:value-type="float" office:value="508">
            <text:p>508</text:p>
          </table:table-cell>
          <table:table-cell office:value-type="date" office:date-value="2022-07-03T00:00:00">
            <text:p>Sun Jul  3 00:00:00 2022</text:p>
          </table:table-cell>
          <table:table-cell office:value-type="string" office:value="Você não deve pensar assim, o importante mesmo, em todas as ocasiões, é ser autêntica em seu estilo próprio, mostrando a sua personalidade em todos os seus looks.">
            <text:p>Você não deve pensar assim, o importante mesmo, em todas as ocasiões, é ser autêntica em seu estilo próprio, mostrando a sua personalidade em todos os seus looks.</text:p>
          </table:table-cell>
        </table:table-row>
      </table:table>
      <table:table table:name="48">
        <table:table-row>
          <table:table-cell office:value-type="string" office:value="id_base">
            <text:p>id_base</text:p>
          </table:table-cell>
          <table:table-cell office:value-type="float" office:value="48">
            <text:p>48</text:p>
          </table:table-cell>
        </table:table-row>
        <table:table-row>
          <table:table-cell office:value-type="string" office:value="area">
            <text:p>area</text:p>
          </table:table-cell>
          <table:table-cell office:value-type="string" office:value="recursos humanos">
            <text:p>recursos humanos</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509">
            <text:p>509</text:p>
          </table:table-cell>
          <table:table-cell office:value-type="date" office:date-value="2022-07-03T00:00:00">
            <text:p>Sun Jul  3 00:00:00 2022</text:p>
          </table:table-cell>
          <table:table-cell office:value-type="string" office:value="A criatividade pode ter grande valia e ressaltar a sua devida importância na empresa. Com isso você poderá diferenciar-se dos outros, permitindo que sua carreira profissional deslanche. Invista nessas atividades que comentou comigo, elas desenvolvem o seu lado criativo.">
            <text:p>A criatividade pode ter grande valia e ressaltar a sua devida importância na empresa. Com isso você poderá diferenciar-se dos outros, permitindo que sua carreira profissional deslanche. Invista nessas atividades que comentou comigo, elas desenvolvem o seu lado criativo.</text:p>
          </table:table-cell>
        </table:table-row>
        <table:table-row>
          <table:table-cell office:value-type="float" office:value="510">
            <text:p>510</text:p>
          </table:table-cell>
          <table:table-cell office:value-type="date" office:date-value="2022-07-03T00:00:00">
            <text:p>Sun Jul  3 00:00:00 2022</text:p>
          </table:table-cell>
          <table:table-cell office:value-type="string" office:value="Alguns profissionais conseguem perceber aspectos positivos em qualquer situação. Sabendo tirar proveito disso, podem sanar problemas que até mesmo o líder não obteve sucesso, por não ter esse tipo de feeling.">
            <text:p>Alguns profissionais conseguem perceber aspectos positivos em qualquer situação. Sabendo tirar proveito disso, podem sanar problemas que até mesmo o líder não obteve sucesso, por não ter esse tipo de feeling.</text:p>
          </table:table-cell>
        </table:table-row>
        <table:table-row>
          <table:table-cell office:value-type="float" office:value="511">
            <text:p>511</text:p>
          </table:table-cell>
          <table:table-cell office:value-type="date" office:date-value="2022-07-03T00:00:00">
            <text:p>Sun Jul  3 00:00:00 2022</text:p>
          </table:table-cell>
          <table:table-cell office:value-type="string" office:value="Colocar prioridade em atividades mais importantes, com organização, pode evitar problemas, perda de documentos e, até mesmo, incentivar a sua equipe a trabalhar da mesma forma.">
            <text:p>Colocar prioridade em atividades mais importantes, com organização, pode evitar problemas, perda de documentos e, até mesmo, incentivar a sua equipe a trabalhar da mesma forma.</text:p>
          </table:table-cell>
        </table:table-row>
        <table:table-row>
          <table:table-cell office:value-type="float" office:value="512">
            <text:p>512</text:p>
          </table:table-cell>
          <table:table-cell office:value-type="date" office:date-value="2022-07-03T00:00:00">
            <text:p>Sun Jul  3 00:00:00 2022</text:p>
          </table:table-cell>
          <table:table-cell office:value-type="string" office:value="De acordo com o que discutimos anteriormente, sobre profissionais proativos, cabe salientar que algumas atitudes, apesar de prudentes, poderão causar um certo desconforto em virtude de uma visão distorcida do líder.">
            <text:p>De acordo com o que discutimos anteriormente, sobre profissionais proativos, cabe salientar que algumas atitudes, apesar de prudentes, poderão causar um certo desconforto em virtude de uma visão distorcida do líder.</text:p>
          </table:table-cell>
        </table:table-row>
        <table:table-row>
          <table:table-cell office:value-type="float" office:value="513">
            <text:p>513</text:p>
          </table:table-cell>
          <table:table-cell office:value-type="date" office:date-value="2022-07-03T00:00:00">
            <text:p>Sun Jul  3 00:00:00 2022</text:p>
          </table:table-cell>
          <table:table-cell office:value-type="string" office:value="Existem aqueles funcionários independentes que analisam muito bem todos os prós e contras das situações e, de acordo com suas experiências e interesse em crescer, conseguem trabalhar com autonomia. Por isso e pelo seu relato, acredito que deva dar uma chance para a Maria.">
            <text:p>Existem aqueles funcionários independentes que analisam muito bem todos os prós e contras das situações e, de acordo com suas experiências e interesse em crescer, conseguem trabalhar com autonomia. Por isso e pelo seu relato, acredito que deva dar uma chance para a Maria.</text:p>
          </table:table-cell>
        </table:table-row>
        <table:table-row>
          <table:table-cell office:value-type="float" office:value="514">
            <text:p>514</text:p>
          </table:table-cell>
          <table:table-cell office:value-type="date" office:date-value="2022-07-03T00:00:00">
            <text:p>Sun Jul  3 00:00:00 2022</text:p>
          </table:table-cell>
          <table:table-cell office:value-type="string" office:value="Líderes sempre terão que ser bom ouvintes, além dar os devidos feedbacks. Trazendo para a equipe inspiração, disposição e dedicação para o trabalho. Por isso, vejo que você desempenhou muito bem seu papel hoje.">
            <text:p>Líderes sempre terão que ser bom ouvintes, além dar os devidos feedbacks. Trazendo para a equipe inspiração, disposição e dedicação para o trabalho. Por isso, vejo que você desempenhou muito bem seu papel hoje.</text:p>
          </table:table-cell>
        </table:table-row>
        <table:table-row>
          <table:table-cell office:value-type="float" office:value="515">
            <text:p>515</text:p>
          </table:table-cell>
          <table:table-cell office:value-type="date" office:date-value="2022-07-03T00:00:00">
            <text:p>Sun Jul  3 00:00:00 2022</text:p>
          </table:table-cell>
          <table:table-cell office:value-type="string" office:value="Na verdade, se comunicar bem hoje em dia pode ter um papel importante profissionalmente. A maneira de como agir em situações complicadas, ter jogo de cintura para não ser desagradável, muitas vezes acaba sendo mais importante do que ter um grande conhecimento técnico.">
            <text:p>Na verdade, se comunicar bem hoje em dia pode ter um papel importante profissionalmente. A maneira de como agir em situações complicadas, ter jogo de cintura para não ser desagradável, muitas vezes acaba sendo mais importante do que ter um grande conhecimento técnico.</text:p>
          </table:table-cell>
        </table:table-row>
        <table:table-row>
          <table:table-cell office:value-type="float" office:value="516">
            <text:p>516</text:p>
          </table:table-cell>
          <table:table-cell office:value-type="date" office:date-value="2022-07-03T00:00:00">
            <text:p>Sun Jul  3 00:00:00 2022</text:p>
          </table:table-cell>
          <table:table-cell office:value-type="string" office:value="O profissional que estabelecer uma conexão saudável com as pessoas de seu convívio passará confiabilidade, fazendo com que os outros o escutem. E poderá, da mesma forma, dar um feedback em relação a outras opiniões. Assim poderá permitir o perfeito andamento dos processos no trabalho.">
            <text:p>O profissional que estabelecer uma conexão saudável com as pessoas de seu convívio passará confiabilidade, fazendo com que os outros o escutem. E poderá, da mesma forma, dar um feedback em relação a outras opiniões. Assim poderá permitir o perfeito andamento dos processos no trabalho.</text:p>
          </table:table-cell>
        </table:table-row>
        <table:table-row>
          <table:table-cell office:value-type="float" office:value="517">
            <text:p>517</text:p>
          </table:table-cell>
          <table:table-cell office:value-type="date" office:date-value="2022-07-03T00:00:00">
            <text:p>Sun Jul  3 00:00:00 2022</text:p>
          </table:table-cell>
          <table:table-cell office:value-type="string" office:value="Procurar trabalhar bem em equipe é essencial para qualquer cargo, pois o ambiente ficará mais leve, além de se tornar um local onde as soluções podem aparecer com mais clareza e precisão.">
            <text:p>Procurar trabalhar bem em equipe é essencial para qualquer cargo, pois o ambiente ficará mais leve, além de se tornar um local onde as soluções podem aparecer com mais clareza e precisão.</text:p>
          </table:table-cell>
        </table:table-row>
        <table:table-row>
          <table:table-cell office:value-type="float" office:value="518">
            <text:p>518</text:p>
          </table:table-cell>
          <table:table-cell office:value-type="date" office:date-value="2022-07-03T00:00:00">
            <text:p>Sun Jul  3 00:00:00 2022</text:p>
          </table:table-cell>
          <table:table-cell office:value-type="string" office:value="Saber driblar os problemas, enfrentando as dificuldades que surgem, e se adaptar a novos desafios, trará ao profissional uma grande bagagem no seu curriculum. O que abrirá seu leque para outras oportunidades. Por isso, não se preocupe, você está no caminho certo.">
            <text:p>Saber driblar os problemas, enfrentando as dificuldades que surgem, e se adaptar a novos desafios, trará ao profissional uma grande bagagem no seu curriculum. O que abrirá seu leque para outras oportunidades. Por isso, não se preocupe, você está no caminho certo.</text:p>
          </table:table-cell>
        </table:table-row>
      </table:table>
      <table:table table:name="49">
        <table:table-row>
          <table:table-cell office:value-type="string" office:value="id_base">
            <text:p>id_base</text:p>
          </table:table-cell>
          <table:table-cell office:value-type="float" office:value="49">
            <text:p>49</text:p>
          </table:table-cell>
        </table:table-row>
        <table:table-row>
          <table:table-cell office:value-type="string" office:value="area">
            <text:p>area</text:p>
          </table:table-cell>
          <table:table-cell office:value-type="string" office:value="marketing">
            <text:p>marketing</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519">
            <text:p>519</text:p>
          </table:table-cell>
          <table:table-cell office:value-type="date" office:date-value="2022-07-04T00:00:00">
            <text:p>Mon Jul  4 00:00:00 2022</text:p>
          </table:table-cell>
          <table:table-cell office:value-type="string" office:value="Nossa última publicidade das lojas físicas não gerou um retorno conforme esperado. Como o diretor ficou insatisfeito com os resultados, vamos alinhar na próxima reunião os motivos que nos levaram à esses números.">
            <text:p>Nossa última publicidade das lojas físicas não gerou um retorno conforme esperado. Como o diretor ficou insatisfeito com os resultados, vamos alinhar na próxima reunião os motivos que nos levaram à esses números.</text:p>
          </table:table-cell>
        </table:table-row>
        <table:table-row>
          <table:table-cell office:value-type="float" office:value="520">
            <text:p>520</text:p>
          </table:table-cell>
          <table:table-cell office:value-type="date" office:date-value="2022-07-04T00:00:00">
            <text:p>Mon Jul  4 00:00:00 2022</text:p>
          </table:table-cell>
          <table:table-cell office:value-type="string" office:value="A campanha das fraldas gerou um retorno alto pois foram incluídas novas formas de tratamento e fidelização do cliente. Vamos propor algo similar para os demais produtos.">
            <text:p>A campanha das fraldas gerou um retorno alto pois foram incluídas novas formas de tratamento e fidelização do cliente. Vamos propor algo similar para os demais produtos.</text:p>
          </table:table-cell>
        </table:table-row>
        <table:table-row>
          <table:table-cell office:value-type="float" office:value="521">
            <text:p>521</text:p>
          </table:table-cell>
          <table:table-cell office:value-type="date" office:date-value="2022-07-04T00:00:00">
            <text:p>Mon Jul  4 00:00:00 2022</text:p>
          </table:table-cell>
          <table:table-cell office:value-type="string" office:value="Acredito que essa sua ideia para a peça irá viralizar, você também soube passar o conceito geral para a equipe de design produzir uma arte adequada. Estou enviando para o pessoal de TI subir o material no site.">
            <text:p>Acredito que essa sua ideia para a peça irá viralizar, você também soube passar o conceito geral para a equipe de design produzir uma arte adequada. Estou enviando para o pessoal de TI subir o material no site.</text:p>
          </table:table-cell>
        </table:table-row>
        <table:table-row>
          <table:table-cell office:value-type="float" office:value="522">
            <text:p>522</text:p>
          </table:table-cell>
          <table:table-cell office:value-type="date" office:date-value="2022-07-04T00:00:00">
            <text:p>Mon Jul  4 00:00:00 2022</text:p>
          </table:table-cell>
          <table:table-cell office:value-type="string" office:value="Cada um no grupo precisa ter liberdade para tomar suas próprias decisões, dentro de sua função, para que o conjunto entregue bons trabalhos. Por causa disso, desligaremos o coordenador Thiago, que vinha cerceando o jeito de trabalhar de nossos membros.">
            <text:p>Cada um no grupo precisa ter liberdade para tomar suas próprias decisões, dentro de sua função, para que o conjunto entregue bons trabalhos. Por causa disso, desligaremos o coordenador Thiago, que vinha cerceando o jeito de trabalhar de nossos membros.</text:p>
          </table:table-cell>
        </table:table-row>
        <table:table-row>
          <table:table-cell office:value-type="float" office:value="523">
            <text:p>523</text:p>
          </table:table-cell>
          <table:table-cell office:value-type="date" office:date-value="2022-07-04T00:00:00">
            <text:p>Mon Jul  4 00:00:00 2022</text:p>
          </table:table-cell>
          <table:table-cell office:value-type="string" office:value="Na semana de queima de estoque de pneus essa campanha acabou perdendo o efeito, pois não se deve colocar mais de uma promoção tão forte ao mesmo tempo.">
            <text:p>Na semana de queima de estoque de pneus essa campanha acabou perdendo o efeito, pois não se deve colocar mais de uma promoção tão forte ao mesmo tempo.</text:p>
          </table:table-cell>
        </table:table-row>
        <table:table-row>
          <table:table-cell office:value-type="float" office:value="524">
            <text:p>524</text:p>
          </table:table-cell>
          <table:table-cell office:value-type="date" office:date-value="2022-07-04T00:00:00">
            <text:p>Mon Jul  4 00:00:00 2022</text:p>
          </table:table-cell>
          <table:table-cell office:value-type="string" office:value="Nosso marketing tem sido muito forte para as lojas virtuais, precismos bolar algumas ideias para as lojas físicas. Estava pensando em promoções do tipo leve 3 e pague 2. Vamos combinar com o pessoal do comercial se nosso orçamento permite isso.">
            <text:p>Nosso marketing tem sido muito forte para as lojas virtuais, precismos bolar algumas ideias para as lojas físicas. Estava pensando em promoções do tipo leve 3 e pague 2. Vamos combinar com o pessoal do comercial se nosso orçamento permite isso.</text:p>
          </table:table-cell>
        </table:table-row>
        <table:table-row>
          <table:table-cell office:value-type="float" office:value="525">
            <text:p>525</text:p>
          </table:table-cell>
          <table:table-cell office:value-type="date" office:date-value="2022-07-04T00:00:00">
            <text:p>Mon Jul  4 00:00:00 2022</text:p>
          </table:table-cell>
          <table:table-cell office:value-type="string" office:value="Nosso novo analista ficará responsável somente pelos cálculos do retorno que estamos tendo em marketing digital. Enviem o que ele precisar em termos de histórico.">
            <text:p>Nosso novo analista ficará responsável somente pelos cálculos do retorno que estamos tendo em marketing digital. Enviem o que ele precisar em termos de histórico.</text:p>
          </table:table-cell>
        </table:table-row>
        <table:table-row>
          <table:table-cell office:value-type="float" office:value="526">
            <text:p>526</text:p>
          </table:table-cell>
          <table:table-cell office:value-type="date" office:date-value="2022-07-04T00:00:00">
            <text:p>Mon Jul  4 00:00:00 2022</text:p>
          </table:table-cell>
          <table:table-cell office:value-type="string" office:value="O retorno da nossa campanha para as lojas físicas foi um sucesso, parabéns à todos os envolvidos. No próximo dia 8 de julho teremos uma celebração desses nosso resultados.">
            <text:p>O retorno da nossa campanha para as lojas físicas foi um sucesso, parabéns à todos os envolvidos. No próximo dia 8 de julho teremos uma celebração desses nosso resultados.</text:p>
          </table:table-cell>
        </table:table-row>
        <table:table-row>
          <table:table-cell office:value-type="float" office:value="527">
            <text:p>527</text:p>
          </table:table-cell>
          <table:table-cell office:value-type="date" office:date-value="2022-07-04T00:00:00">
            <text:p>Mon Jul  4 00:00:00 2022</text:p>
          </table:table-cell>
          <table:table-cell office:value-type="string" office:value="Solicito enviar para a equipe de TI o material da promoção de cervejas do nosso material de bebidas. Eles vão aproveitar a atualização do layout para já subir nosso conteúdo.">
            <text:p>Solicito enviar para a equipe de TI o material da promoção de cervejas do nosso material de bebidas. Eles vão aproveitar a atualização do layout para já subir nosso conteúdo.</text:p>
          </table:table-cell>
        </table:table-row>
        <table:table-row>
          <table:table-cell office:value-type="float" office:value="528">
            <text:p>528</text:p>
          </table:table-cell>
          <table:table-cell office:value-type="date" office:date-value="2022-07-04T00:00:00">
            <text:p>Mon Jul  4 00:00:00 2022</text:p>
          </table:table-cell>
          <table:table-cell office:value-type="string" office:value="Ultimamente, é difícil fazer uma campanha viralizar sem o auxílio dos rastreadores de tráfego para direcionamento acertivo. Pois, somente cliente realmente interessados chegam ao nosso site.">
            <text:p>Ultimamente, é difícil fazer uma campanha viralizar sem o auxílio dos rastreadores de tráfego para direcionamento acertivo. Pois, somente cliente realmente interessados chegam ao nosso site.</text:p>
          </table:table-cell>
        </table:table-row>
      </table:table>
      <table:table table:name="50">
        <table:table-row>
          <table:table-cell office:value-type="string" office:value="id_base">
            <text:p>id_base</text:p>
          </table:table-cell>
          <table:table-cell office:value-type="float" office:value="50">
            <text:p>50</text:p>
          </table:table-cell>
        </table:table-row>
        <table:table-row>
          <table:table-cell office:value-type="string" office:value="area">
            <text:p>area</text:p>
          </table:table-cell>
          <table:table-cell office:value-type="string" office:value="medica">
            <text:p>medic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529">
            <text:p>529</text:p>
          </table:table-cell>
          <table:table-cell office:value-type="date" office:date-value="2022-07-06T00:00:00">
            <text:p>Wed Jul  6 00:00:00 2022</text:p>
          </table:table-cell>
          <table:table-cell office:value-type="string" office:value="Quando o paciente se comporta dessa maneira é muito difícil que o tratamento surta efeito, pois arrumar desculpas para não seguir as orientações é a mesma coisa de não frequentar o médico.">
            <text:p>Quando o paciente se comporta dessa maneira é muito difícil que o tratamento surta efeito, pois arrumar desculpas para não seguir as orientações é a mesma coisa de não frequentar o médico.</text:p>
          </table:table-cell>
        </table:table-row>
        <table:table-row>
          <table:table-cell office:value-type="float" office:value="530">
            <text:p>530</text:p>
          </table:table-cell>
          <table:table-cell office:value-type="date" office:date-value="2022-07-06T00:00:00">
            <text:p>Wed Jul  6 00:00:00 2022</text:p>
          </table:table-cell>
          <table:table-cell office:value-type="string" office:value="Ao responsável pelo departamento de enfermagem, solicito um enfermeiro especializado em cirurgia do intestino para o dia 9 de julho as 3 horas da manhã.">
            <text:p>Ao responsável pelo departamento de enfermagem, solicito um enfermeiro especializado em cirurgia do intestino para o dia 9 de julho as 3 horas da manhã.</text:p>
          </table:table-cell>
        </table:table-row>
        <table:table-row>
          <table:table-cell office:value-type="float" office:value="531">
            <text:p>531</text:p>
          </table:table-cell>
          <table:table-cell office:value-type="date" office:date-value="2022-07-06T00:00:00">
            <text:p>Wed Jul  6 00:00:00 2022</text:p>
          </table:table-cell>
          <table:table-cell office:value-type="string" office:value="Meu paciente chegou apresentando um caso grave de inflamação intestinal, somente por meio de um exame de colonoscopia poderei averiguar a gravidade da situação. Peço que o agendamento seja realizado o mais cedo possível.">
            <text:p>Meu paciente chegou apresentando um caso grave de inflamação intestinal, somente por meio de um exame de colonoscopia poderei averiguar a gravidade da situação. Peço que o agendamento seja realizado o mais cedo possível.</text:p>
          </table:table-cell>
        </table:table-row>
        <table:table-row>
          <table:table-cell office:value-type="float" office:value="532">
            <text:p>532</text:p>
          </table:table-cell>
          <table:table-cell office:value-type="date" office:date-value="2022-07-06T00:00:00">
            <text:p>Wed Jul  6 00:00:00 2022</text:p>
          </table:table-cell>
          <table:table-cell office:value-type="string" office:value="Não aconselho a administração desse medicamento para pacientes que um colega médico de outro hospital me relatou reações colaterais em pessoas tratadas por ele.">
            <text:p>Não aconselho a administração desse medicamento para pacientes que um colega médico de outro hospital me relatou reações colaterais em pessoas tratadas por ele.</text:p>
          </table:table-cell>
        </table:table-row>
        <table:table-row>
          <table:table-cell office:value-type="float" office:value="533">
            <text:p>533</text:p>
          </table:table-cell>
          <table:table-cell office:value-type="date" office:date-value="2022-07-06T00:00:00">
            <text:p>Wed Jul  6 00:00:00 2022</text:p>
          </table:table-cell>
          <table:table-cell office:value-type="string" office:value="Nem todo doente possui o mesmo comportamento ao receber diagnósticos de enfermidades que possua, portanto é necessário escolher a forma mais adequada para tratar do assunto.">
            <text:p>Nem todo doente possui o mesmo comportamento ao receber diagnósticos de enfermidades que possua, portanto é necessário escolher a forma mais adequada para tratar do assunto.</text:p>
          </table:table-cell>
        </table:table-row>
        <table:table-row>
          <table:table-cell office:value-type="float" office:value="534">
            <text:p>534</text:p>
          </table:table-cell>
          <table:table-cell office:value-type="date" office:date-value="2022-07-06T00:00:00">
            <text:p>Wed Jul  6 00:00:00 2022</text:p>
          </table:table-cell>
          <table:table-cell office:value-type="string" office:value="O laboratório que fabrica esse medicamento está querendo agendar uma visita para me apresentar a nova fórmula que eles desenvolveram com menos reações colaterais. Você gostaria de me acompanhar durante a apresentação?">
            <text:p>O laboratório que fabrica esse medicamento está querendo agendar uma visita para me apresentar a nova fórmula que eles desenvolveram com menos reações colaterais. Você gostaria de me acompanhar durante a apresentação?</text:p>
          </table:table-cell>
        </table:table-row>
        <table:table-row>
          <table:table-cell office:value-type="float" office:value="535">
            <text:p>535</text:p>
          </table:table-cell>
          <table:table-cell office:value-type="date" office:date-value="2022-07-06T00:00:00">
            <text:p>Wed Jul  6 00:00:00 2022</text:p>
          </table:table-cell>
          <table:table-cell office:value-type="string" office:value="Para essa consulta, uma receita de medicação foi gerada para fins de compra na farmácia. Nesses casos uma das cópias fica retida pelo farmacêutico, isso é normal de acontecer.">
            <text:p>Para essa consulta, uma receita de medicação foi gerada para fins de compra na farmácia. Nesses casos uma das cópias fica retida pelo farmacêutico, isso é normal de acontecer.</text:p>
          </table:table-cell>
        </table:table-row>
        <table:table-row>
          <table:table-cell office:value-type="float" office:value="536">
            <text:p>536</text:p>
          </table:table-cell>
          <table:table-cell office:value-type="date" office:date-value="2022-07-06T00:00:00">
            <text:p>Wed Jul  6 00:00:00 2022</text:p>
          </table:table-cell>
          <table:table-cell office:value-type="string" office:value="Tome esse remédio por 1 semana antes do café da manhã e vamos marcar uma consulta de retorno para quando esse período acabar. Até lá você deve perceber uma melhora no seu quadro inflamatório.">
            <text:p>Tome esse remédio por 1 semana antes do café da manhã e vamos marcar uma consulta de retorno para quando esse período acabar. Até lá você deve perceber uma melhora no seu quadro inflamatório.</text:p>
          </table:table-cell>
        </table:table-row>
        <table:table-row>
          <table:table-cell office:value-type="float" office:value="537">
            <text:p>537</text:p>
          </table:table-cell>
          <table:table-cell office:value-type="date" office:date-value="2022-07-06T00:00:00">
            <text:p>Wed Jul  6 00:00:00 2022</text:p>
          </table:table-cell>
          <table:table-cell office:value-type="string" office:value="Tudo ocorreu conforme o esperado na cirurgia do seu marido, ele está indo para a UTI ficar em observação nessas primeiras horas, mas deve ser movido para o quarto ainda hoje. Assim que tiver novas informações comunicarei a senhora.">
            <text:p>Tudo ocorreu conforme o esperado na cirurgia do seu marido, ele está indo para a UTI ficar em observação nessas primeiras horas, mas deve ser movido para o quarto ainda hoje. Assim que tiver novas informações comunicarei a senhora.</text:p>
          </table:table-cell>
        </table:table-row>
        <table:table-row>
          <table:table-cell office:value-type="float" office:value="538">
            <text:p>538</text:p>
          </table:table-cell>
          <table:table-cell office:value-type="date" office:date-value="2022-07-06T00:00:00">
            <text:p>Wed Jul  6 00:00:00 2022</text:p>
          </table:table-cell>
          <table:table-cell office:value-type="string" office:value="Vamos agendar a cirurgia para a madrugada desse próximo final de semana, foi a vaga mais próxima que conseguimos encontrar. Estamos reunindo agora a equipe que me auxiliará no procedimento, quando tiver novas notícias lhe posicionarei.">
            <text:p>Vamos agendar a cirurgia para a madrugada desse próximo final de semana, foi a vaga mais próxima que conseguimos encontrar. Estamos reunindo agora a equipe que me auxiliará no procedimento, quando tiver novas notícias lhe posicionarei.</text:p>
          </table:table-cell>
        </table:table-row>
      </table:table>
      <table:table table:name="51">
        <table:table-row>
          <table:table-cell office:value-type="string" office:value="id_base">
            <text:p>id_base</text:p>
          </table:table-cell>
          <table:table-cell office:value-type="float" office:value="51">
            <text:p>51</text:p>
          </table:table-cell>
        </table:table-row>
        <table:table-row>
          <table:table-cell office:value-type="string" office:value="area">
            <text:p>area</text:p>
          </table:table-cell>
          <table:table-cell office:value-type="string" office:value="ensino">
            <text:p>ensin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539">
            <text:p>539</text:p>
          </table:table-cell>
          <table:table-cell office:value-type="date" office:date-value="2022-07-06T00:00:00">
            <text:p>Wed Jul  6 00:00:00 2022</text:p>
          </table:table-cell>
          <table:table-cell office:value-type="string" office:value="Alguns alunos possuem uma certa timidez que os impede de perguntar na frente de todos no caso de ficarem com dúvida. Quando você passar alguma atividade para a classe, aproveite para ir falar individualmente com esses que podem estar precisando de um auxílio.">
            <text:p>Alguns alunos possuem uma certa timidez que os impede de perguntar na frente de todos no caso de ficarem com dúvida. Quando você passar alguma atividade para a classe, aproveite para ir falar individualmente com esses que podem estar precisando de um auxílio.</text:p>
          </table:table-cell>
        </table:table-row>
        <table:table-row>
          <table:table-cell office:value-type="float" office:value="540">
            <text:p>540</text:p>
          </table:table-cell>
          <table:table-cell office:value-type="date" office:date-value="2022-07-06T00:00:00">
            <text:p>Wed Jul  6 00:00:00 2022</text:p>
          </table:table-cell>
          <table:table-cell office:value-type="string" office:value="Essa classe possui muitos alunos, você precisa levar um professor assistente para lhe dar auxílio nas exercícios de sala. Essa requisição deve ser feita ao coordenador pedagógico com uma semana de antecedência.">
            <text:p>Essa classe possui muitos alunos, você precisa levar um professor assistente para lhe dar auxílio nas exercícios de sala. Essa requisição deve ser feita ao coordenador pedagógico com uma semana de antecedência.</text:p>
          </table:table-cell>
        </table:table-row>
        <table:table-row>
          <table:table-cell office:value-type="float" office:value="541">
            <text:p>541</text:p>
          </table:table-cell>
          <table:table-cell office:value-type="date" office:date-value="2022-07-06T00:00:00">
            <text:p>Wed Jul  6 00:00:00 2022</text:p>
          </table:table-cell>
          <table:table-cell office:value-type="string" office:value="Não pude considerar a entrega do seu trabalho pois a mesma foi feita fora do prazo. Como você foi o único da classe, nessa disciplina, que já ficou de recuperação, sugiro estudar bastante para a prova.">
            <text:p>Não pude considerar a entrega do seu trabalho pois a mesma foi feita fora do prazo. Como você foi o único da classe, nessa disciplina, que já ficou de recuperação, sugiro estudar bastante para a prova.</text:p>
          </table:table-cell>
        </table:table-row>
        <table:table-row>
          <table:table-cell office:value-type="float" office:value="542">
            <text:p>542</text:p>
          </table:table-cell>
          <table:table-cell office:value-type="date" office:date-value="2022-07-06T00:00:00">
            <text:p>Wed Jul  6 00:00:00 2022</text:p>
          </table:table-cell>
          <table:table-cell office:value-type="string" office:value="O corpo docente terá uma substituição, o professor João será substituído pelo Mario a partir do dia 5 de julho.">
            <text:p>O corpo docente terá uma substituição, o professor João será substituído pelo Mario a partir do dia 5 de julho.</text:p>
          </table:table-cell>
        </table:table-row>
        <table:table-row>
          <table:table-cell office:value-type="float" office:value="543">
            <text:p>543</text:p>
          </table:table-cell>
          <table:table-cell office:value-type="date" office:date-value="2022-07-06T00:00:00">
            <text:p>Wed Jul  6 00:00:00 2022</text:p>
          </table:table-cell>
          <table:table-cell office:value-type="string" office:value="O professor João está sendo afastado por tempo indeterminado, a informação oficial é que ele está passando por uma doença crônica. Vamos enviar, junto com alguns alunos, um vídeo de melhoras para ele. A gravação será hoje no pátio as 15 horas.">
            <text:p>O professor João está sendo afastado por tempo indeterminado, a informação oficial é que ele está passando por uma doença crônica. Vamos enviar, junto com alguns alunos, um vídeo de melhoras para ele. A gravação será hoje no pátio as 15 horas.</text:p>
          </table:table-cell>
        </table:table-row>
        <table:table-row>
          <table:table-cell office:value-type="float" office:value="544">
            <text:p>544</text:p>
          </table:table-cell>
          <table:table-cell office:value-type="date" office:date-value="2022-07-06T00:00:00">
            <text:p>Wed Jul  6 00:00:00 2022</text:p>
          </table:table-cell>
          <table:table-cell office:value-type="string" office:value="O rendimento do estudante só irá melhorar por meio de atividades que despertem o interesse em aprender coisas novas, pois pelo caminho da obrigação nunca tive bons retornos.">
            <text:p>O rendimento do estudante só irá melhorar por meio de atividades que despertem o interesse em aprender coisas novas, pois pelo caminho da obrigação nunca tive bons retornos.</text:p>
          </table:table-cell>
        </table:table-row>
        <table:table-row>
          <table:table-cell office:value-type="float" office:value="545">
            <text:p>545</text:p>
          </table:table-cell>
          <table:table-cell office:value-type="date" office:date-value="2022-07-06T00:00:00">
            <text:p>Wed Jul  6 00:00:00 2022</text:p>
          </table:table-cell>
          <table:table-cell office:value-type="string" office:value="Os exercícios para essa matéria devem ser feitos à mão para praticar a cognição. Sua tarefa deverá ser refeita e entregue na próxima aula.">
            <text:p>Os exercícios para essa matéria devem ser feitos à mão para praticar a cognição. Sua tarefa deverá ser refeita e entregue na próxima aula.</text:p>
          </table:table-cell>
        </table:table-row>
        <table:table-row>
          <table:table-cell office:value-type="float" office:value="546">
            <text:p>546</text:p>
          </table:table-cell>
          <table:table-cell office:value-type="date" office:date-value="2022-07-06T00:00:00">
            <text:p>Wed Jul  6 00:00:00 2022</text:p>
          </table:table-cell>
          <table:table-cell office:value-type="string" office:value="Tivemos uma boa devolutiva dos pais na última reunião, acredito que seja necessário o apoio deles quando o assunto está relacionado à disciplina. Vamos ver agora a evolução dos alunos do oitavo ano.">
            <text:p>Tivemos uma boa devolutiva dos pais na última reunião, acredito que seja necessário o apoio deles quando o assunto está relacionado à disciplina. Vamos ver agora a evolução dos alunos do oitavo ano.</text:p>
          </table:table-cell>
        </table:table-row>
        <table:table-row>
          <table:table-cell office:value-type="float" office:value="547">
            <text:p>547</text:p>
          </table:table-cell>
          <table:table-cell office:value-type="date" office:date-value="2022-07-06T00:00:00">
            <text:p>Wed Jul  6 00:00:00 2022</text:p>
          </table:table-cell>
          <table:table-cell office:value-type="string" office:value="Um novo portal do docente está sendo disponibilizado essa semana, lá teremos as mesmas funções que existiam anteriormente, porém agora é possível disponibilizar conteúdo didático para exercícios complementares. Esses materiais serão automaticamente disponibilizados para os alunos.">
            <text:p>Um novo portal do docente está sendo disponibilizado essa semana, lá teremos as mesmas funções que existiam anteriormente, porém agora é possível disponibilizar conteúdo didático para exercícios complementares. Esses materiais serão automaticamente disponibilizados para os alunos.</text:p>
          </table:table-cell>
        </table:table-row>
        <table:table-row>
          <table:table-cell office:value-type="float" office:value="548">
            <text:p>548</text:p>
          </table:table-cell>
          <table:table-cell office:value-type="date" office:date-value="2022-07-06T00:00:00">
            <text:p>Wed Jul  6 00:00:00 2022</text:p>
          </table:table-cell>
          <table:table-cell office:value-type="string" office:value="Vamos marcar uma reunião de pais e professores para abordar a questão de disciplina em sala de aula. Os alunos do oitavo ano são os mais indisciplinados de toda a escola, de tal maneira que a média geral da classe está fora do padrão das demais.">
            <text:p>Vamos marcar uma reunião de pais e professores para abordar a questão de disciplina em sala de aula. Os alunos do oitavo ano são os mais indisciplinados de toda a escola, de tal maneira que a média geral da classe está fora do padrão das demais.</text:p>
          </table:table-cell>
        </table:table-row>
      </table:table>
      <table:table table:name="52">
        <table:table-row>
          <table:table-cell office:value-type="string" office:value="id_base">
            <text:p>id_base</text:p>
          </table:table-cell>
          <table:table-cell office:value-type="float" office:value="52">
            <text:p>52</text:p>
          </table:table-cell>
        </table:table-row>
        <table:table-row>
          <table:table-cell office:value-type="string" office:value="area">
            <text:p>area</text:p>
          </table:table-cell>
          <table:table-cell office:value-type="string" office:value="assistencia social">
            <text:p>assistencia social</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549">
            <text:p>549</text:p>
          </table:table-cell>
          <table:table-cell office:value-type="date" office:date-value="2022-07-07T00:00:00">
            <text:p>Thu Jul  7 00:00:00 2022</text:p>
          </table:table-cell>
          <table:table-cell office:value-type="string" office:value="Uma família, desestruturada dessa forma, possui maiores chances de ter um membro dela encarcerado antes dos 25 anos de idade. Pois sem a base de tudo que são os pais, as crianças ficam sem referência de comportamento.">
            <text:p>Uma família, desestruturada dessa forma, possui maiores chances de ter um membro dela encarcerado antes dos 25 anos de idade. Pois sem a base de tudo que são os pais, as crianças ficam sem referência de comportamento.</text:p>
          </table:table-cell>
        </table:table-row>
        <table:table-row>
          <table:table-cell office:value-type="float" office:value="550">
            <text:p>550</text:p>
          </table:table-cell>
          <table:table-cell office:value-type="date" office:date-value="2022-07-07T00:00:00">
            <text:p>Thu Jul  7 00:00:00 2022</text:p>
          </table:table-cell>
          <table:table-cell office:value-type="string" office:value="A educação pode ser conseguida de maneira grátis, veja quantas bibliotecas possuem passe livre. No entanto, as pessoas não se interessam em aprender já que a cultura que temos enraizada é a do enriquecimento por meios mundanos.">
            <text:p>A educação pode ser conseguida de maneira grátis, veja quantas bibliotecas possuem passe livre. No entanto, as pessoas não se interessam em aprender já que a cultura que temos enraizada é a do enriquecimento por meios mundanos.</text:p>
          </table:table-cell>
        </table:table-row>
        <table:table-row>
          <table:table-cell office:value-type="float" office:value="551">
            <text:p>551</text:p>
          </table:table-cell>
          <table:table-cell office:value-type="date" office:date-value="2022-07-07T00:00:00">
            <text:p>Thu Jul  7 00:00:00 2022</text:p>
          </table:table-cell>
          <table:table-cell office:value-type="string" office:value="A família do senhor José possui 11 filhos, isso sempre ocorre regiões com pouco acesso ao ensino. Infelizmente essa é uma das maiores realidades no país.">
            <text:p>A família do senhor José possui 11 filhos, isso sempre ocorre regiões com pouco acesso ao ensino. Infelizmente essa é uma das maiores realidades no país.</text:p>
          </table:table-cell>
        </table:table-row>
        <table:table-row>
          <table:table-cell office:value-type="float" office:value="552">
            <text:p>552</text:p>
          </table:table-cell>
          <table:table-cell office:value-type="date" office:date-value="2022-07-07T00:00:00">
            <text:p>Thu Jul  7 00:00:00 2022</text:p>
          </table:table-cell>
          <table:table-cell office:value-type="string" office:value="Aquela família que teve ajuda de custo fornecida pelo governo, acabou se acomodando com o dinheiro recebido e não procuraram emprego enquanto podiam. Agora com o corte das verbas eles voltaram a passar fome. Culpa nossa não foi, pois orientamos eles a aproveitarem o tempo de vacas gordas para se preparar para o futuro.">
            <text:p>Aquela família que teve ajuda de custo fornecida pelo governo, acabou se acomodando com o dinheiro recebido e não procuraram emprego enquanto podiam. Agora com o corte das verbas eles voltaram a passar fome. Culpa nossa não foi, pois orientamos eles a aproveitarem o tempo de vacas gordas para se preparar para o futuro.</text:p>
          </table:table-cell>
        </table:table-row>
        <table:table-row>
          <table:table-cell office:value-type="float" office:value="553">
            <text:p>553</text:p>
          </table:table-cell>
          <table:table-cell office:value-type="date" office:date-value="2022-07-07T00:00:00">
            <text:p>Thu Jul  7 00:00:00 2022</text:p>
          </table:table-cell>
          <table:table-cell office:value-type="string" office:value="Começou nessa última segunda-feira a campanha de conscientização sobre a gravidez. Vamos orientar a todos sobre a concepção no caso de não ter nem condições de se sustentar sozinho. A participação de todos é  muito importante.">
            <text:p>Começou nessa última segunda-feira a campanha de conscientização sobre a gravidez. Vamos orientar a todos sobre a concepção no caso de não ter nem condições de se sustentar sozinho. A participação de todos é  muito importante.</text:p>
          </table:table-cell>
        </table:table-row>
        <table:table-row>
          <table:table-cell office:value-type="float" office:value="554">
            <text:p>554</text:p>
          </table:table-cell>
          <table:table-cell office:value-type="date" office:date-value="2022-07-07T00:00:00">
            <text:p>Thu Jul  7 00:00:00 2022</text:p>
          </table:table-cell>
          <table:table-cell office:value-type="string" office:value="Estamos levando em conta o último levantamento das famílias com renda mensal de até 1 salário mínimo. Por favor, verifique o que ocorre nessas regiões pois o número médio de filhos não está de acordo com o que esperamos.">
            <text:p>Estamos levando em conta o último levantamento das famílias com renda mensal de até 1 salário mínimo. Por favor, verifique o que ocorre nessas regiões pois o número médio de filhos não está de acordo com o que esperamos.</text:p>
          </table:table-cell>
        </table:table-row>
        <table:table-row>
          <table:table-cell office:value-type="float" office:value="555">
            <text:p>555</text:p>
          </table:table-cell>
          <table:table-cell office:value-type="date" office:date-value="2022-07-07T00:00:00">
            <text:p>Thu Jul  7 00:00:00 2022</text:p>
          </table:table-cell>
          <table:table-cell office:value-type="string" office:value="Iremos ter que remover essa criança da casa, os pais são usuários de drogas e os tios são alcoólatras. Melhor que ela fique em poder do estado do que nessa situação deplorável. Vamos agendar a remoção para a próxima segunda-feira na parte da manhã.">
            <text:p>Iremos ter que remover essa criança da casa, os pais são usuários de drogas e os tios são alcoólatras. Melhor que ela fique em poder do estado do que nessa situação deplorável. Vamos agendar a remoção para a próxima segunda-feira na parte da manhã.</text:p>
          </table:table-cell>
        </table:table-row>
        <table:table-row>
          <table:table-cell office:value-type="float" office:value="556">
            <text:p>556</text:p>
          </table:table-cell>
          <table:table-cell office:value-type="date" office:date-value="2022-07-07T00:00:00">
            <text:p>Thu Jul  7 00:00:00 2022</text:p>
          </table:table-cell>
          <table:table-cell office:value-type="string" office:value="Não é culpa do governo que a população seja desinteressada, o que falta é motivação da população para o ensino. Afinal temos professores nas redes, que apesar de ganharem mal cumprem suas jornadas diariamente.">
            <text:p>Não é culpa do governo que a população seja desinteressada, o que falta é motivação da população para o ensino. Afinal temos professores nas redes, que apesar de ganharem mal cumprem suas jornadas diariamente.</text:p>
          </table:table-cell>
        </table:table-row>
        <table:table-row>
          <table:table-cell office:value-type="float" office:value="557">
            <text:p>557</text:p>
          </table:table-cell>
          <table:table-cell office:value-type="date" office:date-value="2022-07-07T00:00:00">
            <text:p>Thu Jul  7 00:00:00 2022</text:p>
          </table:table-cell>
          <table:table-cell office:value-type="string" office:value="Nossa renda está atrelada ao teto do servidores estaduais, como podemos fazer para ter acesso aos planos de previdência particulares? Os valores não permitem isso.">
            <text:p>Nossa renda está atrelada ao teto do servidores estaduais, como podemos fazer para ter acesso aos planos de previdência particulares? Os valores não permitem isso.</text:p>
          </table:table-cell>
        </table:table-row>
        <table:table-row>
          <table:table-cell office:value-type="float" office:value="558">
            <text:p>558</text:p>
          </table:table-cell>
          <table:table-cell office:value-type="date" office:date-value="2022-07-07T00:00:00">
            <text:p>Thu Jul  7 00:00:00 2022</text:p>
          </table:table-cell>
          <table:table-cell office:value-type="string" office:value="Solicito a inclusão de 50kg de arroz no último pedido para composição de cestas básicas a serem distribuídas na região central de São Paulo. O estado irá arcar com o transporte das mesmas.">
            <text:p>Solicito a inclusão de 50kg de arroz no último pedido para composição de cestas básicas a serem distribuídas na região central de São Paulo. O estado irá arcar com o transporte das mesmas.</text:p>
          </table:table-cell>
        </table:table-row>
      </table:table>
      <table:table table:name="53">
        <table:table-row>
          <table:table-cell office:value-type="string" office:value="id_base">
            <text:p>id_base</text:p>
          </table:table-cell>
          <table:table-cell office:value-type="float" office:value="53">
            <text:p>53</text:p>
          </table:table-cell>
        </table:table-row>
        <table:table-row>
          <table:table-cell office:value-type="string" office:value="area">
            <text:p>area</text:p>
          </table:table-cell>
          <table:table-cell office:value-type="string" office:value="aviacao">
            <text:p>aviaca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559">
            <text:p>559</text:p>
          </table:table-cell>
          <table:table-cell office:value-type="date" office:date-value="2022-07-07T00:00:00">
            <text:p>Thu Jul  7 00:00:00 2022</text:p>
          </table:table-cell>
          <table:table-cell office:value-type="string" office:value="O piloto que realizou esse voo para você é o que possui o maior número de horas em comando, da nossa empresa, por isso ele sabe muito bem como dosar a quantidade de velocidade nessa aeronave para essas regiões de turbulência.">
            <text:p>O piloto que realizou esse voo para você é o que possui o maior número de horas em comando, da nossa empresa, por isso ele sabe muito bem como dosar a quantidade de velocidade nessa aeronave para essas regiões de turbulência.</text:p>
          </table:table-cell>
        </table:table-row>
        <table:table-row>
          <table:table-cell office:value-type="float" office:value="560">
            <text:p>560</text:p>
          </table:table-cell>
          <table:table-cell office:value-type="date" office:date-value="2022-07-07T00:00:00">
            <text:p>Thu Jul  7 00:00:00 2022</text:p>
          </table:table-cell>
          <table:table-cell office:value-type="string" office:value="A aeronave foi para a revisão para fazer a troca de óleo e os apertos gerais, por isso ela não está programada em nossa escala por dois dias. Assim que estiver pronta voltaremos a operar com ela.">
            <text:p>A aeronave foi para a revisão para fazer a troca de óleo e os apertos gerais, por isso ela não está programada em nossa escala por dois dias. Assim que estiver pronta voltaremos a operar com ela.</text:p>
          </table:table-cell>
        </table:table-row>
        <table:table-row>
          <table:table-cell office:value-type="float" office:value="561">
            <text:p>561</text:p>
          </table:table-cell>
          <table:table-cell office:value-type="date" office:date-value="2022-07-07T00:00:00">
            <text:p>Thu Jul  7 00:00:00 2022</text:p>
          </table:table-cell>
          <table:table-cell office:value-type="string" office:value="A pista do aeroporto de Itú é de terra, por esse motivo não operamos com essa aeronave para lá. Podemos sugerir outras  alternativas para você.">
            <text:p>A pista do aeroporto de Itú é de terra, por esse motivo não operamos com essa aeronave para lá. Podemos sugerir outras  alternativas para você.</text:p>
          </table:table-cell>
        </table:table-row>
        <table:table-row>
          <table:table-cell office:value-type="float" office:value="562">
            <text:p>562</text:p>
          </table:table-cell>
          <table:table-cell office:value-type="date" office:date-value="2022-07-07T00:00:00">
            <text:p>Thu Jul  7 00:00:00 2022</text:p>
          </table:table-cell>
          <table:table-cell office:value-type="string" office:value="Até o dia 5 de agosto iremos oferecer pacotes especiais para voo de instrução com nosso piloto credenciado, favor encaminhar a ficha de inscrição até as 18 horas de hoje.">
            <text:p>Até o dia 5 de agosto iremos oferecer pacotes especiais para voo de instrução com nosso piloto credenciado, favor encaminhar a ficha de inscrição até as 18 horas de hoje.</text:p>
          </table:table-cell>
        </table:table-row>
        <table:table-row>
          <table:table-cell office:value-type="float" office:value="563">
            <text:p>563</text:p>
          </table:table-cell>
          <table:table-cell office:value-type="date" office:date-value="2022-07-07T00:00:00">
            <text:p>Thu Jul  7 00:00:00 2022</text:p>
          </table:table-cell>
          <table:table-cell office:value-type="string" office:value="No momento não estamos voando pois a chuva está muito forte e a pista desse aeroporto não possui uma boa drenagem. Volte a entrar em contato conosco amanhã na parte da manhã, muito obrigado.">
            <text:p>No momento não estamos voando pois a chuva está muito forte e a pista desse aeroporto não possui uma boa drenagem. Volte a entrar em contato conosco amanhã na parte da manhã, muito obrigado.</text:p>
          </table:table-cell>
        </table:table-row>
        <table:table-row>
          <table:table-cell office:value-type="float" office:value="564">
            <text:p>564</text:p>
          </table:table-cell>
          <table:table-cell office:value-type="date" office:date-value="2022-07-07T00:00:00">
            <text:p>Thu Jul  7 00:00:00 2022</text:p>
          </table:table-cell>
          <table:table-cell office:value-type="string" office:value="O aeroporto de Jundiaí está fazendo a manutenção da taxiway para o angar do Aeroclube. Teremos mais notícias ao final da tarde.">
            <text:p>O aeroporto de Jundiaí está fazendo a manutenção da taxiway para o angar do Aeroclube. Teremos mais notícias ao final da tarde.</text:p>
          </table:table-cell>
        </table:table-row>
        <table:table-row>
          <table:table-cell office:value-type="float" office:value="565">
            <text:p>565</text:p>
          </table:table-cell>
          <table:table-cell office:value-type="date" office:date-value="2022-07-07T00:00:00">
            <text:p>Thu Jul  7 00:00:00 2022</text:p>
          </table:table-cell>
          <table:table-cell office:value-type="string" office:value="O clima está deixando a visibilidade reduzida para as operações de pouso e decolagem nesse aeródromo, solicito proceder para a alternativa.">
            <text:p>O clima está deixando a visibilidade reduzida para as operações de pouso e decolagem nesse aeródromo, solicito proceder para a alternativa.</text:p>
          </table:table-cell>
        </table:table-row>
        <table:table-row>
          <table:table-cell office:value-type="float" office:value="566">
            <text:p>566</text:p>
          </table:table-cell>
          <table:table-cell office:value-type="date" office:date-value="2022-07-07T00:00:00">
            <text:p>Thu Jul  7 00:00:00 2022</text:p>
          </table:table-cell>
          <table:table-cell office:value-type="string" office:value="O piloto que consta na escala de reserva é o Antonini, solicito entrar em contato com ele até o dia 10 de julho, pois o primeiro oficial que faria essa viagem contigo estará renovando a licença médica nesse dia.">
            <text:p>O piloto que consta na escala de reserva é o Antonini, solicito entrar em contato com ele até o dia 10 de julho, pois o primeiro oficial que faria essa viagem contigo estará renovando a licença médica nesse dia.</text:p>
          </table:table-cell>
        </table:table-row>
        <table:table-row>
          <table:table-cell office:value-type="float" office:value="567">
            <text:p>567</text:p>
          </table:table-cell>
          <table:table-cell office:value-type="date" office:date-value="2022-07-07T00:00:00">
            <text:p>Thu Jul  7 00:00:00 2022</text:p>
          </table:table-cell>
          <table:table-cell office:value-type="string" office:value="Um comandante responsável respeita as condições climáticas independente de qualquer coisa, porque ele conhece em detalhes as especificações técnicas do equipamento. Fique tranquila.">
            <text:p>Um comandante responsável respeita as condições climáticas independente de qualquer coisa, porque ele conhece em detalhes as especificações técnicas do equipamento. Fique tranquila.</text:p>
          </table:table-cell>
        </table:table-row>
        <table:table-row>
          <table:table-cell office:value-type="float" office:value="568">
            <text:p>568</text:p>
          </table:table-cell>
          <table:table-cell office:value-type="date" office:date-value="2022-07-07T00:00:00">
            <text:p>Thu Jul  7 00:00:00 2022</text:p>
          </table:table-cell>
          <table:table-cell office:value-type="string" office:value="Um piloto em instrução sempre estará disposto a acompanhar voos nessa aeronave, tenho observado que eles tem muito interesse em aprender mesmo que seja somente por observação.">
            <text:p>Um piloto em instrução sempre estará disposto a acompanhar voos nessa aeronave, tenho observado que eles tem muito interesse em aprender mesmo que seja somente por observação.</text:p>
          </table:table-cell>
        </table:table-row>
      </table:table>
      <table:table table:name="54">
        <table:table-row>
          <table:table-cell office:value-type="string" office:value="id_base">
            <text:p>id_base</text:p>
          </table:table-cell>
          <table:table-cell office:value-type="float" office:value="54">
            <text:p>54</text:p>
          </table:table-cell>
        </table:table-row>
        <table:table-row>
          <table:table-cell office:value-type="string" office:value="area">
            <text:p>area</text:p>
          </table:table-cell>
          <table:table-cell office:value-type="string" office:value="relacoes publicas">
            <text:p>relacoes publicas</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569">
            <text:p>569</text:p>
          </table:table-cell>
          <table:table-cell office:value-type="date" office:date-value="2022-07-07T00:00:00">
            <text:p>Thu Jul  7 00:00:00 2022</text:p>
          </table:table-cell>
          <table:table-cell office:value-type="string" office:value="Iremos divulgar um comunicado, amanhã as 9 horas, dando o posicionamento oficial com relação ao fato divulgado pela imprensa de que nosso CEO foi acusado de assédio sexual por 3 funcionárias. No momento, não temos nada a declarar.">
            <text:p>Iremos divulgar um comunicado, amanhã as 9 horas, dando o posicionamento oficial com relação ao fato divulgado pela imprensa de que nosso CEO foi acusado de assédio sexual por 3 funcionárias. No momento, não temos nada a declarar.</text:p>
          </table:table-cell>
        </table:table-row>
        <table:table-row>
          <table:table-cell office:value-type="float" office:value="570">
            <text:p>570</text:p>
          </table:table-cell>
          <table:table-cell office:value-type="date" office:date-value="2022-07-07T00:00:00">
            <text:p>Thu Jul  7 00:00:00 2022</text:p>
          </table:table-cell>
          <table:table-cell office:value-type="string" office:value="Já foram divulgados em nossos canais a iniciativa da revitalização do entorno de nosso prédio. A ideia agora será gravar alguns vídeos para que possamos mostrar o antes e o depois do processo, irei contratar uma empresa terceirizada para as gravações por meio de processo licitatório.">
            <text:p>Já foram divulgados em nossos canais a iniciativa da revitalização do entorno de nosso prédio. A ideia agora será gravar alguns vídeos para que possamos mostrar o antes e o depois do processo, irei contratar uma empresa terceirizada para as gravações por meio de processo licitatório.</text:p>
          </table:table-cell>
        </table:table-row>
        <table:table-row>
          <table:table-cell office:value-type="float" office:value="571">
            <text:p>571</text:p>
          </table:table-cell>
          <table:table-cell office:value-type="date" office:date-value="2022-07-07T00:00:00">
            <text:p>Thu Jul  7 00:00:00 2022</text:p>
          </table:table-cell>
          <table:table-cell office:value-type="string" office:value="Não adianta marcar nada com ele nesses horários, o diretor de tecnologia possui um horário diferenciado pois em geral precisa ficar na empresa em horário pós expediente e por isso chega mais tarde.">
            <text:p>Não adianta marcar nada com ele nesses horários, o diretor de tecnologia possui um horário diferenciado pois em geral precisa ficar na empresa em horário pós expediente e por isso chega mais tarde.</text:p>
          </table:table-cell>
        </table:table-row>
        <table:table-row>
          <table:table-cell office:value-type="float" office:value="572">
            <text:p>572</text:p>
          </table:table-cell>
          <table:table-cell office:value-type="date" office:date-value="2022-07-07T00:00:00">
            <text:p>Thu Jul  7 00:00:00 2022</text:p>
          </table:table-cell>
          <table:table-cell office:value-type="string" office:value="Nossa aceitação nas redes sociais e portais especializados tem sido muito boa. Conseguimos nos distanciar dos problemas que tivemos no passado com alguns de nossos funcionários. Agora é manter essa tendência positiva futuramente, parabéns a todos os envolvidos.">
            <text:p>Nossa aceitação nas redes sociais e portais especializados tem sido muito boa. Conseguimos nos distanciar dos problemas que tivemos no passado com alguns de nossos funcionários. Agora é manter essa tendência positiva futuramente, parabéns a todos os envolvidos.</text:p>
          </table:table-cell>
        </table:table-row>
        <table:table-row>
          <table:table-cell office:value-type="float" office:value="573">
            <text:p>573</text:p>
          </table:table-cell>
          <table:table-cell office:value-type="date" office:date-value="2022-07-07T00:00:00">
            <text:p>Thu Jul  7 00:00:00 2022</text:p>
          </table:table-cell>
          <table:table-cell office:value-type="string" office:value="Nossa corporação repudia qualquer ato que fira a integridade e a saúde mental de qualquer de nossos funcionários, por isso, estamos afastando do cargo o senhor Guido Pemarrães  CEO da corporação por prazo indeterminado. Também estamos facilitando a comunicação através de nosso Ombudsman para que nenhum problema não seja tratado.">
            <text:p>Nossa corporação repudia qualquer ato que fira a integridade e a saúde mental de qualquer de nossos funcionários, por isso, estamos afastando do cargo o senhor Guido Pemarrães  CEO da corporação por prazo indeterminado. Também estamos facilitando a comunicação através de nosso Ombudsman para que nenhum problema não seja tratado.</text:p>
          </table:table-cell>
        </table:table-row>
        <table:table-row>
          <table:table-cell office:value-type="float" office:value="574">
            <text:p>574</text:p>
          </table:table-cell>
          <table:table-cell office:value-type="date" office:date-value="2022-07-07T00:00:00">
            <text:p>Thu Jul  7 00:00:00 2022</text:p>
          </table:table-cell>
          <table:table-cell office:value-type="string" office:value="O diretor do departamento financeiro me explicou da melhor maneira possível, teremos até o dia 31 de julho para divulgar a nota sobre nossa prestação de contas do último mês.">
            <text:p>O diretor do departamento financeiro me explicou da melhor maneira possível, teremos até o dia 31 de julho para divulgar a nota sobre nossa prestação de contas do último mês.</text:p>
          </table:table-cell>
        </table:table-row>
        <table:table-row>
          <table:table-cell office:value-type="float" office:value="575">
            <text:p>575</text:p>
          </table:table-cell>
          <table:table-cell office:value-type="date" office:date-value="2022-07-07T00:00:00">
            <text:p>Thu Jul  7 00:00:00 2022</text:p>
          </table:table-cell>
          <table:table-cell office:value-type="string" office:value="Sim, já recebemos todos os preços e passamos os contratos para o departamento jurídico fazer uma avaliação. Acredito que estejam dentro dos prazos, portanto fluirão bem. Assim que tiver novas notícias o manterei informado.">
            <text:p>Sim, já recebemos todos os preços e passamos os contratos para o departamento jurídico fazer uma avaliação. Acredito que estejam dentro dos prazos, portanto fluirão bem. Assim que tiver novas notícias o manterei informado.</text:p>
          </table:table-cell>
        </table:table-row>
        <table:table-row>
          <table:table-cell office:value-type="float" office:value="576">
            <text:p>576</text:p>
          </table:table-cell>
          <table:table-cell office:value-type="date" office:date-value="2022-07-07T00:00:00">
            <text:p>Thu Jul  7 00:00:00 2022</text:p>
          </table:table-cell>
          <table:table-cell office:value-type="string" office:value="Todos os nossos vizinhos resolveram participar da iniciativa e a quantia arrecadada é mais que suficiente para dar início as obras. Iremos disponibilizar alguns de nossos engenheiros para o projeto e a previsão é que tudo fique pronto até o final de 31 de julho de 2023.">
            <text:p>Todos os nossos vizinhos resolveram participar da iniciativa e a quantia arrecadada é mais que suficiente para dar início as obras. Iremos disponibilizar alguns de nossos engenheiros para o projeto e a previsão é que tudo fique pronto até o final de 31 de julho de 2023.</text:p>
          </table:table-cell>
        </table:table-row>
        <table:table-row>
          <table:table-cell office:value-type="float" office:value="577">
            <text:p>577</text:p>
          </table:table-cell>
          <table:table-cell office:value-type="date" office:date-value="2022-07-07T00:00:00">
            <text:p>Thu Jul  7 00:00:00 2022</text:p>
          </table:table-cell>
          <table:table-cell office:value-type="string" office:value="Vamos agendar uma reunião com ele na próxima semana. Mas, aviso que o diretor de marketing é uma pessoa que, em geral, altera muito sua agenda em cima da hora. E isso pode atrapalhar nosso cronograma.">
            <text:p>Vamos agendar uma reunião com ele na próxima semana. Mas, aviso que o diretor de marketing é uma pessoa que, em geral, altera muito sua agenda em cima da hora. E isso pode atrapalhar nosso cronograma.</text:p>
          </table:table-cell>
        </table:table-row>
        <table:table-row>
          <table:table-cell office:value-type="float" office:value="578">
            <text:p>578</text:p>
          </table:table-cell>
          <table:table-cell office:value-type="date" office:date-value="2022-07-07T00:00:00">
            <text:p>Thu Jul  7 00:00:00 2022</text:p>
          </table:table-cell>
          <table:table-cell office:value-type="string" office:value="Vamos dar início à uma campanha de revitalização no entorno da empresa. Estamos primeiramente entrando em contato com residenciais e comércios vizinhos, para identificar os interessado no processo, em seguida arrecadaremos uma quantia inicial para dar início as obras.">
            <text:p>Vamos dar início à uma campanha de revitalização no entorno da empresa. Estamos primeiramente entrando em contato com residenciais e comércios vizinhos, para identificar os interessado no processo, em seguida arrecadaremos uma quantia inicial para dar início as obras.</text:p>
          </table:table-cell>
        </table:table-row>
      </table:table>
      <table:table table:name="55">
        <table:table-row>
          <table:table-cell office:value-type="string" office:value="id_base">
            <text:p>id_base</text:p>
          </table:table-cell>
          <table:table-cell office:value-type="float" office:value="55">
            <text:p>55</text:p>
          </table:table-cell>
        </table:table-row>
        <table:table-row>
          <table:table-cell office:value-type="string" office:value="area">
            <text:p>area</text:p>
          </table:table-cell>
          <table:table-cell office:value-type="string" office:value="fisioterapia">
            <text:p>fisioterapi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579">
            <text:p>579</text:p>
          </table:table-cell>
          <table:table-cell office:value-type="date" office:date-value="2022-07-07T00:00:00">
            <text:p>Thu Jul  7 00:00:00 2022</text:p>
          </table:table-cell>
          <table:table-cell office:value-type="string" office:value="Nessa semana terei que adiantar seu atendimento para as 9 horas da manhã, pois terei que encaixar uma pessoa que está com um quadro mais grave e só consegue chegar as 10 horas. Peço desculpas pelo inconveniente.">
            <text:p>Nessa semana terei que adiantar seu atendimento para as 9 horas da manhã, pois terei que encaixar uma pessoa que está com um quadro mais grave e só consegue chegar as 10 horas. Peço desculpas pelo inconveniente.</text:p>
          </table:table-cell>
        </table:table-row>
        <table:table-row>
          <table:table-cell office:value-type="float" office:value="580">
            <text:p>580</text:p>
          </table:table-cell>
          <table:table-cell office:value-type="date" office:date-value="2022-07-07T00:00:00">
            <text:p>Thu Jul  7 00:00:00 2022</text:p>
          </table:table-cell>
          <table:table-cell office:value-type="string" office:value="As propriedades anti-inflamatórias do gelo já foram comprovadas diversas vezes, ele é ideal para esse tipo de cor que você está sentindo na região do pescoço. Faça aplicações de 20 minutos pelo menos 3 vezes ao dia. Isso irá ajudar até nosso atendimento na próxima sexta-feira.">
            <text:p>As propriedades anti-inflamatórias do gelo já foram comprovadas diversas vezes, ele é ideal para esse tipo de cor que você está sentindo na região do pescoço. Faça aplicações de 20 minutos pelo menos 3 vezes ao dia. Isso irá ajudar até nosso atendimento na próxima sexta-feira.</text:p>
          </table:table-cell>
        </table:table-row>
        <table:table-row>
          <table:table-cell office:value-type="float" office:value="581">
            <text:p>581</text:p>
          </table:table-cell>
          <table:table-cell office:value-type="date" office:date-value="2022-07-07T00:00:00">
            <text:p>Thu Jul  7 00:00:00 2022</text:p>
          </table:table-cell>
          <table:table-cell office:value-type="string" office:value="Essa paciente está apresentando espasmos musculares que não estou conseguindo tratar com métodos convencionais de fisioterapia, pois acredito que o problema dela seja puramente neurológico. Será necessário o acompanhamento com um especialista dessa área, podemos agendar um atendimento para a próxima segunda-feira dia 11 de julho?">
            <text:p>Essa paciente está apresentando espasmos musculares que não estou conseguindo tratar com métodos convencionais de fisioterapia, pois acredito que o problema dela seja puramente neurológico. Será necessário o acompanhamento com um especialista dessa área, podemos agendar um atendimento para a próxima segunda-feira dia 11 de julho?</text:p>
          </table:table-cell>
        </table:table-row>
        <table:table-row>
          <table:table-cell office:value-type="float" office:value="582">
            <text:p>582</text:p>
          </table:table-cell>
          <table:table-cell office:value-type="date" office:date-value="2022-07-07T00:00:00">
            <text:p>Thu Jul  7 00:00:00 2022</text:p>
          </table:table-cell>
          <table:table-cell office:value-type="string" office:value="Esse quadro de dores nas costas pode ser originado por diversos fatores, porém o mal posicionamento ao sentar é um dos maiores, vamos marcar um atendimento para que eu possa fazer uma avaliação sua.">
            <text:p>Esse quadro de dores nas costas pode ser originado por diversos fatores, porém o mal posicionamento ao sentar é um dos maiores, vamos marcar um atendimento para que eu possa fazer uma avaliação sua.</text:p>
          </table:table-cell>
        </table:table-row>
        <table:table-row>
          <table:table-cell office:value-type="float" office:value="583">
            <text:p>583</text:p>
          </table:table-cell>
          <table:table-cell office:value-type="date" office:date-value="2022-07-07T00:00:00">
            <text:p>Thu Jul  7 00:00:00 2022</text:p>
          </table:table-cell>
          <table:table-cell office:value-type="string" office:value="Exercícios em demasia podem ocasionar dores sem não forem acompanhados de alongamento ao final das práticas. Marcaremos uma seção para que eu lhe passe os mais adequados para as suas práticas.">
            <text:p>Exercícios em demasia podem ocasionar dores sem não forem acompanhados de alongamento ao final das práticas. Marcaremos uma seção para que eu lhe passe os mais adequados para as suas práticas.</text:p>
          </table:table-cell>
        </table:table-row>
        <table:table-row>
          <table:table-cell office:value-type="float" office:value="584">
            <text:p>584</text:p>
          </table:table-cell>
          <table:table-cell office:value-type="date" office:date-value="2022-07-07T00:00:00">
            <text:p>Thu Jul  7 00:00:00 2022</text:p>
          </table:table-cell>
          <table:table-cell office:value-type="string" office:value="Já tive clientes que estavam passando por crises nervosas tão severas que acabaram ocasionando um desequilíbrio físico, por isso é recomendável buscar atividades que lhe agradem. A saúde começa na cabeça.">
            <text:p>Já tive clientes que estavam passando por crises nervosas tão severas que acabaram ocasionando um desequilíbrio físico, por isso é recomendável buscar atividades que lhe agradem. A saúde começa na cabeça.</text:p>
          </table:table-cell>
        </table:table-row>
        <table:table-row>
          <table:table-cell office:value-type="float" office:value="585">
            <text:p>585</text:p>
          </table:table-cell>
          <table:table-cell office:value-type="date" office:date-value="2022-07-07T00:00:00">
            <text:p>Thu Jul  7 00:00:00 2022</text:p>
          </table:table-cell>
          <table:table-cell office:value-type="string" office:value="Meu tratamento é focado em exercícios de postura e alongamento centralizados. Pela minha experiência, tenho obtido bons resultados com essas práticas e não vejo a necessidade de utilizar métodos de eletroterapia. Posso lhe recomendar um colega que segue essa linha, estou colocando ele em cópia para que vocês entrem em contato.">
            <text:p>Meu tratamento é focado em exercícios de postura e alongamento centralizados. Pela minha experiência, tenho obtido bons resultados com essas práticas e não vejo a necessidade de utilizar métodos de eletroterapia. Posso lhe recomendar um colega que segue essa linha, estou colocando ele em cópia para que vocês entrem em contato.</text:p>
          </table:table-cell>
        </table:table-row>
        <table:table-row>
          <table:table-cell office:value-type="float" office:value="586">
            <text:p>586</text:p>
          </table:table-cell>
          <table:table-cell office:value-type="date" office:date-value="2022-07-07T00:00:00">
            <text:p>Thu Jul  7 00:00:00 2022</text:p>
          </table:table-cell>
          <table:table-cell office:value-type="string" office:value="Minha paciente costuma contrair o corpo quando faço os movimentos para reposicionamento das vértebras, e isso tem me causado um desconforto na região dorsal. Acredito que vou precisar de uma cinta para proteção da região lombar.">
            <text:p>Minha paciente costuma contrair o corpo quando faço os movimentos para reposicionamento das vértebras, e isso tem me causado um desconforto na região dorsal. Acredito que vou precisar de uma cinta para proteção da região lombar.</text:p>
          </table:table-cell>
        </table:table-row>
        <table:table-row>
          <table:table-cell office:value-type="float" office:value="587">
            <text:p>587</text:p>
          </table:table-cell>
          <table:table-cell office:value-type="date" office:date-value="2022-07-07T00:00:00">
            <text:p>Thu Jul  7 00:00:00 2022</text:p>
          </table:table-cell>
          <table:table-cell office:value-type="string" office:value="Não se esqueça de fazer o alongamento que lhe passei para a região dorsal. Fazendo eles logo ao acordar as dores ao longo do dia serão bem menores. Qualquer dúvida em como realizar os movimentos pode me enviar e-mail.">
            <text:p>Não se esqueça de fazer o alongamento que lhe passei para a região dorsal. Fazendo eles logo ao acordar as dores ao longo do dia serão bem menores. Qualquer dúvida em como realizar os movimentos pode me enviar e-mail.</text:p>
          </table:table-cell>
        </table:table-row>
        <table:table-row>
          <table:table-cell office:value-type="float" office:value="588">
            <text:p>588</text:p>
          </table:table-cell>
          <table:table-cell office:value-type="date" office:date-value="2022-07-07T00:00:00">
            <text:p>Thu Jul  7 00:00:00 2022</text:p>
          </table:table-cell>
          <table:table-cell office:value-type="string" office:value="O paciente não entende os benefícios que esse tipo de atendimento focado em reposicionamento muscular proporciona, acredito que seja melhor encaminhá-lo para o senhor para que siga com os tratamentos convencionais a base de remédio.">
            <text:p>O paciente não entende os benefícios que esse tipo de atendimento focado em reposicionamento muscular proporciona, acredito que seja melhor encaminhá-lo para o senhor para que siga com os tratamentos convencionais a base de remédio.</text:p>
          </table:table-cell>
        </table:table-row>
      </table:table>
      <table:table table:name="56">
        <table:table-row>
          <table:table-cell office:value-type="string" office:value="id_base">
            <text:p>id_base</text:p>
          </table:table-cell>
          <table:table-cell office:value-type="float" office:value="56">
            <text:p>56</text:p>
          </table:table-cell>
        </table:table-row>
        <table:table-row>
          <table:table-cell office:value-type="string" office:value="area">
            <text:p>area</text:p>
          </table:table-cell>
          <table:table-cell office:value-type="string" office:value="ensino">
            <text:p>ensin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589">
            <text:p>589</text:p>
          </table:table-cell>
          <table:table-cell office:value-type="date" office:date-value="2022-07-07T00:00:00">
            <text:p>Thu Jul  7 00:00:00 2022</text:p>
          </table:table-cell>
          <table:table-cell office:value-type="string" office:value="Na próxima aula iremos continuar com a configuração do nosso ambiente de desenvolvimento. Não é necessário se preocupar com as versões dos softwares pois isso foi pré configurado na máquina virtual que enviamos.">
            <text:p>Na próxima aula iremos continuar com a configuração do nosso ambiente de desenvolvimento. Não é necessário se preocupar com as versões dos softwares pois isso foi pré configurado na máquina virtual que enviamos.</text:p>
          </table:table-cell>
        </table:table-row>
        <table:table-row>
          <table:table-cell office:value-type="float" office:value="590">
            <text:p>590</text:p>
          </table:table-cell>
          <table:table-cell office:value-type="date" office:date-value="2022-07-07T00:00:00">
            <text:p>Thu Jul  7 00:00:00 2022</text:p>
          </table:table-cell>
          <table:table-cell office:value-type="string" office:value="Aluno que já possui conhecimento básico de programação acha melhor fazer aula sem professor por meio de vídeos. Precisamos montar nossa ferramenta de compartilhamento de material gravado.">
            <text:p>Aluno que já possui conhecimento básico de programação acha melhor fazer aula sem professor por meio de vídeos. Precisamos montar nossa ferramenta de compartilhamento de material gravado.</text:p>
          </table:table-cell>
        </table:table-row>
        <table:table-row>
          <table:table-cell office:value-type="float" office:value="591">
            <text:p>591</text:p>
          </table:table-cell>
          <table:table-cell office:value-type="date" office:date-value="2022-07-07T00:00:00">
            <text:p>Thu Jul  7 00:00:00 2022</text:p>
          </table:table-cell>
          <table:table-cell office:value-type="string" office:value="Ao se trabalhar com esse tipo de computador de 32 bits, devemos nos atentar mente que a arquitetura utilizada no processador não suporta essa quantidade de operações, por isso algumas adaptações devem ser efetuadas nas configurações.">
            <text:p>Ao se trabalhar com esse tipo de computador de 32 bits, devemos nos atentar mente que a arquitetura utilizada no processador não suporta essa quantidade de operações, por isso algumas adaptações devem ser efetuadas nas configurações.</text:p>
          </table:table-cell>
        </table:table-row>
        <table:table-row>
          <table:table-cell office:value-type="float" office:value="592">
            <text:p>592</text:p>
          </table:table-cell>
          <table:table-cell office:value-type="date" office:date-value="2022-07-07T00:00:00">
            <text:p>Thu Jul  7 00:00:00 2022</text:p>
          </table:table-cell>
          <table:table-cell office:value-type="string" office:value="Enviarei o vídeo gravado da última aula já que você esteve ausente, caso tenha alguma dúvida em algum ponto, me envie um e-mail que lhe retornarei o mais breve possível.">
            <text:p>Enviarei o vídeo gravado da última aula já que você esteve ausente, caso tenha alguma dúvida em algum ponto, me envie um e-mail que lhe retornarei o mais breve possível.</text:p>
          </table:table-cell>
        </table:table-row>
        <table:table-row>
          <table:table-cell office:value-type="float" office:value="593">
            <text:p>593</text:p>
          </table:table-cell>
          <table:table-cell office:value-type="date" office:date-value="2022-07-07T00:00:00">
            <text:p>Thu Jul  7 00:00:00 2022</text:p>
          </table:table-cell>
          <table:table-cell office:value-type="string" office:value="Esse editor de códigos é um dos melhores do mercado e também é gratuito, sugerimos que você faça o download para a próxima aula.">
            <text:p>Esse editor de códigos é um dos melhores do mercado e também é gratuito, sugerimos que você faça o download para a próxima aula.</text:p>
          </table:table-cell>
        </table:table-row>
        <table:table-row>
          <table:table-cell office:value-type="float" office:value="594">
            <text:p>594</text:p>
          </table:table-cell>
          <table:table-cell office:value-type="date" office:date-value="2022-07-07T00:00:00">
            <text:p>Thu Jul  7 00:00:00 2022</text:p>
          </table:table-cell>
          <table:table-cell office:value-type="string" office:value="Nosso servidor está passando por um período de instabilidade, assim que normalizarmos o ambiente entraremos em contato.">
            <text:p>Nosso servidor está passando por um período de instabilidade, assim que normalizarmos o ambiente entraremos em contato.</text:p>
          </table:table-cell>
        </table:table-row>
        <table:table-row>
          <table:table-cell office:value-type="float" office:value="595">
            <text:p>595</text:p>
          </table:table-cell>
          <table:table-cell office:value-type="date" office:date-value="2022-07-07T00:00:00">
            <text:p>Thu Jul  7 00:00:00 2022</text:p>
          </table:table-cell>
          <table:table-cell office:value-type="string" office:value="O aluno ficou com dúvida na parte de configuração do ambiente de desenvolvimento pois nunca havia utilizado o terminal. Isso acabou atrasando um pouco a aula.">
            <text:p>O aluno ficou com dúvida na parte de configuração do ambiente de desenvolvimento pois nunca havia utilizado o terminal. Isso acabou atrasando um pouco a aula.</text:p>
          </table:table-cell>
        </table:table-row>
        <table:table-row>
          <table:table-cell office:value-type="float" office:value="596">
            <text:p>596</text:p>
          </table:table-cell>
          <table:table-cell office:value-type="date" office:date-value="2022-07-07T00:00:00">
            <text:p>Thu Jul  7 00:00:00 2022</text:p>
          </table:table-cell>
          <table:table-cell office:value-type="string" office:value="O aluno João ficou fascinado pelo nosso novo ambiente de desenvolvimento, parabéns à todos os envolvidos no processo. Vamos marcar uma celebração para a próxima sexta-feira ao final do expediente.">
            <text:p>O aluno João ficou fascinado pelo nosso novo ambiente de desenvolvimento, parabéns à todos os envolvidos no processo. Vamos marcar uma celebração para a próxima sexta-feira ao final do expediente.</text:p>
          </table:table-cell>
        </table:table-row>
        <table:table-row>
          <table:table-cell office:value-type="float" office:value="597">
            <text:p>597</text:p>
          </table:table-cell>
          <table:table-cell office:value-type="date" office:date-value="2022-07-07T00:00:00">
            <text:p>Thu Jul  7 00:00:00 2022</text:p>
          </table:table-cell>
          <table:table-cell office:value-type="string" office:value="Para aqueles que não possuem conhecimento de programação, iremos focar nossa aula em uma ferramenta que possui menor necessidade de criação de códigos. Por isso, não é necessário ficar preocupado.">
            <text:p>Para aqueles que não possuem conhecimento de programação, iremos focar nossa aula em uma ferramenta que possui menor necessidade de criação de códigos. Por isso, não é necessário ficar preocupado.</text:p>
          </table:table-cell>
        </table:table-row>
        <table:table-row>
          <table:table-cell office:value-type="float" office:value="598">
            <text:p>598</text:p>
          </table:table-cell>
          <table:table-cell office:value-type="date" office:date-value="2022-07-07T00:00:00">
            <text:p>Thu Jul  7 00:00:00 2022</text:p>
          </table:table-cell>
          <table:table-cell office:value-type="string" office:value="Qual linguagem de programação você está mais acostumado? Com base nisso, posso fazer comentários que tracem um paralelo com o que você está mais acostumado.">
            <text:p>Qual linguagem de programação você está mais acostumado? Com base nisso, posso fazer comentários que tracem um paralelo com o que você está mais acostumado.</text:p>
          </table:table-cell>
        </table:table-row>
      </table:table>
      <table:table table:name="57">
        <table:table-row>
          <table:table-cell office:value-type="string" office:value="id_base">
            <text:p>id_base</text:p>
          </table:table-cell>
          <table:table-cell office:value-type="float" office:value="57">
            <text:p>57</text:p>
          </table:table-cell>
        </table:table-row>
        <table:table-row>
          <table:table-cell office:value-type="string" office:value="area">
            <text:p>area</text:p>
          </table:table-cell>
          <table:table-cell office:value-type="string" office:value="escola de dança">
            <text:p>escola de danç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599">
            <text:p>599</text:p>
          </table:table-cell>
          <table:table-cell office:value-type="date" office:date-value="2022-07-07T00:00:00">
            <text:p>Thu Jul  7 00:00:00 2022</text:p>
          </table:table-cell>
          <table:table-cell office:value-type="string" office:value="A dança não é somente uma atividade de descontração, ela também é um meio de expressão artística. Você não vê as apresentações que utilizam o movimento do corpo como meio de comunicação? Sugiro que faça uma visita ao centro cultural para conversar com o professor.">
            <text:p>A dança não é somente uma atividade de descontração, ela também é um meio de expressão artística. Você não vê as apresentações que utilizam o movimento do corpo como meio de comunicação? Sugiro que faça uma visita ao centro cultural para conversar com o professor.</text:p>
          </table:table-cell>
        </table:table-row>
        <table:table-row>
          <table:table-cell office:value-type="float" office:value="600">
            <text:p>600</text:p>
          </table:table-cell>
          <table:table-cell office:value-type="date" office:date-value="2022-07-07T00:00:00">
            <text:p>Thu Jul  7 00:00:00 2022</text:p>
          </table:table-cell>
          <table:table-cell office:value-type="string" office:value="A escola de dança irá promover, no primeiro final de semana do mês que vêm, um baile com todos os ritmos que ensinamos na escola. Será uma ótima oportunidade para por em prática o que foi ensinado, porém, com pessoas que eventualmente não saibam dançar. Isso também será um ótimo exercício para vocês, compareçam.">
            <text:p>A escola de dança irá promover, no primeiro final de semana do mês que vêm, um baile com todos os ritmos que ensinamos na escola. Será uma ótima oportunidade para por em prática o que foi ensinado, porém, com pessoas que eventualmente não saibam dançar. Isso também será um ótimo exercício para vocês, compareçam.</text:p>
          </table:table-cell>
        </table:table-row>
        <table:table-row>
          <table:table-cell office:value-type="float" office:value="601">
            <text:p>601</text:p>
          </table:table-cell>
          <table:table-cell office:value-type="date" office:date-value="2022-07-07T00:00:00">
            <text:p>Thu Jul  7 00:00:00 2022</text:p>
          </table:table-cell>
          <table:table-cell office:value-type="string" office:value="As taxas de funcionamento que tenho que pagar não são condizentes com o tipo de atividade que exerço porque em meu curso não utilizo equipamentos, no máximo o sonoro. Entrarei na justiça com relação ao valor do aluguel cobrado.">
            <text:p>As taxas de funcionamento que tenho que pagar não são condizentes com o tipo de atividade que exerço porque em meu curso não utilizo equipamentos, no máximo o sonoro. Entrarei na justiça com relação ao valor do aluguel cobrado.</text:p>
          </table:table-cell>
        </table:table-row>
        <table:table-row>
          <table:table-cell office:value-type="float" office:value="602">
            <text:p>602</text:p>
          </table:table-cell>
          <table:table-cell office:value-type="date" office:date-value="2022-07-07T00:00:00">
            <text:p>Thu Jul  7 00:00:00 2022</text:p>
          </table:table-cell>
          <table:table-cell office:value-type="string" office:value="Boa tarde, gostaria de firmar um contrato para que utilizassem minha escola para comercialização das sapatilhas de vocês. Como tenho muitos alunos, poderíamos combinar uma comissão que fosse bom para ambos.">
            <text:p>Boa tarde, gostaria de firmar um contrato para que utilizassem minha escola para comercialização das sapatilhas de vocês. Como tenho muitos alunos, poderíamos combinar uma comissão que fosse bom para ambos.</text:p>
          </table:table-cell>
        </table:table-row>
        <table:table-row>
          <table:table-cell office:value-type="float" office:value="603">
            <text:p>603</text:p>
          </table:table-cell>
          <table:table-cell office:value-type="date" office:date-value="2022-07-07T00:00:00">
            <text:p>Thu Jul  7 00:00:00 2022</text:p>
          </table:table-cell>
          <table:table-cell office:value-type="string" office:value="Em nosso canal no Youtube, iremos disponibilizar o passo a passo de cada movimento ensinado em nossa aula de Forró para iniciantes. Dessa forma, é possível que o aluno mantenha o movimento na memória caso não tenha muitas oportunidades de prática.">
            <text:p>Em nosso canal no Youtube, iremos disponibilizar o passo a passo de cada movimento ensinado em nossa aula de Forró para iniciantes. Dessa forma, é possível que o aluno mantenha o movimento na memória caso não tenha muitas oportunidades de prática.</text:p>
          </table:table-cell>
        </table:table-row>
        <table:table-row>
          <table:table-cell office:value-type="float" office:value="604">
            <text:p>604</text:p>
          </table:table-cell>
          <table:table-cell office:value-type="date" office:date-value="2022-07-07T00:00:00">
            <text:p>Thu Jul  7 00:00:00 2022</text:p>
          </table:table-cell>
          <table:table-cell office:value-type="string" office:value="Nossa mensalidade passará por um reajuste no próximo mês devido ao aumento do preço na conta da eletricidade. Pedimos desculpas por essa questão, mas não vimos outra forma de manter as contas no azul.">
            <text:p>Nossa mensalidade passará por um reajuste no próximo mês devido ao aumento do preço na conta da eletricidade. Pedimos desculpas por essa questão, mas não vimos outra forma de manter as contas no azul.</text:p>
          </table:table-cell>
        </table:table-row>
        <table:table-row>
          <table:table-cell office:value-type="float" office:value="605">
            <text:p>605</text:p>
          </table:table-cell>
          <table:table-cell office:value-type="date" office:date-value="2022-07-07T00:00:00">
            <text:p>Thu Jul  7 00:00:00 2022</text:p>
          </table:table-cell>
          <table:table-cell office:value-type="string" office:value="O professor de dança de salão avançado, não poderá vir hoje pois está resfriado. Ele será substituído pelo professora da nossa outra unidade na zona norte.">
            <text:p>O professor de dança de salão avançado, não poderá vir hoje pois está resfriado. Ele será substituído pelo professora da nossa outra unidade na zona norte.</text:p>
          </table:table-cell>
        </table:table-row>
        <table:table-row>
          <table:table-cell office:value-type="float" office:value="606">
            <text:p>606</text:p>
          </table:table-cell>
          <table:table-cell office:value-type="date" office:date-value="2022-07-07T00:00:00">
            <text:p>Thu Jul  7 00:00:00 2022</text:p>
          </table:table-cell>
          <table:table-cell office:value-type="string" office:value="Uma das teorias aceitas atualmente é que a dança nasceu nos ritos religiosos, logo ela não estava primeiramente atrelada à diversão mais sim à oferendas e agradecimentos aos deuses. Somente com o passar do tempo e a evolução das música ela foi atrelada ao nosso imaginário do entretenimento.">
            <text:p>Uma das teorias aceitas atualmente é que a dança nasceu nos ritos religiosos, logo ela não estava primeiramente atrelada à diversão mais sim à oferendas e agradecimentos aos deuses. Somente com o passar do tempo e a evolução das música ela foi atrelada ao nosso imaginário do entretenimento.</text:p>
          </table:table-cell>
        </table:table-row>
        <table:table-row>
          <table:table-cell office:value-type="float" office:value="607">
            <text:p>607</text:p>
          </table:table-cell>
          <table:table-cell office:value-type="date" office:date-value="2022-07-07T00:00:00">
            <text:p>Thu Jul  7 00:00:00 2022</text:p>
          </table:table-cell>
          <table:table-cell office:value-type="string" office:value="Uma nova turma para o samba de gafieira está sendo montada para início no dia 1 de agosto, dependendo da quantidade de inscritos criarei uma nova turma em outro horário para que as aulas tenham um maior interação entre professor e alunos.">
            <text:p>Uma nova turma para o samba de gafieira está sendo montada para início no dia 1 de agosto, dependendo da quantidade de inscritos criarei uma nova turma em outro horário para que as aulas tenham um maior interação entre professor e alunos.</text:p>
          </table:table-cell>
        </table:table-row>
        <table:table-row>
          <table:table-cell office:value-type="float" office:value="608">
            <text:p>608</text:p>
          </table:table-cell>
          <table:table-cell office:value-type="date" office:date-value="2022-07-07T00:00:00">
            <text:p>Thu Jul  7 00:00:00 2022</text:p>
          </table:table-cell>
          <table:table-cell office:value-type="string" office:value="Vamos abrir um espaço para que os alunos possam socializar após as aulas. Essa área comum estará disponível até o fechamento da escola, que ocorre as 22 horas de segunda a quinta-feira e as 23 horas as sextas.">
            <text:p>Vamos abrir um espaço para que os alunos possam socializar após as aulas. Essa área comum estará disponível até o fechamento da escola, que ocorre as 22 horas de segunda a quinta-feira e as 23 horas as sextas.</text:p>
          </table:table-cell>
        </table:table-row>
      </table:table>
      <table:table table:name="58">
        <table:table-row>
          <table:table-cell office:value-type="string" office:value="id_base">
            <text:p>id_base</text:p>
          </table:table-cell>
          <table:table-cell office:value-type="float" office:value="58">
            <text:p>58</text:p>
          </table:table-cell>
        </table:table-row>
        <table:table-row>
          <table:table-cell office:value-type="string" office:value="area">
            <text:p>area</text:p>
          </table:table-cell>
          <table:table-cell office:value-type="string" office:value="pedagogia">
            <text:p>pedagogi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609">
            <text:p>609</text:p>
          </table:table-cell>
          <table:table-cell office:value-type="date" office:date-value="2022-07-07T00:00:00">
            <text:p>Thu Jul  7 00:00:00 2022</text:p>
          </table:table-cell>
          <table:table-cell office:value-type="string" office:value="Nosso plano de ensino para o ano que vêm precisa ser revisado para atender às novas diretrizes que o novo grupo detentor de nossa escola segue. Estou convocando uma reunião com todos os professores para a próxima semana no dia 11 de julho as 14 horas.">
            <text:p>Nosso plano de ensino para o ano que vêm precisa ser revisado para atender às novas diretrizes que o novo grupo detentor de nossa escola segue. Estou convocando uma reunião com todos os professores para a próxima semana no dia 11 de julho as 14 horas.</text:p>
          </table:table-cell>
        </table:table-row>
        <table:table-row>
          <table:table-cell office:value-type="float" office:value="610">
            <text:p>610</text:p>
          </table:table-cell>
          <table:table-cell office:value-type="date" office:date-value="2022-07-07T00:00:00">
            <text:p>Thu Jul  7 00:00:00 2022</text:p>
          </table:table-cell>
          <table:table-cell office:value-type="string" office:value="A adaptação das salas de aula ocorreram conforme o esperado, foi possível atender a demanda de material de todos os professores. Gostaria de agradecer especialmente a equipe do administrativo que auxiliou na compra do material de maneira muito eficiente e correta.">
            <text:p>A adaptação das salas de aula ocorreram conforme o esperado, foi possível atender a demanda de material de todos os professores. Gostaria de agradecer especialmente a equipe do administrativo que auxiliou na compra do material de maneira muito eficiente e correta.</text:p>
          </table:table-cell>
        </table:table-row>
        <table:table-row>
          <table:table-cell office:value-type="float" office:value="611">
            <text:p>611</text:p>
          </table:table-cell>
          <table:table-cell office:value-type="date" office:date-value="2022-07-07T00:00:00">
            <text:p>Thu Jul  7 00:00:00 2022</text:p>
          </table:table-cell>
          <table:table-cell office:value-type="string" office:value="A nova prática de ensino consiste em estimular mais as crianças a participarem de atividades que estejam relacionadas com a aula em questão. Dessa maneira o processo passa de passivo para ativo. Vamos fazer alguma adaptações nas classes para que isso seja possível para todos os professores.">
            <text:p>A nova prática de ensino consiste em estimular mais as crianças a participarem de atividades que estejam relacionadas com a aula em questão. Dessa maneira o processo passa de passivo para ativo. Vamos fazer alguma adaptações nas classes para que isso seja possível para todos os professores.</text:p>
          </table:table-cell>
        </table:table-row>
        <table:table-row>
          <table:table-cell office:value-type="float" office:value="612">
            <text:p>612</text:p>
          </table:table-cell>
          <table:table-cell office:value-type="date" office:date-value="2022-07-07T00:00:00">
            <text:p>Thu Jul  7 00:00:00 2022</text:p>
          </table:table-cell>
          <table:table-cell office:value-type="string" office:value="A prática recomendada é que todos os professores sigam a mesma proposta de ensino, seja para a sua área do conhecimento ou qualquer outra. Portanto, vamos nos esforçar para manter uma similaridade na forma de cobrança aos alunos.">
            <text:p>A prática recomendada é que todos os professores sigam a mesma proposta de ensino, seja para a sua área do conhecimento ou qualquer outra. Portanto, vamos nos esforçar para manter uma similaridade na forma de cobrança aos alunos.</text:p>
          </table:table-cell>
        </table:table-row>
        <table:table-row>
          <table:table-cell office:value-type="float" office:value="613">
            <text:p>613</text:p>
          </table:table-cell>
          <table:table-cell office:value-type="date" office:date-value="2022-07-07T00:00:00">
            <text:p>Thu Jul  7 00:00:00 2022</text:p>
          </table:table-cell>
          <table:table-cell office:value-type="string" office:value="Infelizmente não são todos os alunos que possuem interesse em aprender sobre ciências ou história, a grande maioria procura por diversão on-line, seja em computadores ou celular. Portanto, temos reforçado à todos os professores que busquem maneiras alternativas de passar o conteúdo, caso sintam dificuldade podem me procurar para que eu lhes ajude a preparar algo.">
            <text:p>Infelizmente não são todos os alunos que possuem interesse em aprender sobre ciências ou história, a grande maioria procura por diversão on-line, seja em computadores ou celular. Portanto, temos reforçado à todos os professores que busquem maneiras alternativas de passar o conteúdo, caso sintam dificuldade podem me procurar para que eu lhes ajude a preparar algo.</text:p>
          </table:table-cell>
        </table:table-row>
        <table:table-row>
          <table:table-cell office:value-type="float" office:value="614">
            <text:p>614</text:p>
          </table:table-cell>
          <table:table-cell office:value-type="date" office:date-value="2022-07-07T00:00:00">
            <text:p>Thu Jul  7 00:00:00 2022</text:p>
          </table:table-cell>
          <table:table-cell office:value-type="string" office:value="Matemática é uma das disciplinas que envolve não somente o domínio da teoria, mas também uma certa criatividade para encontrar o caminho para a solução dos problemas. Devemos levar isso em conta ao ensinar o estudante.">
            <text:p>Matemática é uma das disciplinas que envolve não somente o domínio da teoria, mas também uma certa criatividade para encontrar o caminho para a solução dos problemas. Devemos levar isso em conta ao ensinar o estudante.</text:p>
          </table:table-cell>
        </table:table-row>
        <table:table-row>
          <table:table-cell office:value-type="float" office:value="615">
            <text:p>615</text:p>
          </table:table-cell>
          <table:table-cell office:value-type="date" office:date-value="2022-07-07T00:00:00">
            <text:p>Thu Jul  7 00:00:00 2022</text:p>
          </table:table-cell>
          <table:table-cell office:value-type="string" office:value="Não é minha função dar esse tipo de aconselhamento aos alunos. Por favor, encaminhe um e-mail ao diretor do colégio para que ele possa tomar as medidas cabíveis.">
            <text:p>Não é minha função dar esse tipo de aconselhamento aos alunos. Por favor, encaminhe um e-mail ao diretor do colégio para que ele possa tomar as medidas cabíveis.</text:p>
          </table:table-cell>
        </table:table-row>
        <table:table-row>
          <table:table-cell office:value-type="float" office:value="616">
            <text:p>616</text:p>
          </table:table-cell>
          <table:table-cell office:value-type="date" office:date-value="2022-07-07T00:00:00">
            <text:p>Thu Jul  7 00:00:00 2022</text:p>
          </table:table-cell>
          <table:table-cell office:value-type="string" office:value="Para o caso de alunos com alguma forma de deficit de atenção, a recomendação atual é que eles devem ser orientados a frequentar o estudo dirigido. Novos planos para os mesmos estão sendo discutidos pela direção do colégio.">
            <text:p>Para o caso de alunos com alguma forma de deficit de atenção, a recomendação atual é que eles devem ser orientados a frequentar o estudo dirigido. Novos planos para os mesmos estão sendo discutidos pela direção do colégio.</text:p>
          </table:table-cell>
        </table:table-row>
        <table:table-row>
          <table:table-cell office:value-type="float" office:value="617">
            <text:p>617</text:p>
          </table:table-cell>
          <table:table-cell office:value-type="date" office:date-value="2022-07-07T00:00:00">
            <text:p>Thu Jul  7 00:00:00 2022</text:p>
          </table:table-cell>
          <table:table-cell office:value-type="string" office:value="Sugiro que o senhor marque envie um e-mail explicando melhor essa sua nova proposta de ensino para que eu possa avaliar de uma maneira mais clara. Dessa forma que está descrita não esta sendo possível entender a diferença do que temos atualmente.">
            <text:p>Sugiro que o senhor marque envie um e-mail explicando melhor essa sua nova proposta de ensino para que eu possa avaliar de uma maneira mais clara. Dessa forma que está descrita não esta sendo possível entender a diferença do que temos atualmente.</text:p>
          </table:table-cell>
        </table:table-row>
        <table:table-row>
          <table:table-cell office:value-type="float" office:value="618">
            <text:p>618</text:p>
          </table:table-cell>
          <table:table-cell office:value-type="date" office:date-value="2022-07-07T00:00:00">
            <text:p>Thu Jul  7 00:00:00 2022</text:p>
          </table:table-cell>
          <table:table-cell office:value-type="string" office:value="Tenho recebido reclamações de alguns colegas professores que determinadas matérias possuem mais horas na grade horária que outras. Gostaria de explicar que isso se deve ao plano de estudos adotado por nossa escola que, por determinação do novos donos, é focado na área de exatas.">
            <text:p>Tenho recebido reclamações de alguns colegas professores que determinadas matérias possuem mais horas na grade horária que outras. Gostaria de explicar que isso se deve ao plano de estudos adotado por nossa escola que, por determinação do novos donos, é focado na área de exatas.</text:p>
          </table:table-cell>
        </table:table-row>
      </table:table>
      <table:table table:name="59">
        <table:table-row>
          <table:table-cell office:value-type="string" office:value="id_base">
            <text:p>id_base</text:p>
          </table:table-cell>
          <table:table-cell office:value-type="float" office:value="59">
            <text:p>59</text:p>
          </table:table-cell>
        </table:table-row>
        <table:table-row>
          <table:table-cell office:value-type="string" office:value="area">
            <text:p>area</text:p>
          </table:table-cell>
          <table:table-cell office:value-type="string" office:value="producao de eventos">
            <text:p>producao de eventos</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619">
            <text:p>619</text:p>
          </table:table-cell>
          <table:table-cell office:value-type="date" office:date-value="2022-07-07T00:00:00">
            <text:p>Thu Jul  7 00:00:00 2022</text:p>
          </table:table-cell>
          <table:table-cell office:value-type="string" office:value="Eventos desse porte precisam ser comunicados com uma antecedência de pelo menos 1 mês, pois apesar do espaço comportar a quantidade de convidados, é necessário fazer a contratação de temporários para dar conta do atendimento no dia.">
            <text:p>Eventos desse porte precisam ser comunicados com uma antecedência de pelo menos 1 mês, pois apesar do espaço comportar a quantidade de convidados, é necessário fazer a contratação de temporários para dar conta do atendimento no dia.</text:p>
          </table:table-cell>
        </table:table-row>
        <table:table-row>
          <table:table-cell office:value-type="float" office:value="620">
            <text:p>620</text:p>
          </table:table-cell>
          <table:table-cell office:value-type="date" office:date-value="2022-07-07T00:00:00">
            <text:p>Thu Jul  7 00:00:00 2022</text:p>
          </table:table-cell>
          <table:table-cell office:value-type="string" office:value="A comemoração da formatura da sua turma já está organizada para a quantidade máxima de convidados, não será possível acrescentar mais pessoas na lista.">
            <text:p>A comemoração da formatura da sua turma já está organizada para a quantidade máxima de convidados, não será possível acrescentar mais pessoas na lista.</text:p>
          </table:table-cell>
        </table:table-row>
        <table:table-row>
          <table:table-cell office:value-type="float" office:value="621">
            <text:p>621</text:p>
          </table:table-cell>
          <table:table-cell office:value-type="date" office:date-value="2022-07-07T00:00:00">
            <text:p>Thu Jul  7 00:00:00 2022</text:p>
          </table:table-cell>
          <table:table-cell office:value-type="string" office:value="Esse grupo não foi cobrado pela demanda extra que tivemos ao buscar alimentos adequados às suas restrições.">
            <text:p>Esse grupo não foi cobrado pela demanda extra que tivemos ao buscar alimentos adequados às suas restrições.</text:p>
          </table:table-cell>
        </table:table-row>
        <table:table-row>
          <table:table-cell office:value-type="float" office:value="622">
            <text:p>622</text:p>
          </table:table-cell>
          <table:table-cell office:value-type="date" office:date-value="2022-07-07T00:00:00">
            <text:p>Thu Jul  7 00:00:00 2022</text:p>
          </table:table-cell>
          <table:table-cell office:value-type="string" office:value="Eventos de casamento religioso podem ser organizados pelo nosso pessoal, no entanto, pedimos que nos forneçam o contato do celebrador religioso, para que possamos combinar com ele o que será utilizado no momento da celebração.">
            <text:p>Eventos de casamento religioso podem ser organizados pelo nosso pessoal, no entanto, pedimos que nos forneçam o contato do celebrador religioso, para que possamos combinar com ele o que será utilizado no momento da celebração.</text:p>
          </table:table-cell>
        </table:table-row>
        <table:table-row>
          <table:table-cell office:value-type="float" office:value="623">
            <text:p>623</text:p>
          </table:table-cell>
          <table:table-cell office:value-type="date" office:date-value="2022-07-07T00:00:00">
            <text:p>Thu Jul  7 00:00:00 2022</text:p>
          </table:table-cell>
          <table:table-cell office:value-type="string" office:value="Nosso salão é capaz de comportar até 500 convidados, também dispomos de toda a equipe necessária para qualquer tipo de evento, casamento, aniversário, formaturas,  etc. ">
            <text:p>Nosso salão é capaz de comportar até 500 convidados, também dispomos de toda a equipe necessária para qualquer tipo de evento, casamento, aniversário, formaturas,  etc. </text:p>
          </table:table-cell>
        </table:table-row>
        <table:table-row>
          <table:table-cell office:value-type="float" office:value="624">
            <text:p>624</text:p>
          </table:table-cell>
          <table:table-cell office:value-type="date" office:date-value="2022-07-07T00:00:00">
            <text:p>Thu Jul  7 00:00:00 2022</text:p>
          </table:table-cell>
          <table:table-cell office:value-type="string" office:value="O matrimônio se dará as 12 horas do dia 9 de julho. Pedimos à todos que cheguem ao local com 1 hora de antecedência para que possamos fotografá-los para o álbum que será entregue aos noivos.">
            <text:p>O matrimônio se dará as 12 horas do dia 9 de julho. Pedimos à todos que cheguem ao local com 1 hora de antecedência para que possamos fotografá-los para o álbum que será entregue aos noivos.</text:p>
          </table:table-cell>
        </table:table-row>
        <table:table-row>
          <table:table-cell office:value-type="float" office:value="625">
            <text:p>625</text:p>
          </table:table-cell>
          <table:table-cell office:value-type="date" office:date-value="2022-07-07T00:00:00">
            <text:p>Thu Jul  7 00:00:00 2022</text:p>
          </table:table-cell>
          <table:table-cell office:value-type="string" office:value="O pessoal da cozinha pode atender seu cardápio de restrições alimentares, pedimos que envie o desejado com certa antecedência para que tenhamos tempo de adquirir os ingredientes.">
            <text:p>O pessoal da cozinha pode atender seu cardápio de restrições alimentares, pedimos que envie o desejado com certa antecedência para que tenhamos tempo de adquirir os ingredientes.</text:p>
          </table:table-cell>
        </table:table-row>
        <table:table-row>
          <table:table-cell office:value-type="float" office:value="626">
            <text:p>626</text:p>
          </table:table-cell>
          <table:table-cell office:value-type="date" office:date-value="2022-07-07T00:00:00">
            <text:p>Thu Jul  7 00:00:00 2022</text:p>
          </table:table-cell>
          <table:table-cell office:value-type="string" office:value="Solicito o envio do comprovante de pagamento para dar início aos preparativos do aniversário de sua esposa no próximo final de semana.">
            <text:p>Solicito o envio do comprovante de pagamento para dar início aos preparativos do aniversário de sua esposa no próximo final de semana.</text:p>
          </table:table-cell>
        </table:table-row>
        <table:table-row>
          <table:table-cell office:value-type="float" office:value="627">
            <text:p>627</text:p>
          </table:table-cell>
          <table:table-cell office:value-type="date" office:date-value="2022-07-07T00:00:00">
            <text:p>Thu Jul  7 00:00:00 2022</text:p>
          </table:table-cell>
          <table:table-cell office:value-type="string" office:value="Abriu-se um boletim de ocorrência em uma ocasião onde um senhor, que havia bebido demais, causou uma confusão generalizada. Por causa disso, firmamos esse contrato antes da locação.">
            <text:p>Abriu-se um boletim de ocorrência em uma ocasião onde um senhor, que havia bebido demais, causou uma confusão generalizada. Por causa disso, firmamos esse contrato antes da locação.</text:p>
          </table:table-cell>
        </table:table-row>
        <table:table-row>
          <table:table-cell office:value-type="float" office:value="628">
            <text:p>628</text:p>
          </table:table-cell>
          <table:table-cell office:value-type="date" office:date-value="2022-07-07T00:00:00">
            <text:p>Thu Jul  7 00:00:00 2022</text:p>
          </table:table-cell>
          <table:table-cell office:value-type="string" office:value="Uma lista de produtos sem glúten e lactose foi inserida em nosso pedido dessa semana. Como são poucos convidados com restrições, vocês poderão atender nossa demanda.">
            <text:p>Uma lista de produtos sem glúten e lactose foi inserida em nosso pedido dessa semana. Como são poucos convidados com restrições, vocês poderão atender nossa demanda.</text:p>
          </table:table-cell>
        </table:table-row>
        <table:table-row>
          <table:table-cell office:value-type="float" office:value="629">
            <text:p>629</text:p>
          </table:table-cell>
          <table:table-cell office:value-type="date" office:date-value="2022-07-08T00:00:00">
            <text:p>Fri Jul  8 00:00:00 2022</text:p>
          </table:table-cell>
          <table:table-cell office:value-type="string" office:value="A duração do evento pode influenciar no preço, assim como data em que desejem realizá-lo, mas podemos facilitar o pagamento por meio de parcelamento ou desconto à vista.">
            <text:p>A duração do evento pode influenciar no preço, assim como data em que desejem realizá-lo, mas podemos facilitar o pagamento por meio de parcelamento ou desconto à vista.</text:p>
          </table:table-cell>
        </table:table-row>
      </table:table>
      <table:table table:name="60">
        <table:table-row>
          <table:table-cell office:value-type="string" office:value="id_base">
            <text:p>id_base</text:p>
          </table:table-cell>
          <table:table-cell office:value-type="float" office:value="60">
            <text:p>60</text:p>
          </table:table-cell>
        </table:table-row>
        <table:table-row>
          <table:table-cell office:value-type="string" office:value="area">
            <text:p>area</text:p>
          </table:table-cell>
          <table:table-cell office:value-type="string" office:value="imobiliaria">
            <text:p>imobiliari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630">
            <text:p>630</text:p>
          </table:table-cell>
          <table:table-cell office:value-type="date" office:date-value="2022-07-08T00:00:00">
            <text:p>Fri Jul  8 00:00:00 2022</text:p>
          </table:table-cell>
          <table:table-cell office:value-type="string" office:value="Iremos agendar uma visita ao imóvel de interesse do senhor no próximo final de semana dia 16 de julho no horário que o senhor sugeriu. Caso surja algum imprevisto, peço que nos avise com antecedência.">
            <text:p>Iremos agendar uma visita ao imóvel de interesse do senhor no próximo final de semana dia 16 de julho no horário que o senhor sugeriu. Caso surja algum imprevisto, peço que nos avise com antecedência.</text:p>
          </table:table-cell>
        </table:table-row>
        <table:table-row>
          <table:table-cell office:value-type="float" office:value="631">
            <text:p>631</text:p>
          </table:table-cell>
          <table:table-cell office:value-type="date" office:date-value="2022-07-08T00:00:00">
            <text:p>Fri Jul  8 00:00:00 2022</text:p>
          </table:table-cell>
          <table:table-cell office:value-type="string" office:value="O sobrado foi entregue em perfeito estado com relação às instalações elétricas e pintura, por isso, solicitamos que, no momento do encerramento do contrato, sejam feitos os reparos necessários para que tudo seja devolvido no estado adequado.">
            <text:p>O sobrado foi entregue em perfeito estado com relação às instalações elétricas e pintura, por isso, solicitamos que, no momento do encerramento do contrato, sejam feitos os reparos necessários para que tudo seja devolvido no estado adequado.</text:p>
          </table:table-cell>
        </table:table-row>
        <table:table-row>
          <table:table-cell office:value-type="float" office:value="632">
            <text:p>632</text:p>
          </table:table-cell>
          <table:table-cell office:value-type="date" office:date-value="2022-07-08T00:00:00">
            <text:p>Fri Jul  8 00:00:00 2022</text:p>
          </table:table-cell>
          <table:table-cell office:value-type="string" office:value="A cliente da casa 30 é uma pessoa muito preocupada com a segurança do local, vamos nos dispor a contratar um vigia para recebê-la quando volta do trabalho. Vou falar o departamento financeiro para fazer a cotação.">
            <text:p>A cliente da casa 30 é uma pessoa muito preocupada com a segurança do local, vamos nos dispor a contratar um vigia para recebê-la quando volta do trabalho. Vou falar o departamento financeiro para fazer a cotação.</text:p>
          </table:table-cell>
        </table:table-row>
        <table:table-row>
          <table:table-cell office:value-type="float" office:value="633">
            <text:p>633</text:p>
          </table:table-cell>
          <table:table-cell office:value-type="date" office:date-value="2022-07-08T00:00:00">
            <text:p>Fri Jul  8 00:00:00 2022</text:p>
          </table:table-cell>
          <table:table-cell office:value-type="string" office:value="Bom dia, solicito uma confirmação de recebimento do meu e-mail anterior requerendo os documentos para a formalização de venda de sua residência. Fico no aguardo.">
            <text:p>Bom dia, solicito uma confirmação de recebimento do meu e-mail anterior requerendo os documentos para a formalização de venda de sua residência. Fico no aguardo.</text:p>
          </table:table-cell>
        </table:table-row>
        <table:table-row>
          <table:table-cell office:value-type="float" office:value="634">
            <text:p>634</text:p>
          </table:table-cell>
          <table:table-cell office:value-type="date" office:date-value="2022-07-08T00:00:00">
            <text:p>Fri Jul  8 00:00:00 2022</text:p>
          </table:table-cell>
          <table:table-cell office:value-type="string" office:value="Esse cliente trabalha reformando casas e disponibilizando para que nós as vendamos. Até o final desse ano ele entregará a que está trabalhando atualmente.">
            <text:p>Esse cliente trabalha reformando casas e disponibilizando para que nós as vendamos. Até o final desse ano ele entregará a que está trabalhando atualmente.</text:p>
          </table:table-cell>
        </table:table-row>
        <table:table-row>
          <table:table-cell office:value-type="float" office:value="635">
            <text:p>635</text:p>
          </table:table-cell>
          <table:table-cell office:value-type="date" office:date-value="2022-07-08T00:00:00">
            <text:p>Fri Jul  8 00:00:00 2022</text:p>
          </table:table-cell>
          <table:table-cell office:value-type="string" office:value="Infelizmente a Maria não gostou da casa devido à localização da mesma. Como o mesmo não possui veículo próprio ele prefere algo que esteja mais próximo aos pontos de ônibus ou estações de metrô.">
            <text:p>Infelizmente a Maria não gostou da casa devido à localização da mesma. Como o mesmo não possui veículo próprio ele prefere algo que esteja mais próximo aos pontos de ônibus ou estações de metrô.</text:p>
          </table:table-cell>
        </table:table-row>
        <table:table-row>
          <table:table-cell office:value-type="float" office:value="636">
            <text:p>636</text:p>
          </table:table-cell>
          <table:table-cell office:value-type="date" office:date-value="2022-07-08T00:00:00">
            <text:p>Fri Jul  8 00:00:00 2022</text:p>
          </table:table-cell>
          <table:table-cell office:value-type="string" office:value="Não fazemos esse tipo de serviço, será necessário que o senhor contrate um advogado para lhe dar as orientações cabíveis.">
            <text:p>Não fazemos esse tipo de serviço, será necessário que o senhor contrate um advogado para lhe dar as orientações cabíveis.</text:p>
          </table:table-cell>
        </table:table-row>
        <table:table-row>
          <table:table-cell office:value-type="float" office:value="637">
            <text:p>637</text:p>
          </table:table-cell>
          <table:table-cell office:value-type="date" office:date-value="2022-07-08T00:00:00">
            <text:p>Fri Jul  8 00:00:00 2022</text:p>
          </table:table-cell>
          <table:table-cell office:value-type="string" office:value="Nenhum cliente gosta de ser recebido no novo imóvel sem ao menos uma garrafa de alguma bebida. Pois devemos nos preocupar também com o pós venda e manter o cliente aberto para novos contatos.">
            <text:p>Nenhum cliente gosta de ser recebido no novo imóvel sem ao menos uma garrafa de alguma bebida. Pois devemos nos preocupar também com o pós venda e manter o cliente aberto para novos contatos.</text:p>
          </table:table-cell>
        </table:table-row>
        <table:table-row>
          <table:table-cell office:value-type="float" office:value="638">
            <text:p>638</text:p>
          </table:table-cell>
          <table:table-cell office:value-type="date" office:date-value="2022-07-08T00:00:00">
            <text:p>Fri Jul  8 00:00:00 2022</text:p>
          </table:table-cell>
          <table:table-cell office:value-type="string" office:value="O contrato de locação já foi firmado, já solicitei ao João o envio da documentação necessária para levarmos ao cartório. Assim que tiver um finalizado informarei o senhor.">
            <text:p>O contrato de locação já foi firmado, já solicitei ao João o envio da documentação necessária para levarmos ao cartório. Assim que tiver um finalizado informarei o senhor.</text:p>
          </table:table-cell>
        </table:table-row>
        <table:table-row>
          <table:table-cell office:value-type="float" office:value="639">
            <text:p>639</text:p>
          </table:table-cell>
          <table:table-cell office:value-type="date" office:date-value="2022-07-08T00:00:00">
            <text:p>Fri Jul  8 00:00:00 2022</text:p>
          </table:table-cell>
          <table:table-cell office:value-type="string" office:value="Para colocar uma residência dessas a venda precisaremos de um bom tempo, pois o valor de mercado dessa casa é muito alto e, no momento, não estamos encontrando pessoas dispostas à gastar. Quem sabe no próximo ano.">
            <text:p>Para colocar uma residência dessas a venda precisaremos de um bom tempo, pois o valor de mercado dessa casa é muito alto e, no momento, não estamos encontrando pessoas dispostas à gastar. Quem sabe no próximo ano.</text:p>
          </table:table-cell>
        </table:table-row>
      </table:table>
      <table:table table:name="61">
        <table:table-row>
          <table:table-cell office:value-type="string" office:value="id_base">
            <text:p>id_base</text:p>
          </table:table-cell>
          <table:table-cell office:value-type="float" office:value="61">
            <text:p>61</text:p>
          </table:table-cell>
        </table:table-row>
        <table:table-row>
          <table:table-cell office:value-type="string" office:value="area">
            <text:p>area</text:p>
          </table:table-cell>
          <table:table-cell office:value-type="string" office:value="direito">
            <text:p>direit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640">
            <text:p>640</text:p>
          </table:table-cell>
          <table:table-cell office:value-type="date" office:date-value="2022-05-14T00:00:00">
            <text:p>Sat May 14 00:00:00 2022</text:p>
          </table:table-cell>
          <table:table-cell office:value-type="string" office:value="Considerando o que você me perguntou, o Tribunal Regional Federal tem sua definição no art. 108, inciso I e alíneas, da Constituição Federal, bem como a sua competência, que é julgar todas as Ações contra órgãos federais.">
            <text:p>Considerando o que você me perguntou, o Tribunal Regional Federal tem sua definição no art. 108, inciso I e alíneas, da Constituição Federal, bem como a sua competência, que é julgar todas as Ações contra órgãos federais.</text:p>
          </table:table-cell>
        </table:table-row>
        <table:table-row>
          <table:table-cell office:value-type="float" office:value="641">
            <text:p>641</text:p>
          </table:table-cell>
          <table:table-cell office:value-type="date" office:date-value="2022-05-14T00:00:00">
            <text:p>Sat May 14 00:00:00 2022</text:p>
          </table:table-cell>
          <table:table-cell office:value-type="string" office:value="Assente jurisprudência no sentido de que proferida a Sentença, estando esta já assinada, e saindo o processo do Gabinete do Juiz, é dada como publicada, ainda que não esteja publicada pelos meios eletrônicos ou pela Imprensa.">
            <text:p>Assente jurisprudência no sentido de que proferida a Sentença, estando esta já assinada, e saindo o processo do Gabinete do Juiz, é dada como publicada, ainda que não esteja publicada pelos meios eletrônicos ou pela Imprensa.</text:p>
          </table:table-cell>
        </table:table-row>
        <table:table-row>
          <table:table-cell office:value-type="float" office:value="642">
            <text:p>642</text:p>
          </table:table-cell>
          <table:table-cell office:value-type="date" office:date-value="2022-05-14T00:00:00">
            <text:p>Sat May 14 00:00:00 2022</text:p>
          </table:table-cell>
          <table:table-cell office:value-type="string" office:value="Considerando que a matéria abordada nos autos foi entendida pela Desembargadora como sigilosa, o pedido de vista dos autos foi indeferido.">
            <text:p>Considerando que a matéria abordada nos autos foi entendida pela Desembargadora como sigilosa, o pedido de vista dos autos foi indeferido.</text:p>
          </table:table-cell>
        </table:table-row>
        <table:table-row>
          <table:table-cell office:value-type="float" office:value="643">
            <text:p>643</text:p>
          </table:table-cell>
          <table:table-cell office:value-type="date" office:date-value="2022-05-14T00:00:00">
            <text:p>Sat May 14 00:00:00 2022</text:p>
          </table:table-cell>
          <table:table-cell office:value-type="string" office:value="Distribuídos os autos, sorteado o Desembargador Relator do processo, foram os autos à publicação para Contestação das alegações.">
            <text:p>Distribuídos os autos, sorteado o Desembargador Relator do processo, foram os autos à publicação para Contestação das alegações.</text:p>
          </table:table-cell>
        </table:table-row>
        <table:table-row>
          <table:table-cell office:value-type="float" office:value="644">
            <text:p>644</text:p>
          </table:table-cell>
          <table:table-cell office:value-type="date" office:date-value="2022-05-14T00:00:00">
            <text:p>Sat May 14 00:00:00 2022</text:p>
          </table:table-cell>
          <table:table-cell office:value-type="string" office:value="Foi determinado pela Desembargadora Federal que decorrido o prazo para manifestação nos autos a que se refere a desapropriação do terreno localizado em Embu-Guaçu, viessem os autos a conclusão para proferir sentença.">
            <text:p>Foi determinado pela Desembargadora Federal que decorrido o prazo para manifestação nos autos a que se refere a desapropriação do terreno localizado em Embu-Guaçu, viessem os autos a conclusão para proferir sentença.</text:p>
          </table:table-cell>
        </table:table-row>
        <table:table-row>
          <table:table-cell office:value-type="float" office:value="645">
            <text:p>645</text:p>
          </table:table-cell>
          <table:table-cell office:value-type="date" office:date-value="2022-05-14T00:00:00">
            <text:p>Sat May 14 00:00:00 2022</text:p>
          </table:table-cell>
          <table:table-cell office:value-type="string" office:value="Foi determinado pelo Juiz Federal baixa dos autos à Secretaria para juntada da petição protocolada pelo advogado da ré, solicitando juntada de documento médico comprobatório de que sua ausência na audiência foi motivada por problemas de saúde.">
            <text:p>Foi determinado pelo Juiz Federal baixa dos autos à Secretaria para juntada da petição protocolada pelo advogado da ré, solicitando juntada de documento médico comprobatório de que sua ausência na audiência foi motivada por problemas de saúde.</text:p>
          </table:table-cell>
        </table:table-row>
        <table:table-row>
          <table:table-cell office:value-type="float" office:value="646">
            <text:p>646</text:p>
          </table:table-cell>
          <table:table-cell office:value-type="date" office:date-value="2022-05-14T00:00:00">
            <text:p>Sat May 14 00:00:00 2022</text:p>
          </table:table-cell>
          <table:table-cell office:value-type="string" office:value="Foi marcada audiência de conciliação nos autos da Ação Trabalhista a que se refere, o encerramento de atividade da empresa em questão, para o dia 14 de maio, às 14 horas.">
            <text:p>Foi marcada audiência de conciliação nos autos da Ação Trabalhista a que se refere, o encerramento de atividade da empresa em questão, para o dia 14 de maio, às 14 horas.</text:p>
          </table:table-cell>
        </table:table-row>
        <table:table-row>
          <table:table-cell office:value-type="float" office:value="647">
            <text:p>647</text:p>
          </table:table-cell>
          <table:table-cell office:value-type="date" office:date-value="2022-05-14T00:00:00">
            <text:p>Sat May 14 00:00:00 2022</text:p>
          </table:table-cell>
          <table:table-cell office:value-type="string" office:value="Intimadas as partes para juntada das provas, decorrido o prazo, os autos foram conclusos ao Juiz Relator para apreciação das provas e marcada audiência de conciliação.">
            <text:p>Intimadas as partes para juntada das provas, decorrido o prazo, os autos foram conclusos ao Juiz Relator para apreciação das provas e marcada audiência de conciliação.</text:p>
          </table:table-cell>
        </table:table-row>
        <table:table-row>
          <table:table-cell office:value-type="float" office:value="648">
            <text:p>648</text:p>
          </table:table-cell>
          <table:table-cell office:value-type="date" office:date-value="2022-05-14T00:00:00">
            <text:p>Sat May 14 00:00:00 2022</text:p>
          </table:table-cell>
          <table:table-cell office:value-type="string" office:value="O Tribunal é um órgão do Poder Judiciário, competente para julgar causas contra a União Federal, Autarquias Federais e Empresas Públicas Federais, interessadas, nas condições de Autora, Assistente, Ré ou Oponente.">
            <text:p>O Tribunal é um órgão do Poder Judiciário, competente para julgar causas contra a União Federal, Autarquias Federais e Empresas Públicas Federais, interessadas, nas condições de Autora, Assistente, Ré ou Oponente.</text:p>
          </table:table-cell>
        </table:table-row>
        <table:table-row>
          <table:table-cell office:value-type="float" office:value="649">
            <text:p>649</text:p>
          </table:table-cell>
          <table:table-cell office:value-type="date" office:date-value="2022-05-14T00:00:00">
            <text:p>Sat May 14 00:00:00 2022</text:p>
          </table:table-cell>
          <table:table-cell office:value-type="string" office:value="O Tribunal está dividido em cinco Regiões a saber: TRF 1 com sede em Brasília é composto pelos Estados do Acre, Amapá, Amazonas, Bahia, Goiás, Maranhão, Mato Grosso, Minas Gerais, Pará, Piauí, Rondônia e Roraima. TRF 2 com sede no Rio de Janeiro é composto por Rio de Janeiro e Espírito Santo. TRF 3 com sede em São Paulo Capital é composto por Mato Grosso do Sul e São Paulo. TRF 4 com sede em Porto Alegre, dele fazem parte: Paraná, Santa Catarina e Rio Grande do Sul e TRF 5 com sede em Recife, inclui os Estados: Alagoas, Ceará, Paraíba, Pernambuco, Rio Grande do Norte e Sergipe.">
            <text:p>O Tribunal está dividido em cinco Regiões a saber: TRF 1 com sede em Brasília é composto pelos Estados do Acre, Amapá, Amazonas, Bahia, Goiás, Maranhão, Mato Grosso, Minas Gerais, Pará, Piauí, Rondônia e Roraima. TRF 2 com sede no Rio de Janeiro é composto por Rio de Janeiro e Espírito Santo. TRF 3 com sede em São Paulo Capital é composto por Mato Grosso do Sul e São Paulo. TRF 4 com sede em Porto Alegre, dele fazem parte: Paraná, Santa Catarina e Rio Grande do Sul e TRF 5 com sede em Recife, inclui os Estados: Alagoas, Ceará, Paraíba, Pernambuco, Rio Grande do Norte e Sergipe.</text:p>
          </table:table-cell>
        </table:table-row>
      </table:table>
      <table:table table:name="62">
        <table:table-row>
          <table:table-cell office:value-type="string" office:value="id_base">
            <text:p>id_base</text:p>
          </table:table-cell>
          <table:table-cell office:value-type="float" office:value="62">
            <text:p>62</text:p>
          </table:table-cell>
        </table:table-row>
        <table:table-row>
          <table:table-cell office:value-type="string" office:value="area">
            <text:p>area</text:p>
          </table:table-cell>
          <table:table-cell office:value-type="string" office:value="clinica medica">
            <text:p>clinica medic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650">
            <text:p>650</text:p>
          </table:table-cell>
          <table:table-cell office:value-type="date" office:date-value="2022-07-13T00:00:00">
            <text:p>Wed Jul 13 00:00:00 2022</text:p>
          </table:table-cell>
          <table:table-cell office:value-type="string" office:value="Uma paciente está preocupada com as requisições de exames médicos enviadas pelo link pois não correspondem as que foram entregues em mãos. Ela está solicitando novas requisições,  porque o objetivo era apenas retificar o nome que estava grafado erroneamente. Bem ainda, disse que faltou uma requisição de densitometria óssea.">
            <text:p>Uma paciente está preocupada com as requisições de exames médicos enviadas pelo link pois não correspondem as que foram entregues em mãos. Ela está solicitando novas requisições,  porque o objetivo era apenas retificar o nome que estava grafado erroneamente. Bem ainda, disse que faltou uma requisição de densitometria óssea.</text:p>
          </table:table-cell>
        </table:table-row>
        <table:table-row>
          <table:table-cell office:value-type="float" office:value="651">
            <text:p>651</text:p>
          </table:table-cell>
          <table:table-cell office:value-type="date" office:date-value="2022-07-13T00:00:00">
            <text:p>Wed Jul 13 00:00:00 2022</text:p>
          </table:table-cell>
          <table:table-cell office:value-type="string" office:value="A médica responsável já fez uma análise e, para esse caso de câncer de mama, o prognóstico é positivo. A maioria das mulheres que ela tratou com quimioterapia ficaram curadas.">
            <text:p>A médica responsável já fez uma análise e, para esse caso de câncer de mama, o prognóstico é positivo. A maioria das mulheres que ela tratou com quimioterapia ficaram curadas.</text:p>
          </table:table-cell>
        </table:table-row>
        <table:table-row>
          <table:table-cell office:value-type="float" office:value="652">
            <text:p>652</text:p>
          </table:table-cell>
          <table:table-cell office:value-type="date" office:date-value="2022-07-13T00:00:00">
            <text:p>Wed Jul 13 00:00:00 2022</text:p>
          </table:table-cell>
          <table:table-cell office:value-type="string" office:value="A paciente Maria gostaria de saber como proceder em relação a medicação prescrita, ela deve tomar um comprimido somente após o almoço ou se pode também tomar um comprimido após o jantar?  Além do mais, pergunta se a ocorrência de flatulência após ingerir a medicação é normal.">
            <text:p>A paciente Maria gostaria de saber como proceder em relação a medicação prescrita, ela deve tomar um comprimido somente após o almoço ou se pode também tomar um comprimido após o jantar?  Além do mais, pergunta se a ocorrência de flatulência após ingerir a medicação é normal.</text:p>
          </table:table-cell>
        </table:table-row>
        <table:table-row>
          <table:table-cell office:value-type="float" office:value="653">
            <text:p>653</text:p>
          </table:table-cell>
          <table:table-cell office:value-type="date" office:date-value="2022-07-13T00:00:00">
            <text:p>Wed Jul 13 00:00:00 2022</text:p>
          </table:table-cell>
          <table:table-cell office:value-type="string" office:value="Alguns pacientes com transplante autólogo, retomam a vida normal em dois ou três meses, enquanto os que fizeram transplante alogênico precisam de seis meses a um ano para voltar a rotina.">
            <text:p>Alguns pacientes com transplante autólogo, retomam a vida normal em dois ou três meses, enquanto os que fizeram transplante alogênico precisam de seis meses a um ano para voltar a rotina.</text:p>
          </table:table-cell>
        </table:table-row>
        <table:table-row>
          <table:table-cell office:value-type="float" office:value="654">
            <text:p>654</text:p>
          </table:table-cell>
          <table:table-cell office:value-type="date" office:date-value="2022-07-13T00:00:00">
            <text:p>Wed Jul 13 00:00:00 2022</text:p>
          </table:table-cell>
          <table:table-cell office:value-type="string" office:value="Doutora existe alguma relação entre o aparecimento desses distúrbios e alterações genéticas? Uma paciente questionou se a presença de casos na família é um fator de risco.">
            <text:p>Doutora existe alguma relação entre o aparecimento desses distúrbios e alterações genéticas? Uma paciente questionou se a presença de casos na família é um fator de risco.</text:p>
          </table:table-cell>
        </table:table-row>
        <table:table-row>
          <table:table-cell office:value-type="float" office:value="655">
            <text:p>655</text:p>
          </table:table-cell>
          <table:table-cell office:value-type="date" office:date-value="2022-07-13T00:00:00">
            <text:p>Wed Jul 13 00:00:00 2022</text:p>
          </table:table-cell>
          <table:table-cell office:value-type="string" office:value="Esses remédios estão com preços excessivos, estamos recebendo muitas reclamações. A senhora poderia indicar algum laboratório ou clínica, que forneça o genérico?">
            <text:p>Esses remédios estão com preços excessivos, estamos recebendo muitas reclamações. A senhora poderia indicar algum laboratório ou clínica, que forneça o genérico?</text:p>
          </table:table-cell>
        </table:table-row>
        <table:table-row>
          <table:table-cell office:value-type="float" office:value="656">
            <text:p>656</text:p>
          </table:table-cell>
          <table:table-cell office:value-type="date" office:date-value="2022-07-13T00:00:00">
            <text:p>Wed Jul 13 00:00:00 2022</text:p>
          </table:table-cell>
          <table:table-cell office:value-type="string" office:value="Estamos fazendo avanços, na nossa área de atuação, cada vez maiores e mais complexos. Um esforço sem precedentes de nossa clínica, trazendo à luz informações preciosas sobre os mais diversos tipos de atendimentos. Aguardem as novidades.">
            <text:p>Estamos fazendo avanços, na nossa área de atuação, cada vez maiores e mais complexos. Um esforço sem precedentes de nossa clínica, trazendo à luz informações preciosas sobre os mais diversos tipos de atendimentos. Aguardem as novidades.</text:p>
          </table:table-cell>
        </table:table-row>
        <table:table-row>
          <table:table-cell office:value-type="float" office:value="657">
            <text:p>657</text:p>
          </table:table-cell>
          <table:table-cell office:value-type="date" office:date-value="2022-07-13T00:00:00">
            <text:p>Wed Jul 13 00:00:00 2022</text:p>
          </table:table-cell>
          <table:table-cell office:value-type="string" office:value="Foram abertos novos horários na clínica Gotemburgo para fazer exames de sangue. Aparentemente eles não estão mais atendendo pacientes psiquiátricos, podemos enviar nossos pacientes para lá.">
            <text:p>Foram abertos novos horários na clínica Gotemburgo para fazer exames de sangue. Aparentemente eles não estão mais atendendo pacientes psiquiátricos, podemos enviar nossos pacientes para lá.</text:p>
          </table:table-cell>
        </table:table-row>
        <table:table-row>
          <table:table-cell office:value-type="float" office:value="658">
            <text:p>658</text:p>
          </table:table-cell>
          <table:table-cell office:value-type="date" office:date-value="2022-07-13T00:00:00">
            <text:p>Wed Jul 13 00:00:00 2022</text:p>
          </table:table-cell>
          <table:table-cell office:value-type="string" office:value="Muitos pacientes tem feito perguntas sobre os remédios porque evitam de ler as bulas de medicamentos. Quando as leem acabam com todos os sintomas lá indicados. É possível esse tipo de paranoia?">
            <text:p>Muitos pacientes tem feito perguntas sobre os remédios porque evitam de ler as bulas de medicamentos. Quando as leem acabam com todos os sintomas lá indicados. É possível esse tipo de paranoia?</text:p>
          </table:table-cell>
        </table:table-row>
        <table:table-row>
          <table:table-cell office:value-type="float" office:value="659">
            <text:p>659</text:p>
          </table:table-cell>
          <table:table-cell office:value-type="date" office:date-value="2022-07-13T00:00:00">
            <text:p>Wed Jul 13 00:00:00 2022</text:p>
          </table:table-cell>
          <table:table-cell office:value-type="string" office:value="Não realizamos transplante de medula óssea na clínica, será necessário encaminhar a senhora para um hospital especializado no assunto. Mas não fique preocupada que é um procedimento realizado em muitos pacientes com bastante sucesso.">
            <text:p>Não realizamos transplante de medula óssea na clínica, será necessário encaminhar a senhora para um hospital especializado no assunto. Mas não fique preocupada que é um procedimento realizado em muitos pacientes com bastante sucesso.</text:p>
          </table:table-cell>
        </table:table-row>
      </table:table>
      <table:table table:name="63">
        <table:table-row>
          <table:table-cell office:value-type="string" office:value="id_base">
            <text:p>id_base</text:p>
          </table:table-cell>
          <table:table-cell office:value-type="float" office:value="63">
            <text:p>63</text:p>
          </table:table-cell>
        </table:table-row>
        <table:table-row>
          <table:table-cell office:value-type="string" office:value="area">
            <text:p>area</text:p>
          </table:table-cell>
          <table:table-cell office:value-type="string" office:value="cinema">
            <text:p>cinem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660">
            <text:p>660</text:p>
          </table:table-cell>
          <table:table-cell office:value-type="date" office:date-value="2022-06-01T00:00:00">
            <text:p>Wed Jun  1 00:00:00 2022</text:p>
          </table:table-cell>
          <table:table-cell office:value-type="string" office:value="Aceito fazer parte do Julgamento de Melhor Produção Cinematográfica do ano, portanto estou encaminhando ficha de inscrição, comprovação do pagamento da inscrição e vídeo com a cena principal da minha produção.">
            <text:p>Aceito fazer parte do Julgamento de Melhor Produção Cinematográfica do ano, portanto estou encaminhando ficha de inscrição, comprovação do pagamento da inscrição e vídeo com a cena principal da minha produção.</text:p>
          </table:table-cell>
        </table:table-row>
        <table:table-row>
          <table:table-cell office:value-type="float" office:value="661">
            <text:p>661</text:p>
          </table:table-cell>
          <table:table-cell office:value-type="date" office:date-value="2022-06-01T00:00:00">
            <text:p>Wed Jun  1 00:00:00 2022</text:p>
          </table:table-cell>
          <table:table-cell office:value-type="string" office:value="As minhas produções envolvem cenas de movimentação intensa e de grave risco, sente-se capaz de fazê-las ou sente-se intimidada?">
            <text:p>As minhas produções envolvem cenas de movimentação intensa e de grave risco, sente-se capaz de fazê-las ou sente-se intimidada?</text:p>
          </table:table-cell>
        </table:table-row>
        <table:table-row>
          <table:table-cell office:value-type="float" office:value="662">
            <text:p>662</text:p>
          </table:table-cell>
          <table:table-cell office:value-type="date" office:date-value="2022-06-01T00:00:00">
            <text:p>Wed Jun  1 00:00:00 2022</text:p>
          </table:table-cell>
          <table:table-cell office:value-type="string" office:value="Aviso a quem interessar possa: esta empresa de produção está contratando dublês para películas com cenas do mais alto nível de seguridade de vida, atores para cenas de nudez e para interpretes de filmes infantis, devendo os interessados encaminharem ao departamento de recursos humanos, vídeos em que participam das cenas referidas para avaliação desta produção.">
            <text:p>Aviso a quem interessar possa: esta empresa de produção está contratando dublês para películas com cenas do mais alto nível de seguridade de vida, atores para cenas de nudez e para interpretes de filmes infantis, devendo os interessados encaminharem ao departamento de recursos humanos, vídeos em que participam das cenas referidas para avaliação desta produção.</text:p>
          </table:table-cell>
        </table:table-row>
        <table:table-row>
          <table:table-cell office:value-type="float" office:value="663">
            <text:p>663</text:p>
          </table:table-cell>
          <table:table-cell office:value-type="date" office:date-value="2022-06-01T00:00:00">
            <text:p>Wed Jun  1 00:00:00 2022</text:p>
          </table:table-cell>
          <table:table-cell office:value-type="string" office:value="Considerando o alto nível de risco de vida dos espectadores e participantes da película solicito ao Departamento de Trânsito e Autoridades responsáveis o devido controle da área onde será realizada a cena de violento assalto de um Banco na Rua Riachuelo.">
            <text:p>Considerando o alto nível de risco de vida dos espectadores e participantes da película solicito ao Departamento de Trânsito e Autoridades responsáveis o devido controle da área onde será realizada a cena de violento assalto de um Banco na Rua Riachuelo.</text:p>
          </table:table-cell>
        </table:table-row>
        <table:table-row>
          <table:table-cell office:value-type="float" office:value="664">
            <text:p>664</text:p>
          </table:table-cell>
          <table:table-cell office:value-type="date" office:date-value="2022-06-01T00:00:00">
            <text:p>Wed Jun  1 00:00:00 2022</text:p>
          </table:table-cell>
          <table:table-cell office:value-type="string" office:value="No contrato a ser firmado entre as partes, produtor e atriz, consta seguro de vida, insalubridade e pronto atendimento médico.">
            <text:p>No contrato a ser firmado entre as partes, produtor e atriz, consta seguro de vida, insalubridade e pronto atendimento médico.</text:p>
          </table:table-cell>
        </table:table-row>
        <table:table-row>
          <table:table-cell office:value-type="float" office:value="665">
            <text:p>665</text:p>
          </table:table-cell>
          <table:table-cell office:value-type="date" office:date-value="2022-06-01T00:00:00">
            <text:p>Wed Jun  1 00:00:00 2022</text:p>
          </table:table-cell>
          <table:table-cell office:value-type="string" office:value="O cinema arte ou ciência de compor e realizar filmes cinematográficos, no mundo inteiro, tem Hollywood ou Paris, como paradigma, como modelo.">
            <text:p>O cinema arte ou ciência de compor e realizar filmes cinematográficos, no mundo inteiro, tem Hollywood ou Paris, como paradigma, como modelo.</text:p>
          </table:table-cell>
        </table:table-row>
        <table:table-row>
          <table:table-cell office:value-type="float" office:value="666">
            <text:p>666</text:p>
          </table:table-cell>
          <table:table-cell office:value-type="date" office:date-value="2022-06-01T00:00:00">
            <text:p>Wed Jun  1 00:00:00 2022</text:p>
          </table:table-cell>
          <table:table-cell office:value-type="string" office:value="O cinema nos leva ao mundo da imaginação ou da ficção científica e nos faz conhecer todas os lugares deste vasto mundo.">
            <text:p>O cinema nos leva ao mundo da imaginação ou da ficção científica e nos faz conhecer todas os lugares deste vasto mundo.</text:p>
          </table:table-cell>
        </table:table-row>
        <table:table-row>
          <table:table-cell office:value-type="float" office:value="667">
            <text:p>667</text:p>
          </table:table-cell>
          <table:table-cell office:value-type="date" office:date-value="2022-06-01T00:00:00">
            <text:p>Wed Jun  1 00:00:00 2022</text:p>
          </table:table-cell>
          <table:table-cell office:value-type="string" office:value="O seu pedido para ser incluída nas minhas produções cinematográficas, como atriz,  deverá ser   comprovada com seu curriculum, documentos comprovando o término de seu curso, juntando bem ainda as notas que lhes foram atribuídas.">
            <text:p>O seu pedido para ser incluída nas minhas produções cinematográficas, como atriz,  deverá ser   comprovada com seu curriculum, documentos comprovando o término de seu curso, juntando bem ainda as notas que lhes foram atribuídas.</text:p>
          </table:table-cell>
        </table:table-row>
        <table:table-row>
          <table:table-cell office:value-type="float" office:value="668">
            <text:p>668</text:p>
          </table:table-cell>
          <table:table-cell office:value-type="date" office:date-value="2022-06-01T00:00:00">
            <text:p>Wed Jun  1 00:00:00 2022</text:p>
          </table:table-cell>
          <table:table-cell office:value-type="string" office:value="Sem o cinema, o mundo seria limitadíssimo, não mais sonharíamos e perderíamos o encantamento.">
            <text:p>Sem o cinema, o mundo seria limitadíssimo, não mais sonharíamos e perderíamos o encantamento.</text:p>
          </table:table-cell>
        </table:table-row>
        <table:table-row>
          <table:table-cell office:value-type="float" office:value="669">
            <text:p>669</text:p>
          </table:table-cell>
          <table:table-cell office:value-type="date" office:date-value="2022-06-01T00:00:00">
            <text:p>Wed Jun  1 00:00:00 2022</text:p>
          </table:table-cell>
          <table:table-cell office:value-type="string" office:value="Solicito ao departamento de Marketing a divulgação da produção da nossa última película, em produção final, junto à Imprensa, lugares públicos tais como parques, teatro e  cinemas para ampliar o seu conhecimento, atraindo assim um maior número de pessoas.">
            <text:p>Solicito ao departamento de Marketing a divulgação da produção da nossa última película, em produção final, junto à Imprensa, lugares públicos tais como parques, teatro e  cinemas para ampliar o seu conhecimento, atraindo assim um maior número de pessoas.</text:p>
          </table:table-cell>
        </table:table-row>
      </table:table>
      <table:table table:name="64">
        <table:table-row>
          <table:table-cell office:value-type="string" office:value="id_base">
            <text:p>id_base</text:p>
          </table:table-cell>
          <table:table-cell office:value-type="float" office:value="64">
            <text:p>64</text:p>
          </table:table-cell>
        </table:table-row>
        <table:table-row>
          <table:table-cell office:value-type="string" office:value="area">
            <text:p>area</text:p>
          </table:table-cell>
          <table:table-cell office:value-type="string" office:value="igreja">
            <text:p>igrej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670">
            <text:p>670</text:p>
          </table:table-cell>
          <table:table-cell office:value-type="date" office:date-value="2022-07-15T00:00:00">
            <text:p>Fri Jul 15 00:00:00 2022</text:p>
          </table:table-cell>
          <table:table-cell office:value-type="string" office:value="Liturgia é um conjunto de ritos, orações e cânticos do culto público que a Igreja presta a Deus.">
            <text:p>Liturgia é um conjunto de ritos, orações e cânticos do culto público que a Igreja presta a Deus.</text:p>
          </table:table-cell>
        </table:table-row>
        <table:table-row>
          <table:table-cell office:value-type="float" office:value="671">
            <text:p>671</text:p>
          </table:table-cell>
          <table:table-cell office:value-type="date" office:date-value="2022-07-15T00:00:00">
            <text:p>Fri Jul 15 00:00:00 2022</text:p>
          </table:table-cell>
          <table:table-cell office:value-type="string" office:value="A Paróquia está realizando inscrição para os casais que desejam participar do Encontro de Casais, com Cristo, celebrado anualmente, e que infelizmente devido à pandemia ficou dois anos sem ser realizado.">
            <text:p>A Paróquia está realizando inscrição para os casais que desejam participar do Encontro de Casais, com Cristo, celebrado anualmente, e que infelizmente devido à pandemia ficou dois anos sem ser realizado.</text:p>
          </table:table-cell>
        </table:table-row>
        <table:table-row>
          <table:table-cell office:value-type="float" office:value="672">
            <text:p>672</text:p>
          </table:table-cell>
          <table:table-cell office:value-type="date" office:date-value="2022-07-15T00:00:00">
            <text:p>Fri Jul 15 00:00:00 2022</text:p>
          </table:table-cell>
          <table:table-cell office:value-type="string" office:value="Do dia 3 de junho ao 11 de junho foi celebrada a festa do Divino Espirito Santo, todas as fotos que foram tiradas pelo nosso fotógrafo durante a festa serão repassadas ao responsável pelo site da paróquia de Nossa Senhora da Expectação para que assim tenhamos uma divulgação mais ampla de nossas atividades dentro do bairro.">
            <text:p>Do dia 3 de junho ao 11 de junho foi celebrada a festa do Divino Espirito Santo, todas as fotos que foram tiradas pelo nosso fotógrafo durante a festa serão repassadas ao responsável pelo site da paróquia de Nossa Senhora da Expectação para que assim tenhamos uma divulgação mais ampla de nossas atividades dentro do bairro.</text:p>
          </table:table-cell>
        </table:table-row>
        <table:table-row>
          <table:table-cell office:value-type="float" office:value="673">
            <text:p>673</text:p>
          </table:table-cell>
          <table:table-cell office:value-type="date" office:date-value="2022-07-15T00:00:00">
            <text:p>Fri Jul 15 00:00:00 2022</text:p>
          </table:table-cell>
          <table:table-cell office:value-type="string" office:value="Na Liturgia parte do culto cerimonial, quanto à palavra, é particular em cada Igreja, mas, não pode fugir da orientação bíblica. A consagração, rito da missa que consiste na transformação do pão e do vinho, na substância do corpo e sangue de Jesus, é Universal em todas as Igrejas Católicas.">
            <text:p>Na Liturgia parte do culto cerimonial, quanto à palavra, é particular em cada Igreja, mas, não pode fugir da orientação bíblica. A consagração, rito da missa que consiste na transformação do pão e do vinho, na substância do corpo e sangue de Jesus, é Universal em todas as Igrejas Católicas.</text:p>
          </table:table-cell>
        </table:table-row>
        <table:table-row>
          <table:table-cell office:value-type="float" office:value="674">
            <text:p>674</text:p>
          </table:table-cell>
          <table:table-cell office:value-type="date" office:date-value="2022-07-15T00:00:00">
            <text:p>Fri Jul 15 00:00:00 2022</text:p>
          </table:table-cell>
          <table:table-cell office:value-type="string" office:value="Na Liturgia, todos os dias durante as missas, são escolhidos trechos dos evangelistas: Mateus, Marcos, Lucas e João, além dos Salmos, para Primeira Leitura e para leitura do Evangelho. Aos domingos e dias dedicados aos Santos, geralmente há uma Segunda Leitura. Da leitura do Evangelho o sacerdote extrai o sermão que é a orientação aos fiéis.">
            <text:p>Na Liturgia, todos os dias durante as missas, são escolhidos trechos dos evangelistas: Mateus, Marcos, Lucas e João, além dos Salmos, para Primeira Leitura e para leitura do Evangelho. Aos domingos e dias dedicados aos Santos, geralmente há uma Segunda Leitura. Da leitura do Evangelho o sacerdote extrai o sermão que é a orientação aos fiéis.</text:p>
          </table:table-cell>
        </table:table-row>
        <table:table-row>
          <table:table-cell office:value-type="float" office:value="675">
            <text:p>675</text:p>
          </table:table-cell>
          <table:table-cell office:value-type="date" office:date-value="2022-07-15T00:00:00">
            <text:p>Fri Jul 15 00:00:00 2022</text:p>
          </table:table-cell>
          <table:table-cell office:value-type="string" office:value="No dia 24 de junho iremos realizar uma missa em homenagem ao santo João, todas as paróquias devem seguir o mesmo evangelho para termos uma celebração padronizada, de acordo com o que foi informado pela Conferência Nacional de Bispos do Brasil.">
            <text:p>No dia 24 de junho iremos realizar uma missa em homenagem ao santo João, todas as paróquias devem seguir o mesmo evangelho para termos uma celebração padronizada, de acordo com o que foi informado pela Conferência Nacional de Bispos do Brasil.</text:p>
          </table:table-cell>
        </table:table-row>
        <table:table-row>
          <table:table-cell office:value-type="float" office:value="676">
            <text:p>676</text:p>
          </table:table-cell>
          <table:table-cell office:value-type="date" office:date-value="2022-07-15T00:00:00">
            <text:p>Fri Jul 15 00:00:00 2022</text:p>
          </table:table-cell>
          <table:table-cell office:value-type="string" office:value="Recebi informações de que um padre está recebendo doações diretamente dos fiéis de uma igreja. Essa é uma atitude que não será tolerada em meu mandato como bispo. Entrarei em contato com os responsáveis para que o referido padre seja excomungado da ordem nos próximos dias.">
            <text:p>Recebi informações de que um padre está recebendo doações diretamente dos fiéis de uma igreja. Essa é uma atitude que não será tolerada em meu mandato como bispo. Entrarei em contato com os responsáveis para que o referido padre seja excomungado da ordem nos próximos dias.</text:p>
          </table:table-cell>
        </table:table-row>
        <table:table-row>
          <table:table-cell office:value-type="float" office:value="677">
            <text:p>677</text:p>
          </table:table-cell>
          <table:table-cell office:value-type="date" office:date-value="2022-07-15T00:00:00">
            <text:p>Fri Jul 15 00:00:00 2022</text:p>
          </table:table-cell>
          <table:table-cell office:value-type="string" office:value="Recebi um pedido de celebração de uma missa de sétimo dia em memória de um grande doador dessa diocese. Será necessário comprar 1 coroa de flores para enfeitar o altar, o valor será debitado do fundo de recursos da diocese no mês de julho.">
            <text:p>Recebi um pedido de celebração de uma missa de sétimo dia em memória de um grande doador dessa diocese. Será necessário comprar 1 coroa de flores para enfeitar o altar, o valor será debitado do fundo de recursos da diocese no mês de julho.</text:p>
          </table:table-cell>
        </table:table-row>
        <table:table-row>
          <table:table-cell office:value-type="float" office:value="678">
            <text:p>678</text:p>
          </table:table-cell>
          <table:table-cell office:value-type="date" office:date-value="2022-07-15T00:00:00">
            <text:p>Fri Jul 15 00:00:00 2022</text:p>
          </table:table-cell>
          <table:table-cell office:value-type="string" office:value="Se você conhece alguém que não foi batizado, não fez a primeira comunhão ou não foi crismado, informe-o que a nossa Comissão de Catequese está realizando inscrições para os que desejarem receber um destes sacramentos.">
            <text:p>Se você conhece alguém que não foi batizado, não fez a primeira comunhão ou não foi crismado, informe-o que a nossa Comissão de Catequese está realizando inscrições para os que desejarem receber um destes sacramentos.</text:p>
          </table:table-cell>
        </table:table-row>
        <table:table-row>
          <table:table-cell office:value-type="float" office:value="679">
            <text:p>679</text:p>
          </table:table-cell>
          <table:table-cell office:value-type="date" office:date-value="2022-07-15T00:00:00">
            <text:p>Fri Jul 15 00:00:00 2022</text:p>
          </table:table-cell>
          <table:table-cell office:value-type="string" office:value="Solicito aos vigários e párocos uma reunião para discussão de melhor aplicação homogeneizada da liturgia em cada uma de suas paróquias. Acredito que na segunda-feira da próxima semana, todos possam comparecer.">
            <text:p>Solicito aos vigários e párocos uma reunião para discussão de melhor aplicação homogeneizada da liturgia em cada uma de suas paróquias. Acredito que na segunda-feira da próxima semana, todos possam comparecer.</text:p>
          </table:table-cell>
        </table:table-row>
      </table:table>
      <table:table table:name="65">
        <table:table-row>
          <table:table-cell office:value-type="string" office:value="id_base">
            <text:p>id_base</text:p>
          </table:table-cell>
          <table:table-cell office:value-type="float" office:value="65">
            <text:p>65</text:p>
          </table:table-cell>
        </table:table-row>
        <table:table-row>
          <table:table-cell office:value-type="string" office:value="area">
            <text:p>area</text:p>
          </table:table-cell>
          <table:table-cell office:value-type="string" office:value="recursos humanos">
            <text:p>recursos humanos</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680">
            <text:p>680</text:p>
          </table:table-cell>
          <table:table-cell office:value-type="date" office:date-value="2022-07-13T00:00:00">
            <text:p>Wed Jul 13 00:00:00 2022</text:p>
          </table:table-cell>
          <table:table-cell office:value-type="string" office:value="Ah, você quer saber do meu primeiro emprego? Fui radialista na primeira Rádio fundada  pelo nosso prefeito que também era empresário, ele fundou a primeira Rádio que recebeu o nome do seu Cine Teatro Bandeirante.">
            <text:p>Ah, você quer saber do meu primeiro emprego? Fui radialista na primeira Rádio fundada  pelo nosso prefeito que também era empresário, ele fundou a primeira Rádio que recebeu o nome do seu Cine Teatro Bandeirante.</text:p>
          </table:table-cell>
        </table:table-row>
        <table:table-row>
          <table:table-cell office:value-type="float" office:value="681">
            <text:p>681</text:p>
          </table:table-cell>
          <table:table-cell office:value-type="date" office:date-value="2022-07-13T00:00:00">
            <text:p>Wed Jul 13 00:00:00 2022</text:p>
          </table:table-cell>
          <table:table-cell office:value-type="string" office:value="A emissora ficou um tempo fora do ar por causa da licença para funcionamento. Quando retornou decidi continuar no emprego que havia arrumando na Clínica de Atendimento Médico, na Secretaria. E embora fosse uma clínica particular, havia atendimento também para o público dependente do então INSS, o trabalho era burocrático.">
            <text:p>A emissora ficou um tempo fora do ar por causa da licença para funcionamento. Quando retornou decidi continuar no emprego que havia arrumando na Clínica de Atendimento Médico, na Secretaria. E embora fosse uma clínica particular, havia atendimento também para o público dependente do então INSS, o trabalho era burocrático.</text:p>
          </table:table-cell>
        </table:table-row>
        <table:table-row>
          <table:table-cell office:value-type="float" office:value="682">
            <text:p>682</text:p>
          </table:table-cell>
          <table:table-cell office:value-type="date" office:date-value="2022-07-13T00:00:00">
            <text:p>Wed Jul 13 00:00:00 2022</text:p>
          </table:table-cell>
          <table:table-cell office:value-type="string" office:value="A licença para o funcionamento demorou a sair, era uma época difícil para se ter uma emissora de rádio, enfim, quando a licença saiu a rádio precisou trocar de nome. A Rádio Bandeirantes não permitiu o funcionamento com o nome “Bandeirante”.">
            <text:p>A licença para o funcionamento demorou a sair, era uma época difícil para se ter uma emissora de rádio, enfim, quando a licença saiu a rádio precisou trocar de nome. A Rádio Bandeirantes não permitiu o funcionamento com o nome “Bandeirante”.</text:p>
          </table:table-cell>
        </table:table-row>
        <table:table-row>
          <table:table-cell office:value-type="float" office:value="683">
            <text:p>683</text:p>
          </table:table-cell>
          <table:table-cell office:value-type="date" office:date-value="2022-07-13T00:00:00">
            <text:p>Wed Jul 13 00:00:00 2022</text:p>
          </table:table-cell>
          <table:table-cell office:value-type="string" office:value="A programação era bem variada, além de horários destinados a música sertaneja, também havia apresentação de um programa destinados aos violeiros e repentistas. O repente é uma forma de desafio musical muito difundido no nordeste, fazendo parte da literatura de cordel. Recordo-me de um destes violeiros que tinha um braço só, mas conseguia tocar para acompanhar o seu parceiro nos desafios.">
            <text:p>A programação era bem variada, além de horários destinados a música sertaneja, também havia apresentação de um programa destinados aos violeiros e repentistas. O repente é uma forma de desafio musical muito difundido no nordeste, fazendo parte da literatura de cordel. Recordo-me de um destes violeiros que tinha um braço só, mas conseguia tocar para acompanhar o seu parceiro nos desafios.</text:p>
          </table:table-cell>
        </table:table-row>
        <table:table-row>
          <table:table-cell office:value-type="float" office:value="684">
            <text:p>684</text:p>
          </table:table-cell>
          <table:table-cell office:value-type="date" office:date-value="2022-07-13T00:00:00">
            <text:p>Wed Jul 13 00:00:00 2022</text:p>
          </table:table-cell>
          <table:table-cell office:value-type="string" office:value="Diariamente pessoas eram operadas e, apesar de pequena, a clínica tinha dois centros cirúrgicos,  uma sala de parto, berçário e uma UTI.">
            <text:p>Diariamente pessoas eram operadas e, apesar de pequena, a clínica tinha dois centros cirúrgicos,  uma sala de parto, berçário e uma UTI.</text:p>
          </table:table-cell>
        </table:table-row>
        <table:table-row>
          <table:table-cell office:value-type="float" office:value="685">
            <text:p>685</text:p>
          </table:table-cell>
          <table:table-cell office:value-type="date" office:date-value="2022-07-13T00:00:00">
            <text:p>Wed Jul 13 00:00:00 2022</text:p>
          </table:table-cell>
          <table:table-cell office:value-type="string" office:value="Durante três anos trabalhei nessa rádio, mantendo as segundas e sextas às 17 horas, um programa chamado Crepúsculo Poético, no qual declamava poesias de grandes nomes da poesia brasileira e de poetas da cidade e outras regiões circunvizinhas. Além das poesias, tocavam-se músicas românticas, trilhas sonoras de filmes e música clássicas.">
            <text:p>Durante três anos trabalhei nessa rádio, mantendo as segundas e sextas às 17 horas, um programa chamado Crepúsculo Poético, no qual declamava poesias de grandes nomes da poesia brasileira e de poetas da cidade e outras regiões circunvizinhas. Além das poesias, tocavam-se músicas românticas, trilhas sonoras de filmes e música clássicas.</text:p>
          </table:table-cell>
        </table:table-row>
        <table:table-row>
          <table:table-cell office:value-type="float" office:value="686">
            <text:p>686</text:p>
          </table:table-cell>
          <table:table-cell office:value-type="date" office:date-value="2022-07-13T00:00:00">
            <text:p>Wed Jul 13 00:00:00 2022</text:p>
          </table:table-cell>
          <table:table-cell office:value-type="string" office:value="Havia transmissão de noticiários, o jornal falado, a transmissão de futebol, um programa destinado a aniversariantes onde as pessoas escolhiam músicas para homenagear ao aniversariante, e programa com músicas infantis. ">
            <text:p>Havia transmissão de noticiários, o jornal falado, a transmissão de futebol, um programa destinado a aniversariantes onde as pessoas escolhiam músicas para homenagear ao aniversariante, e programa com músicas infantis. </text:p>
          </table:table-cell>
        </table:table-row>
        <table:table-row>
          <table:table-cell office:value-type="float" office:value="687">
            <text:p>687</text:p>
          </table:table-cell>
          <table:table-cell office:value-type="date" office:date-value="2022-07-13T00:00:00">
            <text:p>Wed Jul 13 00:00:00 2022</text:p>
          </table:table-cell>
          <table:table-cell office:value-type="string" office:value="Mensalmente fazia-se emissão das contas dos pacientes que eram ligados ao INSS e ao DNOCS, guias de internamento e de alta médica, estatísticas relacionando os diversos tipos de cirurgia e consultas simples.">
            <text:p>Mensalmente fazia-se emissão das contas dos pacientes que eram ligados ao INSS e ao DNOCS, guias de internamento e de alta médica, estatísticas relacionando os diversos tipos de cirurgia e consultas simples.</text:p>
          </table:table-cell>
        </table:table-row>
        <table:table-row>
          <table:table-cell office:value-type="float" office:value="688">
            <text:p>688</text:p>
          </table:table-cell>
          <table:table-cell office:value-type="date" office:date-value="2022-07-13T00:00:00">
            <text:p>Wed Jul 13 00:00:00 2022</text:p>
          </table:table-cell>
          <table:table-cell office:value-type="string" office:value="O atendimento médico incluía casos de urgência e, a cada quinze dias, havia um plantão médico de uma semana, para atender urgências médicas dos pacientes do INSS.">
            <text:p>O atendimento médico incluía casos de urgência e, a cada quinze dias, havia um plantão médico de uma semana, para atender urgências médicas dos pacientes do INSS.</text:p>
          </table:table-cell>
        </table:table-row>
        <table:table-row>
          <table:table-cell office:value-type="float" office:value="689">
            <text:p>689</text:p>
          </table:table-cell>
          <table:table-cell office:value-type="date" office:date-value="2022-07-13T00:00:00">
            <text:p>Wed Jul 13 00:00:00 2022</text:p>
          </table:table-cell>
          <table:table-cell office:value-type="string" office:value="O volume de atendimento médico era bem grande, já que atendia pessoas de toda a região e a cidade não era tão próxima da capital. Transferia-se pacientes com problemas graves apenas em último caso, ou quando os parentes decidiam remover o paciente para a capital.">
            <text:p>O volume de atendimento médico era bem grande, já que atendia pessoas de toda a região e a cidade não era tão próxima da capital. Transferia-se pacientes com problemas graves apenas em último caso, ou quando os parentes decidiam remover o paciente para a capital.</text:p>
          </table:table-cell>
        </table:table-row>
      </table:table>
      <table:table table:name="66">
        <table:table-row>
          <table:table-cell office:value-type="string" office:value="id_base">
            <text:p>id_base</text:p>
          </table:table-cell>
          <table:table-cell office:value-type="float" office:value="66">
            <text:p>66</text:p>
          </table:table-cell>
        </table:table-row>
        <table:table-row>
          <table:table-cell office:value-type="string" office:value="area">
            <text:p>area</text:p>
          </table:table-cell>
          <table:table-cell office:value-type="string" office:value="agencia viagens">
            <text:p>agencia viagens</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690">
            <text:p>690</text:p>
          </table:table-cell>
          <table:table-cell office:value-type="date" office:date-value="2022-07-13T00:00:00">
            <text:p>Wed Jul 13 00:00:00 2022</text:p>
          </table:table-cell>
          <table:table-cell office:value-type="string" office:value="Viajar é sem dúvida a melhor forma de adquirir um acervo intelectual e espiritual. Viajando a pessoa vai acumulando conhecimentos sociais, linguísticos, geográficos, religiosos, musicais, de culinária, etc. Por isso, sugiro que venha conhecer nossas pacotes de viagens.">
            <text:p>Viajar é sem dúvida a melhor forma de adquirir um acervo intelectual e espiritual. Viajando a pessoa vai acumulando conhecimentos sociais, linguísticos, geográficos, religiosos, musicais, de culinária, etc. Por isso, sugiro que venha conhecer nossas pacotes de viagens.</text:p>
          </table:table-cell>
        </table:table-row>
        <table:table-row>
          <table:table-cell office:value-type="float" office:value="691">
            <text:p>691</text:p>
          </table:table-cell>
          <table:table-cell office:value-type="date" office:date-value="2022-07-13T00:00:00">
            <text:p>Wed Jul 13 00:00:00 2022</text:p>
          </table:table-cell>
          <table:table-cell office:value-type="string" office:value="Como se sabe viajar é uma aventura dispendiosa, temos que arcar com o valor das passagens, a hospedagem e a alimentação. Para isto existem as agências de viagens, a maioria cuida de tudo, como é nosso caso. Basta nos informar para onde deseja ir.">
            <text:p>Como se sabe viajar é uma aventura dispendiosa, temos que arcar com o valor das passagens, a hospedagem e a alimentação. Para isto existem as agências de viagens, a maioria cuida de tudo, como é nosso caso. Basta nos informar para onde deseja ir.</text:p>
          </table:table-cell>
        </table:table-row>
        <table:table-row>
          <table:table-cell office:value-type="float" office:value="692">
            <text:p>692</text:p>
          </table:table-cell>
          <table:table-cell office:value-type="date" office:date-value="2022-07-13T00:00:00">
            <text:p>Wed Jul 13 00:00:00 2022</text:p>
          </table:table-cell>
          <table:table-cell office:value-type="string" office:value="Há pessoas no mundo inteiro que estão sempre querendo conhecer outros países, outras culturas diferentes e muitas vezes se aventurar nos lugares mais inóspitos. Viver como vivem aqueles habitantes é para elas um desafio. Alguns se integram de tal forma que não retornam mais ao seu país de origem. Mesmo nesses casos, podemos oferecer um serviço de reembolso de uma parte do valor da passagem de volta, com um programa de reaproveitamento de milhas. Não se preocupe.">
            <text:p>Há pessoas no mundo inteiro que estão sempre querendo conhecer outros países, outras culturas diferentes e muitas vezes se aventurar nos lugares mais inóspitos. Viver como vivem aqueles habitantes é para elas um desafio. Alguns se integram de tal forma que não retornam mais ao seu país de origem. Mesmo nesses casos, podemos oferecer um serviço de reembolso de uma parte do valor da passagem de volta, com um programa de reaproveitamento de milhas. Não se preocupe.</text:p>
          </table:table-cell>
        </table:table-row>
        <table:table-row>
          <table:table-cell office:value-type="float" office:value="693">
            <text:p>693</text:p>
          </table:table-cell>
          <table:table-cell office:value-type="date" office:date-value="2022-07-13T00:00:00">
            <text:p>Wed Jul 13 00:00:00 2022</text:p>
          </table:table-cell>
          <table:table-cell office:value-type="string" office:value="Na maioria das vezes, viajar para fora do Brasil é bem mais barato que viajar dentro do nosso país. É um absurdo, porém turismo aqui é um negócio exorbitante. Mas, não esqueça que você poderá escolher entre pagar à vista ou em parcelas.">
            <text:p>Na maioria das vezes, viajar para fora do Brasil é bem mais barato que viajar dentro do nosso país. É um absurdo, porém turismo aqui é um negócio exorbitante. Mas, não esqueça que você poderá escolher entre pagar à vista ou em parcelas.</text:p>
          </table:table-cell>
        </table:table-row>
        <table:table-row>
          <table:table-cell office:value-type="float" office:value="694">
            <text:p>694</text:p>
          </table:table-cell>
          <table:table-cell office:value-type="date" office:date-value="2022-07-13T00:00:00">
            <text:p>Wed Jul 13 00:00:00 2022</text:p>
          </table:table-cell>
          <table:table-cell office:value-type="string" office:value="Não se preocupe com isso, muitos adotaram esse estilo de vida de trabalhar e conhecer outros países e cidades ao mesmo tempo. Esses  nômades digitais trabalham em qualquer lugar do mundo, utilizando a seu favor a tecnologia e a internet. Pelo que vi em uma reportagem, cerca de 35 milhões de pessoas já adotaram este modelo de trabalho.">
            <text:p>Não se preocupe com isso, muitos adotaram esse estilo de vida de trabalhar e conhecer outros países e cidades ao mesmo tempo. Esses  nômades digitais trabalham em qualquer lugar do mundo, utilizando a seu favor a tecnologia e a internet. Pelo que vi em uma reportagem, cerca de 35 milhões de pessoas já adotaram este modelo de trabalho.</text:p>
          </table:table-cell>
        </table:table-row>
        <table:table-row>
          <table:table-cell office:value-type="float" office:value="695">
            <text:p>695</text:p>
          </table:table-cell>
          <table:table-cell office:value-type="date" office:date-value="2022-07-13T00:00:00">
            <text:p>Wed Jul 13 00:00:00 2022</text:p>
          </table:table-cell>
          <table:table-cell office:value-type="string" office:value="Nossa agência de viagens dispõe de guias turísticos para facilitar seu deslocamento nos passeios, e os hotéis também dispõem desses serviços. Os guias turísticos são ótimos para sua integração com os habitantes do lugar.">
            <text:p>Nossa agência de viagens dispõe de guias turísticos para facilitar seu deslocamento nos passeios, e os hotéis também dispõem desses serviços. Os guias turísticos são ótimos para sua integração com os habitantes do lugar.</text:p>
          </table:table-cell>
        </table:table-row>
        <table:table-row>
          <table:table-cell office:value-type="float" office:value="696">
            <text:p>696</text:p>
          </table:table-cell>
          <table:table-cell office:value-type="date" office:date-value="2022-07-13T00:00:00">
            <text:p>Wed Jul 13 00:00:00 2022</text:p>
          </table:table-cell>
          <table:table-cell office:value-type="string" office:value="Para cada viagem feita você precisa abrir sua mente para receber um mundo de informações. Vai aprender como ser feliz convivendo com pessoas diferentes que falam outra língua, têm outros costumes e se alimentam de forma diferente da sua. Nesse sentido é que oferecemos programas de intercâmbio, em anexo segue um arquivo com algumas sugestões.">
            <text:p>Para cada viagem feita você precisa abrir sua mente para receber um mundo de informações. Vai aprender como ser feliz convivendo com pessoas diferentes que falam outra língua, têm outros costumes e se alimentam de forma diferente da sua. Nesse sentido é que oferecemos programas de intercâmbio, em anexo segue um arquivo com algumas sugestões.</text:p>
          </table:table-cell>
        </table:table-row>
        <table:table-row>
          <table:table-cell office:value-type="float" office:value="697">
            <text:p>697</text:p>
          </table:table-cell>
          <table:table-cell office:value-type="date" office:date-value="2022-07-13T00:00:00">
            <text:p>Wed Jul 13 00:00:00 2022</text:p>
          </table:table-cell>
          <table:table-cell office:value-type="string" office:value="Passe todo o orçamento para o seu gerente no banco e quem sabe ele tenha um plano adequado para você pagar. Não esqueça o desconto que você terá com o pagamento à vista.">
            <text:p>Passe todo o orçamento para o seu gerente no banco e quem sabe ele tenha um plano adequado para você pagar. Não esqueça o desconto que você terá com o pagamento à vista.</text:p>
          </table:table-cell>
        </table:table-row>
        <table:table-row>
          <table:table-cell office:value-type="float" office:value="698">
            <text:p>698</text:p>
          </table:table-cell>
          <table:table-cell office:value-type="date" office:date-value="2022-07-13T00:00:00">
            <text:p>Wed Jul 13 00:00:00 2022</text:p>
          </table:table-cell>
          <table:table-cell office:value-type="string" office:value="Pela minha experiência no estrangeiro, você vai acabar percebendo como as pessoas no final das contas, mesmo morando em países diferentes e falando idiomas que não é o seu, são parecidas na forma de se vestir, têm o mesmo gosto musical, adoram ir ao cinema, ao teatro, fazer piquenique, ir à praia, dançar ou simplesmente sentar e conversar.">
            <text:p>Pela minha experiência no estrangeiro, você vai acabar percebendo como as pessoas no final das contas, mesmo morando em países diferentes e falando idiomas que não é o seu, são parecidas na forma de se vestir, têm o mesmo gosto musical, adoram ir ao cinema, ao teatro, fazer piquenique, ir à praia, dançar ou simplesmente sentar e conversar.</text:p>
          </table:table-cell>
        </table:table-row>
        <table:table-row>
          <table:table-cell office:value-type="float" office:value="699">
            <text:p>699</text:p>
          </table:table-cell>
          <table:table-cell office:value-type="date" office:date-value="2022-07-13T00:00:00">
            <text:p>Wed Jul 13 00:00:00 2022</text:p>
          </table:table-cell>
          <table:table-cell office:value-type="string" office:value="Viver em outro país, mesmo por alguns dias, vai enriquecer a sua cultura, ampliar seus conhecimentos e se você fala a língua daquele país que está conhecendo, passará a ter mais confiança falando aquele idioma. Então, aproveite essa oportunidade que está tendo no momento.">
            <text:p>Viver em outro país, mesmo por alguns dias, vai enriquecer a sua cultura, ampliar seus conhecimentos e se você fala a língua daquele país que está conhecendo, passará a ter mais confiança falando aquele idioma. Então, aproveite essa oportunidade que está tendo no momento.</text:p>
          </table:table-cell>
        </table:table-row>
      </table:table>
      <table:table table:name="67">
        <table:table-row>
          <table:table-cell office:value-type="string" office:value="id_base">
            <text:p>id_base</text:p>
          </table:table-cell>
          <table:table-cell office:value-type="float" office:value="67">
            <text:p>67</text:p>
          </table:table-cell>
        </table:table-row>
        <table:table-row>
          <table:table-cell office:value-type="string" office:value="area">
            <text:p>area</text:p>
          </table:table-cell>
          <table:table-cell office:value-type="string" office:value="assistencia social">
            <text:p>assistencia social</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700">
            <text:p>700</text:p>
          </table:table-cell>
          <table:table-cell office:value-type="date" office:date-value="2022-07-15T00:00:00">
            <text:p>Fri Jul 15 00:00:00 2022</text:p>
          </table:table-cell>
          <table:table-cell office:value-type="string" office:value="Como assistente social sempre me impressionou  o grande número de pessoas que vivem nas ruas, no Brasil e no mundo, por motivos diversos como falta de moradia, drogas, demência ou desemprego. Agora, principalmente com a pandemia de covid-19, este número de desabrigados aumentou ainda mais. Por causa disso, estamos realizando essa contratação extraordinária de um contingente maior para atuar na ruas.">
            <text:p>Como assistente social sempre me impressionou  o grande número de pessoas que vivem nas ruas, no Brasil e no mundo, por motivos diversos como falta de moradia, drogas, demência ou desemprego. Agora, principalmente com a pandemia de covid-19, este número de desabrigados aumentou ainda mais. Por causa disso, estamos realizando essa contratação extraordinária de um contingente maior para atuar na ruas.</text:p>
          </table:table-cell>
        </table:table-row>
        <table:table-row>
          <table:table-cell office:value-type="float" office:value="701">
            <text:p>701</text:p>
          </table:table-cell>
          <table:table-cell office:value-type="date" office:date-value="2022-07-15T00:00:00">
            <text:p>Fri Jul 15 00:00:00 2022</text:p>
          </table:table-cell>
          <table:table-cell office:value-type="string" office:value="As famílias que damos prioridade em nossos atendimentos sobrevivem com cerca de 320 reais ao mês, infelizmente você terá que encaminhar esse pessoal para outro centro de amparo.">
            <text:p>As famílias que damos prioridade em nossos atendimentos sobrevivem com cerca de 320 reais ao mês, infelizmente você terá que encaminhar esse pessoal para outro centro de amparo.</text:p>
          </table:table-cell>
        </table:table-row>
        <table:table-row>
          <table:table-cell office:value-type="float" office:value="702">
            <text:p>702</text:p>
          </table:table-cell>
          <table:table-cell office:value-type="date" office:date-value="2022-07-15T00:00:00">
            <text:p>Fri Jul 15 00:00:00 2022</text:p>
          </table:table-cell>
          <table:table-cell office:value-type="string" office:value="Com o advento da pandemia muitas empresas engajadas nos programas de alimentação aos carentes cerraram as portas por falta de clientes, de funcionários ou matéria-prima. Por isso, acabamos passando por um período de maior procura aos nosso serviços como é possível ver no gráfico.">
            <text:p>Com o advento da pandemia muitas empresas engajadas nos programas de alimentação aos carentes cerraram as portas por falta de clientes, de funcionários ou matéria-prima. Por isso, acabamos passando por um período de maior procura aos nosso serviços como é possível ver no gráfico.</text:p>
          </table:table-cell>
        </table:table-row>
        <table:table-row>
          <table:table-cell office:value-type="float" office:value="703">
            <text:p>703</text:p>
          </table:table-cell>
          <table:table-cell office:value-type="date" office:date-value="2022-07-15T00:00:00">
            <text:p>Fri Jul 15 00:00:00 2022</text:p>
          </table:table-cell>
          <table:table-cell office:value-type="string" office:value="Desde o começo do ano, esse abrigo tem fornecido ao menos uma refeição para as pessoas em condição de rua. Não podemos fechá-lo agora.">
            <text:p>Desde o começo do ano, esse abrigo tem fornecido ao menos uma refeição para as pessoas em condição de rua. Não podemos fechá-lo agora.</text:p>
          </table:table-cell>
        </table:table-row>
        <table:table-row>
          <table:table-cell office:value-type="float" office:value="704">
            <text:p>704</text:p>
          </table:table-cell>
          <table:table-cell office:value-type="date" office:date-value="2022-07-15T00:00:00">
            <text:p>Fri Jul 15 00:00:00 2022</text:p>
          </table:table-cell>
          <table:table-cell office:value-type="string" office:value="Esse ano a eleição acaba gerando falsas expectativas. Logo que a mesma termina as verbas acabam, portanto, não vamos contabilizar para o ano que vêm esses valores.">
            <text:p>Esse ano a eleição acaba gerando falsas expectativas. Logo que a mesma termina as verbas acabam, portanto, não vamos contabilizar para o ano que vêm esses valores.</text:p>
          </table:table-cell>
        </table:table-row>
        <table:table-row>
          <table:table-cell office:value-type="float" office:value="705">
            <text:p>705</text:p>
          </table:table-cell>
          <table:table-cell office:value-type="date" office:date-value="2022-07-15T00:00:00">
            <text:p>Fri Jul 15 00:00:00 2022</text:p>
          </table:table-cell>
          <table:table-cell office:value-type="string" office:value="Muitos dependentes se desentendem com os familiares, principalmente porque deixam de trabalhar mas precisam de dinheiro para poder adquirir mais drogas e acabam roubando para financiar seu vício. Quando eles começam com os crimes, não temos mais jurisdição para atuar e por isso você deverá abandonar esse caso.">
            <text:p>Muitos dependentes se desentendem com os familiares, principalmente porque deixam de trabalhar mas precisam de dinheiro para poder adquirir mais drogas e acabam roubando para financiar seu vício. Quando eles começam com os crimes, não temos mais jurisdição para atuar e por isso você deverá abandonar esse caso.</text:p>
          </table:table-cell>
        </table:table-row>
        <table:table-row>
          <table:table-cell office:value-type="float" office:value="706">
            <text:p>706</text:p>
          </table:table-cell>
          <table:table-cell office:value-type="date" office:date-value="2022-07-15T00:00:00">
            <text:p>Fri Jul 15 00:00:00 2022</text:p>
          </table:table-cell>
          <table:table-cell office:value-type="string" office:value="No máximo podemos garantir, para o mês que vêm, os itens de alimentação básicos. Provavelmente teremos que montar um sistema de lista de espera para dar conta da demanda.">
            <text:p>No máximo podemos garantir, para o mês que vêm, os itens de alimentação básicos. Provavelmente teremos que montar um sistema de lista de espera para dar conta da demanda.</text:p>
          </table:table-cell>
        </table:table-row>
        <table:table-row>
          <table:table-cell office:value-type="float" office:value="707">
            <text:p>707</text:p>
          </table:table-cell>
          <table:table-cell office:value-type="date" office:date-value="2022-07-15T00:00:00">
            <text:p>Fri Jul 15 00:00:00 2022</text:p>
          </table:table-cell>
          <table:table-cell office:value-type="string" office:value="O problema não é só do poder público, mas de toda sociedade. Todos devem se unir para saná-lo. Por isso, estamos fazendo uma campanha entre as agências de serviços públicos, corporações,  organizações sem fins lucrativos, prefeitura e a população.">
            <text:p>O problema não é só do poder público, mas de toda sociedade. Todos devem se unir para saná-lo. Por isso, estamos fazendo uma campanha entre as agências de serviços públicos, corporações,  organizações sem fins lucrativos, prefeitura e a população.</text:p>
          </table:table-cell>
        </table:table-row>
        <table:table-row>
          <table:table-cell office:value-type="float" office:value="708">
            <text:p>708</text:p>
          </table:table-cell>
          <table:table-cell office:value-type="date" office:date-value="2022-07-15T00:00:00">
            <text:p>Fri Jul 15 00:00:00 2022</text:p>
          </table:table-cell>
          <table:table-cell office:value-type="string" office:value="Por favor, me envie os números da última pesquisa sobre a fome para que eu possa elaborar a apresentação que irei fazer para o secretário da prefeitura.">
            <text:p>Por favor, me envie os números da última pesquisa sobre a fome para que eu possa elaborar a apresentação que irei fazer para o secretário da prefeitura.</text:p>
          </table:table-cell>
        </table:table-row>
        <table:table-row>
          <table:table-cell office:value-type="float" office:value="709">
            <text:p>709</text:p>
          </table:table-cell>
          <table:table-cell office:value-type="date" office:date-value="2022-07-15T00:00:00">
            <text:p>Fri Jul 15 00:00:00 2022</text:p>
          </table:table-cell>
          <table:table-cell office:value-type="string" office:value="Vamos passar a atuar nas comunidades de maneira mais acentuada. Foi uma decisão do secretário para tentarmos evitar que essas pessoas acabem indo parar nas ruas.">
            <text:p>Vamos passar a atuar nas comunidades de maneira mais acentuada. Foi uma decisão do secretário para tentarmos evitar que essas pessoas acabem indo parar nas ruas.</text:p>
          </table:table-cell>
        </table:table-row>
      </table:table>
      <table:table table:name="68">
        <table:table-row>
          <table:table-cell office:value-type="string" office:value="id_base">
            <text:p>id_base</text:p>
          </table:table-cell>
          <table:table-cell office:value-type="float" office:value="68">
            <text:p>68</text:p>
          </table:table-cell>
        </table:table-row>
        <table:table-row>
          <table:table-cell office:value-type="string" office:value="area">
            <text:p>area</text:p>
          </table:table-cell>
          <table:table-cell office:value-type="string" office:value="advocacia">
            <text:p>advocaci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710">
            <text:p>710</text:p>
          </table:table-cell>
          <table:table-cell office:value-type="date" office:date-value="2022-07-15T00:00:00">
            <text:p>Fri Jul 15 00:00:00 2022</text:p>
          </table:table-cell>
          <table:table-cell office:value-type="string" office:value="Um contrato foi redigido para formalizar a concessão que a empresa lhe cedeu. Assim que o mesmo estiver pronto, entraremos em contato para que o senhor leia e estando tudo de acordo assine junto com seu gestor.">
            <text:p>Um contrato foi redigido para formalizar a concessão que a empresa lhe cedeu. Assim que o mesmo estiver pronto, entraremos em contato para que o senhor leia e estando tudo de acordo assine junto com seu gestor.</text:p>
          </table:table-cell>
        </table:table-row>
        <table:table-row>
          <table:table-cell office:value-type="float" office:value="711">
            <text:p>711</text:p>
          </table:table-cell>
          <table:table-cell office:value-type="date" office:date-value="2022-07-15T00:00:00">
            <text:p>Fri Jul 15 00:00:00 2022</text:p>
          </table:table-cell>
          <table:table-cell office:value-type="string" office:value="De acordo com os fatos apresentados no processo anexo, informamos que iremos suspender o contrato firmado devido à falta de execução da cláusula 2 do mesmo.">
            <text:p>De acordo com os fatos apresentados no processo anexo, informamos que iremos suspender o contrato firmado devido à falta de execução da cláusula 2 do mesmo.</text:p>
          </table:table-cell>
        </table:table-row>
        <table:table-row>
          <table:table-cell office:value-type="float" office:value="712">
            <text:p>712</text:p>
          </table:table-cell>
          <table:table-cell office:value-type="date" office:date-value="2022-07-15T00:00:00">
            <text:p>Fri Jul 15 00:00:00 2022</text:p>
          </table:table-cell>
          <table:table-cell office:value-type="string" office:value="Esse diretor não faz nenhuma aprovação sem antes gastar ao menos um dia analisando o processo, porque ele acaba pesquisando todas as fontes citadas para averiguação da veracidade das mesmas.">
            <text:p>Esse diretor não faz nenhuma aprovação sem antes gastar ao menos um dia analisando o processo, porque ele acaba pesquisando todas as fontes citadas para averiguação da veracidade das mesmas.</text:p>
          </table:table-cell>
        </table:table-row>
        <table:table-row>
          <table:table-cell office:value-type="float" office:value="713">
            <text:p>713</text:p>
          </table:table-cell>
          <table:table-cell office:value-type="date" office:date-value="2022-07-15T00:00:00">
            <text:p>Fri Jul 15 00:00:00 2022</text:p>
          </table:table-cell>
          <table:table-cell office:value-type="string" office:value="Existem algumas opções que lhe foram propostas, é possível conceder uma licença de horas sem prejuízo de remuneração, utilizar o sistema de banco de horas ou afastamento por tempo especificado com ajuste no salário. Podemos marcar um dia para decidir sua escolha.">
            <text:p>Existem algumas opções que lhe foram propostas, é possível conceder uma licença de horas sem prejuízo de remuneração, utilizar o sistema de banco de horas ou afastamento por tempo especificado com ajuste no salário. Podemos marcar um dia para decidir sua escolha.</text:p>
          </table:table-cell>
        </table:table-row>
        <table:table-row>
          <table:table-cell office:value-type="float" office:value="714">
            <text:p>714</text:p>
          </table:table-cell>
          <table:table-cell office:value-type="date" office:date-value="2022-07-15T00:00:00">
            <text:p>Fri Jul 15 00:00:00 2022</text:p>
          </table:table-cell>
          <table:table-cell office:value-type="string" office:value="Iremos abrir um processo para apuração de não comprimento de contrato pela empresa responsável pelo nosso vale alimentação. Se for confirmada um não cumprimento de alguma cláusula uma nova empresa será contratada por meio de processo licitatório.">
            <text:p>Iremos abrir um processo para apuração de não comprimento de contrato pela empresa responsável pelo nosso vale alimentação. Se for confirmada um não cumprimento de alguma cláusula uma nova empresa será contratada por meio de processo licitatório.</text:p>
          </table:table-cell>
        </table:table-row>
        <table:table-row>
          <table:table-cell office:value-type="float" office:value="715">
            <text:p>715</text:p>
          </table:table-cell>
          <table:table-cell office:value-type="date" office:date-value="2022-07-15T00:00:00">
            <text:p>Fri Jul 15 00:00:00 2022</text:p>
          </table:table-cell>
          <table:table-cell office:value-type="string" office:value="Não é mais possível fazer o envio dos atestados por meio do sistema SED, agora é necessário utilizar o novo canal de comunicação via Whatsapp. Entretanto a apresentação da cópia física é imprescindível.">
            <text:p>Não é mais possível fazer o envio dos atestados por meio do sistema SED, agora é necessário utilizar o novo canal de comunicação via Whatsapp. Entretanto a apresentação da cópia física é imprescindível.</text:p>
          </table:table-cell>
        </table:table-row>
        <table:table-row>
          <table:table-cell office:value-type="float" office:value="716">
            <text:p>716</text:p>
          </table:table-cell>
          <table:table-cell office:value-type="date" office:date-value="2022-07-15T00:00:00">
            <text:p>Fri Jul 15 00:00:00 2022</text:p>
          </table:table-cell>
          <table:table-cell office:value-type="string" office:value="No dia 4 de julho as 15 horas o diretor do departamento jurídico apresentou os novos procedimentos que foram elaborados, pois o mesmo acredita na divulgação ampla do conhecimento entre todos. Sugiro que o senhor consulte nosso material da intranet.">
            <text:p>No dia 4 de julho as 15 horas o diretor do departamento jurídico apresentou os novos procedimentos que foram elaborados, pois o mesmo acredita na divulgação ampla do conhecimento entre todos. Sugiro que o senhor consulte nosso material da intranet.</text:p>
          </table:table-cell>
        </table:table-row>
        <table:table-row>
          <table:table-cell office:value-type="float" office:value="717">
            <text:p>717</text:p>
          </table:table-cell>
          <table:table-cell office:value-type="date" office:date-value="2022-07-15T00:00:00">
            <text:p>Fri Jul 15 00:00:00 2022</text:p>
          </table:table-cell>
          <table:table-cell office:value-type="string" office:value="O diretor do departamento de tecnologia não costuma discutir em reuniões aspectos tão técnicos, pois na maioria das vezes os demais só estão interessados no impacto que as alterações irão causar. Fique tranquilo com relação à isso.">
            <text:p>O diretor do departamento de tecnologia não costuma discutir em reuniões aspectos tão técnicos, pois na maioria das vezes os demais só estão interessados no impacto que as alterações irão causar. Fique tranquilo com relação à isso.</text:p>
          </table:table-cell>
        </table:table-row>
        <table:table-row>
          <table:table-cell office:value-type="float" office:value="718">
            <text:p>718</text:p>
          </table:table-cell>
          <table:table-cell office:value-type="date" office:date-value="2022-07-15T00:00:00">
            <text:p>Fri Jul 15 00:00:00 2022</text:p>
          </table:table-cell>
          <table:table-cell office:value-type="string" office:value="O regulamento da empresa é seguir prioritariamente o acordo coletivo de trabalho mais recente. Por isso não podemos considerar o que está sendo solicitado pelo senhor.">
            <text:p>O regulamento da empresa é seguir prioritariamente o acordo coletivo de trabalho mais recente. Por isso não podemos considerar o que está sendo solicitado pelo senhor.</text:p>
          </table:table-cell>
        </table:table-row>
        <table:table-row>
          <table:table-cell office:value-type="float" office:value="719">
            <text:p>719</text:p>
          </table:table-cell>
          <table:table-cell office:value-type="date" office:date-value="2022-07-15T00:00:00">
            <text:p>Fri Jul 15 00:00:00 2022</text:p>
          </table:table-cell>
          <table:table-cell office:value-type="string" office:value="O termo aditivo ao seu contrato de trabalho foi elaborado, precisamos da aprovação do senhor e do seu gestor direto para que o mesmo seja encaminhando ao setor de processamento da folha de ponto. Ficamos no aguardo.">
            <text:p>O termo aditivo ao seu contrato de trabalho foi elaborado, precisamos da aprovação do senhor e do seu gestor direto para que o mesmo seja encaminhando ao setor de processamento da folha de ponto. Ficamos no aguardo.</text:p>
          </table:table-cell>
        </table:table-row>
      </table:table>
      <table:table table:name="69">
        <table:table-row>
          <table:table-cell office:value-type="string" office:value="id_base">
            <text:p>id_base</text:p>
          </table:table-cell>
          <table:table-cell office:value-type="float" office:value="69">
            <text:p>69</text:p>
          </table:table-cell>
        </table:table-row>
        <table:table-row>
          <table:table-cell office:value-type="string" office:value="area">
            <text:p>area</text:p>
          </table:table-cell>
          <table:table-cell office:value-type="string" office:value="cartorio">
            <text:p>cartori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720">
            <text:p>720</text:p>
          </table:table-cell>
          <table:table-cell office:value-type="date" office:date-value="2022-08-05T00:00:00">
            <text:p>Fri Aug  5 00:00:00 2022</text:p>
          </table:table-cell>
          <table:table-cell office:value-type="string" office:value="Peço para que os estagiários nos enviem seus calendários de provas com antecedência para nos programarmos em relação às jornadas de trabalho.">
            <text:p>Peço para que os estagiários nos enviem seus calendários de provas com antecedência para nos programarmos em relação às jornadas de trabalho.</text:p>
          </table:table-cell>
        </table:table-row>
        <table:table-row>
          <table:table-cell office:value-type="float" office:value="721">
            <text:p>721</text:p>
          </table:table-cell>
          <table:table-cell office:value-type="date" office:date-value="2022-08-05T00:00:00">
            <text:p>Fri Aug  5 00:00:00 2022</text:p>
          </table:table-cell>
          <table:table-cell office:value-type="string" office:value="Como um de nossos colaboradores está afastado, teremos mudanças nos revezamentos dos horários de almoço, favor verificar a tabela na recepção.">
            <text:p>Como um de nossos colaboradores está afastado, teremos mudanças nos revezamentos dos horários de almoço, favor verificar a tabela na recepção.</text:p>
          </table:table-cell>
        </table:table-row>
        <table:table-row>
          <table:table-cell office:value-type="float" office:value="722">
            <text:p>722</text:p>
          </table:table-cell>
          <table:table-cell office:value-type="date" office:date-value="2022-08-05T00:00:00">
            <text:p>Fri Aug  5 00:00:00 2022</text:p>
          </table:table-cell>
          <table:table-cell office:value-type="string" office:value="Entendo que não optou que suas férias fossem nesse período determinado, ocorre que com a chegada da nossa colaboradora Giovana, após a licença maternidade, não teremos espaço físico adequado. Ou seja, está faltando um guichê para atendimento, por isso, adiantamos suas férias para esse período.">
            <text:p>Entendo que não optou que suas férias fossem nesse período determinado, ocorre que com a chegada da nossa colaboradora Giovana, após a licença maternidade, não teremos espaço físico adequado. Ou seja, está faltando um guichê para atendimento, por isso, adiantamos suas férias para esse período.</text:p>
          </table:table-cell>
        </table:table-row>
        <table:table-row>
          <table:table-cell office:value-type="float" office:value="723">
            <text:p>723</text:p>
          </table:table-cell>
          <table:table-cell office:value-type="date" office:date-value="2022-08-05T00:00:00">
            <text:p>Fri Aug  5 00:00:00 2022</text:p>
          </table:table-cell>
          <table:table-cell office:value-type="string" office:value="Sim, de acordo com a sua necessidade de uma possível cirurgia no próximo ano, nos comprometemos em adiantar as férias do ano subsequente para sanar sua prioridade.">
            <text:p>Sim, de acordo com a sua necessidade de uma possível cirurgia no próximo ano, nos comprometemos em adiantar as férias do ano subsequente para sanar sua prioridade.</text:p>
          </table:table-cell>
        </table:table-row>
        <table:table-row>
          <table:table-cell office:value-type="float" office:value="724">
            <text:p>724</text:p>
          </table:table-cell>
          <table:table-cell office:value-type="date" office:date-value="2022-08-05T00:00:00">
            <text:p>Fri Aug  5 00:00:00 2022</text:p>
          </table:table-cell>
          <table:table-cell office:value-type="string" office:value="Jane, em relação ao seguro de vida, não precisamos mencionar o cônjuge para ser beneficiário pois, de acordo com a lei, pelo fato de ser marido já é beneficiário automaticamente. Seria necessário se o sua situação fosse uma união estável, sem certidão de casamento, união de fato.">
            <text:p>Jane, em relação ao seguro de vida, não precisamos mencionar o cônjuge para ser beneficiário pois, de acordo com a lei, pelo fato de ser marido já é beneficiário automaticamente. Seria necessário se o sua situação fosse uma união estável, sem certidão de casamento, união de fato.</text:p>
          </table:table-cell>
        </table:table-row>
        <table:table-row>
          <table:table-cell office:value-type="float" office:value="725">
            <text:p>725</text:p>
          </table:table-cell>
          <table:table-cell office:value-type="date" office:date-value="2022-08-05T00:00:00">
            <text:p>Fri Aug  5 00:00:00 2022</text:p>
          </table:table-cell>
          <table:table-cell office:value-type="string" office:value="Em breve, teremos mais uma reunião pra tratar destas alterações. Recomendo que tragam dúvidas e façam perguntas. Todas as dúvidas são importantes, é uma oportunidade de aprendermos.">
            <text:p>Em breve, teremos mais uma reunião pra tratar destas alterações. Recomendo que tragam dúvidas e façam perguntas. Todas as dúvidas são importantes, é uma oportunidade de aprendermos.</text:p>
          </table:table-cell>
        </table:table-row>
        <table:table-row>
          <table:table-cell office:value-type="float" office:value="726">
            <text:p>726</text:p>
          </table:table-cell>
          <table:table-cell office:value-type="date" office:date-value="2022-08-05T00:00:00">
            <text:p>Fri Aug  5 00:00:00 2022</text:p>
          </table:table-cell>
          <table:table-cell office:value-type="string" office:value="Sim, concordo que esta mensagem poderá ser enviada por Whatsapp caso solicitadas informações pelos usuários.">
            <text:p>Sim, concordo que esta mensagem poderá ser enviada por Whatsapp caso solicitadas informações pelos usuários.</text:p>
          </table:table-cell>
        </table:table-row>
        <table:table-row>
          <table:table-cell office:value-type="float" office:value="727">
            <text:p>727</text:p>
          </table:table-cell>
          <table:table-cell office:value-type="date" office:date-value="2022-08-05T00:00:00">
            <text:p>Fri Aug  5 00:00:00 2022</text:p>
          </table:table-cell>
          <table:table-cell office:value-type="string" office:value="Como já havia dito, no caso de casamento para estrangeiro, se o mesmo se declarar solteiro, basta apresentar passaporte. Porém, se o cidadão se declarar divorciado terá que nos provar algum documento atualizado de seu divórcio, ou seja, certidão traduzida, apostilada e registrada em cartório de títulos de documentos.">
            <text:p>Como já havia dito, no caso de casamento para estrangeiro, se o mesmo se declarar solteiro, basta apresentar passaporte. Porém, se o cidadão se declarar divorciado terá que nos provar algum documento atualizado de seu divórcio, ou seja, certidão traduzida, apostilada e registrada em cartório de títulos de documentos.</text:p>
          </table:table-cell>
        </table:table-row>
        <table:table-row>
          <table:table-cell office:value-type="float" office:value="728">
            <text:p>728</text:p>
          </table:table-cell>
          <table:table-cell office:value-type="date" office:date-value="2022-08-05T00:00:00">
            <text:p>Fri Aug  5 00:00:00 2022</text:p>
          </table:table-cell>
          <table:table-cell office:value-type="string" office:value="Maria, o sistema Sofia não está carregando os assentos de nascimentos, casamentos e óbitos. Por favor, peça um acesso remoto para que os técnico possam atualizar a versão, caso isso não ocorra antes do quinto dia útil, teremos que enviar a planilha por e-mail para o nosso juiz corregedor permanente.">
            <text:p>Maria, o sistema Sofia não está carregando os assentos de nascimentos, casamentos e óbitos. Por favor, peça um acesso remoto para que os técnico possam atualizar a versão, caso isso não ocorra antes do quinto dia útil, teremos que enviar a planilha por e-mail para o nosso juiz corregedor permanente.</text:p>
          </table:table-cell>
        </table:table-row>
        <table:table-row>
          <table:table-cell office:value-type="float" office:value="729">
            <text:p>729</text:p>
          </table:table-cell>
          <table:table-cell office:value-type="date" office:date-value="2022-08-05T00:00:00">
            <text:p>Fri Aug  5 00:00:00 2022</text:p>
          </table:table-cell>
          <table:table-cell office:value-type="string" office:value="Por enquanto não haverá gratuidade para os novos procedimentos de alteração de nome instituídos pela lei número 14382/2022.">
            <text:p>Por enquanto não haverá gratuidade para os novos procedimentos de alteração de nome instituídos pela lei número 14382/2022.</text:p>
          </table:table-cell>
        </table:table-row>
      </table:table>
      <table:table table:name="70">
        <table:table-row>
          <table:table-cell office:value-type="string" office:value="id_base">
            <text:p>id_base</text:p>
          </table:table-cell>
          <table:table-cell office:value-type="float" office:value="70">
            <text:p>70</text:p>
          </table:table-cell>
        </table:table-row>
        <table:table-row>
          <table:table-cell office:value-type="string" office:value="area">
            <text:p>area</text:p>
          </table:table-cell>
          <table:table-cell office:value-type="string" office:value="administracao maternidade">
            <text:p>administracao maternidade</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730">
            <text:p>730</text:p>
          </table:table-cell>
          <table:table-cell office:value-type="date" office:date-value="2022-08-05T00:00:00">
            <text:p>Fri Aug  5 00:00:00 2022</text:p>
          </table:table-cell>
          <table:table-cell office:value-type="string" office:value="Recebemos uma ligação do cartório da Brasilândia para efetuarmos uma pesquisa se uma parturiente chamada Jéssica da Silva Saro ficou internada nessa madrugada, pois a mesma relata no cartório que saiu da maternidade e foi assaltada a caminho de casa e não tem documentos para o registro de seu filho. Precisam de provas de que ela é realmente a mãe da criança que nasceu aqui em nossa maternidade.">
            <text:p>Recebemos uma ligação do cartório da Brasilândia para efetuarmos uma pesquisa se uma parturiente chamada Jéssica da Silva Saro ficou internada nessa madrugada, pois a mesma relata no cartório que saiu da maternidade e foi assaltada a caminho de casa e não tem documentos para o registro de seu filho. Precisam de provas de que ela é realmente a mãe da criança que nasceu aqui em nossa maternidade.</text:p>
          </table:table-cell>
        </table:table-row>
        <table:table-row>
          <table:table-cell office:value-type="float" office:value="731">
            <text:p>731</text:p>
          </table:table-cell>
          <table:table-cell office:value-type="date" office:date-value="2022-08-05T00:00:00">
            <text:p>Fri Aug  5 00:00:00 2022</text:p>
          </table:table-cell>
          <table:table-cell office:value-type="string" office:value="A família dos detentos nos procurou para darmos os esclarecimentos do fato ocorrido, e estão perguntando sobre a pena dos réus. Relatamos que vocês estão com o processo em andamento, então pedimos para que eles os contatassem para melhores esclarecimentos.">
            <text:p>A família dos detentos nos procurou para darmos os esclarecimentos do fato ocorrido, e estão perguntando sobre a pena dos réus. Relatamos que vocês estão com o processo em andamento, então pedimos para que eles os contatassem para melhores esclarecimentos.</text:p>
          </table:table-cell>
        </table:table-row>
        <table:table-row>
          <table:table-cell office:value-type="float" office:value="732">
            <text:p>732</text:p>
          </table:table-cell>
          <table:table-cell office:value-type="date" office:date-value="2022-08-05T00:00:00">
            <text:p>Fri Aug  5 00:00:00 2022</text:p>
          </table:table-cell>
          <table:table-cell office:value-type="string" office:value="Agradecemos a compreensão e desde já nos colocamos à disposição para resolver qualquer questão em relação aos nossos colaboradores envolvidos no referido, que se relaciona à ocasião a qual figura sobre o atendimento dos réus desse processo.">
            <text:p>Agradecemos a compreensão e desde já nos colocamos à disposição para resolver qualquer questão em relação aos nossos colaboradores envolvidos no referido, que se relaciona à ocasião a qual figura sobre o atendimento dos réus desse processo.</text:p>
          </table:table-cell>
        </table:table-row>
        <table:table-row>
          <table:table-cell office:value-type="float" office:value="733">
            <text:p>733</text:p>
          </table:table-cell>
          <table:table-cell office:value-type="date" office:date-value="2022-08-05T00:00:00">
            <text:p>Fri Aug  5 00:00:00 2022</text:p>
          </table:table-cell>
          <table:table-cell office:value-type="string" office:value="De acordo com o processo, o hospital já se colocou à disposição para eventuais intimações dos funcionários que os recepcionaram.">
            <text:p>De acordo com o processo, o hospital já se colocou à disposição para eventuais intimações dos funcionários que os recepcionaram.</text:p>
          </table:table-cell>
        </table:table-row>
        <table:table-row>
          <table:table-cell office:value-type="float" office:value="734">
            <text:p>734</text:p>
          </table:table-cell>
          <table:table-cell office:value-type="date" office:date-value="2022-08-05T00:00:00">
            <text:p>Fri Aug  5 00:00:00 2022</text:p>
          </table:table-cell>
          <table:table-cell office:value-type="string" office:value="Já respondemos ao juiz, dizendo que não vamos preencher a Declaração de Nascido Vivo, e de acordo com o que foi relatado, o cartório deverá ser responsável por esse procedimento.">
            <text:p>Já respondemos ao juiz, dizendo que não vamos preencher a Declaração de Nascido Vivo, e de acordo com o que foi relatado, o cartório deverá ser responsável por esse procedimento.</text:p>
          </table:table-cell>
        </table:table-row>
        <table:table-row>
          <table:table-cell office:value-type="float" office:value="735">
            <text:p>735</text:p>
          </table:table-cell>
          <table:table-cell office:value-type="date" office:date-value="2022-08-05T00:00:00">
            <text:p>Fri Aug  5 00:00:00 2022</text:p>
          </table:table-cell>
          <table:table-cell office:value-type="string" office:value="Não vamos preencher a Declaração de Nascido Vivo pelo fato de que quando o casal deu entrada no hospital a criança já estava morta. Apesar do resultado do IML constatar que havia vida antes da morte, não houve assistência médica no parto, por isso não podemos nos responsabilizar pelo preenchimento da Declaração de Nascido Vivo.">
            <text:p>Não vamos preencher a Declaração de Nascido Vivo pelo fato de que quando o casal deu entrada no hospital a criança já estava morta. Apesar do resultado do IML constatar que havia vida antes da morte, não houve assistência médica no parto, por isso não podemos nos responsabilizar pelo preenchimento da Declaração de Nascido Vivo.</text:p>
          </table:table-cell>
        </table:table-row>
        <table:table-row>
          <table:table-cell office:value-type="float" office:value="736">
            <text:p>736</text:p>
          </table:table-cell>
          <table:table-cell office:value-type="date" office:date-value="2022-08-05T00:00:00">
            <text:p>Fri Aug  5 00:00:00 2022</text:p>
          </table:table-cell>
          <table:table-cell office:value-type="string" office:value="Ocorre que o casal que deu entrada nesse hospital, trazendo numa sacola um feto morto, alegou que foi aborto espontâneo. Porém, após exames no IML, constatou-se que nasceu vivo. Em virtude disso, após relatarmos o fato à polícia, os mesmos saíram algemados para o cárcere privado.">
            <text:p>Ocorre que o casal que deu entrada nesse hospital, trazendo numa sacola um feto morto, alegou que foi aborto espontâneo. Porém, após exames no IML, constatou-se que nasceu vivo. Em virtude disso, após relatarmos o fato à polícia, os mesmos saíram algemados para o cárcere privado.</text:p>
          </table:table-cell>
        </table:table-row>
        <table:table-row>
          <table:table-cell office:value-type="float" office:value="737">
            <text:p>737</text:p>
          </table:table-cell>
          <table:table-cell office:value-type="date" office:date-value="2022-08-05T00:00:00">
            <text:p>Fri Aug  5 00:00:00 2022</text:p>
          </table:table-cell>
          <table:table-cell office:value-type="string" office:value="Perfeito, ficaremos no aguardo e trabalharemos em conjunto para resolvermos essa pendência e encerrar o processo definitivamente.">
            <text:p>Perfeito, ficaremos no aguardo e trabalharemos em conjunto para resolvermos essa pendência e encerrar o processo definitivamente.</text:p>
          </table:table-cell>
        </table:table-row>
        <table:table-row>
          <table:table-cell office:value-type="float" office:value="738">
            <text:p>738</text:p>
          </table:table-cell>
          <table:table-cell office:value-type="date" office:date-value="2022-08-05T00:00:00">
            <text:p>Fri Aug  5 00:00:00 2022</text:p>
          </table:table-cell>
          <table:table-cell office:value-type="string" office:value="Sim, sabemos que há uma ordem judicial para preenchermos, porém o cartório é que será o responsável pelo preenchimento da declaração de nascido vivo, devido ao fato da lavratura do assento de nascimento ser efetuada em cartório antes do óbito.">
            <text:p>Sim, sabemos que há uma ordem judicial para preenchermos, porém o cartório é que será o responsável pelo preenchimento da declaração de nascido vivo, devido ao fato da lavratura do assento de nascimento ser efetuada em cartório antes do óbito.</text:p>
          </table:table-cell>
        </table:table-row>
        <table:table-row>
          <table:table-cell office:value-type="float" office:value="739">
            <text:p>739</text:p>
          </table:table-cell>
          <table:table-cell office:value-type="date" office:date-value="2022-08-05T00:00:00">
            <text:p>Fri Aug  5 00:00:00 2022</text:p>
          </table:table-cell>
          <table:table-cell office:value-type="string" office:value="Sim, sabemos que o processo está em andamento e que por enquanto não há notícias das eventuais prisões ou estabelecimento das penas dos réus envolvidos. Porém, são familiares e estão preocupados.">
            <text:p>Sim, sabemos que o processo está em andamento e que por enquanto não há notícias das eventuais prisões ou estabelecimento das penas dos réus envolvidos. Porém, são familiares e estão preocupados.</text:p>
          </table:table-cell>
        </table:table-row>
      </table:table>
      <table:table table:name="71">
        <table:table-row>
          <table:table-cell office:value-type="string" office:value="id_base">
            <text:p>id_base</text:p>
          </table:table-cell>
          <table:table-cell office:value-type="float" office:value="71">
            <text:p>71</text:p>
          </table:table-cell>
        </table:table-row>
        <table:table-row>
          <table:table-cell office:value-type="string" office:value="area">
            <text:p>area</text:p>
          </table:table-cell>
          <table:table-cell office:value-type="string" office:value="agencia viagens">
            <text:p>agencia viagens</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740">
            <text:p>740</text:p>
          </table:table-cell>
          <table:table-cell office:value-type="date" office:date-value="2022-07-12T00:00:00">
            <text:p>Tue Jul 12 00:00:00 2022</text:p>
          </table:table-cell>
          <table:table-cell office:value-type="string" office:value="Você pode fazer três destinos em um só pacote, o que acha? Por exemplo Roma, Paris e Amsterdam, sendo três dias em cada lugar. Podendo também escolher várias categorias, ou seja, básica, intermediária e a luxuosa, iremos passar os preços e o roteiro.">
            <text:p>Você pode fazer três destinos em um só pacote, o que acha? Por exemplo Roma, Paris e Amsterdam, sendo três dias em cada lugar. Podendo também escolher várias categorias, ou seja, básica, intermediária e a luxuosa, iremos passar os preços e o roteiro.</text:p>
          </table:table-cell>
        </table:table-row>
        <table:table-row>
          <table:table-cell office:value-type="float" office:value="741">
            <text:p>741</text:p>
          </table:table-cell>
          <table:table-cell office:value-type="date" office:date-value="2022-07-12T00:00:00">
            <text:p>Tue Jul 12 00:00:00 2022</text:p>
          </table:table-cell>
          <table:table-cell office:value-type="string" office:value="Após confirmação dos pagamentos, iremos encaminhar os voucher’s, reservas e tudo mais. Então, qualquer dúvida contate-nos que estaremos à disposição.">
            <text:p>Após confirmação dos pagamentos, iremos encaminhar os voucher’s, reservas e tudo mais. Então, qualquer dúvida contate-nos que estaremos à disposição.</text:p>
          </table:table-cell>
        </table:table-row>
        <table:table-row>
          <table:table-cell office:value-type="float" office:value="742">
            <text:p>742</text:p>
          </table:table-cell>
          <table:table-cell office:value-type="date" office:date-value="2022-07-12T00:00:00">
            <text:p>Tue Jul 12 00:00:00 2022</text:p>
          </table:table-cell>
          <table:table-cell office:value-type="string" office:value="Como vocês me passaram que gostam de esportes e por ser um casal aventureiro, eu sugiro alguns destinos como Islândia, com vulcões, nascentes termais e geleiras. Ou mergulho com tubarões no México, entre outras opções de pura emoção.">
            <text:p>Como vocês me passaram que gostam de esportes e por ser um casal aventureiro, eu sugiro alguns destinos como Islândia, com vulcões, nascentes termais e geleiras. Ou mergulho com tubarões no México, entre outras opções de pura emoção.</text:p>
          </table:table-cell>
        </table:table-row>
        <table:table-row>
          <table:table-cell office:value-type="float" office:value="743">
            <text:p>743</text:p>
          </table:table-cell>
          <table:table-cell office:value-type="date" office:date-value="2022-07-12T00:00:00">
            <text:p>Tue Jul 12 00:00:00 2022</text:p>
          </table:table-cell>
          <table:table-cell office:value-type="string" office:value="Então, conforme combinado, vou enviar os links para vocês escolherem de acordo com os dias programados, tenho certeza que irão optar por lugares incríveis.">
            <text:p>Então, conforme combinado, vou enviar os links para vocês escolherem de acordo com os dias programados, tenho certeza que irão optar por lugares incríveis.</text:p>
          </table:table-cell>
        </table:table-row>
        <table:table-row>
          <table:table-cell office:value-type="float" office:value="744">
            <text:p>744</text:p>
          </table:table-cell>
          <table:table-cell office:value-type="date" office:date-value="2022-07-12T00:00:00">
            <text:p>Tue Jul 12 00:00:00 2022</text:p>
          </table:table-cell>
          <table:table-cell office:value-type="string" office:value="Iremos providenciar traslado da casa de vocês até o aeroporto e vice-versa, esse serviço está incluso. De acordo com o que combinamos, o guia irá acompanhá-los do início ao fim.">
            <text:p>Iremos providenciar traslado da casa de vocês até o aeroporto e vice-versa, esse serviço está incluso. De acordo com o que combinamos, o guia irá acompanhá-los do início ao fim.</text:p>
          </table:table-cell>
        </table:table-row>
        <table:table-row>
          <table:table-cell office:value-type="float" office:value="745">
            <text:p>745</text:p>
          </table:table-cell>
          <table:table-cell office:value-type="date" office:date-value="2022-07-12T00:00:00">
            <text:p>Tue Jul 12 00:00:00 2022</text:p>
          </table:table-cell>
          <table:table-cell office:value-type="string" office:value="Já que você me pareceu um homem misterioso, que poderá gostar muito de destinos aterrorizantes ou até mesmo proibidos, talvez goste dos seguintes: Ilha Sentinela do Norte, Portal de Plutão, ou até mesmo a famosa ilha assombrada de Poveglia, depois dê uma investigada para ver se é de seu agrado.">
            <text:p>Já que você me pareceu um homem misterioso, que poderá gostar muito de destinos aterrorizantes ou até mesmo proibidos, talvez goste dos seguintes: Ilha Sentinela do Norte, Portal de Plutão, ou até mesmo a famosa ilha assombrada de Poveglia, depois dê uma investigada para ver se é de seu agrado.</text:p>
          </table:table-cell>
        </table:table-row>
        <table:table-row>
          <table:table-cell office:value-type="float" office:value="746">
            <text:p>746</text:p>
          </table:table-cell>
          <table:table-cell office:value-type="date" office:date-value="2022-07-12T00:00:00">
            <text:p>Tue Jul 12 00:00:00 2022</text:p>
          </table:table-cell>
          <table:table-cell office:value-type="string" office:value="Obrigado, prazer em conhecê-los, e quando chegarem, por favor, estarei aguardando o feedback, pois precisamos dele para melhor atendê-los, corrigir nossas falhas, aproveitar oportunidades de inovar e buscar a excelência e perfeição na forma de trabalhar conforme sugestões, reclamações e elogios.">
            <text:p>Obrigado, prazer em conhecê-los, e quando chegarem, por favor, estarei aguardando o feedback, pois precisamos dele para melhor atendê-los, corrigir nossas falhas, aproveitar oportunidades de inovar e buscar a excelência e perfeição na forma de trabalhar conforme sugestões, reclamações e elogios.</text:p>
          </table:table-cell>
        </table:table-row>
        <table:table-row>
          <table:table-cell office:value-type="float" office:value="747">
            <text:p>747</text:p>
          </table:table-cell>
          <table:table-cell office:value-type="date" office:date-value="2022-07-12T00:00:00">
            <text:p>Tue Jul 12 00:00:00 2022</text:p>
          </table:table-cell>
          <table:table-cell office:value-type="string" office:value="Outra opção que sua mulher sugeriu, pois me pareceu bem romântica, foi um resort em Aruba, uma ilha paradisíaca de cair o queixo, absurdamente linda e apaixonante.">
            <text:p>Outra opção que sua mulher sugeriu, pois me pareceu bem romântica, foi um resort em Aruba, uma ilha paradisíaca de cair o queixo, absurdamente linda e apaixonante.</text:p>
          </table:table-cell>
        </table:table-row>
        <table:table-row>
          <table:table-cell office:value-type="float" office:value="748">
            <text:p>748</text:p>
          </table:table-cell>
          <table:table-cell office:value-type="date" office:date-value="2022-07-12T00:00:00">
            <text:p>Tue Jul 12 00:00:00 2022</text:p>
          </table:table-cell>
          <table:table-cell office:value-type="string" office:value="Se me recordo, vocês me perguntaram sobre parques aquáticos, ou algo sobre a Disneylândia?  Podemos ver alguns pacotes, o que acham de vir até a minha loja neste sábado?">
            <text:p>Se me recordo, vocês me perguntaram sobre parques aquáticos, ou algo sobre a Disneylândia?  Podemos ver alguns pacotes, o que acham de vir até a minha loja neste sábado?</text:p>
          </table:table-cell>
        </table:table-row>
        <table:table-row>
          <table:table-cell office:value-type="float" office:value="749">
            <text:p>749</text:p>
          </table:table-cell>
          <table:table-cell office:value-type="date" office:date-value="2022-07-12T00:00:00">
            <text:p>Tue Jul 12 00:00:00 2022</text:p>
          </table:table-cell>
          <table:table-cell office:value-type="string" office:value="Se precisarem de ajuda para arrumar as malas, temos um profissional especialmente treinado para isso, um serviço inovador que vocês poderão conhecer.">
            <text:p>Se precisarem de ajuda para arrumar as malas, temos um profissional especialmente treinado para isso, um serviço inovador que vocês poderão conhecer.</text:p>
          </table:table-cell>
        </table:table-row>
      </table:table>
      <table:table table:name="72">
        <table:table-row>
          <table:table-cell office:value-type="string" office:value="id_base">
            <text:p>id_base</text:p>
          </table:table-cell>
          <table:table-cell office:value-type="float" office:value="72">
            <text:p>72</text:p>
          </table:table-cell>
        </table:table-row>
        <table:table-row>
          <table:table-cell office:value-type="string" office:value="area">
            <text:p>area</text:p>
          </table:table-cell>
          <table:table-cell office:value-type="string" office:value="cartorio">
            <text:p>cartori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750">
            <text:p>750</text:p>
          </table:table-cell>
          <table:table-cell office:value-type="date" office:date-value="2022-07-06T00:00:00">
            <text:p>Wed Jul  6 00:00:00 2022</text:p>
          </table:table-cell>
          <table:table-cell office:value-type="string" office:value="Conforme conversamos por telefone, a Lei que vigorou no dia 25 de junho não menciona sobre a exclusão de sobrenome na certidão de nascimento, somente poderá excluir sobrenome do cônjuge na certidão de casamento.">
            <text:p>Conforme conversamos por telefone, a Lei que vigorou no dia 25 de junho não menciona sobre a exclusão de sobrenome na certidão de nascimento, somente poderá excluir sobrenome do cônjuge na certidão de casamento.</text:p>
          </table:table-cell>
        </table:table-row>
        <table:table-row>
          <table:table-cell office:value-type="float" office:value="751">
            <text:p>751</text:p>
          </table:table-cell>
          <table:table-cell office:value-type="date" office:date-value="2022-07-06T00:00:00">
            <text:p>Wed Jul  6 00:00:00 2022</text:p>
          </table:table-cell>
          <table:table-cell office:value-type="string" office:value="Após a reunião com o oficial do Tatuapé, o meu chefe me reportou que as interpretações são vistas da mesma forma, portanto, como já havia dito, conforme a lei o senhor somente poderá alterar o prenome na certidão de nascimento.">
            <text:p>Após a reunião com o oficial do Tatuapé, o meu chefe me reportou que as interpretações são vistas da mesma forma, portanto, como já havia dito, conforme a lei o senhor somente poderá alterar o prenome na certidão de nascimento.</text:p>
          </table:table-cell>
        </table:table-row>
        <table:table-row>
          <table:table-cell office:value-type="float" office:value="752">
            <text:p>752</text:p>
          </table:table-cell>
          <table:table-cell office:value-type="date" office:date-value="2022-07-06T00:00:00">
            <text:p>Wed Jul  6 00:00:00 2022</text:p>
          </table:table-cell>
          <table:table-cell office:value-type="string" office:value="Devo salientar que após esse procedimento iremos comunicar todos os órgãos públicos, sendo eles Receita Federal, Junta militar, INSS, Polícia Federal, Secretaria da Fazenda, Instituto de Identificação e Tribunal Regional Eleitoral.">
            <text:p>Devo salientar que após esse procedimento iremos comunicar todos os órgãos públicos, sendo eles Receita Federal, Junta militar, INSS, Polícia Federal, Secretaria da Fazenda, Instituto de Identificação e Tribunal Regional Eleitoral.</text:p>
          </table:table-cell>
        </table:table-row>
        <table:table-row>
          <table:table-cell office:value-type="float" office:value="753">
            <text:p>753</text:p>
          </table:table-cell>
          <table:table-cell office:value-type="date" office:date-value="2022-07-06T00:00:00">
            <text:p>Wed Jul  6 00:00:00 2022</text:p>
          </table:table-cell>
          <table:table-cell office:value-type="string" office:value="Esse ato é personalíssimo, não poderá ser representado por procuração, e se futuramente quiser fazer outra alteração de prenome, não será possível, pois não é permitido que seja feita mais de uma vez.">
            <text:p>Esse ato é personalíssimo, não poderá ser representado por procuração, e se futuramente quiser fazer outra alteração de prenome, não será possível, pois não é permitido que seja feita mais de uma vez.</text:p>
          </table:table-cell>
        </table:table-row>
        <table:table-row>
          <table:table-cell office:value-type="float" office:value="754">
            <text:p>754</text:p>
          </table:table-cell>
          <table:table-cell office:value-type="date" office:date-value="2022-07-06T00:00:00">
            <text:p>Wed Jul  6 00:00:00 2022</text:p>
          </table:table-cell>
          <table:table-cell office:value-type="string" office:value="Nesse caso, poderemos protocolar o seu pedido e faremos a nota devolutiva expondo a negativa em virtude das exigências, porém,não haverá devolução dos emolumentos pagos na entrada do processo.">
            <text:p>Nesse caso, poderemos protocolar o seu pedido e faremos a nota devolutiva expondo a negativa em virtude das exigências, porém,não haverá devolução dos emolumentos pagos na entrada do processo.</text:p>
          </table:table-cell>
        </table:table-row>
        <table:table-row>
          <table:table-cell office:value-type="float" office:value="755">
            <text:p>755</text:p>
          </table:table-cell>
          <table:table-cell office:value-type="date" office:date-value="2022-07-06T00:00:00">
            <text:p>Wed Jul  6 00:00:00 2022</text:p>
          </table:table-cell>
          <table:table-cell office:value-type="string" office:value="No ato do requerimento não será necessário explicar o motivo da alteração, apenas expressar a sua vontade.">
            <text:p>No ato do requerimento não será necessário explicar o motivo da alteração, apenas expressar a sua vontade.</text:p>
          </table:table-cell>
        </table:table-row>
        <table:table-row>
          <table:table-cell office:value-type="float" office:value="756">
            <text:p>756</text:p>
          </table:table-cell>
          <table:table-cell office:value-type="date" office:date-value="2022-07-06T00:00:00">
            <text:p>Wed Jul  6 00:00:00 2022</text:p>
          </table:table-cell>
          <table:table-cell office:value-type="string" office:value="Peço que antecipe as certidões negativas de protesto dos dez cartórios, poderá solicitar todas no distribuidor, e logo após juntará toda a documentação e requerimento com firma reconhecida em cartório.">
            <text:p>Peço que antecipe as certidões negativas de protesto dos dez cartórios, poderá solicitar todas no distribuidor, e logo após juntará toda a documentação e requerimento com firma reconhecida em cartório.</text:p>
          </table:table-cell>
        </table:table-row>
        <table:table-row>
          <table:table-cell office:value-type="float" office:value="757">
            <text:p>757</text:p>
          </table:table-cell>
          <table:table-cell office:value-type="date" office:date-value="2022-07-06T00:00:00">
            <text:p>Wed Jul  6 00:00:00 2022</text:p>
          </table:table-cell>
          <table:table-cell office:value-type="string" office:value="Se tiver filhos, após a mudança de seu nome em sua certidão, terá que comparecer no cartório onde eles foram registrados para fazer a alteração de seu nome na certidão dos mesmos.">
            <text:p>Se tiver filhos, após a mudança de seu nome em sua certidão, terá que comparecer no cartório onde eles foram registrados para fazer a alteração de seu nome na certidão dos mesmos.</text:p>
          </table:table-cell>
        </table:table-row>
        <table:table-row>
          <table:table-cell office:value-type="float" office:value="758">
            <text:p>758</text:p>
          </table:table-cell>
          <table:table-cell office:value-type="date" office:date-value="2022-07-06T00:00:00">
            <text:p>Wed Jul  6 00:00:00 2022</text:p>
          </table:table-cell>
          <table:table-cell office:value-type="string" office:value="Sim, sobre a alteração de prenome, será permitido como havia dito. O senhor poderá fazer a exclusão do seu prenome Altamir e permanecer somente o Rogério.">
            <text:p>Sim, sobre a alteração de prenome, será permitido como havia dito. O senhor poderá fazer a exclusão do seu prenome Altamir e permanecer somente o Rogério.</text:p>
          </table:table-cell>
        </table:table-row>
        <table:table-row>
          <table:table-cell office:value-type="float" office:value="759">
            <text:p>759</text:p>
          </table:table-cell>
          <table:table-cell office:value-type="date" office:date-value="2022-07-06T00:00:00">
            <text:p>Wed Jul  6 00:00:00 2022</text:p>
          </table:table-cell>
          <table:table-cell office:value-type="string" office:value="Vou pedir para o meu oficial entrar em contato com o oficial do Tatuapé para alinharem as interpretações pois, de acordo com o que o senhor disse, parece que há oposições contraditórias.">
            <text:p>Vou pedir para o meu oficial entrar em contato com o oficial do Tatuapé para alinharem as interpretações pois, de acordo com o que o senhor disse, parece que há oposições contraditórias.</text:p>
          </table:table-cell>
        </table:table-row>
      </table:table>
      <table:table table:name="73">
        <table:table-row>
          <table:table-cell office:value-type="string" office:value="id_base">
            <text:p>id_base</text:p>
          </table:table-cell>
          <table:table-cell office:value-type="float" office:value="73">
            <text:p>73</text:p>
          </table:table-cell>
        </table:table-row>
        <table:table-row>
          <table:table-cell office:value-type="string" office:value="area">
            <text:p>area</text:p>
          </table:table-cell>
          <table:table-cell office:value-type="string" office:value="cabeleireiro">
            <text:p>cabeleireir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760">
            <text:p>760</text:p>
          </table:table-cell>
          <table:table-cell office:value-type="date" office:date-value="2022-08-05T00:00:00">
            <text:p>Fri Aug  5 00:00:00 2022</text:p>
          </table:table-cell>
          <table:table-cell office:value-type="string" office:value="Usamos os melhores produtos em seu cabelo, ocorre que, em toda a sua vida, você não cuidou dele. Então, não pode me colocar a culpa dos seus cabelos não aderirem ao produto pois, se não faz a manutenção ou prevenção de fios rebeldes, a descoloração não se mantêm.">
            <text:p>Usamos os melhores produtos em seu cabelo, ocorre que, em toda a sua vida, você não cuidou dele. Então, não pode me colocar a culpa dos seus cabelos não aderirem ao produto pois, se não faz a manutenção ou prevenção de fios rebeldes, a descoloração não se mantêm.</text:p>
          </table:table-cell>
        </table:table-row>
        <table:table-row>
          <table:table-cell office:value-type="float" office:value="761">
            <text:p>761</text:p>
          </table:table-cell>
          <table:table-cell office:value-type="date" office:date-value="2022-08-05T00:00:00">
            <text:p>Fri Aug  5 00:00:00 2022</text:p>
          </table:table-cell>
          <table:table-cell office:value-type="string" office:value="Agendado o seu atendimento para quarta-feira. Será o seu dia no spa com direito a massagem corporal relaxante, pedicure, manicure, hidratação nos cabelos e depilação. Chegue por voltas das 17 horas e 30 minutos.">
            <text:p>Agendado o seu atendimento para quarta-feira. Será o seu dia no spa com direito a massagem corporal relaxante, pedicure, manicure, hidratação nos cabelos e depilação. Chegue por voltas das 17 horas e 30 minutos.</text:p>
          </table:table-cell>
        </table:table-row>
        <table:table-row>
          <table:table-cell office:value-type="float" office:value="762">
            <text:p>762</text:p>
          </table:table-cell>
          <table:table-cell office:value-type="date" office:date-value="2022-08-05T00:00:00">
            <text:p>Fri Aug  5 00:00:00 2022</text:p>
          </table:table-cell>
          <table:table-cell office:value-type="string" office:value="Faremos a colocação de unhas de gel para um dia antes do seu casamento, indicamos a moda francesinha. Veja os modelos em nosso site e escolha uma das opções.">
            <text:p>Faremos a colocação de unhas de gel para um dia antes do seu casamento, indicamos a moda francesinha. Veja os modelos em nosso site e escolha uma das opções.</text:p>
          </table:table-cell>
        </table:table-row>
        <table:table-row>
          <table:table-cell office:value-type="float" office:value="763">
            <text:p>763</text:p>
          </table:table-cell>
          <table:table-cell office:value-type="date" office:date-value="2022-08-05T00:00:00">
            <text:p>Fri Aug  5 00:00:00 2022</text:p>
          </table:table-cell>
          <table:table-cell office:value-type="string" office:value="Infelizmente não será possível que você passe com esse profissional, pois ele foi realocado para outro estabelecimento. Porém, podemos fornecer o contato se quiser.">
            <text:p>Infelizmente não será possível que você passe com esse profissional, pois ele foi realocado para outro estabelecimento. Porém, podemos fornecer o contato se quiser.</text:p>
          </table:table-cell>
        </table:table-row>
        <table:table-row>
          <table:table-cell office:value-type="float" office:value="764">
            <text:p>764</text:p>
          </table:table-cell>
          <table:table-cell office:value-type="date" office:date-value="2022-08-05T00:00:00">
            <text:p>Fri Aug  5 00:00:00 2022</text:p>
          </table:table-cell>
          <table:table-cell office:value-type="string" office:value="Já reservamos para você os cílios postiços com volume brasileiro, que está em alta no momento. É super volumoso, porém bem discreto e natural, vai ficar espetacular o seu olhar.">
            <text:p>Já reservamos para você os cílios postiços com volume brasileiro, que está em alta no momento. É super volumoso, porém bem discreto e natural, vai ficar espetacular o seu olhar.</text:p>
          </table:table-cell>
        </table:table-row>
        <table:table-row>
          <table:table-cell office:value-type="float" office:value="765">
            <text:p>765</text:p>
          </table:table-cell>
          <table:table-cell office:value-type="date" office:date-value="2022-08-05T00:00:00">
            <text:p>Fri Aug  5 00:00:00 2022</text:p>
          </table:table-cell>
          <table:table-cell office:value-type="string" office:value="Não recomendamos a descoloração de fios sem antes passar por um teste. É aconselhável fazer esse teste em uma mecha de cabelo na parte inferior pois, se danificar, podemos retirá-lo sem causar muito dano aos poucos fios selecionados.">
            <text:p>Não recomendamos a descoloração de fios sem antes passar por um teste. É aconselhável fazer esse teste em uma mecha de cabelo na parte inferior pois, se danificar, podemos retirá-lo sem causar muito dano aos poucos fios selecionados.</text:p>
          </table:table-cell>
        </table:table-row>
        <table:table-row>
          <table:table-cell office:value-type="float" office:value="766">
            <text:p>766</text:p>
          </table:table-cell>
          <table:table-cell office:value-type="date" office:date-value="2022-08-05T00:00:00">
            <text:p>Fri Aug  5 00:00:00 2022</text:p>
          </table:table-cell>
          <table:table-cell office:value-type="string" office:value="Por enquanto não teremos esse produto disponível para venda, somente para uso do profissional em atendimento agendado. Podemos marcar agora o seu atendimento e disponibilizaremos esse produto que deseja.">
            <text:p>Por enquanto não teremos esse produto disponível para venda, somente para uso do profissional em atendimento agendado. Podemos marcar agora o seu atendimento e disponibilizaremos esse produto que deseja.</text:p>
          </table:table-cell>
        </table:table-row>
        <table:table-row>
          <table:table-cell office:value-type="float" office:value="767">
            <text:p>767</text:p>
          </table:table-cell>
          <table:table-cell office:value-type="date" office:date-value="2022-08-05T00:00:00">
            <text:p>Fri Aug  5 00:00:00 2022</text:p>
          </table:table-cell>
          <table:table-cell office:value-type="string" office:value="Se trouxer algumas amigas, ganhará um dia em nosso Spa com direito a drinks exóticos e massagens com nossos melhores profissionais.">
            <text:p>Se trouxer algumas amigas, ganhará um dia em nosso Spa com direito a drinks exóticos e massagens com nossos melhores profissionais.</text:p>
          </table:table-cell>
        </table:table-row>
        <table:table-row>
          <table:table-cell office:value-type="float" office:value="768">
            <text:p>768</text:p>
          </table:table-cell>
          <table:table-cell office:value-type="date" office:date-value="2022-08-05T00:00:00">
            <text:p>Fri Aug  5 00:00:00 2022</text:p>
          </table:table-cell>
          <table:table-cell office:value-type="string" office:value="Sim, claro que aceitamos todos os tipos de cartões, pix e até mesmo pagamento por boletos. Nós trabalhamos de acordo com sua necessidade financeira, venha conhecer nosso espaço e talvez até fechar pacotes ou ser mensalista com o valor que cabe em seu bolso.">
            <text:p>Sim, claro que aceitamos todos os tipos de cartões, pix e até mesmo pagamento por boletos. Nós trabalhamos de acordo com sua necessidade financeira, venha conhecer nosso espaço e talvez até fechar pacotes ou ser mensalista com o valor que cabe em seu bolso.</text:p>
          </table:table-cell>
        </table:table-row>
        <table:table-row>
          <table:table-cell office:value-type="float" office:value="769">
            <text:p>769</text:p>
          </table:table-cell>
          <table:table-cell office:value-type="date" office:date-value="2022-08-05T00:00:00">
            <text:p>Fri Aug  5 00:00:00 2022</text:p>
          </table:table-cell>
          <table:table-cell office:value-type="string" office:value="Sim, faremos hidratação profunda após luzes platinadas. E para garantir a manutenção, já deixamos um pré agendamento para daqui a 20 dias.">
            <text:p>Sim, faremos hidratação profunda após luzes platinadas. E para garantir a manutenção, já deixamos um pré agendamento para daqui a 20 dias.</text:p>
          </table:table-cell>
        </table:table-row>
      </table:table>
      <table:table table:name="74">
        <table:table-row>
          <table:table-cell office:value-type="string" office:value="id_base">
            <text:p>id_base</text:p>
          </table:table-cell>
          <table:table-cell office:value-type="float" office:value="74">
            <text:p>74</text:p>
          </table:table-cell>
        </table:table-row>
        <table:table-row>
          <table:table-cell office:value-type="string" office:value="area">
            <text:p>area</text:p>
          </table:table-cell>
          <table:table-cell office:value-type="string" office:value="cartorio">
            <text:p>cartori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770">
            <text:p>770</text:p>
          </table:table-cell>
          <table:table-cell office:value-type="date" office:date-value="2022-08-03T00:00:00">
            <text:p>Wed Aug  3 00:00:00 2022</text:p>
          </table:table-cell>
          <table:table-cell office:value-type="string" office:value="Chefe, vou relatar resumidamente o que ocorreu hoje de manhã, acontece que atendi um cidadão que solicitou informações sobre reconhecimento de paternidade. Ele disse que foi informado por um cartório que pelo fato de que ele e a suposta filha, que por sinal é maior de idade, terem sido registrados em nossa serventia, o procedimento seria mais rápido. Então, no início do atendimento o questionei se ele seria pai biológico ou sócio afetivo e o mesmo declarou que não é o biológico. A partir do momento que dei as devidas informações sobre o que ele deveria apresentar, o mesmo disse que iria em outro cartório se declarar pai biológico.">
            <text:p>Chefe, vou relatar resumidamente o que ocorreu hoje de manhã, acontece que atendi um cidadão que solicitou informações sobre reconhecimento de paternidade. Ele disse que foi informado por um cartório que pelo fato de que ele e a suposta filha, que por sinal é maior de idade, terem sido registrados em nossa serventia, o procedimento seria mais rápido. Então, no início do atendimento o questionei se ele seria pai biológico ou sócio afetivo e o mesmo declarou que não é o biológico. A partir do momento que dei as devidas informações sobre o que ele deveria apresentar, o mesmo disse que iria em outro cartório se declarar pai biológico.</text:p>
          </table:table-cell>
        </table:table-row>
        <table:table-row>
          <table:table-cell office:value-type="float" office:value="771">
            <text:p>771</text:p>
          </table:table-cell>
          <table:table-cell office:value-type="date" office:date-value="2022-08-03T00:00:00">
            <text:p>Wed Aug  3 00:00:00 2022</text:p>
          </table:table-cell>
          <table:table-cell office:value-type="string" office:value="A Liliane disse que a solicitação acabou de chegar, e irá apresentar para o senhor preparar a nota devolutiva. Assim como havia dito, para o funcionário do cartório da Freguesia do Ó, que isso iria acontecer.">
            <text:p>A Liliane disse que a solicitação acabou de chegar, e irá apresentar para o senhor preparar a nota devolutiva. Assim como havia dito, para o funcionário do cartório da Freguesia do Ó, que isso iria acontecer.</text:p>
          </table:table-cell>
        </table:table-row>
        <table:table-row>
          <table:table-cell office:value-type="float" office:value="772">
            <text:p>772</text:p>
          </table:table-cell>
          <table:table-cell office:value-type="date" office:date-value="2022-08-03T00:00:00">
            <text:p>Wed Aug  3 00:00:00 2022</text:p>
          </table:table-cell>
          <table:table-cell office:value-type="string" office:value="A referida não foi registrada anteriormente pelo pai biológico, somente pela mãe. E como a mesma é maior, não irá precisar do consentimento do pai biológico.">
            <text:p>A referida não foi registrada anteriormente pelo pai biológico, somente pela mãe. E como a mesma é maior, não irá precisar do consentimento do pai biológico.</text:p>
          </table:table-cell>
        </table:table-row>
        <table:table-row>
          <table:table-cell office:value-type="float" office:value="773">
            <text:p>773</text:p>
          </table:table-cell>
          <table:table-cell office:value-type="date" office:date-value="2022-08-03T00:00:00">
            <text:p>Wed Aug  3 00:00:00 2022</text:p>
          </table:table-cell>
          <table:table-cell office:value-type="string" office:value="Constatei que esse cliente é amigo da nossa colaboradora escrevente Amanda, o senhor pode conversar com ela para tentar intervi-lo da melhor forma.">
            <text:p>Constatei que esse cliente é amigo da nossa colaboradora escrevente Amanda, o senhor pode conversar com ela para tentar intervi-lo da melhor forma.</text:p>
          </table:table-cell>
        </table:table-row>
        <table:table-row>
          <table:table-cell office:value-type="float" office:value="774">
            <text:p>774</text:p>
          </table:table-cell>
          <table:table-cell office:value-type="date" office:date-value="2022-08-03T00:00:00">
            <text:p>Wed Aug  3 00:00:00 2022</text:p>
          </table:table-cell>
          <table:table-cell office:value-type="string" office:value="Falei com a nossa colaboradora para que, no caso de receber essa solicitação de reconhecimento paterno pelo E-protocolo, a prepare para retorná-la com uma nota devolutiva.">
            <text:p>Falei com a nossa colaboradora para que, no caso de receber essa solicitação de reconhecimento paterno pelo E-protocolo, a prepare para retorná-la com uma nota devolutiva.</text:p>
          </table:table-cell>
        </table:table-row>
        <table:table-row>
          <table:table-cell office:value-type="float" office:value="775">
            <text:p>775</text:p>
          </table:table-cell>
          <table:table-cell office:value-type="date" office:date-value="2022-08-03T00:00:00">
            <text:p>Wed Aug  3 00:00:00 2022</text:p>
          </table:table-cell>
          <table:table-cell office:value-type="string" office:value="Falei com o funcionário, do cartório da Freguesia do Ó, e constatei que eles recepcionaram o cliente e irão enviar via sistema. Então, o que acha de quando recebermos o pedido, fazermos uma nota devolutiva? Com isso quem daria a negativa seria o funcionário de lá e não nós.">
            <text:p>Falei com o funcionário, do cartório da Freguesia do Ó, e constatei que eles recepcionaram o cliente e irão enviar via sistema. Então, o que acha de quando recebermos o pedido, fazermos uma nota devolutiva? Com isso quem daria a negativa seria o funcionário de lá e não nós.</text:p>
          </table:table-cell>
        </table:table-row>
        <table:table-row>
          <table:table-cell office:value-type="float" office:value="776">
            <text:p>776</text:p>
          </table:table-cell>
          <table:table-cell office:value-type="date" office:date-value="2022-08-03T00:00:00">
            <text:p>Wed Aug  3 00:00:00 2022</text:p>
          </table:table-cell>
          <table:table-cell office:value-type="string" office:value="Não, o cliente não me ameaçou, só perguntou se eu iria parar o processo caso ele fosse dar entrada em outro cartório e declarar-se pai biológico. Eu disse que, se estiver em minhas mãos, certamente não iria deferi-lo.">
            <text:p>Não, o cliente não me ameaçou, só perguntou se eu iria parar o processo caso ele fosse dar entrada em outro cartório e declarar-se pai biológico. Eu disse que, se estiver em minhas mãos, certamente não iria deferi-lo.</text:p>
          </table:table-cell>
        </table:table-row>
        <table:table-row>
          <table:table-cell office:value-type="float" office:value="777">
            <text:p>777</text:p>
          </table:table-cell>
          <table:table-cell office:value-type="date" office:date-value="2022-08-03T00:00:00">
            <text:p>Wed Aug  3 00:00:00 2022</text:p>
          </table:table-cell>
          <table:table-cell office:value-type="string" office:value="Pode deixar, já descobri que ele compareceu no cartório da Freguesia do Ó. Eu irei ligar lá e preparar o pessoal para recepcioná-lo.">
            <text:p>Pode deixar, já descobri que ele compareceu no cartório da Freguesia do Ó. Eu irei ligar lá e preparar o pessoal para recepcioná-lo.</text:p>
          </table:table-cell>
        </table:table-row>
        <table:table-row>
          <table:table-cell office:value-type="float" office:value="778">
            <text:p>778</text:p>
          </table:table-cell>
          <table:table-cell office:value-type="date" office:date-value="2022-08-03T00:00:00">
            <text:p>Wed Aug  3 00:00:00 2022</text:p>
          </table:table-cell>
          <table:table-cell office:value-type="string" office:value="Quando eu liguei lá no cartório da Freguesia, explicando o fato ocorrido, eles já tinham recepcionado o cliente e cobrado os emolumentos.">
            <text:p>Quando eu liguei lá no cartório da Freguesia, explicando o fato ocorrido, eles já tinham recepcionado o cliente e cobrado os emolumentos.</text:p>
          </table:table-cell>
        </table:table-row>
        <table:table-row>
          <table:table-cell office:value-type="float" office:value="779">
            <text:p>779</text:p>
          </table:table-cell>
          <table:table-cell office:value-type="date" office:date-value="2022-08-03T00:00:00">
            <text:p>Wed Aug  3 00:00:00 2022</text:p>
          </table:table-cell>
          <table:table-cell office:value-type="string" office:value="Sim, eu expliquei a ele que se fosse em outro cartório até poderia fazer por lá, entretanto, ele estaria cometendo um crime de falsidade ideológica. Sem contar que ele é profissional judiciário, e sabe disso, porém, o mesmo disse que tem certeza de que isso não iria dar problema algum.">
            <text:p>Sim, eu expliquei a ele que se fosse em outro cartório até poderia fazer por lá, entretanto, ele estaria cometendo um crime de falsidade ideológica. Sem contar que ele é profissional judiciário, e sabe disso, porém, o mesmo disse que tem certeza de que isso não iria dar problema algum.</text:p>
          </table:table-cell>
        </table:table-row>
      </table:table>
      <table:table table:name="75">
        <table:table-row>
          <table:table-cell office:value-type="string" office:value="id_base">
            <text:p>id_base</text:p>
          </table:table-cell>
          <table:table-cell office:value-type="float" office:value="75">
            <text:p>75</text:p>
          </table:table-cell>
        </table:table-row>
        <table:table-row>
          <table:table-cell office:value-type="string" office:value="area">
            <text:p>area</text:p>
          </table:table-cell>
          <table:table-cell office:value-type="string" office:value="cartorio">
            <text:p>cartori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780">
            <text:p>780</text:p>
          </table:table-cell>
          <table:table-cell office:value-type="date" office:date-value="2022-08-03T00:00:00">
            <text:p>Wed Aug  3 00:00:00 2022</text:p>
          </table:table-cell>
          <table:table-cell office:value-type="string" office:value="Informo que com a chegada da nossa colaboradora Giovanna, após a licença maternidade, terei que dar início a um processo rigoroso de rodízio das férias de todos. Isso em virtude da falta de espaço físico nos guichês de atendimento.">
            <text:p>Informo que com a chegada da nossa colaboradora Giovanna, após a licença maternidade, terei que dar início a um processo rigoroso de rodízio das férias de todos. Isso em virtude da falta de espaço físico nos guichês de atendimento.</text:p>
          </table:table-cell>
        </table:table-row>
        <table:table-row>
          <table:table-cell office:value-type="float" office:value="781">
            <text:p>781</text:p>
          </table:table-cell>
          <table:table-cell office:value-type="date" office:date-value="2022-08-03T00:00:00">
            <text:p>Wed Aug  3 00:00:00 2022</text:p>
          </table:table-cell>
          <table:table-cell office:value-type="string" office:value="Ao meu ponto de vista, não vejo problema em fazer o procedimento dessa forma pois, de acordo com a lei, estamos agindo da melhor forma e de acordo com os requisitos pertinentes.">
            <text:p>Ao meu ponto de vista, não vejo problema em fazer o procedimento dessa forma pois, de acordo com a lei, estamos agindo da melhor forma e de acordo com os requisitos pertinentes.</text:p>
          </table:table-cell>
        </table:table-row>
        <table:table-row>
          <table:table-cell office:value-type="float" office:value="782">
            <text:p>782</text:p>
          </table:table-cell>
          <table:table-cell office:value-type="date" office:date-value="2022-08-03T00:00:00">
            <text:p>Wed Aug  3 00:00:00 2022</text:p>
          </table:table-cell>
          <table:table-cell office:value-type="string" office:value="Com a falta do Maxsuel, terão que ser reajustados os horários de almoço para dar certo o nosso revezamento no atendimento. Portanto, seu horário foi alterado para às 12 horas e 30 minutos.">
            <text:p>Com a falta do Maxsuel, terão que ser reajustados os horários de almoço para dar certo o nosso revezamento no atendimento. Portanto, seu horário foi alterado para às 12 horas e 30 minutos.</text:p>
          </table:table-cell>
        </table:table-row>
        <table:table-row>
          <table:table-cell office:value-type="float" office:value="783">
            <text:p>783</text:p>
          </table:table-cell>
          <table:table-cell office:value-type="date" office:date-value="2022-08-03T00:00:00">
            <text:p>Wed Aug  3 00:00:00 2022</text:p>
          </table:table-cell>
          <table:table-cell office:value-type="string" office:value="Como ainda não houve o acesso remoto dos técnicos, faremos o seguinte, enviaremos por e-mail ao juiz corregedor permanente e juntaremos provas da falha do sistema. Diante disso, veremos o que ele decide.">
            <text:p>Como ainda não houve o acesso remoto dos técnicos, faremos o seguinte, enviaremos por e-mail ao juiz corregedor permanente e juntaremos provas da falha do sistema. Diante disso, veremos o que ele decide.</text:p>
          </table:table-cell>
        </table:table-row>
        <table:table-row>
          <table:table-cell office:value-type="float" office:value="784">
            <text:p>784</text:p>
          </table:table-cell>
          <table:table-cell office:value-type="date" office:date-value="2022-08-03T00:00:00">
            <text:p>Wed Aug  3 00:00:00 2022</text:p>
          </table:table-cell>
          <table:table-cell office:value-type="string" office:value="Em relação ao sistema, você pode solicitar um acesso remoto, porque os registros de nascimentos, óbitos e casamentos não estão carregando. Faça isso o mais breve possível porque estamos com o prazo quase vencendo.">
            <text:p>Em relação ao sistema, você pode solicitar um acesso remoto, porque os registros de nascimentos, óbitos e casamentos não estão carregando. Faça isso o mais breve possível porque estamos com o prazo quase vencendo.</text:p>
          </table:table-cell>
        </table:table-row>
        <table:table-row>
          <table:table-cell office:value-type="float" office:value="785">
            <text:p>785</text:p>
          </table:table-cell>
          <table:table-cell office:value-type="date" office:date-value="2022-08-03T00:00:00">
            <text:p>Wed Aug  3 00:00:00 2022</text:p>
          </table:table-cell>
          <table:table-cell office:value-type="string" office:value="Irei pensar no assunto, porém te respondo até o fim dessa semana, após estudar mais profundamente essa questão. Irei consultar os outros oficiais e averiguar de qual forma eles interpretam, e como acham que devemos agir.">
            <text:p>Irei pensar no assunto, porém te respondo até o fim dessa semana, após estudar mais profundamente essa questão. Irei consultar os outros oficiais e averiguar de qual forma eles interpretam, e como acham que devemos agir.</text:p>
          </table:table-cell>
        </table:table-row>
        <table:table-row>
          <table:table-cell office:value-type="float" office:value="786">
            <text:p>786</text:p>
          </table:table-cell>
          <table:table-cell office:value-type="date" office:date-value="2022-08-03T00:00:00">
            <text:p>Wed Aug  3 00:00:00 2022</text:p>
          </table:table-cell>
          <table:table-cell office:value-type="string" office:value="Sei que está sobrecarregada, mas estamos passando por um momento muito complicado e, por isso, peço a sua colaboração para ajudar a todos que precisarem, bem como nos serviços internos e certidões eletrônicas.">
            <text:p>Sei que está sobrecarregada, mas estamos passando por um momento muito complicado e, por isso, peço a sua colaboração para ajudar a todos que precisarem, bem como nos serviços internos e certidões eletrônicas.</text:p>
          </table:table-cell>
        </table:table-row>
        <table:table-row>
          <table:table-cell office:value-type="float" office:value="787">
            <text:p>787</text:p>
          </table:table-cell>
          <table:table-cell office:value-type="date" office:date-value="2022-08-03T00:00:00">
            <text:p>Wed Aug  3 00:00:00 2022</text:p>
          </table:table-cell>
          <table:table-cell office:value-type="string" office:value="Sobre esse provimento que trata do relacionamento poli, devemos analisar delicadamente como iremos trabalhar, pois envolve uma certa discrição perante a sociedade. E isso poderá causar um choque nos princípios e valores de cada cidadão.">
            <text:p>Sobre esse provimento que trata do relacionamento poli, devemos analisar delicadamente como iremos trabalhar, pois envolve uma certa discrição perante a sociedade. E isso poderá causar um choque nos princípios e valores de cada cidadão.</text:p>
          </table:table-cell>
        </table:table-row>
        <table:table-row>
          <table:table-cell office:value-type="float" office:value="788">
            <text:p>788</text:p>
          </table:table-cell>
          <table:table-cell office:value-type="date" office:date-value="2022-08-03T00:00:00">
            <text:p>Wed Aug  3 00:00:00 2022</text:p>
          </table:table-cell>
          <table:table-cell office:value-type="string" office:value="Solicito a todos que preencham a planilha, disponibilizada na rede, com a intenção de férias para o ano que vêm. O prazo para preenchimento é o dia 17 de agosto. Preciso disso para programar o atendimento e o espaço físico disponível.">
            <text:p>Solicito a todos que preencham a planilha, disponibilizada na rede, com a intenção de férias para o ano que vêm. O prazo para preenchimento é o dia 17 de agosto. Preciso disso para programar o atendimento e o espaço físico disponível.</text:p>
          </table:table-cell>
        </table:table-row>
        <table:table-row>
          <table:table-cell office:value-type="float" office:value="789">
            <text:p>789</text:p>
          </table:table-cell>
          <table:table-cell office:value-type="date" office:date-value="2022-08-03T00:00:00">
            <text:p>Wed Aug  3 00:00:00 2022</text:p>
          </table:table-cell>
          <table:table-cell office:value-type="string" office:value="Suas observações são pertinentes, porém esse não é o momento adequado para mudanças. Pois, o juiz não está com uma boa impressão em relação a nós, pelos últimos problemas ocorridos nesse ano com uma certa frequência.">
            <text:p>Suas observações são pertinentes, porém esse não é o momento adequado para mudanças. Pois, o juiz não está com uma boa impressão em relação a nós, pelos últimos problemas ocorridos nesse ano com uma certa frequência.</text:p>
          </table:table-cell>
        </table:table-row>
      </table:table>
      <table:table table:name="76">
        <table:table-row>
          <table:table-cell office:value-type="string" office:value="id_base">
            <text:p>id_base</text:p>
          </table:table-cell>
          <table:table-cell office:value-type="float" office:value="76">
            <text:p>76</text:p>
          </table:table-cell>
        </table:table-row>
        <table:table-row>
          <table:table-cell office:value-type="string" office:value="area">
            <text:p>area</text:p>
          </table:table-cell>
          <table:table-cell office:value-type="string" office:value="mecanica">
            <text:p>mecanic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790">
            <text:p>790</text:p>
          </table:table-cell>
          <table:table-cell office:value-type="date" office:date-value="2022-08-05T00:00:00">
            <text:p>Fri Aug  5 00:00:00 2022</text:p>
          </table:table-cell>
          <table:table-cell office:value-type="string" office:value="Esse veículo vai ser deixado aqui pela esposa de um amigo do meu filho. Por favor, me avise quando ela chegar aqui para que eu mesmo a recepcione. Ela quer me explicar uns detalhes do que aconteceu.">
            <text:p>Esse veículo vai ser deixado aqui pela esposa de um amigo do meu filho. Por favor, me avise quando ela chegar aqui para que eu mesmo a recepcione. Ela quer me explicar uns detalhes do que aconteceu.</text:p>
          </table:table-cell>
        </table:table-row>
        <table:table-row>
          <table:table-cell office:value-type="float" office:value="791">
            <text:p>791</text:p>
          </table:table-cell>
          <table:table-cell office:value-type="date" office:date-value="2022-08-05T00:00:00">
            <text:p>Fri Aug  5 00:00:00 2022</text:p>
          </table:table-cell>
          <table:table-cell office:value-type="string" office:value="A cliente ficou muito feliz com o resultado. Porém, será necessário que ela siga nossas instruções e observações para identificar o caso de haver alguma nova trepidação ou algo estranho.">
            <text:p>A cliente ficou muito feliz com o resultado. Porém, será necessário que ela siga nossas instruções e observações para identificar o caso de haver alguma nova trepidação ou algo estranho.</text:p>
          </table:table-cell>
        </table:table-row>
        <table:table-row>
          <table:table-cell office:value-type="float" office:value="792">
            <text:p>792</text:p>
          </table:table-cell>
          <table:table-cell office:value-type="date" office:date-value="2022-08-05T00:00:00">
            <text:p>Fri Aug  5 00:00:00 2022</text:p>
          </table:table-cell>
          <table:table-cell office:value-type="string" office:value="Cleber, o serviço do carro 12 foi autorizado conforme descrito na ordem de serviço. Caso sejam necessárias outras peças, me avise.">
            <text:p>Cleber, o serviço do carro 12 foi autorizado conforme descrito na ordem de serviço. Caso sejam necessárias outras peças, me avise.</text:p>
          </table:table-cell>
        </table:table-row>
        <table:table-row>
          <table:table-cell office:value-type="float" office:value="793">
            <text:p>793</text:p>
          </table:table-cell>
          <table:table-cell office:value-type="date" office:date-value="2022-08-05T00:00:00">
            <text:p>Fri Aug  5 00:00:00 2022</text:p>
          </table:table-cell>
          <table:table-cell office:value-type="string" office:value="Com certeza acho que fizemos o melhor, pois se fosse colocado um volante novo talvez não ficaria muito bom. E, em virtude da possibilidade de acontecer um acidente, não seria aconselhável um volante muito rústico, o ideal seria mesmo o antigo que é mais macio. Isso sem contar que, quando ela viu as fotos dos novos volantes, nenhuma lhe agradou.">
            <text:p>Com certeza acho que fizemos o melhor, pois se fosse colocado um volante novo talvez não ficaria muito bom. E, em virtude da possibilidade de acontecer um acidente, não seria aconselhável um volante muito rústico, o ideal seria mesmo o antigo que é mais macio. Isso sem contar que, quando ela viu as fotos dos novos volantes, nenhuma lhe agradou.</text:p>
          </table:table-cell>
        </table:table-row>
        <table:table-row>
          <table:table-cell office:value-type="float" office:value="794">
            <text:p>794</text:p>
          </table:table-cell>
          <table:table-cell office:value-type="date" office:date-value="2022-08-05T00:00:00">
            <text:p>Fri Aug  5 00:00:00 2022</text:p>
          </table:table-cell>
          <table:table-cell office:value-type="string" office:value="Esse automóvel sofreu uma tentativa de furto, por isso está com o volante torto. Pelo que eu já analisei no dia, nada foi danificado, então é só abrir a caixa para desentortar. Já relatei isso no orçamento dela.">
            <text:p>Esse automóvel sofreu uma tentativa de furto, por isso está com o volante torto. Pelo que eu já analisei no dia, nada foi danificado, então é só abrir a caixa para desentortar. Já relatei isso no orçamento dela.</text:p>
          </table:table-cell>
        </table:table-row>
        <table:table-row>
          <table:table-cell office:value-type="float" office:value="795">
            <text:p>795</text:p>
          </table:table-cell>
          <table:table-cell office:value-type="date" office:date-value="2022-08-05T00:00:00">
            <text:p>Fri Aug  5 00:00:00 2022</text:p>
          </table:table-cell>
          <table:table-cell office:value-type="string" office:value="Não temos mais vagas disponíveis na garagem da oficina. Por isso, estamos aceitando somente serviços em que o carro pode ser retirado no mesmo dia. Mas se o senhor quiser aguardar para o final da semana que vêm, já poderemos atendê-lo.">
            <text:p>Não temos mais vagas disponíveis na garagem da oficina. Por isso, estamos aceitando somente serviços em que o carro pode ser retirado no mesmo dia. Mas se o senhor quiser aguardar para o final da semana que vêm, já poderemos atendê-lo.</text:p>
          </table:table-cell>
        </table:table-row>
        <table:table-row>
          <table:table-cell office:value-type="float" office:value="796">
            <text:p>796</text:p>
          </table:table-cell>
          <table:table-cell office:value-type="date" office:date-value="2022-08-05T00:00:00">
            <text:p>Fri Aug  5 00:00:00 2022</text:p>
          </table:table-cell>
          <table:table-cell office:value-type="string" office:value="Nesse caso foram realizados o alinhamento, balanceamento e correção de cambagem. Com isso, definitivamente não ocorrerão mais trepidações no volante. Porém, o ideal seria o rodízio dos pneus para que o desgaste dos mesmos fique uniforme. A senhora me autoriza a fazer isso?">
            <text:p>Nesse caso foram realizados o alinhamento, balanceamento e correção de cambagem. Com isso, definitivamente não ocorrerão mais trepidações no volante. Porém, o ideal seria o rodízio dos pneus para que o desgaste dos mesmos fique uniforme. A senhora me autoriza a fazer isso?</text:p>
          </table:table-cell>
        </table:table-row>
        <table:table-row>
          <table:table-cell office:value-type="float" office:value="797">
            <text:p>797</text:p>
          </table:table-cell>
          <table:table-cell office:value-type="date" office:date-value="2022-08-05T00:00:00">
            <text:p>Fri Aug  5 00:00:00 2022</text:p>
          </table:table-cell>
          <table:table-cell office:value-type="string" office:value="No primeiro horário da quarta feira, vamos receber um veículo que passou por uma colisão frontal. Estou requisitando para o recepcionista que encaminhe o carro para o guichê de atendimento 3. Avise o João para que ele me acompanhe na vistoria do carro.">
            <text:p>No primeiro horário da quarta feira, vamos receber um veículo que passou por uma colisão frontal. Estou requisitando para o recepcionista que encaminhe o carro para o guichê de atendimento 3. Avise o João para que ele me acompanhe na vistoria do carro.</text:p>
          </table:table-cell>
        </table:table-row>
        <table:table-row>
          <table:table-cell office:value-type="float" office:value="798">
            <text:p>798</text:p>
          </table:table-cell>
          <table:table-cell office:value-type="date" office:date-value="2022-08-05T00:00:00">
            <text:p>Fri Aug  5 00:00:00 2022</text:p>
          </table:table-cell>
          <table:table-cell office:value-type="string" office:value="Só consigo ir buscar essas peças após às 17 horas, o senhor poderia me aguardar por favor? Até que horas ficará aberta a sua loja?">
            <text:p>Só consigo ir buscar essas peças após às 17 horas, o senhor poderia me aguardar por favor? Até que horas ficará aberta a sua loja?</text:p>
          </table:table-cell>
        </table:table-row>
        <table:table-row>
          <table:table-cell office:value-type="float" office:value="799">
            <text:p>799</text:p>
          </table:table-cell>
          <table:table-cell office:value-type="date" office:date-value="2022-08-05T00:00:00">
            <text:p>Fri Aug  5 00:00:00 2022</text:p>
          </table:table-cell>
          <table:table-cell office:value-type="string" office:value="Uma vaga acabou de abrir na agenda da oficina, a senhora quer que eu adiante o seu atendimento para as 9 horas de amanhã?">
            <text:p>Uma vaga acabou de abrir na agenda da oficina, a senhora quer que eu adiante o seu atendimento para as 9 horas de amanhã?</text:p>
          </table:table-cell>
        </table:table-row>
      </table:table>
      <table:table table:name="77">
        <table:table-row>
          <table:table-cell office:value-type="string" office:value="id_base">
            <text:p>id_base</text:p>
          </table:table-cell>
          <table:table-cell office:value-type="float" office:value="77">
            <text:p>77</text:p>
          </table:table-cell>
        </table:table-row>
        <table:table-row>
          <table:table-cell office:value-type="string" office:value="area">
            <text:p>area</text:p>
          </table:table-cell>
          <table:table-cell office:value-type="string" office:value="clinica estetica">
            <text:p>clinica estetic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800">
            <text:p>800</text:p>
          </table:table-cell>
          <table:table-cell office:value-type="date" office:date-value="2022-08-05T00:00:00">
            <text:p>Fri Aug  5 00:00:00 2022</text:p>
          </table:table-cell>
          <table:table-cell office:value-type="string" office:value="Então conforme a sua disponibilidade, será feita a primeira sessão a partir da quarta-feira dia 10 de agosto. Iremos preparar um profissional para iniciar com a limpeza de pele, posteriormente uma hidratação.">
            <text:p>Então conforme a sua disponibilidade, será feita a primeira sessão a partir da quarta-feira dia 10 de agosto. Iremos preparar um profissional para iniciar com a limpeza de pele, posteriormente uma hidratação.</text:p>
          </table:table-cell>
        </table:table-row>
        <table:table-row>
          <table:table-cell office:value-type="float" office:value="801">
            <text:p>801</text:p>
          </table:table-cell>
          <table:table-cell office:value-type="date" office:date-value="2022-08-05T00:00:00">
            <text:p>Fri Aug  5 00:00:00 2022</text:p>
          </table:table-cell>
          <table:table-cell office:value-type="string" office:value="Estaremos reservando um especialista no dia e horário que você escolher, de acordo com sua agenda. E montaremos um pacote especial, incluindo vários procedimentos, exatamente como demandam as suas necessidades, seguindo suas prioridades em nosso atendimento.">
            <text:p>Estaremos reservando um especialista no dia e horário que você escolher, de acordo com sua agenda. E montaremos um pacote especial, incluindo vários procedimentos, exatamente como demandam as suas necessidades, seguindo suas prioridades em nosso atendimento.</text:p>
          </table:table-cell>
        </table:table-row>
        <table:table-row>
          <table:table-cell office:value-type="float" office:value="802">
            <text:p>802</text:p>
          </table:table-cell>
          <table:table-cell office:value-type="date" office:date-value="2022-08-05T00:00:00">
            <text:p>Fri Aug  5 00:00:00 2022</text:p>
          </table:table-cell>
          <table:table-cell office:value-type="string" office:value="No seu caso, conforme me relatou podemos fazer vários procedimentos em sua face, como por exemplo Botox, aplicação de Ácido Hialurônico ou de colágeno.">
            <text:p>No seu caso, conforme me relatou podemos fazer vários procedimentos em sua face, como por exemplo Botox, aplicação de Ácido Hialurônico ou de colágeno.</text:p>
          </table:table-cell>
        </table:table-row>
        <table:table-row>
          <table:table-cell office:value-type="float" office:value="803">
            <text:p>803</text:p>
          </table:table-cell>
          <table:table-cell office:value-type="date" office:date-value="2022-08-05T00:00:00">
            <text:p>Fri Aug  5 00:00:00 2022</text:p>
          </table:table-cell>
          <table:table-cell office:value-type="string" office:value="O último passo agora será a harmonização facial, que temos certeza que irá lhe agradar muito, pois temos clientes fixos que renovam o procedimento todo ano. E com certeza, você será mais uma cliente feliz e com carteira de fidelidade.">
            <text:p>O último passo agora será a harmonização facial, que temos certeza que irá lhe agradar muito, pois temos clientes fixos que renovam o procedimento todo ano. E com certeza, você será mais uma cliente feliz e com carteira de fidelidade.</text:p>
          </table:table-cell>
        </table:table-row>
        <table:table-row>
          <table:table-cell office:value-type="float" office:value="804">
            <text:p>804</text:p>
          </table:table-cell>
          <table:table-cell office:value-type="date" office:date-value="2022-08-05T00:00:00">
            <text:p>Fri Aug  5 00:00:00 2022</text:p>
          </table:table-cell>
          <table:table-cell office:value-type="string" office:value="Que bom que gostou da primeira sessão, agradecemos o seu feedback, porque passaremos para a segunda sessão. Porém, dessa vez acredito que não irá gostar muito, pelo fato de passar por um incômodo após o uso da caneta pressurizadora. Mas não se preocupe, pois você irá gostar muito do resultado.">
            <text:p>Que bom que gostou da primeira sessão, agradecemos o seu feedback, porque passaremos para a segunda sessão. Porém, dessa vez acredito que não irá gostar muito, pelo fato de passar por um incômodo após o uso da caneta pressurizadora. Mas não se preocupe, pois você irá gostar muito do resultado.</text:p>
          </table:table-cell>
        </table:table-row>
        <table:table-row>
          <table:table-cell office:value-type="float" office:value="805">
            <text:p>805</text:p>
          </table:table-cell>
          <table:table-cell office:value-type="date" office:date-value="2022-08-05T00:00:00">
            <text:p>Fri Aug  5 00:00:00 2022</text:p>
          </table:table-cell>
          <table:table-cell office:value-type="string" office:value="Sim, já percebemos que sua pele é muito oleosa. Não se preocupe que nossos profissionais irão usar um tipo de hidratação adequada para a sua pele, para que não apareçam as glândulas sebáceas.">
            <text:p>Sim, já percebemos que sua pele é muito oleosa. Não se preocupe que nossos profissionais irão usar um tipo de hidratação adequada para a sua pele, para que não apareçam as glândulas sebáceas.</text:p>
          </table:table-cell>
        </table:table-row>
        <table:table-row>
          <table:table-cell office:value-type="float" office:value="806">
            <text:p>806</text:p>
          </table:table-cell>
          <table:table-cell office:value-type="date" office:date-value="2022-08-05T00:00:00">
            <text:p>Fri Aug  5 00:00:00 2022</text:p>
          </table:table-cell>
          <table:table-cell office:value-type="string" office:value="Sim, nós trabalhamos com uma nova técnica que seria a caneta de pressão. Podemos relatar que é sob pressão e não é aplicação, pois essa caneta funciona pressionando colágeno e outros produtos em sua pele. Não é doloroso e é muito eficaz, após o procedimento você poderá colocar maquiagem para amenizar os pontos de pressão.">
            <text:p>Sim, nós trabalhamos com uma nova técnica que seria a caneta de pressão. Podemos relatar que é sob pressão e não é aplicação, pois essa caneta funciona pressionando colágeno e outros produtos em sua pele. Não é doloroso e é muito eficaz, após o procedimento você poderá colocar maquiagem para amenizar os pontos de pressão.</text:p>
          </table:table-cell>
        </table:table-row>
        <table:table-row>
          <table:table-cell office:value-type="float" office:value="807">
            <text:p>807</text:p>
          </table:table-cell>
          <table:table-cell office:value-type="date" office:date-value="2022-08-05T00:00:00">
            <text:p>Fri Aug  5 00:00:00 2022</text:p>
          </table:table-cell>
          <table:table-cell office:value-type="string" office:value="Sim, vamos agendar um horário para orçamentos, esclarecimentos de dúvidas e visita na clínica. Assim, podemos conversar e personalizar seu atendimento conforme suas necessidades, de acordo com as suas intenções e desejos estéticos.">
            <text:p>Sim, vamos agendar um horário para orçamentos, esclarecimentos de dúvidas e visita na clínica. Assim, podemos conversar e personalizar seu atendimento conforme suas necessidades, de acordo com as suas intenções e desejos estéticos.</text:p>
          </table:table-cell>
        </table:table-row>
        <table:table-row>
          <table:table-cell office:value-type="float" office:value="808">
            <text:p>808</text:p>
          </table:table-cell>
          <table:table-cell office:value-type="date" office:date-value="2022-08-05T00:00:00">
            <text:p>Fri Aug  5 00:00:00 2022</text:p>
          </table:table-cell>
          <table:table-cell office:value-type="string" office:value="Talvez tenhamos que analisar o tipo de sua pele, fazer alguns exames e cuidar não somente das consequências, como também da causa do problema. Iremos estudar qual o procedimento mais adequado para o seu caso.">
            <text:p>Talvez tenhamos que analisar o tipo de sua pele, fazer alguns exames e cuidar não somente das consequências, como também da causa do problema. Iremos estudar qual o procedimento mais adequado para o seu caso.</text:p>
          </table:table-cell>
        </table:table-row>
        <table:table-row>
          <table:table-cell office:value-type="float" office:value="809">
            <text:p>809</text:p>
          </table:table-cell>
          <table:table-cell office:value-type="date" office:date-value="2022-08-05T00:00:00">
            <text:p>Fri Aug  5 00:00:00 2022</text:p>
          </table:table-cell>
          <table:table-cell office:value-type="string" office:value="Visualizamos os resultados de seus exames, e decidimos o início de seu tratamento, personalizando-o nas áreas mais afetadas que são o bigode chinês e a testa. Pensamos em priorizar essas duas áreas que mais te incomoda, de acordo com os seus relatos.">
            <text:p>Visualizamos os resultados de seus exames, e decidimos o início de seu tratamento, personalizando-o nas áreas mais afetadas que são o bigode chinês e a testa. Pensamos em priorizar essas duas áreas que mais te incomoda, de acordo com os seus relatos.</text:p>
          </table:table-cell>
        </table:table-row>
      </table:table>
      <table:table table:name="78">
        <table:table-row>
          <table:table-cell office:value-type="string" office:value="id_base">
            <text:p>id_base</text:p>
          </table:table-cell>
          <table:table-cell office:value-type="float" office:value="78">
            <text:p>78</text:p>
          </table:table-cell>
        </table:table-row>
        <table:table-row>
          <table:table-cell office:value-type="string" office:value="area">
            <text:p>area</text:p>
          </table:table-cell>
          <table:table-cell office:value-type="string" office:value="ginecologia">
            <text:p>ginecolog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810">
            <text:p>810</text:p>
          </table:table-cell>
          <table:table-cell office:value-type="date" office:date-value="2022-07-08T00:00:00">
            <text:p>Fri Jul  8 00:00:00 2022</text:p>
          </table:table-cell>
          <table:table-cell office:value-type="string" office:value="Sua menstruação adiantou uma semana, isso ocorre com mulheres de sua idade, não se preocupe.  Posso te enviar uma receita digital para você fazer um exame hormonal porém, nada se pode fazer, seria mesmo só para análise de como está a sua taxa de hormônios.">
            <text:p>Sua menstruação adiantou uma semana, isso ocorre com mulheres de sua idade, não se preocupe.  Posso te enviar uma receita digital para você fazer um exame hormonal porém, nada se pode fazer, seria mesmo só para análise de como está a sua taxa de hormônios.</text:p>
          </table:table-cell>
        </table:table-row>
        <table:table-row>
          <table:table-cell office:value-type="float" office:value="811">
            <text:p>811</text:p>
          </table:table-cell>
          <table:table-cell office:value-type="date" office:date-value="2022-07-08T00:00:00">
            <text:p>Fri Jul  8 00:00:00 2022</text:p>
          </table:table-cell>
          <table:table-cell office:value-type="string" office:value="De acordo com o seu relato, seria bom que todas as noites antes de se deitar, faça um chá de erva cidreira ou camomila para se acalmar, até mesmo um bom vinho é recomendável.">
            <text:p>De acordo com o seu relato, seria bom que todas as noites antes de se deitar, faça um chá de erva cidreira ou camomila para se acalmar, até mesmo um bom vinho é recomendável.</text:p>
          </table:table-cell>
        </table:table-row>
        <table:table-row>
          <table:table-cell office:value-type="float" office:value="812">
            <text:p>812</text:p>
          </table:table-cell>
          <table:table-cell office:value-type="date" office:date-value="2022-07-08T00:00:00">
            <text:p>Fri Jul  8 00:00:00 2022</text:p>
          </table:table-cell>
          <table:table-cell office:value-type="string" office:value="De acordo com seu histórico familiar, vou te encaminhar para um endocrinologista e um nutrólogo, pois terei que trabalhar em conjunto com eles e estudar a melhor forma para o seu tratamento.">
            <text:p>De acordo com seu histórico familiar, vou te encaminhar para um endocrinologista e um nutrólogo, pois terei que trabalhar em conjunto com eles e estudar a melhor forma para o seu tratamento.</text:p>
          </table:table-cell>
        </table:table-row>
        <table:table-row>
          <table:table-cell office:value-type="float" office:value="813">
            <text:p>813</text:p>
          </table:table-cell>
          <table:table-cell office:value-type="date" office:date-value="2022-07-08T00:00:00">
            <text:p>Fri Jul  8 00:00:00 2022</text:p>
          </table:table-cell>
          <table:table-cell office:value-type="string" office:value="É essencial não ter uma vida sedentária, faça exercícios sempre. Quanto ao fator da má circulação, é fundamental agendar, urgentemente, um especialista vascular.">
            <text:p>É essencial não ter uma vida sedentária, faça exercícios sempre. Quanto ao fator da má circulação, é fundamental agendar, urgentemente, um especialista vascular.</text:p>
          </table:table-cell>
        </table:table-row>
        <table:table-row>
          <table:table-cell office:value-type="float" office:value="814">
            <text:p>814</text:p>
          </table:table-cell>
          <table:table-cell office:value-type="date" office:date-value="2022-07-08T00:00:00">
            <text:p>Fri Jul  8 00:00:00 2022</text:p>
          </table:table-cell>
          <table:table-cell office:value-type="string" office:value="É recomendável você usar sabonete líquido neutro, diante dos resultados há uma possível alergia, e enquanto não identificarmos a substância causadora, melhor evitar os outros sabonetes.">
            <text:p>É recomendável você usar sabonete líquido neutro, diante dos resultados há uma possível alergia, e enquanto não identificarmos a substância causadora, melhor evitar os outros sabonetes.</text:p>
          </table:table-cell>
        </table:table-row>
        <table:table-row>
          <table:table-cell office:value-type="float" office:value="815">
            <text:p>815</text:p>
          </table:table-cell>
          <table:table-cell office:value-type="date" office:date-value="2022-07-08T00:00:00">
            <text:p>Fri Jul  8 00:00:00 2022</text:p>
          </table:table-cell>
          <table:table-cell office:value-type="string" office:value="Estarei aguardando-a em meu consultório e não se esqueça de trazer o resultado do exame papanicolau.">
            <text:p>Estarei aguardando-a em meu consultório e não se esqueça de trazer o resultado do exame papanicolau.</text:p>
          </table:table-cell>
        </table:table-row>
        <table:table-row>
          <table:table-cell office:value-type="float" office:value="816">
            <text:p>816</text:p>
          </table:table-cell>
          <table:table-cell office:value-type="date" office:date-value="2022-07-08T00:00:00">
            <text:p>Fri Jul  8 00:00:00 2022</text:p>
          </table:table-cell>
          <table:table-cell office:value-type="string" office:value="Já pedi para a minha secretária agendar a sua consulta o mais breve possível, pois pedi para o laboratório adiantar os resultados e assim iniciaremos o procedimento.">
            <text:p>Já pedi para a minha secretária agendar a sua consulta o mais breve possível, pois pedi para o laboratório adiantar os resultados e assim iniciaremos o procedimento.</text:p>
          </table:table-cell>
        </table:table-row>
        <table:table-row>
          <table:table-cell office:value-type="float" office:value="817">
            <text:p>817</text:p>
          </table:table-cell>
          <table:table-cell office:value-type="date" office:date-value="2022-07-08T00:00:00">
            <text:p>Fri Jul  8 00:00:00 2022</text:p>
          </table:table-cell>
          <table:table-cell office:value-type="string" office:value="O fator hormonal pode ser o motivo pelo qual acnes estão surgindo. Porém, também tem a ver com a má alimentação, aconselho consumir sucos Detox e diminuir os açúcares.">
            <text:p>O fator hormonal pode ser o motivo pelo qual acnes estão surgindo. Porém, também tem a ver com a má alimentação, aconselho consumir sucos Detox e diminuir os açúcares.</text:p>
          </table:table-cell>
        </table:table-row>
        <table:table-row>
          <table:table-cell office:value-type="float" office:value="818">
            <text:p>818</text:p>
          </table:table-cell>
          <table:table-cell office:value-type="date" office:date-value="2022-07-08T00:00:00">
            <text:p>Fri Jul  8 00:00:00 2022</text:p>
          </table:table-cell>
          <table:table-cell office:value-type="string" office:value="Preciso avaliar os seus últimos exames e comparar com os que irá fazer, para ter um diagnóstico e em seguida programar um tratamento.">
            <text:p>Preciso avaliar os seus últimos exames e comparar com os que irá fazer, para ter um diagnóstico e em seguida programar um tratamento.</text:p>
          </table:table-cell>
        </table:table-row>
        <table:table-row>
          <table:table-cell office:value-type="float" office:value="819">
            <text:p>819</text:p>
          </table:table-cell>
          <table:table-cell office:value-type="date" office:date-value="2022-07-08T00:00:00">
            <text:p>Fri Jul  8 00:00:00 2022</text:p>
          </table:table-cell>
          <table:table-cell office:value-type="string" office:value="Sua tensão pré-menstrual deve estar aguçada, pois você deve estar passando por um turbilhão de coisas. E o stress pode colaborar muito para que isso se agrave. ">
            <text:p>Sua tensão pré-menstrual deve estar aguçada, pois você deve estar passando por um turbilhão de coisas. E o stress pode colaborar muito para que isso se agrave. </text:p>
          </table:table-cell>
        </table:table-row>
      </table:table>
      <table:table table:name="79">
        <table:table-row>
          <table:table-cell office:value-type="string" office:value="id_base">
            <text:p>id_base</text:p>
          </table:table-cell>
          <table:table-cell office:value-type="float" office:value="79">
            <text:p>79</text:p>
          </table:table-cell>
        </table:table-row>
        <table:table-row>
          <table:table-cell office:value-type="string" office:value="area">
            <text:p>area</text:p>
          </table:table-cell>
          <table:table-cell office:value-type="string" office:value="petshop">
            <text:p>petshop</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820">
            <text:p>820</text:p>
          </table:table-cell>
          <table:table-cell office:value-type="date" office:date-value="2022-08-05T00:00:00">
            <text:p>Fri Aug  5 00:00:00 2022</text:p>
          </table:table-cell>
          <table:table-cell office:value-type="string" office:value="Senhores clientes, informo que estamos sem motorista no momento, portanto peço a colaboração de agendar com uma certa antecedência. E pedimos desculpas desde já porque poderão ocorrer alguns atrasos, pois eu estarei em duas funções a de tosadora e de motorista.">
            <text:p>Senhores clientes, informo que estamos sem motorista no momento, portanto peço a colaboração de agendar com uma certa antecedência. E pedimos desculpas desde já porque poderão ocorrer alguns atrasos, pois eu estarei em duas funções a de tosadora e de motorista.</text:p>
          </table:table-cell>
        </table:table-row>
        <table:table-row>
          <table:table-cell office:value-type="float" office:value="821">
            <text:p>821</text:p>
          </table:table-cell>
          <table:table-cell office:value-type="date" office:date-value="2022-08-05T00:00:00">
            <text:p>Fri Aug  5 00:00:00 2022</text:p>
          </table:table-cell>
          <table:table-cell office:value-type="string" office:value="A Lessie já está numa idade avançada, então teremos que administrar muito bem a sua saúde para que ela viva bem nessa fase. De acordo com a arcada dentária, seria melhor ela comer ração para filhotes para não forçar muito os dentes.">
            <text:p>A Lessie já está numa idade avançada, então teremos que administrar muito bem a sua saúde para que ela viva bem nessa fase. De acordo com a arcada dentária, seria melhor ela comer ração para filhotes para não forçar muito os dentes.</text:p>
          </table:table-cell>
        </table:table-row>
        <table:table-row>
          <table:table-cell office:value-type="float" office:value="822">
            <text:p>822</text:p>
          </table:table-cell>
          <table:table-cell office:value-type="date" office:date-value="2022-08-05T00:00:00">
            <text:p>Fri Aug  5 00:00:00 2022</text:p>
          </table:table-cell>
          <table:table-cell office:value-type="string" office:value="Está agendado o banho e tosa da Laika para sábado as 13 horas e 30 minutos. Terá seu dia de beleza, ficará muito perfumada, com suas unhas cortadas e pelos macios.">
            <text:p>Está agendado o banho e tosa da Laika para sábado as 13 horas e 30 minutos. Terá seu dia de beleza, ficará muito perfumada, com suas unhas cortadas e pelos macios.</text:p>
          </table:table-cell>
        </table:table-row>
        <table:table-row>
          <table:table-cell office:value-type="float" office:value="823">
            <text:p>823</text:p>
          </table:table-cell>
          <table:table-cell office:value-type="date" office:date-value="2022-08-05T00:00:00">
            <text:p>Fri Aug  5 00:00:00 2022</text:p>
          </table:table-cell>
          <table:table-cell office:value-type="string" office:value="Informo que após o uso de antibióticos e medicação para imunidade, teremos que refazer os exames e também agendar um novo ultrassom.">
            <text:p>Informo que após o uso de antibióticos e medicação para imunidade, teremos que refazer os exames e também agendar um novo ultrassom.</text:p>
          </table:table-cell>
        </table:table-row>
        <table:table-row>
          <table:table-cell office:value-type="float" office:value="824">
            <text:p>824</text:p>
          </table:table-cell>
          <table:table-cell office:value-type="date" office:date-value="2022-08-05T00:00:00">
            <text:p>Fri Aug  5 00:00:00 2022</text:p>
          </table:table-cell>
          <table:table-cell office:value-type="string" office:value="Não é normal ela vomitar ou ficar com o intestino desregulado, vamos tentar mudar o tratamento. Se não funcionar, tentaremos propor uma outra forma alternativa, mas somente faremos isso após a análise dos resultados desses últimos exames.">
            <text:p>Não é normal ela vomitar ou ficar com o intestino desregulado, vamos tentar mudar o tratamento. Se não funcionar, tentaremos propor uma outra forma alternativa, mas somente faremos isso após a análise dos resultados desses últimos exames.</text:p>
          </table:table-cell>
        </table:table-row>
        <table:table-row>
          <table:table-cell office:value-type="float" office:value="825">
            <text:p>825</text:p>
          </table:table-cell>
          <table:table-cell office:value-type="date" office:date-value="2022-08-05T00:00:00">
            <text:p>Fri Aug  5 00:00:00 2022</text:p>
          </table:table-cell>
          <table:table-cell office:value-type="string" office:value="Quando você nos trouxe não deixou o shampoo dela, mas pode ficar tranquila que iremos usar aquele especial antialérgico, devido ao problema que ela tem na pele.">
            <text:p>Quando você nos trouxe não deixou o shampoo dela, mas pode ficar tranquila que iremos usar aquele especial antialérgico, devido ao problema que ela tem na pele.</text:p>
          </table:table-cell>
        </table:table-row>
        <table:table-row>
          <table:table-cell office:value-type="float" office:value="826">
            <text:p>826</text:p>
          </table:table-cell>
          <table:table-cell office:value-type="date" office:date-value="2022-08-05T00:00:00">
            <text:p>Fri Aug  5 00:00:00 2022</text:p>
          </table:table-cell>
          <table:table-cell office:value-type="string" office:value="Que bom que ela está bem, com essas atividades, passeios duas vezes por dia e intestino funcionando, é um ótimo sinal de que o tratamento está prosperando.">
            <text:p>Que bom que ela está bem, com essas atividades, passeios duas vezes por dia e intestino funcionando, é um ótimo sinal de que o tratamento está prosperando.</text:p>
          </table:table-cell>
        </table:table-row>
        <table:table-row>
          <table:table-cell office:value-type="float" office:value="827">
            <text:p>827</text:p>
          </table:table-cell>
          <table:table-cell office:value-type="date" office:date-value="2022-08-05T00:00:00">
            <text:p>Fri Aug  5 00:00:00 2022</text:p>
          </table:table-cell>
          <table:table-cell office:value-type="string" office:value="Seguindo essa dieta os gazes serão amenizados, o intestino irá funcionar melhor e não haverá cólicas nem vômitos.">
            <text:p>Seguindo essa dieta os gazes serão amenizados, o intestino irá funcionar melhor e não haverá cólicas nem vômitos.</text:p>
          </table:table-cell>
        </table:table-row>
        <table:table-row>
          <table:table-cell office:value-type="float" office:value="828">
            <text:p>828</text:p>
          </table:table-cell>
          <table:table-cell office:value-type="date" office:date-value="2022-08-05T00:00:00">
            <text:p>Fri Aug  5 00:00:00 2022</text:p>
          </table:table-cell>
          <table:table-cell office:value-type="string" office:value="Sim, estamos com a carteira de vacinação da Nina. Pode ficar tranquila, que quando decidiu deixá-la conosco foi para poupá-la de preocupações relacionadas às datas sobre vacinação além da prevenção de pulgas e carrapatos. Nesse caso ela está sendo bem monitorada, tanto as consultas como as vacinas.">
            <text:p>Sim, estamos com a carteira de vacinação da Nina. Pode ficar tranquila, que quando decidiu deixá-la conosco foi para poupá-la de preocupações relacionadas às datas sobre vacinação além da prevenção de pulgas e carrapatos. Nesse caso ela está sendo bem monitorada, tanto as consultas como as vacinas.</text:p>
          </table:table-cell>
        </table:table-row>
        <table:table-row>
          <table:table-cell office:value-type="float" office:value="829">
            <text:p>829</text:p>
          </table:table-cell>
          <table:table-cell office:value-type="date" office:date-value="2022-08-05T00:00:00">
            <text:p>Fri Aug  5 00:00:00 2022</text:p>
          </table:table-cell>
          <table:table-cell office:value-type="string" office:value="Talvez no futuro possa haver uma possibilidade de transplante de rins, pelo que foi analisado no ultrassom. Porém vamos continuar o tratamento, havendo melhora não será necessário, mas você terá que administrar para que ela beba mais água.">
            <text:p>Talvez no futuro possa haver uma possibilidade de transplante de rins, pelo que foi analisado no ultrassom. Porém vamos continuar o tratamento, havendo melhora não será necessário, mas você terá que administrar para que ela beba mais água.</text:p>
          </table:table-cell>
        </table:table-row>
      </table:table>
      <table:table table:name="80">
        <table:table-row>
          <table:table-cell office:value-type="string" office:value="id_base">
            <text:p>id_base</text:p>
          </table:table-cell>
          <table:table-cell office:value-type="float" office:value="80">
            <text:p>80</text:p>
          </table:table-cell>
        </table:table-row>
        <table:table-row>
          <table:table-cell office:value-type="string" office:value="area">
            <text:p>area</text:p>
          </table:table-cell>
          <table:table-cell office:value-type="string" office:value="ensino">
            <text:p>ensin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830">
            <text:p>830</text:p>
          </table:table-cell>
          <table:table-cell office:value-type="date" office:date-value="2022-08-06T00:00:00">
            <text:p>Sat Aug  6 00:00:00 2022</text:p>
          </table:table-cell>
          <table:table-cell office:value-type="string" office:value="Sim, ela é minha aluna e comentou que você gostaria de iniciar as aulas comigo, será uma prazer tê-la como aluna. Irei te passar todas as orientações, dias, horários e valores.">
            <text:p>Sim, ela é minha aluna e comentou que você gostaria de iniciar as aulas comigo, será uma prazer tê-la como aluna. Irei te passar todas as orientações, dias, horários e valores.</text:p>
          </table:table-cell>
        </table:table-row>
        <table:table-row>
          <table:table-cell office:value-type="float" office:value="831">
            <text:p>831</text:p>
          </table:table-cell>
          <table:table-cell office:value-type="date" office:date-value="2022-08-06T00:00:00">
            <text:p>Sat Aug  6 00:00:00 2022</text:p>
          </table:table-cell>
          <table:table-cell office:value-type="string" office:value="Como havia dito, na primeira aula iremos nos conhecer e perceber como está o seu nível de conhecimento e vocabulário, para depois montar um planejamento personalizado de acordo com o seu perfil.">
            <text:p>Como havia dito, na primeira aula iremos nos conhecer e perceber como está o seu nível de conhecimento e vocabulário, para depois montar um planejamento personalizado de acordo com o seu perfil.</text:p>
          </table:table-cell>
        </table:table-row>
        <table:table-row>
          <table:table-cell office:value-type="float" office:value="832">
            <text:p>832</text:p>
          </table:table-cell>
          <table:table-cell office:value-type="date" office:date-value="2022-08-06T00:00:00">
            <text:p>Sat Aug  6 00:00:00 2022</text:p>
          </table:table-cell>
          <table:table-cell office:value-type="string" office:value="Em nossa conversa, percebi que você entende, porém tem dificuldade em formar frases, mais isso é normal, irei montar aulas especiais para você. Existem vários métodos.">
            <text:p>Em nossa conversa, percebi que você entende, porém tem dificuldade em formar frases, mais isso é normal, irei montar aulas especiais para você. Existem vários métodos.</text:p>
          </table:table-cell>
        </table:table-row>
        <table:table-row>
          <table:table-cell office:value-type="float" office:value="833">
            <text:p>833</text:p>
          </table:table-cell>
          <table:table-cell office:value-type="date" office:date-value="2022-08-06T00:00:00">
            <text:p>Sat Aug  6 00:00:00 2022</text:p>
          </table:table-cell>
          <table:table-cell office:value-type="string" office:value="Estarei à disposição, e pode passar o meu contato para a sua amiga Simone. Irei contatá-la e verificar como encaixá-la na minha grade de alunos e agenda. Estou muito feliz por me indicar.">
            <text:p>Estarei à disposição, e pode passar o meu contato para a sua amiga Simone. Irei contatá-la e verificar como encaixá-la na minha grade de alunos e agenda. Estou muito feliz por me indicar.</text:p>
          </table:table-cell>
        </table:table-row>
        <table:table-row>
          <table:table-cell office:value-type="float" office:value="834">
            <text:p>834</text:p>
          </table:table-cell>
          <table:table-cell office:value-type="date" office:date-value="2022-08-06T00:00:00">
            <text:p>Sat Aug  6 00:00:00 2022</text:p>
          </table:table-cell>
          <table:table-cell office:value-type="string" office:value="Fique tranquila que irei fazer o mesmo valor, já passei os meus dados bancários, aceito pix ou transferência. Como te expliquei, você paga a cada quatro aulas.">
            <text:p>Fique tranquila que irei fazer o mesmo valor, já passei os meus dados bancários, aceito pix ou transferência. Como te expliquei, você paga a cada quatro aulas.</text:p>
          </table:table-cell>
        </table:table-row>
        <table:table-row>
          <table:table-cell office:value-type="float" office:value="835">
            <text:p>835</text:p>
          </table:table-cell>
          <table:table-cell office:value-type="date" office:date-value="2022-08-06T00:00:00">
            <text:p>Sat Aug  6 00:00:00 2022</text:p>
          </table:table-cell>
          <table:table-cell office:value-type="string" office:value="Gosto quando os meus alunos me dão um feedback, porque assim eu posso usar minha criatividade personalizando cada aula de acordo com o perfil de cada aluno. ">
            <text:p>Gosto quando os meus alunos me dão um feedback, porque assim eu posso usar minha criatividade personalizando cada aula de acordo com o perfil de cada aluno. </text:p>
          </table:table-cell>
        </table:table-row>
        <table:table-row>
          <table:table-cell office:value-type="float" office:value="836">
            <text:p>836</text:p>
          </table:table-cell>
          <table:table-cell office:value-type="date" office:date-value="2022-08-06T00:00:00">
            <text:p>Sat Aug  6 00:00:00 2022</text:p>
          </table:table-cell>
          <table:table-cell office:value-type="string" office:value="Hoje iremos aprender sobre vários lugares do mundo, sobre a cultura, localização, costumes e curiosidades. Será bem interessante e motivante, creio que irá gostar.">
            <text:p>Hoje iremos aprender sobre vários lugares do mundo, sobre a cultura, localização, costumes e curiosidades. Será bem interessante e motivante, creio que irá gostar.</text:p>
          </table:table-cell>
        </table:table-row>
        <table:table-row>
          <table:table-cell office:value-type="float" office:value="837">
            <text:p>837</text:p>
          </table:table-cell>
          <table:table-cell office:value-type="date" office:date-value="2022-08-06T00:00:00">
            <text:p>Sat Aug  6 00:00:00 2022</text:p>
          </table:table-cell>
          <table:table-cell office:value-type="string" office:value="Lembrei que você havia comentado sobre a pretensão de morar no Canadá com seu marido e sogra, então estava pensando em montar uma aula com algumas situações que irá passar logo na chegada no país. Como por exemplo, fazer um pedido no restaurante ou café, até mesmo se precisar de algumas informações para se locomover de um lugar a outro.">
            <text:p>Lembrei que você havia comentado sobre a pretensão de morar no Canadá com seu marido e sogra, então estava pensando em montar uma aula com algumas situações que irá passar logo na chegada no país. Como por exemplo, fazer um pedido no restaurante ou café, até mesmo se precisar de algumas informações para se locomover de um lugar a outro.</text:p>
          </table:table-cell>
        </table:table-row>
        <table:table-row>
          <table:table-cell office:value-type="float" office:value="838">
            <text:p>838</text:p>
          </table:table-cell>
          <table:table-cell office:value-type="date" office:date-value="2022-08-06T00:00:00">
            <text:p>Sat Aug  6 00:00:00 2022</text:p>
          </table:table-cell>
          <table:table-cell office:value-type="string" office:value="Que bom que está gostando das aulas. Que tal você escolher músicas para traduzirmos, conversar sobre a letra ou inspirações que motivaram o compositor a escrevê-la?">
            <text:p>Que bom que está gostando das aulas. Que tal você escolher músicas para traduzirmos, conversar sobre a letra ou inspirações que motivaram o compositor a escrevê-la?</text:p>
          </table:table-cell>
        </table:table-row>
        <table:table-row>
          <table:table-cell office:value-type="float" office:value="839">
            <text:p>839</text:p>
          </table:table-cell>
          <table:table-cell office:value-type="date" office:date-value="2022-08-06T00:00:00">
            <text:p>Sat Aug  6 00:00:00 2022</text:p>
          </table:table-cell>
          <table:table-cell office:value-type="string" office:value="Sim claro, podemos fazer isso, encontrei algumas expressões e maneiras de dizer a mesma coisa de várias formas. Assim poderá ficar atenta nesse sentido de interpretações diferentes, porém, que significam algo muito parecido.">
            <text:p>Sim claro, podemos fazer isso, encontrei algumas expressões e maneiras de dizer a mesma coisa de várias formas. Assim poderá ficar atenta nesse sentido de interpretações diferentes, porém, que significam algo muito parecido.</text:p>
          </table:table-cell>
        </table:table-row>
      </table:table>
      <table:table table:name="81">
        <table:table-row>
          <table:table-cell office:value-type="string" office:value="id_base">
            <text:p>id_base</text:p>
          </table:table-cell>
          <table:table-cell office:value-type="float" office:value="81">
            <text:p>81</text:p>
          </table:table-cell>
        </table:table-row>
        <table:table-row>
          <table:table-cell office:value-type="string" office:value="area">
            <text:p>area</text:p>
          </table:table-cell>
          <table:table-cell office:value-type="string" office:value="ensino">
            <text:p>ensin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840">
            <text:p>840</text:p>
          </table:table-cell>
          <table:table-cell office:value-type="date" office:date-value="2022-07-08T00:00:00">
            <text:p>Fri Jul  8 00:00:00 2022</text:p>
          </table:table-cell>
          <table:table-cell office:value-type="string" office:value="No começo da primeira aula, costumo aplicar uma provinha somente para avaliar o seu nível no idioma. E então encaixo algumas tarefas a medida que vou te avaliando, porém, podemos retroceder ou avançar, dependendo de como estiver o seu desenvolvimento.">
            <text:p>No começo da primeira aula, costumo aplicar uma provinha somente para avaliar o seu nível no idioma. E então encaixo algumas tarefas a medida que vou te avaliando, porém, podemos retroceder ou avançar, dependendo de como estiver o seu desenvolvimento.</text:p>
          </table:table-cell>
        </table:table-row>
        <table:table-row>
          <table:table-cell office:value-type="float" office:value="841">
            <text:p>841</text:p>
          </table:table-cell>
          <table:table-cell office:value-type="date" office:date-value="2022-07-08T00:00:00">
            <text:p>Fri Jul  8 00:00:00 2022</text:p>
          </table:table-cell>
          <table:table-cell office:value-type="string" office:value="Afaste-se de pessoas incorretas, com má índole ou que possa te prejudicar, pois existem seres humanos desprezíveis em qualquer parte do mundo.">
            <text:p>Afaste-se de pessoas incorretas, com má índole ou que possa te prejudicar, pois existem seres humanos desprezíveis em qualquer parte do mundo.</text:p>
          </table:table-cell>
        </table:table-row>
        <table:table-row>
          <table:table-cell office:value-type="float" office:value="842">
            <text:p>842</text:p>
          </table:table-cell>
          <table:table-cell office:value-type="date" office:date-value="2022-07-08T00:00:00">
            <text:p>Fri Jul  8 00:00:00 2022</text:p>
          </table:table-cell>
          <table:table-cell office:value-type="string" office:value="Após corrigir sua avaliação, verifiquei que posso te adiantar, porque na minha percepção você entende o que lê e o que é pronunciado. Porém, tem dificuldades na parte escrita, por isso meu foco será na gramática e escrita.">
            <text:p>Após corrigir sua avaliação, verifiquei que posso te adiantar, porque na minha percepção você entende o que lê e o que é pronunciado. Porém, tem dificuldades na parte escrita, por isso meu foco será na gramática e escrita.</text:p>
          </table:table-cell>
        </table:table-row>
        <table:table-row>
          <table:table-cell office:value-type="float" office:value="843">
            <text:p>843</text:p>
          </table:table-cell>
          <table:table-cell office:value-type="date" office:date-value="2022-07-08T00:00:00">
            <text:p>Fri Jul  8 00:00:00 2022</text:p>
          </table:table-cell>
          <table:table-cell office:value-type="string" office:value="Como todas as demais disciplinas, seria interessante você estudar todos os dias, falar, escrever, ouvir e ler. Uma parte disso você pode fazer ouvindo suas músicas ou filmes favoritos.">
            <text:p>Como todas as demais disciplinas, seria interessante você estudar todos os dias, falar, escrever, ouvir e ler. Uma parte disso você pode fazer ouvindo suas músicas ou filmes favoritos.</text:p>
          </table:table-cell>
        </table:table-row>
        <table:table-row>
          <table:table-cell office:value-type="float" office:value="844">
            <text:p>844</text:p>
          </table:table-cell>
          <table:table-cell office:value-type="date" office:date-value="2022-07-08T00:00:00">
            <text:p>Fri Jul  8 00:00:00 2022</text:p>
          </table:table-cell>
          <table:table-cell office:value-type="string" office:value="É de grande importância aprender logo essas expressões, pois algumas são essenciais para nos caracterizar, talvez ser mais autêntica e dar ênfase a personalidade.">
            <text:p>É de grande importância aprender logo essas expressões, pois algumas são essenciais para nos caracterizar, talvez ser mais autêntica e dar ênfase a personalidade.</text:p>
          </table:table-cell>
        </table:table-row>
        <table:table-row>
          <table:table-cell office:value-type="float" office:value="845">
            <text:p>845</text:p>
          </table:table-cell>
          <table:table-cell office:value-type="date" office:date-value="2022-07-08T00:00:00">
            <text:p>Fri Jul  8 00:00:00 2022</text:p>
          </table:table-cell>
          <table:table-cell office:value-type="string" office:value="Entendo que você não goste da ideia, nem do idioma por enquanto. Mas tem que se esforçar, pois muita coisa nessa vida temos que saber nos adaptar.">
            <text:p>Entendo que você não goste da ideia, nem do idioma por enquanto. Mas tem que se esforçar, pois muita coisa nessa vida temos que saber nos adaptar.</text:p>
          </table:table-cell>
        </table:table-row>
        <table:table-row>
          <table:table-cell office:value-type="float" office:value="846">
            <text:p>846</text:p>
          </table:table-cell>
          <table:table-cell office:value-type="date" office:date-value="2022-07-08T00:00:00">
            <text:p>Fri Jul  8 00:00:00 2022</text:p>
          </table:table-cell>
          <table:table-cell office:value-type="string" office:value="Existem algumas bandas de rock, que cantam em Inglês, que possuem letras de canções muito interessantes de se analisar. Na próxima aula irei trazer algumas para treinarmos interpretação de textos além de identificarmos as diversas formas dos tempos verbais  no passado, presente e futuro">
            <text:p>Existem algumas bandas de rock, que cantam em Inglês, que possuem letras de canções muito interessantes de se analisar. Na próxima aula irei trazer algumas para treinarmos interpretação de textos além de identificarmos as diversas formas dos tempos verbais  no passado, presente e futuro</text:p>
          </table:table-cell>
        </table:table-row>
        <table:table-row>
          <table:table-cell office:value-type="float" office:value="847">
            <text:p>847</text:p>
          </table:table-cell>
          <table:table-cell office:value-type="date" office:date-value="2022-07-08T00:00:00">
            <text:p>Fri Jul  8 00:00:00 2022</text:p>
          </table:table-cell>
          <table:table-cell office:value-type="string" office:value="Não se esqueça de ser educada, ser uma boa ouvinte e esperar a hora certa de falar ou se expor de forma clara e objetiva.">
            <text:p>Não se esqueça de ser educada, ser uma boa ouvinte e esperar a hora certa de falar ou se expor de forma clara e objetiva.</text:p>
          </table:table-cell>
        </table:table-row>
        <table:table-row>
          <table:table-cell office:value-type="float" office:value="848">
            <text:p>848</text:p>
          </table:table-cell>
          <table:table-cell office:value-type="date" office:date-value="2022-07-08T00:00:00">
            <text:p>Fri Jul  8 00:00:00 2022</text:p>
          </table:table-cell>
          <table:table-cell office:value-type="string" office:value="Quando se mudar para o exterior, será mais rápido o aprendizado, devido a necessidade de se comunicar. O importante é não desanimar e nem se desesperar.">
            <text:p>Quando se mudar para o exterior, será mais rápido o aprendizado, devido a necessidade de se comunicar. O importante é não desanimar e nem se desesperar.</text:p>
          </table:table-cell>
        </table:table-row>
        <table:table-row>
          <table:table-cell office:value-type="float" office:value="849">
            <text:p>849</text:p>
          </table:table-cell>
          <table:table-cell office:value-type="date" office:date-value="2022-07-08T00:00:00">
            <text:p>Fri Jul  8 00:00:00 2022</text:p>
          </table:table-cell>
          <table:table-cell office:value-type="string" office:value="Você precisa se preparar o quanto antes, já que disse que sua esposa pretende ir morar em Londres definitivamente. Com certeza você precisará saber se virar mesmo quando ela não estiver por perto.">
            <text:p>Você precisa se preparar o quanto antes, já que disse que sua esposa pretende ir morar em Londres definitivamente. Com certeza você precisará saber se virar mesmo quando ela não estiver por perto.</text:p>
          </table:table-cell>
        </table:table-row>
      </table:table>
      <table:table table:name="82">
        <table:table-row>
          <table:table-cell office:value-type="string" office:value="id_base">
            <text:p>id_base</text:p>
          </table:table-cell>
          <table:table-cell office:value-type="float" office:value="82">
            <text:p>82</text:p>
          </table:table-cell>
        </table:table-row>
        <table:table-row>
          <table:table-cell office:value-type="string" office:value="area">
            <text:p>area</text:p>
          </table:table-cell>
          <table:table-cell office:value-type="string" office:value="pscicologia">
            <text:p>pscicolog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850">
            <text:p>850</text:p>
          </table:table-cell>
          <table:table-cell office:value-type="date" office:date-value="2022-07-11T00:00:00">
            <text:p>Mon Jul 11 00:00:00 2022</text:p>
          </table:table-cell>
          <table:table-cell office:value-type="string" office:value="Estou agendando a sua próxima consulta o mais breve possível, pois precisamos tratar desse seu distúrbio emocional. Pelos resultados colhidos anteriormente, sinto que sua situação é grave, levei seus testes, realizados em nosso último encontro, para um amigo meu que é especialista nesse assunto e descobrimos que você é bipolar.">
            <text:p>Estou agendando a sua próxima consulta o mais breve possível, pois precisamos tratar desse seu distúrbio emocional. Pelos resultados colhidos anteriormente, sinto que sua situação é grave, levei seus testes, realizados em nosso último encontro, para um amigo meu que é especialista nesse assunto e descobrimos que você é bipolar.</text:p>
          </table:table-cell>
        </table:table-row>
        <table:table-row>
          <table:table-cell office:value-type="float" office:value="851">
            <text:p>851</text:p>
          </table:table-cell>
          <table:table-cell office:value-type="date" office:date-value="2022-07-11T00:00:00">
            <text:p>Mon Jul 11 00:00:00 2022</text:p>
          </table:table-cell>
          <table:table-cell office:value-type="string" office:value="Como está se sentindo hoje, ainda com dores de cabeça? Se estiver doendo muito, tome somente um comprimido a cada 8 horas. Verifique no posto de atendimento mais próximo seus sinais vitais, como pressão, temperatura e saturação. Pode me contatar, em qualquer horário, para me manter informado sobre seu estado.">
            <text:p>Como está se sentindo hoje, ainda com dores de cabeça? Se estiver doendo muito, tome somente um comprimido a cada 8 horas. Verifique no posto de atendimento mais próximo seus sinais vitais, como pressão, temperatura e saturação. Pode me contatar, em qualquer horário, para me manter informado sobre seu estado.</text:p>
          </table:table-cell>
        </table:table-row>
        <table:table-row>
          <table:table-cell office:value-type="float" office:value="852">
            <text:p>852</text:p>
          </table:table-cell>
          <table:table-cell office:value-type="date" office:date-value="2022-07-11T00:00:00">
            <text:p>Mon Jul 11 00:00:00 2022</text:p>
          </table:table-cell>
          <table:table-cell office:value-type="string" office:value="Como estão a sua alimentação e atividades físicas? Lembra-se que lhe recomendei não consumir muitos alimentos gordurosos e fazer exercícios com uma certa frequência? Preciso de seu feedback, por favor, contate-me urgentemente.">
            <text:p>Como estão a sua alimentação e atividades físicas? Lembra-se que lhe recomendei não consumir muitos alimentos gordurosos e fazer exercícios com uma certa frequência? Preciso de seu feedback, por favor, contate-me urgentemente.</text:p>
          </table:table-cell>
        </table:table-row>
        <table:table-row>
          <table:table-cell office:value-type="float" office:value="853">
            <text:p>853</text:p>
          </table:table-cell>
          <table:table-cell office:value-type="date" office:date-value="2022-07-11T00:00:00">
            <text:p>Mon Jul 11 00:00:00 2022</text:p>
          </table:table-cell>
          <table:table-cell office:value-type="string" office:value="De acordo com o que reportou a mim, sobre o universo estar conspirando contra você, refere-se à época em que havia sido tratada de forma agressiva por seus entes mais próximos, naquele momento crítico no qual estava enfrentando problemas de saúde na família?">
            <text:p>De acordo com o que reportou a mim, sobre o universo estar conspirando contra você, refere-se à época em que havia sido tratada de forma agressiva por seus entes mais próximos, naquele momento crítico no qual estava enfrentando problemas de saúde na família?</text:p>
          </table:table-cell>
        </table:table-row>
        <table:table-row>
          <table:table-cell office:value-type="float" office:value="854">
            <text:p>854</text:p>
          </table:table-cell>
          <table:table-cell office:value-type="date" office:date-value="2022-07-11T00:00:00">
            <text:p>Mon Jul 11 00:00:00 2022</text:p>
          </table:table-cell>
          <table:table-cell office:value-type="string" office:value="Espero que nosso relacionamento paciente e médico tenha lhe ajudado a seguir sua vida com mais coragem e resiliência, pois tudo que tenho lhe passado é da maior prudência e dedicação.">
            <text:p>Espero que nosso relacionamento paciente e médico tenha lhe ajudado a seguir sua vida com mais coragem e resiliência, pois tudo que tenho lhe passado é da maior prudência e dedicação.</text:p>
          </table:table-cell>
        </table:table-row>
        <table:table-row>
          <table:table-cell office:value-type="float" office:value="855">
            <text:p>855</text:p>
          </table:table-cell>
          <table:table-cell office:value-type="date" office:date-value="2022-07-11T00:00:00">
            <text:p>Mon Jul 11 00:00:00 2022</text:p>
          </table:table-cell>
          <table:table-cell office:value-type="string" office:value="Procure não ficar sozinho, vá para a casa de um parente ou amigo. Não se isole, mantenha seu celular conectado, pois ficarei em alerta. Caso necessite, irei vê-lo pessoalmente.">
            <text:p>Procure não ficar sozinho, vá para a casa de um parente ou amigo. Não se isole, mantenha seu celular conectado, pois ficarei em alerta. Caso necessite, irei vê-lo pessoalmente.</text:p>
          </table:table-cell>
        </table:table-row>
        <table:table-row>
          <table:table-cell office:value-type="float" office:value="856">
            <text:p>856</text:p>
          </table:table-cell>
          <table:table-cell office:value-type="date" office:date-value="2022-07-11T00:00:00">
            <text:p>Mon Jul 11 00:00:00 2022</text:p>
          </table:table-cell>
          <table:table-cell office:value-type="string" office:value="Sua consulta está marcada para amanhã no primeiro horário, espero que compareça. Por favor não falte, pois caso não o veja, perderemos todo o nosso progresso. Sem contar que, depois do fato ocorrido, já perdemos muito tempo.">
            <text:p>Sua consulta está marcada para amanhã no primeiro horário, espero que compareça. Por favor não falte, pois caso não o veja, perderemos todo o nosso progresso. Sem contar que, depois do fato ocorrido, já perdemos muito tempo.</text:p>
          </table:table-cell>
        </table:table-row>
        <table:table-row>
          <table:table-cell office:value-type="float" office:value="857">
            <text:p>857</text:p>
          </table:table-cell>
          <table:table-cell office:value-type="date" office:date-value="2022-07-11T00:00:00">
            <text:p>Mon Jul 11 00:00:00 2022</text:p>
          </table:table-cell>
          <table:table-cell office:value-type="string" office:value="Sua irmã me ligou relatando o seu comportamento, fiquei chocado. Então, resolvi reunir toda a sua família e explicar o diagnóstico. Me desculpe, mas não tive outra saída, só estou sendo prudente  antes que algo muito grave aconteça.">
            <text:p>Sua irmã me ligou relatando o seu comportamento, fiquei chocado. Então, resolvi reunir toda a sua família e explicar o diagnóstico. Me desculpe, mas não tive outra saída, só estou sendo prudente  antes que algo muito grave aconteça.</text:p>
          </table:table-cell>
        </table:table-row>
        <table:table-row>
          <table:table-cell office:value-type="float" office:value="858">
            <text:p>858</text:p>
          </table:table-cell>
          <table:table-cell office:value-type="date" office:date-value="2022-07-11T00:00:00">
            <text:p>Mon Jul 11 00:00:00 2022</text:p>
          </table:table-cell>
          <table:table-cell office:value-type="string" office:value="Tenho pensado muito em novos planos e metas para o seu tratamento, portanto, gostaria muito que enfrentasse esses obstáculos com o meu total apoio e dedicação, pois estarei sempre à disposição, devido a seu caso ser prioritário com a minha equipe.">
            <text:p>Tenho pensado muito em novos planos e metas para o seu tratamento, portanto, gostaria muito que enfrentasse esses obstáculos com o meu total apoio e dedicação, pois estarei sempre à disposição, devido a seu caso ser prioritário com a minha equipe.</text:p>
          </table:table-cell>
        </table:table-row>
        <table:table-row>
          <table:table-cell office:value-type="float" office:value="859">
            <text:p>859</text:p>
          </table:table-cell>
          <table:table-cell office:value-type="date" office:date-value="2022-07-11T00:00:00">
            <text:p>Mon Jul 11 00:00:00 2022</text:p>
          </table:table-cell>
          <table:table-cell office:value-type="string" office:value="Vamos ter que aumentar a dose de sua medicação, pois como seu quadro está progredindo, algo terá que ser feito diante desse fato. Em reunião com a minha equipe médica, decidimos que a partir da próxima semana serão dois comprimidos a cada 8 horas.">
            <text:p>Vamos ter que aumentar a dose de sua medicação, pois como seu quadro está progredindo, algo terá que ser feito diante desse fato. Em reunião com a minha equipe médica, decidimos que a partir da próxima semana serão dois comprimidos a cada 8 horas.</text:p>
          </table:table-cell>
        </table:table-row>
      </table:table>
      <table:table table:name="83">
        <table:table-row>
          <table:table-cell office:value-type="string" office:value="id_base">
            <text:p>id_base</text:p>
          </table:table-cell>
          <table:table-cell office:value-type="float" office:value="83">
            <text:p>83</text:p>
          </table:table-cell>
        </table:table-row>
        <table:table-row>
          <table:table-cell office:value-type="string" office:value="area">
            <text:p>area</text:p>
          </table:table-cell>
          <table:table-cell office:value-type="string" office:value="relacoes publicas">
            <text:p>relacoes publicas</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860">
            <text:p>860</text:p>
          </table:table-cell>
          <table:table-cell office:value-type="date" office:date-value="2022-07-06T00:00:00">
            <text:p>Wed Jul  6 00:00:00 2022</text:p>
          </table:table-cell>
          <table:table-cell office:value-type="string" office:value="Em atenção a sua reclamação, informo que não é da competência do funcionário do cartório dar instrução de como baixar o aplicativo da carteira profissional digital.">
            <text:p>Em atenção a sua reclamação, informo que não é da competência do funcionário do cartório dar instrução de como baixar o aplicativo da carteira profissional digital.</text:p>
          </table:table-cell>
        </table:table-row>
        <table:table-row>
          <table:table-cell office:value-type="float" office:value="861">
            <text:p>861</text:p>
          </table:table-cell>
          <table:table-cell office:value-type="date" office:date-value="2022-07-06T00:00:00">
            <text:p>Wed Jul  6 00:00:00 2022</text:p>
          </table:table-cell>
          <table:table-cell office:value-type="string" office:value="Acabamos de verificar a sua sugestão e decidimos liberar o Wi-fi para clientes. Quando vier aqui,  é só retirar a senha na recepção.">
            <text:p>Acabamos de verificar a sua sugestão e decidimos liberar o Wi-fi para clientes. Quando vier aqui,  é só retirar a senha na recepção.</text:p>
          </table:table-cell>
        </table:table-row>
        <table:table-row>
          <table:table-cell office:value-type="float" office:value="862">
            <text:p>862</text:p>
          </table:table-cell>
          <table:table-cell office:value-type="date" office:date-value="2022-07-06T00:00:00">
            <text:p>Wed Jul  6 00:00:00 2022</text:p>
          </table:table-cell>
          <table:table-cell office:value-type="string" office:value="Agradeço a sua colaboração em nos informar do fato ocorrido, tomaremos as devidas providências para que não se repita e assim possamos evitar mais problemas futuros.">
            <text:p>Agradeço a sua colaboração em nos informar do fato ocorrido, tomaremos as devidas providências para que não se repita e assim possamos evitar mais problemas futuros.</text:p>
          </table:table-cell>
        </table:table-row>
        <table:table-row>
          <table:table-cell office:value-type="float" office:value="863">
            <text:p>863</text:p>
          </table:table-cell>
          <table:table-cell office:value-type="date" office:date-value="2022-07-06T00:00:00">
            <text:p>Wed Jul  6 00:00:00 2022</text:p>
          </table:table-cell>
          <table:table-cell office:value-type="string" office:value="Analisamos o seu caso e verificamos que o seu documento realmente foi cobrado em duplicidade.  Peço a gentileza de comparecer ao setor financeiro para a devolução do valor cobrado indevidamente.">
            <text:p>Analisamos o seu caso e verificamos que o seu documento realmente foi cobrado em duplicidade.  Peço a gentileza de comparecer ao setor financeiro para a devolução do valor cobrado indevidamente.</text:p>
          </table:table-cell>
        </table:table-row>
        <table:table-row>
          <table:table-cell office:value-type="float" office:value="864">
            <text:p>864</text:p>
          </table:table-cell>
          <table:table-cell office:value-type="date" office:date-value="2022-07-06T00:00:00">
            <text:p>Wed Jul  6 00:00:00 2022</text:p>
          </table:table-cell>
          <table:table-cell office:value-type="string" office:value="Após recebermos a sua análise, decidimos fazer um convênio com o estacionamento no posto de gasolina em frente para melhor atendê-los.">
            <text:p>Após recebermos a sua análise, decidimos fazer um convênio com o estacionamento no posto de gasolina em frente para melhor atendê-los.</text:p>
          </table:table-cell>
        </table:table-row>
        <table:table-row>
          <table:table-cell office:value-type="float" office:value="865">
            <text:p>865</text:p>
          </table:table-cell>
          <table:table-cell office:value-type="date" office:date-value="2022-07-06T00:00:00">
            <text:p>Wed Jul  6 00:00:00 2022</text:p>
          </table:table-cell>
          <table:table-cell office:value-type="string" office:value="Apreciamos os elogios feitos a nossa colaboradora. Ela será compensada da melhor forma possível, pois fizemos um cálculo e resolvemos dar um bônus este mês ao funcionário em destaque.">
            <text:p>Apreciamos os elogios feitos a nossa colaboradora. Ela será compensada da melhor forma possível, pois fizemos um cálculo e resolvemos dar um bônus este mês ao funcionário em destaque.</text:p>
          </table:table-cell>
        </table:table-row>
        <table:table-row>
          <table:table-cell office:value-type="float" office:value="866">
            <text:p>866</text:p>
          </table:table-cell>
          <table:table-cell office:value-type="date" office:date-value="2022-07-06T00:00:00">
            <text:p>Wed Jul  6 00:00:00 2022</text:p>
          </table:table-cell>
          <table:table-cell office:value-type="string" office:value="Conforme inúmeras solicitações, abriremos mais guichês preferenciais, pois contratamos mais colaboradores para sermos mais ágeis no atendimento.">
            <text:p>Conforme inúmeras solicitações, abriremos mais guichês preferenciais, pois contratamos mais colaboradores para sermos mais ágeis no atendimento.</text:p>
          </table:table-cell>
        </table:table-row>
        <table:table-row>
          <table:table-cell office:value-type="float" office:value="867">
            <text:p>867</text:p>
          </table:table-cell>
          <table:table-cell office:value-type="date" office:date-value="2022-07-06T00:00:00">
            <text:p>Wed Jul  6 00:00:00 2022</text:p>
          </table:table-cell>
          <table:table-cell office:value-type="string" office:value="Minha funcionária agiu da maneira correta, pois a lei de proteção de dados não permite que passemos informações pessoais de nossos clientes.">
            <text:p>Minha funcionária agiu da maneira correta, pois a lei de proteção de dados não permite que passemos informações pessoais de nossos clientes.</text:p>
          </table:table-cell>
        </table:table-row>
        <table:table-row>
          <table:table-cell office:value-type="float" office:value="868">
            <text:p>868</text:p>
          </table:table-cell>
          <table:table-cell office:value-type="date" office:date-value="2022-07-06T00:00:00">
            <text:p>Wed Jul  6 00:00:00 2022</text:p>
          </table:table-cell>
          <table:table-cell office:value-type="string" office:value="O senhor pode nos informar a que horas e em qual dia o incidente ocorreu, para averiguarmos nos arquivos das câmeras de segurança?">
            <text:p>O senhor pode nos informar a que horas e em qual dia o incidente ocorreu, para averiguarmos nos arquivos das câmeras de segurança?</text:p>
          </table:table-cell>
        </table:table-row>
        <table:table-row>
          <table:table-cell office:value-type="float" office:value="869">
            <text:p>869</text:p>
          </table:table-cell>
          <table:table-cell office:value-type="date" office:date-value="2022-07-06T00:00:00">
            <text:p>Wed Jul  6 00:00:00 2022</text:p>
          </table:table-cell>
          <table:table-cell office:value-type="string" office:value="Peço por gentileza a indicação do guichê em que foi atendido, para darmos a advertência pelo fato ocorrido.">
            <text:p>Peço por gentileza a indicação do guichê em que foi atendido, para darmos a advertência pelo fato ocorrido.</text:p>
          </table:table-cell>
        </table:table-row>
      </table:table>
      <table:table table:name="84">
        <table:table-row>
          <table:table-cell office:value-type="string" office:value="id_base">
            <text:p>id_base</text:p>
          </table:table-cell>
          <table:table-cell office:value-type="float" office:value="84">
            <text:p>84</text:p>
          </table:table-cell>
        </table:table-row>
        <table:table-row>
          <table:table-cell office:value-type="string" office:value="area">
            <text:p>area</text:p>
          </table:table-cell>
          <table:table-cell office:value-type="string" office:value="ensino">
            <text:p>ensin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870">
            <text:p>870</text:p>
          </table:table-cell>
          <table:table-cell office:value-type="date" office:date-value="2022-06-13T00:00:00">
            <text:p>Mon Jun 13 00:00:00 2022</text:p>
          </table:table-cell>
          <table:table-cell office:value-type="string" office:value="Para compor a nota de vocês nesse bimestre, vocês deverão entregar um trabalho discorrendo sobre suas próprias definições do Direito. Além disso, argumentem se sem ele seria possível o convívio em sociedade ou se teria um caos.">
            <text:p>Para compor a nota de vocês nesse bimestre, vocês deverão entregar um trabalho discorrendo sobre suas próprias definições do Direito. Além disso, argumentem se sem ele seria possível o convívio em sociedade ou se teria um caos.</text:p>
          </table:table-cell>
        </table:table-row>
        <table:table-row>
          <table:table-cell office:value-type="float" office:value="871">
            <text:p>871</text:p>
          </table:table-cell>
          <table:table-cell office:value-type="date" office:date-value="2022-06-13T00:00:00">
            <text:p>Mon Jun 13 00:00:00 2022</text:p>
          </table:table-cell>
          <table:table-cell office:value-type="string" office:value="Como você está vendo, o código é tão importante que o de Napoleão foi  promulgado em 1804 mas, em sua maior parte, contínua em vigor regulamentando a vida de um dos povos mais civilizados do mundo.">
            <text:p>Como você está vendo, o código é tão importante que o de Napoleão foi  promulgado em 1804 mas, em sua maior parte, contínua em vigor regulamentando a vida de um dos povos mais civilizados do mundo.</text:p>
          </table:table-cell>
        </table:table-row>
        <table:table-row>
          <table:table-cell office:value-type="float" office:value="872">
            <text:p>872</text:p>
          </table:table-cell>
          <table:table-cell office:value-type="date" office:date-value="2022-06-13T00:00:00">
            <text:p>Mon Jun 13 00:00:00 2022</text:p>
          </table:table-cell>
          <table:table-cell office:value-type="string" office:value="Estou organizando uma ida de todos os alunos ao Tribunal Federal, para que alguns dos alunos tenham uma ideia básica do ambiente onde possivelmente irão trabalhar. Você acredita que a direção da faculdade autorizaria? ">
            <text:p>Estou organizando uma ida de todos os alunos ao Tribunal Federal, para que alguns dos alunos tenham uma ideia básica do ambiente onde possivelmente irão trabalhar. Você acredita que a direção da faculdade autorizaria? </text:p>
          </table:table-cell>
        </table:table-row>
        <table:table-row>
          <table:table-cell office:value-type="float" office:value="873">
            <text:p>873</text:p>
          </table:table-cell>
          <table:table-cell office:value-type="date" office:date-value="2022-06-13T00:00:00">
            <text:p>Mon Jun 13 00:00:00 2022</text:p>
          </table:table-cell>
          <table:table-cell office:value-type="string" office:value="Isso responde a sua pergunta em relação aos conflitos  individuais, aí está a razão porque alguém não pode furtar, ou matar impunemente e como é universal o fato de que seu direito acaba onde o meu começa.">
            <text:p>Isso responde a sua pergunta em relação aos conflitos  individuais, aí está a razão porque alguém não pode furtar, ou matar impunemente e como é universal o fato de que seu direito acaba onde o meu começa.</text:p>
          </table:table-cell>
        </table:table-row>
        <table:table-row>
          <table:table-cell office:value-type="float" office:value="874">
            <text:p>874</text:p>
          </table:table-cell>
          <table:table-cell office:value-type="date" office:date-value="2022-06-13T00:00:00">
            <text:p>Mon Jun 13 00:00:00 2022</text:p>
          </table:table-cell>
          <table:table-cell office:value-type="string" office:value="Na prova desse bimestre, vocês deverão fazer uma dissertação sobre as demais normas, que temos em nossa sociedade e regulam nossas vidas, desconsiderando a jurídica.">
            <text:p>Na prova desse bimestre, vocês deverão fazer uma dissertação sobre as demais normas, que temos em nossa sociedade e regulam nossas vidas, desconsiderando a jurídica.</text:p>
          </table:table-cell>
        </table:table-row>
        <table:table-row>
          <table:table-cell office:value-type="float" office:value="875">
            <text:p>875</text:p>
          </table:table-cell>
          <table:table-cell office:value-type="date" office:date-value="2022-06-13T00:00:00">
            <text:p>Mon Jun 13 00:00:00 2022</text:p>
          </table:table-cell>
          <table:table-cell office:value-type="string" office:value="O fato que foi mencionado em sua tese, lembrou bem o que foi visto em algumas de nossas aulas. Parabéns pelo trabalho, espero que continue sempre assim.">
            <text:p>O fato que foi mencionado em sua tese, lembrou bem o que foi visto em algumas de nossas aulas. Parabéns pelo trabalho, espero que continue sempre assim.</text:p>
          </table:table-cell>
        </table:table-row>
        <table:table-row>
          <table:table-cell office:value-type="float" office:value="876">
            <text:p>876</text:p>
          </table:table-cell>
          <table:table-cell office:value-type="date" office:date-value="2022-06-13T00:00:00">
            <text:p>Mon Jun 13 00:00:00 2022</text:p>
          </table:table-cell>
          <table:table-cell office:value-type="string" office:value="Se aprofundar mais a sua pesquisa verá que os Códigos sempre existiram desde eras remotas. Como exemplos podemos citar o Decálogo, os 10 mandamentos da Lei de Deus e a Lei das Doze Tábuas. ">
            <text:p>Se aprofundar mais a sua pesquisa verá que os Códigos sempre existiram desde eras remotas. Como exemplos podemos citar o Decálogo, os 10 mandamentos da Lei de Deus e a Lei das Doze Tábuas. </text:p>
          </table:table-cell>
        </table:table-row>
        <table:table-row>
          <table:table-cell office:value-type="float" office:value="877">
            <text:p>877</text:p>
          </table:table-cell>
          <table:table-cell office:value-type="date" office:date-value="2022-06-13T00:00:00">
            <text:p>Mon Jun 13 00:00:00 2022</text:p>
          </table:table-cell>
          <table:table-cell office:value-type="string" office:value="Você deve saber que nossa disciplina é aplicável em todas as áreas da sociedade como, por exemplo, a Comercial, Tributária, Familiar, Criminal, Administrativa e Trabalhista. Cada um com suas normas reunidas em seus respectivos códigos. Observada ainda a Constituição, que em nosso país vigora desde 1988, carecendo de reforma e ora com muitas emendas quando evidenciada sua necessidade. ">
            <text:p>Você deve saber que nossa disciplina é aplicável em todas as áreas da sociedade como, por exemplo, a Comercial, Tributária, Familiar, Criminal, Administrativa e Trabalhista. Cada um com suas normas reunidas em seus respectivos códigos. Observada ainda a Constituição, que em nosso país vigora desde 1988, carecendo de reforma e ora com muitas emendas quando evidenciada sua necessidade. </text:p>
          </table:table-cell>
        </table:table-row>
        <table:table-row>
          <table:table-cell office:value-type="float" office:value="878">
            <text:p>878</text:p>
          </table:table-cell>
          <table:table-cell office:value-type="date" office:date-value="2022-06-13T00:00:00">
            <text:p>Mon Jun 13 00:00:00 2022</text:p>
          </table:table-cell>
          <table:table-cell office:value-type="string" office:value="Você pode procurar esse livro na biblioteca. Como é um livro de nível introdutório, geralmente utilizado no primeiro ano, existem muitos exemplares lá.">
            <text:p>Você pode procurar esse livro na biblioteca. Como é um livro de nível introdutório, geralmente utilizado no primeiro ano, existem muitos exemplares lá.</text:p>
          </table:table-cell>
        </table:table-row>
        <table:table-row>
          <table:table-cell office:value-type="float" office:value="879">
            <text:p>879</text:p>
          </table:table-cell>
          <table:table-cell office:value-type="date" office:date-value="2022-06-13T00:00:00">
            <text:p>Mon Jun 13 00:00:00 2022</text:p>
          </table:table-cell>
          <table:table-cell office:value-type="string" office:value="Você poderia criar um texto sobre este assunto, explicando quais são as diferenças entre o Direito subjetivo e o objetivo.  ">
            <text:p>Você poderia criar um texto sobre este assunto, explicando quais são as diferenças entre o Direito subjetivo e o objetivo.  </text:p>
          </table:table-cell>
        </table:table-row>
      </table:table>
      <table:table table:name="85">
        <table:table-row>
          <table:table-cell office:value-type="string" office:value="id_base">
            <text:p>id_base</text:p>
          </table:table-cell>
          <table:table-cell office:value-type="float" office:value="85">
            <text:p>85</text:p>
          </table:table-cell>
        </table:table-row>
        <table:table-row>
          <table:table-cell office:value-type="string" office:value="area">
            <text:p>area</text:p>
          </table:table-cell>
          <table:table-cell office:value-type="string" office:value="igreja">
            <text:p>igrej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880">
            <text:p>880</text:p>
          </table:table-cell>
          <table:table-cell office:value-type="date" office:date-value="2022-08-06T00:00:00">
            <text:p>Sat Aug  6 00:00:00 2022</text:p>
          </table:table-cell>
          <table:table-cell office:value-type="string" office:value="Conforme seus estudos no curso de teologia você vai encontrar que seguidores de Jesus são os que tomam sua cruz e simplesmente o seguem. Para dar continuidade em seu trabalho, seria interessante você escolher um dos discípulos e escrever mais sobre ele.">
            <text:p>Conforme seus estudos no curso de teologia você vai encontrar que seguidores de Jesus são os que tomam sua cruz e simplesmente o seguem. Para dar continuidade em seu trabalho, seria interessante você escolher um dos discípulos e escrever mais sobre ele.</text:p>
          </table:table-cell>
        </table:table-row>
        <table:table-row>
          <table:table-cell office:value-type="float" office:value="881">
            <text:p>881</text:p>
          </table:table-cell>
          <table:table-cell office:value-type="date" office:date-value="2022-08-06T00:00:00">
            <text:p>Sat Aug  6 00:00:00 2022</text:p>
          </table:table-cell>
          <table:table-cell office:value-type="string" office:value="A doutrina católica não é tão rígida quanto você pensa. Achas certo que se mude a doutrina tradicional para, modernizando-a, atingir mais facilmente um maior número de seguidores cristãos?">
            <text:p>A doutrina católica não é tão rígida quanto você pensa. Achas certo que se mude a doutrina tradicional para, modernizando-a, atingir mais facilmente um maior número de seguidores cristãos?</text:p>
          </table:table-cell>
        </table:table-row>
        <table:table-row>
          <table:table-cell office:value-type="float" office:value="882">
            <text:p>882</text:p>
          </table:table-cell>
          <table:table-cell office:value-type="date" office:date-value="2022-08-06T00:00:00">
            <text:p>Sat Aug  6 00:00:00 2022</text:p>
          </table:table-cell>
          <table:table-cell office:value-type="string" office:value="A interpretação da bíblia pode ser meio capciosa, tente interpretar, para sua melhor compreensão,  algumas das falas de Jesus para seus seguidores. Com esse exercício, tenho certeza de que seu entendimento irá melhorar bastante.">
            <text:p>A interpretação da bíblia pode ser meio capciosa, tente interpretar, para sua melhor compreensão,  algumas das falas de Jesus para seus seguidores. Com esse exercício, tenho certeza de que seu entendimento irá melhorar bastante.</text:p>
          </table:table-cell>
        </table:table-row>
        <table:table-row>
          <table:table-cell office:value-type="float" office:value="883">
            <text:p>883</text:p>
          </table:table-cell>
          <table:table-cell office:value-type="date" office:date-value="2022-08-06T00:00:00">
            <text:p>Sat Aug  6 00:00:00 2022</text:p>
          </table:table-cell>
          <table:table-cell office:value-type="string" office:value="Acredito que na próxima leitura, poderíamos dar um contexto mais histórico e falar sobre o surgimento da Renovação Carismática Católica e quais eram suas intenções. O que acha?">
            <text:p>Acredito que na próxima leitura, poderíamos dar um contexto mais histórico e falar sobre o surgimento da Renovação Carismática Católica e quais eram suas intenções. O que acha?</text:p>
          </table:table-cell>
        </table:table-row>
        <table:table-row>
          <table:table-cell office:value-type="float" office:value="884">
            <text:p>884</text:p>
          </table:table-cell>
          <table:table-cell office:value-type="date" office:date-value="2022-08-06T00:00:00">
            <text:p>Sat Aug  6 00:00:00 2022</text:p>
          </table:table-cell>
          <table:table-cell office:value-type="string" office:value="Acrescento para o seu conhecimento que em relação a confissão, por exemplo, algumas paróquias adotam a confissão comunitária, e não a individual onde a pessoa vai ao confessionário perante o sacerdote. É uma inovação, confessar é primordial para poder receber a comunhão.">
            <text:p>Acrescento para o seu conhecimento que em relação a confissão, por exemplo, algumas paróquias adotam a confissão comunitária, e não a individual onde a pessoa vai ao confessionário perante o sacerdote. É uma inovação, confessar é primordial para poder receber a comunhão.</text:p>
          </table:table-cell>
        </table:table-row>
        <table:table-row>
          <table:table-cell office:value-type="float" office:value="885">
            <text:p>885</text:p>
          </table:table-cell>
          <table:table-cell office:value-type="date" office:date-value="2022-08-06T00:00:00">
            <text:p>Sat Aug  6 00:00:00 2022</text:p>
          </table:table-cell>
          <table:table-cell office:value-type="string" office:value="É interessante explicar sobre a origem da Igreja Carismática aqui no Brasil, em especial no estado de São Paulo. Podemos falar sobre algum padre importante nesse período.">
            <text:p>É interessante explicar sobre a origem da Igreja Carismática aqui no Brasil, em especial no estado de São Paulo. Podemos falar sobre algum padre importante nesse período.</text:p>
          </table:table-cell>
        </table:table-row>
        <table:table-row>
          <table:table-cell office:value-type="float" office:value="886">
            <text:p>886</text:p>
          </table:table-cell>
          <table:table-cell office:value-type="date" office:date-value="2022-08-06T00:00:00">
            <text:p>Sat Aug  6 00:00:00 2022</text:p>
          </table:table-cell>
          <table:table-cell office:value-type="string" office:value="E você sabia que na Igreja Católica Carismática a confissão não é um sacramento como na Católica romana? Essa foi uma das coisas que aprendi no meu curso de Teologia antes de entrar aqui.">
            <text:p>E você sabia que na Igreja Católica Carismática a confissão não é um sacramento como na Católica romana? Essa foi uma das coisas que aprendi no meu curso de Teologia antes de entrar aqui.</text:p>
          </table:table-cell>
        </table:table-row>
        <table:table-row>
          <table:table-cell office:value-type="float" office:value="887">
            <text:p>887</text:p>
          </table:table-cell>
          <table:table-cell office:value-type="date" office:date-value="2022-08-06T00:00:00">
            <text:p>Sat Aug  6 00:00:00 2022</text:p>
          </table:table-cell>
          <table:table-cell office:value-type="string" office:value="O padre me solicitou que organizássemos o próximo retiro espiritual que ocorrerá no mês que vêm. Preciso de ajuda com alguns dos preparativos, você poderia me auxiliar com isso?">
            <text:p>O padre me solicitou que organizássemos o próximo retiro espiritual que ocorrerá no mês que vêm. Preciso de ajuda com alguns dos preparativos, você poderia me auxiliar com isso?</text:p>
          </table:table-cell>
        </table:table-row>
        <table:table-row>
          <table:table-cell office:value-type="float" office:value="888">
            <text:p>888</text:p>
          </table:table-cell>
          <table:table-cell office:value-type="date" office:date-value="2022-08-06T00:00:00">
            <text:p>Sat Aug  6 00:00:00 2022</text:p>
          </table:table-cell>
          <table:table-cell office:value-type="string" office:value="Quero que você discorra sobre o que leu em Lucas no capítulo 9 versículo 58. Acredito que você possa usar esse trecho para complementar o sermão da próxima missa.">
            <text:p>Quero que você discorra sobre o que leu em Lucas no capítulo 9 versículo 58. Acredito que você possa usar esse trecho para complementar o sermão da próxima missa.</text:p>
          </table:table-cell>
        </table:table-row>
        <table:table-row>
          <table:table-cell office:value-type="float" office:value="889">
            <text:p>889</text:p>
          </table:table-cell>
          <table:table-cell office:value-type="date" office:date-value="2022-08-06T00:00:00">
            <text:p>Sat Aug  6 00:00:00 2022</text:p>
          </table:table-cell>
          <table:table-cell office:value-type="string" office:value="Sabemos que Jesus não buscou sábios e ricos, somente quis que o seguissem. Dessa mesma forma, a igreja é aberta para todos os tipos de pessoas, não podemos fazer distinção naqueles que buscam o nosso conforto.">
            <text:p>Sabemos que Jesus não buscou sábios e ricos, somente quis que o seguissem. Dessa mesma forma, a igreja é aberta para todos os tipos de pessoas, não podemos fazer distinção naqueles que buscam o nosso conforto.</text:p>
          </table:table-cell>
        </table:table-row>
      </table:table>
      <table:table table:name="86">
        <table:table-row>
          <table:table-cell office:value-type="string" office:value="id_base">
            <text:p>id_base</text:p>
          </table:table-cell>
          <table:table-cell office:value-type="float" office:value="86">
            <text:p>86</text:p>
          </table:table-cell>
        </table:table-row>
        <table:table-row>
          <table:table-cell office:value-type="string" office:value="area">
            <text:p>area</text:p>
          </table:table-cell>
          <table:table-cell office:value-type="string" office:value="assistencia social">
            <text:p>assistencia social</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890">
            <text:p>890</text:p>
          </table:table-cell>
          <table:table-cell office:value-type="date" office:date-value="2022-08-06T00:00:00">
            <text:p>Sat Aug  6 00:00:00 2022</text:p>
          </table:table-cell>
          <table:table-cell office:value-type="string" office:value="Ah sim, também li este artigo do jornal, afirmando que estão crescendo os casos de escravos no trabalho doméstico. De acordo com dados do Ministério do Trabalho e Previdência, desde 2017 aumentou o número de registros dessa modalidade de crime que é difícil de ser descoberta por ocorrer dentro de casa.">
            <text:p>Ah sim, também li este artigo do jornal, afirmando que estão crescendo os casos de escravos no trabalho doméstico. De acordo com dados do Ministério do Trabalho e Previdência, desde 2017 aumentou o número de registros dessa modalidade de crime que é difícil de ser descoberta por ocorrer dentro de casa.</text:p>
          </table:table-cell>
        </table:table-row>
        <table:table-row>
          <table:table-cell office:value-type="float" office:value="891">
            <text:p>891</text:p>
          </table:table-cell>
          <table:table-cell office:value-type="date" office:date-value="2022-08-06T00:00:00">
            <text:p>Sat Aug  6 00:00:00 2022</text:p>
          </table:table-cell>
          <table:table-cell office:value-type="string" office:value="A prática de escravizar é muito mais antiga do que se pensa e sempre utilizada. Quem perdia a guerra virava escravo, não importando a cor da pele. O problema é que agora, mesmo sem guerra, as pessoas acabam sendo exploradas por falta de condições em seu país. Essa é a situação da maioria das pessoas onde iremos amanhã junto com a Polícia Federal, esteja preparado.">
            <text:p>A prática de escravizar é muito mais antiga do que se pensa e sempre utilizada. Quem perdia a guerra virava escravo, não importando a cor da pele. O problema é que agora, mesmo sem guerra, as pessoas acabam sendo exploradas por falta de condições em seu país. Essa é a situação da maioria das pessoas onde iremos amanhã junto com a Polícia Federal, esteja preparado.</text:p>
          </table:table-cell>
        </table:table-row>
        <table:table-row>
          <table:table-cell office:value-type="float" office:value="892">
            <text:p>892</text:p>
          </table:table-cell>
          <table:table-cell office:value-type="date" office:date-value="2022-08-06T00:00:00">
            <text:p>Sat Aug  6 00:00:00 2022</text:p>
          </table:table-cell>
          <table:table-cell office:value-type="string" office:value="Como eu já havia mencionado, apesar de todo o ocorrido, desde 1940 o Código Penal prevê prisão de 2 a 8 anos para este crime de manter alguém como escravo. Aparentemente, os imprudentes e gananciosos não se importam com o previsto na lei.">
            <text:p>Como eu já havia mencionado, apesar de todo o ocorrido, desde 1940 o Código Penal prevê prisão de 2 a 8 anos para este crime de manter alguém como escravo. Aparentemente, os imprudentes e gananciosos não se importam com o previsto na lei.</text:p>
          </table:table-cell>
        </table:table-row>
        <table:table-row>
          <table:table-cell office:value-type="float" office:value="893">
            <text:p>893</text:p>
          </table:table-cell>
          <table:table-cell office:value-type="date" office:date-value="2022-08-06T00:00:00">
            <text:p>Sat Aug  6 00:00:00 2022</text:p>
          </table:table-cell>
          <table:table-cell office:value-type="string" office:value="Na última ação de nosso departamento, em conjunto com a polícia civil, fomos à região central de São Paulo para tentar convencer alguns dos bolivianos a abandonar a situação em que vivem nas fábricas de confecção de tecidos. Muitos deles vivem em situação semelhante à escravidão, vamos organizar mais uma ação destas que se mostrou produtiva.">
            <text:p>Na última ação de nosso departamento, em conjunto com a polícia civil, fomos à região central de São Paulo para tentar convencer alguns dos bolivianos a abandonar a situação em que vivem nas fábricas de confecção de tecidos. Muitos deles vivem em situação semelhante à escravidão, vamos organizar mais uma ação destas que se mostrou produtiva.</text:p>
          </table:table-cell>
        </table:table-row>
        <table:table-row>
          <table:table-cell office:value-type="float" office:value="894">
            <text:p>894</text:p>
          </table:table-cell>
          <table:table-cell office:value-type="date" office:date-value="2022-08-06T00:00:00">
            <text:p>Sat Aug  6 00:00:00 2022</text:p>
          </table:table-cell>
          <table:table-cell office:value-type="string" office:value="Nem todas as estórias possuem finais tristes, em minha atuação nesse centro já vi um caso aonde uma filha conseguiu localizar sua mãe que estava conosco. Isso é o que me motivo a continuar nesse trabalho.">
            <text:p>Nem todas as estórias possuem finais tristes, em minha atuação nesse centro já vi um caso aonde uma filha conseguiu localizar sua mãe que estava conosco. Isso é o que me motivo a continuar nesse trabalho.</text:p>
          </table:table-cell>
        </table:table-row>
        <table:table-row>
          <table:table-cell office:value-type="float" office:value="895">
            <text:p>895</text:p>
          </table:table-cell>
          <table:table-cell office:value-type="date" office:date-value="2022-08-06T00:00:00">
            <text:p>Sat Aug  6 00:00:00 2022</text:p>
          </table:table-cell>
          <table:table-cell office:value-type="string" office:value="Nesses casos, em que a pessoa está com problemas físicos, nosso centro de reabilitação dispõe de alguns serviços médicos como, por exemplo, tratamentos auditivos e oftalmológicos. Vamos encaminhar essa senhora que você atendeu para lá.">
            <text:p>Nesses casos, em que a pessoa está com problemas físicos, nosso centro de reabilitação dispõe de alguns serviços médicos como, por exemplo, tratamentos auditivos e oftalmológicos. Vamos encaminhar essa senhora que você atendeu para lá.</text:p>
          </table:table-cell>
        </table:table-row>
        <table:table-row>
          <table:table-cell office:value-type="float" office:value="896">
            <text:p>896</text:p>
          </table:table-cell>
          <table:table-cell office:value-type="date" office:date-value="2022-08-06T00:00:00">
            <text:p>Sat Aug  6 00:00:00 2022</text:p>
          </table:table-cell>
          <table:table-cell office:value-type="string" office:value="Por acaso ocorreram outras ações de resgate por parte da  Polícia Federal, do Ministério Público e da Defensoria Pública da União? Aparentemente existiam algumas empreitadas de  derrubada da mata nativa para fins comerciais não regulamentados.">
            <text:p>Por acaso ocorreram outras ações de resgate por parte da  Polícia Federal, do Ministério Público e da Defensoria Pública da União? Aparentemente existiam algumas empreitadas de  derrubada da mata nativa para fins comerciais não regulamentados.</text:p>
          </table:table-cell>
        </table:table-row>
        <table:table-row>
          <table:table-cell office:value-type="float" office:value="897">
            <text:p>897</text:p>
          </table:table-cell>
          <table:table-cell office:value-type="date" office:date-value="2022-08-06T00:00:00">
            <text:p>Sat Aug  6 00:00:00 2022</text:p>
          </table:table-cell>
          <table:table-cell office:value-type="string" office:value="Sabe como chegou a esta condição? Aparentemente sua família, marido e duas filhas, foram todos despejados por falta de pagamento e, no processo, acabou perdendo os documentos. Temos que levá-la ao cartório para emiti-los novamente.">
            <text:p>Sabe como chegou a esta condição? Aparentemente sua família, marido e duas filhas, foram todos despejados por falta de pagamento e, no processo, acabou perdendo os documentos. Temos que levá-la ao cartório para emiti-los novamente.</text:p>
          </table:table-cell>
        </table:table-row>
        <table:table-row>
          <table:table-cell office:value-type="float" office:value="898">
            <text:p>898</text:p>
          </table:table-cell>
          <table:table-cell office:value-type="date" office:date-value="2022-08-06T00:00:00">
            <text:p>Sat Aug  6 00:00:00 2022</text:p>
          </table:table-cell>
          <table:table-cell office:value-type="string" office:value="Vamos conversar com essa mulher que você recepcionou, muitos dos casos que acompanhei no centro de amparo eram de pessoas que trabalhavam em troca de comida e um lugar para dormir. Portanto, temos que disponibilizar condições para que ela encontre um trabalho que pague um salário.">
            <text:p>Vamos conversar com essa mulher que você recepcionou, muitos dos casos que acompanhei no centro de amparo eram de pessoas que trabalhavam em troca de comida e um lugar para dormir. Portanto, temos que disponibilizar condições para que ela encontre um trabalho que pague um salário.</text:p>
          </table:table-cell>
        </table:table-row>
        <table:table-row>
          <table:table-cell office:value-type="float" office:value="899">
            <text:p>899</text:p>
          </table:table-cell>
          <table:table-cell office:value-type="date" office:date-value="2022-08-06T00:00:00">
            <text:p>Sat Aug  6 00:00:00 2022</text:p>
          </table:table-cell>
          <table:table-cell office:value-type="string" office:value="Vamos encaminhar a Maria para nossa psicóloga. Depois de 50 anos de abusos, tanto físicos quanto verbais, uma pessoa pode desenvolver sérios danos às suas condições emocionais.">
            <text:p>Vamos encaminhar a Maria para nossa psicóloga. Depois de 50 anos de abusos, tanto físicos quanto verbais, uma pessoa pode desenvolver sérios danos às suas condições emocionais.</text:p>
          </table:table-cell>
        </table:table-row>
      </table:table>
      <table:table table:name="87">
        <table:table-row>
          <table:table-cell office:value-type="string" office:value="id_base">
            <text:p>id_base</text:p>
          </table:table-cell>
          <table:table-cell office:value-type="float" office:value="87">
            <text:p>87</text:p>
          </table:table-cell>
        </table:table-row>
        <table:table-row>
          <table:table-cell office:value-type="string" office:value="area">
            <text:p>area</text:p>
          </table:table-cell>
          <table:table-cell office:value-type="string" office:value="ensino">
            <text:p>ensin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900">
            <text:p>900</text:p>
          </table:table-cell>
          <table:table-cell office:value-type="date" office:date-value="2022-08-06T00:00:00">
            <text:p>Sat Aug  6 00:00:00 2022</text:p>
          </table:table-cell>
          <table:table-cell office:value-type="string" office:value="Vocês terão que criar um texto falando sobre a chamada Carta Magna do Brasil. Porém, gostaria de contextualizar o assunto começando pela época do Império Brasileiro e o imperador Pedro I.  ">
            <text:p>Vocês terão que criar um texto falando sobre a chamada Carta Magna do Brasil. Porém, gostaria de contextualizar o assunto começando pela época do Império Brasileiro e o imperador Pedro I.  </text:p>
          </table:table-cell>
        </table:table-row>
        <table:table-row>
          <table:table-cell office:value-type="float" office:value="901">
            <text:p>901</text:p>
          </table:table-cell>
          <table:table-cell office:value-type="date" office:date-value="2022-08-06T00:00:00">
            <text:p>Sat Aug  6 00:00:00 2022</text:p>
          </table:table-cell>
          <table:table-cell office:value-type="string" office:value="Em sua 35a edição, datada de 2005, a Constituição atual, que é a de 1988, registra 45 Emendas. No seu texto você faz menção apenas a décima quinta, imprescindível comentar todas as demais  Emendas.">
            <text:p>Em sua 35a edição, datada de 2005, a Constituição atual, que é a de 1988, registra 45 Emendas. No seu texto você faz menção apenas a décima quinta, imprescindível comentar todas as demais  Emendas.</text:p>
          </table:table-cell>
        </table:table-row>
        <table:table-row>
          <table:table-cell office:value-type="float" office:value="902">
            <text:p>902</text:p>
          </table:table-cell>
          <table:table-cell office:value-type="date" office:date-value="2022-08-06T00:00:00">
            <text:p>Sat Aug  6 00:00:00 2022</text:p>
          </table:table-cell>
          <table:table-cell office:value-type="string" office:value="Já subi para o sistema as notas de todas as salas de aula, ficou faltando somente as notas da sala 1 pois um dos alunos de lá ficou afastado por motivos de doença durante um longo período. Como ele só terminou todas as provas ontem, ainda estou em fase de fechamento da média. Assim que terminar farei o envio.">
            <text:p>Já subi para o sistema as notas de todas as salas de aula, ficou faltando somente as notas da sala 1 pois um dos alunos de lá ficou afastado por motivos de doença durante um longo período. Como ele só terminou todas as provas ontem, ainda estou em fase de fechamento da média. Assim que terminar farei o envio.</text:p>
          </table:table-cell>
        </table:table-row>
        <table:table-row>
          <table:table-cell office:value-type="float" office:value="903">
            <text:p>903</text:p>
          </table:table-cell>
          <table:table-cell office:value-type="date" office:date-value="2022-08-06T00:00:00">
            <text:p>Sat Aug  6 00:00:00 2022</text:p>
          </table:table-cell>
          <table:table-cell office:value-type="string" office:value="Mas sua resposta na prova não mencionou a quantidade de constituições que tivemos, sua nota foi dada com base no que você escreveu comparando a quantidade de emendas que tivemos na constituição atual com a existente na época do império.">
            <text:p>Mas sua resposta na prova não mencionou a quantidade de constituições que tivemos, sua nota foi dada com base no que você escreveu comparando a quantidade de emendas que tivemos na constituição atual com a existente na época do império.</text:p>
          </table:table-cell>
        </table:table-row>
        <table:table-row>
          <table:table-cell office:value-type="float" office:value="904">
            <text:p>904</text:p>
          </table:table-cell>
          <table:table-cell office:value-type="date" office:date-value="2022-08-06T00:00:00">
            <text:p>Sat Aug  6 00:00:00 2022</text:p>
          </table:table-cell>
          <table:table-cell office:value-type="string" office:value="Nem sempre nossa sociedade usufruiu da democracia existente hoje, pluralidade sindical, garantia ao voto por parte das mulheres, assim como direito à livre expressão não eram possíveis em determinados momentos da história. Por isso, nosso tema de redação para esse mês será outro direito que temos hoje que é a alternância no poder vigente.">
            <text:p>Nem sempre nossa sociedade usufruiu da democracia existente hoje, pluralidade sindical, garantia ao voto por parte das mulheres, assim como direito à livre expressão não eram possíveis em determinados momentos da história. Por isso, nosso tema de redação para esse mês será outro direito que temos hoje que é a alternância no poder vigente.</text:p>
          </table:table-cell>
        </table:table-row>
        <table:table-row>
          <table:table-cell office:value-type="float" office:value="905">
            <text:p>905</text:p>
          </table:table-cell>
          <table:table-cell office:value-type="date" office:date-value="2022-08-06T00:00:00">
            <text:p>Sat Aug  6 00:00:00 2022</text:p>
          </table:table-cell>
          <table:table-cell office:value-type="string" office:value="O principal assunto da próxima prova será o poder Executivo e sua relação com os demais poderes. Para se preparem, sugiro ler o material que foi disponibilizado nos slides das última 3 aulas.">
            <text:p>O principal assunto da próxima prova será o poder Executivo e sua relação com os demais poderes. Para se preparem, sugiro ler o material que foi disponibilizado nos slides das última 3 aulas.</text:p>
          </table:table-cell>
        </table:table-row>
        <table:table-row>
          <table:table-cell office:value-type="float" office:value="906">
            <text:p>906</text:p>
          </table:table-cell>
          <table:table-cell office:value-type="date" office:date-value="2022-08-06T00:00:00">
            <text:p>Sat Aug  6 00:00:00 2022</text:p>
          </table:table-cell>
          <table:table-cell office:value-type="string" office:value="Outros países basicamente não passaram por alterações em sua constituição, a Constituição dos Estados Unidos promulgada há 230 anos sofreu apenas 27 Emendas. Por esse motivo que pedi uma comparação na última questão da prova.">
            <text:p>Outros países basicamente não passaram por alterações em sua constituição, a Constituição dos Estados Unidos promulgada há 230 anos sofreu apenas 27 Emendas. Por esse motivo que pedi uma comparação na última questão da prova.</text:p>
          </table:table-cell>
        </table:table-row>
        <table:table-row>
          <table:table-cell office:value-type="float" office:value="907">
            <text:p>907</text:p>
          </table:table-cell>
          <table:table-cell office:value-type="date" office:date-value="2022-08-06T00:00:00">
            <text:p>Sat Aug  6 00:00:00 2022</text:p>
          </table:table-cell>
          <table:table-cell office:value-type="string" office:value="Sim seu trabalho ficou bem redigido, porém, quero saber quando essa Constituição foi revogada.  Ficou faltando falar mais sobre isso. Assim que terminar, me encaminhe novamente que eu já lhe digo qual sua nota final.">
            <text:p>Sim seu trabalho ficou bem redigido, porém, quero saber quando essa Constituição foi revogada.  Ficou faltando falar mais sobre isso. Assim que terminar, me encaminhe novamente que eu já lhe digo qual sua nota final.</text:p>
          </table:table-cell>
        </table:table-row>
        <table:table-row>
          <table:table-cell office:value-type="float" office:value="908">
            <text:p>908</text:p>
          </table:table-cell>
          <table:table-cell office:value-type="date" office:date-value="2022-08-06T00:00:00">
            <text:p>Sat Aug  6 00:00:00 2022</text:p>
          </table:table-cell>
          <table:table-cell office:value-type="string" office:value="Solicito a reserva do datashow para a o dia 19 de agosto na quarta aula da sala 10. ">
            <text:p>Solicito a reserva do datashow para a o dia 19 de agosto na quarta aula da sala 10. </text:p>
          </table:table-cell>
        </table:table-row>
        <table:table-row>
          <table:table-cell office:value-type="float" office:value="909">
            <text:p>909</text:p>
          </table:table-cell>
          <table:table-cell office:value-type="date" office:date-value="2022-08-06T00:00:00">
            <text:p>Sat Aug  6 00:00:00 2022</text:p>
          </table:table-cell>
          <table:table-cell office:value-type="string" office:value="Você acertou a data e em qual governo foi criada a nossa segunda constituição, no entanto, faltou detalhar mais sobre o processo que culminou nisso. Por isso sua nota não foi completa nessa questão.">
            <text:p>Você acertou a data e em qual governo foi criada a nossa segunda constituição, no entanto, faltou detalhar mais sobre o processo que culminou nisso. Por isso sua nota não foi completa nessa questão.</text:p>
          </table:table-cell>
        </table:table-row>
      </table:table>
      <table:table table:name="88">
        <table:table-row>
          <table:table-cell office:value-type="string" office:value="id_base">
            <text:p>id_base</text:p>
          </table:table-cell>
          <table:table-cell office:value-type="float" office:value="88">
            <text:p>88</text:p>
          </table:table-cell>
        </table:table-row>
        <table:table-row>
          <table:table-cell office:value-type="string" office:value="area">
            <text:p>area</text:p>
          </table:table-cell>
          <table:table-cell office:value-type="string" office:value="advocacia">
            <text:p>advocac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910">
            <text:p>910</text:p>
          </table:table-cell>
          <table:table-cell office:value-type="date" office:date-value="2022-08-06T00:00:00">
            <text:p>Sat Aug  6 00:00:00 2022</text:p>
          </table:table-cell>
          <table:table-cell office:value-type="string" office:value="Não sei se entendi bem o que você relatou, mas a prioridade aqui no nosso país é a política na saúde e não a política de saúde. Estamos falando de um manual de orientação aos médicos expedido pelo  Ministério da Saúde, que adotou o papel de interpretar a Constituição, o Código Penal e os conceitos de crime.">
            <text:p>Não sei se entendi bem o que você relatou, mas a prioridade aqui no nosso país é a política na saúde e não a política de saúde. Estamos falando de um manual de orientação aos médicos expedido pelo  Ministério da Saúde, que adotou o papel de interpretar a Constituição, o Código Penal e os conceitos de crime.</text:p>
          </table:table-cell>
        </table:table-row>
        <table:table-row>
          <table:table-cell office:value-type="float" office:value="911">
            <text:p>911</text:p>
          </table:table-cell>
          <table:table-cell office:value-type="date" office:date-value="2022-08-06T00:00:00">
            <text:p>Sat Aug  6 00:00:00 2022</text:p>
          </table:table-cell>
          <table:table-cell office:value-type="string" office:value="Devem ser respeitados os direitos humanos e individuais. Por causa disso, acredito que o juiz nos dará ganho de causa nesse processo. Amanhã já teremos uma resposta e poderemos responder nosso cliente.">
            <text:p>Devem ser respeitados os direitos humanos e individuais. Por causa disso, acredito que o juiz nos dará ganho de causa nesse processo. Amanhã já teremos uma resposta e poderemos responder nosso cliente.</text:p>
          </table:table-cell>
        </table:table-row>
        <table:table-row>
          <table:table-cell office:value-type="float" office:value="912">
            <text:p>912</text:p>
          </table:table-cell>
          <table:table-cell office:value-type="date" office:date-value="2022-08-06T00:00:00">
            <text:p>Sat Aug  6 00:00:00 2022</text:p>
          </table:table-cell>
          <table:table-cell office:value-type="string" office:value="Esse diretor do hospital será processado por não ter seguido os devidos protocolos de atendimento. Tenho experiência em casos como esse e acredito que temos grandes chances de vitória.">
            <text:p>Esse diretor do hospital será processado por não ter seguido os devidos protocolos de atendimento. Tenho experiência em casos como esse e acredito que temos grandes chances de vitória.</text:p>
          </table:table-cell>
        </table:table-row>
        <table:table-row>
          <table:table-cell office:value-type="float" office:value="913">
            <text:p>913</text:p>
          </table:table-cell>
          <table:table-cell office:value-type="date" office:date-value="2022-08-06T00:00:00">
            <text:p>Sat Aug  6 00:00:00 2022</text:p>
          </table:table-cell>
          <table:table-cell office:value-type="string" office:value="Gostaria de comunicar que o juiz nos deu ganho de causa em nossa ação. O pagamento será feito pela empresa em até 30 dias. Lembrando que os meus honorários serão descontados desse valor.">
            <text:p>Gostaria de comunicar que o juiz nos deu ganho de causa em nossa ação. O pagamento será feito pela empresa em até 30 dias. Lembrando que os meus honorários serão descontados desse valor.</text:p>
          </table:table-cell>
        </table:table-row>
        <table:table-row>
          <table:table-cell office:value-type="float" office:value="914">
            <text:p>914</text:p>
          </table:table-cell>
          <table:table-cell office:value-type="date" office:date-value="2022-08-06T00:00:00">
            <text:p>Sat Aug  6 00:00:00 2022</text:p>
          </table:table-cell>
          <table:table-cell office:value-type="string" office:value="Infelizmente tive que me ausentar do escritório para consultar 2 processos que estão correndo no fórum. Será que poderíamos agendar para outro dia? Imagino que devido ao trânsito não conseguirei retornar em um horário conveniente.">
            <text:p>Infelizmente tive que me ausentar do escritório para consultar 2 processos que estão correndo no fórum. Será que poderíamos agendar para outro dia? Imagino que devido ao trânsito não conseguirei retornar em um horário conveniente.</text:p>
          </table:table-cell>
        </table:table-row>
        <table:table-row>
          <table:table-cell office:value-type="float" office:value="915">
            <text:p>915</text:p>
          </table:table-cell>
          <table:table-cell office:value-type="date" office:date-value="2022-08-06T00:00:00">
            <text:p>Sat Aug  6 00:00:00 2022</text:p>
          </table:table-cell>
          <table:table-cell office:value-type="string" office:value="Minha cliente foi acusada pelo crime de aborto que cometeu, estamos tentando livrá-la das acusações mas, aqui no Brasil, além da péssima qualidade do atendimento médico, sabemos que esse assunto é muito delicado e tema de muita discussão. Acredito que não conseguiremos bons resultados nesse processo.">
            <text:p>Minha cliente foi acusada pelo crime de aborto que cometeu, estamos tentando livrá-la das acusações mas, aqui no Brasil, além da péssima qualidade do atendimento médico, sabemos que esse assunto é muito delicado e tema de muita discussão. Acredito que não conseguiremos bons resultados nesse processo.</text:p>
          </table:table-cell>
        </table:table-row>
        <table:table-row>
          <table:table-cell office:value-type="float" office:value="916">
            <text:p>916</text:p>
          </table:table-cell>
          <table:table-cell office:value-type="date" office:date-value="2022-08-06T00:00:00">
            <text:p>Sat Aug  6 00:00:00 2022</text:p>
          </table:table-cell>
          <table:table-cell office:value-type="string" office:value="O julgamento foi reagendado para o dia 31 de agosto as 14 horas e 30 minutos. Solicito que o senhor chegue 1 hora antes do início para que possamos praticar o seu depoimento. ">
            <text:p>O julgamento foi reagendado para o dia 31 de agosto as 14 horas e 30 minutos. Solicito que o senhor chegue 1 hora antes do início para que possamos praticar o seu depoimento. </text:p>
          </table:table-cell>
        </table:table-row>
        <table:table-row>
          <table:table-cell office:value-type="float" office:value="917">
            <text:p>917</text:p>
          </table:table-cell>
          <table:table-cell office:value-type="date" office:date-value="2022-08-06T00:00:00">
            <text:p>Sat Aug  6 00:00:00 2022</text:p>
          </table:table-cell>
          <table:table-cell office:value-type="string" office:value="Protestos são feitos, porém o trauma das mulheres envolvidas é permanente. Recentemente, uma menina de onze anos estuprada foi mantida em um abrigo, por ordem de uma juíza, para evitar que fizesse o aborto. Por isso, acredito que não devemos nos sujeitar à uma exposição maior do que a que temos atualmente nesse caso.">
            <text:p>Protestos são feitos, porém o trauma das mulheres envolvidas é permanente. Recentemente, uma menina de onze anos estuprada foi mantida em um abrigo, por ordem de uma juíza, para evitar que fizesse o aborto. Por isso, acredito que não devemos nos sujeitar à uma exposição maior do que a que temos atualmente nesse caso.</text:p>
          </table:table-cell>
        </table:table-row>
        <table:table-row>
          <table:table-cell office:value-type="float" office:value="918">
            <text:p>918</text:p>
          </table:table-cell>
          <table:table-cell office:value-type="date" office:date-value="2022-08-06T00:00:00">
            <text:p>Sat Aug  6 00:00:00 2022</text:p>
          </table:table-cell>
          <table:table-cell office:value-type="string" office:value="Tivemos um caso no Peru, onde uma mulher foi impedida de abortar um feto anencéfalo. Seu médico informou sobre a condição do feto e recomendou que ela fizesse um aborto terapêutico no hospital público, porém o procedimento foi vetado. ">
            <text:p>Tivemos um caso no Peru, onde uma mulher foi impedida de abortar um feto anencéfalo. Seu médico informou sobre a condição do feto e recomendou que ela fizesse um aborto terapêutico no hospital público, porém o procedimento foi vetado. </text:p>
          </table:table-cell>
        </table:table-row>
        <table:table-row>
          <table:table-cell office:value-type="float" office:value="919">
            <text:p>919</text:p>
          </table:table-cell>
          <table:table-cell office:value-type="date" office:date-value="2022-08-06T00:00:00">
            <text:p>Sat Aug  6 00:00:00 2022</text:p>
          </table:table-cell>
          <table:table-cell office:value-type="string" office:value="Tudo correu bem na vara criminal ontem. Nossa testemunha prestou todos os esclarecimentos necessários e o juiz já possui o suficiente para deferir a sentença. Até o final da tarde de amanhã lhe comunico o resultado.">
            <text:p>Tudo correu bem na vara criminal ontem. Nossa testemunha prestou todos os esclarecimentos necessários e o juiz já possui o suficiente para deferir a sentença. Até o final da tarde de amanhã lhe comunico o resultado.</text:p>
          </table:table-cell>
        </table:table-row>
      </table:table>
      <table:table table:name="89">
        <table:table-row>
          <table:table-cell office:value-type="string" office:value="id_base">
            <text:p>id_base</text:p>
          </table:table-cell>
          <table:table-cell office:value-type="float" office:value="89">
            <text:p>89</text:p>
          </table:table-cell>
        </table:table-row>
        <table:table-row>
          <table:table-cell office:value-type="string" office:value="area">
            <text:p>area</text:p>
          </table:table-cell>
          <table:table-cell office:value-type="string" office:value="igreja">
            <text:p>igrej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920">
            <text:p>920</text:p>
          </table:table-cell>
          <table:table-cell office:value-type="date" office:date-value="2022-08-06T00:00:00">
            <text:p>Sat Aug  6 00:00:00 2022</text:p>
          </table:table-cell>
          <table:table-cell office:value-type="string" office:value="As religiões e a história do dízimo são muito antigas, surgindo à época de Abraão, conforme se lê em Gênesis, no Antigo Testamento. Praticar o dízimo é primordial para o sustento da casa, no caso a igreja e a obra de Deus, é uma forma de agradecer ao Senhor pela sua indulgência. Portanto, acredito que você deva continuar com a prática de doar R$1000 mensais.">
            <text:p>As religiões e a história do dízimo são muito antigas, surgindo à época de Abraão, conforme se lê em Gênesis, no Antigo Testamento. Praticar o dízimo é primordial para o sustento da casa, no caso a igreja e a obra de Deus, é uma forma de agradecer ao Senhor pela sua indulgência. Portanto, acredito que você deva continuar com a prática de doar R$1000 mensais.</text:p>
          </table:table-cell>
        </table:table-row>
        <table:table-row>
          <table:table-cell office:value-type="float" office:value="921">
            <text:p>921</text:p>
          </table:table-cell>
          <table:table-cell office:value-type="date" office:date-value="2022-08-06T00:00:00">
            <text:p>Sat Aug  6 00:00:00 2022</text:p>
          </table:table-cell>
          <table:table-cell office:value-type="string" office:value="A palavra dízimo vem do Latim decimus, equivalendo a 10% de algo. Em nosso caso, consideramos esse valor sobre seu salário. Então, ainda falta que você doe uma parte considerável para a nossa igreja.">
            <text:p>A palavra dízimo vem do Latim decimus, equivalendo a 10% de algo. Em nosso caso, consideramos esse valor sobre seu salário. Então, ainda falta que você doe uma parte considerável para a nossa igreja.</text:p>
          </table:table-cell>
        </table:table-row>
        <table:table-row>
          <table:table-cell office:value-type="float" office:value="922">
            <text:p>922</text:p>
          </table:table-cell>
          <table:table-cell office:value-type="date" office:date-value="2022-08-06T00:00:00">
            <text:p>Sat Aug  6 00:00:00 2022</text:p>
          </table:table-cell>
          <table:table-cell office:value-type="string" office:value="Existem alguns trabalhos aqui na igreja que dependem de voluntários para funcionar. No entanto, não temos conseguido mão de obra suficiente para dar continuidade e os mesmos encontra-se parados no momento. Caso conheça alguém disposto à ajudar seria muito bom para nós.">
            <text:p>Existem alguns trabalhos aqui na igreja que dependem de voluntários para funcionar. No entanto, não temos conseguido mão de obra suficiente para dar continuidade e os mesmos encontra-se parados no momento. Caso conheça alguém disposto à ajudar seria muito bom para nós.</text:p>
          </table:table-cell>
        </table:table-row>
        <table:table-row>
          <table:table-cell office:value-type="float" office:value="923">
            <text:p>923</text:p>
          </table:table-cell>
          <table:table-cell office:value-type="date" office:date-value="2022-08-06T00:00:00">
            <text:p>Sat Aug  6 00:00:00 2022</text:p>
          </table:table-cell>
          <table:table-cell office:value-type="string" office:value="No dia 6 agosto teremos a celebração de uma missa de sétimo dia a pedido da viúva do senhor João da Silva. Por causa disso, o padre não seguirá seu rito tradicional. Agradecemos a compreensão de todos.">
            <text:p>No dia 6 agosto teremos a celebração de uma missa de sétimo dia a pedido da viúva do senhor João da Silva. Por causa disso, o padre não seguirá seu rito tradicional. Agradecemos a compreensão de todos.</text:p>
          </table:table-cell>
        </table:table-row>
        <table:table-row>
          <table:table-cell office:value-type="float" office:value="924">
            <text:p>924</text:p>
          </table:table-cell>
          <table:table-cell office:value-type="date" office:date-value="2022-08-06T00:00:00">
            <text:p>Sat Aug  6 00:00:00 2022</text:p>
          </table:table-cell>
          <table:table-cell office:value-type="string" office:value="No princípio, as contribuições financeiras eram utilizadas em nossa congregação para ajudar as famílias que estavam passando por um momento de necessidade. Somente depois que tomaram maiores proporções, por isso, temos insistindo com a importância das doações.">
            <text:p>No princípio, as contribuições financeiras eram utilizadas em nossa congregação para ajudar as famílias que estavam passando por um momento de necessidade. Somente depois que tomaram maiores proporções, por isso, temos insistindo com a importância das doações.</text:p>
          </table:table-cell>
        </table:table-row>
        <table:table-row>
          <table:table-cell office:value-type="float" office:value="925">
            <text:p>925</text:p>
          </table:table-cell>
          <table:table-cell office:value-type="date" office:date-value="2022-08-06T00:00:00">
            <text:p>Sat Aug  6 00:00:00 2022</text:p>
          </table:table-cell>
          <table:table-cell office:value-type="string" office:value="O controle de gastos aqui na igreja é feito por uma contadora. A maior parte é com material para a missa, além de contas de água e luz. Estou colocando ela em cópia nesse e-mail para que você tenha contato direto e possa tirar suas dúvidas.">
            <text:p>O controle de gastos aqui na igreja é feito por uma contadora. A maior parte é com material para a missa, além de contas de água e luz. Estou colocando ela em cópia nesse e-mail para que você tenha contato direto e possa tirar suas dúvidas.</text:p>
          </table:table-cell>
        </table:table-row>
        <table:table-row>
          <table:table-cell office:value-type="float" office:value="926">
            <text:p>926</text:p>
          </table:table-cell>
          <table:table-cell office:value-type="date" office:date-value="2022-08-06T00:00:00">
            <text:p>Sat Aug  6 00:00:00 2022</text:p>
          </table:table-cell>
          <table:table-cell office:value-type="string" office:value="O Novo Testamento modificou o conceito de dízimo. No passado a igreja abusou dele, hoje em dia não impõe nada sobre o seu valor, não se importando quanto é dado, nem quem doa. É equivalente  para a igreja ao imposto pago ao governo.">
            <text:p>O Novo Testamento modificou o conceito de dízimo. No passado a igreja abusou dele, hoje em dia não impõe nada sobre o seu valor, não se importando quanto é dado, nem quem doa. É equivalente  para a igreja ao imposto pago ao governo.</text:p>
          </table:table-cell>
        </table:table-row>
        <table:table-row>
          <table:table-cell office:value-type="float" office:value="927">
            <text:p>927</text:p>
          </table:table-cell>
          <table:table-cell office:value-type="date" office:date-value="2022-08-06T00:00:00">
            <text:p>Sat Aug  6 00:00:00 2022</text:p>
          </table:table-cell>
          <table:table-cell office:value-type="string" office:value="Para a próxima cerimônia iremos nos atentar ao Velho Testamento, será necessário que todos tragam a bíblia para que possamos revesar as leituras. Cheguem mais cedo nesse dia para que possamos sortear a ordem das pessoas que farão a leitura.">
            <text:p>Para a próxima cerimônia iremos nos atentar ao Velho Testamento, será necessário que todos tragam a bíblia para que possamos revesar as leituras. Cheguem mais cedo nesse dia para que possamos sortear a ordem das pessoas que farão a leitura.</text:p>
          </table:table-cell>
        </table:table-row>
        <table:table-row>
          <table:table-cell office:value-type="float" office:value="928">
            <text:p>928</text:p>
          </table:table-cell>
          <table:table-cell office:value-type="date" office:date-value="2022-08-06T00:00:00">
            <text:p>Sat Aug  6 00:00:00 2022</text:p>
          </table:table-cell>
          <table:table-cell office:value-type="string" office:value="Vamos ter que reformular nossa maneira de coletar o dizimo, na maioria dos casos as pessoas não andam mais com dinheiro vivo. Temos que começar a aceitar pix, cartão e outras formas de transferências.">
            <text:p>Vamos ter que reformular nossa maneira de coletar o dizimo, na maioria dos casos as pessoas não andam mais com dinheiro vivo. Temos que começar a aceitar pix, cartão e outras formas de transferências.</text:p>
          </table:table-cell>
        </table:table-row>
        <table:table-row>
          <table:table-cell office:value-type="float" office:value="929">
            <text:p>929</text:p>
          </table:table-cell>
          <table:table-cell office:value-type="date" office:date-value="2022-08-06T00:00:00">
            <text:p>Sat Aug  6 00:00:00 2022</text:p>
          </table:table-cell>
          <table:table-cell office:value-type="string" office:value="Será necessário substituir o nosso órgão, o rapaz responsável pela manutenção disse que agora não tem mais como dar um jeito. Vamos fazer uma arrecadação em separado para ele, caso contrário vamos perder nossa receita para os demais gastos.">
            <text:p>Será necessário substituir o nosso órgão, o rapaz responsável pela manutenção disse que agora não tem mais como dar um jeito. Vamos fazer uma arrecadação em separado para ele, caso contrário vamos perder nossa receita para os demais gastos.</text:p>
          </table:table-cell>
        </table:table-row>
      </table:table>
      <table:table table:name="90">
        <table:table-row>
          <table:table-cell office:value-type="string" office:value="id_base">
            <text:p>id_base</text:p>
          </table:table-cell>
          <table:table-cell office:value-type="float" office:value="90">
            <text:p>90</text:p>
          </table:table-cell>
        </table:table-row>
        <table:table-row>
          <table:table-cell office:value-type="string" office:value="area">
            <text:p>area</text:p>
          </table:table-cell>
          <table:table-cell office:value-type="string" office:value="advocacia">
            <text:p>advocac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930">
            <text:p>930</text:p>
          </table:table-cell>
          <table:table-cell office:value-type="date" office:date-value="2022-08-06T00:00:00">
            <text:p>Sat Aug  6 00:00:00 2022</text:p>
          </table:table-cell>
          <table:table-cell office:value-type="string" office:value="A Justiça Federal foi implantada na época da chamada Ditadura Militar com o objetivo de julgar causas em que a União Federal, Fazenda Nacional e outros órgãos federais, fossem partes como autora ou ré. Inicialmente criada para funcionar apenas nas capitais de cada Estado, foi posteriormente implantada também em diversas cidades.">
            <text:p>A Justiça Federal foi implantada na época da chamada Ditadura Militar com o objetivo de julgar causas em que a União Federal, Fazenda Nacional e outros órgãos federais, fossem partes como autora ou ré. Inicialmente criada para funcionar apenas nas capitais de cada Estado, foi posteriormente implantada também em diversas cidades.</text:p>
          </table:table-cell>
        </table:table-row>
        <table:table-row>
          <table:table-cell office:value-type="float" office:value="931">
            <text:p>931</text:p>
          </table:table-cell>
          <table:table-cell office:value-type="date" office:date-value="2022-08-06T00:00:00">
            <text:p>Sat Aug  6 00:00:00 2022</text:p>
          </table:table-cell>
          <table:table-cell office:value-type="string" office:value="O entendimento negativo apontado em seu trabalho deve-se principalmente à um conjunto numeroso e diversificado de experiências pessoais, descrédito na Justiça pela sua vagarosidade no julgamento das causas, distanciamento da população, elitismo, falta de acessibilidade a todos, além da burocracia e da falta de respeito com o cidadão. Mas esta visão, envolve a Justiça por inteiro, não somente a Justiça Federal.">
            <text:p>O entendimento negativo apontado em seu trabalho deve-se principalmente à um conjunto numeroso e diversificado de experiências pessoais, descrédito na Justiça pela sua vagarosidade no julgamento das causas, distanciamento da população, elitismo, falta de acessibilidade a todos, além da burocracia e da falta de respeito com o cidadão. Mas esta visão, envolve a Justiça por inteiro, não somente a Justiça Federal.</text:p>
          </table:table-cell>
        </table:table-row>
        <table:table-row>
          <table:table-cell office:value-type="float" office:value="932">
            <text:p>932</text:p>
          </table:table-cell>
          <table:table-cell office:value-type="date" office:date-value="2022-08-06T00:00:00">
            <text:p>Sat Aug  6 00:00:00 2022</text:p>
          </table:table-cell>
          <table:table-cell office:value-type="string" office:value="É necessária uma reformulação do Poder Judiciário para que acabemos com essa sua imagem negativa. Começando por questões estruturais e passando por uma reformulação no quadro de juízes. Somente dessa maneira poderemos ver o que está dizendo.">
            <text:p>É necessária uma reformulação do Poder Judiciário para que acabemos com essa sua imagem negativa. Começando por questões estruturais e passando por uma reformulação no quadro de juízes. Somente dessa maneira poderemos ver o que está dizendo.</text:p>
          </table:table-cell>
        </table:table-row>
        <table:table-row>
          <table:table-cell office:value-type="float" office:value="933">
            <text:p>933</text:p>
          </table:table-cell>
          <table:table-cell office:value-type="date" office:date-value="2022-08-06T00:00:00">
            <text:p>Sat Aug  6 00:00:00 2022</text:p>
          </table:table-cell>
          <table:table-cell office:value-type="string" office:value="Em nossa pesquisa de opinião, das causas relacionadas como negativas apontadas pela população,  destaca-se o excesso de formalismo e a possibilidade de inúmeros recursos à Instância Superior, o que favorece medidas protelatórias das partes interessadas, tendo como consequência a morosidade na solução da lide.">
            <text:p>Em nossa pesquisa de opinião, das causas relacionadas como negativas apontadas pela população,  destaca-se o excesso de formalismo e a possibilidade de inúmeros recursos à Instância Superior, o que favorece medidas protelatórias das partes interessadas, tendo como consequência a morosidade na solução da lide.</text:p>
          </table:table-cell>
        </table:table-row>
        <table:table-row>
          <table:table-cell office:value-type="float" office:value="934">
            <text:p>934</text:p>
          </table:table-cell>
          <table:table-cell office:value-type="date" office:date-value="2022-08-06T00:00:00">
            <text:p>Sat Aug  6 00:00:00 2022</text:p>
          </table:table-cell>
          <table:table-cell office:value-type="string" office:value="Em relação à morosidade no andamento processual é conveniente apontar que muitas vezes às próprias partes dão causa a isso, quando pedindo vista dos autos por determinado prazo, não o cumprem, sendo necessário fiscalização mais intensa por parte da Secretaria, na devolução dos autos.">
            <text:p>Em relação à morosidade no andamento processual é conveniente apontar que muitas vezes às próprias partes dão causa a isso, quando pedindo vista dos autos por determinado prazo, não o cumprem, sendo necessário fiscalização mais intensa por parte da Secretaria, na devolução dos autos.</text:p>
          </table:table-cell>
        </table:table-row>
        <table:table-row>
          <table:table-cell office:value-type="float" office:value="935">
            <text:p>935</text:p>
          </table:table-cell>
          <table:table-cell office:value-type="date" office:date-value="2022-08-06T00:00:00">
            <text:p>Sat Aug  6 00:00:00 2022</text:p>
          </table:table-cell>
          <table:table-cell office:value-type="string" office:value="Então depreende-se pela informação dada que a imagem negativa apontada pela população refere-se à imagem do Poder Judiciário como um todo e, por reflexo, à da justiça Federal. É um descrédito na Justiça em geral.">
            <text:p>Então depreende-se pela informação dada que a imagem negativa apontada pela população refere-se à imagem do Poder Judiciário como um todo e, por reflexo, à da justiça Federal. É um descrédito na Justiça em geral.</text:p>
          </table:table-cell>
        </table:table-row>
        <table:table-row>
          <table:table-cell office:value-type="float" office:value="936">
            <text:p>936</text:p>
          </table:table-cell>
          <table:table-cell office:value-type="date" office:date-value="2022-08-06T00:00:00">
            <text:p>Sat Aug  6 00:00:00 2022</text:p>
          </table:table-cell>
          <table:table-cell office:value-type="string" office:value="Infelizmente nossa vara não foi uma das que entraram no mutirões de julgamento, ao contrário, o número de demandas só cresceu e a quantidade de servidores diminuiu. Por isso, estamos com essa fila maior.">
            <text:p>Infelizmente nossa vara não foi uma das que entraram no mutirões de julgamento, ao contrário, o número de demandas só cresceu e a quantidade de servidores diminuiu. Por isso, estamos com essa fila maior.</text:p>
          </table:table-cell>
        </table:table-row>
        <table:table-row>
          <table:table-cell office:value-type="float" office:value="937">
            <text:p>937</text:p>
          </table:table-cell>
          <table:table-cell office:value-type="date" office:date-value="2022-08-06T00:00:00">
            <text:p>Sat Aug  6 00:00:00 2022</text:p>
          </table:table-cell>
          <table:table-cell office:value-type="string" office:value="Iremos realizar um novo concurso, a quantidade de juízes está interferindo no desempenho da atividade judicante. Fazia tempo desde que realizamos o último concurso mas, finalmente, estamos com condições político econômicas de fazê-lo.">
            <text:p>Iremos realizar um novo concurso, a quantidade de juízes está interferindo no desempenho da atividade judicante. Fazia tempo desde que realizamos o último concurso mas, finalmente, estamos com condições político econômicas de fazê-lo.</text:p>
          </table:table-cell>
        </table:table-row>
        <table:table-row>
          <table:table-cell office:value-type="float" office:value="938">
            <text:p>938</text:p>
          </table:table-cell>
          <table:table-cell office:value-type="date" office:date-value="2022-08-06T00:00:00">
            <text:p>Sat Aug  6 00:00:00 2022</text:p>
          </table:table-cell>
          <table:table-cell office:value-type="string" office:value="No processo mencionado, em que a Fazenda Nacional executa a empresa citada como ré, decorreram mais de três anos para localização da ré em questão que, mudando de endereço, não o atualizou nos autos do processo, ou no seu registro comercial, ou, bem ainda, era de seu interesse não ser localizada.">
            <text:p>No processo mencionado, em que a Fazenda Nacional executa a empresa citada como ré, decorreram mais de três anos para localização da ré em questão que, mudando de endereço, não o atualizou nos autos do processo, ou no seu registro comercial, ou, bem ainda, era de seu interesse não ser localizada.</text:p>
          </table:table-cell>
        </table:table-row>
        <table:table-row>
          <table:table-cell office:value-type="float" office:value="939">
            <text:p>939</text:p>
          </table:table-cell>
          <table:table-cell office:value-type="date" office:date-value="2022-08-06T00:00:00">
            <text:p>Sat Aug  6 00:00:00 2022</text:p>
          </table:table-cell>
          <table:table-cell office:value-type="string" office:value="O processo supracitado será encaminhado para a fila que a desembargadora tem para julgar. Infelizmente, a única coisa que o senhor pode fazer no momento é esperar.">
            <text:p>O processo supracitado será encaminhado para a fila que a desembargadora tem para julgar. Infelizmente, a única coisa que o senhor pode fazer no momento é esperar.</text:p>
          </table:table-cell>
        </table:table-row>
      </table:table>
      <table:table table:name="91">
        <table:table-row>
          <table:table-cell office:value-type="string" office:value="id_base">
            <text:p>id_base</text:p>
          </table:table-cell>
          <table:table-cell office:value-type="float" office:value="91">
            <text:p>91</text:p>
          </table:table-cell>
        </table:table-row>
        <table:table-row>
          <table:table-cell office:value-type="string" office:value="area">
            <text:p>area</text:p>
          </table:table-cell>
          <table:table-cell office:value-type="string" office:value="culinaria">
            <text:p>culinar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940">
            <text:p>940</text:p>
          </table:table-cell>
          <table:table-cell office:value-type="date" office:date-value="2022-08-06T00:00:00">
            <text:p>Sat Aug  6 00:00:00 2022</text:p>
          </table:table-cell>
          <table:table-cell office:value-type="string" office:value="Como cozinheira tenho trabalhando há mais de 30 anos, limito o meu ofício ao dia a dia, sem porém deixar de buscar o aperfeiçoamento e trazer algo diferente para o que faço diariamente. É uma arte difícil, sujeita a críticas. Muitas vezes o que cozinho não agrada a todos, às vezes por ser muito simples, outras vezes porque está muito elaborada.">
            <text:p>Como cozinheira tenho trabalhando há mais de 30 anos, limito o meu ofício ao dia a dia, sem porém deixar de buscar o aperfeiçoamento e trazer algo diferente para o que faço diariamente. É uma arte difícil, sujeita a críticas. Muitas vezes o que cozinho não agrada a todos, às vezes por ser muito simples, outras vezes porque está muito elaborada.</text:p>
          </table:table-cell>
        </table:table-row>
        <table:table-row>
          <table:table-cell office:value-type="float" office:value="941">
            <text:p>941</text:p>
          </table:table-cell>
          <table:table-cell office:value-type="date" office:date-value="2022-08-06T00:00:00">
            <text:p>Sat Aug  6 00:00:00 2022</text:p>
          </table:table-cell>
          <table:table-cell office:value-type="string" office:value="A escassez de emprego durante a pandemia criou oportunidade para muitas pessoas que sabem cozinhar. Elas conseguiram abrir sua própria microempresa e até expandiram o negócio, dando ensejo para que outras pessoas conseguissem trabalho. Nosso restaurante quer firmar uma parceria com esse tipo de empreendimento, mas que fiquem próximos à nós para que revitalizemos o entorno de nosso bairro. O que acha de marcamos uma reunião?">
            <text:p>A escassez de emprego durante a pandemia criou oportunidade para muitas pessoas que sabem cozinhar. Elas conseguiram abrir sua própria microempresa e até expandiram o negócio, dando ensejo para que outras pessoas conseguissem trabalho. Nosso restaurante quer firmar uma parceria com esse tipo de empreendimento, mas que fiquem próximos à nós para que revitalizemos o entorno de nosso bairro. O que acha de marcamos uma reunião?</text:p>
          </table:table-cell>
        </table:table-row>
        <table:table-row>
          <table:table-cell office:value-type="float" office:value="942">
            <text:p>942</text:p>
          </table:table-cell>
          <table:table-cell office:value-type="date" office:date-value="2022-08-06T00:00:00">
            <text:p>Sat Aug  6 00:00:00 2022</text:p>
          </table:table-cell>
          <table:table-cell office:value-type="string" office:value="Fomos convidados para um programa de culinária para demonstrarmos como os pratos são elaborados em uma cozinha profissional. Não será necessário dar o passo a passo de cada prato, porém deveremos mostrar a logística e organização na aquisição dos ingredientes utilizados.">
            <text:p>Fomos convidados para um programa de culinária para demonstrarmos como os pratos são elaborados em uma cozinha profissional. Não será necessário dar o passo a passo de cada prato, porém deveremos mostrar a logística e organização na aquisição dos ingredientes utilizados.</text:p>
          </table:table-cell>
        </table:table-row>
        <table:table-row>
          <table:table-cell office:value-type="float" office:value="943">
            <text:p>943</text:p>
          </table:table-cell>
          <table:table-cell office:value-type="date" office:date-value="2022-08-06T00:00:00">
            <text:p>Sat Aug  6 00:00:00 2022</text:p>
          </table:table-cell>
          <table:table-cell office:value-type="string" office:value="Muitas vezes ouvimos alguém dizer: ah, o feijão com arroz feito pela minha avó é imbatível, ninguém consegue fazer igual. Em meu restaurante, nossa meta é a busca por esse tipo de elogio, pode vir nos conhecer.">
            <text:p>Muitas vezes ouvimos alguém dizer: ah, o feijão com arroz feito pela minha avó é imbatível, ninguém consegue fazer igual. Em meu restaurante, nossa meta é a busca por esse tipo de elogio, pode vir nos conhecer.</text:p>
          </table:table-cell>
        </table:table-row>
        <table:table-row>
          <table:table-cell office:value-type="float" office:value="944">
            <text:p>944</text:p>
          </table:table-cell>
          <table:table-cell office:value-type="date" office:date-value="2022-08-06T00:00:00">
            <text:p>Sat Aug  6 00:00:00 2022</text:p>
          </table:table-cell>
          <table:table-cell office:value-type="string" office:value="Não me foram entregues na última encomenda os 5 kg de Atum que solicitei, poderiam verificar o que aconteceu? Vou precisar disso para no máximo o fim dessa semana, porque meu estoque está acabando.">
            <text:p>Não me foram entregues na última encomenda os 5 kg de Atum que solicitei, poderiam verificar o que aconteceu? Vou precisar disso para no máximo o fim dessa semana, porque meu estoque está acabando.</text:p>
          </table:table-cell>
        </table:table-row>
        <table:table-row>
          <table:table-cell office:value-type="float" office:value="945">
            <text:p>945</text:p>
          </table:table-cell>
          <table:table-cell office:value-type="date" office:date-value="2022-08-06T00:00:00">
            <text:p>Sat Aug  6 00:00:00 2022</text:p>
          </table:table-cell>
          <table:table-cell office:value-type="string" office:value="No programa que gravaram conosco vincularam o nome e o endereço de nosso restaurante. Acredito que com isso nosso movimento irá aumentar nos próximos meses, vamos monitorar a quantidade de atendimentos por dia, além da quantidade de vezes em que houve fila de espera, para avaliarmos se será necessário contratar uma equipe auxiliar.">
            <text:p>No programa que gravaram conosco vincularam o nome e o endereço de nosso restaurante. Acredito que com isso nosso movimento irá aumentar nos próximos meses, vamos monitorar a quantidade de atendimentos por dia, além da quantidade de vezes em que houve fila de espera, para avaliarmos se será necessário contratar uma equipe auxiliar.</text:p>
          </table:table-cell>
        </table:table-row>
        <table:table-row>
          <table:table-cell office:value-type="float" office:value="946">
            <text:p>946</text:p>
          </table:table-cell>
          <table:table-cell office:value-type="date" office:date-value="2022-08-06T00:00:00">
            <text:p>Sat Aug  6 00:00:00 2022</text:p>
          </table:table-cell>
          <table:table-cell office:value-type="string" office:value="Para um evento que irá ocorrer no restaurante foi solicitado, além de algumas sobremesas, um bolo de aniversário mais elaborado. O tipo de decoração que pediram eu não tenho o costume de fazer, você poderia me auxiliar dessa vez?">
            <text:p>Para um evento que irá ocorrer no restaurante foi solicitado, além de algumas sobremesas, um bolo de aniversário mais elaborado. O tipo de decoração que pediram eu não tenho o costume de fazer, você poderia me auxiliar dessa vez?</text:p>
          </table:table-cell>
        </table:table-row>
        <table:table-row>
          <table:table-cell office:value-type="float" office:value="947">
            <text:p>947</text:p>
          </table:table-cell>
          <table:table-cell office:value-type="date" office:date-value="2022-08-06T00:00:00">
            <text:p>Sat Aug  6 00:00:00 2022</text:p>
          </table:table-cell>
          <table:table-cell office:value-type="string" office:value="Todos nós sabemos que os pratos do cotidiano numa refeição caseira devem ser bem executados e muitos cozinheiros se destacaram exatamente pelo capricho dado a estas refeições. Para que você trabalhe aqui em meu restaurante deve ter a capacidade de fazer não somente os pratos mais requintados como também estes triviais. ">
            <text:p>Todos nós sabemos que os pratos do cotidiano numa refeição caseira devem ser bem executados e muitos cozinheiros se destacaram exatamente pelo capricho dado a estas refeições. Para que você trabalhe aqui em meu restaurante deve ter a capacidade de fazer não somente os pratos mais requintados como também estes triviais. </text:p>
          </table:table-cell>
        </table:table-row>
        <table:table-row>
          <table:table-cell office:value-type="float" office:value="948">
            <text:p>948</text:p>
          </table:table-cell>
          <table:table-cell office:value-type="date" office:date-value="2022-08-06T00:00:00">
            <text:p>Sat Aug  6 00:00:00 2022</text:p>
          </table:table-cell>
          <table:table-cell office:value-type="string" office:value="Você está em busca da aprendizagem, como saber cozinhar, o que cozinhar, que pratos agradam mais. Mesmo dentro do próprio país os pratos se modificam por acréscimos de itens ou ausência desse item. O que não falta por ai é cozinheiro, contudo, bons cozinheiros que cozinham por amor são poucos. Vamos combinar para que você venha me visitar em meu restaurante.">
            <text:p>Você está em busca da aprendizagem, como saber cozinhar, o que cozinhar, que pratos agradam mais. Mesmo dentro do próprio país os pratos se modificam por acréscimos de itens ou ausência desse item. O que não falta por ai é cozinheiro, contudo, bons cozinheiros que cozinham por amor são poucos. Vamos combinar para que você venha me visitar em meu restaurante.</text:p>
          </table:table-cell>
        </table:table-row>
        <table:table-row>
          <table:table-cell office:value-type="float" office:value="949">
            <text:p>949</text:p>
          </table:table-cell>
          <table:table-cell office:value-type="date" office:date-value="2022-08-06T00:00:00">
            <text:p>Sat Aug  6 00:00:00 2022</text:p>
          </table:table-cell>
          <table:table-cell office:value-type="string" office:value="Você já reparou quantos programas de culinária estão agora disponíveis nas TVs, jornais e revistas? E as receitas são variadas e de países diferentes, cada uma na sua especialidade, tendo como carro chefe a comida mais apreciada no país, como por exemplo: feijoada no Brasil, sushi no Japão, pizza na Itália, esfiha e quibe na Arábia, etc.">
            <text:p>Você já reparou quantos programas de culinária estão agora disponíveis nas TVs, jornais e revistas? E as receitas são variadas e de países diferentes, cada uma na sua especialidade, tendo como carro chefe a comida mais apreciada no país, como por exemplo: feijoada no Brasil, sushi no Japão, pizza na Itália, esfiha e quibe na Arábia, etc.</text:p>
          </table:table-cell>
        </table:table-row>
      </table:table>
      <table:table table:name="92">
        <table:table-row>
          <table:table-cell office:value-type="string" office:value="id_base">
            <text:p>id_base</text:p>
          </table:table-cell>
          <table:table-cell office:value-type="float" office:value="92">
            <text:p>92</text:p>
          </table:table-cell>
        </table:table-row>
        <table:table-row>
          <table:table-cell office:value-type="string" office:value="area">
            <text:p>area</text:p>
          </table:table-cell>
          <table:table-cell office:value-type="string" office:value="ensino">
            <text:p>ensin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950">
            <text:p>950</text:p>
          </table:table-cell>
          <table:table-cell office:value-type="date" office:date-value="2022-08-06T00:00:00">
            <text:p>Sat Aug  6 00:00:00 2022</text:p>
          </table:table-cell>
          <table:table-cell office:value-type="string" office:value="Na aula passada falamos de escritores da literatura brasileira que fizeram sucesso mais no momento atual que em sua própria época. Nas próximas aulas, abordaremos cada um deles individualmente como Machado de Assis, Castro Alves e Ariano Suassuna.">
            <text:p>Na aula passada falamos de escritores da literatura brasileira que fizeram sucesso mais no momento atual que em sua própria época. Nas próximas aulas, abordaremos cada um deles individualmente como Machado de Assis, Castro Alves e Ariano Suassuna.</text:p>
          </table:table-cell>
        </table:table-row>
        <table:table-row>
          <table:table-cell office:value-type="float" office:value="951">
            <text:p>951</text:p>
          </table:table-cell>
          <table:table-cell office:value-type="date" office:date-value="2022-08-06T00:00:00">
            <text:p>Sat Aug  6 00:00:00 2022</text:p>
          </table:table-cell>
          <table:table-cell office:value-type="string" office:value="Como exercício vocês devem criar uma redação de no máximo 20 linhas sobre a cultura brasileira. Podem explorar qualquer aspecto sobre ela, porém, devem escolher uma posição para defender, seja sobre a valorização ou a divulgação da mesma.">
            <text:p>Como exercício vocês devem criar uma redação de no máximo 20 linhas sobre a cultura brasileira. Podem explorar qualquer aspecto sobre ela, porém, devem escolher uma posição para defender, seja sobre a valorização ou a divulgação da mesma.</text:p>
          </table:table-cell>
        </table:table-row>
        <table:table-row>
          <table:table-cell office:value-type="float" office:value="952">
            <text:p>952</text:p>
          </table:table-cell>
          <table:table-cell office:value-type="date" office:date-value="2022-08-06T00:00:00">
            <text:p>Sat Aug  6 00:00:00 2022</text:p>
          </table:table-cell>
          <table:table-cell office:value-type="string" office:value="Como palestrante Suassuna é imbatível, cheio de humor, piadas engraçadíssimas e muita informação cultural. Fazia piada até mesmo de sua voz e sua aparência. Vários vídeos foram gravados sobre suas palestras, será fácil de você encontrar um.">
            <text:p>Como palestrante Suassuna é imbatível, cheio de humor, piadas engraçadíssimas e muita informação cultural. Fazia piada até mesmo de sua voz e sua aparência. Vários vídeos foram gravados sobre suas palestras, será fácil de você encontrar um.</text:p>
          </table:table-cell>
        </table:table-row>
        <table:table-row>
          <table:table-cell office:value-type="float" office:value="953">
            <text:p>953</text:p>
          </table:table-cell>
          <table:table-cell office:value-type="date" office:date-value="2022-08-06T00:00:00">
            <text:p>Sat Aug  6 00:00:00 2022</text:p>
          </table:table-cell>
          <table:table-cell office:value-type="string" office:value="Como tarefa de casa, falem sobre um dos livros de maior sucesso do escritor Ariano Sucesso o Auto da Compadecida, que foi tema de filme, teatro e novela. E dele sempre estamos extraindo coisas novas do texto. Se prepararem para debater sobre os pontos positivos e negativos desta obra.">
            <text:p>Como tarefa de casa, falem sobre um dos livros de maior sucesso do escritor Ariano Sucesso o Auto da Compadecida, que foi tema de filme, teatro e novela. E dele sempre estamos extraindo coisas novas do texto. Se prepararem para debater sobre os pontos positivos e negativos desta obra.</text:p>
          </table:table-cell>
        </table:table-row>
        <table:table-row>
          <table:table-cell office:value-type="float" office:value="954">
            <text:p>954</text:p>
          </table:table-cell>
          <table:table-cell office:value-type="date" office:date-value="2022-08-06T00:00:00">
            <text:p>Sat Aug  6 00:00:00 2022</text:p>
          </table:table-cell>
          <table:table-cell office:value-type="string" office:value="Essa sua questão da prova não teve a nota completa, pois você não explicou melhor sobre as origens e objetivos do Movimento Armorial. Disse simplesmente que valorizava as artes populares nordestinas.">
            <text:p>Essa sua questão da prova não teve a nota completa, pois você não explicou melhor sobre as origens e objetivos do Movimento Armorial. Disse simplesmente que valorizava as artes populares nordestinas.</text:p>
          </table:table-cell>
        </table:table-row>
        <table:table-row>
          <table:table-cell office:value-type="float" office:value="955">
            <text:p>955</text:p>
          </table:table-cell>
          <table:table-cell office:value-type="date" office:date-value="2022-08-06T00:00:00">
            <text:p>Sat Aug  6 00:00:00 2022</text:p>
          </table:table-cell>
          <table:table-cell office:value-type="string" office:value="Farei a devolução do trabalho de vocês corrigido na próxima aula. Nem todos conseguiram encontrar detalhes sobre escritores que se destacaram como compositores, escultores ou em outras artes mas todos ficaram com notas boas que auxiliarão na média final.">
            <text:p>Farei a devolução do trabalho de vocês corrigido na próxima aula. Nem todos conseguiram encontrar detalhes sobre escritores que se destacaram como compositores, escultores ou em outras artes mas todos ficaram com notas boas que auxiliarão na média final.</text:p>
          </table:table-cell>
        </table:table-row>
        <table:table-row>
          <table:table-cell office:value-type="float" office:value="956">
            <text:p>956</text:p>
          </table:table-cell>
          <table:table-cell office:value-type="date" office:date-value="2022-08-06T00:00:00">
            <text:p>Sat Aug  6 00:00:00 2022</text:p>
          </table:table-cell>
          <table:table-cell office:value-type="string" office:value="Na próxima aula trarei um aparelho de som para escutarmos Asa Branca, composição de autoria de Humberto Teixeira e de Luiz Gonzaga para discutirmos sobre a letra dessa música. ">
            <text:p>Na próxima aula trarei um aparelho de som para escutarmos Asa Branca, composição de autoria de Humberto Teixeira e de Luiz Gonzaga para discutirmos sobre a letra dessa música. </text:p>
          </table:table-cell>
        </table:table-row>
        <table:table-row>
          <table:table-cell office:value-type="float" office:value="957">
            <text:p>957</text:p>
          </table:table-cell>
          <table:table-cell office:value-type="date" office:date-value="2022-08-06T00:00:00">
            <text:p>Sat Aug  6 00:00:00 2022</text:p>
          </table:table-cell>
          <table:table-cell office:value-type="string" office:value="Não, isto não é verdade, muitos escritores e livros só foram conhecidos pelo público após a morte  do autor. Como é o caso de Dom Pantero no Palco dos Pecadores, que foi o último livro de Ariano e só foi publicado em 2017 após a sua morte.">
            <text:p>Não, isto não é verdade, muitos escritores e livros só foram conhecidos pelo público após a morte  do autor. Como é o caso de Dom Pantero no Palco dos Pecadores, que foi o último livro de Ariano e só foi publicado em 2017 após a sua morte.</text:p>
          </table:table-cell>
        </table:table-row>
        <table:table-row>
          <table:table-cell office:value-type="float" office:value="958">
            <text:p>958</text:p>
          </table:table-cell>
          <table:table-cell office:value-type="date" office:date-value="2022-08-06T00:00:00">
            <text:p>Sat Aug  6 00:00:00 2022</text:p>
          </table:table-cell>
          <table:table-cell office:value-type="string" office:value="Solicito que na próxima aula o teatro seja reservado para mim, pois irei dar uma aula sobre a dramaturgia brasileira e gostaria de trazer os alunos para um ambiente mais imersivo.">
            <text:p>Solicito que na próxima aula o teatro seja reservado para mim, pois irei dar uma aula sobre a dramaturgia brasileira e gostaria de trazer os alunos para um ambiente mais imersivo.</text:p>
          </table:table-cell>
        </table:table-row>
        <table:table-row>
          <table:table-cell office:value-type="float" office:value="959">
            <text:p>959</text:p>
          </table:table-cell>
          <table:table-cell office:value-type="date" office:date-value="2022-08-06T00:00:00">
            <text:p>Sat Aug  6 00:00:00 2022</text:p>
          </table:table-cell>
          <table:table-cell office:value-type="string" office:value="Você quer saber onde nasceu Ariano Vilar Suassuna? Ele nasceu em João Pessoa, cidade com área de 210 km2, capital da Paraíba, estado localizado na costa leste do Brasil, no dia 16 de junho de 1927. Aproveitando seu e-mail, faça uma pesquisa e descubra onde ele faleceu. ">
            <text:p>Você quer saber onde nasceu Ariano Vilar Suassuna? Ele nasceu em João Pessoa, cidade com área de 210 km2, capital da Paraíba, estado localizado na costa leste do Brasil, no dia 16 de junho de 1927. Aproveitando seu e-mail, faça uma pesquisa e descubra onde ele faleceu. </text:p>
          </table:table-cell>
        </table:table-row>
      </table:table>
      <table:table table:name="93">
        <table:table-row>
          <table:table-cell office:value-type="string" office:value="id_base">
            <text:p>id_base</text:p>
          </table:table-cell>
          <table:table-cell office:value-type="float" office:value="93">
            <text:p>93</text:p>
          </table:table-cell>
        </table:table-row>
        <table:table-row>
          <table:table-cell office:value-type="string" office:value="area">
            <text:p>area</text:p>
          </table:table-cell>
          <table:table-cell office:value-type="string" office:value="personal trainer">
            <text:p>personal trainer</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960">
            <text:p>960</text:p>
          </table:table-cell>
          <table:table-cell office:value-type="date" office:date-value="2022-08-08T00:00:00">
            <text:p>Mon Aug  8 00:00:00 2022</text:p>
          </table:table-cell>
          <table:table-cell office:value-type="string" office:value="Minha meta é preparar você para participar de torneios nacionais ou internacionais. Meu objetivo é fazer você alçar o pódio e ganhar a medalha de ouro, por isso que lhe cobro tanto.">
            <text:p>Minha meta é preparar você para participar de torneios nacionais ou internacionais. Meu objetivo é fazer você alçar o pódio e ganhar a medalha de ouro, por isso que lhe cobro tanto.</text:p>
          </table:table-cell>
        </table:table-row>
        <table:table-row>
          <table:table-cell office:value-type="float" office:value="961">
            <text:p>961</text:p>
          </table:table-cell>
          <table:table-cell office:value-type="date" office:date-value="2022-08-08T00:00:00">
            <text:p>Mon Aug  8 00:00:00 2022</text:p>
          </table:table-cell>
          <table:table-cell office:value-type="string" office:value="Alguns países são insuperáveis na quantidade de medalhas que ganham, Estados Unidos, Alemanha,  China. Mesmo a Rússia que, atualmente, foi banida da última competição olímpica por uso de substâncias químicas para aumentar a  resistência dos seus atletas. Infelizmente, nosso país está muito abaixo nesse quadro, por isso seu feito é tão importante, qualquer medalha deve ser considerada uma vitória, considerando as condições em que temos que trabalhar.">
            <text:p>Alguns países são insuperáveis na quantidade de medalhas que ganham, Estados Unidos, Alemanha,  China. Mesmo a Rússia que, atualmente, foi banida da última competição olímpica por uso de substâncias químicas para aumentar a  resistência dos seus atletas. Infelizmente, nosso país está muito abaixo nesse quadro, por isso seu feito é tão importante, qualquer medalha deve ser considerada uma vitória, considerando as condições em que temos que trabalhar.</text:p>
          </table:table-cell>
        </table:table-row>
        <table:table-row>
          <table:table-cell office:value-type="float" office:value="962">
            <text:p>962</text:p>
          </table:table-cell>
          <table:table-cell office:value-type="date" office:date-value="2022-08-08T00:00:00">
            <text:p>Mon Aug  8 00:00:00 2022</text:p>
          </table:table-cell>
          <table:table-cell office:value-type="string" office:value="Ao contrário de outras modalidades do esporte, como por exemplo no futebol, onde os patrocinadores chovem sobre os clubes ou sobre os atletas, você terá somente o meu patrocínio, pois estou acreditando em seu potencial.">
            <text:p>Ao contrário de outras modalidades do esporte, como por exemplo no futebol, onde os patrocinadores chovem sobre os clubes ou sobre os atletas, você terá somente o meu patrocínio, pois estou acreditando em seu potencial.</text:p>
          </table:table-cell>
        </table:table-row>
        <table:table-row>
          <table:table-cell office:value-type="float" office:value="963">
            <text:p>963</text:p>
          </table:table-cell>
          <table:table-cell office:value-type="date" office:date-value="2022-08-08T00:00:00">
            <text:p>Mon Aug  8 00:00:00 2022</text:p>
          </table:table-cell>
          <table:table-cell office:value-type="string" office:value="Como você sabe, no atletismo, modalidade que é esporte olímpico com competições de corrida, salto, arremesso, marcha, entre outros o atleta pode precisar ser bom em mais de um tipo de esporte. Temos que pensar na equipe, por isso estou lhe passando esses outros treinos. ">
            <text:p>Como você sabe, no atletismo, modalidade que é esporte olímpico com competições de corrida, salto, arremesso, marcha, entre outros o atleta pode precisar ser bom em mais de um tipo de esporte. Temos que pensar na equipe, por isso estou lhe passando esses outros treinos. </text:p>
          </table:table-cell>
        </table:table-row>
        <table:table-row>
          <table:table-cell office:value-type="float" office:value="964">
            <text:p>964</text:p>
          </table:table-cell>
          <table:table-cell office:value-type="date" office:date-value="2022-08-08T00:00:00">
            <text:p>Mon Aug  8 00:00:00 2022</text:p>
          </table:table-cell>
          <table:table-cell office:value-type="string" office:value="Infelizmente isso acontece, já vi casos onde treinadores mal caráter prejudicam o atleta de forma abusiva, se aproveitando da inexperiência dos jovens para causar traumas, as vezes irreparáveis na sua vida pessoal e profissional. Pode me encaminhar ele que vamos tentar recuperá-lo.  ">
            <text:p>Infelizmente isso acontece, já vi casos onde treinadores mal caráter prejudicam o atleta de forma abusiva, se aproveitando da inexperiência dos jovens para causar traumas, as vezes irreparáveis na sua vida pessoal e profissional. Pode me encaminhar ele que vamos tentar recuperá-lo.  </text:p>
          </table:table-cell>
        </table:table-row>
        <table:table-row>
          <table:table-cell office:value-type="float" office:value="965">
            <text:p>965</text:p>
          </table:table-cell>
          <table:table-cell office:value-type="date" office:date-value="2022-08-08T00:00:00">
            <text:p>Mon Aug  8 00:00:00 2022</text:p>
          </table:table-cell>
          <table:table-cell office:value-type="string" office:value="Infelizmente, como você deve saber, muitos atletas desistem de participar por falta de patrocínio. E alguns dos que participam são patrocinados pela própria família, ou pelos amigos que acreditam nele e fazem o possível para arrecadar doações. Raros, são aqueles que conseguem uma marca para patrocinar seu talento. Então você não pode desperdiçar essa chance que recebeu, mesmo que não seja o valor que você estava esperando.">
            <text:p>Infelizmente, como você deve saber, muitos atletas desistem de participar por falta de patrocínio. E alguns dos que participam são patrocinados pela própria família, ou pelos amigos que acreditam nele e fazem o possível para arrecadar doações. Raros, são aqueles que conseguem uma marca para patrocinar seu talento. Então você não pode desperdiçar essa chance que recebeu, mesmo que não seja o valor que você estava esperando.</text:p>
          </table:table-cell>
        </table:table-row>
        <table:table-row>
          <table:table-cell office:value-type="float" office:value="966">
            <text:p>966</text:p>
          </table:table-cell>
          <table:table-cell office:value-type="date" office:date-value="2022-08-08T00:00:00">
            <text:p>Mon Aug  8 00:00:00 2022</text:p>
          </table:table-cell>
          <table:table-cell office:value-type="string" office:value="Mas é claro que você se lembra de muitos atletas que ganharam seguidas vezes a medalha de ouro, a mais cobiçada. Na natação destaca-se Phelps com 23 medalhas de ouro, sem contar prata e bronze. Temos que ter em mente que ele é somente um homem, assim como você também é. Com dedicação e treino conseguiremos ganhar uma medalha de algum torneio também.">
            <text:p>Mas é claro que você se lembra de muitos atletas que ganharam seguidas vezes a medalha de ouro, a mais cobiçada. Na natação destaca-se Phelps com 23 medalhas de ouro, sem contar prata e bronze. Temos que ter em mente que ele é somente um homem, assim como você também é. Com dedicação e treino conseguiremos ganhar uma medalha de algum torneio também.</text:p>
          </table:table-cell>
        </table:table-row>
        <table:table-row>
          <table:table-cell office:value-type="float" office:value="967">
            <text:p>967</text:p>
          </table:table-cell>
          <table:table-cell office:value-type="date" office:date-value="2022-08-08T00:00:00">
            <text:p>Mon Aug  8 00:00:00 2022</text:p>
          </table:table-cell>
          <table:table-cell office:value-type="string" office:value="Para muitos atletas a satisfação em participar de uma competição olímpica é tão grande que não importa chegar em último lugar, importante é a classificação e participar do grande evento. Tenho certeza absoluta que vamos melhorar seu resultado daqui a 4 anos.">
            <text:p>Para muitos atletas a satisfação em participar de uma competição olímpica é tão grande que não importa chegar em último lugar, importante é a classificação e participar do grande evento. Tenho certeza absoluta que vamos melhorar seu resultado daqui a 4 anos.</text:p>
          </table:table-cell>
        </table:table-row>
        <table:table-row>
          <table:table-cell office:value-type="float" office:value="968">
            <text:p>968</text:p>
          </table:table-cell>
          <table:table-cell office:value-type="date" office:date-value="2022-08-08T00:00:00">
            <text:p>Mon Aug  8 00:00:00 2022</text:p>
          </table:table-cell>
          <table:table-cell office:value-type="string" office:value="Precisamos ter uma maior interação, você tem talento na sua modalidade, disciplina e dedicação ao que faz. No entanto, não está deixando eu moldá-lo por meio de alguns dos meus treinos. Não precisa se preocupar, eu só quero incentivá-lo a dar o seu melhor.">
            <text:p>Precisamos ter uma maior interação, você tem talento na sua modalidade, disciplina e dedicação ao que faz. No entanto, não está deixando eu moldá-lo por meio de alguns dos meus treinos. Não precisa se preocupar, eu só quero incentivá-lo a dar o seu melhor.</text:p>
          </table:table-cell>
        </table:table-row>
        <table:table-row>
          <table:table-cell office:value-type="float" office:value="969">
            <text:p>969</text:p>
          </table:table-cell>
          <table:table-cell office:value-type="date" office:date-value="2022-08-08T00:00:00">
            <text:p>Mon Aug  8 00:00:00 2022</text:p>
          </table:table-cell>
          <table:table-cell office:value-type="string" office:value="Você sabe que muitos esportistas idealizam suas próprias marcas. Recentemente, um ex-surfista,  aproveitando a onda das cervejas artesanais, fabricou e está fazendo sucesso com a sua cerveja artesanal.">
            <text:p>Você sabe que muitos esportistas idealizam suas próprias marcas. Recentemente, um ex-surfista,  aproveitando a onda das cervejas artesanais, fabricou e está fazendo sucesso com a sua cerveja artesanal.</text:p>
          </table:table-cell>
        </table:table-row>
      </table:table>
      <table:table table:name="94">
        <table:table-row>
          <table:table-cell office:value-type="string" office:value="id_base">
            <text:p>id_base</text:p>
          </table:table-cell>
          <table:table-cell office:value-type="float" office:value="94">
            <text:p>94</text:p>
          </table:table-cell>
        </table:table-row>
        <table:table-row>
          <table:table-cell office:value-type="string" office:value="area">
            <text:p>area</text:p>
          </table:table-cell>
          <table:table-cell office:value-type="string" office:value="agencia cuidadores">
            <text:p>agencia cuidadores</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970">
            <text:p>970</text:p>
          </table:table-cell>
          <table:table-cell office:value-type="date" office:date-value="2022-08-06T00:00:00">
            <text:p>Sat Aug  6 00:00:00 2022</text:p>
          </table:table-cell>
          <table:table-cell office:value-type="string" office:value="Uma cliente entrou em contato conosco solicitando que a cuidadora que foi enviada para a casa dela fosse substituída. Veja se temos alguém com disponibilidade para a zona norte de São Paulo.">
            <text:p>Uma cliente entrou em contato conosco solicitando que a cuidadora que foi enviada para a casa dela fosse substituída. Veja se temos alguém com disponibilidade para a zona norte de São Paulo.</text:p>
          </table:table-cell>
        </table:table-row>
        <table:table-row>
          <table:table-cell office:value-type="float" office:value="971">
            <text:p>971</text:p>
          </table:table-cell>
          <table:table-cell office:value-type="date" office:date-value="2022-08-06T00:00:00">
            <text:p>Sat Aug  6 00:00:00 2022</text:p>
          </table:table-cell>
          <table:table-cell office:value-type="string" office:value="Durante a pandemia mantivemos um controle rigoroso das cuidadoras, com realização diária de testes, além do fornecimento de máscaras e conscientização do uso da mesma. Não recebemos nenhum tipo de queixa com relação à isso, acredito que o senhor pode ficar despreocupado agora que todas as nossas empregadas apresentaram os certificados de vacina completos.">
            <text:p>Durante a pandemia mantivemos um controle rigoroso das cuidadoras, com realização diária de testes, além do fornecimento de máscaras e conscientização do uso da mesma. Não recebemos nenhum tipo de queixa com relação à isso, acredito que o senhor pode ficar despreocupado agora que todas as nossas empregadas apresentaram os certificados de vacina completos.</text:p>
          </table:table-cell>
        </table:table-row>
        <table:table-row>
          <table:table-cell office:value-type="float" office:value="972">
            <text:p>972</text:p>
          </table:table-cell>
          <table:table-cell office:value-type="date" office:date-value="2022-08-06T00:00:00">
            <text:p>Sat Aug  6 00:00:00 2022</text:p>
          </table:table-cell>
          <table:table-cell office:value-type="string" office:value="Estamos com vagas abertas para o curso de formação de cuidadores de idosos. A ideia é que formemos profissionais capacitados a trabalhar conosco e, com o surgimento de novas oportunidades, disponibilizaremos aqueles que concluíram o curso e ficaram cadastrados em nosso banco de dados. ">
            <text:p>Estamos com vagas abertas para o curso de formação de cuidadores de idosos. A ideia é que formemos profissionais capacitados a trabalhar conosco e, com o surgimento de novas oportunidades, disponibilizaremos aqueles que concluíram o curso e ficaram cadastrados em nosso banco de dados. </text:p>
          </table:table-cell>
        </table:table-row>
        <table:table-row>
          <table:table-cell office:value-type="float" office:value="973">
            <text:p>973</text:p>
          </table:table-cell>
          <table:table-cell office:value-type="date" office:date-value="2022-08-06T00:00:00">
            <text:p>Sat Aug  6 00:00:00 2022</text:p>
          </table:table-cell>
          <table:table-cell office:value-type="string" office:value="Fique tranquila, a ordem de convocação, daqueles que concluíram o curso, é com base nas notas e aproveitamento dos exercícios práticos. Você é a próxima a ser chamada, logo estará trabalhando.">
            <text:p>Fique tranquila, a ordem de convocação, daqueles que concluíram o curso, é com base nas notas e aproveitamento dos exercícios práticos. Você é a próxima a ser chamada, logo estará trabalhando.</text:p>
          </table:table-cell>
        </table:table-row>
        <table:table-row>
          <table:table-cell office:value-type="float" office:value="974">
            <text:p>974</text:p>
          </table:table-cell>
          <table:table-cell office:value-type="date" office:date-value="2022-08-06T00:00:00">
            <text:p>Sat Aug  6 00:00:00 2022</text:p>
          </table:table-cell>
          <table:table-cell office:value-type="string" office:value="Lamentamos muito o ocorrido com sua mãe, infelizmente nem todos os hospitais deveriam receber esse nome. Claro que nada do que dissermos lhe trará algum conforto nessa hora, mas lhe desejamos muita resignação nesse momento.">
            <text:p>Lamentamos muito o ocorrido com sua mãe, infelizmente nem todos os hospitais deveriam receber esse nome. Claro que nada do que dissermos lhe trará algum conforto nessa hora, mas lhe desejamos muita resignação nesse momento.</text:p>
          </table:table-cell>
        </table:table-row>
        <table:table-row>
          <table:table-cell office:value-type="float" office:value="975">
            <text:p>975</text:p>
          </table:table-cell>
          <table:table-cell office:value-type="date" office:date-value="2022-08-06T00:00:00">
            <text:p>Sat Aug  6 00:00:00 2022</text:p>
          </table:table-cell>
          <table:table-cell office:value-type="string" office:value="No dia 4 de julho, a Maria demonstrou possuir plena capacidade mental, porque lembrou do dia da independência dos Estados Unidos. Não se deixe iludir por essa situação em particular.">
            <text:p>No dia 4 de julho, a Maria demonstrou possuir plena capacidade mental, porque lembrou do dia da independência dos Estados Unidos. Não se deixe iludir por essa situação em particular.</text:p>
          </table:table-cell>
        </table:table-row>
        <table:table-row>
          <table:table-cell office:value-type="float" office:value="976">
            <text:p>976</text:p>
          </table:table-cell>
          <table:table-cell office:value-type="date" office:date-value="2022-08-06T00:00:00">
            <text:p>Sat Aug  6 00:00:00 2022</text:p>
          </table:table-cell>
          <table:table-cell office:value-type="string" office:value="Para esse caso não basta uma cuidadora, precisamos ter o acompanhamento de uma enfermeira 24 horas. A mãe do cliente, tem um histórico de convulsões fortes. Por isso que esse caso está na lista de aguardo.">
            <text:p>Para esse caso não basta uma cuidadora, precisamos ter o acompanhamento de uma enfermeira 24 horas. A mãe do cliente, tem um histórico de convulsões fortes. Por isso que esse caso está na lista de aguardo.</text:p>
          </table:table-cell>
        </table:table-row>
        <table:table-row>
          <table:table-cell office:value-type="float" office:value="977">
            <text:p>977</text:p>
          </table:table-cell>
          <table:table-cell office:value-type="date" office:date-value="2022-08-06T00:00:00">
            <text:p>Sat Aug  6 00:00:00 2022</text:p>
          </table:table-cell>
          <table:table-cell office:value-type="string" office:value="Recebemos um elogio da moça que foi enviada para a casa no bairro do Limoeiro. Vamos sinalizar essa cuidadora em nossa base de dados para que possamos ter um trunfo de substituição no caso de alguém não corresponder às expectativas.">
            <text:p>Recebemos um elogio da moça que foi enviada para a casa no bairro do Limoeiro. Vamos sinalizar essa cuidadora em nossa base de dados para que possamos ter um trunfo de substituição no caso de alguém não corresponder às expectativas.</text:p>
          </table:table-cell>
        </table:table-row>
        <table:table-row>
          <table:table-cell office:value-type="float" office:value="978">
            <text:p>978</text:p>
          </table:table-cell>
          <table:table-cell office:value-type="date" office:date-value="2022-08-06T00:00:00">
            <text:p>Sat Aug  6 00:00:00 2022</text:p>
          </table:table-cell>
          <table:table-cell office:value-type="string" office:value="Sim, nosso serviço acaba sendo um pouco mais em conta pois não temos local próprio para cuidar dessas pessoas. Isso acaba sendo ruim para nós mesmos, pois as cuidadoras tem que se adaptar à casas que não possuem uma estrutura adequada para cuidar de idosos com mobilidade reduzida e comorbidades.">
            <text:p>Sim, nosso serviço acaba sendo um pouco mais em conta pois não temos local próprio para cuidar dessas pessoas. Isso acaba sendo ruim para nós mesmos, pois as cuidadoras tem que se adaptar à casas que não possuem uma estrutura adequada para cuidar de idosos com mobilidade reduzida e comorbidades.</text:p>
          </table:table-cell>
        </table:table-row>
        <table:table-row>
          <table:table-cell office:value-type="float" office:value="979">
            <text:p>979</text:p>
          </table:table-cell>
          <table:table-cell office:value-type="date" office:date-value="2022-08-06T00:00:00">
            <text:p>Sat Aug  6 00:00:00 2022</text:p>
          </table:table-cell>
          <table:table-cell office:value-type="string" office:value="Temos conhecimento de algumas casas que recebem idosos nessas condições. Caso venha a concluir que nosso atendimento não está sendo produtivo, lhe passo o contato.">
            <text:p>Temos conhecimento de algumas casas que recebem idosos nessas condições. Caso venha a concluir que nosso atendimento não está sendo produtivo, lhe passo o contato.</text:p>
          </table:table-cell>
        </table:table-row>
      </table:table>
      <table:table table:name="95">
        <table:table-row>
          <table:table-cell office:value-type="string" office:value="id_base">
            <text:p>id_base</text:p>
          </table:table-cell>
          <table:table-cell office:value-type="float" office:value="95">
            <text:p>95</text:p>
          </table:table-cell>
        </table:table-row>
        <table:table-row>
          <table:table-cell office:value-type="string" office:value="area">
            <text:p>area</text:p>
          </table:table-cell>
          <table:table-cell office:value-type="string" office:value="agencia de imigração">
            <text:p>agencia de imigraçã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980">
            <text:p>980</text:p>
          </table:table-cell>
          <table:table-cell office:value-type="date" office:date-value="2022-07-28T00:00:00">
            <text:p>Thu Jul 28 00:00:00 2022</text:p>
          </table:table-cell>
          <table:table-cell office:value-type="string" office:value="Imigrantes desse local possuem uma maior aptidão para trabalhos na área de agricultura, porque essa região possui muitas plantações de arroz desde os tempos antigos. Vamos encaminhá-lo para a região sul que lhe proporcionará maiores oportunidades. ">
            <text:p>Imigrantes desse local possuem uma maior aptidão para trabalhos na área de agricultura, porque essa região possui muitas plantações de arroz desde os tempos antigos. Vamos encaminhá-lo para a região sul que lhe proporcionará maiores oportunidades. </text:p>
          </table:table-cell>
        </table:table-row>
        <table:table-row>
          <table:table-cell office:value-type="float" office:value="981">
            <text:p>981</text:p>
          </table:table-cell>
          <table:table-cell office:value-type="date" office:date-value="2022-07-28T00:00:00">
            <text:p>Thu Jul 28 00:00:00 2022</text:p>
          </table:table-cell>
          <table:table-cell office:value-type="string" office:value="A documentação da última família que foi enviada para o interior de São Paulo ainda não foi validade pela consulado. Você poderia, por favor, verificar o que aconteceu?">
            <text:p>A documentação da última família que foi enviada para o interior de São Paulo ainda não foi validade pela consulado. Você poderia, por favor, verificar o que aconteceu?</text:p>
          </table:table-cell>
        </table:table-row>
        <table:table-row>
          <table:table-cell office:value-type="float" office:value="982">
            <text:p>982</text:p>
          </table:table-cell>
          <table:table-cell office:value-type="date" office:date-value="2022-07-28T00:00:00">
            <text:p>Thu Jul 28 00:00:00 2022</text:p>
          </table:table-cell>
          <table:table-cell office:value-type="string" office:value="Esse tipo de documento não é mais aceito aqui no Brasil, o senhor terá que solicitar o envio da nova versão que pode ser emitida remotamente. O funcionário de lá nos fará o envio com certificado digital e, portanto, não será necessário que o senhor faça mais nada.">
            <text:p>Esse tipo de documento não é mais aceito aqui no Brasil, o senhor terá que solicitar o envio da nova versão que pode ser emitida remotamente. O funcionário de lá nos fará o envio com certificado digital e, portanto, não será necessário que o senhor faça mais nada.</text:p>
          </table:table-cell>
        </table:table-row>
        <table:table-row>
          <table:table-cell office:value-type="float" office:value="983">
            <text:p>983</text:p>
          </table:table-cell>
          <table:table-cell office:value-type="date" office:date-value="2022-07-28T00:00:00">
            <text:p>Thu Jul 28 00:00:00 2022</text:p>
          </table:table-cell>
          <table:table-cell office:value-type="string" office:value="Existem muitos livros de registro aqui na agência, levará um tempo mas garanto que iremos encontrar o livro que consta a assinatura do seu falecido pai. Solicito, no entanto, um prazo maior para que possamos fazer a busca.">
            <text:p>Existem muitos livros de registro aqui na agência, levará um tempo mas garanto que iremos encontrar o livro que consta a assinatura do seu falecido pai. Solicito, no entanto, um prazo maior para que possamos fazer a busca.</text:p>
          </table:table-cell>
        </table:table-row>
        <table:table-row>
          <table:table-cell office:value-type="float" office:value="984">
            <text:p>984</text:p>
          </table:table-cell>
          <table:table-cell office:value-type="date" office:date-value="2022-07-28T00:00:00">
            <text:p>Thu Jul 28 00:00:00 2022</text:p>
          </table:table-cell>
          <table:table-cell office:value-type="string" office:value="Isso não costuma ser uma boa solução, imigrantes alocados em funções distintas das que estão acostumados sempre acabam desistindo antes de acabar o contrato. Vamos procurar um outro lugar aonde ele possa ser empregado. ">
            <text:p>Isso não costuma ser uma boa solução, imigrantes alocados em funções distintas das que estão acostumados sempre acabam desistindo antes de acabar o contrato. Vamos procurar um outro lugar aonde ele possa ser empregado. </text:p>
          </table:table-cell>
        </table:table-row>
        <table:table-row>
          <table:table-cell office:value-type="float" office:value="985">
            <text:p>985</text:p>
          </table:table-cell>
          <table:table-cell office:value-type="date" office:date-value="2022-07-28T00:00:00">
            <text:p>Thu Jul 28 00:00:00 2022</text:p>
          </table:table-cell>
          <table:table-cell office:value-type="string" office:value="Na próxima semana ocorrerá uma exposição comemorando os 150 anos do início da imigração japonesa para o Brasil, e fomos convidados para fazer uma palestra sobre o caminho inverso que ocorre atualmente. Nosso gerente irá palestrar as 14 horas.">
            <text:p>Na próxima semana ocorrerá uma exposição comemorando os 150 anos do início da imigração japonesa para o Brasil, e fomos convidados para fazer uma palestra sobre o caminho inverso que ocorre atualmente. Nosso gerente irá palestrar as 14 horas.</text:p>
          </table:table-cell>
        </table:table-row>
        <table:table-row>
          <table:table-cell office:value-type="float" office:value="986">
            <text:p>986</text:p>
          </table:table-cell>
          <table:table-cell office:value-type="date" office:date-value="2022-07-28T00:00:00">
            <text:p>Thu Jul 28 00:00:00 2022</text:p>
          </table:table-cell>
          <table:table-cell office:value-type="string" office:value="Os imigrantes possuem uma perseverança tão forte quanto sua coragem, com o passar do tempo você verá nesse trabalho que são poucos os que desistem.">
            <text:p>Os imigrantes possuem uma perseverança tão forte quanto sua coragem, com o passar do tempo você verá nesse trabalho que são poucos os que desistem.</text:p>
          </table:table-cell>
        </table:table-row>
        <table:table-row>
          <table:table-cell office:value-type="float" office:value="987">
            <text:p>987</text:p>
          </table:table-cell>
          <table:table-cell office:value-type="date" office:date-value="2022-07-28T00:00:00">
            <text:p>Thu Jul 28 00:00:00 2022</text:p>
          </table:table-cell>
          <table:table-cell office:value-type="string" office:value="Os senhores poderiam informar o que é necessário nesse caso para emitir um visto de trabalho de 6 meses para o senhor João? Toda a documentação que ele trouxe é essa que enviei, mas podemos ir atrás do que for necessário para que ele consiga o visto.">
            <text:p>Os senhores poderiam informar o que é necessário nesse caso para emitir um visto de trabalho de 6 meses para o senhor João? Toda a documentação que ele trouxe é essa que enviei, mas podemos ir atrás do que for necessário para que ele consiga o visto.</text:p>
          </table:table-cell>
        </table:table-row>
        <table:table-row>
          <table:table-cell office:value-type="float" office:value="988">
            <text:p>988</text:p>
          </table:table-cell>
          <table:table-cell office:value-type="date" office:date-value="2022-07-28T00:00:00">
            <text:p>Thu Jul 28 00:00:00 2022</text:p>
          </table:table-cell>
          <table:table-cell office:value-type="string" office:value="Temos um prazo de 10 dias úteis para providenciar esse tipo de requerimento de remessa. Não é tão simples assim, pois, precisamos averiguar a disponibilidade de caminhões de carga para deslocar as caixas.">
            <text:p>Temos um prazo de 10 dias úteis para providenciar esse tipo de requerimento de remessa. Não é tão simples assim, pois, precisamos averiguar a disponibilidade de caminhões de carga para deslocar as caixas.</text:p>
          </table:table-cell>
        </table:table-row>
        <table:table-row>
          <table:table-cell office:value-type="float" office:value="989">
            <text:p>989</text:p>
          </table:table-cell>
          <table:table-cell office:value-type="date" office:date-value="2022-07-28T00:00:00">
            <text:p>Thu Jul 28 00:00:00 2022</text:p>
          </table:table-cell>
          <table:table-cell office:value-type="string" office:value="Vamos fazer um levantamento de toda a documentação, que nos foi enviada nesse último mês, para vermos se essa alegação confere. Caso seja o caso, iremos nos responsabilizar em imprimir uma nova cópia e enviá-la sem custo para o senhor.">
            <text:p>Vamos fazer um levantamento de toda a documentação, que nos foi enviada nesse último mês, para vermos se essa alegação confere. Caso seja o caso, iremos nos responsabilizar em imprimir uma nova cópia e enviá-la sem custo para o senhor.</text:p>
          </table:table-cell>
        </table:table-row>
      </table:table>
      <table:table table:name="96">
        <table:table-row>
          <table:table-cell office:value-type="string" office:value="id_base">
            <text:p>id_base</text:p>
          </table:table-cell>
          <table:table-cell office:value-type="float" office:value="96">
            <text:p>96</text:p>
          </table:table-cell>
        </table:table-row>
        <table:table-row>
          <table:table-cell office:value-type="string" office:value="area">
            <text:p>area</text:p>
          </table:table-cell>
          <table:table-cell office:value-type="string" office:value="agencia de reformas">
            <text:p>agencia de reformas</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990">
            <text:p>990</text:p>
          </table:table-cell>
          <table:table-cell office:value-type="date" office:date-value="2022-08-06T00:00:00">
            <text:p>Sat Aug  6 00:00:00 2022</text:p>
          </table:table-cell>
          <table:table-cell office:value-type="string" office:value="Nossa agência é focada em encontrar a mão de obra ideal para as suas necessidades, temos diversos tipos de especialistas cadastrados em nosso banco de dados. Me envie o formulário anexo preenchido e fotos com boa resolução do setor que você descreveu.">
            <text:p>Nossa agência é focada em encontrar a mão de obra ideal para as suas necessidades, temos diversos tipos de especialistas cadastrados em nosso banco de dados. Me envie o formulário anexo preenchido e fotos com boa resolução do setor que você descreveu.</text:p>
          </table:table-cell>
        </table:table-row>
        <table:table-row>
          <table:table-cell office:value-type="float" office:value="991">
            <text:p>991</text:p>
          </table:table-cell>
          <table:table-cell office:value-type="date" office:date-value="2022-08-06T00:00:00">
            <text:p>Sat Aug  6 00:00:00 2022</text:p>
          </table:table-cell>
          <table:table-cell office:value-type="string" office:value="Os funcionários que utilizamos nunca chegam até nós adequados à melhores práticas apesar de terem muita experiência. Por isso, precisamos estar sempre atentos no acompanhamento de tudo.">
            <text:p>Os funcionários que utilizamos nunca chegam até nós adequados à melhores práticas apesar de terem muita experiência. Por isso, precisamos estar sempre atentos no acompanhamento de tudo.</text:p>
          </table:table-cell>
        </table:table-row>
        <table:table-row>
          <table:table-cell office:value-type="float" office:value="992">
            <text:p>992</text:p>
          </table:table-cell>
          <table:table-cell office:value-type="date" office:date-value="2022-08-06T00:00:00">
            <text:p>Sat Aug  6 00:00:00 2022</text:p>
          </table:table-cell>
          <table:table-cell office:value-type="string" office:value="A pintura deve ser feita uniformemente pois caso contrário as camadas de tinta ficarão com uma tonalidade diferente. Esperamos que da próxima vez, você tenha isso em mente.">
            <text:p>A pintura deve ser feita uniformemente pois caso contrário as camadas de tinta ficarão com uma tonalidade diferente. Esperamos que da próxima vez, você tenha isso em mente.</text:p>
          </table:table-cell>
        </table:table-row>
        <table:table-row>
          <table:table-cell office:value-type="float" office:value="993">
            <text:p>993</text:p>
          </table:table-cell>
          <table:table-cell office:value-type="date" office:date-value="2022-08-06T00:00:00">
            <text:p>Sat Aug  6 00:00:00 2022</text:p>
          </table:table-cell>
          <table:table-cell office:value-type="string" office:value="Essa pintura foi feita às pressas, repare como podemos ver pontos onde a tinta não aderiu corretamente. Por isso que a demão de hoje será mais demorada que a de ontem.">
            <text:p>Essa pintura foi feita às pressas, repare como podemos ver pontos onde a tinta não aderiu corretamente. Por isso que a demão de hoje será mais demorada que a de ontem.</text:p>
          </table:table-cell>
        </table:table-row>
        <table:table-row>
          <table:table-cell office:value-type="float" office:value="994">
            <text:p>994</text:p>
          </table:table-cell>
          <table:table-cell office:value-type="date" office:date-value="2022-08-06T00:00:00">
            <text:p>Sat Aug  6 00:00:00 2022</text:p>
          </table:table-cell>
          <table:table-cell office:value-type="string" office:value="Infelizmente isso não pode ser garantido, dependendo da localização da obra não é possível dar prosseguimento à mesma durante o final de semana. Temos uma política na empresa de respeitar o espaço do próximo. Porém, garantimos que terminaremos no prazo.">
            <text:p>Infelizmente isso não pode ser garantido, dependendo da localização da obra não é possível dar prosseguimento à mesma durante o final de semana. Temos uma política na empresa de respeitar o espaço do próximo. Porém, garantimos que terminaremos no prazo.</text:p>
          </table:table-cell>
        </table:table-row>
        <table:table-row>
          <table:table-cell office:value-type="float" office:value="995">
            <text:p>995</text:p>
          </table:table-cell>
          <table:table-cell office:value-type="date" office:date-value="2022-08-06T00:00:00">
            <text:p>Sat Aug  6 00:00:00 2022</text:p>
          </table:table-cell>
          <table:table-cell office:value-type="string" office:value="Iremos encaminhar uma equipe de pintores para dar conta de todo o serviço dentro do prazo que você está solicitando. Terei que fazer uma cobrança diferenciada, pois não costumamos finalizar um serviço desse tamanho em tão pouco tempo.">
            <text:p>Iremos encaminhar uma equipe de pintores para dar conta de todo o serviço dentro do prazo que você está solicitando. Terei que fazer uma cobrança diferenciada, pois não costumamos finalizar um serviço desse tamanho em tão pouco tempo.</text:p>
          </table:table-cell>
        </table:table-row>
        <table:table-row>
          <table:table-cell office:value-type="float" office:value="996">
            <text:p>996</text:p>
          </table:table-cell>
          <table:table-cell office:value-type="date" office:date-value="2022-08-06T00:00:00">
            <text:p>Sat Aug  6 00:00:00 2022</text:p>
          </table:table-cell>
          <table:table-cell office:value-type="string" office:value="Não poderemos dar início sem antes falar com um engenheiro especializado em análise de solo. Pelo que pudemos olhar no dia da visita, não ficamos confortáveis que nosso trabalho estará garantido devido à situação atual do terreno. Assim que agendarmos com um lhe retornaremos o contato.">
            <text:p>Não poderemos dar início sem antes falar com um engenheiro especializado em análise de solo. Pelo que pudemos olhar no dia da visita, não ficamos confortáveis que nosso trabalho estará garantido devido à situação atual do terreno. Assim que agendarmos com um lhe retornaremos o contato.</text:p>
          </table:table-cell>
        </table:table-row>
        <table:table-row>
          <table:table-cell office:value-type="float" office:value="997">
            <text:p>997</text:p>
          </table:table-cell>
          <table:table-cell office:value-type="date" office:date-value="2022-08-06T00:00:00">
            <text:p>Sat Aug  6 00:00:00 2022</text:p>
          </table:table-cell>
          <table:table-cell office:value-type="string" office:value="Podemos realizar esse tipo de serviço sim, entretanto, devido à altura de sua casa, será necessário um andaime para que possamos fazer a instalação de toda a extensão da calha. Por isso que estamos acrescentando esse valor em seu planejamento.">
            <text:p>Podemos realizar esse tipo de serviço sim, entretanto, devido à altura de sua casa, será necessário um andaime para que possamos fazer a instalação de toda a extensão da calha. Por isso que estamos acrescentando esse valor em seu planejamento.</text:p>
          </table:table-cell>
        </table:table-row>
        <table:table-row>
          <table:table-cell office:value-type="float" office:value="998">
            <text:p>998</text:p>
          </table:table-cell>
          <table:table-cell office:value-type="date" office:date-value="2022-08-06T00:00:00">
            <text:p>Sat Aug  6 00:00:00 2022</text:p>
          </table:table-cell>
          <table:table-cell office:value-type="string" office:value="Sim, nos também cuidamos da aquisição de todo o material com nossos fornecedores. A nota fiscal com o detalhamento dos itens é apresentada no fechamento. Em geral, os preços que praticamos saem no máximo igual aos principais centros de venda de material de construção, pode ficar tranquilo.">
            <text:p>Sim, nos também cuidamos da aquisição de todo o material com nossos fornecedores. A nota fiscal com o detalhamento dos itens é apresentada no fechamento. Em geral, os preços que praticamos saem no máximo igual aos principais centros de venda de material de construção, pode ficar tranquilo.</text:p>
          </table:table-cell>
        </table:table-row>
        <table:table-row>
          <table:table-cell office:value-type="float" office:value="999">
            <text:p>999</text:p>
          </table:table-cell>
          <table:table-cell office:value-type="date" office:date-value="2022-08-06T00:00:00">
            <text:p>Sat Aug  6 00:00:00 2022</text:p>
          </table:table-cell>
          <table:table-cell office:value-type="string" office:value="Solicito que me sejam enviados 10 sacos de cimento, 5 de rejunte e 2 galões de tinta branca. Seria possível fazer a entrega desses itens junto com o meu pedido anterior dos tijolos?">
            <text:p>Solicito que me sejam enviados 10 sacos de cimento, 5 de rejunte e 2 galões de tinta branca. Seria possível fazer a entrega desses itens junto com o meu pedido anterior dos tijolos?</text:p>
          </table:table-cell>
        </table:table-row>
        <table:table-row>
          <table:table-cell office:value-type="float" office:value="1000">
            <text:p>1000</text:p>
          </table:table-cell>
          <table:table-cell office:value-type="date" office:date-value="2022-08-06T00:00:00">
            <text:p>Sat Aug  6 00:00:00 2022</text:p>
          </table:table-cell>
          <table:table-cell office:value-type="string" office:value="A pintura sem o acabamento com verniz nunca agrada os clientes, acredito que vamos ter que parar de oferecer essa opção.">
            <text:p>A pintura sem o acabamento com verniz nunca agrada os clientes, acredito que vamos ter que parar de oferecer essa opção.</text:p>
          </table:table-cell>
        </table:table-row>
      </table:table>
      <table:table table:name="97">
        <table:table-row>
          <table:table-cell office:value-type="string" office:value="id_base">
            <text:p>id_base</text:p>
          </table:table-cell>
          <table:table-cell office:value-type="float" office:value="97">
            <text:p>97</text:p>
          </table:table-cell>
        </table:table-row>
        <table:table-row>
          <table:table-cell office:value-type="string" office:value="area">
            <text:p>area</text:p>
          </table:table-cell>
          <table:table-cell office:value-type="string" office:value="agencia de viagens">
            <text:p>agencia de viagens</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001">
            <text:p>1001</text:p>
          </table:table-cell>
          <table:table-cell office:value-type="date" office:date-value="2022-07-14T00:00:00">
            <text:p>Thu Jul 14 00:00:00 2022</text:p>
          </table:table-cell>
          <table:table-cell office:value-type="string" office:value="João, em anexo seguem suas passagens já com os assentos marcados, o voucher do hotel e o translado na chegada ao aeroporto Gilberto Freyre no Recife para o hotel na praia de Boa Viagem. Qualquer coisa é só entrar em contato.">
            <text:p>João, em anexo seguem suas passagens já com os assentos marcados, o voucher do hotel e o translado na chegada ao aeroporto Gilberto Freyre no Recife para o hotel na praia de Boa Viagem. Qualquer coisa é só entrar em contato.</text:p>
          </table:table-cell>
        </table:table-row>
        <table:table-row>
          <table:table-cell office:value-type="float" office:value="1002">
            <text:p>1002</text:p>
          </table:table-cell>
          <table:table-cell office:value-type="date" office:date-value="2022-07-14T00:00:00">
            <text:p>Thu Jul 14 00:00:00 2022</text:p>
          </table:table-cell>
          <table:table-cell office:value-type="string" office:value="Confirmada a sua solicitação para que o quarto tenha 2 camas de solteiro ao invés de uma cama de casal. Essa alteração não gerou nenhuma cobrança extra para o senhor. ">
            <text:p>Confirmada a sua solicitação para que o quarto tenha 2 camas de solteiro ao invés de uma cama de casal. Essa alteração não gerou nenhuma cobrança extra para o senhor. </text:p>
          </table:table-cell>
        </table:table-row>
        <table:table-row>
          <table:table-cell office:value-type="float" office:value="1003">
            <text:p>1003</text:p>
          </table:table-cell>
          <table:table-cell office:value-type="date" office:date-value="2022-07-14T00:00:00">
            <text:p>Thu Jul 14 00:00:00 2022</text:p>
          </table:table-cell>
          <table:table-cell office:value-type="string" office:value="Essa pousada não aceita pets, mesmo que sejam animais de terapia. Vou fazer um levantamento de outros lugares que possam aceitar seu cachorro, mas o regulamento nessa cidade não é a mesma coisa daqui de São Paulo. ">
            <text:p>Essa pousada não aceita pets, mesmo que sejam animais de terapia. Vou fazer um levantamento de outros lugares que possam aceitar seu cachorro, mas o regulamento nessa cidade não é a mesma coisa daqui de São Paulo. </text:p>
          </table:table-cell>
        </table:table-row>
        <table:table-row>
          <table:table-cell office:value-type="float" office:value="1004">
            <text:p>1004</text:p>
          </table:table-cell>
          <table:table-cell office:value-type="date" office:date-value="2022-07-14T00:00:00">
            <text:p>Thu Jul 14 00:00:00 2022</text:p>
          </table:table-cell>
          <table:table-cell office:value-type="string" office:value="Farei uma reserva com essa observação de restrição alimentar. Mas já aviso ser difícil conseguir algo de aproveitável nesse hotel, infelizmente no Brasil com exceção de algumas capitais a maioria dos hotéis não está preparado para receber pacientes celíacos.">
            <text:p>Farei uma reserva com essa observação de restrição alimentar. Mas já aviso ser difícil conseguir algo de aproveitável nesse hotel, infelizmente no Brasil com exceção de algumas capitais a maioria dos hotéis não está preparado para receber pacientes celíacos.</text:p>
          </table:table-cell>
        </table:table-row>
        <table:table-row>
          <table:table-cell office:value-type="float" office:value="1005">
            <text:p>1005</text:p>
          </table:table-cell>
          <table:table-cell office:value-type="date" office:date-value="2022-07-14T00:00:00">
            <text:p>Thu Jul 14 00:00:00 2022</text:p>
          </table:table-cell>
          <table:table-cell office:value-type="string" office:value="Nem sempre as férias são mais caras, pois ao contrário das capitais algumas cidades abaixam seus preços no natal devido à falta de clientes que experimentam no período. Vá para o interior de Pernambuco de 1 de janeiro até o dia 15 pelo menos.">
            <text:p>Nem sempre as férias são mais caras, pois ao contrário das capitais algumas cidades abaixam seus preços no natal devido à falta de clientes que experimentam no período. Vá para o interior de Pernambuco de 1 de janeiro até o dia 15 pelo menos.</text:p>
          </table:table-cell>
        </table:table-row>
        <table:table-row>
          <table:table-cell office:value-type="float" office:value="1006">
            <text:p>1006</text:p>
          </table:table-cell>
          <table:table-cell office:value-type="date" office:date-value="2022-07-14T00:00:00">
            <text:p>Thu Jul 14 00:00:00 2022</text:p>
          </table:table-cell>
          <table:table-cell office:value-type="string" office:value="Não é necessário pagar mais nenhuma taxa no momento do embarque, ao fazer as reservas já efetuei o pagamento das mesmas. Estou anexando o localizador ao e-mail para que você possa fazer check-in no dia.">
            <text:p>Não é necessário pagar mais nenhuma taxa no momento do embarque, ao fazer as reservas já efetuei o pagamento das mesmas. Estou anexando o localizador ao e-mail para que você possa fazer check-in no dia.</text:p>
          </table:table-cell>
        </table:table-row>
        <table:table-row>
          <table:table-cell office:value-type="float" office:value="1007">
            <text:p>1007</text:p>
          </table:table-cell>
          <table:table-cell office:value-type="date" office:date-value="2022-07-14T00:00:00">
            <text:p>Thu Jul 14 00:00:00 2022</text:p>
          </table:table-cell>
          <table:table-cell office:value-type="string" office:value="Não existem mais vagas nesse hotel para o período que o senhor deseja. Vou procurar algo do mesmo nível e o mais próximo possível desse endereço que o senhor gostou. Em breve retornarei o contato.">
            <text:p>Não existem mais vagas nesse hotel para o período que o senhor deseja. Vou procurar algo do mesmo nível e o mais próximo possível desse endereço que o senhor gostou. Em breve retornarei o contato.</text:p>
          </table:table-cell>
        </table:table-row>
        <table:table-row>
          <table:table-cell office:value-type="float" office:value="1008">
            <text:p>1008</text:p>
          </table:table-cell>
          <table:table-cell office:value-type="date" office:date-value="2022-07-14T00:00:00">
            <text:p>Thu Jul 14 00:00:00 2022</text:p>
          </table:table-cell>
          <table:table-cell office:value-type="string" office:value="Nesse final de semana, haverá na cidade uma feira aeronáutica com diversas atrações como esquadrilha da fumaça e aeronaves em exposição. Você escolheu a data certa para conhecer Itápolis. Bom proveito na viagem e até a volta.">
            <text:p>Nesse final de semana, haverá na cidade uma feira aeronáutica com diversas atrações como esquadrilha da fumaça e aeronaves em exposição. Você escolheu a data certa para conhecer Itápolis. Bom proveito na viagem e até a volta.</text:p>
          </table:table-cell>
        </table:table-row>
        <table:table-row>
          <table:table-cell office:value-type="float" office:value="1009">
            <text:p>1009</text:p>
          </table:table-cell>
          <table:table-cell office:value-type="date" office:date-value="2022-07-14T00:00:00">
            <text:p>Thu Jul 14 00:00:00 2022</text:p>
          </table:table-cell>
          <table:table-cell office:value-type="string" office:value="Sim, ainda temos vagas para o voo fretado para Fernando de Noronha. É possível facilitar o pagamento em até 10 vezes sem juros. Me envie por gentileza o formulário anexo preenchido com os dados dos passageiros.">
            <text:p>Sim, ainda temos vagas para o voo fretado para Fernando de Noronha. É possível facilitar o pagamento em até 10 vezes sem juros. Me envie por gentileza o formulário anexo preenchido com os dados dos passageiros.</text:p>
          </table:table-cell>
        </table:table-row>
        <table:table-row>
          <table:table-cell office:value-type="float" office:value="1010">
            <text:p>1010</text:p>
          </table:table-cell>
          <table:table-cell office:value-type="date" office:date-value="2022-07-14T00:00:00">
            <text:p>Thu Jul 14 00:00:00 2022</text:p>
          </table:table-cell>
          <table:table-cell office:value-type="string" office:value="Suas últimas férias não foram baratas pois você não optou por pagar antecipadamente como havia lhe aconselhado. Pagando antes, as passagens costumam ter valores com desconto.">
            <text:p>Suas últimas férias não foram baratas pois você não optou por pagar antecipadamente como havia lhe aconselhado. Pagando antes, as passagens costumam ter valores com desconto.</text:p>
          </table:table-cell>
        </table:table-row>
        <table:table-row>
          <table:table-cell office:value-type="float" office:value="1011">
            <text:p>1011</text:p>
          </table:table-cell>
          <table:table-cell office:value-type="date" office:date-value="2022-07-14T00:00:00">
            <text:p>Thu Jul 14 00:00:00 2022</text:p>
          </table:table-cell>
          <table:table-cell office:value-type="string" office:value="Férias que não saem como o planejado acontecem com maior frequência do que imagina. Porque ver o lugar por fotos é diferente de estar lá, mas para que não fique totalmente desanimado lhe daremos um desconto para seu próximo destino conosco.">
            <text:p>Férias que não saem como o planejado acontecem com maior frequência do que imagina. Porque ver o lugar por fotos é diferente de estar lá, mas para que não fique totalmente desanimado lhe daremos um desconto para seu próximo destino conosco.</text:p>
          </table:table-cell>
        </table:table-row>
      </table:table>
      <table:table table:name="98">
        <table:table-row>
          <table:table-cell office:value-type="string" office:value="id_base">
            <text:p>id_base</text:p>
          </table:table-cell>
          <table:table-cell office:value-type="float" office:value="98">
            <text:p>98</text:p>
          </table:table-cell>
        </table:table-row>
        <table:table-row>
          <table:table-cell office:value-type="string" office:value="area">
            <text:p>area</text:p>
          </table:table-cell>
          <table:table-cell office:value-type="string" office:value="inteligencia de negocio">
            <text:p>inteligencia de negoci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012">
            <text:p>1012</text:p>
          </table:table-cell>
          <table:table-cell office:value-type="date" office:date-value="2022-07-27T00:00:00">
            <text:p>Wed Jul 27 00:00:00 2022</text:p>
          </table:table-cell>
          <table:table-cell office:value-type="string" office:value="As análises mostraram que as vendas nesse primeiro trimestre foram superiores ao último. Observando os produtos comercializados no período, vemos que a nova cerveja pilsen foi a grande responsável pela mudança, ficando com 45% entre os itens vendidos.">
            <text:p>As análises mostraram que as vendas nesse primeiro trimestre foram superiores ao último. Observando os produtos comercializados no período, vemos que a nova cerveja pilsen foi a grande responsável pela mudança, ficando com 45% entre os itens vendidos.</text:p>
          </table:table-cell>
        </table:table-row>
        <table:table-row>
          <table:table-cell office:value-type="float" office:value="1013">
            <text:p>1013</text:p>
          </table:table-cell>
          <table:table-cell office:value-type="date" office:date-value="2022-07-27T00:00:00">
            <text:p>Wed Jul 27 00:00:00 2022</text:p>
          </table:table-cell>
          <table:table-cell office:value-type="string" office:value="Acabei de atualizar nosso dashboard com o novo gráfico, peço que verifiquem se está tudo dentro do esperado pois da minha parte não vejo problema algum.">
            <text:p>Acabei de atualizar nosso dashboard com o novo gráfico, peço que verifiquem se está tudo dentro do esperado pois da minha parte não vejo problema algum.</text:p>
          </table:table-cell>
        </table:table-row>
        <table:table-row>
          <table:table-cell office:value-type="float" office:value="1014">
            <text:p>1014</text:p>
          </table:table-cell>
          <table:table-cell office:value-type="date" office:date-value="2022-07-27T00:00:00">
            <text:p>Wed Jul 27 00:00:00 2022</text:p>
          </table:table-cell>
          <table:table-cell office:value-type="string" office:value="Ainda não tive tempo de montar a apresentação para a próxima reunião, pois o conjunto de dados para o gráfico que o senhor pediu é muito grande. Mas acredito que até o final da tarde de amanhã terei tudo pronto, pois montar o gráfico é a parte mais simples.">
            <text:p>Ainda não tive tempo de montar a apresentação para a próxima reunião, pois o conjunto de dados para o gráfico que o senhor pediu é muito grande. Mas acredito que até o final da tarde de amanhã terei tudo pronto, pois montar o gráfico é a parte mais simples.</text:p>
          </table:table-cell>
        </table:table-row>
        <table:table-row>
          <table:table-cell office:value-type="float" office:value="1015">
            <text:p>1015</text:p>
          </table:table-cell>
          <table:table-cell office:value-type="date" office:date-value="2022-07-27T00:00:00">
            <text:p>Wed Jul 27 00:00:00 2022</text:p>
          </table:table-cell>
          <table:table-cell office:value-type="string" office:value="Essa ferramenta de análises possui uma maior variedade de funções na versão paga. Acredito que não iremos ter orçamento para manter a assinatura da mesma, vou começar a buscar alternativas grátis.">
            <text:p>Essa ferramenta de análises possui uma maior variedade de funções na versão paga. Acredito que não iremos ter orçamento para manter a assinatura da mesma, vou começar a buscar alternativas grátis.</text:p>
          </table:table-cell>
        </table:table-row>
        <table:table-row>
          <table:table-cell office:value-type="float" office:value="1016">
            <text:p>1016</text:p>
          </table:table-cell>
          <table:table-cell office:value-type="date" office:date-value="2022-07-27T00:00:00">
            <text:p>Wed Jul 27 00:00:00 2022</text:p>
          </table:table-cell>
          <table:table-cell office:value-type="string" office:value="Estou levantando os dados com os itens mais pedidos pelos clientes nos últimos 3 meses, isso servirá como direcionador da nova estratégia de e-mail marketing.">
            <text:p>Estou levantando os dados com os itens mais pedidos pelos clientes nos últimos 3 meses, isso servirá como direcionador da nova estratégia de e-mail marketing.</text:p>
          </table:table-cell>
        </table:table-row>
        <table:table-row>
          <table:table-cell office:value-type="float" office:value="1017">
            <text:p>1017</text:p>
          </table:table-cell>
          <table:table-cell office:value-type="date" office:date-value="2022-07-27T00:00:00">
            <text:p>Wed Jul 27 00:00:00 2022</text:p>
          </table:table-cell>
          <table:table-cell office:value-type="string" office:value="Estou trabalhando em parceria com o cientista de dados nessa análise. Ele quer utilizar meu levantamento como input para o novo modelo de previsão de vendas no próximo mês.">
            <text:p>Estou trabalhando em parceria com o cientista de dados nessa análise. Ele quer utilizar meu levantamento como input para o novo modelo de previsão de vendas no próximo mês.</text:p>
          </table:table-cell>
        </table:table-row>
        <table:table-row>
          <table:table-cell office:value-type="float" office:value="1018">
            <text:p>1018</text:p>
          </table:table-cell>
          <table:table-cell office:value-type="date" office:date-value="2022-07-27T00:00:00">
            <text:p>Wed Jul 27 00:00:00 2022</text:p>
          </table:table-cell>
          <table:table-cell office:value-type="string" office:value="Haverá uma reunião entre eles no dia 3 de agosto as 10 horas, o coordenador quer passar apresentar o material que eu preparei sobre esse assunto.">
            <text:p>Haverá uma reunião entre eles no dia 3 de agosto as 10 horas, o coordenador quer passar apresentar o material que eu preparei sobre esse assunto.</text:p>
          </table:table-cell>
        </table:table-row>
        <table:table-row>
          <table:table-cell office:value-type="float" office:value="1019">
            <text:p>1019</text:p>
          </table:table-cell>
          <table:table-cell office:value-type="date" office:date-value="2022-07-27T00:00:00">
            <text:p>Wed Jul 27 00:00:00 2022</text:p>
          </table:table-cell>
          <table:table-cell office:value-type="string" office:value="O coordenador fez uma série de alterações na apresentação que eu havia preparado, por isso não posso afirmar nada sobre a versão que chegou até você. Venha falar comigo e traga uma cópia para que eu também possa olhar.">
            <text:p>O coordenador fez uma série de alterações na apresentação que eu havia preparado, por isso não posso afirmar nada sobre a versão que chegou até você. Venha falar comigo e traga uma cópia para que eu também possa olhar.</text:p>
          </table:table-cell>
        </table:table-row>
        <table:table-row>
          <table:table-cell office:value-type="float" office:value="1020">
            <text:p>1020</text:p>
          </table:table-cell>
          <table:table-cell office:value-type="date" office:date-value="2022-07-27T00:00:00">
            <text:p>Wed Jul 27 00:00:00 2022</text:p>
          </table:table-cell>
          <table:table-cell office:value-type="string" office:value="Preciso de um suporte de vocês pois o gráfico que acabei de alterar no dashboard não está atualizando com os dados do último mês.">
            <text:p>Preciso de um suporte de vocês pois o gráfico que acabei de alterar no dashboard não está atualizando com os dados do último mês.</text:p>
          </table:table-cell>
        </table:table-row>
        <table:table-row>
          <table:table-cell office:value-type="float" office:value="1021">
            <text:p>1021</text:p>
          </table:table-cell>
          <table:table-cell office:value-type="date" office:date-value="2022-07-27T00:00:00">
            <text:p>Wed Jul 27 00:00:00 2022</text:p>
          </table:table-cell>
          <table:table-cell office:value-type="string" office:value="Tive que alterar o período que esse gráfico apresentava, o coordenador achou que não deveríamos utilizar o intervalo padrão adotado pela literatura. Por isso que somente nesse gráfico temos um período diferente dos demais.">
            <text:p>Tive que alterar o período que esse gráfico apresentava, o coordenador achou que não deveríamos utilizar o intervalo padrão adotado pela literatura. Por isso que somente nesse gráfico temos um período diferente dos demais.</text:p>
          </table:table-cell>
        </table:table-row>
      </table:table>
      <table:table table:name="99">
        <table:table-row>
          <table:table-cell office:value-type="string" office:value="id_base">
            <text:p>id_base</text:p>
          </table:table-cell>
          <table:table-cell office:value-type="float" office:value="99">
            <text:p>99</text:p>
          </table:table-cell>
        </table:table-row>
        <table:table-row>
          <table:table-cell office:value-type="string" office:value="area">
            <text:p>area</text:p>
          </table:table-cell>
          <table:table-cell office:value-type="string" office:value="gerencia de gestao do conhecimento">
            <text:p>gerencia de gestao do conheciment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022">
            <text:p>1022</text:p>
          </table:table-cell>
          <table:table-cell office:value-type="date" office:date-value="2022-08-04T00:00:00">
            <text:p>Thu Aug  4 00:00:00 2022</text:p>
          </table:table-cell>
          <table:table-cell office:value-type="string" office:value="Nosso programa de Gestão do Conhecimento é focado na identificação de cargos fundamentais para a continuidade do processo de enriquecimento de Urânio. São poucos os profissionais que dominam esse assunto.">
            <text:p>Nosso programa de Gestão do Conhecimento é focado na identificação de cargos fundamentais para a continuidade do processo de enriquecimento de Urânio. São poucos os profissionais que dominam esse assunto.</text:p>
          </table:table-cell>
        </table:table-row>
        <table:table-row>
          <table:table-cell office:value-type="float" office:value="1023">
            <text:p>1023</text:p>
          </table:table-cell>
          <table:table-cell office:value-type="date" office:date-value="2022-08-04T00:00:00">
            <text:p>Thu Aug  4 00:00:00 2022</text:p>
          </table:table-cell>
          <table:table-cell office:value-type="string" office:value="Dentro da empresa existem diversas ferramentas que cuidam de diferentes formas de Gestão do Conhecimento, estamos considerando comercializar algumas delas, como alternativa de recursos nesse momento em que a empresa encontra-se sem nenhum projeto. Qual sua disponibilidade para uma apresentação?">
            <text:p>Dentro da empresa existem diversas ferramentas que cuidam de diferentes formas de Gestão do Conhecimento, estamos considerando comercializar algumas delas, como alternativa de recursos nesse momento em que a empresa encontra-se sem nenhum projeto. Qual sua disponibilidade para uma apresentação?</text:p>
          </table:table-cell>
        </table:table-row>
        <table:table-row>
          <table:table-cell office:value-type="float" office:value="1024">
            <text:p>1024</text:p>
          </table:table-cell>
          <table:table-cell office:value-type="date" office:date-value="2022-08-04T00:00:00">
            <text:p>Thu Aug  4 00:00:00 2022</text:p>
          </table:table-cell>
          <table:table-cell office:value-type="string" office:value="Essas tarefas foram mapeadas há algum tempo, na época chegamos a conclusão de que não seria necessário reformular o processo. Mas, depois de algumas mudanças na regulamentação da CNEN, vemos ser necessária a revisão.">
            <text:p>Essas tarefas foram mapeadas há algum tempo, na época chegamos a conclusão de que não seria necessário reformular o processo. Mas, depois de algumas mudanças na regulamentação da CNEN, vemos ser necessária a revisão.</text:p>
          </table:table-cell>
        </table:table-row>
        <table:table-row>
          <table:table-cell office:value-type="float" office:value="1025">
            <text:p>1025</text:p>
          </table:table-cell>
          <table:table-cell office:value-type="date" office:date-value="2022-08-04T00:00:00">
            <text:p>Thu Aug  4 00:00:00 2022</text:p>
          </table:table-cell>
          <table:table-cell office:value-type="string" office:value="Houve um congresso na SBGC essa semana, estou tentando conseguir a gravação de uma das palestras sobre continuidade de cargos fundamentais, caso consiga disponibilizo para todos da gerência.">
            <text:p>Houve um congresso na SBGC essa semana, estou tentando conseguir a gravação de uma das palestras sobre continuidade de cargos fundamentais, caso consiga disponibilizo para todos da gerência.</text:p>
          </table:table-cell>
        </table:table-row>
        <table:table-row>
          <table:table-cell office:value-type="float" office:value="1026">
            <text:p>1026</text:p>
          </table:table-cell>
          <table:table-cell office:value-type="date" office:date-value="2022-08-04T00:00:00">
            <text:p>Thu Aug  4 00:00:00 2022</text:p>
          </table:table-cell>
          <table:table-cell office:value-type="string" office:value="Muito da qualidade obtida nos processos depende da capacidade de observação de nossos analistas, por isso que precisamos aplicar esse tipo de avaliação na seleção.">
            <text:p>Muito da qualidade obtida nos processos depende da capacidade de observação de nossos analistas, por isso que precisamos aplicar esse tipo de avaliação na seleção.</text:p>
          </table:table-cell>
        </table:table-row>
        <table:table-row>
          <table:table-cell office:value-type="float" office:value="1027">
            <text:p>1027</text:p>
          </table:table-cell>
          <table:table-cell office:value-type="date" office:date-value="2022-08-04T00:00:00">
            <text:p>Thu Aug  4 00:00:00 2022</text:p>
          </table:table-cell>
          <table:table-cell office:value-type="string" office:value="No dia 2 de agosto o gerente do departamento técnico cancelou nossa divulgação programada, pois não acreditou que  as ações descritas surtiriam efeito. Será necessário repassar essa situação para a diretoria.">
            <text:p>No dia 2 de agosto o gerente do departamento técnico cancelou nossa divulgação programada, pois não acreditou que  as ações descritas surtiriam efeito. Será necessário repassar essa situação para a diretoria.</text:p>
          </table:table-cell>
        </table:table-row>
        <table:table-row>
          <table:table-cell office:value-type="float" office:value="1028">
            <text:p>1028</text:p>
          </table:table-cell>
          <table:table-cell office:value-type="date" office:date-value="2022-08-04T00:00:00">
            <text:p>Thu Aug  4 00:00:00 2022</text:p>
          </table:table-cell>
          <table:table-cell office:value-type="string" office:value="Nossa equipe que cuida da GC é bem diversificada, temos profissionais de diversas áreas como programadores, engenheiros, matemáticos e até um jornalista. Vamos marcar uma reunião para essa sexta-feira dia 5 de agosto as 9 horas, dessa forma posso te explicar sobre nossas atividades com mais detalhes.">
            <text:p>Nossa equipe que cuida da GC é bem diversificada, temos profissionais de diversas áreas como programadores, engenheiros, matemáticos e até um jornalista. Vamos marcar uma reunião para essa sexta-feira dia 5 de agosto as 9 horas, dessa forma posso te explicar sobre nossas atividades com mais detalhes.</text:p>
          </table:table-cell>
        </table:table-row>
        <table:table-row>
          <table:table-cell office:value-type="float" office:value="1029">
            <text:p>1029</text:p>
          </table:table-cell>
          <table:table-cell office:value-type="date" office:date-value="2022-08-04T00:00:00">
            <text:p>Thu Aug  4 00:00:00 2022</text:p>
          </table:table-cell>
          <table:table-cell office:value-type="string" office:value="O desenvolvedor me informou que a ferramenta de GC passará por uma reformulação em breve. Eles estão pensando em tornar a plataforma mais intuitiva para as postagens. Dessa forma, mesmo que você adquira a versão atual, assim que possível lhe disponibilizaremos a nova versão.">
            <text:p>O desenvolvedor me informou que a ferramenta de GC passará por uma reformulação em breve. Eles estão pensando em tornar a plataforma mais intuitiva para as postagens. Dessa forma, mesmo que você adquira a versão atual, assim que possível lhe disponibilizaremos a nova versão.</text:p>
          </table:table-cell>
        </table:table-row>
        <table:table-row>
          <table:table-cell office:value-type="float" office:value="1030">
            <text:p>1030</text:p>
          </table:table-cell>
          <table:table-cell office:value-type="date" office:date-value="2022-08-04T00:00:00">
            <text:p>Thu Aug  4 00:00:00 2022</text:p>
          </table:table-cell>
          <table:table-cell office:value-type="string" office:value="O gerente do departamento técnico apresenta uma  certa relutância em trabalhar conosco, de tal modo que nossos programas não são divulgados por lá. Precisamos fazer algo para reverter essa situação. ">
            <text:p>O gerente do departamento técnico apresenta uma  certa relutância em trabalhar conosco, de tal modo que nossos programas não são divulgados por lá. Precisamos fazer algo para reverter essa situação. </text:p>
          </table:table-cell>
        </table:table-row>
        <table:table-row>
          <table:table-cell office:value-type="float" office:value="1031">
            <text:p>1031</text:p>
          </table:table-cell>
          <table:table-cell office:value-type="date" office:date-value="2022-08-04T00:00:00">
            <text:p>Thu Aug  4 00:00:00 2022</text:p>
          </table:table-cell>
          <table:table-cell office:value-type="string" office:value="Terminamos o processo de mapeamento das atividades sobre enriquecimento de Urânio, em anexo segue um arquivo do Gizabi para a validação do senhor. Ficaremos no aguardo de um retorno.">
            <text:p>Terminamos o processo de mapeamento das atividades sobre enriquecimento de Urânio, em anexo segue um arquivo do Gizabi para a validação do senhor. Ficaremos no aguardo de um retorno.</text:p>
          </table:table-cell>
        </table:table-row>
        <table:table-row>
          <table:table-cell office:value-type="float" office:value="1032">
            <text:p>1032</text:p>
          </table:table-cell>
          <table:table-cell office:value-type="date" office:date-value="2022-08-04T00:00:00">
            <text:p>Thu Aug  4 00:00:00 2022</text:p>
          </table:table-cell>
          <table:table-cell office:value-type="string" office:value="Esse gerente do departamento técnico não costuma investir em ações de integração entre as áreas da empresa. Por isso que seus subordinados ficam isolados de certas coisas.">
            <text:p>Esse gerente do departamento técnico não costuma investir em ações de integração entre as áreas da empresa. Por isso que seus subordinados ficam isolados de certas coisas.</text:p>
          </table:table-cell>
        </table:table-row>
      </table:table>
      <table:table table:name="100">
        <table:table-row>
          <table:table-cell office:value-type="string" office:value="id_base">
            <text:p>id_base</text:p>
          </table:table-cell>
          <table:table-cell office:value-type="float" office:value="100">
            <text:p>100</text:p>
          </table:table-cell>
        </table:table-row>
        <table:table-row>
          <table:table-cell office:value-type="string" office:value="area">
            <text:p>area</text:p>
          </table:table-cell>
          <table:table-cell office:value-type="string" office:value="atendimento ao cliente">
            <text:p>atendimento ao cliente</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033">
            <text:p>1033</text:p>
          </table:table-cell>
          <table:table-cell office:value-type="date" office:date-value="2022-07-28T00:00:00">
            <text:p>Thu Jul 28 00:00:00 2022</text:p>
          </table:table-cell>
          <table:table-cell office:value-type="string" office:value="Para criar uma nova credencial para você, será necessário apresentar um documento de identificação, como CPF ou RG, e uma foto sua recente para emitirmos a carteirinha. Em seguida é só aguardar o prazo de 24 horas para a atualização no sistema.">
            <text:p>Para criar uma nova credencial para você, será necessário apresentar um documento de identificação, como CPF ou RG, e uma foto sua recente para emitirmos a carteirinha. Em seguida é só aguardar o prazo de 24 horas para a atualização no sistema.</text:p>
          </table:table-cell>
        </table:table-row>
        <table:table-row>
          <table:table-cell office:value-type="float" office:value="1034">
            <text:p>1034</text:p>
          </table:table-cell>
          <table:table-cell office:value-type="date" office:date-value="2022-07-28T00:00:00">
            <text:p>Thu Jul 28 00:00:00 2022</text:p>
          </table:table-cell>
          <table:table-cell office:value-type="string" office:value="A venda de ingressos também pode ser efetuada aqui no atendimento, basta reservar um horário. Aproveite que ainda temos vagas. ">
            <text:p>A venda de ingressos também pode ser efetuada aqui no atendimento, basta reservar um horário. Aproveite que ainda temos vagas. </text:p>
          </table:table-cell>
        </table:table-row>
        <table:table-row>
          <table:table-cell office:value-type="float" office:value="1035">
            <text:p>1035</text:p>
          </table:table-cell>
          <table:table-cell office:value-type="date" office:date-value="2022-07-28T00:00:00">
            <text:p>Thu Jul 28 00:00:00 2022</text:p>
          </table:table-cell>
          <table:table-cell office:value-type="string" office:value="Associado assim causa bastante problema para nós pois sempre tentar burlar a lista de espera que existe para os lugares mais disputados. Vamos falar com o gerente das pousadas sobre esse caso.">
            <text:p>Associado assim causa bastante problema para nós pois sempre tentar burlar a lista de espera que existe para os lugares mais disputados. Vamos falar com o gerente das pousadas sobre esse caso.</text:p>
          </table:table-cell>
        </table:table-row>
        <table:table-row>
          <table:table-cell office:value-type="float" office:value="1036">
            <text:p>1036</text:p>
          </table:table-cell>
          <table:table-cell office:value-type="date" office:date-value="2022-07-28T00:00:00">
            <text:p>Thu Jul 28 00:00:00 2022</text:p>
          </table:table-cell>
          <table:table-cell office:value-type="string" office:value="O associado não apresentou a documentação dentro dos 3 dias após ter vindo aqui. Sempre que isso ocorre o mesmo acaba desistindo de dar andamento ao processo dos depedentes. Mas, de qualquer maneira, vamos esperar até o dia 3 de agosto para ver se ele resolve aparecer.">
            <text:p>O associado não apresentou a documentação dentro dos 3 dias após ter vindo aqui. Sempre que isso ocorre o mesmo acaba desistindo de dar andamento ao processo dos depedentes. Mas, de qualquer maneira, vamos esperar até o dia 3 de agosto para ver se ele resolve aparecer.</text:p>
          </table:table-cell>
        </table:table-row>
        <table:table-row>
          <table:table-cell office:value-type="float" office:value="1037">
            <text:p>1037</text:p>
          </table:table-cell>
          <table:table-cell office:value-type="date" office:date-value="2022-07-28T00:00:00">
            <text:p>Thu Jul 28 00:00:00 2022</text:p>
          </table:table-cell>
          <table:table-cell office:value-type="string" office:value="Esse associado é do tipo que não frequenta muito as atividades disponíveis, você pode perceber que ele desconhece muitos dos procedimentos de inscrição. Não fique preocupado com isso e pode efetivar o cadastro.">
            <text:p>Esse associado é do tipo que não frequenta muito as atividades disponíveis, você pode perceber que ele desconhece muitos dos procedimentos de inscrição. Não fique preocupado com isso e pode efetivar o cadastro.</text:p>
          </table:table-cell>
        </table:table-row>
        <table:table-row>
          <table:table-cell office:value-type="float" office:value="1038">
            <text:p>1038</text:p>
          </table:table-cell>
          <table:table-cell office:value-type="date" office:date-value="2022-07-28T00:00:00">
            <text:p>Thu Jul 28 00:00:00 2022</text:p>
          </table:table-cell>
          <table:table-cell office:value-type="string" office:value="João, me passe até que ponto você evoluiu da listagem que estava verificando para que eu possa dar continuidade durante as suas férias. Também aproveite e me envie sua lista que possamos trabalhar no mesmo arquivo.">
            <text:p>João, me passe até que ponto você evoluiu da listagem que estava verificando para que eu possa dar continuidade durante as suas férias. Também aproveite e me envie sua lista que possamos trabalhar no mesmo arquivo.</text:p>
          </table:table-cell>
        </table:table-row>
        <table:table-row>
          <table:table-cell office:value-type="float" office:value="1039">
            <text:p>1039</text:p>
          </table:table-cell>
          <table:table-cell office:value-type="date" office:date-value="2022-07-28T00:00:00">
            <text:p>Thu Jul 28 00:00:00 2022</text:p>
          </table:table-cell>
          <table:table-cell office:value-type="string" office:value="No andar superior existe uma comedoria, onde temos diversas opções tanto de lanches, como de janta. Dependendo de qual de nossas unidades você estiver, existe um preço diferenciado para quem for membro. Acredito que será a melhor opção para suas refeições por aqui.">
            <text:p>No andar superior existe uma comedoria, onde temos diversas opções tanto de lanches, como de janta. Dependendo de qual de nossas unidades você estiver, existe um preço diferenciado para quem for membro. Acredito que será a melhor opção para suas refeições por aqui.</text:p>
          </table:table-cell>
        </table:table-row>
        <table:table-row>
          <table:table-cell office:value-type="float" office:value="1040">
            <text:p>1040</text:p>
          </table:table-cell>
          <table:table-cell office:value-type="date" office:date-value="2022-07-28T00:00:00">
            <text:p>Thu Jul 28 00:00:00 2022</text:p>
          </table:table-cell>
          <table:table-cell office:value-type="string" office:value="O controle de vendas, da loja que fica em nosso andar, é feito manualmente em uma planilha. Infelizmente ainda não existe um sistema mais robusto para esse controle mas, pelo que tenho de conhecimento, eles mantêm uma descrição bem detalhada das vendas. ">
            <text:p>O controle de vendas, da loja que fica em nosso andar, é feito manualmente em uma planilha. Infelizmente ainda não existe um sistema mais robusto para esse controle mas, pelo que tenho de conhecimento, eles mantêm uma descrição bem detalhada das vendas. </text:p>
          </table:table-cell>
        </table:table-row>
        <table:table-row>
          <table:table-cell office:value-type="float" office:value="1041">
            <text:p>1041</text:p>
          </table:table-cell>
          <table:table-cell office:value-type="date" office:date-value="2022-07-28T00:00:00">
            <text:p>Thu Jul 28 00:00:00 2022</text:p>
          </table:table-cell>
          <table:table-cell office:value-type="string" office:value="Para que o senhor possa colocar sua esposa como dependente, será necessário apresentar a certidão de casamento de vocês. Fora isso o procedimento é bem tranquilo e não levará mais do que 10 minutos.">
            <text:p>Para que o senhor possa colocar sua esposa como dependente, será necessário apresentar a certidão de casamento de vocês. Fora isso o procedimento é bem tranquilo e não levará mais do que 10 minutos.</text:p>
          </table:table-cell>
        </table:table-row>
        <table:table-row>
          <table:table-cell office:value-type="float" office:value="1042">
            <text:p>1042</text:p>
          </table:table-cell>
          <table:table-cell office:value-type="date" office:date-value="2022-07-28T00:00:00">
            <text:p>Thu Jul 28 00:00:00 2022</text:p>
          </table:table-cell>
          <table:table-cell office:value-type="string" office:value="Vamos manter uma planilha com os atendimentos prestados hoje, houve um problema na rede interna e a ferramenta não está funcionando corretamente. Assim que tudo se normalizar repassamos os dados para lá.">
            <text:p>Vamos manter uma planilha com os atendimentos prestados hoje, houve um problema na rede interna e a ferramenta não está funcionando corretamente. Assim que tudo se normalizar repassamos os dados para lá.</text:p>
          </table:table-cell>
        </table:table-row>
      </table:table>
      <table:table table:name="101">
        <table:table-row>
          <table:table-cell office:value-type="string" office:value="id_base">
            <text:p>id_base</text:p>
          </table:table-cell>
          <table:table-cell office:value-type="float" office:value="101">
            <text:p>101</text:p>
          </table:table-cell>
        </table:table-row>
        <table:table-row>
          <table:table-cell office:value-type="string" office:value="area">
            <text:p>area</text:p>
          </table:table-cell>
          <table:table-cell office:value-type="string" office:value="auditoria">
            <text:p>auditori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043">
            <text:p>1043</text:p>
          </table:table-cell>
          <table:table-cell office:value-type="date" office:date-value="2022-08-05T00:00:00">
            <text:p>Fri Aug  5 00:00:00 2022</text:p>
          </table:table-cell>
          <table:table-cell office:value-type="string" office:value="Foram encontrados itens não conforme na gerência de negócios. Por causa disso, uma não conformidade foi aberta e estamos no aguardo da resposta dos responsáveis. Assim que receber algo lhe posicionaremos.">
            <text:p>Foram encontrados itens não conforme na gerência de negócios. Por causa disso, uma não conformidade foi aberta e estamos no aguardo da resposta dos responsáveis. Assim que receber algo lhe posicionaremos.</text:p>
          </table:table-cell>
        </table:table-row>
        <table:table-row>
          <table:table-cell office:value-type="float" office:value="1044">
            <text:p>1044</text:p>
          </table:table-cell>
          <table:table-cell office:value-type="date" office:date-value="2022-08-05T00:00:00">
            <text:p>Fri Aug  5 00:00:00 2022</text:p>
          </table:table-cell>
          <table:table-cell office:value-type="string" office:value="A auditoria está agendada entre os dias 22 e 26 de agosto. Mas não temos certeza em qual dia e horário teremos tempo para falar com você, de qualquer maneira é só deixar toda a documentação acessível para nossas consultas.">
            <text:p>A auditoria está agendada entre os dias 22 e 26 de agosto. Mas não temos certeza em qual dia e horário teremos tempo para falar com você, de qualquer maneira é só deixar toda a documentação acessível para nossas consultas.</text:p>
          </table:table-cell>
        </table:table-row>
        <table:table-row>
          <table:table-cell office:value-type="float" office:value="1045">
            <text:p>1045</text:p>
          </table:table-cell>
          <table:table-cell office:value-type="date" office:date-value="2022-08-05T00:00:00">
            <text:p>Fri Aug  5 00:00:00 2022</text:p>
          </table:table-cell>
          <table:table-cell office:value-type="string" office:value="Iremos passar o ocorrido para o departamento de Garantia da Qualidade, dessa forma veremos se eles possuem disponibilidade para trabalhar nessa Ação Corretiva que vocês estão propondo. Falarei com eles na segunda-feira sem falta.">
            <text:p>Iremos passar o ocorrido para o departamento de Garantia da Qualidade, dessa forma veremos se eles possuem disponibilidade para trabalhar nessa Ação Corretiva que vocês estão propondo. Falarei com eles na segunda-feira sem falta.</text:p>
          </table:table-cell>
        </table:table-row>
        <table:table-row>
          <table:table-cell office:value-type="float" office:value="1046">
            <text:p>1046</text:p>
          </table:table-cell>
          <table:table-cell office:value-type="date" office:date-value="2022-08-05T00:00:00">
            <text:p>Fri Aug  5 00:00:00 2022</text:p>
          </table:table-cell>
          <table:table-cell office:value-type="string" office:value="O departamento de negócios não possui alguém que tenha experiência com regulamentos internos, eles focam muito somente nos resultados sem se preocupar com a maneira de alcançá-los. Acredito ser essa a ação corretiva mais adequada.">
            <text:p>O departamento de negócios não possui alguém que tenha experiência com regulamentos internos, eles focam muito somente nos resultados sem se preocupar com a maneira de alcançá-los. Acredito ser essa a ação corretiva mais adequada.</text:p>
          </table:table-cell>
        </table:table-row>
        <table:table-row>
          <table:table-cell office:value-type="float" office:value="1047">
            <text:p>1047</text:p>
          </table:table-cell>
          <table:table-cell office:value-type="date" office:date-value="2022-08-05T00:00:00">
            <text:p>Fri Aug  5 00:00:00 2022</text:p>
          </table:table-cell>
          <table:table-cell office:value-type="string" office:value="No momento não estou podendo atender mais demandas, pois o outro membro que possui  licença para auditar está de férias. Ele voltará no dia 8 de agosto, reserve um horário nesse dia que pedirei para ele começar a auditoria pelo seu departamento.">
            <text:p>No momento não estou podendo atender mais demandas, pois o outro membro que possui  licença para auditar está de férias. Ele voltará no dia 8 de agosto, reserve um horário nesse dia que pedirei para ele começar a auditoria pelo seu departamento.</text:p>
          </table:table-cell>
        </table:table-row>
        <table:table-row>
          <table:table-cell office:value-type="float" office:value="1048">
            <text:p>1048</text:p>
          </table:table-cell>
          <table:table-cell office:value-type="date" office:date-value="2022-08-05T00:00:00">
            <text:p>Fri Aug  5 00:00:00 2022</text:p>
          </table:table-cell>
          <table:table-cell office:value-type="string" office:value="O auditor anterior possuía uma maior competência no setor nuclear, por causa disso houve tanta relutância quando ele se aposentou. Porém, todos tem se mostrado prestativos com relação ao meu trabalho.">
            <text:p>O auditor anterior possuía uma maior competência no setor nuclear, por causa disso houve tanta relutância quando ele se aposentou. Porém, todos tem se mostrado prestativos com relação ao meu trabalho.</text:p>
          </table:table-cell>
        </table:table-row>
        <table:table-row>
          <table:table-cell office:value-type="float" office:value="1049">
            <text:p>1049</text:p>
          </table:table-cell>
          <table:table-cell office:value-type="date" office:date-value="2022-08-05T00:00:00">
            <text:p>Fri Aug  5 00:00:00 2022</text:p>
          </table:table-cell>
          <table:table-cell office:value-type="string" office:value="O departamento de negócios não deve seguir os procedimento operacionais, porque toda ano eles são auditados. Por isso que a frequência de ocorrências no gráfico aumenta nessa área.">
            <text:p>O departamento de negócios não deve seguir os procedimento operacionais, porque toda ano eles são auditados. Por isso que a frequência de ocorrências no gráfico aumenta nessa área.</text:p>
          </table:table-cell>
        </table:table-row>
        <table:table-row>
          <table:table-cell office:value-type="float" office:value="1050">
            <text:p>1050</text:p>
          </table:table-cell>
          <table:table-cell office:value-type="date" office:date-value="2022-08-05T00:00:00">
            <text:p>Fri Aug  5 00:00:00 2022</text:p>
          </table:table-cell>
          <table:table-cell office:value-type="string" office:value="O novo sistema de gestão de Não Conformidades entrou no ar na semana passada, agora todo o trâmite se dá por lá. Acredito que será necessário falar com os administradores do sistema para que você seja cadastrada, após isso agendamos sua auditoria.">
            <text:p>O novo sistema de gestão de Não Conformidades entrou no ar na semana passada, agora todo o trâmite se dá por lá. Acredito que será necessário falar com os administradores do sistema para que você seja cadastrada, após isso agendamos sua auditoria.</text:p>
          </table:table-cell>
        </table:table-row>
        <table:table-row>
          <table:table-cell office:value-type="float" office:value="1051">
            <text:p>1051</text:p>
          </table:table-cell>
          <table:table-cell office:value-type="date" office:date-value="2022-08-05T00:00:00">
            <text:p>Fri Aug  5 00:00:00 2022</text:p>
          </table:table-cell>
          <table:table-cell office:value-type="string" office:value="Segundo o regimento interno, a compra de material de escritório deve ser aprovada primeiramente pelo departamento financeiro. Esse processo não seguiu o trâmite correto, será necessário sinalizar seu setor com um RNC.">
            <text:p>Segundo o regimento interno, a compra de material de escritório deve ser aprovada primeiramente pelo departamento financeiro. Esse processo não seguiu o trâmite correto, será necessário sinalizar seu setor com um RNC.</text:p>
          </table:table-cell>
        </table:table-row>
        <table:table-row>
          <table:table-cell office:value-type="float" office:value="1052">
            <text:p>1052</text:p>
          </table:table-cell>
          <table:table-cell office:value-type="date" office:date-value="2022-08-05T00:00:00">
            <text:p>Fri Aug  5 00:00:00 2022</text:p>
          </table:table-cell>
          <table:table-cell office:value-type="string" office:value="Você não pode utilizar esse documento que me enviou como justificativa para o caso identificado na sua área, é possível ver que a data de assinatura do mesmo é anterior aos fatos apresentados. A disposição para essa Não Conformidade precisará ser outra.">
            <text:p>Você não pode utilizar esse documento que me enviou como justificativa para o caso identificado na sua área, é possível ver que a data de assinatura do mesmo é anterior aos fatos apresentados. A disposição para essa Não Conformidade precisará ser outra.</text:p>
          </table:table-cell>
        </table:table-row>
      </table:table>
      <table:table table:name="102">
        <table:table-row>
          <table:table-cell office:value-type="string" office:value="id_base">
            <text:p>id_base</text:p>
          </table:table-cell>
          <table:table-cell office:value-type="float" office:value="102">
            <text:p>102</text:p>
          </table:table-cell>
        </table:table-row>
        <table:table-row>
          <table:table-cell office:value-type="string" office:value="area">
            <text:p>area</text:p>
          </table:table-cell>
          <table:table-cell office:value-type="string" office:value="companhia aerea">
            <text:p>companhia aere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053">
            <text:p>1053</text:p>
          </table:table-cell>
          <table:table-cell office:value-type="date" office:date-value="2022-07-26T00:00:00">
            <text:p>Tue Jul 26 00:00:00 2022</text:p>
          </table:table-cell>
          <table:table-cell office:value-type="string" office:value="Sinto muito, porém não é possível, nesse caso, fazermos uma remarcação do seu voo, pois o mesmo foi comprado em uma agência de viagens. Será necessário entrar em contato com essa empresa para que eles cuidem do caso para o senhor.">
            <text:p>Sinto muito, porém não é possível, nesse caso, fazermos uma remarcação do seu voo, pois o mesmo foi comprado em uma agência de viagens. Será necessário entrar em contato com essa empresa para que eles cuidem do caso para o senhor.</text:p>
          </table:table-cell>
        </table:table-row>
        <table:table-row>
          <table:table-cell office:value-type="float" office:value="1054">
            <text:p>1054</text:p>
          </table:table-cell>
          <table:table-cell office:value-type="date" office:date-value="2022-07-26T00:00:00">
            <text:p>Tue Jul 26 00:00:00 2022</text:p>
          </table:table-cell>
          <table:table-cell office:value-type="string" office:value="Esse avião acabou decolando para Fernando de Noronha com 10 assentos livres. Isso causa um enorme prejuízo para a empresa, vamos nos atentar para que fatos como esse não ocorram novamente.">
            <text:p>Esse avião acabou decolando para Fernando de Noronha com 10 assentos livres. Isso causa um enorme prejuízo para a empresa, vamos nos atentar para que fatos como esse não ocorram novamente.</text:p>
          </table:table-cell>
        </table:table-row>
        <table:table-row>
          <table:table-cell office:value-type="float" office:value="1055">
            <text:p>1055</text:p>
          </table:table-cell>
          <table:table-cell office:value-type="date" office:date-value="2022-07-26T00:00:00">
            <text:p>Tue Jul 26 00:00:00 2022</text:p>
          </table:table-cell>
          <table:table-cell office:value-type="string" office:value="Estamos passando por uma fase de reajuste, nos preços das passagens, devido às alterações nos preços dos barris de petróleo. Infelizmente, essa é a atual realidade de nosso país e, por isso, esses preços. ">
            <text:p>Estamos passando por uma fase de reajuste, nos preços das passagens, devido às alterações nos preços dos barris de petróleo. Infelizmente, essa é a atual realidade de nosso país e, por isso, esses preços. </text:p>
          </table:table-cell>
        </table:table-row>
        <table:table-row>
          <table:table-cell office:value-type="float" office:value="1056">
            <text:p>1056</text:p>
          </table:table-cell>
          <table:table-cell office:value-type="date" office:date-value="2022-07-26T00:00:00">
            <text:p>Tue Jul 26 00:00:00 2022</text:p>
          </table:table-cell>
          <table:table-cell office:value-type="string" office:value="Não é permitido entrar na aeronave com esse tipo de material na bagagem de mão. Solicito que o senhor despache esse aerossol.">
            <text:p>Não é permitido entrar na aeronave com esse tipo de material na bagagem de mão. Solicito que o senhor despache esse aerossol.</text:p>
          </table:table-cell>
        </table:table-row>
        <table:table-row>
          <table:table-cell office:value-type="float" office:value="1057">
            <text:p>1057</text:p>
          </table:table-cell>
          <table:table-cell office:value-type="date" office:date-value="2022-07-26T00:00:00">
            <text:p>Tue Jul 26 00:00:00 2022</text:p>
          </table:table-cell>
          <table:table-cell office:value-type="string" office:value="Nesse período estarei de férias e, portanto, não poderei tratar do seu caso, vou encaminhar toda informação necessária para a minha colega que poderá dar continuidade daqui em diante.">
            <text:p>Nesse período estarei de férias e, portanto, não poderei tratar do seu caso, vou encaminhar toda informação necessária para a minha colega que poderá dar continuidade daqui em diante.</text:p>
          </table:table-cell>
        </table:table-row>
        <table:table-row>
          <table:table-cell office:value-type="float" office:value="1058">
            <text:p>1058</text:p>
          </table:table-cell>
          <table:table-cell office:value-type="date" office:date-value="2022-07-26T00:00:00">
            <text:p>Tue Jul 26 00:00:00 2022</text:p>
          </table:table-cell>
          <table:table-cell office:value-type="string" office:value="O aeroporto de Congonhas em São Paulo possui um balcão para lidar com problemas desse tipo, por favor o procure na ala de despacho de bagagens.">
            <text:p>O aeroporto de Congonhas em São Paulo possui um balcão para lidar com problemas desse tipo, por favor o procure na ala de despacho de bagagens.</text:p>
          </table:table-cell>
        </table:table-row>
        <table:table-row>
          <table:table-cell office:value-type="float" office:value="1059">
            <text:p>1059</text:p>
          </table:table-cell>
          <table:table-cell office:value-type="date" office:date-value="2022-07-26T00:00:00">
            <text:p>Tue Jul 26 00:00:00 2022</text:p>
          </table:table-cell>
          <table:table-cell office:value-type="string" office:value="O passageiro não obedeceu as regras descritas no voucher que lhe foi entregue, pois chegou após o horário mínimo para check-in. E, nesse caso, não há nada que possamos fazer. ">
            <text:p>O passageiro não obedeceu as regras descritas no voucher que lhe foi entregue, pois chegou após o horário mínimo para check-in. E, nesse caso, não há nada que possamos fazer. </text:p>
          </table:table-cell>
        </table:table-row>
        <table:table-row>
          <table:table-cell office:value-type="float" office:value="1060">
            <text:p>1060</text:p>
          </table:table-cell>
          <table:table-cell office:value-type="date" office:date-value="2022-07-26T00:00:00">
            <text:p>Tue Jul 26 00:00:00 2022</text:p>
          </table:table-cell>
          <table:table-cell office:value-type="string" office:value="Preciso receber a nova tabela de preços por destinos que solicitei na semana passada. Os clientes tem reclamado muito da demora. ">
            <text:p>Preciso receber a nova tabela de preços por destinos que solicitei na semana passada. Os clientes tem reclamado muito da demora. </text:p>
          </table:table-cell>
        </table:table-row>
        <table:table-row>
          <table:table-cell office:value-type="float" office:value="1061">
            <text:p>1061</text:p>
          </table:table-cell>
          <table:table-cell office:value-type="date" office:date-value="2022-07-26T00:00:00">
            <text:p>Tue Jul 26 00:00:00 2022</text:p>
          </table:table-cell>
          <table:table-cell office:value-type="string" office:value="Vamos providenciar a alteração solicitada. Quando se leva a família, essas viagens acabam sempre tendo mudanças de última hora. O departamento financeiro pode lhe providenciar um reembolso.">
            <text:p>Vamos providenciar a alteração solicitada. Quando se leva a família, essas viagens acabam sempre tendo mudanças de última hora. O departamento financeiro pode lhe providenciar um reembolso.</text:p>
          </table:table-cell>
        </table:table-row>
        <table:table-row>
          <table:table-cell office:value-type="float" office:value="1062">
            <text:p>1062</text:p>
          </table:table-cell>
          <table:table-cell office:value-type="date" office:date-value="2022-07-26T00:00:00">
            <text:p>Tue Jul 26 00:00:00 2022</text:p>
          </table:table-cell>
          <table:table-cell office:value-type="string" office:value="Viagens nesse período de agosto tendem a sair mais baratas, pois não temos não temos nenhuma demanda para destinos que não sejam de negócios. Você fez uma boa escolha de quando tirar férias.">
            <text:p>Viagens nesse período de agosto tendem a sair mais baratas, pois não temos não temos nenhuma demanda para destinos que não sejam de negócios. Você fez uma boa escolha de quando tirar férias.</text:p>
          </table:table-cell>
        </table:table-row>
      </table:table>
      <table:table table:name="103">
        <table:table-row>
          <table:table-cell office:value-type="string" office:value="id_base">
            <text:p>id_base</text:p>
          </table:table-cell>
          <table:table-cell office:value-type="float" office:value="103">
            <text:p>103</text:p>
          </table:table-cell>
        </table:table-row>
        <table:table-row>
          <table:table-cell office:value-type="string" office:value="area">
            <text:p>area</text:p>
          </table:table-cell>
          <table:table-cell office:value-type="string" office:value="concessionaria de veículos">
            <text:p>concessionaria de veículos</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063">
            <text:p>1063</text:p>
          </table:table-cell>
          <table:table-cell office:value-type="date" office:date-value="2022-08-02T00:00:00">
            <text:p>Tue Aug  2 00:00:00 2022</text:p>
          </table:table-cell>
          <table:table-cell office:value-type="string" office:value="Vamos agendar um test drive nesse carro que o senhor gostou, qual seria o dia e horário de sua preferência?">
            <text:p>Vamos agendar um test drive nesse carro que o senhor gostou, qual seria o dia e horário de sua preferência?</text:p>
          </table:table-cell>
        </table:table-row>
        <table:table-row>
          <table:table-cell office:value-type="float" office:value="1064">
            <text:p>1064</text:p>
          </table:table-cell>
          <table:table-cell office:value-type="date" office:date-value="2022-08-02T00:00:00">
            <text:p>Tue Aug  2 00:00:00 2022</text:p>
          </table:table-cell>
          <table:table-cell office:value-type="string" office:value="A frente do novo Diwk foi reformulada, ela está com um ar mais futurista. A traseira que já era bonita, basicamente não sofreu alterações. Venha conhecer o interior do carro pessoalmente, temos horário para essa semana.">
            <text:p>A frente do novo Diwk foi reformulada, ela está com um ar mais futurista. A traseira que já era bonita, basicamente não sofreu alterações. Venha conhecer o interior do carro pessoalmente, temos horário para essa semana.</text:p>
          </table:table-cell>
        </table:table-row>
        <table:table-row>
          <table:table-cell office:value-type="float" office:value="1065">
            <text:p>1065</text:p>
          </table:table-cell>
          <table:table-cell office:value-type="date" office:date-value="2022-08-02T00:00:00">
            <text:p>Tue Aug  2 00:00:00 2022</text:p>
          </table:table-cell>
          <table:table-cell office:value-type="string" office:value="Consertos no motor acabam passando despercebidos na maioria dos casos, entretanto desde 1 de julho, nosso departamento de pós-venda não tem recebido nenhuma reclamação porque nosso mecânico atual é muito competente.">
            <text:p>Consertos no motor acabam passando despercebidos na maioria dos casos, entretanto desde 1 de julho, nosso departamento de pós-venda não tem recebido nenhuma reclamação porque nosso mecânico atual é muito competente.</text:p>
          </table:table-cell>
        </table:table-row>
        <table:table-row>
          <table:table-cell office:value-type="float" office:value="1066">
            <text:p>1066</text:p>
          </table:table-cell>
          <table:table-cell office:value-type="date" office:date-value="2022-08-02T00:00:00">
            <text:p>Tue Aug  2 00:00:00 2022</text:p>
          </table:table-cell>
          <table:table-cell office:value-type="string" office:value="Existem equipamentos que não são de série nessa versão. Mas a senhora pode acrescentar qualquer um deles independentemente, me envie uma lista que farei a inclusão em seu pedido, pelo que me disse não haverá uma grande alteração no valor final do carro.">
            <text:p>Existem equipamentos que não são de série nessa versão. Mas a senhora pode acrescentar qualquer um deles independentemente, me envie uma lista que farei a inclusão em seu pedido, pelo que me disse não haverá uma grande alteração no valor final do carro.</text:p>
          </table:table-cell>
        </table:table-row>
        <table:table-row>
          <table:table-cell office:value-type="float" office:value="1067">
            <text:p>1067</text:p>
          </table:table-cell>
          <table:table-cell office:value-type="date" office:date-value="2022-08-02T00:00:00">
            <text:p>Tue Aug  2 00:00:00 2022</text:p>
          </table:table-cell>
          <table:table-cell office:value-type="string" office:value="Infelizmente, todos os veículos que serão entregues já estão com reserva de compra. Será necessário que o senhor deixe o nome conosco para entrar em uma fila para a próxima remessa que deverá ocorrer no mês que vêm.">
            <text:p>Infelizmente, todos os veículos que serão entregues já estão com reserva de compra. Será necessário que o senhor deixe o nome conosco para entrar em uma fila para a próxima remessa que deverá ocorrer no mês que vêm.</text:p>
          </table:table-cell>
        </table:table-row>
        <table:table-row>
          <table:table-cell office:value-type="float" office:value="1068">
            <text:p>1068</text:p>
          </table:table-cell>
          <table:table-cell office:value-type="date" office:date-value="2022-08-02T00:00:00">
            <text:p>Tue Aug  2 00:00:00 2022</text:p>
          </table:table-cell>
          <table:table-cell office:value-type="string" office:value="No momento não estamos mais comprando, não existe mais espaço em nosso pátio. Posso recomendar uma outra loja de um parceiro nosso, mas faz tempo que não temos informação sobre ele. Preciso saber se ele ainda atua com esse tipo de carro.">
            <text:p>No momento não estamos mais comprando, não existe mais espaço em nosso pátio. Posso recomendar uma outra loja de um parceiro nosso, mas faz tempo que não temos informação sobre ele. Preciso saber se ele ainda atua com esse tipo de carro.</text:p>
          </table:table-cell>
        </table:table-row>
        <table:table-row>
          <table:table-cell office:value-type="float" office:value="1069">
            <text:p>1069</text:p>
          </table:table-cell>
          <table:table-cell office:value-type="date" office:date-value="2022-08-02T00:00:00">
            <text:p>Tue Aug  2 00:00:00 2022</text:p>
          </table:table-cell>
          <table:table-cell office:value-type="string" office:value="O cliente ficou de fazer uma parte do pagamento por meio de depósito bancário, e até o momento o setor financeiro não verificou o recebimento do mesmo. Por isso, não posso solicitar que o veículo vá para a preparação.">
            <text:p>O cliente ficou de fazer uma parte do pagamento por meio de depósito bancário, e até o momento o setor financeiro não verificou o recebimento do mesmo. Por isso, não posso solicitar que o veículo vá para a preparação.</text:p>
          </table:table-cell>
        </table:table-row>
        <table:table-row>
          <table:table-cell office:value-type="float" office:value="1070">
            <text:p>1070</text:p>
          </table:table-cell>
          <table:table-cell office:value-type="date" office:date-value="2022-08-02T00:00:00">
            <text:p>Tue Aug  2 00:00:00 2022</text:p>
          </table:table-cell>
          <table:table-cell office:value-type="string" office:value="O seu usado pode ser dado como parte do pagamento, porém é necessário agendar uma avaliação dele. Em geral temos conseguido valores muito próximos da tabela FIPE. Para quando você tem disponibilidade?">
            <text:p>O seu usado pode ser dado como parte do pagamento, porém é necessário agendar uma avaliação dele. Em geral temos conseguido valores muito próximos da tabela FIPE. Para quando você tem disponibilidade?</text:p>
          </table:table-cell>
        </table:table-row>
        <table:table-row>
          <table:table-cell office:value-type="float" office:value="1071">
            <text:p>1071</text:p>
          </table:table-cell>
          <table:table-cell office:value-type="date" office:date-value="2022-08-02T00:00:00">
            <text:p>Tue Aug  2 00:00:00 2022</text:p>
          </table:table-cell>
          <table:table-cell office:value-type="string" office:value="Será necessário fazer uma alteração na data de entrega desse veículo. O comprador teve que fazer uma viagem de última hora e não tem outra pessoa para fazer a retirada.">
            <text:p>Será necessário fazer uma alteração na data de entrega desse veículo. O comprador teve que fazer uma viagem de última hora e não tem outra pessoa para fazer a retirada.</text:p>
          </table:table-cell>
        </table:table-row>
        <table:table-row>
          <table:table-cell office:value-type="float" office:value="1072">
            <text:p>1072</text:p>
          </table:table-cell>
          <table:table-cell office:value-type="date" office:date-value="2022-08-02T00:00:00">
            <text:p>Tue Aug  2 00:00:00 2022</text:p>
          </table:table-cell>
          <table:table-cell office:value-type="string" office:value="Temos uma área destinada aos veículos usados, todos eles passam por uma revisão criteriosa e possuem garantia por causa disso. Os valores podem ser negociados dependendo da forma de pagamento escolhida.">
            <text:p>Temos uma área destinada aos veículos usados, todos eles passam por uma revisão criteriosa e possuem garantia por causa disso. Os valores podem ser negociados dependendo da forma de pagamento escolhida.</text:p>
          </table:table-cell>
        </table:table-row>
      </table:table>
      <table:table table:name="104">
        <table:table-row>
          <table:table-cell office:value-type="string" office:value="id_base">
            <text:p>id_base</text:p>
          </table:table-cell>
          <table:table-cell office:value-type="float" office:value="104">
            <text:p>104</text:p>
          </table:table-cell>
        </table:table-row>
        <table:table-row>
          <table:table-cell office:value-type="string" office:value="area">
            <text:p>area</text:p>
          </table:table-cell>
          <table:table-cell office:value-type="string" office:value="desenvolvimento sistemas">
            <text:p>desenvolvimento sistemas</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073">
            <text:p>1073</text:p>
          </table:table-cell>
          <table:table-cell office:value-type="date" office:date-value="2022-07-29T00:00:00">
            <text:p>Fri Jul 29 00:00:00 2022</text:p>
          </table:table-cell>
          <table:table-cell office:value-type="string" office:value="Será necessário migrar os dados para um novo banco com uma nova estrutura. Por isso, será necessário um tempo maior para disponibilizar a nova ferramenta.">
            <text:p>Será necessário migrar os dados para um novo banco com uma nova estrutura. Por isso, será necessário um tempo maior para disponibilizar a nova ferramenta.</text:p>
          </table:table-cell>
        </table:table-row>
        <table:table-row>
          <table:table-cell office:value-type="float" office:value="1074">
            <text:p>1074</text:p>
          </table:table-cell>
          <table:table-cell office:value-type="date" office:date-value="2022-07-29T00:00:00">
            <text:p>Fri Jul 29 00:00:00 2022</text:p>
          </table:table-cell>
          <table:table-cell office:value-type="string" office:value="A aplicação foi pensada para se comportar dessa maneira, talvez tenha havido algum equívoco no momento da concepção da mesma. Podemos marcar uma reunião para alinhar as mudanças que vocês estão sugerindo.">
            <text:p>A aplicação foi pensada para se comportar dessa maneira, talvez tenha havido algum equívoco no momento da concepção da mesma. Podemos marcar uma reunião para alinhar as mudanças que vocês estão sugerindo.</text:p>
          </table:table-cell>
        </table:table-row>
        <table:table-row>
          <table:table-cell office:value-type="float" office:value="1075">
            <text:p>1075</text:p>
          </table:table-cell>
          <table:table-cell office:value-type="date" office:date-value="2022-07-29T00:00:00">
            <text:p>Fri Jul 29 00:00:00 2022</text:p>
          </table:table-cell>
          <table:table-cell office:value-type="string" office:value="Acabei de subir na plataforma os novos gráficos que vocês solicitaram, peço por favor que verifiquem se está tudo funcionando conforme o combinado.">
            <text:p>Acabei de subir na plataforma os novos gráficos que vocês solicitaram, peço por favor que verifiquem se está tudo funcionando conforme o combinado.</text:p>
          </table:table-cell>
        </table:table-row>
        <table:table-row>
          <table:table-cell office:value-type="float" office:value="1076">
            <text:p>1076</text:p>
          </table:table-cell>
          <table:table-cell office:value-type="date" office:date-value="2022-07-29T00:00:00">
            <text:p>Fri Jul 29 00:00:00 2022</text:p>
          </table:table-cell>
          <table:table-cell office:value-type="string" office:value="As novas funcionalidades já foram carregas em produção, fiz vários testes antes e não encontrei nenhum problema. Caso necessário, pode me enviar um e-mail que estarei acompanhado remotamente.">
            <text:p>As novas funcionalidades já foram carregas em produção, fiz vários testes antes e não encontrei nenhum problema. Caso necessário, pode me enviar um e-mail que estarei acompanhado remotamente.</text:p>
          </table:table-cell>
        </table:table-row>
        <table:table-row>
          <table:table-cell office:value-type="float" office:value="1077">
            <text:p>1077</text:p>
          </table:table-cell>
          <table:table-cell office:value-type="date" office:date-value="2022-07-29T00:00:00">
            <text:p>Fri Jul 29 00:00:00 2022</text:p>
          </table:table-cell>
          <table:table-cell office:value-type="string" office:value="Essa nova interface gráfica possui a finalidade de facilitar a interação dos usuários com a plataforma. Reparem que agora as opções de criação estão com um acesso mais evidente.">
            <text:p>Essa nova interface gráfica possui a finalidade de facilitar a interação dos usuários com a plataforma. Reparem que agora as opções de criação estão com um acesso mais evidente.</text:p>
          </table:table-cell>
        </table:table-row>
        <table:table-row>
          <table:table-cell office:value-type="float" office:value="1078">
            <text:p>1078</text:p>
          </table:table-cell>
          <table:table-cell office:value-type="date" office:date-value="2022-07-29T00:00:00">
            <text:p>Fri Jul 29 00:00:00 2022</text:p>
          </table:table-cell>
          <table:table-cell office:value-type="string" office:value="Essas funcionalidades não estavam no planejamento inicial, vou fazer um breve levantamento com a equipe para averiguar o tempo que vamos levar.">
            <text:p>Essas funcionalidades não estavam no planejamento inicial, vou fazer um breve levantamento com a equipe para averiguar o tempo que vamos levar.</text:p>
          </table:table-cell>
        </table:table-row>
        <table:table-row>
          <table:table-cell office:value-type="float" office:value="1079">
            <text:p>1079</text:p>
          </table:table-cell>
          <table:table-cell office:value-type="date" office:date-value="2022-07-29T00:00:00">
            <text:p>Fri Jul 29 00:00:00 2022</text:p>
          </table:table-cell>
          <table:table-cell office:value-type="string" office:value="Esse banco de dados não é o mais adequado para essa estrutura de documentos que temos aqui. Acredito que no início isso não era um problema, mas agora tem afetado a performance das consultas.">
            <text:p>Esse banco de dados não é o mais adequado para essa estrutura de documentos que temos aqui. Acredito que no início isso não era um problema, mas agora tem afetado a performance das consultas.</text:p>
          </table:table-cell>
        </table:table-row>
        <table:table-row>
          <table:table-cell office:value-type="float" office:value="1080">
            <text:p>1080</text:p>
          </table:table-cell>
          <table:table-cell office:value-type="date" office:date-value="2022-07-29T00:00:00">
            <text:p>Fri Jul 29 00:00:00 2022</text:p>
          </table:table-cell>
          <table:table-cell office:value-type="string" office:value="Esse problema foi momentâneo pois a rede estava passando por um período de instabilidade, portanto não era um problema da aplicação.">
            <text:p>Esse problema foi momentâneo pois a rede estava passando por um período de instabilidade, portanto não era um problema da aplicação.</text:p>
          </table:table-cell>
        </table:table-row>
        <table:table-row>
          <table:table-cell office:value-type="float" office:value="1081">
            <text:p>1081</text:p>
          </table:table-cell>
          <table:table-cell office:value-type="date" office:date-value="2022-07-29T00:00:00">
            <text:p>Fri Jul 29 00:00:00 2022</text:p>
          </table:table-cell>
          <table:table-cell office:value-type="string" office:value="Gostaria de solicitar a atualização de nosso servidor para que possamos instalar algumas ferramentas necessárias para a próxima aplicação a ser desenvolvida. Existe alguma previsão de quando isso será possível?">
            <text:p>Gostaria de solicitar a atualização de nosso servidor para que possamos instalar algumas ferramentas necessárias para a próxima aplicação a ser desenvolvida. Existe alguma previsão de quando isso será possível?</text:p>
          </table:table-cell>
        </table:table-row>
        <table:table-row>
          <table:table-cell office:value-type="float" office:value="1082">
            <text:p>1082</text:p>
          </table:table-cell>
          <table:table-cell office:value-type="date" office:date-value="2022-07-29T00:00:00">
            <text:p>Fri Jul 29 00:00:00 2022</text:p>
          </table:table-cell>
          <table:table-cell office:value-type="string" office:value="O cliente sempre acaba fazendo muitas alterações ao longo do projeto o que acaba dificultando a arquitetura do código. Discutiremos isso dia 3 de agosto as 15 horas.">
            <text:p>O cliente sempre acaba fazendo muitas alterações ao longo do projeto o que acaba dificultando a arquitetura do código. Discutiremos isso dia 3 de agosto as 15 horas.</text:p>
          </table:table-cell>
        </table:table-row>
      </table:table>
      <table:table table:name="105">
        <table:table-row>
          <table:table-cell office:value-type="string" office:value="id_base">
            <text:p>id_base</text:p>
          </table:table-cell>
          <table:table-cell office:value-type="float" office:value="105">
            <text:p>105</text:p>
          </table:table-cell>
        </table:table-row>
        <table:table-row>
          <table:table-cell office:value-type="string" office:value="area">
            <text:p>area</text:p>
          </table:table-cell>
          <table:table-cell office:value-type="string" office:value="e-mail manager">
            <text:p>e-mail manager</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083">
            <text:p>1083</text:p>
          </table:table-cell>
          <table:table-cell office:value-type="date" office:date-value="2022-08-03T00:00:00">
            <text:p>Wed Aug  3 00:00:00 2022</text:p>
          </table:table-cell>
          <table:table-cell office:value-type="string" office:value="O José fez um novo modelo de classificação dos clientes, dessa forma eu pude fazer o envio da nova propaganda de cervejas de uma maneira mais eficiente. Acredito que teremos uma taxa de conversão alta, assim que estiver com os resultados lhe envio.">
            <text:p>O José fez um novo modelo de classificação dos clientes, dessa forma eu pude fazer o envio da nova propaganda de cervejas de uma maneira mais eficiente. Acredito que teremos uma taxa de conversão alta, assim que estiver com os resultados lhe envio.</text:p>
          </table:table-cell>
        </table:table-row>
        <table:table-row>
          <table:table-cell office:value-type="float" office:value="1084">
            <text:p>1084</text:p>
          </table:table-cell>
          <table:table-cell office:value-type="date" office:date-value="2022-08-03T00:00:00">
            <text:p>Wed Aug  3 00:00:00 2022</text:p>
          </table:table-cell>
          <table:table-cell office:value-type="string" office:value="A noite da degustação de vinhos foi um sucesso, as fotos em nossa página estão com muitos likes e a maioria dos clientes estão querendo saber quando outro evento desse ocorrerá. Vamos ver com o departamento comercial quando será possível.">
            <text:p>A noite da degustação de vinhos foi um sucesso, as fotos em nossa página estão com muitos likes e a maioria dos clientes estão querendo saber quando outro evento desse ocorrerá. Vamos ver com o departamento comercial quando será possível.</text:p>
          </table:table-cell>
        </table:table-row>
        <table:table-row>
          <table:table-cell office:value-type="float" office:value="1085">
            <text:p>1085</text:p>
          </table:table-cell>
          <table:table-cell office:value-type="date" office:date-value="2022-08-03T00:00:00">
            <text:p>Wed Aug  3 00:00:00 2022</text:p>
          </table:table-cell>
          <table:table-cell office:value-type="string" office:value="Essa campanha de marketing deveria ter sido seguida somente até o dia 31 de julho. O pessoal fez uma reformulação de material para a próxima semana, acho que tenho alguns exemplos aqui comigo, irei deixar na sua pasta da rede para que você veja.">
            <text:p>Essa campanha de marketing deveria ter sido seguida somente até o dia 31 de julho. O pessoal fez uma reformulação de material para a próxima semana, acho que tenho alguns exemplos aqui comigo, irei deixar na sua pasta da rede para que você veja.</text:p>
          </table:table-cell>
        </table:table-row>
        <table:table-row>
          <table:table-cell office:value-type="float" office:value="1086">
            <text:p>1086</text:p>
          </table:table-cell>
          <table:table-cell office:value-type="date" office:date-value="2022-08-03T00:00:00">
            <text:p>Wed Aug  3 00:00:00 2022</text:p>
          </table:table-cell>
          <table:table-cell office:value-type="string" office:value="Esse marketing teve um bom engajamento nas redes sociais, pedirei para a Ana fazer o levantamento dos números para utilizar em nossa apresentação da reunião mensal. Muito obrigada pelo retorno. ">
            <text:p>Esse marketing teve um bom engajamento nas redes sociais, pedirei para a Ana fazer o levantamento dos números para utilizar em nossa apresentação da reunião mensal. Muito obrigada pelo retorno. </text:p>
          </table:table-cell>
        </table:table-row>
        <table:table-row>
          <table:table-cell office:value-type="float" office:value="1087">
            <text:p>1087</text:p>
          </table:table-cell>
          <table:table-cell office:value-type="date" office:date-value="2022-08-03T00:00:00">
            <text:p>Wed Aug  3 00:00:00 2022</text:p>
          </table:table-cell>
          <table:table-cell office:value-type="string" office:value="Muito obrigada pelos arquivos, vou inserir as imagens no e-mail e efetuar o envio. Dessa forma conseguiremos fechar tudo dentro do prazo.">
            <text:p>Muito obrigada pelos arquivos, vou inserir as imagens no e-mail e efetuar o envio. Dessa forma conseguiremos fechar tudo dentro do prazo.</text:p>
          </table:table-cell>
        </table:table-row>
        <table:table-row>
          <table:table-cell office:value-type="float" office:value="1088">
            <text:p>1088</text:p>
          </table:table-cell>
          <table:table-cell office:value-type="date" office:date-value="2022-08-03T00:00:00">
            <text:p>Wed Aug  3 00:00:00 2022</text:p>
          </table:table-cell>
          <table:table-cell office:value-type="string" office:value="O coordenador teve que se retirar da discussão pois imagino que ele não possua conhecimento na área de programação. Alinhe com o Pedro, como devemos proceder.">
            <text:p>O coordenador teve que se retirar da discussão pois imagino que ele não possua conhecimento na área de programação. Alinhe com o Pedro, como devemos proceder.</text:p>
          </table:table-cell>
        </table:table-row>
        <table:table-row>
          <table:table-cell office:value-type="float" office:value="1089">
            <text:p>1089</text:p>
          </table:table-cell>
          <table:table-cell office:value-type="date" office:date-value="2022-08-03T00:00:00">
            <text:p>Wed Aug  3 00:00:00 2022</text:p>
          </table:table-cell>
          <table:table-cell office:value-type="string" office:value="O gerente costuma discordar das minhas escolhas para os textos das promoções de vinhos, acredito que seja pelo fato dele ser um grande enólogo. Por isso, dessa vez atrasarei um pouco meu material para que possa ver primeiro com ele de qual maneira devo redigir.">
            <text:p>O gerente costuma discordar das minhas escolhas para os textos das promoções de vinhos, acredito que seja pelo fato dele ser um grande enólogo. Por isso, dessa vez atrasarei um pouco meu material para que possa ver primeiro com ele de qual maneira devo redigir.</text:p>
          </table:table-cell>
        </table:table-row>
        <table:table-row>
          <table:table-cell office:value-type="float" office:value="1090">
            <text:p>1090</text:p>
          </table:table-cell>
          <table:table-cell office:value-type="date" office:date-value="2022-08-03T00:00:00">
            <text:p>Wed Aug  3 00:00:00 2022</text:p>
          </table:table-cell>
          <table:table-cell office:value-type="string" office:value="O gerente fez um novo alinhamento com o diretor do centro de distribuição, o prazo ficou para o dia 15 de agosto, dessa forma conseguiremos fazer as entregas dos compradores que receberam o e-mail. ">
            <text:p>O gerente fez um novo alinhamento com o diretor do centro de distribuição, o prazo ficou para o dia 15 de agosto, dessa forma conseguiremos fazer as entregas dos compradores que receberam o e-mail. </text:p>
          </table:table-cell>
        </table:table-row>
        <table:table-row>
          <table:table-cell office:value-type="float" office:value="1091">
            <text:p>1091</text:p>
          </table:table-cell>
          <table:table-cell office:value-type="date" office:date-value="2022-08-03T00:00:00">
            <text:p>Wed Aug  3 00:00:00 2022</text:p>
          </table:table-cell>
          <table:table-cell office:value-type="string" office:value="Preciso que você me envie os números do meu último disparo, eles vão compor o relatório da nossa promoção de inverno. Quando você acha que consegue?">
            <text:p>Preciso que você me envie os números do meu último disparo, eles vão compor o relatório da nossa promoção de inverno. Quando você acha que consegue?</text:p>
          </table:table-cell>
        </table:table-row>
        <table:table-row>
          <table:table-cell office:value-type="float" office:value="1092">
            <text:p>1092</text:p>
          </table:table-cell>
          <table:table-cell office:value-type="date" office:date-value="2022-08-03T00:00:00">
            <text:p>Wed Aug  3 00:00:00 2022</text:p>
          </table:table-cell>
          <table:table-cell office:value-type="string" office:value="Você poderia separar uma lista com os clientes que mais compraram com a gente no último ano? Pode ser em quantidade de pedidos que continham algum vinho. Minha ideia é enviar um convite para participarem de uma noite de degustação em uma de nossas lojas.">
            <text:p>Você poderia separar uma lista com os clientes que mais compraram com a gente no último ano? Pode ser em quantidade de pedidos que continham algum vinho. Minha ideia é enviar um convite para participarem de uma noite de degustação em uma de nossas lojas.</text:p>
          </table:table-cell>
        </table:table-row>
      </table:table>
      <table:table table:name="106">
        <table:table-row>
          <table:table-cell office:value-type="string" office:value="id_base">
            <text:p>id_base</text:p>
          </table:table-cell>
          <table:table-cell office:value-type="float" office:value="106">
            <text:p>106</text:p>
          </table:table-cell>
        </table:table-row>
        <table:table-row>
          <table:table-cell office:value-type="string" office:value="area">
            <text:p>area</text:p>
          </table:table-cell>
          <table:table-cell office:value-type="string" office:value="empresa jardinagem">
            <text:p>empresa jardinagem</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093">
            <text:p>1093</text:p>
          </table:table-cell>
          <table:table-cell office:value-type="date" office:date-value="2022-08-08T00:00:00">
            <text:p>Mon Aug  8 00:00:00 2022</text:p>
          </table:table-cell>
          <table:table-cell office:value-type="string" office:value="Estou há cerca de um ano buscando emprego na área de jardinagem, sou bastante experiente neste ramo. Trabalhei em jardins de várias residencias nas ruas próximas à Rua Tereza Veiga. No entanto, com a pandemia fui obrigada a abrir mão do meu trabalho por causa do contato direto com a terra bem ainda, com as pessoas para quem trabalhava. ">
            <text:p>Estou há cerca de um ano buscando emprego na área de jardinagem, sou bastante experiente neste ramo. Trabalhei em jardins de várias residencias nas ruas próximas à Rua Tereza Veiga. No entanto, com a pandemia fui obrigada a abrir mão do meu trabalho por causa do contato direto com a terra bem ainda, com as pessoas para quem trabalhava. </text:p>
          </table:table-cell>
        </table:table-row>
        <table:table-row>
          <table:table-cell office:value-type="float" office:value="1094">
            <text:p>1094</text:p>
          </table:table-cell>
          <table:table-cell office:value-type="date" office:date-value="2022-08-08T00:00:00">
            <text:p>Mon Aug  8 00:00:00 2022</text:p>
          </table:table-cell>
          <table:table-cell office:value-type="string" office:value="Claro, a decoração é a gosto da pessoa, não são todos que gostam de anões no seu jardim. Mas se há crianças na casa em geral fica interessante decorar com figurinhas de desenhos famosos ou outros objetos infantis. ">
            <text:p>Claro, a decoração é a gosto da pessoa, não são todos que gostam de anões no seu jardim. Mas se há crianças na casa em geral fica interessante decorar com figurinhas de desenhos famosos ou outros objetos infantis. </text:p>
          </table:table-cell>
        </table:table-row>
        <table:table-row>
          <table:table-cell office:value-type="float" office:value="1095">
            <text:p>1095</text:p>
          </table:table-cell>
          <table:table-cell office:value-type="date" office:date-value="2022-08-08T00:00:00">
            <text:p>Mon Aug  8 00:00:00 2022</text:p>
          </table:table-cell>
          <table:table-cell office:value-type="string" office:value="Cobro por horas trabalhadas, farei um orçamento detalhado para lhe dar um esclarecimento mais específico e adequado ao caso de seu jardim que é bem grande, sendo possível inserir vários tipos de vasos e outros ornamentos que você mesma escolherá.">
            <text:p>Cobro por horas trabalhadas, farei um orçamento detalhado para lhe dar um esclarecimento mais específico e adequado ao caso de seu jardim que é bem grande, sendo possível inserir vários tipos de vasos e outros ornamentos que você mesma escolherá.</text:p>
          </table:table-cell>
        </table:table-row>
        <table:table-row>
          <table:table-cell office:value-type="float" office:value="1096">
            <text:p>1096</text:p>
          </table:table-cell>
          <table:table-cell office:value-type="date" office:date-value="2022-08-08T00:00:00">
            <text:p>Mon Aug  8 00:00:00 2022</text:p>
          </table:table-cell>
          <table:table-cell office:value-type="string" office:value="Disponho de fotos, vídeos, revistas e reportagens sobre o assunto, que tipos de plantas você pode misturar para formar um conjunto harmonioso, simples e belo, mesmo quando não se tem um terreno muito grande. Até mesmo um pequena faixa de terra pode dar um outro aspecto a sua casa,">
            <text:p>Disponho de fotos, vídeos, revistas e reportagens sobre o assunto, que tipos de plantas você pode misturar para formar um conjunto harmonioso, simples e belo, mesmo quando não se tem um terreno muito grande. Até mesmo um pequena faixa de terra pode dar um outro aspecto a sua casa,</text:p>
          </table:table-cell>
        </table:table-row>
        <table:table-row>
          <table:table-cell office:value-type="float" office:value="1097">
            <text:p>1097</text:p>
          </table:table-cell>
          <table:table-cell office:value-type="date" office:date-value="2022-08-08T00:00:00">
            <text:p>Mon Aug  8 00:00:00 2022</text:p>
          </table:table-cell>
          <table:table-cell office:value-type="string" office:value="É um trabalho prazeroso sim, estar em contato com a natureza nos trás tranquilidade. Nada encanta mais que ver uma planta crescer, uma flor desabrochar e colorir o mundo com as suas cores e  encher o ar com seu perfume.">
            <text:p>É um trabalho prazeroso sim, estar em contato com a natureza nos trás tranquilidade. Nada encanta mais que ver uma planta crescer, uma flor desabrochar e colorir o mundo com as suas cores e  encher o ar com seu perfume.</text:p>
          </table:table-cell>
        </table:table-row>
        <table:table-row>
          <table:table-cell office:value-type="float" office:value="1098">
            <text:p>1098</text:p>
          </table:table-cell>
          <table:table-cell office:value-type="date" office:date-value="2022-08-08T00:00:00">
            <text:p>Mon Aug  8 00:00:00 2022</text:p>
          </table:table-cell>
          <table:table-cell office:value-type="string" office:value="Fiz curso de botânica sim, vou juntar ao meu curriculum todos os lugares aonde trabalhei. Infelizmente não está havendo concursos para esta área.">
            <text:p>Fiz curso de botânica sim, vou juntar ao meu curriculum todos os lugares aonde trabalhei. Infelizmente não está havendo concursos para esta área.</text:p>
          </table:table-cell>
        </table:table-row>
        <table:table-row>
          <table:table-cell office:value-type="float" office:value="1099">
            <text:p>1099</text:p>
          </table:table-cell>
          <table:table-cell office:value-type="date" office:date-value="2022-08-08T00:00:00">
            <text:p>Mon Aug  8 00:00:00 2022</text:p>
          </table:table-cell>
          <table:table-cell office:value-type="string" office:value="Não costumo trabalhar com ajudante de jardinagem, somente quando é necessário. Nesses casos,  costumo trabalhar com um amigo de longa data, que as vezes também me chama para trabalhar com ele. E claro, já acerto com a pessoa o valor que devo repassar para ele. ">
            <text:p>Não costumo trabalhar com ajudante de jardinagem, somente quando é necessário. Nesses casos,  costumo trabalhar com um amigo de longa data, que as vezes também me chama para trabalhar com ele. E claro, já acerto com a pessoa o valor que devo repassar para ele. </text:p>
          </table:table-cell>
        </table:table-row>
        <table:table-row>
          <table:table-cell office:value-type="float" office:value="1100">
            <text:p>1100</text:p>
          </table:table-cell>
          <table:table-cell office:value-type="date" office:date-value="2022-08-08T00:00:00">
            <text:p>Mon Aug  8 00:00:00 2022</text:p>
          </table:table-cell>
          <table:table-cell office:value-type="string" office:value="Não, o uso de fertilizantes não faz parte do trabalho que executo, mesmo porque tenho alergia a alguns produtos. Faço uso de material orgânico para preparar a terra. Recentemente tive uma intoxicação por causa de um produto químico utilizado no uso de combate a praga num roseiral, nesse jardim não havia outro tipo de planta e foi bem complicado o processo de limpeza. Felizmente tudo deu certo.">
            <text:p>Não, o uso de fertilizantes não faz parte do trabalho que executo, mesmo porque tenho alergia a alguns produtos. Faço uso de material orgânico para preparar a terra. Recentemente tive uma intoxicação por causa de um produto químico utilizado no uso de combate a praga num roseiral, nesse jardim não havia outro tipo de planta e foi bem complicado o processo de limpeza. Felizmente tudo deu certo.</text:p>
          </table:table-cell>
        </table:table-row>
        <table:table-row>
          <table:table-cell office:value-type="float" office:value="1101">
            <text:p>1101</text:p>
          </table:table-cell>
          <table:table-cell office:value-type="date" office:date-value="2022-08-08T00:00:00">
            <text:p>Mon Aug  8 00:00:00 2022</text:p>
          </table:table-cell>
          <table:table-cell office:value-type="string" office:value="Tenho sim, modelos de decoração de vários tipos, mais simples, com mais requinte, geralmente vai depender da área útil que você tenha e de seu gosto, além é claro do tipo de plantas  que quiser plantar no seu jardim.">
            <text:p>Tenho sim, modelos de decoração de vários tipos, mais simples, com mais requinte, geralmente vai depender da área útil que você tenha e de seu gosto, além é claro do tipo de plantas  que quiser plantar no seu jardim.</text:p>
          </table:table-cell>
        </table:table-row>
        <table:table-row>
          <table:table-cell office:value-type="float" office:value="1102">
            <text:p>1102</text:p>
          </table:table-cell>
          <table:table-cell office:value-type="date" office:date-value="2022-08-08T00:00:00">
            <text:p>Mon Aug  8 00:00:00 2022</text:p>
          </table:table-cell>
          <table:table-cell office:value-type="string" office:value="Vou precisar marcar uma hora para examinar a área de seu jardim. Pode ser na quarta-feira às 15 horas? Levarei todo material que disponho e, se você achar conveniente, já vou combinar com meu amigo para ir junto, já que você disse que dispõe de uma área muito grande.">
            <text:p>Vou precisar marcar uma hora para examinar a área de seu jardim. Pode ser na quarta-feira às 15 horas? Levarei todo material que disponho e, se você achar conveniente, já vou combinar com meu amigo para ir junto, já que você disse que dispõe de uma área muito grande.</text:p>
          </table:table-cell>
        </table:table-row>
      </table:table>
      <table:table table:name="107">
        <table:table-row>
          <table:table-cell office:value-type="string" office:value="id_base">
            <text:p>id_base</text:p>
          </table:table-cell>
          <table:table-cell office:value-type="float" office:value="107">
            <text:p>107</text:p>
          </table:table-cell>
        </table:table-row>
        <table:table-row>
          <table:table-cell office:value-type="string" office:value="area">
            <text:p>area</text:p>
          </table:table-cell>
          <table:table-cell office:value-type="string" office:value="biologia">
            <text:p>biolog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103">
            <text:p>1103</text:p>
          </table:table-cell>
          <table:table-cell office:value-type="date" office:date-value="2022-08-10T00:00:00">
            <text:p>Wed Aug 10 00:00:00 2022</text:p>
          </table:table-cell>
          <table:table-cell office:value-type="string" office:value="Você sempre me conheceu nesta área como biólogo e está pretendendo ingressar neste ramo? Então vou lhe pedir para engajar-se nesta luta da preservação de pássaros em extinção. Estou nessa luta há quase dez anos.">
            <text:p>Você sempre me conheceu nesta área como biólogo e está pretendendo ingressar neste ramo? Então vou lhe pedir para engajar-se nesta luta da preservação de pássaros em extinção. Estou nessa luta há quase dez anos.</text:p>
          </table:table-cell>
        </table:table-row>
        <table:table-row>
          <table:table-cell office:value-type="float" office:value="1104">
            <text:p>1104</text:p>
          </table:table-cell>
          <table:table-cell office:value-type="date" office:date-value="2022-08-10T00:00:00">
            <text:p>Wed Aug 10 00:00:00 2022</text:p>
          </table:table-cell>
          <table:table-cell office:value-type="string" office:value="A perspectiva de vida de uma ave? Varia de acordo com a espécie, em todo caso não é muito longa.  Contudo, há registro de determinada espécie que chega a oitenta anos. A grande preocupação dos biólogos no entanto é o que ora está acontecendo, estamos perdendo muitas espécies.">
            <text:p>A perspectiva de vida de uma ave? Varia de acordo com a espécie, em todo caso não é muito longa.  Contudo, há registro de determinada espécie que chega a oitenta anos. A grande preocupação dos biólogos no entanto é o que ora está acontecendo, estamos perdendo muitas espécies.</text:p>
          </table:table-cell>
        </table:table-row>
        <table:table-row>
          <table:table-cell office:value-type="float" office:value="1105">
            <text:p>1105</text:p>
          </table:table-cell>
          <table:table-cell office:value-type="date" office:date-value="2022-08-10T00:00:00">
            <text:p>Wed Aug 10 00:00:00 2022</text:p>
          </table:table-cell>
          <table:table-cell office:value-type="string" office:value="A polícia tem muito trabalho para localizar e capturar traficantes de aves, e muitas vezes só conseguem encontrá-los quando já estão vendendo os pássaros. Porém, há tipos de aves vendidas de forma legal, os vendedores têm licença especial, podendo perder esta licença se encontrada alguma irregularidade no seu comércio. ">
            <text:p>A polícia tem muito trabalho para localizar e capturar traficantes de aves, e muitas vezes só conseguem encontrá-los quando já estão vendendo os pássaros. Porém, há tipos de aves vendidas de forma legal, os vendedores têm licença especial, podendo perder esta licença se encontrada alguma irregularidade no seu comércio. </text:p>
          </table:table-cell>
        </table:table-row>
        <table:table-row>
          <table:table-cell office:value-type="float" office:value="1106">
            <text:p>1106</text:p>
          </table:table-cell>
          <table:table-cell office:value-type="date" office:date-value="2022-08-10T00:00:00">
            <text:p>Wed Aug 10 00:00:00 2022</text:p>
          </table:table-cell>
          <table:table-cell office:value-type="string" office:value="Ah sim, com certeza tudo que estamos falando é importante, não só para o seu enriquecimento cultural mas também para o trabalho que você for desenvolver depois de formada.">
            <text:p>Ah sim, com certeza tudo que estamos falando é importante, não só para o seu enriquecimento cultural mas também para o trabalho que você for desenvolver depois de formada.</text:p>
          </table:table-cell>
        </table:table-row>
        <table:table-row>
          <table:table-cell office:value-type="float" office:value="1107">
            <text:p>1107</text:p>
          </table:table-cell>
          <table:table-cell office:value-type="date" office:date-value="2022-08-10T00:00:00">
            <text:p>Wed Aug 10 00:00:00 2022</text:p>
          </table:table-cell>
          <table:table-cell office:value-type="string" office:value="E você sabia que muitas aves têm papel fundamental no mundo ajudando na limpeza? Estou me referindo aos abutres e seus primos os urubus, sem contaminar as pessoas como os ratos e outros roedores que espalham a peste e a raiva.">
            <text:p>E você sabia que muitas aves têm papel fundamental no mundo ajudando na limpeza? Estou me referindo aos abutres e seus primos os urubus, sem contaminar as pessoas como os ratos e outros roedores que espalham a peste e a raiva.</text:p>
          </table:table-cell>
        </table:table-row>
        <table:table-row>
          <table:table-cell office:value-type="float" office:value="1108">
            <text:p>1108</text:p>
          </table:table-cell>
          <table:table-cell office:value-type="date" office:date-value="2022-08-10T00:00:00">
            <text:p>Wed Aug 10 00:00:00 2022</text:p>
          </table:table-cell>
          <table:table-cell office:value-type="string" office:value="O desmatamento contribui muito com a extinção das aves, além disso há o tráfico de muitas espécies que são retiradas de seu habitat e vendidas clandestinamente, até para o exterior por quantias muitas vezes exorbitantes. ">
            <text:p>O desmatamento contribui muito com a extinção das aves, além disso há o tráfico de muitas espécies que são retiradas de seu habitat e vendidas clandestinamente, até para o exterior por quantias muitas vezes exorbitantes. </text:p>
          </table:table-cell>
        </table:table-row>
        <table:table-row>
          <table:table-cell office:value-type="float" office:value="1109">
            <text:p>1109</text:p>
          </table:table-cell>
          <table:table-cell office:value-type="date" office:date-value="2022-08-10T00:00:00">
            <text:p>Wed Aug 10 00:00:00 2022</text:p>
          </table:table-cell>
          <table:table-cell office:value-type="string" office:value="Quanto ao tamanho de uma ave, no geral não costumam ser grandes. Mas, há o diminuto colibri de dez centímetros e a avestruz, maior espécie do mundo. A segunda maior é a Emu, ave australiana.">
            <text:p>Quanto ao tamanho de uma ave, no geral não costumam ser grandes. Mas, há o diminuto colibri de dez centímetros e a avestruz, maior espécie do mundo. A segunda maior é a Emu, ave australiana.</text:p>
          </table:table-cell>
        </table:table-row>
        <table:table-row>
          <table:table-cell office:value-type="float" office:value="1110">
            <text:p>1110</text:p>
          </table:table-cell>
          <table:table-cell office:value-type="date" office:date-value="2022-08-10T00:00:00">
            <text:p>Wed Aug 10 00:00:00 2022</text:p>
          </table:table-cell>
          <table:table-cell office:value-type="string" office:value="Se aprofunde nesta crise da extinção das aves que vai nos custar o empobrecimento da variedade de espécies que vivem em determinadas áreas, quem sabe você possa descobrir uma forma de impedir esta catástrofe.">
            <text:p>Se aprofunde nesta crise da extinção das aves que vai nos custar o empobrecimento da variedade de espécies que vivem em determinadas áreas, quem sabe você possa descobrir uma forma de impedir esta catástrofe.</text:p>
          </table:table-cell>
        </table:table-row>
        <table:table-row>
          <table:table-cell office:value-type="float" office:value="1111">
            <text:p>1111</text:p>
          </table:table-cell>
          <table:table-cell office:value-type="date" office:date-value="2022-08-10T00:00:00">
            <text:p>Wed Aug 10 00:00:00 2022</text:p>
          </table:table-cell>
          <table:table-cell office:value-type="string" office:value="Sua faculdade para o curso de Biologia é Federal, está na USP ou você paga a Faculdade? Quem paga os próprios estudos, pode ter dificuldades para ter um melhor aproveitamento, porque vai precisar trabalhar, a não ser  queos pais paguem os estudos.">
            <text:p>Sua faculdade para o curso de Biologia é Federal, está na USP ou você paga a Faculdade? Quem paga os próprios estudos, pode ter dificuldades para ter um melhor aproveitamento, porque vai precisar trabalhar, a não ser  queos pais paguem os estudos.</text:p>
          </table:table-cell>
        </table:table-row>
        <table:table-row>
          <table:table-cell office:value-type="float" office:value="1112">
            <text:p>1112</text:p>
          </table:table-cell>
          <table:table-cell office:value-type="date" office:date-value="2022-08-10T00:00:00">
            <text:p>Wed Aug 10 00:00:00 2022</text:p>
          </table:table-cell>
          <table:table-cell office:value-type="string" office:value="Você está precisando de um estágio? Tenho uma vaga porque mantenho sempre dois estagiários  e um deles acabou seu bacharelado em Biologia e já conseguiu uma vaga como funcionário do zoológico.">
            <text:p>Você está precisando de um estágio? Tenho uma vaga porque mantenho sempre dois estagiários  e um deles acabou seu bacharelado em Biologia e já conseguiu uma vaga como funcionário do zoológico.</text:p>
          </table:table-cell>
        </table:table-row>
      </table:table>
      <table:table table:name="108">
        <table:table-row>
          <table:table-cell office:value-type="string" office:value="id_base">
            <text:p>id_base</text:p>
          </table:table-cell>
          <table:table-cell office:value-type="float" office:value="108">
            <text:p>108</text:p>
          </table:table-cell>
        </table:table-row>
        <table:table-row>
          <table:table-cell office:value-type="string" office:value="area">
            <text:p>area</text:p>
          </table:table-cell>
          <table:table-cell office:value-type="string" office:value="agencia de viagens">
            <text:p>agencia de viagens</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113">
            <text:p>1113</text:p>
          </table:table-cell>
          <table:table-cell office:value-type="date" office:date-value="2022-08-11T00:00:00">
            <text:p>Thu Aug 11 00:00:00 2022</text:p>
          </table:table-cell>
          <table:table-cell office:value-type="string" office:value="Recebi hoje pela manhã o seu e-mail. Então você está pretendendo viajar de férias à Paris? Que bela escolha! A Cidade Luz é um lugar realmente encantador e muito romântica. Quantos dias pretende ficar?">
            <text:p>Recebi hoje pela manhã o seu e-mail. Então você está pretendendo viajar de férias à Paris? Que bela escolha! A Cidade Luz é um lugar realmente encantador e muito romântica. Quantos dias pretende ficar?</text:p>
          </table:table-cell>
        </table:table-row>
        <table:table-row>
          <table:table-cell office:value-type="float" office:value="1114">
            <text:p>1114</text:p>
          </table:table-cell>
          <table:table-cell office:value-type="date" office:date-value="2022-08-11T00:00:00">
            <text:p>Thu Aug 11 00:00:00 2022</text:p>
          </table:table-cell>
          <table:table-cell office:value-type="string" office:value="Ah, parabéns! Então não vão necessitar de guias tradutores? Se estão falando bem o francês vão ser bem recebidos pelos parisienses, apreciadores que são de quem fala bem o idioma deles.">
            <text:p>Ah, parabéns! Então não vão necessitar de guias tradutores? Se estão falando bem o francês vão ser bem recebidos pelos parisienses, apreciadores que são de quem fala bem o idioma deles.</text:p>
          </table:table-cell>
        </table:table-row>
        <table:table-row>
          <table:table-cell office:value-type="float" office:value="1115">
            <text:p>1115</text:p>
          </table:table-cell>
          <table:table-cell office:value-type="date" office:date-value="2022-08-11T00:00:00">
            <text:p>Thu Aug 11 00:00:00 2022</text:p>
          </table:table-cell>
          <table:table-cell office:value-type="string" office:value="Amanhã estarei encaminhando para você o orçamento das reservas de passagens, do Hotel, eventual aluguel de carro e taxa de embarque. Lembrando que duas horas antes da partida já deverão estar no aeroporto, não esquecendo que na alfândega você demora a ser liberado para o embarque.">
            <text:p>Amanhã estarei encaminhando para você o orçamento das reservas de passagens, do Hotel, eventual aluguel de carro e taxa de embarque. Lembrando que duas horas antes da partida já deverão estar no aeroporto, não esquecendo que na alfândega você demora a ser liberado para o embarque.</text:p>
          </table:table-cell>
        </table:table-row>
        <table:table-row>
          <table:table-cell office:value-type="float" office:value="1116">
            <text:p>1116</text:p>
          </table:table-cell>
          <table:table-cell office:value-type="date" office:date-value="2022-08-11T00:00:00">
            <text:p>Thu Aug 11 00:00:00 2022</text:p>
          </table:table-cell>
          <table:table-cell office:value-type="string" office:value="De antemão devo dizer que vocês precisarão ter os passaportes com visto, bem ainda, carteiras de vacinação. Não esquecendo, é claro, que também vão necessitar de valores em euros. O dólar pode ser utilizado sim, mas convém o uso da moeda corrente no país.">
            <text:p>De antemão devo dizer que vocês precisarão ter os passaportes com visto, bem ainda, carteiras de vacinação. Não esquecendo, é claro, que também vão necessitar de valores em euros. O dólar pode ser utilizado sim, mas convém o uso da moeda corrente no país.</text:p>
          </table:table-cell>
        </table:table-row>
        <table:table-row>
          <table:table-cell office:value-type="float" office:value="1117">
            <text:p>1117</text:p>
          </table:table-cell>
          <table:table-cell office:value-type="date" office:date-value="2022-08-11T00:00:00">
            <text:p>Thu Aug 11 00:00:00 2022</text:p>
          </table:table-cell>
          <table:table-cell office:value-type="string" office:value="Há claro lugares que não deve deixar de visitar tais como Museu do Louvre que é o Museu de Arte de Paris, a Torre Eiffel e o passeio de barco ao entardecer pelo Rio Siena . Deste passeio, você terá oportunidade de ver as luzes da famosa torre acendendo-se ao pôr do sol. Estou falando porque fiz este passeio e achei fantástico.">
            <text:p>Há claro lugares que não deve deixar de visitar tais como Museu do Louvre que é o Museu de Arte de Paris, a Torre Eiffel e o passeio de barco ao entardecer pelo Rio Siena . Deste passeio, você terá oportunidade de ver as luzes da famosa torre acendendo-se ao pôr do sol. Estou falando porque fiz este passeio e achei fantástico.</text:p>
          </table:table-cell>
        </table:table-row>
        <table:table-row>
          <table:table-cell office:value-type="float" office:value="1118">
            <text:p>1118</text:p>
          </table:table-cell>
          <table:table-cell office:value-type="date" office:date-value="2022-08-11T00:00:00">
            <text:p>Thu Aug 11 00:00:00 2022</text:p>
          </table:table-cell>
          <table:table-cell office:value-type="string" office:value="Não esqueça a Catedral de Notre Dame, a mais famosa das catedrais em estilo gótico do mundo e que em breve estará inteiramente disponível para visitação, após o incêndio que consumiu o seu telhado. Infelizmente, quando lá estive só pude ver de longe esta beleza gótica, a visita ainda estava proibida.">
            <text:p>Não esqueça a Catedral de Notre Dame, a mais famosa das catedrais em estilo gótico do mundo e que em breve estará inteiramente disponível para visitação, após o incêndio que consumiu o seu telhado. Infelizmente, quando lá estive só pude ver de longe esta beleza gótica, a visita ainda estava proibida.</text:p>
          </table:table-cell>
        </table:table-row>
        <table:table-row>
          <table:table-cell office:value-type="float" office:value="1119">
            <text:p>1119</text:p>
          </table:table-cell>
          <table:table-cell office:value-type="date" office:date-value="2022-08-11T00:00:00">
            <text:p>Thu Aug 11 00:00:00 2022</text:p>
          </table:table-cell>
          <table:table-cell office:value-type="string" office:value="Preciso saber quantas pessoas da família irão e se querem ir por conexão ou voo direto. Evidentemente o voo direto é um pouco mais dispendioso, porém com mais comodidade pois vocês não precisarão ficar a espera de outro avião para prosseguir viagem.">
            <text:p>Preciso saber quantas pessoas da família irão e se querem ir por conexão ou voo direto. Evidentemente o voo direto é um pouco mais dispendioso, porém com mais comodidade pois vocês não precisarão ficar a espera de outro avião para prosseguir viagem.</text:p>
          </table:table-cell>
        </table:table-row>
        <table:table-row>
          <table:table-cell office:value-type="float" office:value="1120">
            <text:p>1120</text:p>
          </table:table-cell>
          <table:table-cell office:value-type="date" office:date-value="2022-08-11T00:00:00">
            <text:p>Thu Aug 11 00:00:00 2022</text:p>
          </table:table-cell>
          <table:table-cell office:value-type="string" office:value="Quantos quartos devo reservar, que tipo de hotel preferem e é importante dizer se vocês têm animais de estimação, muitos hotéis não aceitam pets.">
            <text:p>Quantos quartos devo reservar, que tipo de hotel preferem e é importante dizer se vocês têm animais de estimação, muitos hotéis não aceitam pets.</text:p>
          </table:table-cell>
        </table:table-row>
        <table:table-row>
          <table:table-cell office:value-type="float" office:value="1121">
            <text:p>1121</text:p>
          </table:table-cell>
          <table:table-cell office:value-type="date" office:date-value="2022-08-11T00:00:00">
            <text:p>Thu Aug 11 00:00:00 2022</text:p>
          </table:table-cell>
          <table:table-cell office:value-type="string" office:value="Se gosta de Teatro tem o Moulin Rouge. E não deixe de alugar um carro para visitação ao famoso Vale do Loire, com seus lindos castelos, e à região da Borgonha, famosa pelos seus vinhos e sua Capital Dijon conhecida pela mostarda que leva seu nome.">
            <text:p>Se gosta de Teatro tem o Moulin Rouge. E não deixe de alugar um carro para visitação ao famoso Vale do Loire, com seus lindos castelos, e à região da Borgonha, famosa pelos seus vinhos e sua Capital Dijon conhecida pela mostarda que leva seu nome.</text:p>
          </table:table-cell>
        </table:table-row>
        <table:table-row>
          <table:table-cell office:value-type="float" office:value="1122">
            <text:p>1122</text:p>
          </table:table-cell>
          <table:table-cell office:value-type="date" office:date-value="2022-08-11T00:00:00">
            <text:p>Thu Aug 11 00:00:00 2022</text:p>
          </table:table-cell>
          <table:table-cell office:value-type="string" office:value="Sim, vão mesmo precisar de um bom mapa, para visitar os pontos turísticos, já que pretendem dispensar o guia local, mas penso que seria melhor consultar um guia sim, porque afinal de contas estarão em outro país e de costumes diferentes do nosso.">
            <text:p>Sim, vão mesmo precisar de um bom mapa, para visitar os pontos turísticos, já que pretendem dispensar o guia local, mas penso que seria melhor consultar um guia sim, porque afinal de contas estarão em outro país e de costumes diferentes do nosso.</text:p>
          </table:table-cell>
        </table:table-row>
      </table:table>
      <table:table table:name="109">
        <table:table-row>
          <table:table-cell office:value-type="string" office:value="id_base">
            <text:p>id_base</text:p>
          </table:table-cell>
          <table:table-cell office:value-type="float" office:value="109">
            <text:p>109</text:p>
          </table:table-cell>
        </table:table-row>
        <table:table-row>
          <table:table-cell office:value-type="string" office:value="area">
            <text:p>area</text:p>
          </table:table-cell>
          <table:table-cell office:value-type="string" office:value="hotelaria">
            <text:p>hotelar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123">
            <text:p>1123</text:p>
          </table:table-cell>
          <table:table-cell office:value-type="date" office:date-value="2022-08-14T00:00:00">
            <text:p>Sun Aug 14 00:00:00 2022</text:p>
          </table:table-cell>
          <table:table-cell office:value-type="string" office:value="Recebi ontem o seu pedido de reservas de apartamentos para oito pessoas, sendo dois casais e quatro crianças, em idade de 12, 6, e 8 anos, com quartos de casal e, se possível, quarto com beliches para as crianças. De antemão, quero comunicar que não dispomos de beliches, somente de camas separadas. Como são quatro crianças, poderão ficar as quatro no mesmo quarto ou separar dois em cada quarto.">
            <text:p>Recebi ontem o seu pedido de reservas de apartamentos para oito pessoas, sendo dois casais e quatro crianças, em idade de 12, 6, e 8 anos, com quartos de casal e, se possível, quarto com beliches para as crianças. De antemão, quero comunicar que não dispomos de beliches, somente de camas separadas. Como são quatro crianças, poderão ficar as quatro no mesmo quarto ou separar dois em cada quarto.</text:p>
          </table:table-cell>
        </table:table-row>
        <table:table-row>
          <table:table-cell office:value-type="float" office:value="1124">
            <text:p>1124</text:p>
          </table:table-cell>
          <table:table-cell office:value-type="date" office:date-value="2022-08-14T00:00:00">
            <text:p>Sun Aug 14 00:00:00 2022</text:p>
          </table:table-cell>
          <table:table-cell office:value-type="string" office:value="Além das praias podem ser agendadas através de nossos programas de auxílio aos turistas: trilhas, passeios aos parques florestais, Jardim Zoológico, aos Planetários e até a Circos que ficam permanentemente em função em alguns pontos da cidade.">
            <text:p>Além das praias podem ser agendadas através de nossos programas de auxílio aos turistas: trilhas, passeios aos parques florestais, Jardim Zoológico, aos Planetários e até a Circos que ficam permanentemente em função em alguns pontos da cidade.</text:p>
          </table:table-cell>
        </table:table-row>
        <table:table-row>
          <table:table-cell office:value-type="float" office:value="1125">
            <text:p>1125</text:p>
          </table:table-cell>
          <table:table-cell office:value-type="date" office:date-value="2022-08-14T00:00:00">
            <text:p>Sun Aug 14 00:00:00 2022</text:p>
          </table:table-cell>
          <table:table-cell office:value-type="string" office:value="Deixamos à disposição dos nossos hóspedes guias turísticos que já estão trabalhando em parceria com o nosso Hotel há bastante tempo e são bem informados quanto aos pontos de atração da nossa cidade, bem ainda de cinemas, teatros, melhores restaurantes, etc.">
            <text:p>Deixamos à disposição dos nossos hóspedes guias turísticos que já estão trabalhando em parceria com o nosso Hotel há bastante tempo e são bem informados quanto aos pontos de atração da nossa cidade, bem ainda de cinemas, teatros, melhores restaurantes, etc.</text:p>
          </table:table-cell>
        </table:table-row>
        <table:table-row>
          <table:table-cell office:value-type="float" office:value="1126">
            <text:p>1126</text:p>
          </table:table-cell>
          <table:table-cell office:value-type="date" office:date-value="2022-08-14T00:00:00">
            <text:p>Sun Aug 14 00:00:00 2022</text:p>
          </table:table-cell>
          <table:table-cell office:value-type="string" office:value="Estamos à disposição para esclarecer e discutir quanto aos preços que se referem a hospedagem, e por vocês em contato com os guias para maiores esclarecimentos em relação aos passeios.">
            <text:p>Estamos à disposição para esclarecer e discutir quanto aos preços que se referem a hospedagem, e por vocês em contato com os guias para maiores esclarecimentos em relação aos passeios.</text:p>
          </table:table-cell>
        </table:table-row>
        <table:table-row>
          <table:table-cell office:value-type="float" office:value="1127">
            <text:p>1127</text:p>
          </table:table-cell>
          <table:table-cell office:value-type="date" office:date-value="2022-08-14T00:00:00">
            <text:p>Sun Aug 14 00:00:00 2022</text:p>
          </table:table-cell>
          <table:table-cell office:value-type="string" office:value="Infelizmente não dispomos de cuidadores de animais, assim sendo, animais de estimação não serão aceitos. Temos serviços de lavanderia, salão de beleza e sala de ginástica, além de piscina. Se necessário, as crianças terão à sua disposição salas de brinquedos e poderão ser monitoradas por babás competentes.">
            <text:p>Infelizmente não dispomos de cuidadores de animais, assim sendo, animais de estimação não serão aceitos. Temos serviços de lavanderia, salão de beleza e sala de ginástica, além de piscina. Se necessário, as crianças terão à sua disposição salas de brinquedos e poderão ser monitoradas por babás competentes.</text:p>
          </table:table-cell>
        </table:table-row>
        <table:table-row>
          <table:table-cell office:value-type="float" office:value="1128">
            <text:p>1128</text:p>
          </table:table-cell>
          <table:table-cell office:value-type="date" office:date-value="2022-08-14T00:00:00">
            <text:p>Sun Aug 14 00:00:00 2022</text:p>
          </table:table-cell>
          <table:table-cell office:value-type="string" office:value="Mandarei por e-mail o orçamento contendo o valor referente as diárias dos quartos de casal e quartos simples para as crianças e dentro do possível todos os valores disponíveis, com os passeios, aos lugares mencionados.">
            <text:p>Mandarei por e-mail o orçamento contendo o valor referente as diárias dos quartos de casal e quartos simples para as crianças e dentro do possível todos os valores disponíveis, com os passeios, aos lugares mencionados.</text:p>
          </table:table-cell>
        </table:table-row>
        <table:table-row>
          <table:table-cell office:value-type="float" office:value="1129">
            <text:p>1129</text:p>
          </table:table-cell>
          <table:table-cell office:value-type="date" office:date-value="2022-08-14T00:00:00">
            <text:p>Sun Aug 14 00:00:00 2022</text:p>
          </table:table-cell>
          <table:table-cell office:value-type="string" office:value="Me digam quantos dias estarão se hospedando e qual o dia e a hora que pretendem, chegar. Informem também se é a primeira vez que estão vindo a nossa Capital, e se conhecem a localização do nosso Hotel para melhor organização da nossa recepção.">
            <text:p>Me digam quantos dias estarão se hospedando e qual o dia e a hora que pretendem, chegar. Informem também se é a primeira vez que estão vindo a nossa Capital, e se conhecem a localização do nosso Hotel para melhor organização da nossa recepção.</text:p>
          </table:table-cell>
        </table:table-row>
        <table:table-row>
          <table:table-cell office:value-type="float" office:value="1130">
            <text:p>1130</text:p>
          </table:table-cell>
          <table:table-cell office:value-type="date" office:date-value="2022-08-14T00:00:00">
            <text:p>Sun Aug 14 00:00:00 2022</text:p>
          </table:table-cell>
          <table:table-cell office:value-type="string" office:value="Não, não estamos na região central da cidade, mas, nossa localização não está distante do centro, além disso temos praça de táxi em frente ou, se preferir, uma estação do metrô apenas a 150 metros. Caso prefira alugar um carro, bem ao lado temos uma locadora.">
            <text:p>Não, não estamos na região central da cidade, mas, nossa localização não está distante do centro, além disso temos praça de táxi em frente ou, se preferir, uma estação do metrô apenas a 150 metros. Caso prefira alugar um carro, bem ao lado temos uma locadora.</text:p>
          </table:table-cell>
        </table:table-row>
        <table:table-row>
          <table:table-cell office:value-type="float" office:value="1131">
            <text:p>1131</text:p>
          </table:table-cell>
          <table:table-cell office:value-type="date" office:date-value="2022-08-14T00:00:00">
            <text:p>Sun Aug 14 00:00:00 2022</text:p>
          </table:table-cell>
          <table:table-cell office:value-type="string" office:value="Nosso cuidado com os hóspedes que visitam a cidade pela primeira vez é dar o melhor atendimento para que se sintam em sua própria cidade, em sua própria casa. Isto faz parte do nosso trabalho, mesmo que fuja da rotina do ramo da hotelaria.">
            <text:p>Nosso cuidado com os hóspedes que visitam a cidade pela primeira vez é dar o melhor atendimento para que se sintam em sua própria cidade, em sua própria casa. Isto faz parte do nosso trabalho, mesmo que fuja da rotina do ramo da hotelaria.</text:p>
          </table:table-cell>
        </table:table-row>
        <table:table-row>
          <table:table-cell office:value-type="float" office:value="1132">
            <text:p>1132</text:p>
          </table:table-cell>
          <table:table-cell office:value-type="date" office:date-value="2022-08-14T00:00:00">
            <text:p>Sun Aug 14 00:00:00 2022</text:p>
          </table:table-cell>
          <table:table-cell office:value-type="string" office:value="Nosso hotel possui um excelente restaurante, contudo, somente o café da manhã está incluso nas diárias, Almoço, lanches e jantar, se o hóspede preferir estas refeições, serão cobradas à parte. Disponível também refeições servidas no quarto do hóspede, mas, apenas no período noturno e até o horário das 11 horas da noite.">
            <text:p>Nosso hotel possui um excelente restaurante, contudo, somente o café da manhã está incluso nas diárias, Almoço, lanches e jantar, se o hóspede preferir estas refeições, serão cobradas à parte. Disponível também refeições servidas no quarto do hóspede, mas, apenas no período noturno e até o horário das 11 horas da noite.</text:p>
          </table:table-cell>
        </table:table-row>
      </table:table>
      <table:table table:name="110">
        <table:table-row>
          <table:table-cell office:value-type="string" office:value="id_base">
            <text:p>id_base</text:p>
          </table:table-cell>
          <table:table-cell office:value-type="float" office:value="110">
            <text:p>110</text:p>
          </table:table-cell>
        </table:table-row>
        <table:table-row>
          <table:table-cell office:value-type="string" office:value="area">
            <text:p>area</text:p>
          </table:table-cell>
          <table:table-cell office:value-type="string" office:value="igreja">
            <text:p>igrej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133">
            <text:p>1133</text:p>
          </table:table-cell>
          <table:table-cell office:value-type="date" office:date-value="2022-08-15T00:00:00">
            <text:p>Mon Aug 15 00:00:00 2022</text:p>
          </table:table-cell>
          <table:table-cell office:value-type="string" office:value="Para participar do coral da Igreja é necessário que você, primeiramente, tenha voz e tenha tempo disponível para os ensaios dos hinos a serem cantados.">
            <text:p>Para participar do coral da Igreja é necessário que você, primeiramente, tenha voz e tenha tempo disponível para os ensaios dos hinos a serem cantados.</text:p>
          </table:table-cell>
        </table:table-row>
        <table:table-row>
          <table:table-cell office:value-type="float" office:value="1134">
            <text:p>1134</text:p>
          </table:table-cell>
          <table:table-cell office:value-type="date" office:date-value="2022-08-15T00:00:00">
            <text:p>Mon Aug 15 00:00:00 2022</text:p>
          </table:table-cell>
          <table:table-cell office:value-type="string" office:value="Após a coleta realizada na missa, todo o dinheiro arrecadado fica no cofre da secretaria até o dia seguinte, quando será depositado no banco. Precisamos montar uma estrutura melhor desse processo para evitarmos roubos.">
            <text:p>Após a coleta realizada na missa, todo o dinheiro arrecadado fica no cofre da secretaria até o dia seguinte, quando será depositado no banco. Precisamos montar uma estrutura melhor desse processo para evitarmos roubos.</text:p>
          </table:table-cell>
        </table:table-row>
        <table:table-row>
          <table:table-cell office:value-type="float" office:value="1135">
            <text:p>1135</text:p>
          </table:table-cell>
          <table:table-cell office:value-type="date" office:date-value="2022-08-15T00:00:00">
            <text:p>Mon Aug 15 00:00:00 2022</text:p>
          </table:table-cell>
          <table:table-cell office:value-type="string" office:value="As datas para a celebração dos casamentos para esse mês já estão preenchidas, temos datas somente para o próximo mês.">
            <text:p>As datas para a celebração dos casamentos para esse mês já estão preenchidas, temos datas somente para o próximo mês.</text:p>
          </table:table-cell>
        </table:table-row>
        <table:table-row>
          <table:table-cell office:value-type="float" office:value="1136">
            <text:p>1136</text:p>
          </table:table-cell>
          <table:table-cell office:value-type="date" office:date-value="2022-08-15T00:00:00">
            <text:p>Mon Aug 15 00:00:00 2022</text:p>
          </table:table-cell>
          <table:table-cell office:value-type="string" office:value="Considerando que você é residente em outro bairro é necessário você vir conversar com o reverendo para lhe dar uma licença especial, em comum acordo com o padre de sua igreja, e os proclamas sejam divulgados em ambos os locais.">
            <text:p>Considerando que você é residente em outro bairro é necessário você vir conversar com o reverendo para lhe dar uma licença especial, em comum acordo com o padre de sua igreja, e os proclamas sejam divulgados em ambos os locais.</text:p>
          </table:table-cell>
        </table:table-row>
        <table:table-row>
          <table:table-cell office:value-type="float" office:value="1137">
            <text:p>1137</text:p>
          </table:table-cell>
          <table:table-cell office:value-type="date" office:date-value="2022-08-15T00:00:00">
            <text:p>Mon Aug 15 00:00:00 2022</text:p>
          </table:table-cell>
          <table:table-cell office:value-type="string" office:value="O órgão de nossa igreja foi consertado no mês passado, isso levou dois meses para ficar pronto. No entanto, o som não ficou bom, pois o mesmo é muito antigo e não existem peças para ele. Será que sua loja poderá executar um serviço melhor?">
            <text:p>O órgão de nossa igreja foi consertado no mês passado, isso levou dois meses para ficar pronto. No entanto, o som não ficou bom, pois o mesmo é muito antigo e não existem peças para ele. Será que sua loja poderá executar um serviço melhor?</text:p>
          </table:table-cell>
        </table:table-row>
        <table:table-row>
          <table:table-cell office:value-type="float" office:value="1138">
            <text:p>1138</text:p>
          </table:table-cell>
          <table:table-cell office:value-type="date" office:date-value="2022-08-15T00:00:00">
            <text:p>Mon Aug 15 00:00:00 2022</text:p>
          </table:table-cell>
          <table:table-cell office:value-type="string" office:value="O padre sofreu uma intervenção cirúrgica e, portanto, não pode estar presente nas cerimônias. Em seu lugar sempre vira o vigário de outra paróquia, ou do seminário.">
            <text:p>O padre sofreu uma intervenção cirúrgica e, portanto, não pode estar presente nas cerimônias. Em seu lugar sempre vira o vigário de outra paróquia, ou do seminário.</text:p>
          </table:table-cell>
        </table:table-row>
        <table:table-row>
          <table:table-cell office:value-type="float" office:value="1139">
            <text:p>1139</text:p>
          </table:table-cell>
          <table:table-cell office:value-type="date" office:date-value="2022-08-15T00:00:00">
            <text:p>Mon Aug 15 00:00:00 2022</text:p>
          </table:table-cell>
          <table:table-cell office:value-type="string" office:value="O sermão de hoje não possui título, ele será com base na primeira leitura do profeta Ezequiel capítulo 24 e o evangelho de Mateus capítulo 19.">
            <text:p>O sermão de hoje não possui título, ele será com base na primeira leitura do profeta Ezequiel capítulo 24 e o evangelho de Mateus capítulo 19.</text:p>
          </table:table-cell>
        </table:table-row>
        <table:table-row>
          <table:table-cell office:value-type="float" office:value="1140">
            <text:p>1140</text:p>
          </table:table-cell>
          <table:table-cell office:value-type="date" office:date-value="2022-08-15T00:00:00">
            <text:p>Mon Aug 15 00:00:00 2022</text:p>
          </table:table-cell>
          <table:table-cell office:value-type="string" office:value="Os batismos nessa igreja são realizados no último domingo do mês de setembro, você tem que inscrever seu filho ou filha indicando os padrinhos e todos terão que fazer um cursinho para a cerimônia do bastimo.">
            <text:p>Os batismos nessa igreja são realizados no último domingo do mês de setembro, você tem que inscrever seu filho ou filha indicando os padrinhos e todos terão que fazer um cursinho para a cerimônia do bastimo.</text:p>
          </table:table-cell>
        </table:table-row>
        <table:table-row>
          <table:table-cell office:value-type="float" office:value="1141">
            <text:p>1141</text:p>
          </table:table-cell>
          <table:table-cell office:value-type="date" office:date-value="2022-08-15T00:00:00">
            <text:p>Mon Aug 15 00:00:00 2022</text:p>
          </table:table-cell>
          <table:table-cell office:value-type="string" office:value="Os festejos da igreja não estão mais sendo realizados na praça, eles estão sendo realizados dentro da creche localizada na rua atrás de nosso prédio. Isso devido ao número de pessoas que agora ocupam a praça e que, em sua maioria, são os clientes dos bares.">
            <text:p>Os festejos da igreja não estão mais sendo realizados na praça, eles estão sendo realizados dentro da creche localizada na rua atrás de nosso prédio. Isso devido ao número de pessoas que agora ocupam a praça e que, em sua maioria, são os clientes dos bares.</text:p>
          </table:table-cell>
        </table:table-row>
        <table:table-row>
          <table:table-cell office:value-type="float" office:value="1142">
            <text:p>1142</text:p>
          </table:table-cell>
          <table:table-cell office:value-type="date" office:date-value="2022-08-15T00:00:00">
            <text:p>Mon Aug 15 00:00:00 2022</text:p>
          </table:table-cell>
          <table:table-cell office:value-type="string" office:value="Todas as imagens mais antigas estão necessitando de reparos. Elas estão sendo encaminhadas para a restauração, porém o restaurador encontra-se com acumulo de serviço e falou que só poderá pegar as imagens da nossa igreja no final do ano.">
            <text:p>Todas as imagens mais antigas estão necessitando de reparos. Elas estão sendo encaminhadas para a restauração, porém o restaurador encontra-se com acumulo de serviço e falou que só poderá pegar as imagens da nossa igreja no final do ano.</text:p>
          </table:table-cell>
        </table:table-row>
      </table:table>
      <table:table table:name="111">
        <table:table-row>
          <table:table-cell office:value-type="string" office:value="id_base">
            <text:p>id_base</text:p>
          </table:table-cell>
          <table:table-cell office:value-type="float" office:value="111">
            <text:p>111</text:p>
          </table:table-cell>
        </table:table-row>
        <table:table-row>
          <table:table-cell office:value-type="string" office:value="area">
            <text:p>area</text:p>
          </table:table-cell>
          <table:table-cell office:value-type="string" office:value="funcionalismo publico">
            <text:p>funcionalismo public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143">
            <text:p>1143</text:p>
          </table:table-cell>
          <table:table-cell office:value-type="date" office:date-value="2022-08-15T00:00:00">
            <text:p>Mon Aug 15 00:00:00 2022</text:p>
          </table:table-cell>
          <table:table-cell office:value-type="string" office:value="De todas as formas, na justiça em geral os processos são distribuídos por sorteio diário, e ultimamente muitos processos têm entrado aqui no Tribunal. Será necessário que o doutor faça uma pesquisa para descobrir onde se encontra o seu caso.">
            <text:p>De todas as formas, na justiça em geral os processos são distribuídos por sorteio diário, e ultimamente muitos processos têm entrado aqui no Tribunal. Será necessário que o doutor faça uma pesquisa para descobrir onde se encontra o seu caso.</text:p>
          </table:table-cell>
        </table:table-row>
        <table:table-row>
          <table:table-cell office:value-type="float" office:value="1144">
            <text:p>1144</text:p>
          </table:table-cell>
          <table:table-cell office:value-type="date" office:date-value="2022-08-15T00:00:00">
            <text:p>Mon Aug 15 00:00:00 2022</text:p>
          </table:table-cell>
          <table:table-cell office:value-type="string" office:value="Cada funcionário, que tenho aqui no gabinete, deve cuidar de um tipo de ação que foi distribuída ao relator. Suas funções são relatar o processo, colher jurisprudências e fazer simulação de um voto para apresentar ao relator. Em qual fase, ou etapa, você gostaria de passar seu semestre de estágio?">
            <text:p>Cada funcionário, que tenho aqui no gabinete, deve cuidar de um tipo de ação que foi distribuída ao relator. Suas funções são relatar o processo, colher jurisprudências e fazer simulação de um voto para apresentar ao relator. Em qual fase, ou etapa, você gostaria de passar seu semestre de estágio?</text:p>
          </table:table-cell>
        </table:table-row>
        <table:table-row>
          <table:table-cell office:value-type="float" office:value="1145">
            <text:p>1145</text:p>
          </table:table-cell>
          <table:table-cell office:value-type="date" office:date-value="2022-08-15T00:00:00">
            <text:p>Mon Aug 15 00:00:00 2022</text:p>
          </table:table-cell>
          <table:table-cell office:value-type="string" office:value="Devemos passar pela petição inicial, contestação, réplica, colhimento das provas e, finalmente, a sentença. Somente após a sentença é que vêm a apelação, se a parte não se conforma com o que foi decidido. Portanto, acredito que o senhora esteja equivocada. ">
            <text:p>Devemos passar pela petição inicial, contestação, réplica, colhimento das provas e, finalmente, a sentença. Somente após a sentença é que vêm a apelação, se a parte não se conforma com o que foi decidido. Portanto, acredito que o senhora esteja equivocada. </text:p>
          </table:table-cell>
        </table:table-row>
        <table:table-row>
          <table:table-cell office:value-type="float" office:value="1146">
            <text:p>1146</text:p>
          </table:table-cell>
          <table:table-cell office:value-type="date" office:date-value="2022-08-15T00:00:00">
            <text:p>Mon Aug 15 00:00:00 2022</text:p>
          </table:table-cell>
          <table:table-cell office:value-type="string" office:value="Havendo dúvidas sobre as provas constantes do processo, poderá ser marcada uma audiência. Portanto, oriente esses responsáveis que existirá um prazo de 15 dias a partir da data de publicação para cada uma das partes apresentarem as provas.">
            <text:p>Havendo dúvidas sobre as provas constantes do processo, poderá ser marcada uma audiência. Portanto, oriente esses responsáveis que existirá um prazo de 15 dias a partir da data de publicação para cada uma das partes apresentarem as provas.</text:p>
          </table:table-cell>
        </table:table-row>
        <table:table-row>
          <table:table-cell office:value-type="float" office:value="1147">
            <text:p>1147</text:p>
          </table:table-cell>
          <table:table-cell office:value-type="date" office:date-value="2022-08-15T00:00:00">
            <text:p>Mon Aug 15 00:00:00 2022</text:p>
          </table:table-cell>
          <table:table-cell office:value-type="string" office:value="Na vara visitada no prédio da Justiça Federal, é dado o andamento processual até a sentença. Seu processo veio para o tribunal pelo recurso de apelação da parte que perdeu. Por isso que advogado deverá passar a ter vistas dos autos no endereço que lhe enviei. ">
            <text:p>Na vara visitada no prédio da Justiça Federal, é dado o andamento processual até a sentença. Seu processo veio para o tribunal pelo recurso de apelação da parte que perdeu. Por isso que advogado deverá passar a ter vistas dos autos no endereço que lhe enviei. </text:p>
          </table:table-cell>
        </table:table-row>
        <table:table-row>
          <table:table-cell office:value-type="float" office:value="1148">
            <text:p>1148</text:p>
          </table:table-cell>
          <table:table-cell office:value-type="date" office:date-value="2022-08-15T00:00:00">
            <text:p>Mon Aug 15 00:00:00 2022</text:p>
          </table:table-cell>
          <table:table-cell office:value-type="string" office:value="Vara é na primeira instância, aqui no tribunal é turma. O senhor tem certeza de que está no Décimo Nono correto? Posso enviar para o senhor uma lista do que existe em cada andar.">
            <text:p>Vara é na primeira instância, aqui no tribunal é turma. O senhor tem certeza de que está no Décimo Nono correto? Posso enviar para o senhor uma lista do que existe em cada andar.</text:p>
          </table:table-cell>
        </table:table-row>
      </table:table>
      <table:table table:name="112">
        <table:table-row>
          <table:table-cell office:value-type="string" office:value="id_base">
            <text:p>id_base</text:p>
          </table:table-cell>
          <table:table-cell office:value-type="float" office:value="112">
            <text:p>112</text:p>
          </table:table-cell>
        </table:table-row>
        <table:table-row>
          <table:table-cell office:value-type="string" office:value="area">
            <text:p>area</text:p>
          </table:table-cell>
          <table:table-cell office:value-type="string" office:value="terapia alternativa">
            <text:p>terapia alternativ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149">
            <text:p>1149</text:p>
          </table:table-cell>
          <table:table-cell office:value-type="date" office:date-value="2022-08-15T00:00:00">
            <text:p>Mon Aug 15 00:00:00 2022</text:p>
          </table:table-cell>
          <table:table-cell office:value-type="string" office:value="Problema de pele é assunto para dermatologista, que lhe dirá o que é mais indicado para o seu problema. É claro que, nesse caso, ele vai primeiramente fazer um exame de sangue. Bom saber ainda se você tem tido febre.">
            <text:p>Problema de pele é assunto para dermatologista, que lhe dirá o que é mais indicado para o seu problema. É claro que, nesse caso, ele vai primeiramente fazer um exame de sangue. Bom saber ainda se você tem tido febre.</text:p>
          </table:table-cell>
        </table:table-row>
        <table:table-row>
          <table:table-cell office:value-type="float" office:value="1150">
            <text:p>1150</text:p>
          </table:table-cell>
          <table:table-cell office:value-type="date" office:date-value="2022-08-15T00:00:00">
            <text:p>Mon Aug 15 00:00:00 2022</text:p>
          </table:table-cell>
          <table:table-cell office:value-type="string" office:value="A diarreia é um sintoma que pode ser provocado por distúrbios alimentares ou quando a pessoa está infectada com algum parasita. Nesse caso você deve tomar chá de goiaba ou chá de boldo, pois eles ajudam o estômago e o intestino.">
            <text:p>A diarreia é um sintoma que pode ser provocado por distúrbios alimentares ou quando a pessoa está infectada com algum parasita. Nesse caso você deve tomar chá de goiaba ou chá de boldo, pois eles ajudam o estômago e o intestino.</text:p>
          </table:table-cell>
        </table:table-row>
        <table:table-row>
          <table:table-cell office:value-type="float" office:value="1151">
            <text:p>1151</text:p>
          </table:table-cell>
          <table:table-cell office:value-type="date" office:date-value="2022-08-15T00:00:00">
            <text:p>Mon Aug 15 00:00:00 2022</text:p>
          </table:table-cell>
          <table:table-cell office:value-type="string" office:value="Chá de erva doce auxilia a digestão, quando você está com o estômago cheio ou quando o alimento não caiu bem. Tirando esses benefícios, ela também é utilizada em menor escala como calmante para facilitar o sono, fora isso não conheço mais nenhuma propriedade.">
            <text:p>Chá de erva doce auxilia a digestão, quando você está com o estômago cheio ou quando o alimento não caiu bem. Tirando esses benefícios, ela também é utilizada em menor escala como calmante para facilitar o sono, fora isso não conheço mais nenhuma propriedade.</text:p>
          </table:table-cell>
        </table:table-row>
        <table:table-row>
          <table:table-cell office:value-type="float" office:value="1152">
            <text:p>1152</text:p>
          </table:table-cell>
          <table:table-cell office:value-type="date" office:date-value="2022-08-15T00:00:00">
            <text:p>Mon Aug 15 00:00:00 2022</text:p>
          </table:table-cell>
          <table:table-cell office:value-type="string" office:value="Em primeiro lugar você deve consultar um especialista em coluna, que vai requisitar uma ressonância magnética da região para assim determinar objetivamente o que você tem. Por enquanto, aconselho aplicar sal grosso aquecido envolto em uma flanela sobre o local de maior dor.">
            <text:p>Em primeiro lugar você deve consultar um especialista em coluna, que vai requisitar uma ressonância magnética da região para assim determinar objetivamente o que você tem. Por enquanto, aconselho aplicar sal grosso aquecido envolto em uma flanela sobre o local de maior dor.</text:p>
          </table:table-cell>
        </table:table-row>
        <table:table-row>
          <table:table-cell office:value-type="float" office:value="1153">
            <text:p>1153</text:p>
          </table:table-cell>
          <table:table-cell office:value-type="date" office:date-value="2022-08-15T00:00:00">
            <text:p>Mon Aug 15 00:00:00 2022</text:p>
          </table:table-cell>
          <table:table-cell office:value-type="string" office:value="Existe acupuntura feita para melhorar enxaqueca, é um tratamento muito utilizado pelos chineses para reduzir e solucionar problemas de saúde. Posso indicar um médico ortopedista, amigo meu, que fazia acupuntura durante muitos anos. No meu caso fiquei fazendo o procedimento por 4 anos.">
            <text:p>Existe acupuntura feita para melhorar enxaqueca, é um tratamento muito utilizado pelos chineses para reduzir e solucionar problemas de saúde. Posso indicar um médico ortopedista, amigo meu, que fazia acupuntura durante muitos anos. No meu caso fiquei fazendo o procedimento por 4 anos.</text:p>
          </table:table-cell>
        </table:table-row>
        <table:table-row>
          <table:table-cell office:value-type="float" office:value="1154">
            <text:p>1154</text:p>
          </table:table-cell>
          <table:table-cell office:value-type="date" office:date-value="2022-08-15T00:00:00">
            <text:p>Mon Aug 15 00:00:00 2022</text:p>
          </table:table-cell>
          <table:table-cell office:value-type="string" office:value="Muitos procedimentos caseiros são utilizados por pessoas que, vivendo no campo, dificilmente têm acesso a médicos. Foi-me relatado por uma vizinha que, quando criança, teve uma infecção nos olhos e a sua mãe, sem possibilidades de ir ao médico por falta de dinheiro, a curou usando o leite materno. Por isso, acho que você deveria se abrir para uma tentativa comigo.">
            <text:p>Muitos procedimentos caseiros são utilizados por pessoas que, vivendo no campo, dificilmente têm acesso a médicos. Foi-me relatado por uma vizinha que, quando criança, teve uma infecção nos olhos e a sua mãe, sem possibilidades de ir ao médico por falta de dinheiro, a curou usando o leite materno. Por isso, acho que você deveria se abrir para uma tentativa comigo.</text:p>
          </table:table-cell>
        </table:table-row>
        <table:table-row>
          <table:table-cell office:value-type="float" office:value="1155">
            <text:p>1155</text:p>
          </table:table-cell>
          <table:table-cell office:value-type="date" office:date-value="2022-08-15T00:00:00">
            <text:p>Mon Aug 15 00:00:00 2022</text:p>
          </table:table-cell>
          <table:table-cell office:value-type="string" office:value="Nem todos os pacientes querem tomar remédios fabricados em laboratórios, pois têm medo. Posso dizer como fazer o chá para você. Coisas simples, como problemas de estômago e intestino, podem ser tratados. Porém, pode ser necessário fazermos outros exames para que possamos ver se realmente está curando.">
            <text:p>Nem todos os pacientes querem tomar remédios fabricados em laboratórios, pois têm medo. Posso dizer como fazer o chá para você. Coisas simples, como problemas de estômago e intestino, podem ser tratados. Porém, pode ser necessário fazermos outros exames para que possamos ver se realmente está curando.</text:p>
          </table:table-cell>
        </table:table-row>
        <table:table-row>
          <table:table-cell office:value-type="float" office:value="1156">
            <text:p>1156</text:p>
          </table:table-cell>
          <table:table-cell office:value-type="date" office:date-value="2022-08-15T00:00:00">
            <text:p>Mon Aug 15 00:00:00 2022</text:p>
          </table:table-cell>
          <table:table-cell office:value-type="string" office:value="Realmente podem ocorrer problemas com ingestão de leite de vaca. Na falta de alternativas, você deve cozinhar o arroz, escorrê-lo e esta água, que fica como se fosse um mingau, pode ser utilizada como alimento. Este procedimento salvou a vida de um bebê.">
            <text:p>Realmente podem ocorrer problemas com ingestão de leite de vaca. Na falta de alternativas, você deve cozinhar o arroz, escorrê-lo e esta água, que fica como se fosse um mingau, pode ser utilizada como alimento. Este procedimento salvou a vida de um bebê.</text:p>
          </table:table-cell>
        </table:table-row>
        <table:table-row>
          <table:table-cell office:value-type="float" office:value="1157">
            <text:p>1157</text:p>
          </table:table-cell>
          <table:table-cell office:value-type="date" office:date-value="2022-08-15T00:00:00">
            <text:p>Mon Aug 15 00:00:00 2022</text:p>
          </table:table-cell>
          <table:table-cell office:value-type="string" office:value="Todo o tratamento que eu ministro é feito de algum composto natural como plantas, pois sou um especialista em medicina alternativa e toda minha medicação é feita por manipulação em farmácias  especializadas.">
            <text:p>Todo o tratamento que eu ministro é feito de algum composto natural como plantas, pois sou um especialista em medicina alternativa e toda minha medicação é feita por manipulação em farmácias  especializadas.</text:p>
          </table:table-cell>
        </table:table-row>
        <table:table-row>
          <table:table-cell office:value-type="float" office:value="1158">
            <text:p>1158</text:p>
          </table:table-cell>
          <table:table-cell office:value-type="date" office:date-value="2022-08-15T00:00:00">
            <text:p>Mon Aug 15 00:00:00 2022</text:p>
          </table:table-cell>
          <table:table-cell office:value-type="string" office:value="Viajando com um amigo que me levou à sua fazenda, vimos um senhor perto de uma rês, tratando os vermes da ferida do animal com uma planta nativa. Mesmo com o ferimento muito profundo o animal sarou daquela bicheira. Coletei um pouco dessa planta e posso fornecer para você tratar do caso que ocorreu na sua criação.">
            <text:p>Viajando com um amigo que me levou à sua fazenda, vimos um senhor perto de uma rês, tratando os vermes da ferida do animal com uma planta nativa. Mesmo com o ferimento muito profundo o animal sarou daquela bicheira. Coletei um pouco dessa planta e posso fornecer para você tratar do caso que ocorreu na sua criação.</text:p>
          </table:table-cell>
        </table:table-row>
      </table:table>
      <table:table table:name="113">
        <table:table-row>
          <table:table-cell office:value-type="string" office:value="id_base">
            <text:p>id_base</text:p>
          </table:table-cell>
          <table:table-cell office:value-type="float" office:value="113">
            <text:p>113</text:p>
          </table:table-cell>
        </table:table-row>
        <table:table-row>
          <table:table-cell office:value-type="string" office:value="area">
            <text:p>area</text:p>
          </table:table-cell>
          <table:table-cell office:value-type="string" office:value="jornalismo">
            <text:p>jornalism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159">
            <text:p>1159</text:p>
          </table:table-cell>
          <table:table-cell office:value-type="date" office:date-value="2022-08-17T00:00:00">
            <text:p>Wed Aug 17 00:00:00 2022</text:p>
          </table:table-cell>
          <table:table-cell office:value-type="string" office:value="Infelizmente, eleições no Brasil não são levadas a sério, cada político costuma puxar a brasa para a sua sardinha. O objetivo na verdade é se perpetuar no poder. Foi por isso que tive que escrever essa crônica, que lhe enviei na semana passada, para publicação em seu jornal.">
            <text:p>Infelizmente, eleições no Brasil não são levadas a sério, cada político costuma puxar a brasa para a sua sardinha. O objetivo na verdade é se perpetuar no poder. Foi por isso que tive que escrever essa crônica, que lhe enviei na semana passada, para publicação em seu jornal.</text:p>
          </table:table-cell>
        </table:table-row>
        <table:table-row>
          <table:table-cell office:value-type="float" office:value="1160">
            <text:p>1160</text:p>
          </table:table-cell>
          <table:table-cell office:value-type="date" office:date-value="2022-08-17T00:00:00">
            <text:p>Wed Aug 17 00:00:00 2022</text:p>
          </table:table-cell>
          <table:table-cell office:value-type="string" office:value="A corrupção é ponto crucial no meio político, com todos querendo se dar bem, ocupar os melhores lugares e, sobretudo, deixar a família financeiramente bem. Foi escrevendo sobre esse assunto que passei maior parte da minha carreira trabalhando, por isso que essa base de dados ficou dessa forma.">
            <text:p>A corrupção é ponto crucial no meio político, com todos querendo se dar bem, ocupar os melhores lugares e, sobretudo, deixar a família financeiramente bem. Foi escrevendo sobre esse assunto que passei maior parte da minha carreira trabalhando, por isso que essa base de dados ficou dessa forma.</text:p>
          </table:table-cell>
        </table:table-row>
        <table:table-row>
          <table:table-cell office:value-type="float" office:value="1161">
            <text:p>1161</text:p>
          </table:table-cell>
          <table:table-cell office:value-type="date" office:date-value="2022-08-17T00:00:00">
            <text:p>Wed Aug 17 00:00:00 2022</text:p>
          </table:table-cell>
          <table:table-cell office:value-type="string" office:value="A minha última reportagem mais significante foi sobre a revolução, comentei sobre a deposição de um presidente e a decretação da ditadura militar. Porém, eu vivi essa época quando criança, foi decretado estado de sítio no país, quando três pessoas ou mais se reuniam a polícia vinha investigar o que estava acontecendo. Imaginavam que estavam fazendo alguma tramoia, você não iria gostar de passar por isso.">
            <text:p>A minha última reportagem mais significante foi sobre a revolução, comentei sobre a deposição de um presidente e a decretação da ditadura militar. Porém, eu vivi essa época quando criança, foi decretado estado de sítio no país, quando três pessoas ou mais se reuniam a polícia vinha investigar o que estava acontecendo. Imaginavam que estavam fazendo alguma tramoia, você não iria gostar de passar por isso.</text:p>
          </table:table-cell>
        </table:table-row>
        <table:table-row>
          <table:table-cell office:value-type="float" office:value="1162">
            <text:p>1162</text:p>
          </table:table-cell>
          <table:table-cell office:value-type="date" office:date-value="2022-08-17T00:00:00">
            <text:p>Wed Aug 17 00:00:00 2022</text:p>
          </table:table-cell>
          <table:table-cell office:value-type="string" office:value="Como freelancer posso escrever para vários jornais e revistas, e constantemente sou convidada para escrever sobre algum assunto relacionado à politica. O que me dá muito prazer, já que política é um assunto relevante.">
            <text:p>Como freelancer posso escrever para vários jornais e revistas, e constantemente sou convidada para escrever sobre algum assunto relacionado à politica. O que me dá muito prazer, já que política é um assunto relevante.</text:p>
          </table:table-cell>
        </table:table-row>
        <table:table-row>
          <table:table-cell office:value-type="float" office:value="1163">
            <text:p>1163</text:p>
          </table:table-cell>
          <table:table-cell office:value-type="date" office:date-value="2022-08-17T00:00:00">
            <text:p>Wed Aug 17 00:00:00 2022</text:p>
          </table:table-cell>
          <table:table-cell office:value-type="string" office:value="Frequentemente tenho pensado em abandonar o jornalismo e ingressar na área de história, principalmente a antiga. Fazendo pesquisa sobre personagens importantes que viveram na antiguidade, principalmente daqueles que foram desbravadores, viajando para descobrir novos mundos.">
            <text:p>Frequentemente tenho pensado em abandonar o jornalismo e ingressar na área de história, principalmente a antiga. Fazendo pesquisa sobre personagens importantes que viveram na antiguidade, principalmente daqueles que foram desbravadores, viajando para descobrir novos mundos.</text:p>
          </table:table-cell>
        </table:table-row>
        <table:table-row>
          <table:table-cell office:value-type="float" office:value="1164">
            <text:p>1164</text:p>
          </table:table-cell>
          <table:table-cell office:value-type="date" office:date-value="2022-08-17T00:00:00">
            <text:p>Wed Aug 17 00:00:00 2022</text:p>
          </table:table-cell>
          <table:table-cell office:value-type="string" office:value="Há quem pense que o jornalista não tem que fazer faculdade, pessoalmente eu acho que ingressar em um instituto para se formar academicamente ajuda, e muito, a desenvolver um bom jornalista, com ética e com uma escrita precisa.">
            <text:p>Há quem pense que o jornalista não tem que fazer faculdade, pessoalmente eu acho que ingressar em um instituto para se formar academicamente ajuda, e muito, a desenvolver um bom jornalista, com ética e com uma escrita precisa.</text:p>
          </table:table-cell>
        </table:table-row>
        <table:table-row>
          <table:table-cell office:value-type="float" office:value="1165">
            <text:p>1165</text:p>
          </table:table-cell>
          <table:table-cell office:value-type="date" office:date-value="2022-08-17T00:00:00">
            <text:p>Wed Aug 17 00:00:00 2022</text:p>
          </table:table-cell>
          <table:table-cell office:value-type="string" office:value="Os políticos que se candidataram até o momento, à presidência do país, não apresentaram plano de governo. Se for eleito o que pretende fazer? Qual seu principal objetivo para tirar o Brasil do plano econômico deficitário em que estamos?">
            <text:p>Os políticos que se candidataram até o momento, à presidência do país, não apresentaram plano de governo. Se for eleito o que pretende fazer? Qual seu principal objetivo para tirar o Brasil do plano econômico deficitário em que estamos?</text:p>
          </table:table-cell>
        </table:table-row>
        <table:table-row>
          <table:table-cell office:value-type="float" office:value="1166">
            <text:p>1166</text:p>
          </table:table-cell>
          <table:table-cell office:value-type="date" office:date-value="2022-08-17T00:00:00">
            <text:p>Wed Aug 17 00:00:00 2022</text:p>
          </table:table-cell>
          <table:table-cell office:value-type="string" office:value="Pensar no país e no bem-estar da população é o que menos se faz. Pouca importância se dá a saúde e a educação, menos ainda gerar novos empregos para possibilitar uma vida estável para todos. Você está certa em explorar essa situação em seu novo texto.">
            <text:p>Pensar no país e no bem-estar da população é o que menos se faz. Pouca importância se dá a saúde e a educação, menos ainda gerar novos empregos para possibilitar uma vida estável para todos. Você está certa em explorar essa situação em seu novo texto.</text:p>
          </table:table-cell>
        </table:table-row>
        <table:table-row>
          <table:table-cell office:value-type="float" office:value="1167">
            <text:p>1167</text:p>
          </table:table-cell>
          <table:table-cell office:value-type="date" office:date-value="2022-08-17T00:00:00">
            <text:p>Wed Aug 17 00:00:00 2022</text:p>
          </table:table-cell>
          <table:table-cell office:value-type="string" office:value="Quando finalmente o poder voltou para o povo, só havia dois partidos políticos, e muitos poucos políticos porque ninguém mais se aventurava em ser. Ao contrário de hoje, que temos mais de 30 partidos porém nenhum político bem formado. Esse seria um bom tema para a matéria que você gostaria de escrever.">
            <text:p>Quando finalmente o poder voltou para o povo, só havia dois partidos políticos, e muitos poucos políticos porque ninguém mais se aventurava em ser. Ao contrário de hoje, que temos mais de 30 partidos porém nenhum político bem formado. Esse seria um bom tema para a matéria que você gostaria de escrever.</text:p>
          </table:table-cell>
        </table:table-row>
        <table:table-row>
          <table:table-cell office:value-type="float" office:value="1168">
            <text:p>1168</text:p>
          </table:table-cell>
          <table:table-cell office:value-type="date" office:date-value="2022-08-17T00:00:00">
            <text:p>Wed Aug 17 00:00:00 2022</text:p>
          </table:table-cell>
          <table:table-cell office:value-type="string" office:value="Todo mundo era investigado, sob suspeita de ser comunista e de fazer reuniões para converter pessoas ao comunismo. O único dentista existente na cidade teve sua casa arrombada, foi levado preso, interrogado e mantido incomunicável até o final de seus dias. Posso lhe passar alguns documentos que tenho sobre esse fato.">
            <text:p>Todo mundo era investigado, sob suspeita de ser comunista e de fazer reuniões para converter pessoas ao comunismo. O único dentista existente na cidade teve sua casa arrombada, foi levado preso, interrogado e mantido incomunicável até o final de seus dias. Posso lhe passar alguns documentos que tenho sobre esse fato.</text:p>
          </table:table-cell>
        </table:table-row>
      </table:table>
      <table:table table:name="114">
        <table:table-row>
          <table:table-cell office:value-type="string" office:value="id_base">
            <text:p>id_base</text:p>
          </table:table-cell>
          <table:table-cell office:value-type="float" office:value="114">
            <text:p>114</text:p>
          </table:table-cell>
        </table:table-row>
        <table:table-row>
          <table:table-cell office:value-type="string" office:value="area">
            <text:p>area</text:p>
          </table:table-cell>
          <table:table-cell office:value-type="string" office:value="jornalismo">
            <text:p>jornalism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169">
            <text:p>1169</text:p>
          </table:table-cell>
          <table:table-cell office:value-type="date" office:date-value="2022-08-17T00:00:00">
            <text:p>Wed Aug 17 00:00:00 2022</text:p>
          </table:table-cell>
          <table:table-cell office:value-type="string" office:value="Como o clima no nordeste é muito quente, frequentemente há falta de água nas cidades, então o governo decidiu fazer grandes açudes para captar a água das chuvas. Que são mais raras porém algumas vezes acontece de chover bastante no inverno.">
            <text:p>Como o clima no nordeste é muito quente, frequentemente há falta de água nas cidades, então o governo decidiu fazer grandes açudes para captar a água das chuvas. Que são mais raras porém algumas vezes acontece de chover bastante no inverno.</text:p>
          </table:table-cell>
        </table:table-row>
        <table:table-row>
          <table:table-cell office:value-type="float" office:value="1170">
            <text:p>1170</text:p>
          </table:table-cell>
          <table:table-cell office:value-type="date" office:date-value="2022-08-17T00:00:00">
            <text:p>Wed Aug 17 00:00:00 2022</text:p>
          </table:table-cell>
          <table:table-cell office:value-type="string" office:value="Com o uso constante, o calçamento e as calçadas se desgastam e ocorrem muitos buracos. A prefeitura só se responsabiliza pelas vias públicas, a calçada é responsabilidade do dono do imóvel que deverá mantê-la sempre arrumada. Portanto, não posso publicar essa sua carta de indignação por falta de resposta da secretaria municipal.">
            <text:p>Com o uso constante, o calçamento e as calçadas se desgastam e ocorrem muitos buracos. A prefeitura só se responsabiliza pelas vias públicas, a calçada é responsabilidade do dono do imóvel que deverá mantê-la sempre arrumada. Portanto, não posso publicar essa sua carta de indignação por falta de resposta da secretaria municipal.</text:p>
          </table:table-cell>
        </table:table-row>
        <table:table-row>
          <table:table-cell office:value-type="float" office:value="1171">
            <text:p>1171</text:p>
          </table:table-cell>
          <table:table-cell office:value-type="date" office:date-value="2022-08-17T00:00:00">
            <text:p>Wed Aug 17 00:00:00 2022</text:p>
          </table:table-cell>
          <table:table-cell office:value-type="string" office:value="Desenvolvimento agrícola também é uma atividade a ser comentada, pois muitos fazendeiros e pequenos agricultores utilizam técnicas modernas nas suas plantações, abastecendo o país e contribuindo para a exportação de muitos produtos. Poderíamos fazer uma reportagem com alguns deles.">
            <text:p>Desenvolvimento agrícola também é uma atividade a ser comentada, pois muitos fazendeiros e pequenos agricultores utilizam técnicas modernas nas suas plantações, abastecendo o país e contribuindo para a exportação de muitos produtos. Poderíamos fazer uma reportagem com alguns deles.</text:p>
          </table:table-cell>
        </table:table-row>
        <table:table-row>
          <table:table-cell office:value-type="float" office:value="1172">
            <text:p>1172</text:p>
          </table:table-cell>
          <table:table-cell office:value-type="date" office:date-value="2022-08-17T00:00:00">
            <text:p>Wed Aug 17 00:00:00 2022</text:p>
          </table:table-cell>
          <table:table-cell office:value-type="string" office:value="Embora existam grandes mercados municipais, as feiras livres permanecem em muitas ruas da cidade. Contundo são todas bem regulamentadas agora, com horário para iniciar e para finalizar, além de que os feirantes têm que acondicionar o lixo para ajudar a prefeitura na limpeza. Vamos combinar com o fotógrafo para irmos em algumas das mais tradicionais fotografar esse povo.">
            <text:p>Embora existam grandes mercados municipais, as feiras livres permanecem em muitas ruas da cidade. Contundo são todas bem regulamentadas agora, com horário para iniciar e para finalizar, além de que os feirantes têm que acondicionar o lixo para ajudar a prefeitura na limpeza. Vamos combinar com o fotógrafo para irmos em algumas das mais tradicionais fotografar esse povo.</text:p>
          </table:table-cell>
        </table:table-row>
        <table:table-row>
          <table:table-cell office:value-type="float" office:value="1173">
            <text:p>1173</text:p>
          </table:table-cell>
          <table:table-cell office:value-type="date" office:date-value="2022-08-17T00:00:00">
            <text:p>Wed Aug 17 00:00:00 2022</text:p>
          </table:table-cell>
          <table:table-cell office:value-type="string" office:value="Foi construído um grande açude no estado do Ceará, porém não se sabe o que ocorreu na construção que, coincidentemente depois de inaugurado, o açude recebeu muita água e se rompeu. Com a inundação ocorreram algumas mortes e muitos desabrigados. Pesquise mais sobre esse fato para complementar esse rascunho que me enviou.">
            <text:p>Foi construído um grande açude no estado do Ceará, porém não se sabe o que ocorreu na construção que, coincidentemente depois de inaugurado, o açude recebeu muita água e se rompeu. Com a inundação ocorreram algumas mortes e muitos desabrigados. Pesquise mais sobre esse fato para complementar esse rascunho que me enviou.</text:p>
          </table:table-cell>
        </table:table-row>
        <table:table-row>
          <table:table-cell office:value-type="float" office:value="1174">
            <text:p>1174</text:p>
          </table:table-cell>
          <table:table-cell office:value-type="date" office:date-value="2022-08-17T00:00:00">
            <text:p>Wed Aug 17 00:00:00 2022</text:p>
          </table:table-cell>
          <table:table-cell office:value-type="string" office:value="Hoje em dia com o desenvolvimento tecnológico, a energia fornecida para algumas cidades é Eólica e Solar. Sendo que muita dessa capacidade energética foi desenvolvida por empreendimentos particulares e não pelo governo. De qualquer maneira, nosso país ainda não explora muito essas formas de energia limpa.">
            <text:p>Hoje em dia com o desenvolvimento tecnológico, a energia fornecida para algumas cidades é Eólica e Solar. Sendo que muita dessa capacidade energética foi desenvolvida por empreendimentos particulares e não pelo governo. De qualquer maneira, nosso país ainda não explora muito essas formas de energia limpa.</text:p>
          </table:table-cell>
        </table:table-row>
        <table:table-row>
          <table:table-cell office:value-type="float" office:value="1175">
            <text:p>1175</text:p>
          </table:table-cell>
          <table:table-cell office:value-type="date" office:date-value="2022-08-17T00:00:00">
            <text:p>Wed Aug 17 00:00:00 2022</text:p>
          </table:table-cell>
          <table:table-cell office:value-type="string" office:value="Muitos crimes violentos ocorreram nos últimos anos no Brasil, pessoas foram mortas e os inquéritos não chegam ao fim porque, muitas vezes, no local aonde ocorreu o crime, por inexperiência, ou não se sabe o quê, as provas são destruídas. Será necessário você consultar nossa base de dados, pois esse foi um dos assuntos que mais fiz cobertura.">
            <text:p>Muitos crimes violentos ocorreram nos últimos anos no Brasil, pessoas foram mortas e os inquéritos não chegam ao fim porque, muitas vezes, no local aonde ocorreu o crime, por inexperiência, ou não se sabe o quê, as provas são destruídas. Será necessário você consultar nossa base de dados, pois esse foi um dos assuntos que mais fiz cobertura.</text:p>
          </table:table-cell>
        </table:table-row>
        <table:table-row>
          <table:table-cell office:value-type="float" office:value="1176">
            <text:p>1176</text:p>
          </table:table-cell>
          <table:table-cell office:value-type="date" office:date-value="2022-08-17T00:00:00">
            <text:p>Wed Aug 17 00:00:00 2022</text:p>
          </table:table-cell>
          <table:table-cell office:value-type="string" office:value="Na próxima semana terei que cobrir um evento que ocorrerá no interior de São Paulo, por isso não podemos marcar nada presencialmente. Que tal se conversamos por teleconferência? Também não quero deixar de falar contigo logo, pois sua história é muito interessante.">
            <text:p>Na próxima semana terei que cobrir um evento que ocorrerá no interior de São Paulo, por isso não podemos marcar nada presencialmente. Que tal se conversamos por teleconferência? Também não quero deixar de falar contigo logo, pois sua história é muito interessante.</text:p>
          </table:table-cell>
        </table:table-row>
        <table:table-row>
          <table:table-cell office:value-type="float" office:value="1177">
            <text:p>1177</text:p>
          </table:table-cell>
          <table:table-cell office:value-type="date" office:date-value="2022-08-17T00:00:00">
            <text:p>Wed Aug 17 00:00:00 2022</text:p>
          </table:table-cell>
          <table:table-cell office:value-type="string" office:value="Um evento que gosto de comentar e fazer reportagem é referente aos rodeios que ocorrem no interior dos estados. Oportunidade para os moradores se apresentarem na equitação, no canto de música caipira, no vestuário, que é sempre à moda mais tradicional. Você pode me acompanhar se quiser.">
            <text:p>Um evento que gosto de comentar e fazer reportagem é referente aos rodeios que ocorrem no interior dos estados. Oportunidade para os moradores se apresentarem na equitação, no canto de música caipira, no vestuário, que é sempre à moda mais tradicional. Você pode me acompanhar se quiser.</text:p>
          </table:table-cell>
        </table:table-row>
        <table:table-row>
          <table:table-cell office:value-type="float" office:value="1178">
            <text:p>1178</text:p>
          </table:table-cell>
          <table:table-cell office:value-type="date" office:date-value="2022-08-17T00:00:00">
            <text:p>Wed Aug 17 00:00:00 2022</text:p>
          </table:table-cell>
          <table:table-cell office:value-type="string" office:value="Um outro fato importante, que escrevi a respeito em um jornal da época, foi a construção da Companhia Hidroelétrica na região do rio São Francisco na cidade de Paulo Afonso. Verifique se essa hidroelétrica ainda fornece energia para a maioria das cidades do nordeste.">
            <text:p>Um outro fato importante, que escrevi a respeito em um jornal da época, foi a construção da Companhia Hidroelétrica na região do rio São Francisco na cidade de Paulo Afonso. Verifique se essa hidroelétrica ainda fornece energia para a maioria das cidades do nordeste.</text:p>
          </table:table-cell>
        </table:table-row>
      </table:table>
      <table:table table:name="115">
        <table:table-row>
          <table:table-cell office:value-type="string" office:value="id_base">
            <text:p>id_base</text:p>
          </table:table-cell>
          <table:table-cell office:value-type="float" office:value="115">
            <text:p>115</text:p>
          </table:table-cell>
        </table:table-row>
        <table:table-row>
          <table:table-cell office:value-type="string" office:value="area">
            <text:p>area</text:p>
          </table:table-cell>
          <table:table-cell office:value-type="string" office:value="academia">
            <text:p>academ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179">
            <text:p>1179</text:p>
          </table:table-cell>
          <table:table-cell office:value-type="date" office:date-value="2022-08-18T00:00:00">
            <text:p>Thu Aug 18 00:00:00 2022</text:p>
          </table:table-cell>
          <table:table-cell office:value-type="string" office:value="Estou abrindo uma academia no centro velho de São Paulo, mais precisamente na rua São Bento, apenas para exercícios de Pilates. E irá funcionar das 8 horas da manhã até as 18 horas. Gostaria de saber se algum dos alunos desta unidade tem interesse em se transferir para lá.">
            <text:p>Estou abrindo uma academia no centro velho de São Paulo, mais precisamente na rua São Bento, apenas para exercícios de Pilates. E irá funcionar das 8 horas da manhã até as 18 horas. Gostaria de saber se algum dos alunos desta unidade tem interesse em se transferir para lá.</text:p>
          </table:table-cell>
        </table:table-row>
        <table:table-row>
          <table:table-cell office:value-type="float" office:value="1180">
            <text:p>1180</text:p>
          </table:table-cell>
          <table:table-cell office:value-type="date" office:date-value="2022-08-18T00:00:00">
            <text:p>Thu Aug 18 00:00:00 2022</text:p>
          </table:table-cell>
          <table:table-cell office:value-type="string" office:value="A fisioterapia para casos recomendados por ortopedistas será efetuada no estúdio que estaremos inaugurando. Isso porque lá é mais adequado para esse tipo de atividade do que nosso local atual.">
            <text:p>A fisioterapia para casos recomendados por ortopedistas será efetuada no estúdio que estaremos inaugurando. Isso porque lá é mais adequado para esse tipo de atividade do que nosso local atual.</text:p>
          </table:table-cell>
        </table:table-row>
        <table:table-row>
          <table:table-cell office:value-type="float" office:value="1181">
            <text:p>1181</text:p>
          </table:table-cell>
          <table:table-cell office:value-type="date" office:date-value="2022-08-18T00:00:00">
            <text:p>Thu Aug 18 00:00:00 2022</text:p>
          </table:table-cell>
          <table:table-cell office:value-type="string" office:value="As vagas para deixar o carro são muito reduzidas, porque o prédio é pequeno e não temos garagem. A maioria dos participantes prefere deixar no estacionamento que fica a duas quadras de nossa academia, estamos tentando entrar em parceria com eles para obter um bom desconto.">
            <text:p>As vagas para deixar o carro são muito reduzidas, porque o prédio é pequeno e não temos garagem. A maioria dos participantes prefere deixar no estacionamento que fica a duas quadras de nossa academia, estamos tentando entrar em parceria com eles para obter um bom desconto.</text:p>
          </table:table-cell>
        </table:table-row>
        <table:table-row>
          <table:table-cell office:value-type="float" office:value="1182">
            <text:p>1182</text:p>
          </table:table-cell>
          <table:table-cell office:value-type="date" office:date-value="2022-08-18T00:00:00">
            <text:p>Thu Aug 18 00:00:00 2022</text:p>
          </table:table-cell>
          <table:table-cell office:value-type="string" office:value="Estamos aguardando a entrega dos 20 botijões de água encomendados na segunda-feira passada pela manhã. E, que até agora, não me foram entregues. Estamos quase zerando a quantidade existente e, como você sabe, muitos alunos utilizam os bebedores.">
            <text:p>Estamos aguardando a entrega dos 20 botijões de água encomendados na segunda-feira passada pela manhã. E, que até agora, não me foram entregues. Estamos quase zerando a quantidade existente e, como você sabe, muitos alunos utilizam os bebedores.</text:p>
          </table:table-cell>
        </table:table-row>
        <table:table-row>
          <table:table-cell office:value-type="float" office:value="1183">
            <text:p>1183</text:p>
          </table:table-cell>
          <table:table-cell office:value-type="date" office:date-value="2022-08-18T00:00:00">
            <text:p>Thu Aug 18 00:00:00 2022</text:p>
          </table:table-cell>
          <table:table-cell office:value-type="string" office:value="Estamos finalizando os preparativos para a inauguração que será no final de agosto, no horário das 15 horas. Haverá uma pequena recepção e todos estão convidados para participar.">
            <text:p>Estamos finalizando os preparativos para a inauguração que será no final de agosto, no horário das 15 horas. Haverá uma pequena recepção e todos estão convidados para participar.</text:p>
          </table:table-cell>
        </table:table-row>
        <table:table-row>
          <table:table-cell office:value-type="float" office:value="1184">
            <text:p>1184</text:p>
          </table:table-cell>
          <table:table-cell office:value-type="date" office:date-value="2022-08-18T00:00:00">
            <text:p>Thu Aug 18 00:00:00 2022</text:p>
          </table:table-cell>
          <table:table-cell office:value-type="string" office:value="Já passamos do primeiro semestre, gostaria de saber se há alguma previsão para esse segundo semestre em relação ao pagamento dos impostos devido por esta academia ao fisco.">
            <text:p>Já passamos do primeiro semestre, gostaria de saber se há alguma previsão para esse segundo semestre em relação ao pagamento dos impostos devido por esta academia ao fisco.</text:p>
          </table:table-cell>
        </table:table-row>
        <table:table-row>
          <table:table-cell office:value-type="float" office:value="1185">
            <text:p>1185</text:p>
          </table:table-cell>
          <table:table-cell office:value-type="date" office:date-value="2022-08-18T00:00:00">
            <text:p>Thu Aug 18 00:00:00 2022</text:p>
          </table:table-cell>
          <table:table-cell office:value-type="string" office:value="Na turma das 15 horas não há mais vagas. Tenho apenas nos horários das 16, 18 horas e no período da manhã as 10 horas. Todos esses horários apenas as terças-feiras, disponho de vagas na quinta-feira as 18 horas.">
            <text:p>Na turma das 15 horas não há mais vagas. Tenho apenas nos horários das 16, 18 horas e no período da manhã as 10 horas. Todos esses horários apenas as terças-feiras, disponho de vagas na quinta-feira as 18 horas.</text:p>
          </table:table-cell>
        </table:table-row>
        <table:table-row>
          <table:table-cell office:value-type="float" office:value="1186">
            <text:p>1186</text:p>
          </table:table-cell>
          <table:table-cell office:value-type="date" office:date-value="2022-08-18T00:00:00">
            <text:p>Thu Aug 18 00:00:00 2022</text:p>
          </table:table-cell>
          <table:table-cell office:value-type="string" office:value="Obviamente, você será encaminhado para um dos terapeutas. Você também deverá trazer todos os exames médicos que tiver sobre a lesão, e seguir todas as recomendações e exercícios que ele indicar.">
            <text:p>Obviamente, você será encaminhado para um dos terapeutas. Você também deverá trazer todos os exames médicos que tiver sobre a lesão, e seguir todas as recomendações e exercícios que ele indicar.</text:p>
          </table:table-cell>
        </table:table-row>
        <table:table-row>
          <table:table-cell office:value-type="float" office:value="1187">
            <text:p>1187</text:p>
          </table:table-cell>
          <table:table-cell office:value-type="date" office:date-value="2022-08-18T00:00:00">
            <text:p>Thu Aug 18 00:00:00 2022</text:p>
          </table:table-cell>
          <table:table-cell office:value-type="string" office:value="Os participantes que tiverem deficiência física, serão auxiliados pelos nossos atendentes que são técnicos competentes. Assim, você poderá ficar tranquilo quanto ao atendimento, que será o melhor possível.">
            <text:p>Os participantes que tiverem deficiência física, serão auxiliados pelos nossos atendentes que são técnicos competentes. Assim, você poderá ficar tranquilo quanto ao atendimento, que será o melhor possível.</text:p>
          </table:table-cell>
        </table:table-row>
        <table:table-row>
          <table:table-cell office:value-type="float" office:value="1188">
            <text:p>1188</text:p>
          </table:table-cell>
          <table:table-cell office:value-type="date" office:date-value="2022-08-18T00:00:00">
            <text:p>Thu Aug 18 00:00:00 2022</text:p>
          </table:table-cell>
          <table:table-cell office:value-type="string" office:value="Quanto a mensalidade, você poderá optar pelo pagamento mensal, trimestral ou, se preferir, semestralmente. O desconto maior é para quem preferir pagar semestralmente, totalizando 10%. Na opção mensal não há desconto.">
            <text:p>Quanto a mensalidade, você poderá optar pelo pagamento mensal, trimestral ou, se preferir, semestralmente. O desconto maior é para quem preferir pagar semestralmente, totalizando 10%. Na opção mensal não há desconto.</text:p>
          </table:table-cell>
        </table:table-row>
      </table:table>
      <table:table table:name="116">
        <table:table-row>
          <table:table-cell office:value-type="string" office:value="id_base">
            <text:p>id_base</text:p>
          </table:table-cell>
          <table:table-cell office:value-type="float" office:value="116">
            <text:p>116</text:p>
          </table:table-cell>
        </table:table-row>
        <table:table-row>
          <table:table-cell office:value-type="string" office:value="area">
            <text:p>area</text:p>
          </table:table-cell>
          <table:table-cell office:value-type="string" office:value="culinaria hotelaria">
            <text:p>culinaria hotelar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189">
            <text:p>1189</text:p>
          </table:table-cell>
          <table:table-cell office:value-type="date" office:date-value="2022-08-18T00:00:00">
            <text:p>Thu Aug 18 00:00:00 2022</text:p>
          </table:table-cell>
          <table:table-cell office:value-type="string" office:value="Gostaria de saber quantas pessoas terão que ser recepcionadas, considerando que não é costume a cozinha estar funcionando nesse horário. E já estamos nos preparando para iniciar o jantar, que hoje vai incluir recepção aos aniversariantes do dia.">
            <text:p>Gostaria de saber quantas pessoas terão que ser recepcionadas, considerando que não é costume a cozinha estar funcionando nesse horário. E já estamos nos preparando para iniciar o jantar, que hoje vai incluir recepção aos aniversariantes do dia.</text:p>
          </table:table-cell>
        </table:table-row>
        <table:table-row>
          <table:table-cell office:value-type="float" office:value="1190">
            <text:p>1190</text:p>
          </table:table-cell>
          <table:table-cell office:value-type="date" office:date-value="2022-08-18T00:00:00">
            <text:p>Thu Aug 18 00:00:00 2022</text:p>
          </table:table-cell>
          <table:table-cell office:value-type="string" office:value="A culinária vegana hoje em dia é muito conhecida, tenho todas as orientações possíveis para servir qualquer hóspede que não coma nada proveniente de animais. Somente me avise o dia em que eles vão chegar.">
            <text:p>A culinária vegana hoje em dia é muito conhecida, tenho todas as orientações possíveis para servir qualquer hóspede que não coma nada proveniente de animais. Somente me avise o dia em que eles vão chegar.</text:p>
          </table:table-cell>
        </table:table-row>
        <table:table-row>
          <table:table-cell office:value-type="float" office:value="1191">
            <text:p>1191</text:p>
          </table:table-cell>
          <table:table-cell office:value-type="date" office:date-value="2022-08-18T00:00:00">
            <text:p>Thu Aug 18 00:00:00 2022</text:p>
          </table:table-cell>
          <table:table-cell office:value-type="string" office:value="Acredito que a noite do sanduíche será um sucesso não somente para as crianças, mas também para os adultos. Posso inclusive fazer opções vegetarianas, como hambúrguer de soja e de grão-de-bico. Você prefere que seja no final de semana?">
            <text:p>Acredito que a noite do sanduíche será um sucesso não somente para as crianças, mas também para os adultos. Posso inclusive fazer opções vegetarianas, como hambúrguer de soja e de grão-de-bico. Você prefere que seja no final de semana?</text:p>
          </table:table-cell>
        </table:table-row>
        <table:table-row>
          <table:table-cell office:value-type="float" office:value="1192">
            <text:p>1192</text:p>
          </table:table-cell>
          <table:table-cell office:value-type="date" office:date-value="2022-08-18T00:00:00">
            <text:p>Thu Aug 18 00:00:00 2022</text:p>
          </table:table-cell>
          <table:table-cell office:value-type="string" office:value="Até o presente momento nenhuma entrega me foi feita pelo açougue, somente na tarde de ontem que foram entregues os frangos e a carne moída.">
            <text:p>Até o presente momento nenhuma entrega me foi feita pelo açougue, somente na tarde de ontem que foram entregues os frangos e a carne moída.</text:p>
          </table:table-cell>
        </table:table-row>
        <table:table-row>
          <table:table-cell office:value-type="float" office:value="1193">
            <text:p>1193</text:p>
          </table:table-cell>
          <table:table-cell office:value-type="date" office:date-value="2022-08-18T00:00:00">
            <text:p>Thu Aug 18 00:00:00 2022</text:p>
          </table:table-cell>
          <table:table-cell office:value-type="string" office:value="Fico feliz que alguém tenha gostado do Pudim de Claras, é uma sobremesa que não aparece muito no cardápio de muitos restaurantes, mas é sem dúvida uma das melhores sobremesas que conheço. Sem contar o bolo de rolo com queijo do reino, que é uma sobremesa por excelência do nordeste, mais precisamente do Recife.">
            <text:p>Fico feliz que alguém tenha gostado do Pudim de Claras, é uma sobremesa que não aparece muito no cardápio de muitos restaurantes, mas é sem dúvida uma das melhores sobremesas que conheço. Sem contar o bolo de rolo com queijo do reino, que é uma sobremesa por excelência do nordeste, mais precisamente do Recife.</text:p>
          </table:table-cell>
        </table:table-row>
        <table:table-row>
          <table:table-cell office:value-type="float" office:value="1194">
            <text:p>1194</text:p>
          </table:table-cell>
          <table:table-cell office:value-type="date" office:date-value="2022-08-18T00:00:00">
            <text:p>Thu Aug 18 00:00:00 2022</text:p>
          </table:table-cell>
          <table:table-cell office:value-type="string" office:value="Fiz uma escolha do equipamento de forno e fogão e estou aguardando o seu aval para a compra. Não sei se fiz uma boa escolha, isso vai depender de você. Eu, particularmente, acredito que escolhi o melhor.">
            <text:p>Fiz uma escolha do equipamento de forno e fogão e estou aguardando o seu aval para a compra. Não sei se fiz uma boa escolha, isso vai depender de você. Eu, particularmente, acredito que escolhi o melhor.</text:p>
          </table:table-cell>
        </table:table-row>
        <table:table-row>
          <table:table-cell office:value-type="float" office:value="1195">
            <text:p>1195</text:p>
          </table:table-cell>
          <table:table-cell office:value-type="date" office:date-value="2022-08-18T00:00:00">
            <text:p>Thu Aug 18 00:00:00 2022</text:p>
          </table:table-cell>
          <table:table-cell office:value-type="string" office:value="No estoque dispomos de toda a mercadoria sem glúten, principalmente em relação às massas. E também alguns condimentos. Todavia, quanto aos molhos de tomate não dispomos de nenhum nessa categoria sem glúten.">
            <text:p>No estoque dispomos de toda a mercadoria sem glúten, principalmente em relação às massas. E também alguns condimentos. Todavia, quanto aos molhos de tomate não dispomos de nenhum nessa categoria sem glúten.</text:p>
          </table:table-cell>
        </table:table-row>
        <table:table-row>
          <table:table-cell office:value-type="float" office:value="1196">
            <text:p>1196</text:p>
          </table:table-cell>
          <table:table-cell office:value-type="date" office:date-value="2022-08-18T00:00:00">
            <text:p>Thu Aug 18 00:00:00 2022</text:p>
          </table:table-cell>
          <table:table-cell office:value-type="string" office:value="No meu período de férias, a equipe será chefiada pelo meu imediato que é um excelente profissional, com muita experiência no ramo, tendo já trabalhado em outros hotéis famosos. Como pretendo ficar somente 15 dias de férias, creio que não haverá problemas.">
            <text:p>No meu período de férias, a equipe será chefiada pelo meu imediato que é um excelente profissional, com muita experiência no ramo, tendo já trabalhado em outros hotéis famosos. Como pretendo ficar somente 15 dias de férias, creio que não haverá problemas.</text:p>
          </table:table-cell>
        </table:table-row>
        <table:table-row>
          <table:table-cell office:value-type="float" office:value="1197">
            <text:p>1197</text:p>
          </table:table-cell>
          <table:table-cell office:value-type="date" office:date-value="2022-08-18T00:00:00">
            <text:p>Thu Aug 18 00:00:00 2022</text:p>
          </table:table-cell>
          <table:table-cell office:value-type="string" office:value="Sim, quanto a recepção do casamento que ocorrera no próximo final de semana, já mantive contato com os promotores da festa que se prontificaram a ajudar o pessoal do hotel. Excetuando o bolo, que será feito por uma doceria que fará a entrega antecipada na quinta-feira.">
            <text:p>Sim, quanto a recepção do casamento que ocorrera no próximo final de semana, já mantive contato com os promotores da festa que se prontificaram a ajudar o pessoal do hotel. Excetuando o bolo, que será feito por uma doceria que fará a entrega antecipada na quinta-feira.</text:p>
          </table:table-cell>
        </table:table-row>
        <table:table-row>
          <table:table-cell office:value-type="float" office:value="1198">
            <text:p>1198</text:p>
          </table:table-cell>
          <table:table-cell office:value-type="date" office:date-value="2022-08-18T00:00:00">
            <text:p>Thu Aug 18 00:00:00 2022</text:p>
          </table:table-cell>
          <table:table-cell office:value-type="string" office:value="Tenho feito cursos, inclusive no Japão, sobre a culinária deste país e acredito que não me sairei mal perante os nossos hóspedes nipônicos. Embora essa cozinha seja muito sofisticada para um ocidental, e os meus cursos tenham sido de pouca duração, vou usar minha imaginação e minha experiência para me sair bem.">
            <text:p>Tenho feito cursos, inclusive no Japão, sobre a culinária deste país e acredito que não me sairei mal perante os nossos hóspedes nipônicos. Embora essa cozinha seja muito sofisticada para um ocidental, e os meus cursos tenham sido de pouca duração, vou usar minha imaginação e minha experiência para me sair bem.</text:p>
          </table:table-cell>
        </table:table-row>
      </table:table>
      <table:table table:name="117">
        <table:table-row>
          <table:table-cell office:value-type="string" office:value="id_base">
            <text:p>id_base</text:p>
          </table:table-cell>
          <table:table-cell office:value-type="float" office:value="117">
            <text:p>117</text:p>
          </table:table-cell>
        </table:table-row>
        <table:table-row>
          <table:table-cell office:value-type="string" office:value="area">
            <text:p>area</text:p>
          </table:table-cell>
          <table:table-cell office:value-type="string" office:value="agencia cuidadores">
            <text:p>agencia cuidadores</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199">
            <text:p>1199</text:p>
          </table:table-cell>
          <table:table-cell office:value-type="date" office:date-value="2022-08-19T00:00:00">
            <text:p>Fri Aug 19 00:00:00 2022</text:p>
          </table:table-cell>
          <table:table-cell office:value-type="string" office:value="A minha agência é especialista em babás para crianças de todas as idades. Mesmo aquelas que tem alguma deficiência ou incapacidade de se locomover, como cadeiras de rodas ou síndrome de Down, podem ser atendidas por alguns dos membros de nossa equipe.">
            <text:p>A minha agência é especialista em babás para crianças de todas as idades. Mesmo aquelas que tem alguma deficiência ou incapacidade de se locomover, como cadeiras de rodas ou síndrome de Down, podem ser atendidas por alguns dos membros de nossa equipe.</text:p>
          </table:table-cell>
        </table:table-row>
        <table:table-row>
          <table:table-cell office:value-type="float" office:value="1200">
            <text:p>1200</text:p>
          </table:table-cell>
          <table:table-cell office:value-type="date" office:date-value="2022-08-19T00:00:00">
            <text:p>Fri Aug 19 00:00:00 2022</text:p>
          </table:table-cell>
          <table:table-cell office:value-type="string" office:value="A linguagem dos sinais é dominada por todos os nossos auxiliares então, se alguma criança não fala, não haverá de ser um problema.">
            <text:p>A linguagem dos sinais é dominada por todos os nossos auxiliares então, se alguma criança não fala, não haverá de ser um problema.</text:p>
          </table:table-cell>
        </table:table-row>
        <table:table-row>
          <table:table-cell office:value-type="float" office:value="1201">
            <text:p>1201</text:p>
          </table:table-cell>
          <table:table-cell office:value-type="date" office:date-value="2022-08-19T00:00:00">
            <text:p>Fri Aug 19 00:00:00 2022</text:p>
          </table:table-cell>
          <table:table-cell office:value-type="string" office:value="A nossa empresa está no mercado há mais de vinte anos, e tem sido sempre bem recomendada pelos nossos clientes, que são das mais variadas classes econômicas. E conosco trabalham mais de trinta pessoas.">
            <text:p>A nossa empresa está no mercado há mais de vinte anos, e tem sido sempre bem recomendada pelos nossos clientes, que são das mais variadas classes econômicas. E conosco trabalham mais de trinta pessoas.</text:p>
          </table:table-cell>
        </table:table-row>
        <table:table-row>
          <table:table-cell office:value-type="float" office:value="1202">
            <text:p>1202</text:p>
          </table:table-cell>
          <table:table-cell office:value-type="date" office:date-value="2022-08-19T00:00:00">
            <text:p>Fri Aug 19 00:00:00 2022</text:p>
          </table:table-cell>
          <table:table-cell office:value-type="string" office:value="Ainda dispomos de vagas, portanto, estamos aceitando currículos para a contratação de novos auxiliares. Assim sendo, elabore o seu currículo atualizado, possibilitando o agendamento de um horário para uma entrevista.">
            <text:p>Ainda dispomos de vagas, portanto, estamos aceitando currículos para a contratação de novos auxiliares. Assim sendo, elabore o seu currículo atualizado, possibilitando o agendamento de um horário para uma entrevista.</text:p>
          </table:table-cell>
        </table:table-row>
        <table:table-row>
          <table:table-cell office:value-type="float" office:value="1203">
            <text:p>1203</text:p>
          </table:table-cell>
          <table:table-cell office:value-type="date" office:date-value="2022-08-19T00:00:00">
            <text:p>Fri Aug 19 00:00:00 2022</text:p>
          </table:table-cell>
          <table:table-cell office:value-type="string" office:value="As babás não cozinham, elas apenas cuidam do bem estar da criança que estiver sobre os seus cuidados. Portanto, será necessário deixar o alimento de seu filho pronto e, dependendo do tempo que a nossa funcionária for ficar em sua residência, algo pronto para ela também.">
            <text:p>As babás não cozinham, elas apenas cuidam do bem estar da criança que estiver sobre os seus cuidados. Portanto, será necessário deixar o alimento de seu filho pronto e, dependendo do tempo que a nossa funcionária for ficar em sua residência, algo pronto para ela também.</text:p>
          </table:table-cell>
        </table:table-row>
        <table:table-row>
          <table:table-cell office:value-type="float" office:value="1204">
            <text:p>1204</text:p>
          </table:table-cell>
          <table:table-cell office:value-type="date" office:date-value="2022-08-19T00:00:00">
            <text:p>Fri Aug 19 00:00:00 2022</text:p>
          </table:table-cell>
          <table:table-cell office:value-type="string" office:value="Dentro do nosso corpo de auxiliares, temos pessoas que são formadas em psicologia, estas pessoas deverão ser as melhores indicadas para o caso do seu filho que é hiperativo. Não haverá nenhuma alteração no valor a ser pago, pelo fato de estarmos enviando uma especialista.">
            <text:p>Dentro do nosso corpo de auxiliares, temos pessoas que são formadas em psicologia, estas pessoas deverão ser as melhores indicadas para o caso do seu filho que é hiperativo. Não haverá nenhuma alteração no valor a ser pago, pelo fato de estarmos enviando uma especialista.</text:p>
          </table:table-cell>
        </table:table-row>
        <table:table-row>
          <table:table-cell office:value-type="float" office:value="1205">
            <text:p>1205</text:p>
          </table:table-cell>
          <table:table-cell office:value-type="date" office:date-value="2022-08-19T00:00:00">
            <text:p>Fri Aug 19 00:00:00 2022</text:p>
          </table:table-cell>
          <table:table-cell office:value-type="string" office:value="Gostaria de saber qual foi o fato que ocorreu para me inteirar da situação, e saber se devo continuar ou não com essa moça em minha equipe. Já estou providenciando a substituição.">
            <text:p>Gostaria de saber qual foi o fato que ocorreu para me inteirar da situação, e saber se devo continuar ou não com essa moça em minha equipe. Já estou providenciando a substituição.</text:p>
          </table:table-cell>
        </table:table-row>
        <table:table-row>
          <table:table-cell office:value-type="float" office:value="1206">
            <text:p>1206</text:p>
          </table:table-cell>
          <table:table-cell office:value-type="date" office:date-value="2022-08-19T00:00:00">
            <text:p>Fri Aug 19 00:00:00 2022</text:p>
          </table:table-cell>
          <table:table-cell office:value-type="string" office:value="O trabalho desenvolvido pela babá também envolve acompanhar a criança ao médico, aos parques de recreação e levar até a escola no caso da mesma já ser estudante.">
            <text:p>O trabalho desenvolvido pela babá também envolve acompanhar a criança ao médico, aos parques de recreação e levar até a escola no caso da mesma já ser estudante.</text:p>
          </table:table-cell>
        </table:table-row>
        <table:table-row>
          <table:table-cell office:value-type="float" office:value="1207">
            <text:p>1207</text:p>
          </table:table-cell>
          <table:table-cell office:value-type="date" office:date-value="2022-08-19T00:00:00">
            <text:p>Fri Aug 19 00:00:00 2022</text:p>
          </table:table-cell>
          <table:table-cell office:value-type="string" office:value="Sim, nossas funcionárias também poderão acompanhar a família em casos de viagens de férias ou de trabalho, estando sempre disponíveis para isso. Porém, o preço terá um acréscimo pelo fato da jornada de trabalho ser integral.">
            <text:p>Sim, nossas funcionárias também poderão acompanhar a família em casos de viagens de férias ou de trabalho, estando sempre disponíveis para isso. Porém, o preço terá um acréscimo pelo fato da jornada de trabalho ser integral.</text:p>
          </table:table-cell>
        </table:table-row>
        <table:table-row>
          <table:table-cell office:value-type="float" office:value="1208">
            <text:p>1208</text:p>
          </table:table-cell>
          <table:table-cell office:value-type="date" office:date-value="2022-08-19T00:00:00">
            <text:p>Fri Aug 19 00:00:00 2022</text:p>
          </table:table-cell>
          <table:table-cell office:value-type="string" office:value="Todo o pessoal, da equipe que trabalha conosco, já está há muitos anos no nosso quadro, tendo assim muita experiência no ramo do trabalho que exerce. Qualquer um deles que for lhe atender fará um bom trabalho, pode ficar tranquila.">
            <text:p>Todo o pessoal, da equipe que trabalha conosco, já está há muitos anos no nosso quadro, tendo assim muita experiência no ramo do trabalho que exerce. Qualquer um deles que for lhe atender fará um bom trabalho, pode ficar tranquila.</text:p>
          </table:table-cell>
        </table:table-row>
      </table:table>
      <table:table table:name="118">
        <table:table-row>
          <table:table-cell office:value-type="string" office:value="id_base">
            <text:p>id_base</text:p>
          </table:table-cell>
          <table:table-cell office:value-type="float" office:value="118">
            <text:p>118</text:p>
          </table:table-cell>
        </table:table-row>
        <table:table-row>
          <table:table-cell office:value-type="string" office:value="area">
            <text:p>area</text:p>
          </table:table-cell>
          <table:table-cell office:value-type="string" office:value="funcionalismo publico">
            <text:p>funcionalismo public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209">
            <text:p>1209</text:p>
          </table:table-cell>
          <table:table-cell office:value-type="date" office:date-value="2022-08-19T00:00:00">
            <text:p>Fri Aug 19 00:00:00 2022</text:p>
          </table:table-cell>
          <table:table-cell office:value-type="string" office:value="O andamento processual na justiça é igual para as três esferas, municipal, estadual ou federal. O prazo na maioria das vezes é determinado pelo juiz, mas há prazos determinados pela lei, como é o seu caso. Portanto, não posso fazer nada por enquanto. ">
            <text:p>O andamento processual na justiça é igual para as três esferas, municipal, estadual ou federal. O prazo na maioria das vezes é determinado pelo juiz, mas há prazos determinados pela lei, como é o seu caso. Portanto, não posso fazer nada por enquanto. </text:p>
          </table:table-cell>
        </table:table-row>
        <table:table-row>
          <table:table-cell office:value-type="float" office:value="1210">
            <text:p>1210</text:p>
          </table:table-cell>
          <table:table-cell office:value-type="date" office:date-value="2022-08-19T00:00:00">
            <text:p>Fri Aug 19 00:00:00 2022</text:p>
          </table:table-cell>
          <table:table-cell office:value-type="string" office:value="A desapropriação ocorre sempre sobre um imóvel com finalidade de construção de um bem público, como por exemplo a passagem de uma avenida ou a construção do metrô, mediante um valor estipulado pela avaliação de um perito oficial que trabalha junto à Justiça, não sendo desprezado o avaliador da parte que irá perder o imóvel. Portanto, basta que você me informe os dados do profissional escolhido.">
            <text:p>A desapropriação ocorre sempre sobre um imóvel com finalidade de construção de um bem público, como por exemplo a passagem de uma avenida ou a construção do metrô, mediante um valor estipulado pela avaliação de um perito oficial que trabalha junto à Justiça, não sendo desprezado o avaliador da parte que irá perder o imóvel. Portanto, basta que você me informe os dados do profissional escolhido.</text:p>
          </table:table-cell>
        </table:table-row>
        <table:table-row>
          <table:table-cell office:value-type="float" office:value="1211">
            <text:p>1211</text:p>
          </table:table-cell>
          <table:table-cell office:value-type="date" office:date-value="2022-08-19T00:00:00">
            <text:p>Fri Aug 19 00:00:00 2022</text:p>
          </table:table-cell>
          <table:table-cell office:value-type="string" office:value="As ações trabalhistas se processam na Justiça do Trabalho e, diferentemente das outras ações, a parte interessada, que pretende a indenização pelo seus anos de trabalho realizados, pode dar início ao processo independentemente de ter ou não advogado. Então, caso decida por esse caminho, posso lhe enviar o procedimento a seguir.">
            <text:p>As ações trabalhistas se processam na Justiça do Trabalho e, diferentemente das outras ações, a parte interessada, que pretende a indenização pelo seus anos de trabalho realizados, pode dar início ao processo independentemente de ter ou não advogado. Então, caso decida por esse caminho, posso lhe enviar o procedimento a seguir.</text:p>
          </table:table-cell>
        </table:table-row>
        <table:table-row>
          <table:table-cell office:value-type="float" office:value="1212">
            <text:p>1212</text:p>
          </table:table-cell>
          <table:table-cell office:value-type="date" office:date-value="2022-08-19T00:00:00">
            <text:p>Fri Aug 19 00:00:00 2022</text:p>
          </table:table-cell>
          <table:table-cell office:value-type="string" office:value="As audiências, realizadas nos processos com as partes e os seus advogados, na maioria das vezes se encerram no mesmo dia, outras vezes há necessidade de remarcar nova audiência para melhor esclarecimento dos fatos e juntada de novas provas. Por esse motivo que esse seu processo teve esse prorrogação da data a qual você se referiu.">
            <text:p>As audiências, realizadas nos processos com as partes e os seus advogados, na maioria das vezes se encerram no mesmo dia, outras vezes há necessidade de remarcar nova audiência para melhor esclarecimento dos fatos e juntada de novas provas. Por esse motivo que esse seu processo teve esse prorrogação da data a qual você se referiu.</text:p>
          </table:table-cell>
        </table:table-row>
        <table:table-row>
          <table:table-cell office:value-type="float" office:value="1213">
            <text:p>1213</text:p>
          </table:table-cell>
          <table:table-cell office:value-type="date" office:date-value="2022-08-19T00:00:00">
            <text:p>Fri Aug 19 00:00:00 2022</text:p>
          </table:table-cell>
          <table:table-cell office:value-type="string" office:value="As publicações são inseridas nos computadores da Justiça, à que se refere, sempre às segundas e quintas-feiras. Sendo que a consulta deverá ser nos próprios autos, porque a publicação é um resumo do despacho, não publicando o seu inteiro teor.">
            <text:p>As publicações são inseridas nos computadores da Justiça, à que se refere, sempre às segundas e quintas-feiras. Sendo que a consulta deverá ser nos próprios autos, porque a publicação é um resumo do despacho, não publicando o seu inteiro teor.</text:p>
          </table:table-cell>
        </table:table-row>
        <table:table-row>
          <table:table-cell office:value-type="float" office:value="1214">
            <text:p>1214</text:p>
          </table:table-cell>
          <table:table-cell office:value-type="date" office:date-value="2022-08-19T00:00:00">
            <text:p>Fri Aug 19 00:00:00 2022</text:p>
          </table:table-cell>
          <table:table-cell office:value-type="string" office:value="Os processos muitas vezes são sobrestados por determinação judicial, quando as partes não se manifestam para dar seguimento e finalizar o processo. O sobrestamento não encerra o processo, apenas deixa no arquivo temporariamente até que as partes interessadas peçam o seu desarquivamento. No seu caso, portanto, você ainda pode fazer essa solicitação.">
            <text:p>Os processos muitas vezes são sobrestados por determinação judicial, quando as partes não se manifestam para dar seguimento e finalizar o processo. O sobrestamento não encerra o processo, apenas deixa no arquivo temporariamente até que as partes interessadas peçam o seu desarquivamento. No seu caso, portanto, você ainda pode fazer essa solicitação.</text:p>
          </table:table-cell>
        </table:table-row>
        <table:table-row>
          <table:table-cell office:value-type="float" office:value="1215">
            <text:p>1215</text:p>
          </table:table-cell>
          <table:table-cell office:value-type="date" office:date-value="2022-08-19T00:00:00">
            <text:p>Fri Aug 19 00:00:00 2022</text:p>
          </table:table-cell>
          <table:table-cell office:value-type="string" office:value="Os processos previdenciários são os mais complexos, porque sempre envolvem a vida da parte que pretende obter uma segurança maior para seu merecido período de descanso, após longos anos de trabalho. Esses processos dependem de muitas provas e perícias, que as vezes são difíceis de serem realizadas porque sempre carecem de um médico especializado.">
            <text:p>Os processos previdenciários são os mais complexos, porque sempre envolvem a vida da parte que pretende obter uma segurança maior para seu merecido período de descanso, após longos anos de trabalho. Esses processos dependem de muitas provas e perícias, que as vezes são difíceis de serem realizadas porque sempre carecem de um médico especializado.</text:p>
          </table:table-cell>
        </table:table-row>
        <table:table-row>
          <table:table-cell office:value-type="float" office:value="1216">
            <text:p>1216</text:p>
          </table:table-cell>
          <table:table-cell office:value-type="date" office:date-value="2022-08-19T00:00:00">
            <text:p>Fri Aug 19 00:00:00 2022</text:p>
          </table:table-cell>
          <table:table-cell office:value-type="string" office:value="Preciso saber se o seu processo é da vara de família, ou envolve alguma entidade da federação. Para melhor localizar, temos que consultar a distribuição do processo pelo assunto. Se constar no polo passivo a Fazenda ou o Município, o processo é distribuído na Justiça Municipal ou Federal.">
            <text:p>Preciso saber se o seu processo é da vara de família, ou envolve alguma entidade da federação. Para melhor localizar, temos que consultar a distribuição do processo pelo assunto. Se constar no polo passivo a Fazenda ou o Município, o processo é distribuído na Justiça Municipal ou Federal.</text:p>
          </table:table-cell>
        </table:table-row>
        <table:table-row>
          <table:table-cell office:value-type="float" office:value="1217">
            <text:p>1217</text:p>
          </table:table-cell>
          <table:table-cell office:value-type="date" office:date-value="2022-08-19T00:00:00">
            <text:p>Fri Aug 19 00:00:00 2022</text:p>
          </table:table-cell>
          <table:table-cell office:value-type="string" office:value="Toda a semana são realizadas sessões de julgamento dos processos, sempre com a participação de quatro desembargadores. E um deles preside a sessão, sempre sorteado para ficar por um período determinado. Atualmente, esse juiz, ao qual você se refere, não está mais presidindo pois ocorreu a sua aposentadoria.">
            <text:p>Toda a semana são realizadas sessões de julgamento dos processos, sempre com a participação de quatro desembargadores. E um deles preside a sessão, sempre sorteado para ficar por um período determinado. Atualmente, esse juiz, ao qual você se refere, não está mais presidindo pois ocorreu a sua aposentadoria.</text:p>
          </table:table-cell>
        </table:table-row>
        <table:table-row>
          <table:table-cell office:value-type="float" office:value="1218">
            <text:p>1218</text:p>
          </table:table-cell>
          <table:table-cell office:value-type="date" office:date-value="2022-08-19T00:00:00">
            <text:p>Fri Aug 19 00:00:00 2022</text:p>
          </table:table-cell>
          <table:table-cell office:value-type="string" office:value="Todos os despachos, exarados no processo, são publicados pelo Diário Oficial em página especifica. Nesse caso será mais fácil que você o consulte, existe a versão digital mais acessível.">
            <text:p>Todos os despachos, exarados no processo, são publicados pelo Diário Oficial em página especifica. Nesse caso será mais fácil que você o consulte, existe a versão digital mais acessível.</text:p>
          </table:table-cell>
        </table:table-row>
      </table:table>
      <table:table table:name="119">
        <table:table-row>
          <table:table-cell office:value-type="string" office:value="id_base">
            <text:p>id_base</text:p>
          </table:table-cell>
          <table:table-cell office:value-type="float" office:value="119">
            <text:p>119</text:p>
          </table:table-cell>
        </table:table-row>
        <table:table-row>
          <table:table-cell office:value-type="string" office:value="area">
            <text:p>area</text:p>
          </table:table-cell>
          <table:table-cell office:value-type="string" office:value="comercio">
            <text:p>comerci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219">
            <text:p>1219</text:p>
          </table:table-cell>
          <table:table-cell office:value-type="date" office:date-value="2022-08-16T00:00:00">
            <text:p>Tue Aug 16 00:00:00 2022</text:p>
          </table:table-cell>
          <table:table-cell office:value-type="string" office:value="Eu tenho sim, de qual tipo de calha gostaria de saber? Quantos metros o senhor precisa e qual o tipo de telhado de sua casa?">
            <text:p>Eu tenho sim, de qual tipo de calha gostaria de saber? Quantos metros o senhor precisa e qual o tipo de telhado de sua casa?</text:p>
          </table:table-cell>
        </table:table-row>
        <table:table-row>
          <table:table-cell office:value-type="float" office:value="1220">
            <text:p>1220</text:p>
          </table:table-cell>
          <table:table-cell office:value-type="date" office:date-value="2022-08-16T00:00:00">
            <text:p>Tue Aug 16 00:00:00 2022</text:p>
          </table:table-cell>
          <table:table-cell office:value-type="string" office:value="A janela que estava em exposição foi vendida, porém nós dispomos de outras semelhantes no estoque. Bem ainda, temos outros tipos de janelas que talvez lhe agradem.">
            <text:p>A janela que estava em exposição foi vendida, porém nós dispomos de outras semelhantes no estoque. Bem ainda, temos outros tipos de janelas que talvez lhe agradem.</text:p>
          </table:table-cell>
        </table:table-row>
        <table:table-row>
          <table:table-cell office:value-type="float" office:value="1221">
            <text:p>1221</text:p>
          </table:table-cell>
          <table:table-cell office:value-type="date" office:date-value="2022-08-16T00:00:00">
            <text:p>Tue Aug 16 00:00:00 2022</text:p>
          </table:table-cell>
          <table:table-cell office:value-type="string" office:value="A loja dispõe de frota própria para entrega, mas se preferir poderá também vir retirar. O que estiver melhor para seu orçamento, nossos preços não são exorbitantes e podemos entrar em acordo.">
            <text:p>A loja dispõe de frota própria para entrega, mas se preferir poderá também vir retirar. O que estiver melhor para seu orçamento, nossos preços não são exorbitantes e podemos entrar em acordo.</text:p>
          </table:table-cell>
        </table:table-row>
        <table:table-row>
          <table:table-cell office:value-type="float" office:value="1222">
            <text:p>1222</text:p>
          </table:table-cell>
          <table:table-cell office:value-type="date" office:date-value="2022-08-16T00:00:00">
            <text:p>Tue Aug 16 00:00:00 2022</text:p>
          </table:table-cell>
          <table:table-cell office:value-type="string" office:value="Gostaria se saber se nossa recomendação de material foi adequada para a sua casa. Nós temos uma grande preocupação com o nosso pós-venda esse é um de nossos diferenciais.">
            <text:p>Gostaria se saber se nossa recomendação de material foi adequada para a sua casa. Nós temos uma grande preocupação com o nosso pós-venda esse é um de nossos diferenciais.</text:p>
          </table:table-cell>
        </table:table-row>
        <table:table-row>
          <table:table-cell office:value-type="float" office:value="1223">
            <text:p>1223</text:p>
          </table:table-cell>
          <table:table-cell office:value-type="date" office:date-value="2022-08-16T00:00:00">
            <text:p>Tue Aug 16 00:00:00 2022</text:p>
          </table:table-cell>
          <table:table-cell office:value-type="string" office:value="Mercadoria com avarias, se a loja não deu causa, não pode ser trocada. Mas se foi por mal acondicionamento na entrega, poderemos fazer a substituição por outra. Só precisamos verificar com os entregadores que são terceirizados.">
            <text:p>Mercadoria com avarias, se a loja não deu causa, não pode ser trocada. Mas se foi por mal acondicionamento na entrega, poderemos fazer a substituição por outra. Só precisamos verificar com os entregadores que são terceirizados.</text:p>
          </table:table-cell>
        </table:table-row>
        <table:table-row>
          <table:table-cell office:value-type="float" office:value="1224">
            <text:p>1224</text:p>
          </table:table-cell>
          <table:table-cell office:value-type="date" office:date-value="2022-08-16T00:00:00">
            <text:p>Tue Aug 16 00:00:00 2022</text:p>
          </table:table-cell>
          <table:table-cell office:value-type="string" office:value="Na cozinha, aconselho que seja utilizado um mármore combinando com os móveis disponíveis no ambiente. Não esquecendo que a área de serviço terá que ser harmonizada com o restante.">
            <text:p>Na cozinha, aconselho que seja utilizado um mármore combinando com os móveis disponíveis no ambiente. Não esquecendo que a área de serviço terá que ser harmonizada com o restante.</text:p>
          </table:table-cell>
        </table:table-row>
        <table:table-row>
          <table:table-cell office:value-type="float" office:value="1225">
            <text:p>1225</text:p>
          </table:table-cell>
          <table:table-cell office:value-type="date" office:date-value="2022-08-16T00:00:00">
            <text:p>Tue Aug 16 00:00:00 2022</text:p>
          </table:table-cell>
          <table:table-cell office:value-type="string" office:value="Que tipo de lajota pretende para revestir o quintal e que cores quer utilizar? Se você pretende lajotas com combinações, é melhor que você tenha um desenho para ser utilizado.">
            <text:p>Que tipo de lajota pretende para revestir o quintal e que cores quer utilizar? Se você pretende lajotas com combinações, é melhor que você tenha um desenho para ser utilizado.</text:p>
          </table:table-cell>
        </table:table-row>
        <table:table-row>
          <table:table-cell office:value-type="float" office:value="1226">
            <text:p>1226</text:p>
          </table:table-cell>
          <table:table-cell office:value-type="date" office:date-value="2022-08-16T00:00:00">
            <text:p>Tue Aug 16 00:00:00 2022</text:p>
          </table:table-cell>
          <table:table-cell office:value-type="string" office:value="Tem um pedreiro aqui que sempre frequenta nosso estabelecimento, e ele deixou um cartão com telefone e endereço de e-mail para contatos. Pelo que eu ouvi falar ele é um bom pedreiro, alguns clientes nossos já utilizaram o serviço dele.">
            <text:p>Tem um pedreiro aqui que sempre frequenta nosso estabelecimento, e ele deixou um cartão com telefone e endereço de e-mail para contatos. Pelo que eu ouvi falar ele é um bom pedreiro, alguns clientes nossos já utilizaram o serviço dele.</text:p>
          </table:table-cell>
        </table:table-row>
        <table:table-row>
          <table:table-cell office:value-type="float" office:value="1227">
            <text:p>1227</text:p>
          </table:table-cell>
          <table:table-cell office:value-type="date" office:date-value="2022-08-16T00:00:00">
            <text:p>Tue Aug 16 00:00:00 2022</text:p>
          </table:table-cell>
          <table:table-cell office:value-type="string" office:value="Temos algumas opções para uso nos banheiros, pias de vidro que são modelos mais recentes ou de madeira trabalhada. Você poderá pagar o total ou, se preferir, dar uma parcela de entrada e dividir o restante em até 4 vezes.">
            <text:p>Temos algumas opções para uso nos banheiros, pias de vidro que são modelos mais recentes ou de madeira trabalhada. Você poderá pagar o total ou, se preferir, dar uma parcela de entrada e dividir o restante em até 4 vezes.</text:p>
          </table:table-cell>
        </table:table-row>
        <table:table-row>
          <table:table-cell office:value-type="float" office:value="1228">
            <text:p>1228</text:p>
          </table:table-cell>
          <table:table-cell office:value-type="date" office:date-value="2022-08-16T00:00:00">
            <text:p>Tue Aug 16 00:00:00 2022</text:p>
          </table:table-cell>
          <table:table-cell office:value-type="string" office:value="Verificando no meu estoque, observei que há falta de tintas, para fachada externa, em cores mais fortes. Gostaria de fazer a compra de 200 galões nas cores mais variadas que você tiver. Solicito que a entrega o mais rápido possível, pois há clientes que já estão me procurando para a compra.">
            <text:p>Verificando no meu estoque, observei que há falta de tintas, para fachada externa, em cores mais fortes. Gostaria de fazer a compra de 200 galões nas cores mais variadas que você tiver. Solicito que a entrega o mais rápido possível, pois há clientes que já estão me procurando para a compra.</text:p>
          </table:table-cell>
        </table:table-row>
      </table:table>
      <table:table table:name="120">
        <table:table-row>
          <table:table-cell office:value-type="string" office:value="id_base">
            <text:p>id_base</text:p>
          </table:table-cell>
          <table:table-cell office:value-type="float" office:value="120">
            <text:p>120</text:p>
          </table:table-cell>
        </table:table-row>
        <table:table-row>
          <table:table-cell office:value-type="string" office:value="area">
            <text:p>area</text:p>
          </table:table-cell>
          <table:table-cell office:value-type="string" office:value="engenharia">
            <text:p>engenhari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229">
            <text:p>1229</text:p>
          </table:table-cell>
          <table:table-cell office:value-type="date" office:date-value="2022-07-29T00:00:00">
            <text:p>Fri Jul 29 00:00:00 2022</text:p>
          </table:table-cell>
          <table:table-cell office:value-type="string" office:value="A documentação da válvula de pressão foi aprovada pelo setor de qualidade. Vou solicitar a emissão no sistema.">
            <text:p>A documentação da válvula de pressão foi aprovada pelo setor de qualidade. Vou solicitar a emissão no sistema.</text:p>
          </table:table-cell>
        </table:table-row>
        <table:table-row>
          <table:table-cell office:value-type="float" office:value="1230">
            <text:p>1230</text:p>
          </table:table-cell>
          <table:table-cell office:value-type="date" office:date-value="2022-07-29T00:00:00">
            <text:p>Fri Jul 29 00:00:00 2022</text:p>
          </table:table-cell>
          <table:table-cell office:value-type="string" office:value="A empresa foi contratada por meio de licitação, apesar de ser vantajoso financeiramente nem sempre teremos excelência em termos de conhecimento.">
            <text:p>A empresa foi contratada por meio de licitação, apesar de ser vantajoso financeiramente nem sempre teremos excelência em termos de conhecimento.</text:p>
          </table:table-cell>
        </table:table-row>
        <table:table-row>
          <table:table-cell office:value-type="float" office:value="1231">
            <text:p>1231</text:p>
          </table:table-cell>
          <table:table-cell office:value-type="date" office:date-value="2022-07-29T00:00:00">
            <text:p>Fri Jul 29 00:00:00 2022</text:p>
          </table:table-cell>
          <table:table-cell office:value-type="string" office:value="A gerente do projeto marcou uma reunião para hoje no final do dia, acredito que ela ainda não tenha  recebido essa informação. Pode deixar que eu explico a situação para ela.">
            <text:p>A gerente do projeto marcou uma reunião para hoje no final do dia, acredito que ela ainda não tenha  recebido essa informação. Pode deixar que eu explico a situação para ela.</text:p>
          </table:table-cell>
        </table:table-row>
        <table:table-row>
          <table:table-cell office:value-type="float" office:value="1232">
            <text:p>1232</text:p>
          </table:table-cell>
          <table:table-cell office:value-type="date" office:date-value="2022-07-29T00:00:00">
            <text:p>Fri Jul 29 00:00:00 2022</text:p>
          </table:table-cell>
          <table:table-cell office:value-type="string" office:value="Agora depende, do departamento de caldeiraria, que eles mandem as especificações da peça que eles vão precisar, para que possamos calcular os números necessários para o engate final. A meta da equipe deles é o dia 5 de agosto.">
            <text:p>Agora depende, do departamento de caldeiraria, que eles mandem as especificações da peça que eles vão precisar, para que possamos calcular os números necessários para o engate final. A meta da equipe deles é o dia 5 de agosto.</text:p>
          </table:table-cell>
        </table:table-row>
        <table:table-row>
          <table:table-cell office:value-type="float" office:value="1233">
            <text:p>1233</text:p>
          </table:table-cell>
          <table:table-cell office:value-type="date" office:date-value="2022-07-29T00:00:00">
            <text:p>Fri Jul 29 00:00:00 2022</text:p>
          </table:table-cell>
          <table:table-cell office:value-type="string" office:value="Essa empresa não possui uma grande experiência no ramo de projetistas, nossa integração com eles será mais lenta do que com a anterior.">
            <text:p>Essa empresa não possui uma grande experiência no ramo de projetistas, nossa integração com eles será mais lenta do que com a anterior.</text:p>
          </table:table-cell>
        </table:table-row>
        <table:table-row>
          <table:table-cell office:value-type="float" office:value="1234">
            <text:p>1234</text:p>
          </table:table-cell>
          <table:table-cell office:value-type="date" office:date-value="2022-07-29T00:00:00">
            <text:p>Fri Jul 29 00:00:00 2022</text:p>
          </table:table-cell>
          <table:table-cell office:value-type="string" office:value="Esse cálculo não levava em consideração que teríamos um segundo compartimento na estrutura, vamos ter que combinar um novo prazo de entrega para atender essa nova demanda.">
            <text:p>Esse cálculo não levava em consideração que teríamos um segundo compartimento na estrutura, vamos ter que combinar um novo prazo de entrega para atender essa nova demanda.</text:p>
          </table:table-cell>
        </table:table-row>
        <table:table-row>
          <table:table-cell office:value-type="float" office:value="1235">
            <text:p>1235</text:p>
          </table:table-cell>
          <table:table-cell office:value-type="date" office:date-value="2022-07-29T00:00:00">
            <text:p>Fri Jul 29 00:00:00 2022</text:p>
          </table:table-cell>
          <table:table-cell office:value-type="string" office:value="Foram necessárias algumas modificações com relação ao projeto original, mas com isso tivemos um ganho de performance no caso de funcionamento em temperatura normal. Em anexo segue uma cópia do novo modelo.">
            <text:p>Foram necessárias algumas modificações com relação ao projeto original, mas com isso tivemos um ganho de performance no caso de funcionamento em temperatura normal. Em anexo segue uma cópia do novo modelo.</text:p>
          </table:table-cell>
        </table:table-row>
        <table:table-row>
          <table:table-cell office:value-type="float" office:value="1236">
            <text:p>1236</text:p>
          </table:table-cell>
          <table:table-cell office:value-type="date" office:date-value="2022-07-29T00:00:00">
            <text:p>Fri Jul 29 00:00:00 2022</text:p>
          </table:table-cell>
          <table:table-cell office:value-type="string" office:value="Não adianta explicar para o estagiário dessa maneira, é melhor dar um exemplo prático para que ele entenda.">
            <text:p>Não adianta explicar para o estagiário dessa maneira, é melhor dar um exemplo prático para que ele entenda.</text:p>
          </table:table-cell>
        </table:table-row>
        <table:table-row>
          <table:table-cell office:value-type="float" office:value="1237">
            <text:p>1237</text:p>
          </table:table-cell>
          <table:table-cell office:value-type="date" office:date-value="2022-07-29T00:00:00">
            <text:p>Fri Jul 29 00:00:00 2022</text:p>
          </table:table-cell>
          <table:table-cell office:value-type="string" office:value="O software está tendo um problema no processamento do cálculo dos valores. Poderia verificar o que está acontecendo? Porém, acredito ser um erro de memória disponível.">
            <text:p>O software está tendo um problema no processamento do cálculo dos valores. Poderia verificar o que está acontecendo? Porém, acredito ser um erro de memória disponível.</text:p>
          </table:table-cell>
        </table:table-row>
        <table:table-row>
          <table:table-cell office:value-type="float" office:value="1238">
            <text:p>1238</text:p>
          </table:table-cell>
          <table:table-cell office:value-type="date" office:date-value="2022-07-29T00:00:00">
            <text:p>Fri Jul 29 00:00:00 2022</text:p>
          </table:table-cell>
          <table:table-cell office:value-type="string" office:value="Por algum motivo a peça não está atendendo algumas das especificações do projeto, ontem no galpão de testes a pressão entregue não foi suficiente para expelir o líquido.">
            <text:p>Por algum motivo a peça não está atendendo algumas das especificações do projeto, ontem no galpão de testes a pressão entregue não foi suficiente para expelir o líquido.</text:p>
          </table:table-cell>
        </table:table-row>
        <table:table-row>
          <table:table-cell office:value-type="float" office:value="1239">
            <text:p>1239</text:p>
          </table:table-cell>
          <table:table-cell office:value-type="date" office:date-value="2022-07-29T00:00:00">
            <text:p>Fri Jul 29 00:00:00 2022</text:p>
          </table:table-cell>
          <table:table-cell office:value-type="string" office:value="Essa empresa passou por uma reformulação de diretoria recentemente, irá demorar até que todos estejam alinhados com os objetivos traçados.">
            <text:p>Essa empresa passou por uma reformulação de diretoria recentemente, irá demorar até que todos estejam alinhados com os objetivos traçados.</text:p>
          </table:table-cell>
        </table:table-row>
      </table:table>
      <table:table table:name="121">
        <table:table-row>
          <table:table-cell office:value-type="string" office:value="id_base">
            <text:p>id_base</text:p>
          </table:table-cell>
          <table:table-cell office:value-type="float" office:value="121">
            <text:p>121</text:p>
          </table:table-cell>
        </table:table-row>
        <table:table-row>
          <table:table-cell office:value-type="string" office:value="area">
            <text:p>area</text:p>
          </table:table-cell>
          <table:table-cell office:value-type="string" office:value="comercio">
            <text:p>comerci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240">
            <text:p>1240</text:p>
          </table:table-cell>
          <table:table-cell office:value-type="date" office:date-value="2022-07-26T00:00:00">
            <text:p>Tue Jul 26 00:00:00 2022</text:p>
          </table:table-cell>
          <table:table-cell office:value-type="string" office:value="Amanhã iremos fazer a feira ai no seu bairro. A senhora gostaria que eu levasse algum tipo de legume em especial? ">
            <text:p>Amanhã iremos fazer a feira ai no seu bairro. A senhora gostaria que eu levasse algum tipo de legume em especial? </text:p>
          </table:table-cell>
        </table:table-row>
        <table:table-row>
          <table:table-cell office:value-type="float" office:value="1241">
            <text:p>1241</text:p>
          </table:table-cell>
          <table:table-cell office:value-type="date" office:date-value="2022-07-26T00:00:00">
            <text:p>Tue Jul 26 00:00:00 2022</text:p>
          </table:table-cell>
          <table:table-cell office:value-type="string" office:value="A cenoura e a batata estão ótimas essa semana. O clima na região que nosso fornecedor planta favoreceu a colheita, vou deixar 1kg de cada uma separadas para o senhor buscar amanhã.">
            <text:p>A cenoura e a batata estão ótimas essa semana. O clima na região que nosso fornecedor planta favoreceu a colheita, vou deixar 1kg de cada uma separadas para o senhor buscar amanhã.</text:p>
          </table:table-cell>
        </table:table-row>
        <table:table-row>
          <table:table-cell office:value-type="float" office:value="1242">
            <text:p>1242</text:p>
          </table:table-cell>
          <table:table-cell office:value-type="date" office:date-value="2022-07-26T00:00:00">
            <text:p>Tue Jul 26 00:00:00 2022</text:p>
          </table:table-cell>
          <table:table-cell office:value-type="string" office:value="Ainda estamos no aguardo da água tratada para regarmos nosso produtos, esse clima seco tem deixado as folhas queimadas e os fregueses acabam achando que estamos vendendo os legumes já maduros demais. Por favor, nos posicione o quanto antes.">
            <text:p>Ainda estamos no aguardo da água tratada para regarmos nosso produtos, esse clima seco tem deixado as folhas queimadas e os fregueses acabam achando que estamos vendendo os legumes já maduros demais. Por favor, nos posicione o quanto antes.</text:p>
          </table:table-cell>
        </table:table-row>
        <table:table-row>
          <table:table-cell office:value-type="float" office:value="1243">
            <text:p>1243</text:p>
          </table:table-cell>
          <table:table-cell office:value-type="date" office:date-value="2022-07-26T00:00:00">
            <text:p>Tue Jul 26 00:00:00 2022</text:p>
          </table:table-cell>
          <table:table-cell office:value-type="string" office:value="Amanhã irei lhe mostrar como nosso cenoura é mais alaranjada que as outras que são vendidas na feira. Somente nós trabalhamos com esse fornecedor, que inclusive atende diversos restaurantes na região do centro.">
            <text:p>Amanhã irei lhe mostrar como nosso cenoura é mais alaranjada que as outras que são vendidas na feira. Somente nós trabalhamos com esse fornecedor, que inclusive atende diversos restaurantes na região do centro.</text:p>
          </table:table-cell>
        </table:table-row>
        <table:table-row>
          <table:table-cell office:value-type="float" office:value="1244">
            <text:p>1244</text:p>
          </table:table-cell>
          <table:table-cell office:value-type="date" office:date-value="2022-07-26T00:00:00">
            <text:p>Tue Jul 26 00:00:00 2022</text:p>
          </table:table-cell>
          <table:table-cell office:value-type="string" office:value="As hortaliças são nosso principal produto. Mas também temos alguns legumes e raízes, pode passar amanhã nesse horário que já estaremos vendendo.">
            <text:p>As hortaliças são nosso principal produto. Mas também temos alguns legumes e raízes, pode passar amanhã nesse horário que já estaremos vendendo.</text:p>
          </table:table-cell>
        </table:table-row>
        <table:table-row>
          <table:table-cell office:value-type="float" office:value="1245">
            <text:p>1245</text:p>
          </table:table-cell>
          <table:table-cell office:value-type="date" office:date-value="2022-07-26T00:00:00">
            <text:p>Tue Jul 26 00:00:00 2022</text:p>
          </table:table-cell>
          <table:table-cell office:value-type="string" office:value="Estamos com falta de pepinos no momento, nosso estoque já encontra-se reservado para os clientes que entraram em contato comigo antes. Fique atento ao seu celular pois, caso alguém não vá fazer a retirada, envio um rapaz para lhe entregar em casa.">
            <text:p>Estamos com falta de pepinos no momento, nosso estoque já encontra-se reservado para os clientes que entraram em contato comigo antes. Fique atento ao seu celular pois, caso alguém não vá fazer a retirada, envio um rapaz para lhe entregar em casa.</text:p>
          </table:table-cell>
        </table:table-row>
        <table:table-row>
          <table:table-cell office:value-type="float" office:value="1246">
            <text:p>1246</text:p>
          </table:table-cell>
          <table:table-cell office:value-type="date" office:date-value="2022-07-26T00:00:00">
            <text:p>Tue Jul 26 00:00:00 2022</text:p>
          </table:table-cell>
          <table:table-cell office:value-type="string" office:value="Estamos com uma promoção de alface americana porque nosso fornecedor teve uma colheita acima do esperado, a perda que em geral ele tem no processo foi bem menor que a média. Podemos deixar alguns pés reservados para que você pegue amanhã.">
            <text:p>Estamos com uma promoção de alface americana porque nosso fornecedor teve uma colheita acima do esperado, a perda que em geral ele tem no processo foi bem menor que a média. Podemos deixar alguns pés reservados para que você pegue amanhã.</text:p>
          </table:table-cell>
        </table:table-row>
        <table:table-row>
          <table:table-cell office:value-type="float" office:value="1247">
            <text:p>1247</text:p>
          </table:table-cell>
          <table:table-cell office:value-type="date" office:date-value="2022-07-26T00:00:00">
            <text:p>Tue Jul 26 00:00:00 2022</text:p>
          </table:table-cell>
          <table:table-cell office:value-type="string" office:value="Nossa batata é plantada em solo fertilizado com compostos adequados, pois muito do fósforo do solo é absorvido pela batateira. Caso nosso fornecedor não faça esse processo de preparo do solo, não seria possível colher no prazo adequado um produto de qualidade.">
            <text:p>Nossa batata é plantada em solo fertilizado com compostos adequados, pois muito do fósforo do solo é absorvido pela batateira. Caso nosso fornecedor não faça esse processo de preparo do solo, não seria possível colher no prazo adequado um produto de qualidade.</text:p>
          </table:table-cell>
        </table:table-row>
        <table:table-row>
          <table:table-cell office:value-type="float" office:value="1248">
            <text:p>1248</text:p>
          </table:table-cell>
          <table:table-cell office:value-type="date" office:date-value="2022-07-26T00:00:00">
            <text:p>Tue Jul 26 00:00:00 2022</text:p>
          </table:table-cell>
          <table:table-cell office:value-type="string" office:value="O valor do aluguel do ponto cobrado pela prefeitura é impraticável, basicamente não sobra nenhuma margem para trabalhar o preço final ao consumidor. Em 27 de julho devo efetuar o recolhimento da taxa desse mês e chegarei mais tarde.">
            <text:p>O valor do aluguel do ponto cobrado pela prefeitura é impraticável, basicamente não sobra nenhuma margem para trabalhar o preço final ao consumidor. Em 27 de julho devo efetuar o recolhimento da taxa desse mês e chegarei mais tarde.</text:p>
          </table:table-cell>
        </table:table-row>
        <table:table-row>
          <table:table-cell office:value-type="float" office:value="1249">
            <text:p>1249</text:p>
          </table:table-cell>
          <table:table-cell office:value-type="date" office:date-value="2022-07-26T00:00:00">
            <text:p>Tue Jul 26 00:00:00 2022</text:p>
          </table:table-cell>
          <table:table-cell office:value-type="string" office:value="Os produtos que chegam em um dia já são entregues no seguinte, quase nunca ficamos com estoque, pois temos uma alta demanda de alface, pepino e cenoura. Pode ter certeza que esse produto que lhe entregamos é o mais fresco possível.">
            <text:p>Os produtos que chegam em um dia já são entregues no seguinte, quase nunca ficamos com estoque, pois temos uma alta demanda de alface, pepino e cenoura. Pode ter certeza que esse produto que lhe entregamos é o mais fresco possível.</text:p>
          </table:table-cell>
        </table:table-row>
      </table:table>
      <table:table table:name="122">
        <table:table-row>
          <table:table-cell office:value-type="string" office:value="id_base">
            <text:p>id_base</text:p>
          </table:table-cell>
          <table:table-cell office:value-type="float" office:value="122">
            <text:p>122</text:p>
          </table:table-cell>
        </table:table-row>
        <table:table-row>
          <table:table-cell office:value-type="string" office:value="area">
            <text:p>area</text:p>
          </table:table-cell>
          <table:table-cell office:value-type="string" office:value="mercado">
            <text:p>mercad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250">
            <text:p>1250</text:p>
          </table:table-cell>
          <table:table-cell office:value-type="date" office:date-value="2022-07-27T00:00:00">
            <text:p>Wed Jul 27 00:00:00 2022</text:p>
          </table:table-cell>
          <table:table-cell office:value-type="string" office:value="Os clientes não respeitam o espaço de fila única existente atualmente, solicito o material para melhorar a sinalização e evitar transtornos aqui no loja.">
            <text:p>Os clientes não respeitam o espaço de fila única existente atualmente, solicito o material para melhorar a sinalização e evitar transtornos aqui no loja.</text:p>
          </table:table-cell>
        </table:table-row>
        <table:table-row>
          <table:table-cell office:value-type="float" office:value="1251">
            <text:p>1251</text:p>
          </table:table-cell>
          <table:table-cell office:value-type="date" office:date-value="2022-07-27T00:00:00">
            <text:p>Wed Jul 27 00:00:00 2022</text:p>
          </table:table-cell>
          <table:table-cell office:value-type="string" office:value="A última remessa de margarinas Celbe continha somente versões sem sal, será necessário enviar da mesma em separado para podermos repor as gôndulas.">
            <text:p>A última remessa de margarinas Celbe continha somente versões sem sal, será necessário enviar da mesma em separado para podermos repor as gôndulas.</text:p>
          </table:table-cell>
        </table:table-row>
        <table:table-row>
          <table:table-cell office:value-type="float" office:value="1252">
            <text:p>1252</text:p>
          </table:table-cell>
          <table:table-cell office:value-type="date" office:date-value="2022-07-27T00:00:00">
            <text:p>Wed Jul 27 00:00:00 2022</text:p>
          </table:table-cell>
          <table:table-cell office:value-type="string" office:value="Alguém sabe informar o motivo da demora na atualização do sistema de conferência? O técnico que esteve aqui disse que, em geral, levaria 30 minutos para completar o processo e, no entanto, já se passaram 2 horas.">
            <text:p>Alguém sabe informar o motivo da demora na atualização do sistema de conferência? O técnico que esteve aqui disse que, em geral, levaria 30 minutos para completar o processo e, no entanto, já se passaram 2 horas.</text:p>
          </table:table-cell>
        </table:table-row>
        <table:table-row>
          <table:table-cell office:value-type="float" office:value="1253">
            <text:p>1253</text:p>
          </table:table-cell>
          <table:table-cell office:value-type="date" office:date-value="2022-07-27T00:00:00">
            <text:p>Wed Jul 27 00:00:00 2022</text:p>
          </table:table-cell>
          <table:table-cell office:value-type="string" office:value="Estou com um funcionário a menos na loja devido as férias de um dos caixas. Poderiam enviar alguém para cobrir o próximo período de 30 dias?">
            <text:p>Estou com um funcionário a menos na loja devido as férias de um dos caixas. Poderiam enviar alguém para cobrir o próximo período de 30 dias?</text:p>
          </table:table-cell>
        </table:table-row>
        <table:table-row>
          <table:table-cell office:value-type="float" office:value="1254">
            <text:p>1254</text:p>
          </table:table-cell>
          <table:table-cell office:value-type="date" office:date-value="2022-07-27T00:00:00">
            <text:p>Wed Jul 27 00:00:00 2022</text:p>
          </table:table-cell>
          <table:table-cell office:value-type="string" office:value="O gerente geral enviou um e-mail de parabenização pela satisfação do cliente com relação à nossa loja. Transmito a todos esses cumprimentos, pois isso tudo é fruto de nossa dedicação e trabalho.">
            <text:p>O gerente geral enviou um e-mail de parabenização pela satisfação do cliente com relação à nossa loja. Transmito a todos esses cumprimentos, pois isso tudo é fruto de nossa dedicação e trabalho.</text:p>
          </table:table-cell>
        </table:table-row>
        <table:table-row>
          <table:table-cell office:value-type="float" office:value="1255">
            <text:p>1255</text:p>
          </table:table-cell>
          <table:table-cell office:value-type="date" office:date-value="2022-07-27T00:00:00">
            <text:p>Wed Jul 27 00:00:00 2022</text:p>
          </table:table-cell>
          <table:table-cell office:value-type="string" office:value="Os repositores acabam sendo sempre homens, pois precisam carregar muito peso dos produtos que chegam do estoque. Desde o dia 1 de janeiro desse ano, o departamento de logística tem enviando somente remessas com um alto volume de uma só vez.">
            <text:p>Os repositores acabam sendo sempre homens, pois precisam carregar muito peso dos produtos que chegam do estoque. Desde o dia 1 de janeiro desse ano, o departamento de logística tem enviando somente remessas com um alto volume de uma só vez.</text:p>
          </table:table-cell>
        </table:table-row>
        <table:table-row>
          <table:table-cell office:value-type="float" office:value="1256">
            <text:p>1256</text:p>
          </table:table-cell>
          <table:table-cell office:value-type="date" office:date-value="2022-07-27T00:00:00">
            <text:p>Wed Jul 27 00:00:00 2022</text:p>
          </table:table-cell>
          <table:table-cell office:value-type="string" office:value="Pessoas com intolerância a glúten ou a lactose, não possuem alternativas alimentícias nesse mercado. O que podemos fazer a respeito?">
            <text:p>Pessoas com intolerância a glúten ou a lactose, não possuem alternativas alimentícias nesse mercado. O que podemos fazer a respeito?</text:p>
          </table:table-cell>
        </table:table-row>
        <table:table-row>
          <table:table-cell office:value-type="float" office:value="1257">
            <text:p>1257</text:p>
          </table:table-cell>
          <table:table-cell office:value-type="date" office:date-value="2022-07-27T00:00:00">
            <text:p>Wed Jul 27 00:00:00 2022</text:p>
          </table:table-cell>
          <table:table-cell office:value-type="string" office:value="Repositores não devem somente organizar as prateleiras, pois eles acabam sendo sempre os primeiros a serem avistados pelos clientes pelo fato de estarem muito tempo em um mesmo local. E, dessa forma, também servem como guias para encontrar os produtos.">
            <text:p>Repositores não devem somente organizar as prateleiras, pois eles acabam sendo sempre os primeiros a serem avistados pelos clientes pelo fato de estarem muito tempo em um mesmo local. E, dessa forma, também servem como guias para encontrar os produtos.</text:p>
          </table:table-cell>
        </table:table-row>
        <table:table-row>
          <table:table-cell office:value-type="float" office:value="1258">
            <text:p>1258</text:p>
          </table:table-cell>
          <table:table-cell office:value-type="date" office:date-value="2022-07-27T00:00:00">
            <text:p>Wed Jul 27 00:00:00 2022</text:p>
          </table:table-cell>
          <table:table-cell office:value-type="string" office:value="Será necessário enviar a equipe de manutenção das geladeiras, tenho duas que não estão fechando adequadamente e isso tem deixado os produtos resfriados basicamente quentes.">
            <text:p>Será necessário enviar a equipe de manutenção das geladeiras, tenho duas que não estão fechando adequadamente e isso tem deixado os produtos resfriados basicamente quentes.</text:p>
          </table:table-cell>
        </table:table-row>
        <table:table-row>
          <table:table-cell office:value-type="float" office:value="1259">
            <text:p>1259</text:p>
          </table:table-cell>
          <table:table-cell office:value-type="date" office:date-value="2022-07-27T00:00:00">
            <text:p>Wed Jul 27 00:00:00 2022</text:p>
          </table:table-cell>
          <table:table-cell office:value-type="string" office:value="Tenho recebido muitas queixas devido ao fato da loja não possuir um sistema de Clique e Retire de compras on-line. Como faço para que a matriz nos inclua no site?">
            <text:p>Tenho recebido muitas queixas devido ao fato da loja não possuir um sistema de Clique e Retire de compras on-line. Como faço para que a matriz nos inclua no site?</text:p>
          </table:table-cell>
        </table:table-row>
      </table:table>
      <table:table table:name="123">
        <table:table-row>
          <table:table-cell office:value-type="string" office:value="id_base">
            <text:p>id_base</text:p>
          </table:table-cell>
          <table:table-cell office:value-type="float" office:value="123">
            <text:p>123</text:p>
          </table:table-cell>
        </table:table-row>
        <table:table-row>
          <table:table-cell office:value-type="string" office:value="area">
            <text:p>area</text:p>
          </table:table-cell>
          <table:table-cell office:value-type="string" office:value="corporativa">
            <text:p>corporativ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260">
            <text:p>1260</text:p>
          </table:table-cell>
          <table:table-cell office:value-type="date" office:date-value="2022-08-03T00:00:00">
            <text:p>Wed Aug  3 00:00:00 2022</text:p>
          </table:table-cell>
          <table:table-cell office:value-type="string" office:value="Vamos ter que conversar com o departamento de TI para averiguar a possibilidade desse servidor enviar e-mails. Porém, por normas da empresa, é muito provável que não consigamos essa liberação de funcionalidade.">
            <text:p>Vamos ter que conversar com o departamento de TI para averiguar a possibilidade desse servidor enviar e-mails. Porém, por normas da empresa, é muito provável que não consigamos essa liberação de funcionalidade.</text:p>
          </table:table-cell>
        </table:table-row>
        <table:table-row>
          <table:table-cell office:value-type="float" office:value="1261">
            <text:p>1261</text:p>
          </table:table-cell>
          <table:table-cell office:value-type="date" office:date-value="2022-08-03T00:00:00">
            <text:p>Wed Aug  3 00:00:00 2022</text:p>
          </table:table-cell>
          <table:table-cell office:value-type="string" office:value="A reunião com os desenvolvedores ficou agendada para a segunda-feira dia 8 de agosto as 14 horas. Será concedido somente 5 minutos para cada um relatar a situação que tenha encontrado.">
            <text:p>A reunião com os desenvolvedores ficou agendada para a segunda-feira dia 8 de agosto as 14 horas. Será concedido somente 5 minutos para cada um relatar a situação que tenha encontrado.</text:p>
          </table:table-cell>
        </table:table-row>
        <table:table-row>
          <table:table-cell office:value-type="float" office:value="1262">
            <text:p>1262</text:p>
          </table:table-cell>
          <table:table-cell office:value-type="date" office:date-value="2022-08-03T00:00:00">
            <text:p>Wed Aug  3 00:00:00 2022</text:p>
          </table:table-cell>
          <table:table-cell office:value-type="string" office:value="Em anexo segue o fluxograma que o grupo de trabalho criou para delinear o processo do sistema. Caso existam dúvidas nos contate para marcamos uma reunião com todo o pessoal.">
            <text:p>Em anexo segue o fluxograma que o grupo de trabalho criou para delinear o processo do sistema. Caso existam dúvidas nos contate para marcamos uma reunião com todo o pessoal.</text:p>
          </table:table-cell>
        </table:table-row>
        <table:table-row>
          <table:table-cell office:value-type="float" office:value="1263">
            <text:p>1263</text:p>
          </table:table-cell>
          <table:table-cell office:value-type="date" office:date-value="2022-08-03T00:00:00">
            <text:p>Wed Aug  3 00:00:00 2022</text:p>
          </table:table-cell>
          <table:table-cell office:value-type="string" office:value="O gerente geral possui uma grande qualidade que é a forma de lidar com as adversidades, tanto quanto o diretor da área ele insiste em encontrar soluções. Vamos falar com ele sobre esse assunto.">
            <text:p>O gerente geral possui uma grande qualidade que é a forma de lidar com as adversidades, tanto quanto o diretor da área ele insiste em encontrar soluções. Vamos falar com ele sobre esse assunto.</text:p>
          </table:table-cell>
        </table:table-row>
        <table:table-row>
          <table:table-cell office:value-type="float" office:value="1264">
            <text:p>1264</text:p>
          </table:table-cell>
          <table:table-cell office:value-type="date" office:date-value="2022-08-03T00:00:00">
            <text:p>Wed Aug  3 00:00:00 2022</text:p>
          </table:table-cell>
          <table:table-cell office:value-type="string" office:value="Estamos alinhando para que seja disponibilizado primeiramente um ambiente de testes. Dessa forma, podem ser preparados feedbacks sobre a plataforma para o time de desenvolvedores. Assim que tudo estiver certo avisarei o pessoal.">
            <text:p>Estamos alinhando para que seja disponibilizado primeiramente um ambiente de testes. Dessa forma, podem ser preparados feedbacks sobre a plataforma para o time de desenvolvedores. Assim que tudo estiver certo avisarei o pessoal.</text:p>
          </table:table-cell>
        </table:table-row>
        <table:table-row>
          <table:table-cell office:value-type="float" office:value="1265">
            <text:p>1265</text:p>
          </table:table-cell>
          <table:table-cell office:value-type="date" office:date-value="2022-08-03T00:00:00">
            <text:p>Wed Aug  3 00:00:00 2022</text:p>
          </table:table-cell>
          <table:table-cell office:value-type="string" office:value="Não existiam restrições quanto ao tamanho da memória disponível do servidor na descrição do projeto, vocês deveriam ter mencionando que seria necessário um espaço maior. Vou tentar convencer o pessoal para fazer essa alteração.">
            <text:p>Não existiam restrições quanto ao tamanho da memória disponível do servidor na descrição do projeto, vocês deveriam ter mencionando que seria necessário um espaço maior. Vou tentar convencer o pessoal para fazer essa alteração.</text:p>
          </table:table-cell>
        </table:table-row>
        <table:table-row>
          <table:table-cell office:value-type="float" office:value="1266">
            <text:p>1266</text:p>
          </table:table-cell>
          <table:table-cell office:value-type="date" office:date-value="2022-08-03T00:00:00">
            <text:p>Wed Aug  3 00:00:00 2022</text:p>
          </table:table-cell>
          <table:table-cell office:value-type="string" office:value="O gerente é relativamente novo em comparação aos demais, ele começou a trabalhar aqui em 2 de agosto do ano passado. Acho que ele não conhece todas as demais filiais.">
            <text:p>O gerente é relativamente novo em comparação aos demais, ele começou a trabalhar aqui em 2 de agosto do ano passado. Acho que ele não conhece todas as demais filiais.</text:p>
          </table:table-cell>
        </table:table-row>
        <table:table-row>
          <table:table-cell office:value-type="float" office:value="1267">
            <text:p>1267</text:p>
          </table:table-cell>
          <table:table-cell office:value-type="date" office:date-value="2022-08-03T00:00:00">
            <text:p>Wed Aug  3 00:00:00 2022</text:p>
          </table:table-cell>
          <table:table-cell office:value-type="string" office:value="O gerente não costuma aprovar esse tipo de solicitação para liberação de horas de trabalho para realização de curso. Talvez seja necessário conversar com o departamento de RH.">
            <text:p>O gerente não costuma aprovar esse tipo de solicitação para liberação de horas de trabalho para realização de curso. Talvez seja necessário conversar com o departamento de RH.</text:p>
          </table:table-cell>
        </table:table-row>
        <table:table-row>
          <table:table-cell office:value-type="float" office:value="1268">
            <text:p>1268</text:p>
          </table:table-cell>
          <table:table-cell office:value-type="date" office:date-value="2022-08-03T00:00:00">
            <text:p>Wed Aug  3 00:00:00 2022</text:p>
          </table:table-cell>
          <table:table-cell office:value-type="string" office:value="O relatório sobre a nova aplicação precisa ser feito por meio de colaboração entre as áreas, caso contrário não iremos terminá-lo dentro do prazo. Na planilha em anexo temos a divisão de tarefas, podem me enviar os arquivos que faço a união e formatação final.">
            <text:p>O relatório sobre a nova aplicação precisa ser feito por meio de colaboração entre as áreas, caso contrário não iremos terminá-lo dentro do prazo. Na planilha em anexo temos a divisão de tarefas, podem me enviar os arquivos que faço a união e formatação final.</text:p>
          </table:table-cell>
        </table:table-row>
        <table:table-row>
          <table:table-cell office:value-type="float" office:value="1269">
            <text:p>1269</text:p>
          </table:table-cell>
          <table:table-cell office:value-type="date" office:date-value="2022-08-03T00:00:00">
            <text:p>Wed Aug  3 00:00:00 2022</text:p>
          </table:table-cell>
          <table:table-cell office:value-type="string" office:value="Só o coordenador do setor jurídico tem a capacidade de conseguir esse contrato até dia 8 nesse mês. Porque unicamente eles possuem prática em redigir uma requisição de verba com esse caráter em tão pouco tempo.">
            <text:p>Só o coordenador do setor jurídico tem a capacidade de conseguir esse contrato até dia 8 nesse mês. Porque unicamente eles possuem prática em redigir uma requisição de verba com esse caráter em tão pouco tempo.</text:p>
          </table:table-cell>
        </table:table-row>
      </table:table>
      <table:table table:name="124">
        <table:table-row>
          <table:table-cell office:value-type="string" office:value="id_base">
            <text:p>id_base</text:p>
          </table:table-cell>
          <table:table-cell office:value-type="float" office:value="124">
            <text:p>124</text:p>
          </table:table-cell>
        </table:table-row>
        <table:table-row>
          <table:table-cell office:value-type="string" office:value="area">
            <text:p>area</text:p>
          </table:table-cell>
          <table:table-cell office:value-type="string" office:value="instituicao de reabilitacao">
            <text:p>instituicao de reabilitaca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270">
            <text:p>1270</text:p>
          </table:table-cell>
          <table:table-cell office:value-type="date" office:date-value="2022-08-03T00:00:00">
            <text:p>Wed Aug  3 00:00:00 2022</text:p>
          </table:table-cell>
          <table:table-cell office:value-type="string" office:value="Comportamentos desse tipo não são tolerados em nossa instituição, será necessário que o senhor retire o seu filho daqui o quanto antes. O dinheiro pago antecipadamente será devolvido.">
            <text:p>Comportamentos desse tipo não são tolerados em nossa instituição, será necessário que o senhor retire o seu filho daqui o quanto antes. O dinheiro pago antecipadamente será devolvido.</text:p>
          </table:table-cell>
        </table:table-row>
        <table:table-row>
          <table:table-cell office:value-type="float" office:value="1271">
            <text:p>1271</text:p>
          </table:table-cell>
          <table:table-cell office:value-type="date" office:date-value="2022-08-03T00:00:00">
            <text:p>Wed Aug  3 00:00:00 2022</text:p>
          </table:table-cell>
          <table:table-cell office:value-type="string" office:value="A maioria dos jovens que aqui ingressam possuem problemas com drogas, por isso, não é possível afirmar que em um surto de abstinência de um interno, ninguém saia ferido em um eventual acidente. Acredito que seja melhor não vir desacompanhada em uma visita.">
            <text:p>A maioria dos jovens que aqui ingressam possuem problemas com drogas, por isso, não é possível afirmar que em um surto de abstinência de um interno, ninguém saia ferido em um eventual acidente. Acredito que seja melhor não vir desacompanhada em uma visita.</text:p>
          </table:table-cell>
        </table:table-row>
        <table:table-row>
          <table:table-cell office:value-type="float" office:value="1272">
            <text:p>1272</text:p>
          </table:table-cell>
          <table:table-cell office:value-type="date" office:date-value="2022-08-03T00:00:00">
            <text:p>Wed Aug  3 00:00:00 2022</text:p>
          </table:table-cell>
          <table:table-cell office:value-type="string" office:value="A única forma de entrar em contato com um deles é identificando-se com a queixa que carregam dentro de si, tal como eu tenho feito ao longo desses últimos 5 anos. Porque assim demonstramos empatia, que em geral eles não recebem.">
            <text:p>A única forma de entrar em contato com um deles é identificando-se com a queixa que carregam dentro de si, tal como eu tenho feito ao longo desses últimos 5 anos. Porque assim demonstramos empatia, que em geral eles não recebem.</text:p>
          </table:table-cell>
        </table:table-row>
        <table:table-row>
          <table:table-cell office:value-type="float" office:value="1273">
            <text:p>1273</text:p>
          </table:table-cell>
          <table:table-cell office:value-type="date" office:date-value="2022-08-03T00:00:00">
            <text:p>Wed Aug  3 00:00:00 2022</text:p>
          </table:table-cell>
          <table:table-cell office:value-type="string" office:value="As instalações do nosso centro de reabilitação são adequadas somente a um pequeno grupo de internos, por causa disso não estamos atendendo mais nenhum pedido de internação. Pedimos desculpas pelo inconveniente, mas podemos indicar um outro centro que fica próximo daqui e é dirigido por um conhecido meu.">
            <text:p>As instalações do nosso centro de reabilitação são adequadas somente a um pequeno grupo de internos, por causa disso não estamos atendendo mais nenhum pedido de internação. Pedimos desculpas pelo inconveniente, mas podemos indicar um outro centro que fica próximo daqui e é dirigido por um conhecido meu.</text:p>
          </table:table-cell>
        </table:table-row>
        <table:table-row>
          <table:table-cell office:value-type="float" office:value="1274">
            <text:p>1274</text:p>
          </table:table-cell>
          <table:table-cell office:value-type="date" office:date-value="2022-08-03T00:00:00">
            <text:p>Wed Aug  3 00:00:00 2022</text:p>
          </table:table-cell>
          <table:table-cell office:value-type="string" office:value="Fiz a solicitação do reparo da cerca de arame farpado ao redor da instituição, poderia me informar o que ocorreu, que o técnico não veio ontem como estava combinado?">
            <text:p>Fiz a solicitação do reparo da cerca de arame farpado ao redor da instituição, poderia me informar o que ocorreu, que o técnico não veio ontem como estava combinado?</text:p>
          </table:table-cell>
        </table:table-row>
        <table:table-row>
          <table:table-cell office:value-type="float" office:value="1275">
            <text:p>1275</text:p>
          </table:table-cell>
          <table:table-cell office:value-type="date" office:date-value="2022-08-03T00:00:00">
            <text:p>Wed Aug  3 00:00:00 2022</text:p>
          </table:table-cell>
          <table:table-cell office:value-type="string" office:value="Sim, quanto mais velhos ficam maiores são os problemas de saúde que enfrentam devido à longa exposição aos entorpecentes. Acredito que o João não terá mais cura, ele vai acabar saindo daqui somente em um caixão, infelizmente.">
            <text:p>Sim, quanto mais velhos ficam maiores são os problemas de saúde que enfrentam devido à longa exposição aos entorpecentes. Acredito que o João não terá mais cura, ele vai acabar saindo daqui somente em um caixão, infelizmente.</text:p>
          </table:table-cell>
        </table:table-row>
        <table:table-row>
          <table:table-cell office:value-type="float" office:value="1276">
            <text:p>1276</text:p>
          </table:table-cell>
          <table:table-cell office:value-type="date" office:date-value="2022-08-03T00:00:00">
            <text:p>Wed Aug  3 00:00:00 2022</text:p>
          </table:table-cell>
          <table:table-cell office:value-type="string" office:value="Solicito que os órgãos competentes venham até nossas instalações. Infelizmente, hoje na parte da manhã, o corpo de um dos jovens que estava internado conosco foi encontrado enforcado em seu quarto.">
            <text:p>Solicito que os órgãos competentes venham até nossas instalações. Infelizmente, hoje na parte da manhã, o corpo de um dos jovens que estava internado conosco foi encontrado enforcado em seu quarto.</text:p>
          </table:table-cell>
        </table:table-row>
        <table:table-row>
          <table:table-cell office:value-type="float" office:value="1277">
            <text:p>1277</text:p>
          </table:table-cell>
          <table:table-cell office:value-type="date" office:date-value="2022-08-03T00:00:00">
            <text:p>Wed Aug  3 00:00:00 2022</text:p>
          </table:table-cell>
          <table:table-cell office:value-type="string" office:value="Todos os internos ficaram muito animados com a visita que vocês fizeram nesse final de semana passado, esperamos que possam voltar mais vezes. Felizmente, a alegria tomou conta e, por um momento, todos esqueceram aonde se encontravam.">
            <text:p>Todos os internos ficaram muito animados com a visita que vocês fizeram nesse final de semana passado, esperamos que possam voltar mais vezes. Felizmente, a alegria tomou conta e, por um momento, todos esqueceram aonde se encontravam.</text:p>
          </table:table-cell>
        </table:table-row>
        <table:table-row>
          <table:table-cell office:value-type="float" office:value="1278">
            <text:p>1278</text:p>
          </table:table-cell>
          <table:table-cell office:value-type="date" office:date-value="2022-08-03T00:00:00">
            <text:p>Wed Aug  3 00:00:00 2022</text:p>
          </table:table-cell>
          <table:table-cell office:value-type="string" office:value="Um grupo de jovens de uma banda gospel irá nos visitar no final de semana do dia 6 de agosto, eles passarão a tarde com nossos internos. Esse tipo de ação ajuda bastante o processo de reabilitação, por favor prepare um espaço para que eles possam almoçar conosco.">
            <text:p>Um grupo de jovens de uma banda gospel irá nos visitar no final de semana do dia 6 de agosto, eles passarão a tarde com nossos internos. Esse tipo de ação ajuda bastante o processo de reabilitação, por favor prepare um espaço para que eles possam almoçar conosco.</text:p>
          </table:table-cell>
        </table:table-row>
        <table:table-row>
          <table:table-cell office:value-type="float" office:value="1279">
            <text:p>1279</text:p>
          </table:table-cell>
          <table:table-cell office:value-type="date" office:date-value="2022-08-03T00:00:00">
            <text:p>Wed Aug  3 00:00:00 2022</text:p>
          </table:table-cell>
          <table:table-cell office:value-type="string" office:value="Uma reportagem foi feita com uma das moças internadas aqui, o caso ganhou repercussão pois ela era filha de um empresário bem sucedido. Mas, infelizmente, educação e afeto paterno não são suficientes para livrar a pessoa de ser exposta ao mundo das drogas. Você pode conversar com ela nessa tarde, vou fazer o agendamento.">
            <text:p>Uma reportagem foi feita com uma das moças internadas aqui, o caso ganhou repercussão pois ela era filha de um empresário bem sucedido. Mas, infelizmente, educação e afeto paterno não são suficientes para livrar a pessoa de ser exposta ao mundo das drogas. Você pode conversar com ela nessa tarde, vou fazer o agendamento.</text:p>
          </table:table-cell>
        </table:table-row>
      </table:table>
      <table:table table:name="125">
        <table:table-row>
          <table:table-cell office:value-type="string" office:value="id_base">
            <text:p>id_base</text:p>
          </table:table-cell>
          <table:table-cell office:value-type="float" office:value="125">
            <text:p>125</text:p>
          </table:table-cell>
        </table:table-row>
        <table:table-row>
          <table:table-cell office:value-type="string" office:value="area">
            <text:p>area</text:p>
          </table:table-cell>
          <table:table-cell office:value-type="string" office:value="autoescola">
            <text:p>autoescol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280">
            <text:p>1280</text:p>
          </table:table-cell>
          <table:table-cell office:value-type="date" office:date-value="2022-07-28T00:00:00">
            <text:p>Thu Jul 28 00:00:00 2022</text:p>
          </table:table-cell>
          <table:table-cell office:value-type="string" office:value="Como você acabou de tirar a carta, é normal andar as primeiras vezes com uma pessoa mais experiente ao lado, portanto, não se sinta mal. Logo você estará andando desacompanhada.">
            <text:p>Como você acabou de tirar a carta, é normal andar as primeiras vezes com uma pessoa mais experiente ao lado, portanto, não se sinta mal. Logo você estará andando desacompanhada.</text:p>
          </table:table-cell>
        </table:table-row>
        <table:table-row>
          <table:table-cell office:value-type="float" office:value="1281">
            <text:p>1281</text:p>
          </table:table-cell>
          <table:table-cell office:value-type="date" office:date-value="2022-07-28T00:00:00">
            <text:p>Thu Jul 28 00:00:00 2022</text:p>
          </table:table-cell>
          <table:table-cell office:value-type="string" office:value="A velocidade do carro é limitada para que não haja esse tipo de problema, outra coisa é que esse em particular acabou de passar por um revisão geral, óleo, alinhamento e motor. Então pode ficar tranquila.">
            <text:p>A velocidade do carro é limitada para que não haja esse tipo de problema, outra coisa é que esse em particular acabou de passar por um revisão geral, óleo, alinhamento e motor. Então pode ficar tranquila.</text:p>
          </table:table-cell>
        </table:table-row>
        <table:table-row>
          <table:table-cell office:value-type="float" office:value="1282">
            <text:p>1282</text:p>
          </table:table-cell>
          <table:table-cell office:value-type="date" office:date-value="2022-07-28T00:00:00">
            <text:p>Thu Jul 28 00:00:00 2022</text:p>
          </table:table-cell>
          <table:table-cell office:value-type="string" office:value="A verdade é que, na maior parte do tempo, você vai testar sua habilidade de guiar em um engarrafamento. Não tenho muito sobre o que lhe ensinar nesse caso.">
            <text:p>A verdade é que, na maior parte do tempo, você vai testar sua habilidade de guiar em um engarrafamento. Não tenho muito sobre o que lhe ensinar nesse caso.</text:p>
          </table:table-cell>
        </table:table-row>
        <table:table-row>
          <table:table-cell office:value-type="float" office:value="1283">
            <text:p>1283</text:p>
          </table:table-cell>
          <table:table-cell office:value-type="date" office:date-value="2022-07-28T00:00:00">
            <text:p>Thu Jul 28 00:00:00 2022</text:p>
          </table:table-cell>
          <table:table-cell office:value-type="string" office:value="Amanhã vamos treinar sua noção de espaço com um carro maior. O problema é que você treinou a baliza em um modelo muito menor, mas logo você se acostuma.">
            <text:p>Amanhã vamos treinar sua noção de espaço com um carro maior. O problema é que você treinou a baliza em um modelo muito menor, mas logo você se acostuma.</text:p>
          </table:table-cell>
        </table:table-row>
        <table:table-row>
          <table:table-cell office:value-type="float" office:value="1284">
            <text:p>1284</text:p>
          </table:table-cell>
          <table:table-cell office:value-type="date" office:date-value="2022-07-28T00:00:00">
            <text:p>Thu Jul 28 00:00:00 2022</text:p>
          </table:table-cell>
          <table:table-cell office:value-type="string" office:value="Esse carro possui direção elétrica, que é a mais leve existente no mercado de hoje. Você não terá problemas em fazer a baliza como estava sendo na sua escola, lá eles usavam um carro muito antigo que nem hidráulica tinha.">
            <text:p>Esse carro possui direção elétrica, que é a mais leve existente no mercado de hoje. Você não terá problemas em fazer a baliza como estava sendo na sua escola, lá eles usavam um carro muito antigo que nem hidráulica tinha.</text:p>
          </table:table-cell>
        </table:table-row>
        <table:table-row>
          <table:table-cell office:value-type="float" office:value="1285">
            <text:p>1285</text:p>
          </table:table-cell>
          <table:table-cell office:value-type="date" office:date-value="2022-07-28T00:00:00">
            <text:p>Thu Jul 28 00:00:00 2022</text:p>
          </table:table-cell>
          <table:table-cell office:value-type="string" office:value="Gostaria de agendar uma troca de óleo para o carro sedã que utilizo nas aulas de acompanhamento. Já passou da hora de fazer essa revisão.">
            <text:p>Gostaria de agendar uma troca de óleo para o carro sedã que utilizo nas aulas de acompanhamento. Já passou da hora de fazer essa revisão.</text:p>
          </table:table-cell>
        </table:table-row>
        <table:table-row>
          <table:table-cell office:value-type="float" office:value="1286">
            <text:p>1286</text:p>
          </table:table-cell>
          <table:table-cell office:value-type="date" office:date-value="2022-07-28T00:00:00">
            <text:p>Thu Jul 28 00:00:00 2022</text:p>
          </table:table-cell>
          <table:table-cell office:value-type="string" office:value="Minha principal preocupação é que os alunos possuem diferentes conceitos de como conduzir o veículo, e quando chegam até mim já estão com alguns vícios que é difícil de mudar. Por isso, é importante mantermos nosso projeto de condução defensiva.">
            <text:p>Minha principal preocupação é que os alunos possuem diferentes conceitos de como conduzir o veículo, e quando chegam até mim já estão com alguns vícios que é difícil de mudar. Por isso, é importante mantermos nosso projeto de condução defensiva.</text:p>
          </table:table-cell>
        </table:table-row>
        <table:table-row>
          <table:table-cell office:value-type="float" office:value="1287">
            <text:p>1287</text:p>
          </table:table-cell>
          <table:table-cell office:value-type="date" office:date-value="2022-07-28T00:00:00">
            <text:p>Thu Jul 28 00:00:00 2022</text:p>
          </table:table-cell>
          <table:table-cell office:value-type="string" office:value="O prazo para entrega das caixas de óleo, que comprei na semana passada, já venceu, gostaria de saber como podemos fazer para que eu não fique com nenhum carro parado na escola.">
            <text:p>O prazo para entrega das caixas de óleo, que comprei na semana passada, já venceu, gostaria de saber como podemos fazer para que eu não fique com nenhum carro parado na escola.</text:p>
          </table:table-cell>
        </table:table-row>
        <table:table-row>
          <table:table-cell office:value-type="float" office:value="1288">
            <text:p>1288</text:p>
          </table:table-cell>
          <table:table-cell office:value-type="date" office:date-value="2022-07-28T00:00:00">
            <text:p>Thu Jul 28 00:00:00 2022</text:p>
          </table:table-cell>
          <table:table-cell office:value-type="string" office:value="Sair com o carro da ladeira ainda é um dos maiores desafios para quem está aprendendo, e não possui um carro com auxílio eletrônico para isso. Mas não se preocupe, a maneria que vou lhe ensinar é muito prática e fácil de executar. Nos vemos na aula de amanhã. ">
            <text:p>Sair com o carro da ladeira ainda é um dos maiores desafios para quem está aprendendo, e não possui um carro com auxílio eletrônico para isso. Mas não se preocupe, a maneria que vou lhe ensinar é muito prática e fácil de executar. Nos vemos na aula de amanhã. </text:p>
          </table:table-cell>
        </table:table-row>
        <table:table-row>
          <table:table-cell office:value-type="float" office:value="1289">
            <text:p>1289</text:p>
          </table:table-cell>
          <table:table-cell office:value-type="date" office:date-value="2022-07-28T00:00:00">
            <text:p>Thu Jul 28 00:00:00 2022</text:p>
          </table:table-cell>
          <table:table-cell office:value-type="string" office:value="Um dos carros está apresentando problema de alinhamento. Qual a próxima data disponível para que você me atenda?">
            <text:p>Um dos carros está apresentando problema de alinhamento. Qual a próxima data disponível para que você me atenda?</text:p>
          </table:table-cell>
        </table:table-row>
      </table:table>
      <table:table table:name="126">
        <table:table-row>
          <table:table-cell office:value-type="string" office:value="id_base">
            <text:p>id_base</text:p>
          </table:table-cell>
          <table:table-cell office:value-type="float" office:value="126">
            <text:p>126</text:p>
          </table:table-cell>
        </table:table-row>
        <table:table-row>
          <table:table-cell office:value-type="string" office:value="area">
            <text:p>area</text:p>
          </table:table-cell>
          <table:table-cell office:value-type="string" office:value="autoescola">
            <text:p>autoescol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290">
            <text:p>1290</text:p>
          </table:table-cell>
          <table:table-cell office:value-type="date" office:date-value="2022-07-28T00:00:00">
            <text:p>Thu Jul 28 00:00:00 2022</text:p>
          </table:table-cell>
          <table:table-cell office:value-type="string" office:value="Vamos marcar uma aula para o dia 1 de agosto no final da tarde, posso ir lhe encontrar em frente sua casa para que você não tenha que pegar todo o trânsito sozinha.">
            <text:p>Vamos marcar uma aula para o dia 1 de agosto no final da tarde, posso ir lhe encontrar em frente sua casa para que você não tenha que pegar todo o trânsito sozinha.</text:p>
          </table:table-cell>
        </table:table-row>
        <table:table-row>
          <table:table-cell office:value-type="float" office:value="1291">
            <text:p>1291</text:p>
          </table:table-cell>
          <table:table-cell office:value-type="date" office:date-value="2022-07-28T00:00:00">
            <text:p>Thu Jul 28 00:00:00 2022</text:p>
          </table:table-cell>
          <table:table-cell office:value-type="string" office:value="A sua motocicleta não é muito adequada para quem está começando a pilotar. O ideal seria escolher um modelo com uma cilindrada menor, pelo menos uma 160. ">
            <text:p>A sua motocicleta não é muito adequada para quem está começando a pilotar. O ideal seria escolher um modelo com uma cilindrada menor, pelo menos uma 160. </text:p>
          </table:table-cell>
        </table:table-row>
        <table:table-row>
          <table:table-cell office:value-type="float" office:value="1292">
            <text:p>1292</text:p>
          </table:table-cell>
          <table:table-cell office:value-type="date" office:date-value="2022-07-28T00:00:00">
            <text:p>Thu Jul 28 00:00:00 2022</text:p>
          </table:table-cell>
          <table:table-cell office:value-type="string" office:value="Aconselho andar por mais um tempo sozinho, antes de levar um garupa na moto. Dependendo da pessoa que anda com você, pode ocorrer uma instabilidade devido ao peso da pessoa ou maneira como ela lhe acompanha nas curvas. Mas você já está andando muito bem sozinha, logo poderá levar sua filha.">
            <text:p>Aconselho andar por mais um tempo sozinho, antes de levar um garupa na moto. Dependendo da pessoa que anda com você, pode ocorrer uma instabilidade devido ao peso da pessoa ou maneira como ela lhe acompanha nas curvas. Mas você já está andando muito bem sozinha, logo poderá levar sua filha.</text:p>
          </table:table-cell>
        </table:table-row>
        <table:table-row>
          <table:table-cell office:value-type="float" office:value="1293">
            <text:p>1293</text:p>
          </table:table-cell>
          <table:table-cell office:value-type="date" office:date-value="2022-07-28T00:00:00">
            <text:p>Thu Jul 28 00:00:00 2022</text:p>
          </table:table-cell>
          <table:table-cell office:value-type="string" office:value="É um dos maiores erros quando se começa a andar de moto, infelizmente nem todos os modelos vem com o sistema de bloqueio da injeção no caso de andar sem levantar o pezinho antes. Não se preocupe, que com o tempo você irá se acostumar.">
            <text:p>É um dos maiores erros quando se começa a andar de moto, infelizmente nem todos os modelos vem com o sistema de bloqueio da injeção no caso de andar sem levantar o pezinho antes. Não se preocupe, que com o tempo você irá se acostumar.</text:p>
          </table:table-cell>
        </table:table-row>
        <table:table-row>
          <table:table-cell office:value-type="float" office:value="1294">
            <text:p>1294</text:p>
          </table:table-cell>
          <table:table-cell office:value-type="date" office:date-value="2022-07-28T00:00:00">
            <text:p>Thu Jul 28 00:00:00 2022</text:p>
          </table:table-cell>
          <table:table-cell office:value-type="string" office:value="Essa região possui muitas curvas, acredito não ser a mais adequada no momento. Vamos aproveitar para que você treine andar com sua moto no trânsito mais intenso. ">
            <text:p>Essa região possui muitas curvas, acredito não ser a mais adequada no momento. Vamos aproveitar para que você treine andar com sua moto no trânsito mais intenso. </text:p>
          </table:table-cell>
        </table:table-row>
        <table:table-row>
          <table:table-cell office:value-type="float" office:value="1295">
            <text:p>1295</text:p>
          </table:table-cell>
          <table:table-cell office:value-type="date" office:date-value="2022-07-28T00:00:00">
            <text:p>Thu Jul 28 00:00:00 2022</text:p>
          </table:table-cell>
          <table:table-cell office:value-type="string" office:value="Não aconselho comprar esse tipo de capacete. Apesar de dar uma maior sensação de liberdade, no caso de uma queda, a falta de proteção na mandíbula pode provocar um sério trauma nela.  ">
            <text:p>Não aconselho comprar esse tipo de capacete. Apesar de dar uma maior sensação de liberdade, no caso de uma queda, a falta de proteção na mandíbula pode provocar um sério trauma nela.  </text:p>
          </table:table-cell>
        </table:table-row>
        <table:table-row>
          <table:table-cell office:value-type="float" office:value="1296">
            <text:p>1296</text:p>
          </table:table-cell>
          <table:table-cell office:value-type="date" office:date-value="2022-07-28T00:00:00">
            <text:p>Thu Jul 28 00:00:00 2022</text:p>
          </table:table-cell>
          <table:table-cell office:value-type="string" office:value="O ideal é que a moto possua antena, dependendo da época do ano e região da cidade por onde anda, existem muitas linhas de pipa que podem causar sérios danos ao motociclista.">
            <text:p>O ideal é que a moto possua antena, dependendo da época do ano e região da cidade por onde anda, existem muitas linhas de pipa que podem causar sérios danos ao motociclista.</text:p>
          </table:table-cell>
        </table:table-row>
        <table:table-row>
          <table:table-cell office:value-type="float" office:value="1297">
            <text:p>1297</text:p>
          </table:table-cell>
          <table:table-cell office:value-type="date" office:date-value="2022-07-28T00:00:00">
            <text:p>Thu Jul 28 00:00:00 2022</text:p>
          </table:table-cell>
          <table:table-cell office:value-type="string" office:value="O que se aprende na autoescola não é suficiente para se virar diariamente. Lá é mais controle em baixa velocidade do que condução.">
            <text:p>O que se aprende na autoescola não é suficiente para se virar diariamente. Lá é mais controle em baixa velocidade do que condução.</text:p>
          </table:table-cell>
        </table:table-row>
        <table:table-row>
          <table:table-cell office:value-type="float" office:value="1298">
            <text:p>1298</text:p>
          </table:table-cell>
          <table:table-cell office:value-type="date" office:date-value="2022-07-28T00:00:00">
            <text:p>Thu Jul 28 00:00:00 2022</text:p>
          </table:table-cell>
          <table:table-cell office:value-type="string" office:value="Primeiramente, vamos providenciar a troca dos pneus da sua moto, o dono anterior deveria ter alertado sobre os riscos de andar com um pneu gasto assim.">
            <text:p>Primeiramente, vamos providenciar a troca dos pneus da sua moto, o dono anterior deveria ter alertado sobre os riscos de andar com um pneu gasto assim.</text:p>
          </table:table-cell>
        </table:table-row>
        <table:table-row>
          <table:table-cell office:value-type="float" office:value="1299">
            <text:p>1299</text:p>
          </table:table-cell>
          <table:table-cell office:value-type="date" office:date-value="2022-07-28T00:00:00">
            <text:p>Thu Jul 28 00:00:00 2022</text:p>
          </table:table-cell>
          <table:table-cell office:value-type="string" office:value="Vamos marcar para amanhã, não se esqueça de vir me encontrar com sua jaqueta de proteção e o capacete que lhe falei.">
            <text:p>Vamos marcar para amanhã, não se esqueça de vir me encontrar com sua jaqueta de proteção e o capacete que lhe falei.</text:p>
          </table:table-cell>
        </table:table-row>
      </table:table>
      <table:table table:name="127">
        <table:table-row>
          <table:table-cell office:value-type="string" office:value="id_base">
            <text:p>id_base</text:p>
          </table:table-cell>
          <table:table-cell office:value-type="float" office:value="127">
            <text:p>127</text:p>
          </table:table-cell>
        </table:table-row>
        <table:table-row>
          <table:table-cell office:value-type="string" office:value="area">
            <text:p>area</text:p>
          </table:table-cell>
          <table:table-cell office:value-type="string" office:value="comercio">
            <text:p>comerci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300">
            <text:p>1300</text:p>
          </table:table-cell>
          <table:table-cell office:value-type="date" office:date-value="2022-07-27T00:00:00">
            <text:p>Wed Jul 27 00:00:00 2022</text:p>
          </table:table-cell>
          <table:table-cell office:value-type="string" office:value="Gostaria de saber o que houve com o lote de Cabernet Sauvignon que deveria ter recebido ontem. Já estou sendo cobrado por muitos dos meus clientes ao longo dessa semana.">
            <text:p>Gostaria de saber o que houve com o lote de Cabernet Sauvignon que deveria ter recebido ontem. Já estou sendo cobrado por muitos dos meus clientes ao longo dessa semana.</text:p>
          </table:table-cell>
        </table:table-row>
        <table:table-row>
          <table:table-cell office:value-type="float" office:value="1301">
            <text:p>1301</text:p>
          </table:table-cell>
          <table:table-cell office:value-type="date" office:date-value="2022-07-27T00:00:00">
            <text:p>Wed Jul 27 00:00:00 2022</text:p>
          </table:table-cell>
          <table:table-cell office:value-type="string" office:value="Esse vinho Ourara possui um excelente sabor para aqueles que gostam de vinhos doces. Apesar de não ter amplas campanhas de marketing, todas as pessoas que experimentaram, inclusive eu, aprovaram a qualidade. Pode comprar que você não irá se arrepender.">
            <text:p>Esse vinho Ourara possui um excelente sabor para aqueles que gostam de vinhos doces. Apesar de não ter amplas campanhas de marketing, todas as pessoas que experimentaram, inclusive eu, aprovaram a qualidade. Pode comprar que você não irá se arrepender.</text:p>
          </table:table-cell>
        </table:table-row>
        <table:table-row>
          <table:table-cell office:value-type="float" office:value="1302">
            <text:p>1302</text:p>
          </table:table-cell>
          <table:table-cell office:value-type="date" office:date-value="2022-07-27T00:00:00">
            <text:p>Wed Jul 27 00:00:00 2022</text:p>
          </table:table-cell>
          <table:table-cell office:value-type="string" office:value="Infelizmente meu estabelecimento não possui site. No entanto, posso enviar para a senhora um catálogo com os vinhos que tenho atualmente. Daí, é só fazer o pagamento por depósito, que deixo o pacote para a senhora somente retirar quando vier ao trabalho.">
            <text:p>Infelizmente meu estabelecimento não possui site. No entanto, posso enviar para a senhora um catálogo com os vinhos que tenho atualmente. Daí, é só fazer o pagamento por depósito, que deixo o pacote para a senhora somente retirar quando vier ao trabalho.</text:p>
          </table:table-cell>
        </table:table-row>
        <table:table-row>
          <table:table-cell office:value-type="float" office:value="1303">
            <text:p>1303</text:p>
          </table:table-cell>
          <table:table-cell office:value-type="date" office:date-value="2022-07-27T00:00:00">
            <text:p>Wed Jul 27 00:00:00 2022</text:p>
          </table:table-cell>
          <table:table-cell office:value-type="string" office:value="Na sexta-feira da semana que vêm, dia 5 de agosto, iremos fazer uma degustação, aqui na loja, que contará com a presença da sommelier Carla Cobral. Iremos promover o lançamento da nova linha de espumantes da vinícola Santa Gertrudes.">
            <text:p>Na sexta-feira da semana que vêm, dia 5 de agosto, iremos fazer uma degustação, aqui na loja, que contará com a presença da sommelier Carla Cobral. Iremos promover o lançamento da nova linha de espumantes da vinícola Santa Gertrudes.</text:p>
          </table:table-cell>
        </table:table-row>
        <table:table-row>
          <table:table-cell office:value-type="float" office:value="1304">
            <text:p>1304</text:p>
          </table:table-cell>
          <table:table-cell office:value-type="date" office:date-value="2022-07-27T00:00:00">
            <text:p>Wed Jul 27 00:00:00 2022</text:p>
          </table:table-cell>
          <table:table-cell office:value-type="string" office:value="Não temos esse produto em loja, a previsão de chegada é para a quarta-feira dia 3 de agosto. Caso prefira, posso sugerir o Letturena da casa Galduva que possui um sabor de mesma intensidade desse que o senhor quer levar.">
            <text:p>Não temos esse produto em loja, a previsão de chegada é para a quarta-feira dia 3 de agosto. Caso prefira, posso sugerir o Letturena da casa Galduva que possui um sabor de mesma intensidade desse que o senhor quer levar.</text:p>
          </table:table-cell>
        </table:table-row>
        <table:table-row>
          <table:table-cell office:value-type="float" office:value="1305">
            <text:p>1305</text:p>
          </table:table-cell>
          <table:table-cell office:value-type="date" office:date-value="2022-07-27T00:00:00">
            <text:p>Wed Jul 27 00:00:00 2022</text:p>
          </table:table-cell>
          <table:table-cell office:value-type="string" office:value="Nosso estabelecimento não possui muito tempo funcionando, além disso, não sei por quanto tempo conseguirei mantê-lo aberto, pois tem sido difícil competir com os grandes players do mercado.">
            <text:p>Nosso estabelecimento não possui muito tempo funcionando, além disso, não sei por quanto tempo conseguirei mantê-lo aberto, pois tem sido difícil competir com os grandes players do mercado.</text:p>
          </table:table-cell>
        </table:table-row>
        <table:table-row>
          <table:table-cell office:value-type="float" office:value="1306">
            <text:p>1306</text:p>
          </table:table-cell>
          <table:table-cell office:value-type="date" office:date-value="2022-07-27T00:00:00">
            <text:p>Wed Jul 27 00:00:00 2022</text:p>
          </table:table-cell>
          <table:table-cell office:value-type="string" office:value="O vinho com uvas de colheita tardia possuem um sabor mais adocicado e, no caso desse vinho em especial, todo o açúcar provêm da qualidade da uva.">
            <text:p>O vinho com uvas de colheita tardia possuem um sabor mais adocicado e, no caso desse vinho em especial, todo o açúcar provêm da qualidade da uva.</text:p>
          </table:table-cell>
        </table:table-row>
        <table:table-row>
          <table:table-cell office:value-type="float" office:value="1307">
            <text:p>1307</text:p>
          </table:table-cell>
          <table:table-cell office:value-type="date" office:date-value="2022-07-27T00:00:00">
            <text:p>Wed Jul 27 00:00:00 2022</text:p>
          </table:table-cell>
          <table:table-cell office:value-type="string" office:value="Por favor, gostaria de solicitar que me enviem, em um único boleto, o valor dos aluguéis da minha loja de vinhos e do meu restaurante. Isso facilita no momento do pagamento dentro do prazo.">
            <text:p>Por favor, gostaria de solicitar que me enviem, em um único boleto, o valor dos aluguéis da minha loja de vinhos e do meu restaurante. Isso facilita no momento do pagamento dentro do prazo.</text:p>
          </table:table-cell>
        </table:table-row>
        <table:table-row>
          <table:table-cell office:value-type="float" office:value="1308">
            <text:p>1308</text:p>
          </table:table-cell>
          <table:table-cell office:value-type="date" office:date-value="2022-07-27T00:00:00">
            <text:p>Wed Jul 27 00:00:00 2022</text:p>
          </table:table-cell>
          <table:table-cell office:value-type="string" office:value="Será necessário divulgar uma vaga para a posição de atendimento na loja. Porém, é necessário que a pessoa tenha um conhecimento básico de vinhos para auxiliar os clientes no momento das compras.">
            <text:p>Será necessário divulgar uma vaga para a posição de atendimento na loja. Porém, é necessário que a pessoa tenha um conhecimento básico de vinhos para auxiliar os clientes no momento das compras.</text:p>
          </table:table-cell>
        </table:table-row>
        <table:table-row>
          <table:table-cell office:value-type="float" office:value="1309">
            <text:p>1309</text:p>
          </table:table-cell>
          <table:table-cell office:value-type="date" office:date-value="2022-07-27T00:00:00">
            <text:p>Wed Jul 27 00:00:00 2022</text:p>
          </table:table-cell>
          <table:table-cell office:value-type="string" office:value="Vinho branco deve ser armazenado, até a hora de servir, em uma temperatura de aproximadamente 10 graus célsius. Pois, dessa forma o gosto será acentuado ao ficar exposto à temperatura ambiente na taça.">
            <text:p>Vinho branco deve ser armazenado, até a hora de servir, em uma temperatura de aproximadamente 10 graus célsius. Pois, dessa forma o gosto será acentuado ao ficar exposto à temperatura ambiente na taça.</text:p>
          </table:table-cell>
        </table:table-row>
      </table:table>
      <table:table table:name="128">
        <table:table-row>
          <table:table-cell office:value-type="string" office:value="id_base">
            <text:p>id_base</text:p>
          </table:table-cell>
          <table:table-cell office:value-type="float" office:value="128">
            <text:p>128</text:p>
          </table:table-cell>
        </table:table-row>
        <table:table-row>
          <table:table-cell office:value-type="string" office:value="area">
            <text:p>area</text:p>
          </table:table-cell>
          <table:table-cell office:value-type="string" office:value="cartorio">
            <text:p>cartori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310">
            <text:p>1310</text:p>
          </table:table-cell>
          <table:table-cell office:value-type="date" office:date-value="2022-07-27T00:00:00">
            <text:p>Wed Jul 27 00:00:00 2022</text:p>
          </table:table-cell>
          <table:table-cell office:value-type="string" office:value="O atestado de óbito do senhor João da Silva não deve ser considerado. Devido à um erro interno dos funcionários daqui, esse documento foi expedido sem a autorização do juiz. Pedimos desculpas pelo transtorno.">
            <text:p>O atestado de óbito do senhor João da Silva não deve ser considerado. Devido à um erro interno dos funcionários daqui, esse documento foi expedido sem a autorização do juiz. Pedimos desculpas pelo transtorno.</text:p>
          </table:table-cell>
        </table:table-row>
        <table:table-row>
          <table:table-cell office:value-type="float" office:value="1311">
            <text:p>1311</text:p>
          </table:table-cell>
          <table:table-cell office:value-type="date" office:date-value="2022-07-27T00:00:00">
            <text:p>Wed Jul 27 00:00:00 2022</text:p>
          </table:table-cell>
          <table:table-cell office:value-type="string" office:value="A partir do dia 1 de agosto, passará a integrar nossa equipe de atendimento a escrevente Lonete Japes, ela possui 35 anos de experiência no ramo de cartório e irá auxiliar nos serviços internos daqui.">
            <text:p>A partir do dia 1 de agosto, passará a integrar nossa equipe de atendimento a escrevente Lonete Japes, ela possui 35 anos de experiência no ramo de cartório e irá auxiliar nos serviços internos daqui.</text:p>
          </table:table-cell>
        </table:table-row>
        <table:table-row>
          <table:table-cell office:value-type="float" office:value="1312">
            <text:p>1312</text:p>
          </table:table-cell>
          <table:table-cell office:value-type="date" office:date-value="2022-07-27T00:00:00">
            <text:p>Wed Jul 27 00:00:00 2022</text:p>
          </table:table-cell>
          <table:table-cell office:value-type="string" office:value="Aliene, a partir da segunda-feira dia 1 de agosto, você deve trabalhar junto com a Narcileme no balcão de atendimento. Já que estamos com uma alta demanda no setor, a ideia é que você aprenda alguns dos processos de lá para que na semana seguinte seja transferida.">
            <text:p>Aliene, a partir da segunda-feira dia 1 de agosto, você deve trabalhar junto com a Narcileme no balcão de atendimento. Já que estamos com uma alta demanda no setor, a ideia é que você aprenda alguns dos processos de lá para que na semana seguinte seja transferida.</text:p>
          </table:table-cell>
        </table:table-row>
        <table:table-row>
          <table:table-cell office:value-type="float" office:value="1313">
            <text:p>1313</text:p>
          </table:table-cell>
          <table:table-cell office:value-type="date" office:date-value="2022-07-27T00:00:00">
            <text:p>Wed Jul 27 00:00:00 2022</text:p>
          </table:table-cell>
          <table:table-cell office:value-type="string" office:value="Caso os noivos não possuam condições financeiras, o casamento poderá ser realizado gratuitamente. Basta que os noivos assinem o documento solicitando a isenção, além de informarem os dados necessários para uma pesquisa de comprovação de bens e renda.">
            <text:p>Caso os noivos não possuam condições financeiras, o casamento poderá ser realizado gratuitamente. Basta que os noivos assinem o documento solicitando a isenção, além de informarem os dados necessários para uma pesquisa de comprovação de bens e renda.</text:p>
          </table:table-cell>
        </table:table-row>
        <table:table-row>
          <table:table-cell office:value-type="float" office:value="1314">
            <text:p>1314</text:p>
          </table:table-cell>
          <table:table-cell office:value-type="date" office:date-value="2022-07-27T00:00:00">
            <text:p>Wed Jul 27 00:00:00 2022</text:p>
          </table:table-cell>
          <table:table-cell office:value-type="string" office:value="Convoco todos os funcionários, do setor de serviços internos, para uma reunião no dia 29 de julho as 17h30. A pauta será o novo processo de emissão de certidões de óbito.">
            <text:p>Convoco todos os funcionários, do setor de serviços internos, para uma reunião no dia 29 de julho as 17h30. A pauta será o novo processo de emissão de certidões de óbito.</text:p>
          </table:table-cell>
        </table:table-row>
        <table:table-row>
          <table:table-cell office:value-type="float" office:value="1315">
            <text:p>1315</text:p>
          </table:table-cell>
          <table:table-cell office:value-type="date" office:date-value="2022-07-27T00:00:00">
            <text:p>Wed Jul 27 00:00:00 2022</text:p>
          </table:table-cell>
          <table:table-cell office:value-type="string" office:value="Devemos orientar os clientes do cartório a migrarem para a versão digital do CPF. A tendência, à longo prazo, é não termos mais que gastar tempo na emissão de segunda via desse documento, que nos consome muito do tempo do atendimento ao público.">
            <text:p>Devemos orientar os clientes do cartório a migrarem para a versão digital do CPF. A tendência, à longo prazo, é não termos mais que gastar tempo na emissão de segunda via desse documento, que nos consome muito do tempo do atendimento ao público.</text:p>
          </table:table-cell>
        </table:table-row>
        <table:table-row>
          <table:table-cell office:value-type="float" office:value="1316">
            <text:p>1316</text:p>
          </table:table-cell>
          <table:table-cell office:value-type="date" office:date-value="2022-07-27T00:00:00">
            <text:p>Wed Jul 27 00:00:00 2022</text:p>
          </table:table-cell>
          <table:table-cell office:value-type="string" office:value="Infelizmente, tenho observado que a Maria nunca pega atendimentos com início as 16 horas e 40 minutos, pois assim ela consegue sair no horário. Por favor, prepare todo a documentação para o desligamento da mesma.">
            <text:p>Infelizmente, tenho observado que a Maria nunca pega atendimentos com início as 16 horas e 40 minutos, pois assim ela consegue sair no horário. Por favor, prepare todo a documentação para o desligamento da mesma.</text:p>
          </table:table-cell>
        </table:table-row>
        <table:table-row>
          <table:table-cell office:value-type="float" office:value="1317">
            <text:p>1317</text:p>
          </table:table-cell>
          <table:table-cell office:value-type="date" office:date-value="2022-07-27T00:00:00">
            <text:p>Wed Jul 27 00:00:00 2022</text:p>
          </table:table-cell>
          <table:table-cell office:value-type="string" office:value="Iremos migrar o sistema de certidões de óbitos e nascimentos para uma plataforma totalmente digital, acreditamos que com isso a quantidade de problemas que temos enfrentado ao longo do ano diminua. Até o final do mês de agosto, o sistema estará totalmente operante.">
            <text:p>Iremos migrar o sistema de certidões de óbitos e nascimentos para uma plataforma totalmente digital, acreditamos que com isso a quantidade de problemas que temos enfrentado ao longo do ano diminua. Até o final do mês de agosto, o sistema estará totalmente operante.</text:p>
          </table:table-cell>
        </table:table-row>
        <table:table-row>
          <table:table-cell office:value-type="float" office:value="1318">
            <text:p>1318</text:p>
          </table:table-cell>
          <table:table-cell office:value-type="date" office:date-value="2022-07-27T00:00:00">
            <text:p>Wed Jul 27 00:00:00 2022</text:p>
          </table:table-cell>
          <table:table-cell office:value-type="string" office:value="O cartório está com um programa de fomento ao estudo, caso o funcionário esteja interessado em se graduar no ensino superior no curso de Direito, iremos pagar metade da mensalidade até o final da graduação. Os interessados devem procurar a Anira para assinar um termo de comprometimento.">
            <text:p>O cartório está com um programa de fomento ao estudo, caso o funcionário esteja interessado em se graduar no ensino superior no curso de Direito, iremos pagar metade da mensalidade até o final da graduação. Os interessados devem procurar a Anira para assinar um termo de comprometimento.</text:p>
          </table:table-cell>
        </table:table-row>
        <table:table-row>
          <table:table-cell office:value-type="float" office:value="1319">
            <text:p>1319</text:p>
          </table:table-cell>
          <table:table-cell office:value-type="date" office:date-value="2022-07-27T00:00:00">
            <text:p>Wed Jul 27 00:00:00 2022</text:p>
          </table:table-cell>
          <table:table-cell office:value-type="string" office:value="Vamos marcar uma reunião para discutirmos o que pode ser feito para mitigar os erros no processo de atestado de óbitos. Esse cartório está com uma má reputação perante o juiz, devido à quantidade de erros que ocorreram nos últimos meses.">
            <text:p>Vamos marcar uma reunião para discutirmos o que pode ser feito para mitigar os erros no processo de atestado de óbitos. Esse cartório está com uma má reputação perante o juiz, devido à quantidade de erros que ocorreram nos últimos meses.</text:p>
          </table:table-cell>
        </table:table-row>
      </table:table>
      <table:table table:name="129">
        <table:table-row>
          <table:table-cell office:value-type="string" office:value="id_base">
            <text:p>id_base</text:p>
          </table:table-cell>
          <table:table-cell office:value-type="float" office:value="129">
            <text:p>129</text:p>
          </table:table-cell>
        </table:table-row>
        <table:table-row>
          <table:table-cell office:value-type="string" office:value="area">
            <text:p>area</text:p>
          </table:table-cell>
          <table:table-cell office:value-type="string" office:value="limpeza">
            <text:p>limpez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320">
            <text:p>1320</text:p>
          </table:table-cell>
          <table:table-cell office:value-type="date" office:date-value="2022-07-29T00:00:00">
            <text:p>Fri Jul 29 00:00:00 2022</text:p>
          </table:table-cell>
          <table:table-cell office:value-type="string" office:value="Preciso de uma equipe maior para atender essa casa, quantas pessoas você teria disponível para a próxima semana? Acredito que levaremos uma semana até que todo o lixo da casa seja retirado e alguns itens separados.">
            <text:p>Preciso de uma equipe maior para atender essa casa, quantas pessoas você teria disponível para a próxima semana? Acredito que levaremos uma semana até que todo o lixo da casa seja retirado e alguns itens separados.</text:p>
          </table:table-cell>
        </table:table-row>
        <table:table-row>
          <table:table-cell office:value-type="float" office:value="1321">
            <text:p>1321</text:p>
          </table:table-cell>
          <table:table-cell office:value-type="date" office:date-value="2022-07-29T00:00:00">
            <text:p>Fri Jul 29 00:00:00 2022</text:p>
          </table:table-cell>
          <table:table-cell office:value-type="string" office:value="A quantidade de caminhões de lixo que você enviou não foi suficiente. Além dos que você já disponibilizou para mim, por favor envie mais dois.">
            <text:p>A quantidade de caminhões de lixo que você enviou não foi suficiente. Além dos que você já disponibilizou para mim, por favor envie mais dois.</text:p>
          </table:table-cell>
        </table:table-row>
        <table:table-row>
          <table:table-cell office:value-type="float" office:value="1322">
            <text:p>1322</text:p>
          </table:table-cell>
          <table:table-cell office:value-type="date" office:date-value="2022-07-29T00:00:00">
            <text:p>Fri Jul 29 00:00:00 2022</text:p>
          </table:table-cell>
          <table:table-cell office:value-type="string" office:value="Acabamos de retirar todo o material contaminante da casa, com isso descobrimos uma série de infestações de pragas. Por isso, é necessário reservar metade de um dia para que os dedetizadores apliquem veneno na casa toda.">
            <text:p>Acabamos de retirar todo o material contaminante da casa, com isso descobrimos uma série de infestações de pragas. Por isso, é necessário reservar metade de um dia para que os dedetizadores apliquem veneno na casa toda.</text:p>
          </table:table-cell>
        </table:table-row>
        <table:table-row>
          <table:table-cell office:value-type="float" office:value="1323">
            <text:p>1323</text:p>
          </table:table-cell>
          <table:table-cell office:value-type="date" office:date-value="2022-07-29T00:00:00">
            <text:p>Fri Jul 29 00:00:00 2022</text:p>
          </table:table-cell>
          <table:table-cell office:value-type="string" office:value="Alguns itens que foram retirados da casa estavam em condições de uso. Como ela possuía um volume muito grande de roupas, gostaríamos de perguntar sobre a possibilidade de fazer uma doação para as igrejas locais.">
            <text:p>Alguns itens que foram retirados da casa estavam em condições de uso. Como ela possuía um volume muito grande de roupas, gostaríamos de perguntar sobre a possibilidade de fazer uma doação para as igrejas locais.</text:p>
          </table:table-cell>
        </table:table-row>
        <table:table-row>
          <table:table-cell office:value-type="float" office:value="1324">
            <text:p>1324</text:p>
          </table:table-cell>
          <table:table-cell office:value-type="date" office:date-value="2022-07-29T00:00:00">
            <text:p>Fri Jul 29 00:00:00 2022</text:p>
          </table:table-cell>
          <table:table-cell office:value-type="string" office:value="Estamos dentro do prazo nessa casa, já contratamos uma equipe de reforma para alguns pontos da casa onde encontramos falhas na estrutura. Esse pessoal é rápido e tudo está dentro do planejado, pode ficar despreocupado.">
            <text:p>Estamos dentro do prazo nessa casa, já contratamos uma equipe de reforma para alguns pontos da casa onde encontramos falhas na estrutura. Esse pessoal é rápido e tudo está dentro do planejado, pode ficar despreocupado.</text:p>
          </table:table-cell>
        </table:table-row>
        <table:table-row>
          <table:table-cell office:value-type="float" office:value="1325">
            <text:p>1325</text:p>
          </table:table-cell>
          <table:table-cell office:value-type="date" office:date-value="2022-07-29T00:00:00">
            <text:p>Fri Jul 29 00:00:00 2022</text:p>
          </table:table-cell>
          <table:table-cell office:value-type="string" office:value="Gostaria de marcar um horário de entrega para amanhã. Seria possível marcar com ela para as 11 horas? Dessa forma teremos tempo para uns ajustes finais somente na decoração da casa.">
            <text:p>Gostaria de marcar um horário de entrega para amanhã. Seria possível marcar com ela para as 11 horas? Dessa forma teremos tempo para uns ajustes finais somente na decoração da casa.</text:p>
          </table:table-cell>
        </table:table-row>
        <table:table-row>
          <table:table-cell office:value-type="float" office:value="1326">
            <text:p>1326</text:p>
          </table:table-cell>
          <table:table-cell office:value-type="date" office:date-value="2022-07-29T00:00:00">
            <text:p>Fri Jul 29 00:00:00 2022</text:p>
          </table:table-cell>
          <table:table-cell office:value-type="string" office:value="Infelizmente o equipamento elétrico ficou perdido, pois foi exposto por muitos anos à uma grande quantidade de pó e umidade.">
            <text:p>Infelizmente o equipamento elétrico ficou perdido, pois foi exposto por muitos anos à uma grande quantidade de pó e umidade.</text:p>
          </table:table-cell>
        </table:table-row>
        <table:table-row>
          <table:table-cell office:value-type="float" office:value="1327">
            <text:p>1327</text:p>
          </table:table-cell>
          <table:table-cell office:value-type="date" office:date-value="2022-07-29T00:00:00">
            <text:p>Fri Jul 29 00:00:00 2022</text:p>
          </table:table-cell>
          <table:table-cell office:value-type="string" office:value="Não se preocupe, além da minha equipe de ajudantes na limpeza, o processo sempre é acompanhado por um psicólogo. E o grupo de profissionais, que me ajudam nessa tarefa, possui uma vasta experiência nessa área.">
            <text:p>Não se preocupe, além da minha equipe de ajudantes na limpeza, o processo sempre é acompanhado por um psicólogo. E o grupo de profissionais, que me ajudam nessa tarefa, possui uma vasta experiência nessa área.</text:p>
          </table:table-cell>
        </table:table-row>
        <table:table-row>
          <table:table-cell office:value-type="float" office:value="1328">
            <text:p>1328</text:p>
          </table:table-cell>
          <table:table-cell office:value-type="date" office:date-value="2022-07-29T00:00:00">
            <text:p>Fri Jul 29 00:00:00 2022</text:p>
          </table:table-cell>
          <table:table-cell office:value-type="string" office:value="O comportamento de acumulação é apenas um sinal de que outra tribulação existe. Tal como qualquer outro distúrbio mental, iremos identificar suas origens.">
            <text:p>O comportamento de acumulação é apenas um sinal de que outra tribulação existe. Tal como qualquer outro distúrbio mental, iremos identificar suas origens.</text:p>
          </table:table-cell>
        </table:table-row>
        <table:table-row>
          <table:table-cell office:value-type="float" office:value="1329">
            <text:p>1329</text:p>
          </table:table-cell>
          <table:table-cell office:value-type="date" office:date-value="2022-07-29T00:00:00">
            <text:p>Fri Jul 29 00:00:00 2022</text:p>
          </table:table-cell>
          <table:table-cell office:value-type="string" office:value="Sim, foi necessário contratar uma equipe de encanadores, pois o encanamento de todos os banheiros da casa estavam entupidos. Material acumulado por anos pode causar esse tipo de problema. Irei acrescentar o valor na nota final.">
            <text:p>Sim, foi necessário contratar uma equipe de encanadores, pois o encanamento de todos os banheiros da casa estavam entupidos. Material acumulado por anos pode causar esse tipo de problema. Irei acrescentar o valor na nota final.</text:p>
          </table:table-cell>
        </table:table-row>
      </table:table>
      <table:table table:name="130">
        <table:table-row>
          <table:table-cell office:value-type="string" office:value="id_base">
            <text:p>id_base</text:p>
          </table:table-cell>
          <table:table-cell office:value-type="float" office:value="130">
            <text:p>130</text:p>
          </table:table-cell>
        </table:table-row>
        <table:table-row>
          <table:table-cell office:value-type="string" office:value="area">
            <text:p>area</text:p>
          </table:table-cell>
          <table:table-cell office:value-type="string" office:value="comercio">
            <text:p>comerci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330">
            <text:p>1330</text:p>
          </table:table-cell>
          <table:table-cell office:value-type="date" office:date-value="2022-07-26T00:00:00">
            <text:p>Tue Jul 26 00:00:00 2022</text:p>
          </table:table-cell>
          <table:table-cell office:value-type="string" office:value="Estou procurando um local para fixar um ponto, pois a taxa de aluguel praticada na feira tem aumentado cada vez mais. Além disso, dependendo do local posso ter mais de um dia de folga na semana.">
            <text:p>Estou procurando um local para fixar um ponto, pois a taxa de aluguel praticada na feira tem aumentado cada vez mais. Além disso, dependendo do local posso ter mais de um dia de folga na semana.</text:p>
          </table:table-cell>
        </table:table-row>
        <table:table-row>
          <table:table-cell office:value-type="float" office:value="1331">
            <text:p>1331</text:p>
          </table:table-cell>
          <table:table-cell office:value-type="date" office:date-value="2022-07-26T00:00:00">
            <text:p>Tue Jul 26 00:00:00 2022</text:p>
          </table:table-cell>
          <table:table-cell office:value-type="string" office:value="A massa passa por um processo de descanso para que ela fique com essa consistência, por isso preciso que a entrega seja feita dentro do prazo. Por favor nos posicione se o que foi acordado será mantido.">
            <text:p>A massa passa por um processo de descanso para que ela fique com essa consistência, por isso preciso que a entrega seja feita dentro do prazo. Por favor nos posicione se o que foi acordado será mantido.</text:p>
          </table:table-cell>
        </table:table-row>
        <table:table-row>
          <table:table-cell office:value-type="float" office:value="1332">
            <text:p>1332</text:p>
          </table:table-cell>
          <table:table-cell office:value-type="date" office:date-value="2022-07-26T00:00:00">
            <text:p>Tue Jul 26 00:00:00 2022</text:p>
          </table:table-cell>
          <table:table-cell office:value-type="string" office:value="Como o senhor é cliente meu já faz um tempo, irei lhe preparar essa quantidade extra de pastéis. Assim que chegar, já vou deixar tudo preparado para a retirada as 9 horas da manhã.">
            <text:p>Como o senhor é cliente meu já faz um tempo, irei lhe preparar essa quantidade extra de pastéis. Assim que chegar, já vou deixar tudo preparado para a retirada as 9 horas da manhã.</text:p>
          </table:table-cell>
        </table:table-row>
        <table:table-row>
          <table:table-cell office:value-type="float" office:value="1333">
            <text:p>1333</text:p>
          </table:table-cell>
          <table:table-cell office:value-type="date" office:date-value="2022-07-26T00:00:00">
            <text:p>Tue Jul 26 00:00:00 2022</text:p>
          </table:table-cell>
          <table:table-cell office:value-type="string" office:value="Essa massa não saiu como de costume, pois não tivemos tempo de dar o descanso adequado. Na semana do dia 1 de agosto venha novamente que teremos prazer em lhe servir um pastel pela metade do valor como pedido de desculpas.">
            <text:p>Essa massa não saiu como de costume, pois não tivemos tempo de dar o descanso adequado. Na semana do dia 1 de agosto venha novamente que teremos prazer em lhe servir um pastel pela metade do valor como pedido de desculpas.</text:p>
          </table:table-cell>
        </table:table-row>
        <table:table-row>
          <table:table-cell office:value-type="float" office:value="1334">
            <text:p>1334</text:p>
          </table:table-cell>
          <table:table-cell office:value-type="date" office:date-value="2022-07-26T00:00:00">
            <text:p>Tue Jul 26 00:00:00 2022</text:p>
          </table:table-cell>
          <table:table-cell office:value-type="string" office:value="Esse mês estou criando um novo sabor de pastel, por isso meu pedido será um pouco diferente. Além do que compro sempre, também vou precisar de queijo cheddar da marca Pacutyri. Me envie 10 embalagens de 1kg.">
            <text:p>Esse mês estou criando um novo sabor de pastel, por isso meu pedido será um pouco diferente. Além do que compro sempre, também vou precisar de queijo cheddar da marca Pacutyri. Me envie 10 embalagens de 1kg.</text:p>
          </table:table-cell>
        </table:table-row>
        <table:table-row>
          <table:table-cell office:value-type="float" office:value="1335">
            <text:p>1335</text:p>
          </table:table-cell>
          <table:table-cell office:value-type="date" office:date-value="2022-07-26T00:00:00">
            <text:p>Tue Jul 26 00:00:00 2022</text:p>
          </table:table-cell>
          <table:table-cell office:value-type="string" office:value="Infelizmente vamos ter que aumentar nosso preço final, com o novo valor do aluguel que temos que pagar, o valor da gasolina para chegarmos aqui com nossa equipe e a alta no preço do gás, não estávamos tendo retorno nenhum para nos manter. Pedimos desculpas pelo inconveniente.">
            <text:p>Infelizmente vamos ter que aumentar nosso preço final, com o novo valor do aluguel que temos que pagar, o valor da gasolina para chegarmos aqui com nossa equipe e a alta no preço do gás, não estávamos tendo retorno nenhum para nos manter. Pedimos desculpas pelo inconveniente.</text:p>
          </table:table-cell>
        </table:table-row>
        <table:table-row>
          <table:table-cell office:value-type="float" office:value="1336">
            <text:p>1336</text:p>
          </table:table-cell>
          <table:table-cell office:value-type="date" office:date-value="2022-07-26T00:00:00">
            <text:p>Tue Jul 26 00:00:00 2022</text:p>
          </table:table-cell>
          <table:table-cell office:value-type="string" office:value="Massa de pastel, em geral, não fica como a nossa, pois trabalhamos com um fornecedor que atende somente a gente nessa região. Muito obrigado pelo elogio e esperamos vê-los mais vezes.">
            <text:p>Massa de pastel, em geral, não fica como a nossa, pois trabalhamos com um fornecedor que atende somente a gente nessa região. Muito obrigado pelo elogio e esperamos vê-los mais vezes.</text:p>
          </table:table-cell>
        </table:table-row>
        <table:table-row>
          <table:table-cell office:value-type="float" office:value="1337">
            <text:p>1337</text:p>
          </table:table-cell>
          <table:table-cell office:value-type="date" office:date-value="2022-07-26T00:00:00">
            <text:p>Tue Jul 26 00:00:00 2022</text:p>
          </table:table-cell>
          <table:table-cell office:value-type="string" office:value="Meu contador irá fazer o balanço do que lhe devo, para que tudo fique acertado entre a gente. É uma pena que tenha que sair, você foi a atendente com quem passei mais tempo vendendo pastel. Desejo boa sorte na sua nova jornada.">
            <text:p>Meu contador irá fazer o balanço do que lhe devo, para que tudo fique acertado entre a gente. É uma pena que tenha que sair, você foi a atendente com quem passei mais tempo vendendo pastel. Desejo boa sorte na sua nova jornada.</text:p>
          </table:table-cell>
        </table:table-row>
        <table:table-row>
          <table:table-cell office:value-type="float" office:value="1338">
            <text:p>1338</text:p>
          </table:table-cell>
          <table:table-cell office:value-type="date" office:date-value="2022-07-26T00:00:00">
            <text:p>Tue Jul 26 00:00:00 2022</text:p>
          </table:table-cell>
          <table:table-cell office:value-type="string" office:value="No momento dependo desse veículo para trabalhar, então por favor não demore com as trocas necessárias nessa revisão. Caso possa entregar antes será melhor para mim.">
            <text:p>No momento dependo desse veículo para trabalhar, então por favor não demore com as trocas necessárias nessa revisão. Caso possa entregar antes será melhor para mim.</text:p>
          </table:table-cell>
        </table:table-row>
        <table:table-row>
          <table:table-cell office:value-type="float" office:value="1339">
            <text:p>1339</text:p>
          </table:table-cell>
          <table:table-cell office:value-type="date" office:date-value="2022-07-26T00:00:00">
            <text:p>Tue Jul 26 00:00:00 2022</text:p>
          </table:table-cell>
          <table:table-cell office:value-type="string" office:value="O novo ponto foi ótimo, acredito que pela proximidade com o terminal de ônibus sempre terei movimento. Muito obrigado por facilitar o processo de locação.">
            <text:p>O novo ponto foi ótimo, acredito que pela proximidade com o terminal de ônibus sempre terei movimento. Muito obrigado por facilitar o processo de locação.</text:p>
          </table:table-cell>
        </table:table-row>
      </table:table>
      <table:table table:name="131">
        <table:table-row>
          <table:table-cell office:value-type="string" office:value="id_base">
            <text:p>id_base</text:p>
          </table:table-cell>
          <table:table-cell office:value-type="float" office:value="131">
            <text:p>131</text:p>
          </table:table-cell>
        </table:table-row>
        <table:table-row>
          <table:table-cell office:value-type="string" office:value="area">
            <text:p>area</text:p>
          </table:table-cell>
          <table:table-cell office:value-type="string" office:value="comercio">
            <text:p>comerci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340">
            <text:p>1340</text:p>
          </table:table-cell>
          <table:table-cell office:value-type="date" office:date-value="2022-07-29T00:00:00">
            <text:p>Fri Jul 29 00:00:00 2022</text:p>
          </table:table-cell>
          <table:table-cell office:value-type="string" office:value="Cachorros com esse comportamento não podem ficar em um mesmo canil, a tendência é que um cause desequilíbrio no outro.">
            <text:p>Cachorros com esse comportamento não podem ficar em um mesmo canil, a tendência é que um cause desequilíbrio no outro.</text:p>
          </table:table-cell>
        </table:table-row>
        <table:table-row>
          <table:table-cell office:value-type="float" office:value="1341">
            <text:p>1341</text:p>
          </table:table-cell>
          <table:table-cell office:value-type="date" office:date-value="2022-07-29T00:00:00">
            <text:p>Fri Jul 29 00:00:00 2022</text:p>
          </table:table-cell>
          <table:table-cell office:value-type="string" office:value="A cadela da senhora está pronta para ser retirada aqui na loja, seria possível fazer o pagamento adiantado por transferência ou Pix para facilitar a entrega aqui? Temos muitos pets para serem devolvidos hoje.">
            <text:p>A cadela da senhora está pronta para ser retirada aqui na loja, seria possível fazer o pagamento adiantado por transferência ou Pix para facilitar a entrega aqui? Temos muitos pets para serem devolvidos hoje.</text:p>
          </table:table-cell>
        </table:table-row>
        <table:table-row>
          <table:table-cell office:value-type="float" office:value="1342">
            <text:p>1342</text:p>
          </table:table-cell>
          <table:table-cell office:value-type="date" office:date-value="2022-07-29T00:00:00">
            <text:p>Fri Jul 29 00:00:00 2022</text:p>
          </table:table-cell>
          <table:table-cell office:value-type="string" office:value="Fiz um pedido de cinco sacos de ração de carne, e até o momento não me foram entregues. O que está acontecendo com o fornecedor? Dessa forma fica difícil manter um contrato com vocês, já que meu pet shop tem uma alta demanda.">
            <text:p>Fiz um pedido de cinco sacos de ração de carne, e até o momento não me foram entregues. O que está acontecendo com o fornecedor? Dessa forma fica difícil manter um contrato com vocês, já que meu pet shop tem uma alta demanda.</text:p>
          </table:table-cell>
        </table:table-row>
        <table:table-row>
          <table:table-cell office:value-type="float" office:value="1343">
            <text:p>1343</text:p>
          </table:table-cell>
          <table:table-cell office:value-type="date" office:date-value="2022-07-29T00:00:00">
            <text:p>Fri Jul 29 00:00:00 2022</text:p>
          </table:table-cell>
          <table:table-cell office:value-type="string" office:value="Infelizmente não há mais nada que possamos fazer com relação ao seu cão, como ele já possui uma idade avançada, é natural que esses problemas ocorram. Sentimos muito, mas o que resta agora é lhe dar conforto e esperar a hora.">
            <text:p>Infelizmente não há mais nada que possamos fazer com relação ao seu cão, como ele já possui uma idade avançada, é natural que esses problemas ocorram. Sentimos muito, mas o que resta agora é lhe dar conforto e esperar a hora.</text:p>
          </table:table-cell>
        </table:table-row>
        <table:table-row>
          <table:table-cell office:value-type="float" office:value="1344">
            <text:p>1344</text:p>
          </table:table-cell>
          <table:table-cell office:value-type="date" office:date-value="2022-07-29T00:00:00">
            <text:p>Fri Jul 29 00:00:00 2022</text:p>
          </table:table-cell>
          <table:table-cell office:value-type="string" office:value="Não vendemos esse tipo de animal de estimação, nossa loja possui uma política contra a venda de aves por acreditar que são animais que devam viver em total liberdade de voo.">
            <text:p>Não vendemos esse tipo de animal de estimação, nossa loja possui uma política contra a venda de aves por acreditar que são animais que devam viver em total liberdade de voo.</text:p>
          </table:table-cell>
        </table:table-row>
        <table:table-row>
          <table:table-cell office:value-type="float" office:value="1345">
            <text:p>1345</text:p>
          </table:table-cell>
          <table:table-cell office:value-type="date" office:date-value="2022-07-29T00:00:00">
            <text:p>Fri Jul 29 00:00:00 2022</text:p>
          </table:table-cell>
          <table:table-cell office:value-type="string" office:value="No final de semana do dia 6 de agosto, iremos realizar uma feira de adoção ao longo do dia. Alguns bichos foram resgatados das ruas, tratados e vacinados, porém são todos dóceis e apenas querem ser recebidos em um novo lar.">
            <text:p>No final de semana do dia 6 de agosto, iremos realizar uma feira de adoção ao longo do dia. Alguns bichos foram resgatados das ruas, tratados e vacinados, porém são todos dóceis e apenas querem ser recebidos em um novo lar.</text:p>
          </table:table-cell>
        </table:table-row>
        <table:table-row>
          <table:table-cell office:value-type="float" office:value="1346">
            <text:p>1346</text:p>
          </table:table-cell>
          <table:table-cell office:value-type="date" office:date-value="2022-07-29T00:00:00">
            <text:p>Fri Jul 29 00:00:00 2022</text:p>
          </table:table-cell>
          <table:table-cell office:value-type="string" office:value="O espaço para gatos aqui na loja não é bem delimitado pois, como eles são animais mais independentes, tendem a ficar estressados caso se sintam presos.">
            <text:p>O espaço para gatos aqui na loja não é bem delimitado pois, como eles são animais mais independentes, tendem a ficar estressados caso se sintam presos.</text:p>
          </table:table-cell>
        </table:table-row>
        <table:table-row>
          <table:table-cell office:value-type="float" office:value="1347">
            <text:p>1347</text:p>
          </table:table-cell>
          <table:table-cell office:value-type="date" office:date-value="2022-07-29T00:00:00">
            <text:p>Fri Jul 29 00:00:00 2022</text:p>
          </table:table-cell>
          <table:table-cell office:value-type="string" office:value="Os cachorros não agem dessa maneira violenta por  natureza, algo deve ter levado ele a exibir esse comportamento. A tendência é que ele seja calmo tal como qualquer outro cachorro, vamos marcar um atendimento para ver o que se passa.">
            <text:p>Os cachorros não agem dessa maneira violenta por  natureza, algo deve ter levado ele a exibir esse comportamento. A tendência é que ele seja calmo tal como qualquer outro cachorro, vamos marcar um atendimento para ver o que se passa.</text:p>
          </table:table-cell>
        </table:table-row>
        <table:table-row>
          <table:table-cell office:value-type="float" office:value="1348">
            <text:p>1348</text:p>
          </table:table-cell>
          <table:table-cell office:value-type="date" office:date-value="2022-07-29T00:00:00">
            <text:p>Fri Jul 29 00:00:00 2022</text:p>
          </table:table-cell>
          <table:table-cell office:value-type="string" office:value="Pode trazer seu cachorro no dia 1 de agosto, temos uma vaga para ficar com ele enquanto você está fora.">
            <text:p>Pode trazer seu cachorro no dia 1 de agosto, temos uma vaga para ficar com ele enquanto você está fora.</text:p>
          </table:table-cell>
        </table:table-row>
        <table:table-row>
          <table:table-cell office:value-type="float" office:value="1349">
            <text:p>1349</text:p>
          </table:table-cell>
          <table:table-cell office:value-type="date" office:date-value="2022-07-29T00:00:00">
            <text:p>Fri Jul 29 00:00:00 2022</text:p>
          </table:table-cell>
          <table:table-cell office:value-type="string" office:value="Quando os cachorros não encontram um líder no grupo em que vivem, eles tendem a ter esse comportamento mais revolto. Por isso, vamos ter que trabalhar na sua atitude para lidar com seu cão.">
            <text:p>Quando os cachorros não encontram um líder no grupo em que vivem, eles tendem a ter esse comportamento mais revolto. Por isso, vamos ter que trabalhar na sua atitude para lidar com seu cão.</text:p>
          </table:table-cell>
        </table:table-row>
      </table:table>
      <table:table table:name="132">
        <table:table-row>
          <table:table-cell office:value-type="string" office:value="id_base">
            <text:p>id_base</text:p>
          </table:table-cell>
          <table:table-cell office:value-type="float" office:value="132">
            <text:p>132</text:p>
          </table:table-cell>
        </table:table-row>
        <table:table-row>
          <table:table-cell office:value-type="string" office:value="area">
            <text:p>area</text:p>
          </table:table-cell>
          <table:table-cell office:value-type="string" office:value="ensino">
            <text:p>ensin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350">
            <text:p>1350</text:p>
          </table:table-cell>
          <table:table-cell office:value-type="date" office:date-value="2022-07-29T00:00:00">
            <text:p>Fri Jul 29 00:00:00 2022</text:p>
          </table:table-cell>
          <table:table-cell office:value-type="string" office:value="Como alguns alunos tiveram problemas na habilitação do módulo do Drupal, vou disponibilizar minha máquina virtual para que vocês façam download. Assim, todos ficam no mesmo ponto para que possamos dar continuidade na próxima aula.">
            <text:p>Como alguns alunos tiveram problemas na habilitação do módulo do Drupal, vou disponibilizar minha máquina virtual para que vocês façam download. Assim, todos ficam no mesmo ponto para que possamos dar continuidade na próxima aula.</text:p>
          </table:table-cell>
        </table:table-row>
        <table:table-row>
          <table:table-cell office:value-type="float" office:value="1351">
            <text:p>1351</text:p>
          </table:table-cell>
          <table:table-cell office:value-type="date" office:date-value="2022-07-29T00:00:00">
            <text:p>Fri Jul 29 00:00:00 2022</text:p>
          </table:table-cell>
          <table:table-cell office:value-type="string" office:value="A turma do período noturno é talentosa tal como a da manhã, pois não é pelo fato de terem trabalhado o dia todo que o interesse em aprender diminui. Pode dar continuidade da mesma maneira que você ensina na sua turma.">
            <text:p>A turma do período noturno é talentosa tal como a da manhã, pois não é pelo fato de terem trabalhado o dia todo que o interesse em aprender diminui. Pode dar continuidade da mesma maneira que você ensina na sua turma.</text:p>
          </table:table-cell>
        </table:table-row>
        <table:table-row>
          <table:table-cell office:value-type="float" office:value="1352">
            <text:p>1352</text:p>
          </table:table-cell>
          <table:table-cell office:value-type="date" office:date-value="2022-07-29T00:00:00">
            <text:p>Fri Jul 29 00:00:00 2022</text:p>
          </table:table-cell>
          <table:table-cell office:value-type="string" office:value="Essa turma possui um nível de conhecimento muito diferente, porque fizeram um agregado de setores onde nem todos são desenvolvedores. Será necessário um prazo maior para finalizar o curso deles.">
            <text:p>Essa turma possui um nível de conhecimento muito diferente, porque fizeram um agregado de setores onde nem todos são desenvolvedores. Será necessário um prazo maior para finalizar o curso deles.</text:p>
          </table:table-cell>
        </table:table-row>
        <table:table-row>
          <table:table-cell office:value-type="float" office:value="1353">
            <text:p>1353</text:p>
          </table:table-cell>
          <table:table-cell office:value-type="date" office:date-value="2022-07-29T00:00:00">
            <text:p>Fri Jul 29 00:00:00 2022</text:p>
          </table:table-cell>
          <table:table-cell office:value-type="string" office:value="Infelizmente, não poderei dar a próxima aula, pois estarei em um voo para uma reunião que terei em  Santa Catarina. O professor João irá me substituir somente esse vez.">
            <text:p>Infelizmente, não poderei dar a próxima aula, pois estarei em um voo para uma reunião que terei em  Santa Catarina. O professor João irá me substituir somente esse vez.</text:p>
          </table:table-cell>
        </table:table-row>
        <table:table-row>
          <table:table-cell office:value-type="float" office:value="1354">
            <text:p>1354</text:p>
          </table:table-cell>
          <table:table-cell office:value-type="date" office:date-value="2022-07-29T00:00:00">
            <text:p>Fri Jul 29 00:00:00 2022</text:p>
          </table:table-cell>
          <table:table-cell office:value-type="string" office:value="Maria, você poderia me enviar o link que a turma da Zulama disponibilizou para as aulas? Aparentemente, eles devem ter criado um link para cada dia, pois estou entrando aqui e não tem ninguém.">
            <text:p>Maria, você poderia me enviar o link que a turma da Zulama disponibilizou para as aulas? Aparentemente, eles devem ter criado um link para cada dia, pois estou entrando aqui e não tem ninguém.</text:p>
          </table:table-cell>
        </table:table-row>
        <table:table-row>
          <table:table-cell office:value-type="float" office:value="1355">
            <text:p>1355</text:p>
          </table:table-cell>
          <table:table-cell office:value-type="date" office:date-value="2022-07-29T00:00:00">
            <text:p>Fri Jul 29 00:00:00 2022</text:p>
          </table:table-cell>
          <table:table-cell office:value-type="string" office:value="Minha turma do período da manhã terminará antecipadamente o curso de programação em Python, por isso a aula do dia 5 de agosto será utilizada somente para tirar dúvidas. Eles são todos programadores experientes.">
            <text:p>Minha turma do período da manhã terminará antecipadamente o curso de programação em Python, por isso a aula do dia 5 de agosto será utilizada somente para tirar dúvidas. Eles são todos programadores experientes.</text:p>
          </table:table-cell>
        </table:table-row>
        <table:table-row>
          <table:table-cell office:value-type="float" office:value="1356">
            <text:p>1356</text:p>
          </table:table-cell>
          <table:table-cell office:value-type="date" office:date-value="2022-07-29T00:00:00">
            <text:p>Fri Jul 29 00:00:00 2022</text:p>
          </table:table-cell>
          <table:table-cell office:value-type="string" office:value="Nosso sistema de ensino EAD prioriza que todos os alunos estejam no mesmo ponto do conteúdo, para que nenhum fique para trás. Isso pode atrasar um pouco a aula, mas em geral os alunos preferem dessa maneira.">
            <text:p>Nosso sistema de ensino EAD prioriza que todos os alunos estejam no mesmo ponto do conteúdo, para que nenhum fique para trás. Isso pode atrasar um pouco a aula, mas em geral os alunos preferem dessa maneira.</text:p>
          </table:table-cell>
        </table:table-row>
        <table:table-row>
          <table:table-cell office:value-type="float" office:value="1357">
            <text:p>1357</text:p>
          </table:table-cell>
          <table:table-cell office:value-type="date" office:date-value="2022-07-29T00:00:00">
            <text:p>Fri Jul 29 00:00:00 2022</text:p>
          </table:table-cell>
          <table:table-cell office:value-type="string" office:value="O acordo era de que as aulas fossem dividas para que, no segundo mês, ocorressem duas aulas por semana. Vocês querem alterar esse formato?">
            <text:p>O acordo era de que as aulas fossem dividas para que, no segundo mês, ocorressem duas aulas por semana. Vocês querem alterar esse formato?</text:p>
          </table:table-cell>
        </table:table-row>
        <table:table-row>
          <table:table-cell office:value-type="float" office:value="1358">
            <text:p>1358</text:p>
          </table:table-cell>
          <table:table-cell office:value-type="date" office:date-value="2022-07-29T00:00:00">
            <text:p>Fri Jul 29 00:00:00 2022</text:p>
          </table:table-cell>
          <table:table-cell office:value-type="string" office:value="Por se tratar de programação, acreditamos ser muito importante que o aluno faça algumas atividades, além de somente a aula expositiva. Dessa forma, em todas as aulas teremos algum exercício.">
            <text:p>Por se tratar de programação, acreditamos ser muito importante que o aluno faça algumas atividades, além de somente a aula expositiva. Dessa forma, em todas as aulas teremos algum exercício.</text:p>
          </table:table-cell>
        </table:table-row>
        <table:table-row>
          <table:table-cell office:value-type="float" office:value="1359">
            <text:p>1359</text:p>
          </table:table-cell>
          <table:table-cell office:value-type="date" office:date-value="2022-07-29T00:00:00">
            <text:p>Fri Jul 29 00:00:00 2022</text:p>
          </table:table-cell>
          <table:table-cell office:value-type="string" office:value="Preciso fazer a migração dos arquivos em minha máquina para uma que tenha SSD, as aulas estão perdendo a fluidez devido à demora de carregamento das telas.">
            <text:p>Preciso fazer a migração dos arquivos em minha máquina para uma que tenha SSD, as aulas estão perdendo a fluidez devido à demora de carregamento das telas.</text:p>
          </table:table-cell>
        </table:table-row>
        <table:table-row>
          <table:table-cell office:value-type="float" office:value="1360">
            <text:p>1360</text:p>
          </table:table-cell>
          <table:table-cell office:value-type="date" office:date-value="2022-07-29T00:00:00">
            <text:p>Fri Jul 29 00:00:00 2022</text:p>
          </table:table-cell>
          <table:table-cell office:value-type="string" office:value="Sim, serão discutidos os novos requisitos que a plataforma em desenvolvimento deve possuir. Acredito que, após essa reunião, poderemos dar início ao desenvolvimento junto da criação de testes.">
            <text:p>Sim, serão discutidos os novos requisitos que a plataforma em desenvolvimento deve possuir. Acredito que, após essa reunião, poderemos dar início ao desenvolvimento junto da criação de testes.</text:p>
          </table:table-cell>
        </table:table-row>
      </table:table>
      <table:table table:name="133">
        <table:table-row>
          <table:table-cell office:value-type="string" office:value="id_base">
            <text:p>id_base</text:p>
          </table:table-cell>
          <table:table-cell office:value-type="float" office:value="133">
            <text:p>133</text:p>
          </table:table-cell>
        </table:table-row>
        <table:table-row>
          <table:table-cell office:value-type="string" office:value="area">
            <text:p>area</text:p>
          </table:table-cell>
          <table:table-cell office:value-type="string" office:value="cuidados corporais">
            <text:p>cuidados corporais</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361">
            <text:p>1361</text:p>
          </table:table-cell>
          <table:table-cell office:value-type="date" office:date-value="2022-08-05T00:00:00">
            <text:p>Fri Aug  5 00:00:00 2022</text:p>
          </table:table-cell>
          <table:table-cell office:value-type="string" office:value="Não temos vagas para essa semana, um casamento ocupou toda a nossa equipe. Posso marcar algo para a segunda-feira da semana seguinte, é o meu primeiro horário livre.">
            <text:p>Não temos vagas para essa semana, um casamento ocupou toda a nossa equipe. Posso marcar algo para a segunda-feira da semana seguinte, é o meu primeiro horário livre.</text:p>
          </table:table-cell>
        </table:table-row>
        <table:table-row>
          <table:table-cell office:value-type="float" office:value="1362">
            <text:p>1362</text:p>
          </table:table-cell>
          <table:table-cell office:value-type="date" office:date-value="2022-08-05T00:00:00">
            <text:p>Fri Aug  5 00:00:00 2022</text:p>
          </table:table-cell>
          <table:table-cell office:value-type="string" office:value="A cliente das 14 horas de amanhã disse que chegará atrasada. Acho que você poderá fazer um encaixe desde que seja algo simples, pode decidir como proceder.">
            <text:p>A cliente das 14 horas de amanhã disse que chegará atrasada. Acho que você poderá fazer um encaixe desde que seja algo simples, pode decidir como proceder.</text:p>
          </table:table-cell>
        </table:table-row>
        <table:table-row>
          <table:table-cell office:value-type="float" office:value="1363">
            <text:p>1363</text:p>
          </table:table-cell>
          <table:table-cell office:value-type="date" office:date-value="2022-08-05T00:00:00">
            <text:p>Fri Aug  5 00:00:00 2022</text:p>
          </table:table-cell>
          <table:table-cell office:value-type="string" office:value="As contas de água e luz impedem que eu tenha um lucro no meu negócio. E, caso eu aumente o preço dos serviços, os clientes reclamam que está caro. Por isso estou nessa situação.">
            <text:p>As contas de água e luz impedem que eu tenha um lucro no meu negócio. E, caso eu aumente o preço dos serviços, os clientes reclamam que está caro. Por isso estou nessa situação.</text:p>
          </table:table-cell>
        </table:table-row>
        <table:table-row>
          <table:table-cell office:value-type="float" office:value="1364">
            <text:p>1364</text:p>
          </table:table-cell>
          <table:table-cell office:value-type="date" office:date-value="2022-08-05T00:00:00">
            <text:p>Fri Aug  5 00:00:00 2022</text:p>
          </table:table-cell>
          <table:table-cell office:value-type="string" office:value="Isso é normal após a aplicação de descolorante, mas logo vai passar. O ideal é esfregar óleo nas regiões do couro cabeludo que estejam descascando mais. Das próximas vezes que você for fazer isso, não será necessária uma aplicação tão demorada pois a cor já estará diferente.">
            <text:p>Isso é normal após a aplicação de descolorante, mas logo vai passar. O ideal é esfregar óleo nas regiões do couro cabeludo que estejam descascando mais. Das próximas vezes que você for fazer isso, não será necessária uma aplicação tão demorada pois a cor já estará diferente.</text:p>
          </table:table-cell>
        </table:table-row>
        <table:table-row>
          <table:table-cell office:value-type="float" office:value="1365">
            <text:p>1365</text:p>
          </table:table-cell>
          <table:table-cell office:value-type="date" office:date-value="2022-08-05T00:00:00">
            <text:p>Fri Aug  5 00:00:00 2022</text:p>
          </table:table-cell>
          <table:table-cell office:value-type="string" office:value="Não trabalhamos mais com esse tipo de shampoo, muitas mulheres reclamavam que o cabelo ficava ressecado. No lugar dele, temos utilizado uma linha de produtos importados, apesar de serem mais caros, temos recebidos inúmeros elogios. Por que você não marca um horário para experimentar?">
            <text:p>Não trabalhamos mais com esse tipo de shampoo, muitas mulheres reclamavam que o cabelo ficava ressecado. No lugar dele, temos utilizado uma linha de produtos importados, apesar de serem mais caros, temos recebidos inúmeros elogios. Por que você não marca um horário para experimentar?</text:p>
          </table:table-cell>
        </table:table-row>
        <table:table-row>
          <table:table-cell office:value-type="float" office:value="1366">
            <text:p>1366</text:p>
          </table:table-cell>
          <table:table-cell office:value-type="date" office:date-value="2022-08-05T00:00:00">
            <text:p>Fri Aug  5 00:00:00 2022</text:p>
          </table:table-cell>
          <table:table-cell office:value-type="string" office:value="No pedido, que me foi entregue hoje, ficaram faltando 5 litros do shampoo para cabelos tingidos. Quando você pode fazer o reenvio? A demanda por esse produto tem sido alta aqui no salão.">
            <text:p>No pedido, que me foi entregue hoje, ficaram faltando 5 litros do shampoo para cabelos tingidos. Quando você pode fazer o reenvio? A demanda por esse produto tem sido alta aqui no salão.</text:p>
          </table:table-cell>
        </table:table-row>
        <table:table-row>
          <table:table-cell office:value-type="float" office:value="1367">
            <text:p>1367</text:p>
          </table:table-cell>
          <table:table-cell office:value-type="date" office:date-value="2022-08-05T00:00:00">
            <text:p>Fri Aug  5 00:00:00 2022</text:p>
          </table:table-cell>
          <table:table-cell office:value-type="string" office:value="Nossa equipe de manicure utiliza somente aparelhos esterilizados, entre um cliente e outro tudo passa por um forno, além de uma limpeza com produtos químicos. Pelo menos até o momento não tivemos reclamações, pode agendar que a senhora ficará satisfeita.">
            <text:p>Nossa equipe de manicure utiliza somente aparelhos esterilizados, entre um cliente e outro tudo passa por um forno, além de uma limpeza com produtos químicos. Pelo menos até o momento não tivemos reclamações, pode agendar que a senhora ficará satisfeita.</text:p>
          </table:table-cell>
        </table:table-row>
        <table:table-row>
          <table:table-cell office:value-type="float" office:value="1368">
            <text:p>1368</text:p>
          </table:table-cell>
          <table:table-cell office:value-type="date" office:date-value="2022-08-05T00:00:00">
            <text:p>Fri Aug  5 00:00:00 2022</text:p>
          </table:table-cell>
          <table:table-cell office:value-type="string" office:value="O dia da noiva possui um espaço dedicado para ela, no entanto, as demais participantes como madrinhas e sogra, são atendidas no salão. Por isso que não teremos como lhe atender na data que você está querendo.">
            <text:p>O dia da noiva possui um espaço dedicado para ela, no entanto, as demais participantes como madrinhas e sogra, são atendidas no salão. Por isso que não teremos como lhe atender na data que você está querendo.</text:p>
          </table:table-cell>
        </table:table-row>
        <table:table-row>
          <table:table-cell office:value-type="float" office:value="1369">
            <text:p>1369</text:p>
          </table:table-cell>
          <table:table-cell office:value-type="date" office:date-value="2022-08-05T00:00:00">
            <text:p>Fri Aug  5 00:00:00 2022</text:p>
          </table:table-cell>
          <table:table-cell office:value-type="string" office:value="O novo corte de cabelo, que é tendência das estrelas de cinema, é o que mais temos feito aqui. Porém, aconselho você a pensar bem se vai querer ele mesmo, pois um vez feito vai demorar para que tudo volte ao seu natural.">
            <text:p>O novo corte de cabelo, que é tendência das estrelas de cinema, é o que mais temos feito aqui. Porém, aconselho você a pensar bem se vai querer ele mesmo, pois um vez feito vai demorar para que tudo volte ao seu natural.</text:p>
          </table:table-cell>
        </table:table-row>
        <table:table-row>
          <table:table-cell office:value-type="float" office:value="1370">
            <text:p>1370</text:p>
          </table:table-cell>
          <table:table-cell office:value-type="date" office:date-value="2022-08-05T00:00:00">
            <text:p>Fri Aug  5 00:00:00 2022</text:p>
          </table:table-cell>
          <table:table-cell office:value-type="string" office:value="Temos uma área reservada para homens fazerem a barba, além do corte de cabelo que em geral é mais simples. Pode vir com seu marido que já aproveitamos para deixar ele novinho em folha.">
            <text:p>Temos uma área reservada para homens fazerem a barba, além do corte de cabelo que em geral é mais simples. Pode vir com seu marido que já aproveitamos para deixar ele novinho em folha.</text:p>
          </table:table-cell>
        </table:table-row>
      </table:table>
      <table:table table:name="134">
        <table:table-row>
          <table:table-cell office:value-type="string" office:value="id_base">
            <text:p>id_base</text:p>
          </table:table-cell>
          <table:table-cell office:value-type="float" office:value="134">
            <text:p>134</text:p>
          </table:table-cell>
        </table:table-row>
        <table:table-row>
          <table:table-cell office:value-type="string" office:value="area">
            <text:p>area</text:p>
          </table:table-cell>
          <table:table-cell office:value-type="string" office:value="igreja">
            <text:p>igrej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371">
            <text:p>1371</text:p>
          </table:table-cell>
          <table:table-cell office:value-type="date" office:date-value="2022-08-06T00:00:00">
            <text:p>Sat Aug  6 00:00:00 2022</text:p>
          </table:table-cell>
          <table:table-cell office:value-type="string" office:value="Nesse final de semana não teremos disponibilidade, pois nosso espaço de convivência estará reservado ao encontro de casais. Estou enviando abaixo o link para visualização de nossa agenda, escolha uma data e me informe para que eu faça a reserva.">
            <text:p>Nesse final de semana não teremos disponibilidade, pois nosso espaço de convivência estará reservado ao encontro de casais. Estou enviando abaixo o link para visualização de nossa agenda, escolha uma data e me informe para que eu faça a reserva.</text:p>
          </table:table-cell>
        </table:table-row>
        <table:table-row>
          <table:table-cell office:value-type="float" office:value="1372">
            <text:p>1372</text:p>
          </table:table-cell>
          <table:table-cell office:value-type="date" office:date-value="2022-08-06T00:00:00">
            <text:p>Sat Aug  6 00:00:00 2022</text:p>
          </table:table-cell>
          <table:table-cell office:value-type="string" office:value="A contabilidade nos enviou o relatório da nossa receita das doações de 2 de agosto, porque estávamos precisando averiguar a possibilidade de adquirir alguns itens para o altar.">
            <text:p>A contabilidade nos enviou o relatório da nossa receita das doações de 2 de agosto, porque estávamos precisando averiguar a possibilidade de adquirir alguns itens para o altar.</text:p>
          </table:table-cell>
        </table:table-row>
        <table:table-row>
          <table:table-cell office:value-type="float" office:value="1373">
            <text:p>1373</text:p>
          </table:table-cell>
          <table:table-cell office:value-type="date" office:date-value="2022-08-06T00:00:00">
            <text:p>Sat Aug  6 00:00:00 2022</text:p>
          </table:table-cell>
          <table:table-cell office:value-type="string" office:value="A igreja não possui capacidade para mais do que 200 pessoas, será necessário reduzir a quantidade de convidados de seu casamento.">
            <text:p>A igreja não possui capacidade para mais do que 200 pessoas, será necessário reduzir a quantidade de convidados de seu casamento.</text:p>
          </table:table-cell>
        </table:table-row>
        <table:table-row>
          <table:table-cell office:value-type="float" office:value="1374">
            <text:p>1374</text:p>
          </table:table-cell>
          <table:table-cell office:value-type="date" office:date-value="2022-08-06T00:00:00">
            <text:p>Sat Aug  6 00:00:00 2022</text:p>
          </table:table-cell>
          <table:table-cell office:value-type="string" office:value="Essa igreja se mantém inserida no bairro, aonde se localiza, por meio de diversos programas com a comunidade próxima. Confira alguma de nossas atividades, fazendo o agendamento em nosso site.">
            <text:p>Essa igreja se mantém inserida no bairro, aonde se localiza, por meio de diversos programas com a comunidade próxima. Confira alguma de nossas atividades, fazendo o agendamento em nosso site.</text:p>
          </table:table-cell>
        </table:table-row>
        <table:table-row>
          <table:table-cell office:value-type="float" office:value="1375">
            <text:p>1375</text:p>
          </table:table-cell>
          <table:table-cell office:value-type="date" office:date-value="2022-08-06T00:00:00">
            <text:p>Sat Aug  6 00:00:00 2022</text:p>
          </table:table-cell>
          <table:table-cell office:value-type="string" office:value="Essa é  a maneira de agir do padre, não estranhe. É a maneira dele de demonstrar preocupação com a situação que vocês estão passando nesse momento. Vamos conversar todos juntos amanhã para que eu possa lhes demonstrar.">
            <text:p>Essa é  a maneira de agir do padre, não estranhe. É a maneira dele de demonstrar preocupação com a situação que vocês estão passando nesse momento. Vamos conversar todos juntos amanhã para que eu possa lhes demonstrar.</text:p>
          </table:table-cell>
        </table:table-row>
        <table:table-row>
          <table:table-cell office:value-type="float" office:value="1376">
            <text:p>1376</text:p>
          </table:table-cell>
          <table:table-cell office:value-type="date" office:date-value="2022-08-06T00:00:00">
            <text:p>Sat Aug  6 00:00:00 2022</text:p>
          </table:table-cell>
          <table:table-cell office:value-type="string" office:value="Infelizmente, recebemos a comunicação de que nosso querido padre será transferido dessa paróquia, a missa do próximo domingo será a última dele por aqui. Esperamos que todos participem para que possam se despedir.">
            <text:p>Infelizmente, recebemos a comunicação de que nosso querido padre será transferido dessa paróquia, a missa do próximo domingo será a última dele por aqui. Esperamos que todos participem para que possam se despedir.</text:p>
          </table:table-cell>
        </table:table-row>
        <table:table-row>
          <table:table-cell office:value-type="float" office:value="1377">
            <text:p>1377</text:p>
          </table:table-cell>
          <table:table-cell office:value-type="date" office:date-value="2022-08-06T00:00:00">
            <text:p>Sat Aug  6 00:00:00 2022</text:p>
          </table:table-cell>
          <table:table-cell office:value-type="string" office:value="Iremos fazer uma peregrinação para o Muro das Lamentações nesse final de ano. Aqueles que tenham interesse em participar, devem enviar seus dados para nosso agente de viagens que cuidará de todo o trâmite.">
            <text:p>Iremos fazer uma peregrinação para o Muro das Lamentações nesse final de ano. Aqueles que tenham interesse em participar, devem enviar seus dados para nosso agente de viagens que cuidará de todo o trâmite.</text:p>
          </table:table-cell>
        </table:table-row>
        <table:table-row>
          <table:table-cell office:value-type="float" office:value="1378">
            <text:p>1378</text:p>
          </table:table-cell>
          <table:table-cell office:value-type="date" office:date-value="2022-08-06T00:00:00">
            <text:p>Sat Aug  6 00:00:00 2022</text:p>
          </table:table-cell>
          <table:table-cell office:value-type="string" office:value="A igreja possui programas de acompanhamento de jovens que estão envolvidos com drogas. O primeiro encontro desse semestre ocorrerá no dia 31 julho as 10 horas da manhã.">
            <text:p>A igreja possui programas de acompanhamento de jovens que estão envolvidos com drogas. O primeiro encontro desse semestre ocorrerá no dia 31 julho as 10 horas da manhã.</text:p>
          </table:table-cell>
        </table:table-row>
        <table:table-row>
          <table:table-cell office:value-type="float" office:value="1379">
            <text:p>1379</text:p>
          </table:table-cell>
          <table:table-cell office:value-type="date" office:date-value="2022-08-06T00:00:00">
            <text:p>Sat Aug  6 00:00:00 2022</text:p>
          </table:table-cell>
          <table:table-cell office:value-type="string" office:value="O jantar beneficente do último final de semana foi um sucesso. Lembrando que todo o dinheiro arrecado será convertido em cestas básicas, para as famílias desabrigadas pelas últimas chuvas que assolaram o nordeste. Agradecemos a participação de todos os membros dessa igreja.">
            <text:p>O jantar beneficente do último final de semana foi um sucesso. Lembrando que todo o dinheiro arrecado será convertido em cestas básicas, para as famílias desabrigadas pelas últimas chuvas que assolaram o nordeste. Agradecemos a participação de todos os membros dessa igreja.</text:p>
          </table:table-cell>
        </table:table-row>
        <table:table-row>
          <table:table-cell office:value-type="float" office:value="1380">
            <text:p>1380</text:p>
          </table:table-cell>
          <table:table-cell office:value-type="date" office:date-value="2022-08-06T00:00:00">
            <text:p>Sat Aug  6 00:00:00 2022</text:p>
          </table:table-cell>
          <table:table-cell office:value-type="string" office:value="Sim, ainda temos vagas para a turma de catequese aos Sábados de manhã. Podemos acrescentar o nome de sua filha à lista?">
            <text:p>Sim, ainda temos vagas para a turma de catequese aos Sábados de manhã. Podemos acrescentar o nome de sua filha à lista?</text:p>
          </table:table-cell>
        </table:table-row>
      </table:table>
      <table:table table:name="135">
        <table:table-row>
          <table:table-cell office:value-type="string" office:value="id_base">
            <text:p>id_base</text:p>
          </table:table-cell>
          <table:table-cell office:value-type="float" office:value="135">
            <text:p>135</text:p>
          </table:table-cell>
        </table:table-row>
        <table:table-row>
          <table:table-cell office:value-type="string" office:value="area">
            <text:p>area</text:p>
          </table:table-cell>
          <table:table-cell office:value-type="string" office:value="sindicato">
            <text:p>sindicat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381">
            <text:p>1381</text:p>
          </table:table-cell>
          <table:table-cell office:value-type="date" office:date-value="2022-07-14T00:00:00">
            <text:p>Thu Jul 14 00:00:00 2022</text:p>
          </table:table-cell>
          <table:table-cell office:value-type="string" office:value="Nessa semana será publicado o novo contrato de trabalho para esse ano, peço a todos os trabalhadores que leiam atentamente o texto que será disponibilizado, pois o mesmo é de interesse geral, já que garante uma série de benefícios que foram frutos de intensas negociações com a empresa.">
            <text:p>Nessa semana será publicado o novo contrato de trabalho para esse ano, peço a todos os trabalhadores que leiam atentamente o texto que será disponibilizado, pois o mesmo é de interesse geral, já que garante uma série de benefícios que foram frutos de intensas negociações com a empresa.</text:p>
          </table:table-cell>
        </table:table-row>
        <table:table-row>
          <table:table-cell office:value-type="float" office:value="1382">
            <text:p>1382</text:p>
          </table:table-cell>
          <table:table-cell office:value-type="date" office:date-value="2022-07-14T00:00:00">
            <text:p>Thu Jul 14 00:00:00 2022</text:p>
          </table:table-cell>
          <table:table-cell office:value-type="string" office:value="Após a paralisação de 3 dias, os representantes da empresa resolveram abrir um canal de comunicação conosco, portanto, solicito que todos os membros da diretoria compareçam, sem falta, no dia 15 de julho as 14 horas para darmos início as negociações.">
            <text:p>Após a paralisação de 3 dias, os representantes da empresa resolveram abrir um canal de comunicação conosco, portanto, solicito que todos os membros da diretoria compareçam, sem falta, no dia 15 de julho as 14 horas para darmos início as negociações.</text:p>
          </table:table-cell>
        </table:table-row>
        <table:table-row>
          <table:table-cell office:value-type="float" office:value="1383">
            <text:p>1383</text:p>
          </table:table-cell>
          <table:table-cell office:value-type="date" office:date-value="2022-07-14T00:00:00">
            <text:p>Thu Jul 14 00:00:00 2022</text:p>
          </table:table-cell>
          <table:table-cell office:value-type="string" office:value="Em votação em assembleia, ficou suspensa a greve nos polos de trabalho enquanto houver um canal de conversa entre a empresa e o sindicato. Portanto, a partir de amanhã todas as entradas da empresa estarão liberadas para acesso.">
            <text:p>Em votação em assembleia, ficou suspensa a greve nos polos de trabalho enquanto houver um canal de conversa entre a empresa e o sindicato. Portanto, a partir de amanhã todas as entradas da empresa estarão liberadas para acesso.</text:p>
          </table:table-cell>
        </table:table-row>
        <table:table-row>
          <table:table-cell office:value-type="float" office:value="1384">
            <text:p>1384</text:p>
          </table:table-cell>
          <table:table-cell office:value-type="date" office:date-value="2022-07-14T00:00:00">
            <text:p>Thu Jul 14 00:00:00 2022</text:p>
          </table:table-cell>
          <table:table-cell office:value-type="string" office:value="Esse diálogo foi um dos melhores que tivemos com a coordenação pois, dependendo do dia, eles não mantêm a reunião pelo período que foi estabelecido.">
            <text:p>Esse diálogo foi um dos melhores que tivemos com a coordenação pois, dependendo do dia, eles não mantêm a reunião pelo período que foi estabelecido.</text:p>
          </table:table-cell>
        </table:table-row>
        <table:table-row>
          <table:table-cell office:value-type="float" office:value="1385">
            <text:p>1385</text:p>
          </table:table-cell>
          <table:table-cell office:value-type="date" office:date-value="2022-07-14T00:00:00">
            <text:p>Thu Jul 14 00:00:00 2022</text:p>
          </table:table-cell>
          <table:table-cell office:value-type="string" office:value="João de Tal foi eleito, por escolha unânime, como novo membro da diretoria sindicalista, para representar os polos da região norte e oeste. Damos as boas vindas ao mais novo membro da força.">
            <text:p>João de Tal foi eleito, por escolha unânime, como novo membro da diretoria sindicalista, para representar os polos da região norte e oeste. Damos as boas vindas ao mais novo membro da força.</text:p>
          </table:table-cell>
        </table:table-row>
        <table:table-row>
          <table:table-cell office:value-type="float" office:value="1386">
            <text:p>1386</text:p>
          </table:table-cell>
          <table:table-cell office:value-type="date" office:date-value="2022-07-14T00:00:00">
            <text:p>Thu Jul 14 00:00:00 2022</text:p>
          </table:table-cell>
          <table:table-cell office:value-type="string" office:value="Foram solicitados os demonstrativos de gastos no semestre pela empresa. Essa será uma forma de argumentar sobre a necessidade do corte que vêm ocorrendo no último ano, após a auditoria de um contador, eventualmente teremos argumentos para recontratação de pessoal.">
            <text:p>Foram solicitados os demonstrativos de gastos no semestre pela empresa. Essa será uma forma de argumentar sobre a necessidade do corte que vêm ocorrendo no último ano, após a auditoria de um contador, eventualmente teremos argumentos para recontratação de pessoal.</text:p>
          </table:table-cell>
        </table:table-row>
        <table:table-row>
          <table:table-cell office:value-type="float" office:value="1387">
            <text:p>1387</text:p>
          </table:table-cell>
          <table:table-cell office:value-type="date" office:date-value="2022-07-14T00:00:00">
            <text:p>Thu Jul 14 00:00:00 2022</text:p>
          </table:table-cell>
          <table:table-cell office:value-type="string" office:value="Não foram encontradas evidências que comprovassem a necessidade das demissões. Estamos marcando uma audiência de reconciliação para o dia 20 de julho na semana que vêm.">
            <text:p>Não foram encontradas evidências que comprovassem a necessidade das demissões. Estamos marcando uma audiência de reconciliação para o dia 20 de julho na semana que vêm.</text:p>
          </table:table-cell>
        </table:table-row>
        <table:table-row>
          <table:table-cell office:value-type="float" office:value="1388">
            <text:p>1388</text:p>
          </table:table-cell>
          <table:table-cell office:value-type="date" office:date-value="2022-07-14T00:00:00">
            <text:p>Thu Jul 14 00:00:00 2022</text:p>
          </table:table-cell>
          <table:table-cell office:value-type="string" office:value="Nessa semana, iremos organizar uma paralisação em resposta à proposta de reajuste da empresa de apenas 0,01%. Nós trabalhadores, devemos permanecer unidos contra esse tipo de manobra política que não cobre, nem de longe, a inflação do último ano que foi de 10,06%.">
            <text:p>Nessa semana, iremos organizar uma paralisação em resposta à proposta de reajuste da empresa de apenas 0,01%. Nós trabalhadores, devemos permanecer unidos contra esse tipo de manobra política que não cobre, nem de longe, a inflação do último ano que foi de 10,06%.</text:p>
          </table:table-cell>
        </table:table-row>
        <table:table-row>
          <table:table-cell office:value-type="float" office:value="1389">
            <text:p>1389</text:p>
          </table:table-cell>
          <table:table-cell office:value-type="date" office:date-value="2022-07-14T00:00:00">
            <text:p>Thu Jul 14 00:00:00 2022</text:p>
          </table:table-cell>
          <table:table-cell office:value-type="string" office:value="O diálogo direto com o presidente da empresa pode ser uma desvantagem para a gente, pois ele possui a fama de ser muito intransigente.">
            <text:p>O diálogo direto com o presidente da empresa pode ser uma desvantagem para a gente, pois ele possui a fama de ser muito intransigente.</text:p>
          </table:table-cell>
        </table:table-row>
        <table:table-row>
          <table:table-cell office:value-type="float" office:value="1390">
            <text:p>1390</text:p>
          </table:table-cell>
          <table:table-cell office:value-type="date" office:date-value="2022-07-14T00:00:00">
            <text:p>Thu Jul 14 00:00:00 2022</text:p>
          </table:table-cell>
          <table:table-cell office:value-type="string" office:value="O diálogo é que nos fornece condições de contornar a situação de trabalho em que nos encontramos. Seja com o departamento jurídico ou diretamente com a direção, esse é o caminho a ser seguido.">
            <text:p>O diálogo é que nos fornece condições de contornar a situação de trabalho em que nos encontramos. Seja com o departamento jurídico ou diretamente com a direção, esse é o caminho a ser seguido.</text:p>
          </table:table-cell>
        </table:table-row>
      </table:table>
      <table:table table:name="136">
        <table:table-row>
          <table:table-cell office:value-type="string" office:value="id_base">
            <text:p>id_base</text:p>
          </table:table-cell>
          <table:table-cell office:value-type="float" office:value="136">
            <text:p>136</text:p>
          </table:table-cell>
        </table:table-row>
        <table:table-row>
          <table:table-cell office:value-type="string" office:value="area">
            <text:p>area</text:p>
          </table:table-cell>
          <table:table-cell office:value-type="string" office:value="tecnologia da informacao">
            <text:p>tecnologia da informaca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391">
            <text:p>1391</text:p>
          </table:table-cell>
          <table:table-cell office:value-type="date" office:date-value="2022-07-29T00:00:00">
            <text:p>Fri Jul 29 00:00:00 2022</text:p>
          </table:table-cell>
          <table:table-cell office:value-type="string" office:value="Você poderia trazer o notebook para que eu possa fazer uma avaliação? Entendi o que você disse sobre o problema, porém, com ele em mãos, posso realizar alguns outros testes para ver o erro que ocorre.">
            <text:p>Você poderia trazer o notebook para que eu possa fazer uma avaliação? Entendi o que você disse sobre o problema, porém, com ele em mãos, posso realizar alguns outros testes para ver o erro que ocorre.</text:p>
          </table:table-cell>
        </table:table-row>
        <table:table-row>
          <table:table-cell office:value-type="float" office:value="1392">
            <text:p>1392</text:p>
          </table:table-cell>
          <table:table-cell office:value-type="date" office:date-value="2022-07-29T00:00:00">
            <text:p>Fri Jul 29 00:00:00 2022</text:p>
          </table:table-cell>
          <table:table-cell office:value-type="string" office:value="Cliente que tem conhecimento prévio acerca do assunto é mais difícil de conquistar. Quando ele voltar no dia 3 de agosto, me avise para eu conversar pessoalmente com ele.">
            <text:p>Cliente que tem conhecimento prévio acerca do assunto é mais difícil de conquistar. Quando ele voltar no dia 3 de agosto, me avise para eu conversar pessoalmente com ele.</text:p>
          </table:table-cell>
        </table:table-row>
        <table:table-row>
          <table:table-cell office:value-type="float" office:value="1393">
            <text:p>1393</text:p>
          </table:table-cell>
          <table:table-cell office:value-type="date" office:date-value="2022-07-29T00:00:00">
            <text:p>Fri Jul 29 00:00:00 2022</text:p>
          </table:table-cell>
          <table:table-cell office:value-type="string" office:value="Minha assistente irá lhe emitir o cupom fiscal quando você vier retirar o produto. Pode ficar tranquilo que todos os serviços aqui da loja tem garantia de 6 meses.">
            <text:p>Minha assistente irá lhe emitir o cupom fiscal quando você vier retirar o produto. Pode ficar tranquilo que todos os serviços aqui da loja tem garantia de 6 meses.</text:p>
          </table:table-cell>
        </table:table-row>
        <table:table-row>
          <table:table-cell office:value-type="float" office:value="1394">
            <text:p>1394</text:p>
          </table:table-cell>
          <table:table-cell office:value-type="date" office:date-value="2022-07-29T00:00:00">
            <text:p>Fri Jul 29 00:00:00 2022</text:p>
          </table:table-cell>
          <table:table-cell office:value-type="string" office:value="Nesse caso, foi necessário somente expandir a memória RAM. Por ser um notebook muito bom, a placa mãe dele disponibiliza slots de expansão.">
            <text:p>Nesse caso, foi necessário somente expandir a memória RAM. Por ser um notebook muito bom, a placa mãe dele disponibiliza slots de expansão.</text:p>
          </table:table-cell>
        </table:table-row>
        <table:table-row>
          <table:table-cell office:value-type="float" office:value="1395">
            <text:p>1395</text:p>
          </table:table-cell>
          <table:table-cell office:value-type="date" office:date-value="2022-07-29T00:00:00">
            <text:p>Fri Jul 29 00:00:00 2022</text:p>
          </table:table-cell>
          <table:table-cell office:value-type="string" office:value="No caso do seu desktop, a placa mãe fritou. Não tenho muitas alternativas para lhe passar, a não ser comprar tudo novo já que será necessário um investimento considerável.">
            <text:p>No caso do seu desktop, a placa mãe fritou. Não tenho muitas alternativas para lhe passar, a não ser comprar tudo novo já que será necessário um investimento considerável.</text:p>
          </table:table-cell>
        </table:table-row>
        <table:table-row>
          <table:table-cell office:value-type="float" office:value="1396">
            <text:p>1396</text:p>
          </table:table-cell>
          <table:table-cell office:value-type="date" office:date-value="2022-07-29T00:00:00">
            <text:p>Fri Jul 29 00:00:00 2022</text:p>
          </table:table-cell>
          <table:table-cell office:value-type="string" office:value="No momento, não estou fazendo mais a manutenção desse tipo de equipamento. Posso lhe recomendar um colega que ainda trabalha com essas coisas.">
            <text:p>No momento, não estou fazendo mais a manutenção desse tipo de equipamento. Posso lhe recomendar um colega que ainda trabalha com essas coisas.</text:p>
          </table:table-cell>
        </table:table-row>
        <table:table-row>
          <table:table-cell office:value-type="float" office:value="1397">
            <text:p>1397</text:p>
          </table:table-cell>
          <table:table-cell office:value-type="date" office:date-value="2022-07-29T00:00:00">
            <text:p>Fri Jul 29 00:00:00 2022</text:p>
          </table:table-cell>
          <table:table-cell office:value-type="string" office:value="Para fazer a limpeza basta desmontar toda a carcaça da máquina, não leva muito tempo. Nesse caso, pode trazer na parte da manhã que lhe entrego de volta ao final da tarde.">
            <text:p>Para fazer a limpeza basta desmontar toda a carcaça da máquina, não leva muito tempo. Nesse caso, pode trazer na parte da manhã que lhe entrego de volta ao final da tarde.</text:p>
          </table:table-cell>
        </table:table-row>
        <table:table-row>
          <table:table-cell office:value-type="float" office:value="1398">
            <text:p>1398</text:p>
          </table:table-cell>
          <table:table-cell office:value-type="date" office:date-value="2022-07-29T00:00:00">
            <text:p>Fri Jul 29 00:00:00 2022</text:p>
          </table:table-cell>
          <table:table-cell office:value-type="string" office:value="Posso tentar instalar um unidade externa para você. Realmente nenhuma dessas novas máquinas utiliza leitores de DVD, particularmente eu também acho isso ruim.">
            <text:p>Posso tentar instalar um unidade externa para você. Realmente nenhuma dessas novas máquinas utiliza leitores de DVD, particularmente eu também acho isso ruim.</text:p>
          </table:table-cell>
        </table:table-row>
        <table:table-row>
          <table:table-cell office:value-type="float" office:value="1399">
            <text:p>1399</text:p>
          </table:table-cell>
          <table:table-cell office:value-type="date" office:date-value="2022-07-29T00:00:00">
            <text:p>Fri Jul 29 00:00:00 2022</text:p>
          </table:table-cell>
          <table:table-cell office:value-type="string" office:value="Temos alguns jogos disponíveis pelo fato de eu ser um entusiasta da área, porém, esse não é o foco de nossa loja, que no caso é manutenção de hardware. Segue uma foto de nossa estande em anexo.">
            <text:p>Temos alguns jogos disponíveis pelo fato de eu ser um entusiasta da área, porém, esse não é o foco de nossa loja, que no caso é manutenção de hardware. Segue uma foto de nossa estande em anexo.</text:p>
          </table:table-cell>
        </table:table-row>
        <table:table-row>
          <table:table-cell office:value-type="float" office:value="1400">
            <text:p>1400</text:p>
          </table:table-cell>
          <table:table-cell office:value-type="date" office:date-value="2022-07-29T00:00:00">
            <text:p>Fri Jul 29 00:00:00 2022</text:p>
          </table:table-cell>
          <table:table-cell office:value-type="string" office:value="Vou precisar de uma placa de vídeo para um notebook Inspill Deron, o cliente quer retirar na sexta-feira da semana que vêm. Quando você consegue enviar para mim?">
            <text:p>Vou precisar de uma placa de vídeo para um notebook Inspill Deron, o cliente quer retirar na sexta-feira da semana que vêm. Quando você consegue enviar para mim?</text:p>
          </table:table-cell>
        </table:table-row>
      </table:table>
      <table:table table:name="137">
        <table:table-row>
          <table:table-cell office:value-type="string" office:value="id_base">
            <text:p>id_base</text:p>
          </table:table-cell>
          <table:table-cell office:value-type="float" office:value="137">
            <text:p>137</text:p>
          </table:table-cell>
        </table:table-row>
        <table:table-row>
          <table:table-cell office:value-type="string" office:value="area">
            <text:p>area</text:p>
          </table:table-cell>
          <table:table-cell office:value-type="string" office:value="psicologia">
            <text:p>psicologi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401">
            <text:p>1401</text:p>
          </table:table-cell>
          <table:table-cell office:value-type="date" office:date-value="2022-07-28T00:00:00">
            <text:p>Thu Jul 28 00:00:00 2022</text:p>
          </table:table-cell>
          <table:table-cell office:value-type="string" office:value="Vamos agendar uma seção para que ambos venham para terapia, de maneira que eu serei o mediador de um diálogo. Dessa forma controlada, fica mais fácil chegar à um concesso sobre quais são os principais problemas a serem trabalhados pelo casal.">
            <text:p>Vamos agendar uma seção para que ambos venham para terapia, de maneira que eu serei o mediador de um diálogo. Dessa forma controlada, fica mais fácil chegar à um concesso sobre quais são os principais problemas a serem trabalhados pelo casal.</text:p>
          </table:table-cell>
        </table:table-row>
        <table:table-row>
          <table:table-cell office:value-type="float" office:value="1402">
            <text:p>1402</text:p>
          </table:table-cell>
          <table:table-cell office:value-type="date" office:date-value="2022-07-28T00:00:00">
            <text:p>Thu Jul 28 00:00:00 2022</text:p>
          </table:table-cell>
          <table:table-cell office:value-type="string" office:value="A melhor forma de lidar com isso é impor limites ao seu irmão, você deve explicar para ele que você possui uma família que precisa de seu apoio, e que por isso não poderá estar 24 horas do dia disponível para ele.">
            <text:p>A melhor forma de lidar com isso é impor limites ao seu irmão, você deve explicar para ele que você possui uma família que precisa de seu apoio, e que por isso não poderá estar 24 horas do dia disponível para ele.</text:p>
          </table:table-cell>
        </table:table-row>
        <table:table-row>
          <table:table-cell office:value-type="float" office:value="1403">
            <text:p>1403</text:p>
          </table:table-cell>
          <table:table-cell office:value-type="date" office:date-value="2022-07-28T00:00:00">
            <text:p>Thu Jul 28 00:00:00 2022</text:p>
          </table:table-cell>
          <table:table-cell office:value-type="string" office:value="Como vocês possuem filhos, acredito que a melhor maneira de abordar o tema do divórcio é que nenhum dos dois limite o parceiro em termos de contato com eles. E, em nenhum momento, se deve fazer queixas do cônjuge em frente as crianças.">
            <text:p>Como vocês possuem filhos, acredito que a melhor maneira de abordar o tema do divórcio é que nenhum dos dois limite o parceiro em termos de contato com eles. E, em nenhum momento, se deve fazer queixas do cônjuge em frente as crianças.</text:p>
          </table:table-cell>
        </table:table-row>
        <table:table-row>
          <table:table-cell office:value-type="float" office:value="1404">
            <text:p>1404</text:p>
          </table:table-cell>
          <table:table-cell office:value-type="date" office:date-value="2022-07-28T00:00:00">
            <text:p>Thu Jul 28 00:00:00 2022</text:p>
          </table:table-cell>
          <table:table-cell office:value-type="string" office:value="Infelizmente esse horário já está reservado, vocês gostariam do primeiro horário vago na semana seguinte? Temos vagas ao longo de todo o dia, mas, como vocês puderam ver, os horários mais concorridos são no final da tarde para a noite.">
            <text:p>Infelizmente esse horário já está reservado, vocês gostariam do primeiro horário vago na semana seguinte? Temos vagas ao longo de todo o dia, mas, como vocês puderam ver, os horários mais concorridos são no final da tarde para a noite.</text:p>
          </table:table-cell>
        </table:table-row>
        <table:table-row>
          <table:table-cell office:value-type="float" office:value="1405">
            <text:p>1405</text:p>
          </table:table-cell>
          <table:table-cell office:value-type="date" office:date-value="2022-07-28T00:00:00">
            <text:p>Thu Jul 28 00:00:00 2022</text:p>
          </table:table-cell>
          <table:table-cell office:value-type="string" office:value="Infelizmente sua esposa veio de um ambiente familiar muito deturpado, a mãe traía o pai que por sua vez também tinha um caso. Em minha experiência, nos casos que já acompanhei, pessoas que cresceram em famílias assim tem grandes chances de também serem infiéis.">
            <text:p>Infelizmente sua esposa veio de um ambiente familiar muito deturpado, a mãe traía o pai que por sua vez também tinha um caso. Em minha experiência, nos casos que já acompanhei, pessoas que cresceram em famílias assim tem grandes chances de também serem infiéis.</text:p>
          </table:table-cell>
        </table:table-row>
        <table:table-row>
          <table:table-cell office:value-type="float" office:value="1406">
            <text:p>1406</text:p>
          </table:table-cell>
          <table:table-cell office:value-type="date" office:date-value="2022-07-28T00:00:00">
            <text:p>Thu Jul 28 00:00:00 2022</text:p>
          </table:table-cell>
          <table:table-cell office:value-type="string" office:value="Já ocorreram casos em que somente um membro do casal compareceu à sessão, isso é um grande problema, já que nessa área de terapia a iniciativa tem que partir de ambos. Mas pelo que tenho conversado com seu marido, isso não será um problema para vocês.">
            <text:p>Já ocorreram casos em que somente um membro do casal compareceu à sessão, isso é um grande problema, já que nessa área de terapia a iniciativa tem que partir de ambos. Mas pelo que tenho conversado com seu marido, isso não será um problema para vocês.</text:p>
          </table:table-cell>
        </table:table-row>
        <table:table-row>
          <table:table-cell office:value-type="float" office:value="1407">
            <text:p>1407</text:p>
          </table:table-cell>
          <table:table-cell office:value-type="date" office:date-value="2022-07-28T00:00:00">
            <text:p>Thu Jul 28 00:00:00 2022</text:p>
          </table:table-cell>
          <table:table-cell office:value-type="string" office:value="Podemos reservar uma sessão exclusivamente para que eu converse com o filho de vocês, preciso entender de que maneira ele está assimilando a atual situação. Muitas crianças tendem a ocultar seus reais sentimentos, mas, caso existam, podemos ver alguns sinais de que algo está errado.">
            <text:p>Podemos reservar uma sessão exclusivamente para que eu converse com o filho de vocês, preciso entender de que maneira ele está assimilando a atual situação. Muitas crianças tendem a ocultar seus reais sentimentos, mas, caso existam, podemos ver alguns sinais de que algo está errado.</text:p>
          </table:table-cell>
        </table:table-row>
        <table:table-row>
          <table:table-cell office:value-type="float" office:value="1408">
            <text:p>1408</text:p>
          </table:table-cell>
          <table:table-cell office:value-type="date" office:date-value="2022-07-28T00:00:00">
            <text:p>Thu Jul 28 00:00:00 2022</text:p>
          </table:table-cell>
          <table:table-cell office:value-type="string" office:value="Seu marido cresceu em um ambiente familiar sem uma presença paterna, ou seja, não havia para ele uma referência masculina na qual se espelhar. Portanto, é compreensível que ele tenha um comportamento desse tipo, buscando modelos muitas vezes intangíveis.">
            <text:p>Seu marido cresceu em um ambiente familiar sem uma presença paterna, ou seja, não havia para ele uma referência masculina na qual se espelhar. Portanto, é compreensível que ele tenha um comportamento desse tipo, buscando modelos muitas vezes intangíveis.</text:p>
          </table:table-cell>
        </table:table-row>
        <table:table-row>
          <table:table-cell office:value-type="float" office:value="1409">
            <text:p>1409</text:p>
          </table:table-cell>
          <table:table-cell office:value-type="date" office:date-value="2022-07-28T00:00:00">
            <text:p>Thu Jul 28 00:00:00 2022</text:p>
          </table:table-cell>
          <table:table-cell office:value-type="string" office:value="Sua atual esposa já está mais acostumada com essa situação, pois ela já foi casada um vez. Você, por outro lado, terá que ter uma maior paciência para lidar com essa ansiedade, que não é nenhuma coisa de outro mundo, somente que para você tudo isso é novidade.">
            <text:p>Sua atual esposa já está mais acostumada com essa situação, pois ela já foi casada um vez. Você, por outro lado, terá que ter uma maior paciência para lidar com essa ansiedade, que não é nenhuma coisa de outro mundo, somente que para você tudo isso é novidade.</text:p>
          </table:table-cell>
        </table:table-row>
        <table:table-row>
          <table:table-cell office:value-type="float" office:value="1410">
            <text:p>1410</text:p>
          </table:table-cell>
          <table:table-cell office:value-type="date" office:date-value="2022-07-28T00:00:00">
            <text:p>Thu Jul 28 00:00:00 2022</text:p>
          </table:table-cell>
          <table:table-cell office:value-type="string" office:value="Um acréscimo no tempo entre as sessões é necessário, porque trabalhar com casais não é o mesmo que atender pacientes individualmente. Partindo de 1 de agosto, minha programação será reformulada com intervalos maiores entre os atendimentos.">
            <text:p>Um acréscimo no tempo entre as sessões é necessário, porque trabalhar com casais não é o mesmo que atender pacientes individualmente. Partindo de 1 de agosto, minha programação será reformulada com intervalos maiores entre os atendimentos.</text:p>
          </table:table-cell>
        </table:table-row>
      </table:table>
      <table:table table:name="138">
        <table:table-row>
          <table:table-cell office:value-type="string" office:value="id_base">
            <text:p>id_base</text:p>
          </table:table-cell>
          <table:table-cell office:value-type="float" office:value="138">
            <text:p>138</text:p>
          </table:table-cell>
        </table:table-row>
        <table:table-row>
          <table:table-cell office:value-type="string" office:value="area">
            <text:p>area</text:p>
          </table:table-cell>
          <table:table-cell office:value-type="string" office:value="terapia fisica">
            <text:p>terapia fisica</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411">
            <text:p>1411</text:p>
          </table:table-cell>
          <table:table-cell office:value-type="date" office:date-value="2022-07-29T00:00:00">
            <text:p>Fri Jul 29 00:00:00 2022</text:p>
          </table:table-cell>
          <table:table-cell office:value-type="string" office:value="A técnica, utilizada nesse atendimento, aplica mais pontos de pressão do que o costume. Por isso, você pode ter saído mais dolorido, porém é momentâneo, amanhã já estará se sentindo melhor.">
            <text:p>A técnica, utilizada nesse atendimento, aplica mais pontos de pressão do que o costume. Por isso, você pode ter saído mais dolorido, porém é momentâneo, amanhã já estará se sentindo melhor.</text:p>
          </table:table-cell>
        </table:table-row>
        <table:table-row>
          <table:table-cell office:value-type="float" office:value="1412">
            <text:p>1412</text:p>
          </table:table-cell>
          <table:table-cell office:value-type="date" office:date-value="2022-07-29T00:00:00">
            <text:p>Fri Jul 29 00:00:00 2022</text:p>
          </table:table-cell>
          <table:table-cell office:value-type="string" office:value="A clínica passou por uma reforma para ampliar a sala de espera, por isso agora você pode chegar mais cedo, que terá um local para aguardar o horário de sua sessão.">
            <text:p>A clínica passou por uma reforma para ampliar a sala de espera, por isso agora você pode chegar mais cedo, que terá um local para aguardar o horário de sua sessão.</text:p>
          </table:table-cell>
        </table:table-row>
        <table:table-row>
          <table:table-cell office:value-type="float" office:value="1413">
            <text:p>1413</text:p>
          </table:table-cell>
          <table:table-cell office:value-type="date" office:date-value="2022-07-29T00:00:00">
            <text:p>Fri Jul 29 00:00:00 2022</text:p>
          </table:table-cell>
          <table:table-cell office:value-type="string" office:value="A filha dessa mulher não cuida direito da mãe cadeirante, apesar dela ter carro, quase nunca a trás para a fisioterapia. Em breve, não conseguiremos mais atendê-la.">
            <text:p>A filha dessa mulher não cuida direito da mãe cadeirante, apesar dela ter carro, quase nunca a trás para a fisioterapia. Em breve, não conseguiremos mais atendê-la.</text:p>
          </table:table-cell>
        </table:table-row>
        <table:table-row>
          <table:table-cell office:value-type="float" office:value="1414">
            <text:p>1414</text:p>
          </table:table-cell>
          <table:table-cell office:value-type="date" office:date-value="2022-07-29T00:00:00">
            <text:p>Fri Jul 29 00:00:00 2022</text:p>
          </table:table-cell>
          <table:table-cell office:value-type="string" office:value="A região da lombar é realmente uma das que mais sofrem, devido a postura incorreta que a maioria de nós apresenta ao longo do dia. Acredite, seu problema é o mais comum que atendo em minha clínica.">
            <text:p>A região da lombar é realmente uma das que mais sofrem, devido a postura incorreta que a maioria de nós apresenta ao longo do dia. Acredite, seu problema é o mais comum que atendo em minha clínica.</text:p>
          </table:table-cell>
        </table:table-row>
        <table:table-row>
          <table:table-cell office:value-type="float" office:value="1415">
            <text:p>1415</text:p>
          </table:table-cell>
          <table:table-cell office:value-type="date" office:date-value="2022-07-29T00:00:00">
            <text:p>Fri Jul 29 00:00:00 2022</text:p>
          </table:table-cell>
          <table:table-cell office:value-type="string" office:value="Agora que você já saiu da crise de dor, aconselho que mantenha alguma forma de atividade física moderada, para que seus músculos se mantenham minimamente fortes e, com isso, novos problemas não sejam originados.">
            <text:p>Agora que você já saiu da crise de dor, aconselho que mantenha alguma forma de atividade física moderada, para que seus músculos se mantenham minimamente fortes e, com isso, novos problemas não sejam originados.</text:p>
          </table:table-cell>
        </table:table-row>
        <table:table-row>
          <table:table-cell office:value-type="float" office:value="1416">
            <text:p>1416</text:p>
          </table:table-cell>
          <table:table-cell office:value-type="date" office:date-value="2022-07-29T00:00:00">
            <text:p>Fri Jul 29 00:00:00 2022</text:p>
          </table:table-cell>
          <table:table-cell office:value-type="string" office:value="Essa técnica consiste em imersão em uma banheira de gelo. De tal maneira que o desgaste muscular seja recuperado mais rapidamente. Apesar de parecer estranho, sempre obtenho bons resultados desse modo.">
            <text:p>Essa técnica consiste em imersão em uma banheira de gelo. De tal maneira que o desgaste muscular seja recuperado mais rapidamente. Apesar de parecer estranho, sempre obtenho bons resultados desse modo.</text:p>
          </table:table-cell>
        </table:table-row>
        <table:table-row>
          <table:table-cell office:value-type="float" office:value="1417">
            <text:p>1417</text:p>
          </table:table-cell>
          <table:table-cell office:value-type="date" office:date-value="2022-07-29T00:00:00">
            <text:p>Fri Jul 29 00:00:00 2022</text:p>
          </table:table-cell>
          <table:table-cell office:value-type="string" office:value="Esse tipo de remédio pode causar uma série de efeitos colaterais, sugiro que venha fazer uma sessão comigo. Pacientes, com quadros parecidos com o seu, ficaram curados após uma série de práticas de alongamento e massagens que apliquei.">
            <text:p>Esse tipo de remédio pode causar uma série de efeitos colaterais, sugiro que venha fazer uma sessão comigo. Pacientes, com quadros parecidos com o seu, ficaram curados após uma série de práticas de alongamento e massagens que apliquei.</text:p>
          </table:table-cell>
        </table:table-row>
        <table:table-row>
          <table:table-cell office:value-type="float" office:value="1418">
            <text:p>1418</text:p>
          </table:table-cell>
          <table:table-cell office:value-type="date" office:date-value="2022-07-29T00:00:00">
            <text:p>Fri Jul 29 00:00:00 2022</text:p>
          </table:table-cell>
          <table:table-cell office:value-type="string" office:value="Meu atendimento é divido em horas, mas alguns minutos já foram reservados para que aja a mudança de pacientes dentro da clínica. Pode vir com calma que você terá tempo para se trocar.">
            <text:p>Meu atendimento é divido em horas, mas alguns minutos já foram reservados para que aja a mudança de pacientes dentro da clínica. Pode vir com calma que você terá tempo para se trocar.</text:p>
          </table:table-cell>
        </table:table-row>
        <table:table-row>
          <table:table-cell office:value-type="float" office:value="1419">
            <text:p>1419</text:p>
          </table:table-cell>
          <table:table-cell office:value-type="date" office:date-value="2022-07-29T00:00:00">
            <text:p>Fri Jul 29 00:00:00 2022</text:p>
          </table:table-cell>
          <table:table-cell office:value-type="string" office:value="Não são usados aparelhos nessa sessão, a ideia é utilizar somente o peso do próprio corpo para os exercícios. Isso já é suficiente para que a musculatura se fortaleça e a dor diminua consideravelmente.">
            <text:p>Não são usados aparelhos nessa sessão, a ideia é utilizar somente o peso do próprio corpo para os exercícios. Isso já é suficiente para que a musculatura se fortaleça e a dor diminua consideravelmente.</text:p>
          </table:table-cell>
        </table:table-row>
        <table:table-row>
          <table:table-cell office:value-type="float" office:value="1420">
            <text:p>1420</text:p>
          </table:table-cell>
          <table:table-cell office:value-type="date" office:date-value="2022-07-29T00:00:00">
            <text:p>Fri Jul 29 00:00:00 2022</text:p>
          </table:table-cell>
          <table:table-cell office:value-type="string" office:value="Tive que reagendar a consulta dessa paciente para a semana seguinte. Ela já vinha apresentando um longo quadro de desgaste na região da lombar, porém ao resolver tomar remédios por conta própria, intensificou seu quadro. No momento é melhor esperar o efeito das drogas passar.">
            <text:p>Tive que reagendar a consulta dessa paciente para a semana seguinte. Ela já vinha apresentando um longo quadro de desgaste na região da lombar, porém ao resolver tomar remédios por conta própria, intensificou seu quadro. No momento é melhor esperar o efeito das drogas passar.</text:p>
          </table:table-cell>
        </table:table-row>
      </table:table>
      <table:table table:name="139">
        <table:table-row>
          <table:table-cell office:value-type="string" office:value="id_base">
            <text:p>id_base</text:p>
          </table:table-cell>
          <table:table-cell office:value-type="float" office:value="139">
            <text:p>139</text:p>
          </table:table-cell>
        </table:table-row>
        <table:table-row>
          <table:table-cell office:value-type="string" office:value="area">
            <text:p>area</text:p>
          </table:table-cell>
          <table:table-cell office:value-type="string" office:value="terapia do sono">
            <text:p>terapia do sono</text:p>
          </table:table-cell>
        </table:table-row>
        <table:table-row>
          <table:table-cell office:value-type="string" office:value="conhecimento">
            <text:p>conhecimento</text:p>
          </table:table-cell>
          <table:table-cell office:value-type="string" office:value="True">
            <text:p>True</text:p>
          </table:table-cell>
        </table:table-row>
        <table:table-row>
          <table:table-cell office:value-type="float" office:value="1421">
            <text:p>1421</text:p>
          </table:table-cell>
          <table:table-cell office:value-type="date" office:date-value="2022-07-26T00:00:00">
            <text:p>Tue Jul 26 00:00:00 2022</text:p>
          </table:table-cell>
          <table:table-cell office:value-type="string" office:value="Pacientes com histórico de insônia na família costumam apresentar os primeiros sintomas logo quando jovens, existem estudos comprovando a contribuição genética desse problema. Por isso, é melhor começar a trabalhar com ele o quanto antes.">
            <text:p>Pacientes com histórico de insônia na família costumam apresentar os primeiros sintomas logo quando jovens, existem estudos comprovando a contribuição genética desse problema. Por isso, é melhor começar a trabalhar com ele o quanto antes.</text:p>
          </table:table-cell>
        </table:table-row>
        <table:table-row>
          <table:table-cell office:value-type="float" office:value="1422">
            <text:p>1422</text:p>
          </table:table-cell>
          <table:table-cell office:value-type="date" office:date-value="2022-07-26T00:00:00">
            <text:p>Tue Jul 26 00:00:00 2022</text:p>
          </table:table-cell>
          <table:table-cell office:value-type="string" office:value="Ainda não recebi os resultados do seu exame. Poderia me encaminhar assim que ele seja disponibilizado no site do laboratório? Infelizmente, nesse caso não existe acesso para o médico.">
            <text:p>Ainda não recebi os resultados do seu exame. Poderia me encaminhar assim que ele seja disponibilizado no site do laboratório? Infelizmente, nesse caso não existe acesso para o médico.</text:p>
          </table:table-cell>
        </table:table-row>
        <table:table-row>
          <table:table-cell office:value-type="float" office:value="1423">
            <text:p>1423</text:p>
          </table:table-cell>
          <table:table-cell office:value-type="date" office:date-value="2022-07-26T00:00:00">
            <text:p>Tue Jul 26 00:00:00 2022</text:p>
          </table:table-cell>
          <table:table-cell office:value-type="string" office:value="Esses pacientes que não conseguem dormir mesmo estando exaustos das atividades do dia a dia, devem ser tratados com acompanhamento psicológico. Porque na maioria das vezes existe uma causa não fisiológica que impede a pessoa de adormecer. Vou repassar o caso dele para meu colega que trabalha comigo nessas situações.">
            <text:p>Esses pacientes que não conseguem dormir mesmo estando exaustos das atividades do dia a dia, devem ser tratados com acompanhamento psicológico. Porque na maioria das vezes existe uma causa não fisiológica que impede a pessoa de adormecer. Vou repassar o caso dele para meu colega que trabalha comigo nessas situações.</text:p>
          </table:table-cell>
        </table:table-row>
        <table:table-row>
          <table:table-cell office:value-type="float" office:value="1424">
            <text:p>1424</text:p>
          </table:table-cell>
          <table:table-cell office:value-type="date" office:date-value="2022-07-26T00:00:00">
            <text:p>Tue Jul 26 00:00:00 2022</text:p>
          </table:table-cell>
          <table:table-cell office:value-type="string" office:value="Existe um hospital especializado nesse tipo de exame, vamos monitorar seu sono por toda uma noite. Esse exame em geral é coberto pelo plano de saúde, pode ficar tranquila.">
            <text:p>Existe um hospital especializado nesse tipo de exame, vamos monitorar seu sono por toda uma noite. Esse exame em geral é coberto pelo plano de saúde, pode ficar tranquila.</text:p>
          </table:table-cell>
        </table:table-row>
        <table:table-row>
          <table:table-cell office:value-type="float" office:value="1425">
            <text:p>1425</text:p>
          </table:table-cell>
          <table:table-cell office:value-type="date" office:date-value="2022-07-26T00:00:00">
            <text:p>Tue Jul 26 00:00:00 2022</text:p>
          </table:table-cell>
          <table:table-cell office:value-type="string" office:value="Minha agenda está lotada para essa semana, infelizmente até mesmo os encaixes não serão possíveis. Podemos marcar para segunda-feira que vêm?">
            <text:p>Minha agenda está lotada para essa semana, infelizmente até mesmo os encaixes não serão possíveis. Podemos marcar para segunda-feira que vêm?</text:p>
          </table:table-cell>
        </table:table-row>
        <table:table-row>
          <table:table-cell office:value-type="float" office:value="1426">
            <text:p>1426</text:p>
          </table:table-cell>
          <table:table-cell office:value-type="date" office:date-value="2022-07-26T00:00:00">
            <text:p>Tue Jul 26 00:00:00 2022</text:p>
          </table:table-cell>
          <table:table-cell office:value-type="string" office:value="Nessa dia não haverá atendimento pois estarei de férias. Por favor, verifique uma data para a próxima semana que já terei regressado.">
            <text:p>Nessa dia não haverá atendimento pois estarei de férias. Por favor, verifique uma data para a próxima semana que já terei regressado.</text:p>
          </table:table-cell>
        </table:table-row>
        <table:table-row>
          <table:table-cell office:value-type="float" office:value="1427">
            <text:p>1427</text:p>
          </table:table-cell>
          <table:table-cell office:value-type="date" office:date-value="2022-07-26T00:00:00">
            <text:p>Tue Jul 26 00:00:00 2022</text:p>
          </table:table-cell>
          <table:table-cell office:value-type="string" office:value="No momento não possuo uma secretaria para cuidar desses assuntos, por isso acabo demorando um pouco para responder meus e-mails. Mas, no site da clínica, minha agenda fica exposta para que todos possam procurar o horário de atendimento mais adequado.">
            <text:p>No momento não possuo uma secretaria para cuidar desses assuntos, por isso acabo demorando um pouco para responder meus e-mails. Mas, no site da clínica, minha agenda fica exposta para que todos possam procurar o horário de atendimento mais adequado.</text:p>
          </table:table-cell>
        </table:table-row>
        <table:table-row>
          <table:table-cell office:value-type="float" office:value="1428">
            <text:p>1428</text:p>
          </table:table-cell>
          <table:table-cell office:value-type="date" office:date-value="2022-07-26T00:00:00">
            <text:p>Tue Jul 26 00:00:00 2022</text:p>
          </table:table-cell>
          <table:table-cell office:value-type="string" office:value="O preço da consulta particular é R$300,00. Porém, trabalho basicamente com todos os planos de saúde, preciso confirmar se esse seu plano faz parte de algum grupo que eu atenda. Em breve lhe retorno com a resposta.">
            <text:p>O preço da consulta particular é R$300,00. Porém, trabalho basicamente com todos os planos de saúde, preciso confirmar se esse seu plano faz parte de algum grupo que eu atenda. Em breve lhe retorno com a resposta.</text:p>
          </table:table-cell>
        </table:table-row>
        <table:table-row>
          <table:table-cell office:value-type="float" office:value="1429">
            <text:p>1429</text:p>
          </table:table-cell>
          <table:table-cell office:value-type="date" office:date-value="2022-07-26T00:00:00">
            <text:p>Tue Jul 26 00:00:00 2022</text:p>
          </table:table-cell>
          <table:table-cell office:value-type="string" office:value="Os pacientes com maior chance de sucesso são aqueles que reconhecem o problema e buscam ajuda profissional o mais cedo possível. Portanto, você está no caminho certo, vamos agendá-lo para depois de amanhã.">
            <text:p>Os pacientes com maior chance de sucesso são aqueles que reconhecem o problema e buscam ajuda profissional o mais cedo possível. Portanto, você está no caminho certo, vamos agendá-lo para depois de amanhã.</text:p>
          </table:table-cell>
        </table:table-row>
        <table:table-row>
          <table:table-cell office:value-type="float" office:value="1430">
            <text:p>1430</text:p>
          </table:table-cell>
          <table:table-cell office:value-type="date" office:date-value="2022-07-26T00:00:00">
            <text:p>Tue Jul 26 00:00:00 2022</text:p>
          </table:table-cell>
          <table:table-cell office:value-type="string" office:value="Vou procurar um centro especializado em distúrbios de refluxo para lhe recomendar. Minha especialidade é em outras áreas do sono.">
            <text:p>Vou procurar um centro especializado em distúrbios de refluxo para lhe recomendar. Minha especialidade é em outras áreas do sono.</text:p>
          </table:table-cell>
        </table:table-row>
      </table:table>
      <table:table table:name="140">
        <table:table-row>
          <table:table-cell office:value-type="string" office:value="id_base">
            <text:p>id_base</text:p>
          </table:table-cell>
          <table:table-cell office:value-type="float" office:value="140">
            <text:p>140</text:p>
          </table:table-cell>
        </table:table-row>
        <table:table-row>
          <table:table-cell office:value-type="string" office:value="area">
            <text:p>area</text:p>
          </table:table-cell>
          <table:table-cell office:value-type="string" office:value="ensino">
            <text:p>ensin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431">
            <text:p>1431</text:p>
          </table:table-cell>
          <table:table-cell office:value-type="date" office:date-value="2022-09-02T00:00:00">
            <text:p>Fri Sep  2 00:00:00 2022</text:p>
          </table:table-cell>
          <table:table-cell office:value-type="string" office:value="Boa tarde a todos. Sejam bem-vindos de volta! Envio para vocês os calendários de todas as turmas do ensino médio. Caso não haja nenhum conflito, enviaremos os calendários para os alunos e para os responsáveis.">
            <text:p>Boa tarde a todos. Sejam bem-vindos de volta! Envio para vocês os calendários de todas as turmas do ensino médio. Caso não haja nenhum conflito, enviaremos os calendários para os alunos e para os responsáveis.</text:p>
          </table:table-cell>
        </table:table-row>
        <table:table-row>
          <table:table-cell office:value-type="float" office:value="1432">
            <text:p>1432</text:p>
          </table:table-cell>
          <table:table-cell office:value-type="date" office:date-value="2022-09-02T00:00:00">
            <text:p>Fri Sep  2 00:00:00 2022</text:p>
          </table:table-cell>
          <table:table-cell office:value-type="string" office:value="Boa tarde a todos os colaboradores e responsáveis. A colação de grau foi remarcada para o dia trinta de março. Hoje à noite realizaremos uma reunião para apresentar os planos de adesão e esclarecer dúvidas. ">
            <text:p>Boa tarde a todos os colaboradores e responsáveis. A colação de grau foi remarcada para o dia trinta de março. Hoje à noite realizaremos uma reunião para apresentar os planos de adesão e esclarecer dúvidas. </text:p>
          </table:table-cell>
        </table:table-row>
        <table:table-row>
          <table:table-cell office:value-type="float" office:value="1433">
            <text:p>1433</text:p>
          </table:table-cell>
          <table:table-cell office:value-type="date" office:date-value="2022-09-02T00:00:00">
            <text:p>Fri Sep  2 00:00:00 2022</text:p>
          </table:table-cell>
          <table:table-cell office:value-type="string" office:value="Bom dia. Infelizmente não será possível fazer a mudança da emenda do feriado, pois nesse dia será realizado o simulado geral. A data é previamente definida pelo sistema de ensino e todas as escolas parceiras do Brasil farão a prova no mesmo dia.">
            <text:p>Bom dia. Infelizmente não será possível fazer a mudança da emenda do feriado, pois nesse dia será realizado o simulado geral. A data é previamente definida pelo sistema de ensino e todas as escolas parceiras do Brasil farão a prova no mesmo dia.</text:p>
          </table:table-cell>
        </table:table-row>
        <table:table-row>
          <table:table-cell office:value-type="float" office:value="1434">
            <text:p>1434</text:p>
          </table:table-cell>
          <table:table-cell office:value-type="date" office:date-value="2022-09-02T00:00:00">
            <text:p>Fri Sep  2 00:00:00 2022</text:p>
          </table:table-cell>
          <table:table-cell office:value-type="string" office:value="Conforme previsto no calendário, iniciaremos nesta semana as provas trimestrais do ensino médio. As questões devem ser enviadas para a coordenação de área até o dia dezoito de setembro, para que haja tempo hábil para o envio para a editoração.">
            <text:p>Conforme previsto no calendário, iniciaremos nesta semana as provas trimestrais do ensino médio. As questões devem ser enviadas para a coordenação de área até o dia dezoito de setembro, para que haja tempo hábil para o envio para a editoração.</text:p>
          </table:table-cell>
        </table:table-row>
        <table:table-row>
          <table:table-cell office:value-type="float" office:value="1435">
            <text:p>1435</text:p>
          </table:table-cell>
          <table:table-cell office:value-type="date" office:date-value="2022-09-02T00:00:00">
            <text:p>Fri Sep  2 00:00:00 2022</text:p>
          </table:table-cell>
          <table:table-cell office:value-type="string" office:value="Em virtude da pandemia de SARS-COVID-19, adiaremos a realização da colação de grau, prevista no calendário para o dia dezesseis de dezembro. Conforme obtivermos mais informações da secretaria de ensino, informaremos a vocês as providências a serem tomadas.">
            <text:p>Em virtude da pandemia de SARS-COVID-19, adiaremos a realização da colação de grau, prevista no calendário para o dia dezesseis de dezembro. Conforme obtivermos mais informações da secretaria de ensino, informaremos a vocês as providências a serem tomadas.</text:p>
          </table:table-cell>
        </table:table-row>
        <table:table-row>
          <table:table-cell office:value-type="float" office:value="1436">
            <text:p>1436</text:p>
          </table:table-cell>
          <table:table-cell office:value-type="date" office:date-value="2022-09-02T00:00:00">
            <text:p>Fri Sep  2 00:00:00 2022</text:p>
          </table:table-cell>
          <table:table-cell office:value-type="string" office:value="Hoje o nosso sistema de lançamento de notas está sofrendo com diversas instabilidades. Asseguro, no entanto, que as notas já lançadas não foram deletadas. Porém, aguardem até o fim do dia para digitar as demais, pois a equipe de informática está trabalhando para estabilizar o sistema.">
            <text:p>Hoje o nosso sistema de lançamento de notas está sofrendo com diversas instabilidades. Asseguro, no entanto, que as notas já lançadas não foram deletadas. Porém, aguardem até o fim do dia para digitar as demais, pois a equipe de informática está trabalhando para estabilizar o sistema.</text:p>
          </table:table-cell>
        </table:table-row>
        <table:table-row>
          <table:table-cell office:value-type="float" office:value="1437">
            <text:p>1437</text:p>
          </table:table-cell>
          <table:table-cell office:value-type="date" office:date-value="2022-09-02T00:00:00">
            <text:p>Fri Sep  2 00:00:00 2022</text:p>
          </table:table-cell>
          <table:table-cell office:value-type="string" office:value="Infelizmente não será possível fazer essa alteração no calendário, pois já enviamos as datas para os alunos. Isso só pode ser no início, conforme vocês foram orientados em e-mail enviado em fevereiro.">
            <text:p>Infelizmente não será possível fazer essa alteração no calendário, pois já enviamos as datas para os alunos. Isso só pode ser no início, conforme vocês foram orientados em e-mail enviado em fevereiro.</text:p>
          </table:table-cell>
        </table:table-row>
        <table:table-row>
          <table:table-cell office:value-type="float" office:value="1438">
            <text:p>1438</text:p>
          </table:table-cell>
          <table:table-cell office:value-type="date" office:date-value="2022-09-02T00:00:00">
            <text:p>Fri Sep  2 00:00:00 2022</text:p>
          </table:table-cell>
          <table:table-cell office:value-type="string" office:value="Olá, João. Infelizmente não será possível providenciar mais convites para a colação, pois já estamos contando com a capacidade máxima do anfiteatro da escola. É possível, no entanto, conversar com outros pais para verificar se há convites sobrando.">
            <text:p>Olá, João. Infelizmente não será possível providenciar mais convites para a colação, pois já estamos contando com a capacidade máxima do anfiteatro da escola. É possível, no entanto, conversar com outros pais para verificar se há convites sobrando.</text:p>
          </table:table-cell>
        </table:table-row>
        <table:table-row>
          <table:table-cell office:value-type="float" office:value="1439">
            <text:p>1439</text:p>
          </table:table-cell>
          <table:table-cell office:value-type="date" office:date-value="2022-09-02T00:00:00">
            <text:p>Fri Sep  2 00:00:00 2022</text:p>
          </table:table-cell>
          <table:table-cell office:value-type="string" office:value="Segue em anexo a versão final do calendário deste ano letivo. Fiz as alterações conforme as solicitações de vocês. Por favor, verifiquem se não há nenhum novo conflito. Gostaria de aproveitar para agradecer mais uma vez pela parceria da equipe. ">
            <text:p>Segue em anexo a versão final do calendário deste ano letivo. Fiz as alterações conforme as solicitações de vocês. Por favor, verifiquem se não há nenhum novo conflito. Gostaria de aproveitar para agradecer mais uma vez pela parceria da equipe. </text:p>
          </table:table-cell>
        </table:table-row>
        <table:table-row>
          <table:table-cell office:value-type="float" office:value="1440">
            <text:p>1440</text:p>
          </table:table-cell>
          <table:table-cell office:value-type="date" office:date-value="2022-09-02T00:00:00">
            <text:p>Fri Sep  2 00:00:00 2022</text:p>
          </table:table-cell>
          <table:table-cell office:value-type="string" office:value="Todas as notas devem ser lançadas até o dia vinte e dois de agosto. Reforço a importância do cumprimento do prazo, pois precisamos verificar todas as notas antes do lançamento do boletim. Qualquer problema com o sistema deve ser reportado para a equipe de informática, para que se resolva o mais rápido possível.">
            <text:p>Todas as notas devem ser lançadas até o dia vinte e dois de agosto. Reforço a importância do cumprimento do prazo, pois precisamos verificar todas as notas antes do lançamento do boletim. Qualquer problema com o sistema deve ser reportado para a equipe de informática, para que se resolva o mais rápido possível.</text:p>
          </table:table-cell>
        </table:table-row>
      </table:table>
      <table:table table:name="141">
        <table:table-row>
          <table:table-cell office:value-type="string" office:value="id_base">
            <text:p>id_base</text:p>
          </table:table-cell>
          <table:table-cell office:value-type="float" office:value="141">
            <text:p>141</text:p>
          </table:table-cell>
        </table:table-row>
        <table:table-row>
          <table:table-cell office:value-type="string" office:value="area">
            <text:p>area</text:p>
          </table:table-cell>
          <table:table-cell office:value-type="string" office:value="ensino">
            <text:p>ensin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441">
            <text:p>1441</text:p>
          </table:table-cell>
          <table:table-cell office:value-type="date" office:date-value="2022-08-31T00:00:00">
            <text:p>Wed Aug 31 00:00:00 2022</text:p>
          </table:table-cell>
          <table:table-cell office:value-type="string" office:value="Bom dia. Não consta no calendário as datas de lançamento de notas do terceiro trimestre. Além disso, há um simulado marcado na semana da viagem de estudo do meio do segundo ano.">
            <text:p>Bom dia. Não consta no calendário as datas de lançamento de notas do terceiro trimestre. Além disso, há um simulado marcado na semana da viagem de estudo do meio do segundo ano.</text:p>
          </table:table-cell>
        </table:table-row>
        <table:table-row>
          <table:table-cell office:value-type="float" office:value="1442">
            <text:p>1442</text:p>
          </table:table-cell>
          <table:table-cell office:value-type="date" office:date-value="2022-08-31T00:00:00">
            <text:p>Wed Aug 31 00:00:00 2022</text:p>
          </table:table-cell>
          <table:table-cell office:value-type="string" office:value="As alterações estão adequadas. Gostaria de saber se seria possível transferir a folga dada no dia a dia dos professores para o dia onze de outubro, de modo a emendar o feriado do dia doze. Creio que essa pausa seria benéfica tanto para alunos como para professores.">
            <text:p>As alterações estão adequadas. Gostaria de saber se seria possível transferir a folga dada no dia a dia dos professores para o dia onze de outubro, de modo a emendar o feriado do dia doze. Creio que essa pausa seria benéfica tanto para alunos como para professores.</text:p>
          </table:table-cell>
        </table:table-row>
        <table:table-row>
          <table:table-cell office:value-type="float" office:value="1443">
            <text:p>1443</text:p>
          </table:table-cell>
          <table:table-cell office:value-type="date" office:date-value="2022-08-31T00:00:00">
            <text:p>Wed Aug 31 00:00:00 2022</text:p>
          </table:table-cell>
          <table:table-cell office:value-type="string" office:value="Boa tarde. Pretendo fazer uma atividade interdisciplinar com o professor de sociologia. Vamos passar para os alunos o filme “A Onda” e, em seguida, realizaremos um debate. Para isso, precisamos da sala multimídia, em quais datas  neste mês ela estará disponível?">
            <text:p>Boa tarde. Pretendo fazer uma atividade interdisciplinar com o professor de sociologia. Vamos passar para os alunos o filme “A Onda” e, em seguida, realizaremos um debate. Para isso, precisamos da sala multimídia, em quais datas  neste mês ela estará disponível?</text:p>
          </table:table-cell>
        </table:table-row>
        <table:table-row>
          <table:table-cell office:value-type="float" office:value="1444">
            <text:p>1444</text:p>
          </table:table-cell>
          <table:table-cell office:value-type="date" office:date-value="2022-08-31T00:00:00">
            <text:p>Wed Aug 31 00:00:00 2022</text:p>
          </table:table-cell>
          <table:table-cell office:value-type="string" office:value="Boa tarde. Seguem anexas as provas de gramática e redação do primeiro ano para avaliação. Lembrando que o tema da redação foi passado previamente aos alunos, que realizaram seminários, por isso não há coletânea. Estou à disposição para eventuais esclarecimentos.">
            <text:p>Boa tarde. Seguem anexas as provas de gramática e redação do primeiro ano para avaliação. Lembrando que o tema da redação foi passado previamente aos alunos, que realizaram seminários, por isso não há coletânea. Estou à disposição para eventuais esclarecimentos.</text:p>
          </table:table-cell>
        </table:table-row>
        <table:table-row>
          <table:table-cell office:value-type="float" office:value="1445">
            <text:p>1445</text:p>
          </table:table-cell>
          <table:table-cell office:value-type="date" office:date-value="2022-08-31T00:00:00">
            <text:p>Wed Aug 31 00:00:00 2022</text:p>
          </table:table-cell>
          <table:table-cell office:value-type="string" office:value="Estou enviando esse e-mail para confirmar a reserva da sala multimídia para o dia vinte e três de setembro nas três primeiras aulas da manhã.">
            <text:p>Estou enviando esse e-mail para confirmar a reserva da sala multimídia para o dia vinte e três de setembro nas três primeiras aulas da manhã.</text:p>
          </table:table-cell>
        </table:table-row>
        <table:table-row>
          <table:table-cell office:value-type="float" office:value="1446">
            <text:p>1446</text:p>
          </table:table-cell>
          <table:table-cell office:value-type="date" office:date-value="2022-08-31T00:00:00">
            <text:p>Wed Aug 31 00:00:00 2022</text:p>
          </table:table-cell>
          <table:table-cell office:value-type="string" office:value="Gostaria de perguntar se é possível fazer a prova semanal com uma questão de múltipla escolha e uma questão dissertativa. Estou perguntando isso porque os estudantes estão demorando demais para finalizar a prova. Logo, pressuponho que o problema esteja na quantidade de questões dissertativas, que levam mais tempo para serem respondidas.">
            <text:p>Gostaria de perguntar se é possível fazer a prova semanal com uma questão de múltipla escolha e uma questão dissertativa. Estou perguntando isso porque os estudantes estão demorando demais para finalizar a prova. Logo, pressuponho que o problema esteja na quantidade de questões dissertativas, que levam mais tempo para serem respondidas.</text:p>
          </table:table-cell>
        </table:table-row>
        <table:table-row>
          <table:table-cell office:value-type="float" office:value="1447">
            <text:p>1447</text:p>
          </table:table-cell>
          <table:table-cell office:value-type="date" office:date-value="2022-08-31T00:00:00">
            <text:p>Wed Aug 31 00:00:00 2022</text:p>
          </table:table-cell>
          <table:table-cell office:value-type="string" office:value="Gostaria de saber qual é a data máxima para o lançamento das notas do segundo trimestre. Procurei no calendário, porém essa informação não consta lá.">
            <text:p>Gostaria de saber qual é a data máxima para o lançamento das notas do segundo trimestre. Procurei no calendário, porém essa informação não consta lá.</text:p>
          </table:table-cell>
        </table:table-row>
        <table:table-row>
          <table:table-cell office:value-type="float" office:value="1448">
            <text:p>1448</text:p>
          </table:table-cell>
          <table:table-cell office:value-type="date" office:date-value="2022-08-31T00:00:00">
            <text:p>Wed Aug 31 00:00:00 2022</text:p>
          </table:table-cell>
          <table:table-cell office:value-type="string" office:value="Gostaria de saber se é possível adiar a aplicação da minha prova, prevista em calendário para o dia vinte de setembro, para primeiro de outubro. Devido ao feriado de sete de setembro e às aplicações de simulado, eu acabei dando menos aulas para uma das turmas de segundo, por isso precisaria de uma semana a mais de prazo para equipará-los.">
            <text:p>Gostaria de saber se é possível adiar a aplicação da minha prova, prevista em calendário para o dia vinte de setembro, para primeiro de outubro. Devido ao feriado de sete de setembro e às aplicações de simulado, eu acabei dando menos aulas para uma das turmas de segundo, por isso precisaria de uma semana a mais de prazo para equipará-los.</text:p>
          </table:table-cell>
        </table:table-row>
        <table:table-row>
          <table:table-cell office:value-type="float" office:value="1449">
            <text:p>1449</text:p>
          </table:table-cell>
          <table:table-cell office:value-type="date" office:date-value="2022-08-31T00:00:00">
            <text:p>Wed Aug 31 00:00:00 2022</text:p>
          </table:table-cell>
          <table:table-cell office:value-type="string" office:value="Realmente, o comando da questão dois não está claro. Os alunos primeiramente devem interpretar o verso do poema para depois fazer a análise sintática. Vou reescrever do jeito que você sugeriu.">
            <text:p>Realmente, o comando da questão dois não está claro. Os alunos primeiramente devem interpretar o verso do poema para depois fazer a análise sintática. Vou reescrever do jeito que você sugeriu.</text:p>
          </table:table-cell>
        </table:table-row>
        <table:table-row>
          <table:table-cell office:value-type="float" office:value="1450">
            <text:p>1450</text:p>
          </table:table-cell>
          <table:table-cell office:value-type="date" office:date-value="2022-08-31T00:00:00">
            <text:p>Wed Aug 31 00:00:00 2022</text:p>
          </table:table-cell>
          <table:table-cell office:value-type="string" office:value="Segue anexa a lista de livros paradidáticos deste ano letivo. Precisarei de um exemplar do professor para cada um e a lista deve ser liberada para os responsáveis no máximo até o dia quinze de fevereiro.">
            <text:p>Segue anexa a lista de livros paradidáticos deste ano letivo. Precisarei de um exemplar do professor para cada um e a lista deve ser liberada para os responsáveis no máximo até o dia quinze de fevereiro.</text:p>
          </table:table-cell>
        </table:table-row>
      </table:table>
      <table:table table:name="142">
        <table:table-row>
          <table:table-cell office:value-type="string" office:value="id_base">
            <text:p>id_base</text:p>
          </table:table-cell>
          <table:table-cell office:value-type="float" office:value="142">
            <text:p>142</text:p>
          </table:table-cell>
        </table:table-row>
        <table:table-row>
          <table:table-cell office:value-type="string" office:value="area">
            <text:p>area</text:p>
          </table:table-cell>
          <table:table-cell office:value-type="string" office:value="ensino">
            <text:p>ensin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451">
            <text:p>1451</text:p>
          </table:table-cell>
          <table:table-cell office:value-type="date" office:date-value="2022-09-05T00:00:00">
            <text:p>Mon Sep  5 00:00:00 2022</text:p>
          </table:table-cell>
          <table:table-cell office:value-type="string" office:value="Informo que todas as turmas foram cadastradas no site do diário eletrônico. Peço para que verifiquem se os horários das aulas estão corretos, para que seja possível o lançamento de presenças.">
            <text:p>Informo que todas as turmas foram cadastradas no site do diário eletrônico. Peço para que verifiquem se os horários das aulas estão corretos, para que seja possível o lançamento de presenças.</text:p>
          </table:table-cell>
        </table:table-row>
        <table:table-row>
          <table:table-cell office:value-type="float" office:value="1452">
            <text:p>1452</text:p>
          </table:table-cell>
          <table:table-cell office:value-type="date" office:date-value="2022-09-05T00:00:00">
            <text:p>Mon Sep  5 00:00:00 2022</text:p>
          </table:table-cell>
          <table:table-cell office:value-type="string" office:value="Isso acontece porque todos os alunos estão acessando a rede wi-fi ao mesmo tempo, o que sobrecarrega a conexão. Vou mudar a senha para derrubar os acessos deles.">
            <text:p>Isso acontece porque todos os alunos estão acessando a rede wi-fi ao mesmo tempo, o que sobrecarrega a conexão. Vou mudar a senha para derrubar os acessos deles.</text:p>
          </table:table-cell>
        </table:table-row>
        <table:table-row>
          <table:table-cell office:value-type="float" office:value="1453">
            <text:p>1453</text:p>
          </table:table-cell>
          <table:table-cell office:value-type="date" office:date-value="2022-09-05T00:00:00">
            <text:p>Mon Sep  5 00:00:00 2022</text:p>
          </table:table-cell>
          <table:table-cell office:value-type="string" office:value="Está me parecendo que o problema é com a tela mesmo, está toda pixelada. Você vai precisar trocá-la. Se quiser, tenho uma indicação de loja de informática confiável na Santa Ifigênia.">
            <text:p>Está me parecendo que o problema é com a tela mesmo, está toda pixelada. Você vai precisar trocá-la. Se quiser, tenho uma indicação de loja de informática confiável na Santa Ifigênia.</text:p>
          </table:table-cell>
        </table:table-row>
        <table:table-row>
          <table:table-cell office:value-type="float" office:value="1454">
            <text:p>1454</text:p>
          </table:table-cell>
          <table:table-cell office:value-type="date" office:date-value="2022-09-05T00:00:00">
            <text:p>Mon Sep  5 00:00:00 2022</text:p>
          </table:table-cell>
          <table:table-cell office:value-type="string" office:value="O programa precisa de pelo menos cinco gigas de memória-RAM  para rodar adequadamente. É necessário trocar o HD da sua máquina ou eventualmente adquirir um notebook novo.">
            <text:p>O programa precisa de pelo menos cinco gigas de memória-RAM  para rodar adequadamente. É necessário trocar o HD da sua máquina ou eventualmente adquirir um notebook novo.</text:p>
          </table:table-cell>
        </table:table-row>
        <table:table-row>
          <table:table-cell office:value-type="float" office:value="1455">
            <text:p>1455</text:p>
          </table:table-cell>
          <table:table-cell office:value-type="date" office:date-value="2022-09-05T00:00:00">
            <text:p>Mon Sep  5 00:00:00 2022</text:p>
          </table:table-cell>
          <table:table-cell office:value-type="string" office:value="O projetor da sala sete foi trocado recentemente, o mais provável é que o impedimento esteja na conexão dos cabos. Verifique, por favor, se não há nenhum cabo solto.">
            <text:p>O projetor da sala sete foi trocado recentemente, o mais provável é que o impedimento esteja na conexão dos cabos. Verifique, por favor, se não há nenhum cabo solto.</text:p>
          </table:table-cell>
        </table:table-row>
        <table:table-row>
          <table:table-cell office:value-type="float" office:value="1456">
            <text:p>1456</text:p>
          </table:table-cell>
          <table:table-cell office:value-type="date" office:date-value="2022-09-05T00:00:00">
            <text:p>Mon Sep  5 00:00:00 2022</text:p>
          </table:table-cell>
          <table:table-cell office:value-type="string" office:value="O site do colégio está enfrentando instabilidades hoje. Estamos trabalhando para resolvê-las, peço por favor que não subam novos arquivos até que a situação esteja resolvida.">
            <text:p>O site do colégio está enfrentando instabilidades hoje. Estamos trabalhando para resolvê-las, peço por favor que não subam novos arquivos até que a situação esteja resolvida.</text:p>
          </table:table-cell>
        </table:table-row>
        <table:table-row>
          <table:table-cell office:value-type="float" office:value="1457">
            <text:p>1457</text:p>
          </table:table-cell>
          <table:table-cell office:value-type="date" office:date-value="2022-09-05T00:00:00">
            <text:p>Mon Sep  5 00:00:00 2022</text:p>
          </table:table-cell>
          <table:table-cell office:value-type="string" office:value="Os computadores da escola estão configurados para não acessar nenhuma rede social, por isso a tela foi bloqueada. Vou criar para você um login específico para funcionários, assim isso não ocorrerá novamente.">
            <text:p>Os computadores da escola estão configurados para não acessar nenhuma rede social, por isso a tela foi bloqueada. Vou criar para você um login específico para funcionários, assim isso não ocorrerá novamente.</text:p>
          </table:table-cell>
        </table:table-row>
        <table:table-row>
          <table:table-cell office:value-type="float" office:value="1458">
            <text:p>1458</text:p>
          </table:table-cell>
          <table:table-cell office:value-type="date" office:date-value="2022-09-05T00:00:00">
            <text:p>Mon Sep  5 00:00:00 2022</text:p>
          </table:table-cell>
          <table:table-cell office:value-type="string" office:value="Para acessar o horário das aulas, é preciso clicar no menu à esquerda da tela e selecionar a turma desejada. Quando o nome dos alunos aparecer, é só clicar sobre aqueles que faltaram.">
            <text:p>Para acessar o horário das aulas, é preciso clicar no menu à esquerda da tela e selecionar a turma desejada. Quando o nome dos alunos aparecer, é só clicar sobre aqueles que faltaram.</text:p>
          </table:table-cell>
        </table:table-row>
        <table:table-row>
          <table:table-cell office:value-type="float" office:value="1459">
            <text:p>1459</text:p>
          </table:table-cell>
          <table:table-cell office:value-type="date" office:date-value="2022-09-05T00:00:00">
            <text:p>Mon Sep  5 00:00:00 2022</text:p>
          </table:table-cell>
          <table:table-cell office:value-type="string" office:value="Seu computador precisa de um adaptador HDMI para poder ser conectado ao projetor. O colégio disponibiliza alguns para empréstimo, podemos fazer um teste no intervalo das aulas.">
            <text:p>Seu computador precisa de um adaptador HDMI para poder ser conectado ao projetor. O colégio disponibiliza alguns para empréstimo, podemos fazer um teste no intervalo das aulas.</text:p>
          </table:table-cell>
        </table:table-row>
        <table:table-row>
          <table:table-cell office:value-type="float" office:value="1460">
            <text:p>1460</text:p>
          </table:table-cell>
          <table:table-cell office:value-type="date" office:date-value="2022-09-05T00:00:00">
            <text:p>Mon Sep  5 00:00:00 2022</text:p>
          </table:table-cell>
          <table:table-cell office:value-type="string" office:value="Solicito a todos que atualizem o cadastro de vocês no sistema de comunicação do colégio. Esse procedimento é necessário para que não percam nenhuma mensagem importante.">
            <text:p>Solicito a todos que atualizem o cadastro de vocês no sistema de comunicação do colégio. Esse procedimento é necessário para que não percam nenhuma mensagem importante.</text:p>
          </table:table-cell>
        </table:table-row>
      </table:table>
      <table:table table:name="143">
        <table:table-row>
          <table:table-cell office:value-type="string" office:value="id_base">
            <text:p>id_base</text:p>
          </table:table-cell>
          <table:table-cell office:value-type="float" office:value="143">
            <text:p>143</text:p>
          </table:table-cell>
        </table:table-row>
        <table:table-row>
          <table:table-cell office:value-type="string" office:value="area">
            <text:p>area</text:p>
          </table:table-cell>
          <table:table-cell office:value-type="string" office:value="agencia viagens">
            <text:p>agencia viagens</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461">
            <text:p>1461</text:p>
          </table:table-cell>
          <table:table-cell office:value-type="date" office:date-value="2022-10-07T00:00:00">
            <text:p>Fri Oct  7 00:00:00 2022</text:p>
          </table:table-cell>
          <table:table-cell office:value-type="string" office:value="A promoção para Cancún já se encerrou. No entanto, estamos com promoções para viagens a destinos nacionais nos meses de setembro e outubro. Envio em anexo alguns folders para você dar uma olhada.">
            <text:p>A promoção para Cancún já se encerrou. No entanto, estamos com promoções para viagens a destinos nacionais nos meses de setembro e outubro. Envio em anexo alguns folders para você dar uma olhada.</text:p>
          </table:table-cell>
        </table:table-row>
        <table:table-row>
          <table:table-cell office:value-type="float" office:value="1462">
            <text:p>1462</text:p>
          </table:table-cell>
          <table:table-cell office:value-type="date" office:date-value="2022-10-07T00:00:00">
            <text:p>Fri Oct  7 00:00:00 2022</text:p>
          </table:table-cell>
          <table:table-cell office:value-type="string" office:value="A tarifa promocional só está disponível para os quartos standard. Porém, é possível conseguir descontos nos quartos plus ao fazer reservas não-reembolsáveis.">
            <text:p>A tarifa promocional só está disponível para os quartos standard. Porém, é possível conseguir descontos nos quartos plus ao fazer reservas não-reembolsáveis.</text:p>
          </table:table-cell>
        </table:table-row>
        <table:table-row>
          <table:table-cell office:value-type="float" office:value="1463">
            <text:p>1463</text:p>
          </table:table-cell>
          <table:table-cell office:value-type="date" office:date-value="2022-10-07T00:00:00">
            <text:p>Fri Oct  7 00:00:00 2022</text:p>
          </table:table-cell>
          <table:table-cell office:value-type="string" office:value="Aceitamos pagamento parcelado em boleto ou cartão de crédito. O desconto de três por cento à vista, no entanto, é apenas para pacotes pagos à vista, via transferência bancária.">
            <text:p>Aceitamos pagamento parcelado em boleto ou cartão de crédito. O desconto de três por cento à vista, no entanto, é apenas para pacotes pagos à vista, via transferência bancária.</text:p>
          </table:table-cell>
        </table:table-row>
        <table:table-row>
          <table:table-cell office:value-type="float" office:value="1464">
            <text:p>1464</text:p>
          </table:table-cell>
          <table:table-cell office:value-type="date" office:date-value="2022-10-07T00:00:00">
            <text:p>Fri Oct  7 00:00:00 2022</text:p>
          </table:table-cell>
          <table:table-cell office:value-type="string" office:value="Não é necessário tirar visto para Punta Cana. Seguem anexas algumas propagandas dos resorts com os quais trabalhamos.">
            <text:p>Não é necessário tirar visto para Punta Cana. Seguem anexas algumas propagandas dos resorts com os quais trabalhamos.</text:p>
          </table:table-cell>
        </table:table-row>
        <table:table-row>
          <table:table-cell office:value-type="float" office:value="1465">
            <text:p>1465</text:p>
          </table:table-cell>
          <table:table-cell office:value-type="date" office:date-value="2022-10-07T00:00:00">
            <text:p>Fri Oct  7 00:00:00 2022</text:p>
          </table:table-cell>
          <table:table-cell office:value-type="string" office:value="Nessa época do ano é interessante escolher algum destino do nordeste, Porto de Galinhas ou Natal, por exemplo. O clima é ensolarado e não há incidência de chuvas.">
            <text:p>Nessa época do ano é interessante escolher algum destino do nordeste, Porto de Galinhas ou Natal, por exemplo. O clima é ensolarado e não há incidência de chuvas.</text:p>
          </table:table-cell>
        </table:table-row>
        <table:table-row>
          <table:table-cell office:value-type="float" office:value="1466">
            <text:p>1466</text:p>
          </table:table-cell>
          <table:table-cell office:value-type="date" office:date-value="2022-10-07T00:00:00">
            <text:p>Fri Oct  7 00:00:00 2022</text:p>
          </table:table-cell>
          <table:table-cell office:value-type="string" office:value="O pacote de uma semana na pousada do Rio Quente pode ser parcelado em até dez vezes sem juros. Ao fazer o pagamento à vista, concedemos três por cento de desconto.">
            <text:p>O pacote de uma semana na pousada do Rio Quente pode ser parcelado em até dez vezes sem juros. Ao fazer o pagamento à vista, concedemos três por cento de desconto.</text:p>
          </table:table-cell>
        </table:table-row>
        <table:table-row>
          <table:table-cell office:value-type="float" office:value="1467">
            <text:p>1467</text:p>
          </table:table-cell>
          <table:table-cell office:value-type="date" office:date-value="2022-10-07T00:00:00">
            <text:p>Fri Oct  7 00:00:00 2022</text:p>
          </table:table-cell>
          <table:table-cell office:value-type="string" office:value="Para Curitiba temos pacotes de cinco e de sete dias com aéreo incluído. É uma cidade com muitas opções de atividades culturais, como o museu Niemeyer e a Ópera de Arame, e muito verde, como no Jardim Botânico e Parque Tanguá. Seguem alguns de nossos links explicativos.">
            <text:p>Para Curitiba temos pacotes de cinco e de sete dias com aéreo incluído. É uma cidade com muitas opções de atividades culturais, como o museu Niemeyer e a Ópera de Arame, e muito verde, como no Jardim Botânico e Parque Tanguá. Seguem alguns de nossos links explicativos.</text:p>
          </table:table-cell>
        </table:table-row>
        <table:table-row>
          <table:table-cell office:value-type="float" office:value="1468">
            <text:p>1468</text:p>
          </table:table-cell>
          <table:table-cell office:value-type="date" office:date-value="2022-10-07T00:00:00">
            <text:p>Fri Oct  7 00:00:00 2022</text:p>
          </table:table-cell>
          <table:table-cell office:value-type="string" office:value="Segue anexo o orçamento para quatro pessoas em resort all inclusive em Cancún. Lembrando que, ao fechar o pacote até quinze de outubro, tem quinze por cento de desconto.">
            <text:p>Segue anexo o orçamento para quatro pessoas em resort all inclusive em Cancún. Lembrando que, ao fechar o pacote até quinze de outubro, tem quinze por cento de desconto.</text:p>
          </table:table-cell>
        </table:table-row>
        <table:table-row>
          <table:table-cell office:value-type="float" office:value="1469">
            <text:p>1469</text:p>
          </table:table-cell>
          <table:table-cell office:value-type="date" office:date-value="2022-10-07T00:00:00">
            <text:p>Fri Oct  7 00:00:00 2022</text:p>
          </table:table-cell>
          <table:table-cell office:value-type="string" office:value="Seguem anexos os vouchers do transfer para Santos e os tickets de embarque no navio. Lembro que é extremamente importante respeitar o horário combinado. O embarque em Santos é extremamente demorado, atrasos no translado podem complicar ainda mais o trâmite.">
            <text:p>Seguem anexos os vouchers do transfer para Santos e os tickets de embarque no navio. Lembro que é extremamente importante respeitar o horário combinado. O embarque em Santos é extremamente demorado, atrasos no translado podem complicar ainda mais o trâmite.</text:p>
          </table:table-cell>
        </table:table-row>
        <table:table-row>
          <table:table-cell office:value-type="float" office:value="1470">
            <text:p>1470</text:p>
          </table:table-cell>
          <table:table-cell office:value-type="date" office:date-value="2022-10-07T00:00:00">
            <text:p>Fri Oct  7 00:00:00 2022</text:p>
          </table:table-cell>
          <table:table-cell office:value-type="string" office:value="Só é necessário solicitar o visto para o México caso você não tenha o visto americano. É possível fazer o agendamento pelo site, segue anexa a lista de documentos necessários para levar na embaixada.">
            <text:p>Só é necessário solicitar o visto para o México caso você não tenha o visto americano. É possível fazer o agendamento pelo site, segue anexa a lista de documentos necessários para levar na embaixada.</text:p>
          </table:table-cell>
        </table:table-row>
      </table:table>
      <table:table table:name="144">
        <table:table-row>
          <table:table-cell office:value-type="string" office:value="id_base">
            <text:p>id_base</text:p>
          </table:table-cell>
          <table:table-cell office:value-type="float" office:value="144">
            <text:p>144</text:p>
          </table:table-cell>
        </table:table-row>
        <table:table-row>
          <table:table-cell office:value-type="string" office:value="area">
            <text:p>area</text:p>
          </table:table-cell>
          <table:table-cell office:value-type="string" office:value="cuidados corporais">
            <text:p>cuidados corporais</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471">
            <text:p>1471</text:p>
          </table:table-cell>
          <table:table-cell office:value-type="date" office:date-value="2022-10-06T00:00:00">
            <text:p>Thu Oct  6 00:00:00 2022</text:p>
          </table:table-cell>
          <table:table-cell office:value-type="string" office:value="Nosso tratamento de criolipólise consiste em congelar a gordura, de modo a quebrar suas moléculas e facilitar a eliminação pelo organismo.O procedimento dura cerca de uma hora por região e o tempo de recuperação é de quinze dias. É possível diminuir até cinco centímetros em medidas após a primeira aplicação.">
            <text:p>Nosso tratamento de criolipólise consiste em congelar a gordura, de modo a quebrar suas moléculas e facilitar a eliminação pelo organismo.O procedimento dura cerca de uma hora por região e o tempo de recuperação é de quinze dias. É possível diminuir até cinco centímetros em medidas após a primeira aplicação.</text:p>
          </table:table-cell>
        </table:table-row>
        <table:table-row>
          <table:table-cell office:value-type="float" office:value="1472">
            <text:p>1472</text:p>
          </table:table-cell>
          <table:table-cell office:value-type="date" office:date-value="2022-10-06T00:00:00">
            <text:p>Thu Oct  6 00:00:00 2022</text:p>
          </table:table-cell>
          <table:table-cell office:value-type="string" office:value="A carboxiterapia é um procedimento que consiste na aplicação de gás carbônico sob a pele. O tratamento é eficaz na redução de medidas e amenização de celulite. Em termos de dor, muitas clientes relatam incômodo na aplicação, porém os resultados sempre compensam.">
            <text:p>A carboxiterapia é um procedimento que consiste na aplicação de gás carbônico sob a pele. O tratamento é eficaz na redução de medidas e amenização de celulite. Em termos de dor, muitas clientes relatam incômodo na aplicação, porém os resultados sempre compensam.</text:p>
          </table:table-cell>
        </table:table-row>
        <table:table-row>
          <table:table-cell office:value-type="float" office:value="1473">
            <text:p>1473</text:p>
          </table:table-cell>
          <table:table-cell office:value-type="date" office:date-value="2022-10-06T00:00:00">
            <text:p>Thu Oct  6 00:00:00 2022</text:p>
          </table:table-cell>
          <table:table-cell office:value-type="string" office:value="A massagem modeladora não é recomendada no período pós-operatório de lipoaspiração. Recomendamos primeiramente a realização de sessões de drenagem linfática durante o primeiro mês após a cirurgia. Se você tiver disponibilidade, agendamos um horário para tirar suas dúvidas.">
            <text:p>A massagem modeladora não é recomendada no período pós-operatório de lipoaspiração. Recomendamos primeiramente a realização de sessões de drenagem linfática durante o primeiro mês após a cirurgia. Se você tiver disponibilidade, agendamos um horário para tirar suas dúvidas.</text:p>
          </table:table-cell>
        </table:table-row>
        <table:table-row>
          <table:table-cell office:value-type="float" office:value="1474">
            <text:p>1474</text:p>
          </table:table-cell>
          <table:table-cell office:value-type="date" office:date-value="2022-10-06T00:00:00">
            <text:p>Thu Oct  6 00:00:00 2022</text:p>
          </table:table-cell>
          <table:table-cell office:value-type="string" office:value="A massagem modeladora promove a redução de medidas através de movimentos rápidos e vigorosos. Além disso, também auxilia a drenagem linfática, melhorando a circulação. Cada sessão dura entre uma hora e uma hora e meia, dependendo da estatura da cliente.">
            <text:p>A massagem modeladora promove a redução de medidas através de movimentos rápidos e vigorosos. Além disso, também auxilia a drenagem linfática, melhorando a circulação. Cada sessão dura entre uma hora e uma hora e meia, dependendo da estatura da cliente.</text:p>
          </table:table-cell>
        </table:table-row>
        <table:table-row>
          <table:table-cell office:value-type="float" office:value="1475">
            <text:p>1475</text:p>
          </table:table-cell>
          <table:table-cell office:value-type="date" office:date-value="2022-10-06T00:00:00">
            <text:p>Thu Oct  6 00:00:00 2022</text:p>
          </table:table-cell>
          <table:table-cell office:value-type="string" office:value="Estou enviando este e-mail para confirmar o horário de amanhã da sessão de micropigmentação. Lembrando que as sessões desmarcadas com menos de vinte e quatro horas de antecedência não podem ser reagendadas.">
            <text:p>Estou enviando este e-mail para confirmar o horário de amanhã da sessão de micropigmentação. Lembrando que as sessões desmarcadas com menos de vinte e quatro horas de antecedência não podem ser reagendadas.</text:p>
          </table:table-cell>
        </table:table-row>
        <table:table-row>
          <table:table-cell office:value-type="float" office:value="1476">
            <text:p>1476</text:p>
          </table:table-cell>
          <table:table-cell office:value-type="date" office:date-value="2022-10-06T00:00:00">
            <text:p>Thu Oct  6 00:00:00 2022</text:p>
          </table:table-cell>
          <table:table-cell office:value-type="string" office:value="Infelizmente não realizamos parcelamento por pix. Você pode parcelar o pacote via cartão de crédito ou pagar cada sessão por pix no dia de sua realização.">
            <text:p>Infelizmente não realizamos parcelamento por pix. Você pode parcelar o pacote via cartão de crédito ou pagar cada sessão por pix no dia de sua realização.</text:p>
          </table:table-cell>
        </table:table-row>
        <table:table-row>
          <table:table-cell office:value-type="float" office:value="1477">
            <text:p>1477</text:p>
          </table:table-cell>
          <table:table-cell office:value-type="date" office:date-value="2022-10-06T00:00:00">
            <text:p>Thu Oct  6 00:00:00 2022</text:p>
          </table:table-cell>
          <table:table-cell office:value-type="string" office:value="O pacote com dez sessões de Hecus mais massagem modeladora está saindo por oitocentos reais. Você pode parcelar em até seis vezes sem juros ou pagar à vista. No pagamento à vista oferecemos cinco por cento de desconto.">
            <text:p>O pacote com dez sessões de Hecus mais massagem modeladora está saindo por oitocentos reais. Você pode parcelar em até seis vezes sem juros ou pagar à vista. No pagamento à vista oferecemos cinco por cento de desconto.</text:p>
          </table:table-cell>
        </table:table-row>
        <table:table-row>
          <table:table-cell office:value-type="float" office:value="1478">
            <text:p>1478</text:p>
          </table:table-cell>
          <table:table-cell office:value-type="date" office:date-value="2022-10-06T00:00:00">
            <text:p>Thu Oct  6 00:00:00 2022</text:p>
          </table:table-cell>
          <table:table-cell office:value-type="string" office:value="O procedimento da criolipólise não é recomendado para pessoas com menos de cinquenta quilos, pois existe o risco de queimaduras no tecido muscular. Para esses casos, recomendamos a criofrequência, que não tem o impacto de tração.">
            <text:p>O procedimento da criolipólise não é recomendado para pessoas com menos de cinquenta quilos, pois existe o risco de queimaduras no tecido muscular. Para esses casos, recomendamos a criofrequência, que não tem o impacto de tração.</text:p>
          </table:table-cell>
        </table:table-row>
        <table:table-row>
          <table:table-cell office:value-type="float" office:value="1479">
            <text:p>1479</text:p>
          </table:table-cell>
          <table:table-cell office:value-type="date" office:date-value="2022-10-06T00:00:00">
            <text:p>Thu Oct  6 00:00:00 2022</text:p>
          </table:table-cell>
          <table:table-cell office:value-type="string" office:value="Para combater a flacidez no rosto, recomendamos os tratamentos de crio e radiofrequência. A criofrequência combina ondas de frio e calor, já a radiofrequência emite ondas de baixa frequência. Ambos os tratamentos são eficazes, fica a critério da pessoa. Algumas pessoas relatam sentir um incômodo muito grande na criofrequência facial, aí nesses casos mudamos para radiofrequência.">
            <text:p>Para combater a flacidez no rosto, recomendamos os tratamentos de crio e radiofrequência. A criofrequência combina ondas de frio e calor, já a radiofrequência emite ondas de baixa frequência. Ambos os tratamentos são eficazes, fica a critério da pessoa. Algumas pessoas relatam sentir um incômodo muito grande na criofrequência facial, aí nesses casos mudamos para radiofrequência.</text:p>
          </table:table-cell>
        </table:table-row>
        <table:table-row>
          <table:table-cell office:value-type="float" office:value="1480">
            <text:p>1480</text:p>
          </table:table-cell>
          <table:table-cell office:value-type="date" office:date-value="2022-10-06T00:00:00">
            <text:p>Thu Oct  6 00:00:00 2022</text:p>
          </table:table-cell>
          <table:table-cell office:value-type="string" office:value="Só temos horários disponíveis para reagendamento a partir do dia vinte de outubro. Se você preferir, podemos fazer a limpeza de pele hoje e o hidragloss, que é um procedimento mais demorado, posteriormente.">
            <text:p>Só temos horários disponíveis para reagendamento a partir do dia vinte de outubro. Se você preferir, podemos fazer a limpeza de pele hoje e o hidragloss, que é um procedimento mais demorado, posteriormente.</text:p>
          </table:table-cell>
        </table:table-row>
      </table:table>
      <table:table table:name="145">
        <table:table-row>
          <table:table-cell office:value-type="string" office:value="id_base">
            <text:p>id_base</text:p>
          </table:table-cell>
          <table:table-cell office:value-type="float" office:value="145">
            <text:p>145</text:p>
          </table:table-cell>
        </table:table-row>
        <table:table-row>
          <table:table-cell office:value-type="string" office:value="area">
            <text:p>area</text:p>
          </table:table-cell>
          <table:table-cell office:value-type="string" office:value="comercio culinario">
            <text:p>comercio culinari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481">
            <text:p>1481</text:p>
          </table:table-cell>
          <table:table-cell office:value-type="date" office:date-value="2022-10-07T00:00:00">
            <text:p>Fri Oct  7 00:00:00 2022</text:p>
          </table:table-cell>
          <table:table-cell office:value-type="string" office:value="Eu faço bolo red velvet sim. Os tamanhos variam entre quinze e vinte e cinco centímetros de diâmetro. Para uma festa com vinte convidados, recomendo o de vinte. Esse bolo pesa de três a três quilos e meio e serve até vinte e duas fatias.">
            <text:p>Eu faço bolo red velvet sim. Os tamanhos variam entre quinze e vinte e cinco centímetros de diâmetro. Para uma festa com vinte convidados, recomendo o de vinte. Esse bolo pesa de três a três quilos e meio e serve até vinte e duas fatias.</text:p>
          </table:table-cell>
        </table:table-row>
        <table:table-row>
          <table:table-cell office:value-type="float" office:value="1482">
            <text:p>1482</text:p>
          </table:table-cell>
          <table:table-cell office:value-type="date" office:date-value="2022-10-07T00:00:00">
            <text:p>Fri Oct  7 00:00:00 2022</text:p>
          </table:table-cell>
          <table:table-cell office:value-type="string" office:value="Eu faço bolos personalizados sim. Envio em anexo o meu catálogo, para que você conheça um pouco do meu trabalho e as minhas criações anteriores. Porém, podemos marcar um horário e discutir sobre suas ideias para o bolo.">
            <text:p>Eu faço bolos personalizados sim. Envio em anexo o meu catálogo, para que você conheça um pouco do meu trabalho e as minhas criações anteriores. Porém, podemos marcar um horário e discutir sobre suas ideias para o bolo.</text:p>
          </table:table-cell>
        </table:table-row>
        <table:table-row>
          <table:table-cell office:value-type="float" office:value="1483">
            <text:p>1483</text:p>
          </table:table-cell>
          <table:table-cell office:value-type="date" office:date-value="2022-10-07T00:00:00">
            <text:p>Fri Oct  7 00:00:00 2022</text:p>
          </table:table-cell>
          <table:table-cell office:value-type="string" office:value="Eu não faço entregas. É possível retirar o bolo pessoalmente aqui no meu endereço na Vila Mascote ou enviar um Uber Flash para buscar a encomenda. Eu também não entrego via Ifood, pois os bolos são muito delicados e podem não aguentar uma viagem de moto.">
            <text:p>Eu não faço entregas. É possível retirar o bolo pessoalmente aqui no meu endereço na Vila Mascote ou enviar um Uber Flash para buscar a encomenda. Eu também não entrego via Ifood, pois os bolos são muito delicados e podem não aguentar uma viagem de moto.</text:p>
          </table:table-cell>
        </table:table-row>
        <table:table-row>
          <table:table-cell office:value-type="float" office:value="1484">
            <text:p>1484</text:p>
          </table:table-cell>
          <table:table-cell office:value-type="date" office:date-value="2022-10-07T00:00:00">
            <text:p>Fri Oct  7 00:00:00 2022</text:p>
          </table:table-cell>
          <table:table-cell office:value-type="string" office:value="Eu não trabalho com decoração em pasta americana. Meus bolos decorados são cobertos com ganache de chocolate belga, o que garante um sabor muito especial. Porém, se você preferir, a cobertura de ganache pode ser substituída por buttercream.">
            <text:p>Eu não trabalho com decoração em pasta americana. Meus bolos decorados são cobertos com ganache de chocolate belga, o que garante um sabor muito especial. Porém, se você preferir, a cobertura de ganache pode ser substituída por buttercream.</text:p>
          </table:table-cell>
        </table:table-row>
        <table:table-row>
          <table:table-cell office:value-type="float" office:value="1485">
            <text:p>1485</text:p>
          </table:table-cell>
          <table:table-cell office:value-type="date" office:date-value="2022-10-07T00:00:00">
            <text:p>Fri Oct  7 00:00:00 2022</text:p>
          </table:table-cell>
          <table:table-cell office:value-type="string" office:value="Gostaria de saber se haveria problema em substituir as flores rosas por roxas na decoração do bolo, pois meu fornecedor afirmou que estas estão mais bonitas.">
            <text:p>Gostaria de saber se haveria problema em substituir as flores rosas por roxas na decoração do bolo, pois meu fornecedor afirmou que estas estão mais bonitas.</text:p>
          </table:table-cell>
        </table:table-row>
        <table:table-row>
          <table:table-cell office:value-type="float" office:value="1486">
            <text:p>1486</text:p>
          </table:table-cell>
          <table:table-cell office:value-type="date" office:date-value="2022-10-07T00:00:00">
            <text:p>Fri Oct  7 00:00:00 2022</text:p>
          </table:table-cell>
          <table:table-cell office:value-type="string" office:value="Não trabalho com bolos em formato quadrado e nem com chantilly. Envio em anexo o meu catálogo para que você conheça um pouco mais do meu trabalho. Espero que encontre alguma opção do seu agrado! ">
            <text:p>Não trabalho com bolos em formato quadrado e nem com chantilly. Envio em anexo o meu catálogo para que você conheça um pouco mais do meu trabalho. Espero que encontre alguma opção do seu agrado! </text:p>
          </table:table-cell>
        </table:table-row>
        <table:table-row>
          <table:table-cell office:value-type="float" office:value="1487">
            <text:p>1487</text:p>
          </table:table-cell>
          <table:table-cell office:value-type="date" office:date-value="2022-10-07T00:00:00">
            <text:p>Fri Oct  7 00:00:00 2022</text:p>
          </table:table-cell>
          <table:table-cell office:value-type="string" office:value="O bolo temático do Harry Potter eu faço em três tamanhos, 1, 2 e 4kg. Para uma festa de quarenta convidados, recomendo o maior deles. O bolo vai pesar entre quatro quilos e meio e cinco quilos e renderá até quarenta e cinco fatias. ">
            <text:p>O bolo temático do Harry Potter eu faço em três tamanhos, 1, 2 e 4kg. Para uma festa de quarenta convidados, recomendo o maior deles. O bolo vai pesar entre quatro quilos e meio e cinco quilos e renderá até quarenta e cinco fatias. </text:p>
          </table:table-cell>
        </table:table-row>
        <table:table-row>
          <table:table-cell office:value-type="float" office:value="1488">
            <text:p>1488</text:p>
          </table:table-cell>
          <table:table-cell office:value-type="date" office:date-value="2022-10-07T00:00:00">
            <text:p>Fri Oct  7 00:00:00 2022</text:p>
          </table:table-cell>
          <table:table-cell office:value-type="string" office:value="Para entrega imediata tenho disponível o naked cake de quinze centímetros com recheio de brigadeiro belga. Tenho também alguns cupcakes no mesmo sabor, caso você queira complementar.">
            <text:p>Para entrega imediata tenho disponível o naked cake de quinze centímetros com recheio de brigadeiro belga. Tenho também alguns cupcakes no mesmo sabor, caso você queira complementar.</text:p>
          </table:table-cell>
        </table:table-row>
        <table:table-row>
          <table:table-cell office:value-type="float" office:value="1489">
            <text:p>1489</text:p>
          </table:table-cell>
          <table:table-cell office:value-type="date" office:date-value="2022-10-07T00:00:00">
            <text:p>Fri Oct  7 00:00:00 2022</text:p>
          </table:table-cell>
          <table:table-cell office:value-type="string" office:value="Sim, consigo fazer uma torta decorada para vinte e um de outubro, desse tipo e com degradê sai por 450 reais. O pagamento pode ser feito por transferência bancária ou pix, infelizmente não trabalho com cartão de crédito. Para todas as encomendas, é necessário o pagamento adiantado de vinte por cento do valor da encomenda.">
            <text:p>Sim, consigo fazer uma torta decorada para vinte e um de outubro, desse tipo e com degradê sai por 450 reais. O pagamento pode ser feito por transferência bancária ou pix, infelizmente não trabalho com cartão de crédito. Para todas as encomendas, é necessário o pagamento adiantado de vinte por cento do valor da encomenda.</text:p>
          </table:table-cell>
        </table:table-row>
        <table:table-row>
          <table:table-cell office:value-type="float" office:value="1490">
            <text:p>1490</text:p>
          </table:table-cell>
          <table:table-cell office:value-type="date" office:date-value="2022-10-07T00:00:00">
            <text:p>Fri Oct  7 00:00:00 2022</text:p>
          </table:table-cell>
          <table:table-cell office:value-type="string" office:value="Sim, você pode viajar com o bolo sem problemas. Eles não precisam ficar na geladeira, logo, uma viagem de duas horas e meia até Sorocaba será bastante tranquila. Uma cliente minha já viajou com seu bolo até Ubatuba e ele chegou intacto.">
            <text:p>Sim, você pode viajar com o bolo sem problemas. Eles não precisam ficar na geladeira, logo, uma viagem de duas horas e meia até Sorocaba será bastante tranquila. Uma cliente minha já viajou com seu bolo até Ubatuba e ele chegou intacto.</text:p>
          </table:table-cell>
        </table:table-row>
      </table:table>
      <table:table table:name="146">
        <table:table-row>
          <table:table-cell office:value-type="string" office:value="id_base">
            <text:p>id_base</text:p>
          </table:table-cell>
          <table:table-cell office:value-type="float" office:value="146">
            <text:p>146</text:p>
          </table:table-cell>
        </table:table-row>
        <table:table-row>
          <table:table-cell office:value-type="string" office:value="area">
            <text:p>area</text:p>
          </table:table-cell>
          <table:table-cell office:value-type="string" office:value="secretariado medico">
            <text:p>secretariado medic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491">
            <text:p>1491</text:p>
          </table:table-cell>
          <table:table-cell office:value-type="date" office:date-value="2022-10-08T00:00:00">
            <text:p>Sat Oct  8 00:00:00 2022</text:p>
          </table:table-cell>
          <table:table-cell office:value-type="string" office:value="Infelizmente nossos médicos não atendem mais esse convênio. Você pode tentar ligar para a Smart Clin, lá eles atendem para consulta e para exames.">
            <text:p>Infelizmente nossos médicos não atendem mais esse convênio. Você pode tentar ligar para a Smart Clin, lá eles atendem para consulta e para exames.</text:p>
          </table:table-cell>
        </table:table-row>
        <table:table-row>
          <table:table-cell office:value-type="float" office:value="1492">
            <text:p>1492</text:p>
          </table:table-cell>
          <table:table-cell office:value-type="date" office:date-value="2022-10-08T00:00:00">
            <text:p>Sat Oct  8 00:00:00 2022</text:p>
          </table:table-cell>
          <table:table-cell office:value-type="string" office:value="A agenda do doutor Júlio só abre no dia primeiro. Peço por favor para que você retorne o contato nessa data, na parte da manhã, para que possamos agendar o mais breve possível.">
            <text:p>A agenda do doutor Júlio só abre no dia primeiro. Peço por favor para que você retorne o contato nessa data, na parte da manhã, para que possamos agendar o mais breve possível.</text:p>
          </table:table-cell>
        </table:table-row>
        <table:table-row>
          <table:table-cell office:value-type="float" office:value="1493">
            <text:p>1493</text:p>
          </table:table-cell>
          <table:table-cell office:value-type="date" office:date-value="2022-10-08T00:00:00">
            <text:p>Sat Oct  8 00:00:00 2022</text:p>
          </table:table-cell>
          <table:table-cell office:value-type="string" office:value="A senhora teria disponibilidade no dia treze, às 8 horas e 40 minutos da manhã? Como é apenas para verificação de exame, eu consigo marcar um encaixe. Aviso porém que, em caso de atrasos, a consulta deverá ser remarcada para outro dia.">
            <text:p>A senhora teria disponibilidade no dia treze, às 8 horas e 40 minutos da manhã? Como é apenas para verificação de exame, eu consigo marcar um encaixe. Aviso porém que, em caso de atrasos, a consulta deverá ser remarcada para outro dia.</text:p>
          </table:table-cell>
        </table:table-row>
        <table:table-row>
          <table:table-cell office:value-type="float" office:value="1494">
            <text:p>1494</text:p>
          </table:table-cell>
          <table:table-cell office:value-type="date" office:date-value="2022-10-08T00:00:00">
            <text:p>Sat Oct  8 00:00:00 2022</text:p>
          </table:table-cell>
          <table:table-cell office:value-type="string" office:value="É possível agendar uma consulta particular com a doutora Ana e solicitar o reembolso pelo convênio. Quanto aos exames solicitados, recomendo que verifique com o seu convênio se eles também realizam reembolso.">
            <text:p>É possível agendar uma consulta particular com a doutora Ana e solicitar o reembolso pelo convênio. Quanto aos exames solicitados, recomendo que verifique com o seu convênio se eles também realizam reembolso.</text:p>
          </table:table-cell>
        </table:table-row>
        <table:table-row>
          <table:table-cell office:value-type="float" office:value="1495">
            <text:p>1495</text:p>
          </table:table-cell>
          <table:table-cell office:value-type="date" office:date-value="2022-10-08T00:00:00">
            <text:p>Sat Oct  8 00:00:00 2022</text:p>
          </table:table-cell>
          <table:table-cell office:value-type="string" office:value="Estou entrando em contato para confirmar a consulta com o doutor Júlio. Ela está agendada para o dia dez de outubro, às quinze horas. Em caso de desistência, favor comunicar com trinta minutos de antecedência.">
            <text:p>Estou entrando em contato para confirmar a consulta com o doutor Júlio. Ela está agendada para o dia dez de outubro, às quinze horas. Em caso de desistência, favor comunicar com trinta minutos de antecedência.</text:p>
          </table:table-cell>
        </table:table-row>
        <table:table-row>
          <table:table-cell office:value-type="float" office:value="1496">
            <text:p>1496</text:p>
          </table:table-cell>
          <table:table-cell office:value-type="date" office:date-value="2022-10-08T00:00:00">
            <text:p>Sat Oct  8 00:00:00 2022</text:p>
          </table:table-cell>
          <table:table-cell office:value-type="string" office:value="Estou mandando esse e-mail para avisar que, a partir de novembro, iremos deixar de atender o convênio Doemed. Vamos cumprir as consultas já agendadas e as guias expedidas pelos doutores não perderão a validade. No entanto, para seguir com os atendimentos, será necessário agendar via particular.">
            <text:p>Estou mandando esse e-mail para avisar que, a partir de novembro, iremos deixar de atender o convênio Doemed. Vamos cumprir as consultas já agendadas e as guias expedidas pelos doutores não perderão a validade. No entanto, para seguir com os atendimentos, será necessário agendar via particular.</text:p>
          </table:table-cell>
        </table:table-row>
        <table:table-row>
          <table:table-cell office:value-type="float" office:value="1497">
            <text:p>1497</text:p>
          </table:table-cell>
          <table:table-cell office:value-type="date" office:date-value="2022-10-08T00:00:00">
            <text:p>Sat Oct  8 00:00:00 2022</text:p>
          </table:table-cell>
          <table:table-cell office:value-type="string" office:value="Eu posso reagendar para o dia dezessete às catorze horas. Pela manhã não é possível, pois o doutor Júlio só atende na parte da tarde.">
            <text:p>Eu posso reagendar para o dia dezessete às catorze horas. Pela manhã não é possível, pois o doutor Júlio só atende na parte da tarde.</text:p>
          </table:table-cell>
        </table:table-row>
        <table:table-row>
          <table:table-cell office:value-type="float" office:value="1498">
            <text:p>1498</text:p>
          </table:table-cell>
          <table:table-cell office:value-type="date" office:date-value="2022-10-08T00:00:00">
            <text:p>Sat Oct  8 00:00:00 2022</text:p>
          </table:table-cell>
          <table:table-cell office:value-type="string" office:value="Infelizmente não é possível. Devido à pandemia, a doutora Ana só está realizando atendimentos individuais, a fim de evitar aglomerações na sala de espera. E, para o dia três, eu só tenho esse horário das 9 horas disponível.">
            <text:p>Infelizmente não é possível. Devido à pandemia, a doutora Ana só está realizando atendimentos individuais, a fim de evitar aglomerações na sala de espera. E, para o dia três, eu só tenho esse horário das 9 horas disponível.</text:p>
          </table:table-cell>
        </table:table-row>
        <table:table-row>
          <table:table-cell office:value-type="float" office:value="1499">
            <text:p>1499</text:p>
          </table:table-cell>
          <table:table-cell office:value-type="date" office:date-value="2022-10-08T00:00:00">
            <text:p>Sat Oct  8 00:00:00 2022</text:p>
          </table:table-cell>
          <table:table-cell office:value-type="string" office:value="O resultado do seu papanicolau já está disponível. Você pode retirá-lo no horário de atendimento da clínica, de segunda a sexta das 8 às 17 horas.">
            <text:p>O resultado do seu papanicolau já está disponível. Você pode retirá-lo no horário de atendimento da clínica, de segunda a sexta das 8 às 17 horas.</text:p>
          </table:table-cell>
        </table:table-row>
        <table:table-row>
          <table:table-cell office:value-type="float" office:value="1500">
            <text:p>1500</text:p>
          </table:table-cell>
          <table:table-cell office:value-type="date" office:date-value="2022-10-08T00:00:00">
            <text:p>Sat Oct  8 00:00:00 2022</text:p>
          </table:table-cell>
          <table:table-cell office:value-type="string" office:value="Vou deixar então esse horário agendado e, caso haja alguma desistência, eu entro em contato com o senhor.">
            <text:p>Vou deixar então esse horário agendado e, caso haja alguma desistência, eu entro em contato com o senhor.</text:p>
          </table:table-cell>
        </table:table-row>
      </table:table>
      <table:table table:name="147">
        <table:table-row>
          <table:table-cell office:value-type="string" office:value="id_base">
            <text:p>id_base</text:p>
          </table:table-cell>
          <table:table-cell office:value-type="float" office:value="147">
            <text:p>147</text:p>
          </table:table-cell>
        </table:table-row>
        <table:table-row>
          <table:table-cell office:value-type="string" office:value="area">
            <text:p>area</text:p>
          </table:table-cell>
          <table:table-cell office:value-type="string" office:value="secreatariado escolar">
            <text:p>secreatariado escolar</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501">
            <text:p>1501</text:p>
          </table:table-cell>
          <table:table-cell office:value-type="date" office:date-value="2022-10-08T00:00:00">
            <text:p>Sat Oct  8 00:00:00 2022</text:p>
          </table:table-cell>
          <table:table-cell office:value-type="string" office:value="Seguem anexas as listas de livros paradidáticos para o oitavo ano e para o primeiro ano do ensino médio. É possível adquirir os livros à vista ou parcelá-los em até seis vezes sem juros.">
            <text:p>Seguem anexas as listas de livros paradidáticos para o oitavo ano e para o primeiro ano do ensino médio. É possível adquirir os livros à vista ou parcelá-los em até seis vezes sem juros.</text:p>
          </table:table-cell>
        </table:table-row>
        <table:table-row>
          <table:table-cell office:value-type="float" office:value="1502">
            <text:p>1502</text:p>
          </table:table-cell>
          <table:table-cell office:value-type="date" office:date-value="2022-10-08T00:00:00">
            <text:p>Sat Oct  8 00:00:00 2022</text:p>
          </table:table-cell>
          <table:table-cell office:value-type="string" office:value="A autorização para liberação de aluno deve ser feita por escrito ou através do nosso aplicativo de mensagens. Não podemos liberar nenhum aluno sem autorização prévia e não aceitamos autorizações por ligação. ">
            <text:p>A autorização para liberação de aluno deve ser feita por escrito ou através do nosso aplicativo de mensagens. Não podemos liberar nenhum aluno sem autorização prévia e não aceitamos autorizações por ligação. </text:p>
          </table:table-cell>
        </table:table-row>
        <table:table-row>
          <table:table-cell office:value-type="float" office:value="1503">
            <text:p>1503</text:p>
          </table:table-cell>
          <table:table-cell office:value-type="date" office:date-value="2022-10-08T00:00:00">
            <text:p>Sat Oct  8 00:00:00 2022</text:p>
          </table:table-cell>
          <table:table-cell office:value-type="string" office:value="A inscrição para a prova de seleção pode ser feita até o dia 13 de outubro. Não é necessário pagar, solicitamos apenas a doação de dois quilos de alimento não perecível. A prova dura três horas e engloba questões de Português e Matemática.">
            <text:p>A inscrição para a prova de seleção pode ser feita até o dia 13 de outubro. Não é necessário pagar, solicitamos apenas a doação de dois quilos de alimento não perecível. A prova dura três horas e engloba questões de Português e Matemática.</text:p>
          </table:table-cell>
        </table:table-row>
        <table:table-row>
          <table:table-cell office:value-type="float" office:value="1504">
            <text:p>1504</text:p>
          </table:table-cell>
          <table:table-cell office:value-type="date" office:date-value="2022-10-08T00:00:00">
            <text:p>Sat Oct  8 00:00:00 2022</text:p>
          </table:table-cell>
          <table:table-cell office:value-type="string" office:value="As apostilas para o terceiro ano do ensino médio estão custando dois mil reais. O material inclui apostilas de sala, livros texto, cadernos de exercício, livros de aprofundamento e encartes sobre as leituras obrigatórias da Fuvest. É possível comprar à vista com 10% de desconto ou em seis vezes sem juros.">
            <text:p>As apostilas para o terceiro ano do ensino médio estão custando dois mil reais. O material inclui apostilas de sala, livros texto, cadernos de exercício, livros de aprofundamento e encartes sobre as leituras obrigatórias da Fuvest. É possível comprar à vista com 10% de desconto ou em seis vezes sem juros.</text:p>
          </table:table-cell>
        </table:table-row>
        <table:table-row>
          <table:table-cell office:value-type="float" office:value="1505">
            <text:p>1505</text:p>
          </table:table-cell>
          <table:table-cell office:value-type="date" office:date-value="2022-10-08T00:00:00">
            <text:p>Sat Oct  8 00:00:00 2022</text:p>
          </table:table-cell>
          <table:table-cell office:value-type="string" office:value="As aulas de educação física no ensino médio são no período da tarde. O aluno pode escolher qual modalidade vai fazer. Para todas é necessário apresentar atestado médico.">
            <text:p>As aulas de educação física no ensino médio são no período da tarde. O aluno pode escolher qual modalidade vai fazer. Para todas é necessário apresentar atestado médico.</text:p>
          </table:table-cell>
        </table:table-row>
        <table:table-row>
          <table:table-cell office:value-type="float" office:value="1506">
            <text:p>1506</text:p>
          </table:table-cell>
          <table:table-cell office:value-type="date" office:date-value="2022-10-08T00:00:00">
            <text:p>Sat Oct  8 00:00:00 2022</text:p>
          </table:table-cell>
          <table:table-cell office:value-type="string" office:value="O desconto concedido para irmãos não é cumulativo em relação ao desconto da bolsa. Nesse caso, prevalecerá a maior porcentagem de desconto.">
            <text:p>O desconto concedido para irmãos não é cumulativo em relação ao desconto da bolsa. Nesse caso, prevalecerá a maior porcentagem de desconto.</text:p>
          </table:table-cell>
        </table:table-row>
        <table:table-row>
          <table:table-cell office:value-type="float" office:value="1507">
            <text:p>1507</text:p>
          </table:table-cell>
          <table:table-cell office:value-type="date" office:date-value="2022-10-08T00:00:00">
            <text:p>Sat Oct  8 00:00:00 2022</text:p>
          </table:table-cell>
          <table:table-cell office:value-type="string" office:value="O desconto na matrícula vale só até o dia trinta e um de outubro. De qualquer forma, o desconto no pagamento anual das mensalidades à vista é válido até trinta e um de janeiro. É possível fazer o pagamento via cheque ou transferência bancária.">
            <text:p>O desconto na matrícula vale só até o dia trinta e um de outubro. De qualquer forma, o desconto no pagamento anual das mensalidades à vista é válido até trinta e um de janeiro. É possível fazer o pagamento via cheque ou transferência bancária.</text:p>
          </table:table-cell>
        </table:table-row>
        <table:table-row>
          <table:table-cell office:value-type="float" office:value="1508">
            <text:p>1508</text:p>
          </table:table-cell>
          <table:table-cell office:value-type="date" office:date-value="2022-10-08T00:00:00">
            <text:p>Sat Oct  8 00:00:00 2022</text:p>
          </table:table-cell>
          <table:table-cell office:value-type="string" office:value="Por enquanto, aluguel de armários só está disponível a partir do nono ano. Porém estamos providenciando para o restante do fundamental dois, o plano é disponibilizá-los até maio. Assim que estiverem disponíveis, entraremos em contato.">
            <text:p>Por enquanto, aluguel de armários só está disponível a partir do nono ano. Porém estamos providenciando para o restante do fundamental dois, o plano é disponibilizá-los até maio. Assim que estiverem disponíveis, entraremos em contato.</text:p>
          </table:table-cell>
        </table:table-row>
        <table:table-row>
          <table:table-cell office:value-type="float" office:value="1509">
            <text:p>1509</text:p>
          </table:table-cell>
          <table:table-cell office:value-type="date" office:date-value="2022-10-08T00:00:00">
            <text:p>Sat Oct  8 00:00:00 2022</text:p>
          </table:table-cell>
          <table:table-cell office:value-type="string" office:value="Segue anexa a lista de materiais do primeiro ano do ensino fundamental. Esses materiais serão utilizados nas atividades desenvolvidas em sala de aula ao longo do ano.">
            <text:p>Segue anexa a lista de materiais do primeiro ano do ensino fundamental. Esses materiais serão utilizados nas atividades desenvolvidas em sala de aula ao longo do ano.</text:p>
          </table:table-cell>
        </table:table-row>
        <table:table-row>
          <table:table-cell office:value-type="float" office:value="1510">
            <text:p>1510</text:p>
          </table:table-cell>
          <table:table-cell office:value-type="date" office:date-value="2022-10-08T00:00:00">
            <text:p>Sat Oct  8 00:00:00 2022</text:p>
          </table:table-cell>
          <table:table-cell office:value-type="string" office:value="Sim, a promoção ainda está valendo. Ao indicar um amigo, seu filho ganha 10% de desconto nas mensalidades de 2023. Ao indicar dois amigos, ganha 20%.">
            <text:p>Sim, a promoção ainda está valendo. Ao indicar um amigo, seu filho ganha 10% de desconto nas mensalidades de 2023. Ao indicar dois amigos, ganha 20%.</text:p>
          </table:table-cell>
        </table:table-row>
      </table:table>
      <table:table table:name="148">
        <table:table-row>
          <table:table-cell office:value-type="string" office:value="id_base">
            <text:p>id_base</text:p>
          </table:table-cell>
          <table:table-cell office:value-type="float" office:value="148">
            <text:p>148</text:p>
          </table:table-cell>
        </table:table-row>
        <table:table-row>
          <table:table-cell office:value-type="string" office:value="area">
            <text:p>area</text:p>
          </table:table-cell>
          <table:table-cell office:value-type="string" office:value="corporativo">
            <text:p>corporativ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511">
            <text:p>1511</text:p>
          </table:table-cell>
          <table:table-cell office:value-type="date" office:date-value="2022-04-04T00:00:00">
            <text:p>Mon Apr  4 00:00:00 2022</text:p>
          </table:table-cell>
          <table:table-cell office:value-type="string" office:value="Comunicamos a admissão de Maria da Silva, auxiliar de enfermagem. Ela irá exercer a função de pronto atendimento à saúde dos colaboradores, efetuando primeiros socorros, zelando pelo conforto e bem estar e encaminhando, em caso de necessidade, ao posto médico. ">
            <text:p>Comunicamos a admissão de Maria da Silva, auxiliar de enfermagem. Ela irá exercer a função de pronto atendimento à saúde dos colaboradores, efetuando primeiros socorros, zelando pelo conforto e bem estar e encaminhando, em caso de necessidade, ao posto médico. </text:p>
          </table:table-cell>
        </table:table-row>
        <table:table-row>
          <table:table-cell office:value-type="float" office:value="1512">
            <text:p>1512</text:p>
          </table:table-cell>
          <table:table-cell office:value-type="date" office:date-value="2022-05-09T00:00:00">
            <text:p>Mon May  9 00:00:00 2022</text:p>
          </table:table-cell>
          <table:table-cell office:value-type="string" office:value="Comunicamos que nos dias 12 e 13 de maio de 2022 teremos o exame médico periódico. O atendimento será na sala 7 do térreo. Não há lista com horários, todos os funcionários e professores devem fazer exame conforme disponibilidade.">
            <text:p>Comunicamos que nos dias 12 e 13 de maio de 2022 teremos o exame médico periódico. O atendimento será na sala 7 do térreo. Não há lista com horários, todos os funcionários e professores devem fazer exame conforme disponibilidade.</text:p>
          </table:table-cell>
        </table:table-row>
        <table:table-row>
          <table:table-cell office:value-type="float" office:value="1513">
            <text:p>1513</text:p>
          </table:table-cell>
          <table:table-cell office:value-type="date" office:date-value="2022-05-02T00:00:00">
            <text:p>Mon May  2 00:00:00 2022</text:p>
          </table:table-cell>
          <table:table-cell office:value-type="string" office:value="Conforme informado na convocação de participação da CIPA 2022, segue abaixo a relação de candidatos. A eleição acontecerá no dia 19 de maio de 2022.">
            <text:p>Conforme informado na convocação de participação da CIPA 2022, segue abaixo a relação de candidatos. A eleição acontecerá no dia 19 de maio de 2022.</text:p>
          </table:table-cell>
        </table:table-row>
        <table:table-row>
          <table:table-cell office:value-type="float" office:value="1514">
            <text:p>1514</text:p>
          </table:table-cell>
          <table:table-cell office:value-type="date" office:date-value="2022-04-04T00:00:00">
            <text:p>Mon Apr  4 00:00:00 2022</text:p>
          </table:table-cell>
          <table:table-cell office:value-type="string" office:value="Damos início a mais um ano, que este seja próspero e produtivo. Para alinhar, seguem abaixo informações do regimento interno esclarecidos anteriormente. Pedimos por gentileza que, em caso de dúvidas, entrem em contato.">
            <text:p>Damos início a mais um ano, que este seja próspero e produtivo. Para alinhar, seguem abaixo informações do regimento interno esclarecidos anteriormente. Pedimos por gentileza que, em caso de dúvidas, entrem em contato.</text:p>
          </table:table-cell>
        </table:table-row>
        <table:table-row>
          <table:table-cell office:value-type="float" office:value="1515">
            <text:p>1515</text:p>
          </table:table-cell>
          <table:table-cell office:value-type="date" office:date-value="2022-04-04T00:00:00">
            <text:p>Mon Apr  4 00:00:00 2022</text:p>
          </table:table-cell>
          <table:table-cell office:value-type="string" office:value="Diante das flexibilizações, determinadas pelas autoridades, para utilização do uso de máscaras, informamos que aqui na nossa empresa ela seguirá de forma opcional. A qualquer dúvida, estou à disposição.">
            <text:p>Diante das flexibilizações, determinadas pelas autoridades, para utilização do uso de máscaras, informamos que aqui na nossa empresa ela seguirá de forma opcional. A qualquer dúvida, estou à disposição.</text:p>
          </table:table-cell>
        </table:table-row>
        <table:table-row>
          <table:table-cell office:value-type="float" office:value="1516">
            <text:p>1516</text:p>
          </table:table-cell>
          <table:table-cell office:value-type="date" office:date-value="2022-01-31T00:00:00">
            <text:p>Mon Jan 31 00:00:00 2022</text:p>
          </table:table-cell>
          <table:table-cell office:value-type="string" office:value="Estou enviando este e-mail para solicitar a todos que atualizem o cadastro no sistema, para que possam seguir acessando o holerith online. Peço para que façam isso até o dia 7 de fevereiro.">
            <text:p>Estou enviando este e-mail para solicitar a todos que atualizem o cadastro no sistema, para que possam seguir acessando o holerith online. Peço para que façam isso até o dia 7 de fevereiro.</text:p>
          </table:table-cell>
        </table:table-row>
        <table:table-row>
          <table:table-cell office:value-type="float" office:value="1517">
            <text:p>1517</text:p>
          </table:table-cell>
          <table:table-cell office:value-type="date" office:date-value="2022-02-07T00:00:00">
            <text:p>Mon Feb  7 00:00:00 2022</text:p>
          </table:table-cell>
          <table:table-cell office:value-type="string" office:value="Lembramos a todos que a pandemia não acabou, ainda temos um grande número de novos casos de COVID-19 todos os dias. Teremos agora cinco dias consecutivos de descanso no carnaval, devemos manter os cuidados para evitar o contágio. Caso apresentem sintomas gripais, procurem imediatamente orientação médica. Conforme regimento interno, serão abonadas apenas as ausências, com a apresentação de atestado médico. Os atestados de COVID-19 serão aceitos mediante o resultado do exame, pois temos que notificar os órgãos competentes.">
            <text:p>Lembramos a todos que a pandemia não acabou, ainda temos um grande número de novos casos de COVID-19 todos os dias. Teremos agora cinco dias consecutivos de descanso no carnaval, devemos manter os cuidados para evitar o contágio. Caso apresentem sintomas gripais, procurem imediatamente orientação médica. Conforme regimento interno, serão abonadas apenas as ausências, com a apresentação de atestado médico. Os atestados de COVID-19 serão aceitos mediante o resultado do exame, pois temos que notificar os órgãos competentes.</text:p>
          </table:table-cell>
        </table:table-row>
        <table:table-row>
          <table:table-cell office:value-type="float" office:value="1518">
            <text:p>1518</text:p>
          </table:table-cell>
          <table:table-cell office:value-type="date" office:date-value="2022-10-14T00:00:00">
            <text:p>Fri Oct 14 00:00:00 2022</text:p>
          </table:table-cell>
          <table:table-cell office:value-type="string" office:value="Lembrando que aguardamos todos amanhã às 19 horas e 30 minutos no anfiteatro, onde teremos o evento para divulgação de inovações para 2023. Será uma palestra onde vocês saberão em primeira mão todas as novidades. Teremos coffee break e sorteio de brindes. Caso não seja possível sua presença, as informações serão posteriormente esclarecidas.">
            <text:p>Lembrando que aguardamos todos amanhã às 19 horas e 30 minutos no anfiteatro, onde teremos o evento para divulgação de inovações para 2023. Será uma palestra onde vocês saberão em primeira mão todas as novidades. Teremos coffee break e sorteio de brindes. Caso não seja possível sua presença, as informações serão posteriormente esclarecidas.</text:p>
          </table:table-cell>
        </table:table-row>
        <table:table-row>
          <table:table-cell office:value-type="float" office:value="1519">
            <text:p>1519</text:p>
          </table:table-cell>
          <table:table-cell office:value-type="date" office:date-value="2022-04-04T00:00:00">
            <text:p>Mon Apr  4 00:00:00 2022</text:p>
          </table:table-cell>
          <table:table-cell office:value-type="string" office:value="O informe de rendimento de 2021/2022 está disponível no portal da folha de pagamento. Segue o link de acesso. Observação: para a impressão do informe de rendimentos é necessário realizar o acesso através do computador ou notebook, pois o site não está na versão mobile.">
            <text:p>O informe de rendimento de 2021/2022 está disponível no portal da folha de pagamento. Segue o link de acesso. Observação: para a impressão do informe de rendimentos é necessário realizar o acesso através do computador ou notebook, pois o site não está na versão mobile.</text:p>
          </table:table-cell>
        </table:table-row>
        <table:table-row>
          <table:table-cell office:value-type="float" office:value="1520">
            <text:p>1520</text:p>
          </table:table-cell>
          <table:table-cell office:value-type="date" office:date-value="2022-09-30T00:00:00">
            <text:p>Fri Sep 30 00:00:00 2022</text:p>
          </table:table-cell>
          <table:table-cell office:value-type="string" office:value="Seguem as informações referentes ao mês de outubro. O vale alimentação estará disponível no dia 2 de outubro e o crédito salarial no dia 6. Faremos o pagamento da participação nos lucros no dia 14 de outubro. Para acessar o holerith, basta entrar no link abaixo.">
            <text:p>Seguem as informações referentes ao mês de outubro. O vale alimentação estará disponível no dia 2 de outubro e o crédito salarial no dia 6. Faremos o pagamento da participação nos lucros no dia 14 de outubro. Para acessar o holerith, basta entrar no link abaixo.</text:p>
          </table:table-cell>
        </table:table-row>
      </table:table>
      <table:table table:name="149">
        <table:table-row>
          <table:table-cell office:value-type="string" office:value="id_base">
            <text:p>id_base</text:p>
          </table:table-cell>
          <table:table-cell office:value-type="float" office:value="149">
            <text:p>149</text:p>
          </table:table-cell>
        </table:table-row>
        <table:table-row>
          <table:table-cell office:value-type="string" office:value="area">
            <text:p>area</text:p>
          </table:table-cell>
          <table:table-cell office:value-type="string" office:value="comercio vestuario">
            <text:p>comercio vestuari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521">
            <text:p>1521</text:p>
          </table:table-cell>
          <table:table-cell office:value-type="date" office:date-value="2022-10-09T00:00:00">
            <text:p>Sun Oct  9 00:00:00 2022</text:p>
          </table:table-cell>
          <table:table-cell office:value-type="string" office:value="Nossa loja está aberta de segunda a sexta-feira, das 10 às 19 horas e aos sábados das 10 às 17 horas. Aguardamos sua visita!">
            <text:p>Nossa loja está aberta de segunda a sexta-feira, das 10 às 19 horas e aos sábados das 10 às 17 horas. Aguardamos sua visita!</text:p>
          </table:table-cell>
        </table:table-row>
        <table:table-row>
          <table:table-cell office:value-type="float" office:value="1522">
            <text:p>1522</text:p>
          </table:table-cell>
          <table:table-cell office:value-type="date" office:date-value="2022-10-09T00:00:00">
            <text:p>Sun Oct  9 00:00:00 2022</text:p>
          </table:table-cell>
          <table:table-cell office:value-type="string" office:value="Esse conjunto é feito em alfaiataria, é super confortável. Por enquanto eu só tenho na cor fúcsia, nos tamanhos M, G e GG.">
            <text:p>Esse conjunto é feito em alfaiataria, é super confortável. Por enquanto eu só tenho na cor fúcsia, nos tamanhos M, G e GG.</text:p>
          </table:table-cell>
        </table:table-row>
        <table:table-row>
          <table:table-cell office:value-type="float" office:value="1523">
            <text:p>1523</text:p>
          </table:table-cell>
          <table:table-cell office:value-type="date" office:date-value="2022-10-09T00:00:00">
            <text:p>Sun Oct  9 00:00:00 2022</text:p>
          </table:table-cell>
          <table:table-cell office:value-type="string" office:value="Infelizmente não consigo encomendar o mesmo modelo para todas as madrinhas para essa data, está muito em cima. Vou te enviar meu catálogo para você ver os modelos disponíveis, podemos trabalhar com vestidos parecidos na mesma cor.">
            <text:p>Infelizmente não consigo encomendar o mesmo modelo para todas as madrinhas para essa data, está muito em cima. Vou te enviar meu catálogo para você ver os modelos disponíveis, podemos trabalhar com vestidos parecidos na mesma cor.</text:p>
          </table:table-cell>
        </table:table-row>
        <table:table-row>
          <table:table-cell office:value-type="float" office:value="1524">
            <text:p>1524</text:p>
          </table:table-cell>
          <table:table-cell office:value-type="date" office:date-value="2022-10-09T00:00:00">
            <text:p>Sun Oct  9 00:00:00 2022</text:p>
          </table:table-cell>
          <table:table-cell office:value-type="string" office:value="Infelizmente não trabalhamos com moda praia. Indico porém a loja Fenda do Bikini, que além de oferecer diversos modelos de maiô e biquíni numa grande oferta de tamanhos, também trabalha com moda fitness.">
            <text:p>Infelizmente não trabalhamos com moda praia. Indico porém a loja Fenda do Bikini, que além de oferecer diversos modelos de maiô e biquíni numa grande oferta de tamanhos, também trabalha com moda fitness.</text:p>
          </table:table-cell>
        </table:table-row>
        <table:table-row>
          <table:table-cell office:value-type="float" office:value="1525">
            <text:p>1525</text:p>
          </table:table-cell>
          <table:table-cell office:value-type="date" office:date-value="2022-10-09T00:00:00">
            <text:p>Sun Oct  9 00:00:00 2022</text:p>
          </table:table-cell>
          <table:table-cell office:value-type="string" office:value="Não é um conjunto, essas peças são vendidas separadamente. A parte de cima é um body confeccionado em poliamida, tenho nos tamanhos P, M e G. Já a pantalona é em crepe, vem com forro e também está disponível nos tamanhos P, M e G.">
            <text:p>Não é um conjunto, essas peças são vendidas separadamente. A parte de cima é um body confeccionado em poliamida, tenho nos tamanhos P, M e G. Já a pantalona é em crepe, vem com forro e também está disponível nos tamanhos P, M e G.</text:p>
          </table:table-cell>
        </table:table-row>
        <table:table-row>
          <table:table-cell office:value-type="float" office:value="1526">
            <text:p>1526</text:p>
          </table:table-cell>
          <table:table-cell office:value-type="date" office:date-value="2022-10-09T00:00:00">
            <text:p>Sun Oct  9 00:00:00 2022</text:p>
          </table:table-cell>
          <table:table-cell office:value-type="string" office:value="Nós temos uma parceria com a Cabelos Hair, salão que atende no andar de cima da loja. Ao comprar o vestido conosco, a cliente ganha 10% de desconto para fazer o penteado e a maquiagem. ">
            <text:p>Nós temos uma parceria com a Cabelos Hair, salão que atende no andar de cima da loja. Ao comprar o vestido conosco, a cliente ganha 10% de desconto para fazer o penteado e a maquiagem. </text:p>
          </table:table-cell>
        </table:table-row>
        <table:table-row>
          <table:table-cell office:value-type="float" office:value="1527">
            <text:p>1527</text:p>
          </table:table-cell>
          <table:table-cell office:value-type="date" office:date-value="2022-10-09T00:00:00">
            <text:p>Sun Oct  9 00:00:00 2022</text:p>
          </table:table-cell>
          <table:table-cell office:value-type="string" office:value="Para noivas eu tenho modelos mais básicos, pensados para cerimônias no civil. Por enquanto não trabalho com modelos a rigor, mas indico a loja Teresinha Noivas. Eles têm muitas opções em diversas faixas de preço.">
            <text:p>Para noivas eu tenho modelos mais básicos, pensados para cerimônias no civil. Por enquanto não trabalho com modelos a rigor, mas indico a loja Teresinha Noivas. Eles têm muitas opções em diversas faixas de preço.</text:p>
          </table:table-cell>
        </table:table-row>
        <table:table-row>
          <table:table-cell office:value-type="float" office:value="1528">
            <text:p>1528</text:p>
          </table:table-cell>
          <table:table-cell office:value-type="date" office:date-value="2022-10-09T00:00:00">
            <text:p>Sun Oct  9 00:00:00 2022</text:p>
          </table:table-cell>
          <table:table-cell office:value-type="string" office:value="Sim, ainda temos esse conjunto disponível. Ele é confeccionado em tecido ponto roma e a modelagem da calça é super alta skinny. Para pronta entrega tenho o conjunto preto, mas é possível encomendar o bege. Para os dois tenho tamanhos P, M e G.">
            <text:p>Sim, ainda temos esse conjunto disponível. Ele é confeccionado em tecido ponto roma e a modelagem da calça é super alta skinny. Para pronta entrega tenho o conjunto preto, mas é possível encomendar o bege. Para os dois tenho tamanhos P, M e G.</text:p>
          </table:table-cell>
        </table:table-row>
        <table:table-row>
          <table:table-cell office:value-type="float" office:value="1529">
            <text:p>1529</text:p>
          </table:table-cell>
          <table:table-cell office:value-type="date" office:date-value="2022-10-09T00:00:00">
            <text:p>Sun Oct  9 00:00:00 2022</text:p>
          </table:table-cell>
          <table:table-cell office:value-type="string" office:value="Sim, temos vestidos a rigor para madrinhas. Quando será o casamento? E qual cor você precisa?">
            <text:p>Sim, temos vestidos a rigor para madrinhas. Quando será o casamento? E qual cor você precisa?</text:p>
          </table:table-cell>
        </table:table-row>
        <table:table-row>
          <table:table-cell office:value-type="float" office:value="1530">
            <text:p>1530</text:p>
          </table:table-cell>
          <table:table-cell office:value-type="date" office:date-value="2022-10-09T00:00:00">
            <text:p>Sun Oct  9 00:00:00 2022</text:p>
          </table:table-cell>
          <table:table-cell office:value-type="string" office:value="Sim, tenho diversos modelos em tule cristal. Acabou de chegar aqui um modelo longo, com fenda e manga longa vazada. Tenho numeração do P até o GG nas cores rosê, marsala, preto, serenity e terracota.">
            <text:p>Sim, tenho diversos modelos em tule cristal. Acabou de chegar aqui um modelo longo, com fenda e manga longa vazada. Tenho numeração do P até o GG nas cores rosê, marsala, preto, serenity e terracota.</text:p>
          </table:table-cell>
        </table:table-row>
      </table:table>
      <table:table table:name="150">
        <table:table-row>
          <table:table-cell office:value-type="string" office:value="id_base">
            <text:p>id_base</text:p>
          </table:table-cell>
          <table:table-cell office:value-type="float" office:value="150">
            <text:p>150</text:p>
          </table:table-cell>
        </table:table-row>
        <table:table-row>
          <table:table-cell office:value-type="string" office:value="area">
            <text:p>area</text:p>
          </table:table-cell>
          <table:table-cell office:value-type="string" office:value="imobiliaria">
            <text:p>imobiliar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531">
            <text:p>1531</text:p>
          </table:table-cell>
          <table:table-cell office:value-type="date" office:date-value="2022-10-09T00:00:00">
            <text:p>Sun Oct  9 00:00:00 2022</text:p>
          </table:table-cell>
          <table:table-cell office:value-type="string" office:value="Conforme conversamos, propomos a assinatura da petição de acordo anexa nos autos da Ação de Obrigação de Fazer, cumulada com Indenização por Dano Material e Moral com Pedido de Tutela de Urgência, em trâmite perante a Vigésima Vara Cível do Foro Central da Comarca da Capital/SP. Esclareço que, como adiantado por telefone, estou copiando o Dr. João Silva, advogado dos corréus Pedro e Maria Pereira, para também analisar o acordo ora proposto.">
            <text:p>Conforme conversamos, propomos a assinatura da petição de acordo anexa nos autos da Ação de Obrigação de Fazer, cumulada com Indenização por Dano Material e Moral com Pedido de Tutela de Urgência, em trâmite perante a Vigésima Vara Cível do Foro Central da Comarca da Capital/SP. Esclareço que, como adiantado por telefone, estou copiando o Dr. João Silva, advogado dos corréus Pedro e Maria Pereira, para também analisar o acordo ora proposto.</text:p>
          </table:table-cell>
        </table:table-row>
        <table:table-row>
          <table:table-cell office:value-type="float" office:value="1532">
            <text:p>1532</text:p>
          </table:table-cell>
          <table:table-cell office:value-type="date" office:date-value="2022-10-09T00:00:00">
            <text:p>Sun Oct  9 00:00:00 2022</text:p>
          </table:table-cell>
          <table:table-cell office:value-type="string" office:value="Conforme conversamos, segue ao final uma estimativa das despesas a serem incorridas com a escritura de rerratificação, cuja lavratura independe de um posicionamento do doutor Sérgio. Como combinado, se possível até amanhã, envie-nos uma resposta quanto à lavratura da escritura de rerratificação.">
            <text:p>Conforme conversamos, segue ao final uma estimativa das despesas a serem incorridas com a escritura de rerratificação, cuja lavratura independe de um posicionamento do doutor Sérgio. Como combinado, se possível até amanhã, envie-nos uma resposta quanto à lavratura da escritura de rerratificação.</text:p>
          </table:table-cell>
        </table:table-row>
        <table:table-row>
          <table:table-cell office:value-type="float" office:value="1533">
            <text:p>1533</text:p>
          </table:table-cell>
          <table:table-cell office:value-type="date" office:date-value="2022-10-09T00:00:00">
            <text:p>Sun Oct  9 00:00:00 2022</text:p>
          </table:table-cell>
          <table:table-cell office:value-type="string" office:value="Em continuidade ao e-mail anterior, alguma novidade sobre o cancelamento da alienação fiduciária?">
            <text:p>Em continuidade ao e-mail anterior, alguma novidade sobre o cancelamento da alienação fiduciária?</text:p>
          </table:table-cell>
        </table:table-row>
        <table:table-row>
          <table:table-cell office:value-type="float" office:value="1534">
            <text:p>1534</text:p>
          </table:table-cell>
          <table:table-cell office:value-type="date" office:date-value="2022-10-09T00:00:00">
            <text:p>Sun Oct  9 00:00:00 2022</text:p>
          </table:table-cell>
          <table:table-cell office:value-type="string" office:value="Estamos lhe enviando a matrícula solicitada. Ficamos no aguardo da documentação preenchida para que possamos dar continuidade ao processo.">
            <text:p>Estamos lhe enviando a matrícula solicitada. Ficamos no aguardo da documentação preenchida para que possamos dar continuidade ao processo.</text:p>
          </table:table-cell>
        </table:table-row>
        <table:table-row>
          <table:table-cell office:value-type="float" office:value="1535">
            <text:p>1535</text:p>
          </table:table-cell>
          <table:table-cell office:value-type="date" office:date-value="2022-10-13T00:00:00">
            <text:p>Thu Oct 13 00:00:00 2022</text:p>
          </table:table-cell>
          <table:table-cell office:value-type="string" office:value="Obrigado pelo telefonema. Aguardarei pelo cumprimento da exigência formulada pelo registrador para cancelamento da alienação fiduciária, cuja previsão é 13 de outubro de 2020.">
            <text:p>Obrigado pelo telefonema. Aguardarei pelo cumprimento da exigência formulada pelo registrador para cancelamento da alienação fiduciária, cuja previsão é 13 de outubro de 2020.</text:p>
          </table:table-cell>
        </table:table-row>
        <table:table-row>
          <table:table-cell office:value-type="float" office:value="1536">
            <text:p>1536</text:p>
          </table:table-cell>
          <table:table-cell office:value-type="date" office:date-value="2022-10-13T00:00:00">
            <text:p>Thu Oct 13 00:00:00 2022</text:p>
          </table:table-cell>
          <table:table-cell office:value-type="string" office:value="Ótima notícia! Por favor, envie-nos a matrícula 0103 do quarto Registro de Imóveis de São Paulo/SP, já com o cancelamento da alienação fiduciária, a fim de ajustarmos a redação da escritura e darmos continuidade ao assunto.">
            <text:p>Ótima notícia! Por favor, envie-nos a matrícula 0103 do quarto Registro de Imóveis de São Paulo/SP, já com o cancelamento da alienação fiduciária, a fim de ajustarmos a redação da escritura e darmos continuidade ao assunto.</text:p>
          </table:table-cell>
        </table:table-row>
        <table:table-row>
          <table:table-cell office:value-type="float" office:value="1537">
            <text:p>1537</text:p>
          </table:table-cell>
          <table:table-cell office:value-type="date" office:date-value="2022-10-13T00:00:00">
            <text:p>Thu Oct 13 00:00:00 2022</text:p>
          </table:table-cell>
          <table:table-cell office:value-type="string" office:value="Recebemos os documentos disponibilizados por você e, após protocolá-los, o cartório de registro de imóveis ligou solicitando o pagamento das despesas correspondentes para efetuar o registro da escritura de rerratificação na matrícula do imóvel. Assim sendo, como já ajustado anteriormente, solicito que nos seja enviado um cheque nominal ao Quarto Registro de Imóveis de São Paulo/SP, em substituição àquele anteriormente fornecido e que está à sua disposição para ser retirado na recepção de nosso escritório.">
            <text:p>Recebemos os documentos disponibilizados por você e, após protocolá-los, o cartório de registro de imóveis ligou solicitando o pagamento das despesas correspondentes para efetuar o registro da escritura de rerratificação na matrícula do imóvel. Assim sendo, como já ajustado anteriormente, solicito que nos seja enviado um cheque nominal ao Quarto Registro de Imóveis de São Paulo/SP, em substituição àquele anteriormente fornecido e que está à sua disposição para ser retirado na recepção de nosso escritório.</text:p>
          </table:table-cell>
        </table:table-row>
        <table:table-row>
          <table:table-cell office:value-type="float" office:value="1538">
            <text:p>1538</text:p>
          </table:table-cell>
          <table:table-cell office:value-type="date" office:date-value="2022-10-13T00:00:00">
            <text:p>Thu Oct 13 00:00:00 2022</text:p>
          </table:table-cell>
          <table:table-cell office:value-type="string" office:value="Segue anexa a matrícula do apartamento catorze da Torre Macau do Condomínio Super, já regularizada. Estão à sua disposição para serem retirados em nossa recepção todos os documentos relativos ao caso. Qualquer dúvida, permanecemos à disposição.">
            <text:p>Segue anexa a matrícula do apartamento catorze da Torre Macau do Condomínio Super, já regularizada. Estão à sua disposição para serem retirados em nossa recepção todos os documentos relativos ao caso. Qualquer dúvida, permanecemos à disposição.</text:p>
          </table:table-cell>
        </table:table-row>
        <table:table-row>
          <table:table-cell office:value-type="float" office:value="1539">
            <text:p>1539</text:p>
          </table:table-cell>
          <table:table-cell office:value-type="date" office:date-value="2022-10-13T00:00:00">
            <text:p>Thu Oct 13 00:00:00 2022</text:p>
          </table:table-cell>
          <table:table-cell office:value-type="string" office:value="Segue anexa a nota devolutiva do registro de imóveis competente, sendo que estamos adotando as providências para cumprir as exigências do registrador. Qualquer novidade, manteremos vocês informados.">
            <text:p>Segue anexa a nota devolutiva do registro de imóveis competente, sendo que estamos adotando as providências para cumprir as exigências do registrador. Qualquer novidade, manteremos vocês informados.</text:p>
          </table:table-cell>
        </table:table-row>
        <table:table-row>
          <table:table-cell office:value-type="float" office:value="1540">
            <text:p>1540</text:p>
          </table:table-cell>
          <table:table-cell office:value-type="date" office:date-value="2022-10-13T00:00:00">
            <text:p>Thu Oct 13 00:00:00 2022</text:p>
          </table:table-cell>
          <table:table-cell office:value-type="string" office:value="Também esclarecemos que, da mesma forma, a incorporadora nos fornecerá o cheque no valor complementar devido para registro da escritura de rerratificação da venda e compra do imóvel.">
            <text:p>Também esclarecemos que, da mesma forma, a incorporadora nos fornecerá o cheque no valor complementar devido para registro da escritura de rerratificação da venda e compra do imóvel.</text:p>
          </table:table-cell>
        </table:table-row>
      </table:table>
      <table:table table:name="151">
        <table:table-row>
          <table:table-cell office:value-type="string" office:value="id_base">
            <text:p>id_base</text:p>
          </table:table-cell>
          <table:table-cell office:value-type="float" office:value="151">
            <text:p>151</text:p>
          </table:table-cell>
        </table:table-row>
        <table:table-row>
          <table:table-cell office:value-type="string" office:value="area">
            <text:p>area</text:p>
          </table:table-cell>
          <table:table-cell office:value-type="string" office:value="imobiliaria">
            <text:p>imobiliar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541">
            <text:p>1541</text:p>
          </table:table-cell>
          <table:table-cell office:value-type="date" office:date-value="2022-10-09T00:00:00">
            <text:p>Sun Oct  9 00:00:00 2022</text:p>
          </table:table-cell>
          <table:table-cell office:value-type="string" office:value="A previsão do cartório é a do dia primeiro de novembro, mas pode ser que fique pronto antes. Assim, lhe aviso logo que tivermos alguma novidade.">
            <text:p>A previsão do cartório é a do dia primeiro de novembro, mas pode ser que fique pronto antes. Assim, lhe aviso logo que tivermos alguma novidade.</text:p>
          </table:table-cell>
        </table:table-row>
        <table:table-row>
          <table:table-cell office:value-type="float" office:value="1542">
            <text:p>1542</text:p>
          </table:table-cell>
          <table:table-cell office:value-type="date" office:date-value="2022-10-09T00:00:00">
            <text:p>Sun Oct  9 00:00:00 2022</text:p>
          </table:table-cell>
          <table:table-cell office:value-type="string" office:value="Conforme esclarecido ao telefone, peço a gentileza de que encaminhe ao escritório do Dr. Mário as vias originais, após obter cópia autenticada para você, dos seguintes documentos: Instrumento Particular de Compra e Venda datado de 24 de março de 2008, com força de escritura pública, Instrumento de Quitação datado de 11 de julho de 2019, outorgado pelo Banco Xis, para cancelamento da alienação fiduciária registrada na matrícula.">
            <text:p>Conforme esclarecido ao telefone, peço a gentileza de que encaminhe ao escritório do Dr. Mário as vias originais, após obter cópia autenticada para você, dos seguintes documentos: Instrumento Particular de Compra e Venda datado de 24 de março de 2008, com força de escritura pública, Instrumento de Quitação datado de 11 de julho de 2019, outorgado pelo Banco Xis, para cancelamento da alienação fiduciária registrada na matrícula.</text:p>
          </table:table-cell>
        </table:table-row>
        <table:table-row>
          <table:table-cell office:value-type="float" office:value="1543">
            <text:p>1543</text:p>
          </table:table-cell>
          <table:table-cell office:value-type="date" office:date-value="2022-10-09T00:00:00">
            <text:p>Sun Oct  9 00:00:00 2022</text:p>
          </table:table-cell>
          <table:table-cell office:value-type="string" office:value="Estou em um pequeno período de férias e não conseguirei analisar a minuta no momento, pois estou em um local que a internet é praticamente inexistente. De qualquer forma, ainda dependemos da posição do doutor Sérgio. Assim, informo que na próxima semana já estarei de volta, quando poderemos analisar a proposta e dar seguimento.">
            <text:p>Estou em um pequeno período de férias e não conseguirei analisar a minuta no momento, pois estou em um local que a internet é praticamente inexistente. De qualquer forma, ainda dependemos da posição do doutor Sérgio. Assim, informo que na próxima semana já estarei de volta, quando poderemos analisar a proposta e dar seguimento.</text:p>
          </table:table-cell>
        </table:table-row>
        <table:table-row>
          <table:table-cell office:value-type="float" office:value="1544">
            <text:p>1544</text:p>
          </table:table-cell>
          <table:table-cell office:value-type="date" office:date-value="2022-10-09T00:00:00">
            <text:p>Sun Oct  9 00:00:00 2022</text:p>
          </table:table-cell>
          <table:table-cell office:value-type="string" office:value="Informo que meu cliente acaba de conseguir o anexo termo de quitação do Banco Ípsilon, para a baixa da garantia de alienação fiduciária, com o que acredito que possamos dar sequência no quanto ajustado acerca da retificação da escritura.">
            <text:p>Informo que meu cliente acaba de conseguir o anexo termo de quitação do Banco Ípsilon, para a baixa da garantia de alienação fiduciária, com o que acredito que possamos dar sequência no quanto ajustado acerca da retificação da escritura.</text:p>
          </table:table-cell>
        </table:table-row>
        <table:table-row>
          <table:table-cell office:value-type="float" office:value="1545">
            <text:p>1545</text:p>
          </table:table-cell>
          <table:table-cell office:value-type="date" office:date-value="2022-10-09T00:00:00">
            <text:p>Sun Oct  9 00:00:00 2022</text:p>
          </table:table-cell>
          <table:table-cell office:value-type="string" office:value="Meu cliente concorda com a elaboração da escritura de reti-rati, bem como em arcar com cinquenta por cento do valor descrito abaixo. Outrossim, conforme adiantado, ressalto que ele está em contato com o Banco Xis para obtenção do termo de quitação do financiamento.">
            <text:p>Meu cliente concorda com a elaboração da escritura de reti-rati, bem como em arcar com cinquenta por cento do valor descrito abaixo. Outrossim, conforme adiantado, ressalto que ele está em contato com o Banco Xis para obtenção do termo de quitação do financiamento.</text:p>
          </table:table-cell>
        </table:table-row>
        <table:table-row>
          <table:table-cell office:value-type="float" office:value="1546">
            <text:p>1546</text:p>
          </table:table-cell>
          <table:table-cell office:value-type="date" office:date-value="2022-10-09T00:00:00">
            <text:p>Sun Oct  9 00:00:00 2022</text:p>
          </table:table-cell>
          <table:table-cell office:value-type="string" office:value="Fiquem cientes de que o senhor Antônio irá amanhã, na parte da manhã, entregar o cheque novo e retirar o antigo.">
            <text:p>Fiquem cientes de que o senhor Antônio irá amanhã, na parte da manhã, entregar o cheque novo e retirar o antigo.</text:p>
          </table:table-cell>
        </table:table-row>
        <table:table-row>
          <table:table-cell office:value-type="float" office:value="1547">
            <text:p>1547</text:p>
          </table:table-cell>
          <table:table-cell office:value-type="date" office:date-value="2022-10-09T00:00:00">
            <text:p>Sun Oct  9 00:00:00 2022</text:p>
          </table:table-cell>
          <table:table-cell office:value-type="string" office:value="Muito obrigado, informarei ao Antônio para que ele agende a retirada. Por gentileza, poderia nos encaminhar a matrícula do outro imóvel, para que possamos verificar as baixas?">
            <text:p>Muito obrigado, informarei ao Antônio para que ele agende a retirada. Por gentileza, poderia nos encaminhar a matrícula do outro imóvel, para que possamos verificar as baixas?</text:p>
          </table:table-cell>
        </table:table-row>
        <table:table-row>
          <table:table-cell office:value-type="float" office:value="1548">
            <text:p>1548</text:p>
          </table:table-cell>
          <table:table-cell office:value-type="date" office:date-value="2022-10-09T00:00:00">
            <text:p>Sun Oct  9 00:00:00 2022</text:p>
          </table:table-cell>
          <table:table-cell office:value-type="string" office:value="Perfeito, tudo conforme o solicitado. Vou encaminhar para o doutor Rui e, assim que ele tiver um posicionamento, eu retorno. Muito obrigado.">
            <text:p>Perfeito, tudo conforme o solicitado. Vou encaminhar para o doutor Rui e, assim que ele tiver um posicionamento, eu retorno. Muito obrigado.</text:p>
          </table:table-cell>
        </table:table-row>
        <table:table-row>
          <table:table-cell office:value-type="float" office:value="1549">
            <text:p>1549</text:p>
          </table:table-cell>
          <table:table-cell office:value-type="date" office:date-value="2022-10-09T00:00:00">
            <text:p>Sun Oct  9 00:00:00 2022</text:p>
          </table:table-cell>
          <table:table-cell office:value-type="string" office:value="Segue minuta, com minhas considerações com marcas de revisão. Fico à disposição para qualquer esclarecimento e aguardo retorno.">
            <text:p>Segue minuta, com minhas considerações com marcas de revisão. Fico à disposição para qualquer esclarecimento e aguardo retorno.</text:p>
          </table:table-cell>
        </table:table-row>
        <table:table-row>
          <table:table-cell office:value-type="float" office:value="1550">
            <text:p>1550</text:p>
          </table:table-cell>
          <table:table-cell office:value-type="date" office:date-value="2022-10-09T00:00:00">
            <text:p>Sun Oct  9 00:00:00 2022</text:p>
          </table:table-cell>
          <table:table-cell office:value-type="string" office:value="Tomei a liberdade de fazer pequenos ajustes na minuta de acordo, seguindo os mesmos critérios da minuta anteriormente encaminhada pela colega. Por gentileza, veja se estão de acordo e se podemos seguir. Por fim, peço que analisem o valor destacado em amarelo, conforme comentários apresentados na minuta.">
            <text:p>Tomei a liberdade de fazer pequenos ajustes na minuta de acordo, seguindo os mesmos critérios da minuta anteriormente encaminhada pela colega. Por gentileza, veja se estão de acordo e se podemos seguir. Por fim, peço que analisem o valor destacado em amarelo, conforme comentários apresentados na minuta.</text:p>
          </table:table-cell>
        </table:table-row>
      </table:table>
      <table:table table:name="152">
        <table:table-row>
          <table:table-cell office:value-type="string" office:value="id_base">
            <text:p>id_base</text:p>
          </table:table-cell>
          <table:table-cell office:value-type="float" office:value="152">
            <text:p>152</text:p>
          </table:table-cell>
        </table:table-row>
        <table:table-row>
          <table:table-cell office:value-type="string" office:value="area">
            <text:p>area</text:p>
          </table:table-cell>
          <table:table-cell office:value-type="string" office:value="engenharia">
            <text:p>engenhar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551">
            <text:p>1551</text:p>
          </table:table-cell>
          <table:table-cell office:value-type="date" office:date-value="2022-10-11T00:00:00">
            <text:p>Tue Oct 11 00:00:00 2022</text:p>
          </table:table-cell>
          <table:table-cell office:value-type="string" office:value="Boa tarde, Leonardo. Estou mandando esse e-mail para solicitar a cotação dos quadros anexos.">
            <text:p>Boa tarde, Leonardo. Estou mandando esse e-mail para solicitar a cotação dos quadros anexos.</text:p>
          </table:table-cell>
        </table:table-row>
        <table:table-row>
          <table:table-cell office:value-type="float" office:value="1552">
            <text:p>1552</text:p>
          </table:table-cell>
          <table:table-cell office:value-type="date" office:date-value="2022-10-11T00:00:00">
            <text:p>Tue Oct 11 00:00:00 2022</text:p>
          </table:table-cell>
          <table:table-cell office:value-type="string" office:value="Estamos estudando solicitar à Eletronel a redução de demanda para o valor de trinta quilowatts. Pagaremos os três meses de contrato e depois solicitaremos o corte. Estamos analisando esse estudo para tentarmos baixar o custo da multa pelo término do contrato. Você acha esse estudo viável?">
            <text:p>Estamos estudando solicitar à Eletronel a redução de demanda para o valor de trinta quilowatts. Pagaremos os três meses de contrato e depois solicitaremos o corte. Estamos analisando esse estudo para tentarmos baixar o custo da multa pelo término do contrato. Você acha esse estudo viável?</text:p>
          </table:table-cell>
        </table:table-row>
        <table:table-row>
          <table:table-cell office:value-type="float" office:value="1553">
            <text:p>1553</text:p>
          </table:table-cell>
          <table:table-cell office:value-type="date" office:date-value="2022-10-11T00:00:00">
            <text:p>Tue Oct 11 00:00:00 2022</text:p>
          </table:table-cell>
          <table:table-cell office:value-type="string" office:value="Estamos iniciando as tratativas, à medida que a Eletronel nos passar as informações  necessárias para o desligamento da MT, eu o manterei atualizado.">
            <text:p>Estamos iniciando as tratativas, à medida que a Eletronel nos passar as informações  necessárias para o desligamento da MT, eu o manterei atualizado.</text:p>
          </table:table-cell>
        </table:table-row>
        <table:table-row>
          <table:table-cell office:value-type="float" office:value="1554">
            <text:p>1554</text:p>
          </table:table-cell>
          <table:table-cell office:value-type="date" office:date-value="2022-10-11T00:00:00">
            <text:p>Tue Oct 11 00:00:00 2022</text:p>
          </table:table-cell>
          <table:table-cell office:value-type="string" office:value="Foi gerada uma nova ordem de venda. Solicito, por favor, que programem a solicitação de ligação.">
            <text:p>Foi gerada uma nova ordem de venda. Solicito, por favor, que programem a solicitação de ligação.</text:p>
          </table:table-cell>
        </table:table-row>
        <table:table-row>
          <table:table-cell office:value-type="float" office:value="1555">
            <text:p>1555</text:p>
          </table:table-cell>
          <table:table-cell office:value-type="date" office:date-value="2022-10-11T00:00:00">
            <text:p>Tue Oct 11 00:00:00 2022</text:p>
          </table:table-cell>
          <table:table-cell office:value-type="string" office:value="Muito obrigada pelo retorno. Farei então as modificações no estudo e, assim que tiver um novo posicionamento, volto a entrar em contato.">
            <text:p>Muito obrigada pelo retorno. Farei então as modificações no estudo e, assim que tiver um novo posicionamento, volto a entrar em contato.</text:p>
          </table:table-cell>
        </table:table-row>
        <table:table-row>
          <table:table-cell office:value-type="float" office:value="1556">
            <text:p>1556</text:p>
          </table:table-cell>
          <table:table-cell office:value-type="date" office:date-value="2022-10-11T00:00:00">
            <text:p>Tue Oct 11 00:00:00 2022</text:p>
          </table:table-cell>
          <table:table-cell office:value-type="string" office:value="Segue em anexo o orçamento dos quadros de energia elétrica do condomínio Terra. Aguardo retorno.">
            <text:p>Segue em anexo o orçamento dos quadros de energia elétrica do condomínio Terra. Aguardo retorno.</text:p>
          </table:table-cell>
        </table:table-row>
        <table:table-row>
          <table:table-cell office:value-type="float" office:value="1557">
            <text:p>1557</text:p>
          </table:table-cell>
          <table:table-cell office:value-type="date" office:date-value="2022-10-11T00:00:00">
            <text:p>Tue Oct 11 00:00:00 2022</text:p>
          </table:table-cell>
          <table:table-cell office:value-type="string" office:value="Segue em anexo o projeto elétrico da obra Fênix revisado. Estou à disposição para quaisquer esclarecimentos.">
            <text:p>Segue em anexo o projeto elétrico da obra Fênix revisado. Estou à disposição para quaisquer esclarecimentos.</text:p>
          </table:table-cell>
        </table:table-row>
        <table:table-row>
          <table:table-cell office:value-type="float" office:value="1558">
            <text:p>1558</text:p>
          </table:table-cell>
          <table:table-cell office:value-type="date" office:date-value="2022-10-11T00:00:00">
            <text:p>Tue Oct 11 00:00:00 2022</text:p>
          </table:table-cell>
          <table:table-cell office:value-type="string" office:value="Seguem em anexo o projeto da entrada de energia e a lista de material. Estou à disposição para quaisquer esclarecimentos.">
            <text:p>Seguem em anexo o projeto da entrada de energia e a lista de material. Estou à disposição para quaisquer esclarecimentos.</text:p>
          </table:table-cell>
        </table:table-row>
        <table:table-row>
          <table:table-cell office:value-type="float" office:value="1559">
            <text:p>1559</text:p>
          </table:table-cell>
          <table:table-cell office:value-type="date" office:date-value="2022-10-11T00:00:00">
            <text:p>Tue Oct 11 00:00:00 2022</text:p>
          </table:table-cell>
          <table:table-cell office:value-type="string" office:value="Solicito a programação de uma entrada de energia para uma edificação localizada à rua sete de setembro. No local há uma coluna de concreto, que foi enviada na solicitação de estudo. Não há a necessidade de provisória.">
            <text:p>Solicito a programação de uma entrada de energia para uma edificação localizada à rua sete de setembro. No local há uma coluna de concreto, que foi enviada na solicitação de estudo. Não há a necessidade de provisória.</text:p>
          </table:table-cell>
        </table:table-row>
        <table:table-row>
          <table:table-cell office:value-type="float" office:value="1560">
            <text:p>1560</text:p>
          </table:table-cell>
          <table:table-cell office:value-type="date" office:date-value="2022-10-11T00:00:00">
            <text:p>Tue Oct 11 00:00:00 2022</text:p>
          </table:table-cell>
          <table:table-cell office:value-type="string" office:value="Vocês têm uma posição em relação ao pedido de ligação solicitado no dia 20 de setembro de 2022? ">
            <text:p>Vocês têm uma posição em relação ao pedido de ligação solicitado no dia 20 de setembro de 2022? </text:p>
          </table:table-cell>
        </table:table-row>
      </table:table>
      <table:table table:name="153">
        <table:table-row>
          <table:table-cell office:value-type="string" office:value="id_base">
            <text:p>id_base</text:p>
          </table:table-cell>
          <table:table-cell office:value-type="float" office:value="153">
            <text:p>153</text:p>
          </table:table-cell>
        </table:table-row>
        <table:table-row>
          <table:table-cell office:value-type="string" office:value="area">
            <text:p>area</text:p>
          </table:table-cell>
          <table:table-cell office:value-type="string" office:value="companhia eletrica">
            <text:p>companhia eletric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561">
            <text:p>1561</text:p>
          </table:table-cell>
          <table:table-cell office:value-type="date" office:date-value="2022-10-11T00:00:00">
            <text:p>Tue Oct 11 00:00:00 2022</text:p>
          </table:table-cell>
          <table:table-cell office:value-type="string" office:value="A ELET implantou um novo sistema comercial no final do ano passado e, devido a essa mudança, tivemos um fluxo maior que o esperado de contato de clientes em nossos canais de atendimento. Portanto, pedimos que, caso o motivo do seu contato ainda não tenha sido resolvido em outros dos nossos canais, informe isso respondendo a esse e-mail, para que possamos dar sequência ao seu atendimento.">
            <text:p>A ELET implantou um novo sistema comercial no final do ano passado e, devido a essa mudança, tivemos um fluxo maior que o esperado de contato de clientes em nossos canais de atendimento. Portanto, pedimos que, caso o motivo do seu contato ainda não tenha sido resolvido em outros dos nossos canais, informe isso respondendo a esse e-mail, para que possamos dar sequência ao seu atendimento.</text:p>
          </table:table-cell>
        </table:table-row>
        <table:table-row>
          <table:table-cell office:value-type="float" office:value="1562">
            <text:p>1562</text:p>
          </table:table-cell>
          <table:table-cell office:value-type="date" office:date-value="2022-10-11T00:00:00">
            <text:p>Tue Oct 11 00:00:00 2022</text:p>
          </table:table-cell>
          <table:table-cell office:value-type="string" office:value="Em atenção a sua solicitação, informamos que essa ordem de venda está com prazo expirado. Para que possamos abrir a ordem de venda em revisão, o cliente deverá quitar débitos na instalação. Após a quitação dos débitos e envio do comprovante de pagamento, o e-mail deve ser encaminhado para o atendimento especializado.">
            <text:p>Em atenção a sua solicitação, informamos que essa ordem de venda está com prazo expirado. Para que possamos abrir a ordem de venda em revisão, o cliente deverá quitar débitos na instalação. Após a quitação dos débitos e envio do comprovante de pagamento, o e-mail deve ser encaminhado para o atendimento especializado.</text:p>
          </table:table-cell>
        </table:table-row>
        <table:table-row>
          <table:table-cell office:value-type="float" office:value="1563">
            <text:p>1563</text:p>
          </table:table-cell>
          <table:table-cell office:value-type="date" office:date-value="2022-10-11T00:00:00">
            <text:p>Tue Oct 11 00:00:00 2022</text:p>
          </table:table-cell>
          <table:table-cell office:value-type="string" office:value="Esse registro aparece como apartamento cinquenta e um e não como cinquenta e quatro. Favor informar o número de apartamento correto.">
            <text:p>Esse registro aparece como apartamento cinquenta e um e não como cinquenta e quatro. Favor informar o número de apartamento correto.</text:p>
          </table:table-cell>
        </table:table-row>
        <table:table-row>
          <table:table-cell office:value-type="float" office:value="1564">
            <text:p>1564</text:p>
          </table:table-cell>
          <table:table-cell office:value-type="date" office:date-value="2022-10-11T00:00:00">
            <text:p>Tue Oct 11 00:00:00 2022</text:p>
          </table:table-cell>
          <table:table-cell office:value-type="string" office:value="Informamos que a nova ordem de venda consta liberada, deseja liberar as notas de serviço? Em caso afirmativo, podemos liberar ambos os blocos, A e B?">
            <text:p>Informamos que a nova ordem de venda consta liberada, deseja liberar as notas de serviço? Em caso afirmativo, podemos liberar ambos os blocos, A e B?</text:p>
          </table:table-cell>
        </table:table-row>
        <table:table-row>
          <table:table-cell office:value-type="float" office:value="1565">
            <text:p>1565</text:p>
          </table:table-cell>
          <table:table-cell office:value-type="date" office:date-value="2022-01-11T00:00:00">
            <text:p>Tue Jan 11 00:00:00 2022</text:p>
          </table:table-cell>
          <table:table-cell office:value-type="string" office:value="Nesse caso, abri uma vistoria para verificação e atualização do número do apartamento e do medidor de energia. O prazo para a realização vai até 4 de fevereiro, favor avisar os síndicos e os porteiros.">
            <text:p>Nesse caso, abri uma vistoria para verificação e atualização do número do apartamento e do medidor de energia. O prazo para a realização vai até 4 de fevereiro, favor avisar os síndicos e os porteiros.</text:p>
          </table:table-cell>
        </table:table-row>
        <table:table-row>
          <table:table-cell office:value-type="float" office:value="1566">
            <text:p>1566</text:p>
          </table:table-cell>
          <table:table-cell office:value-type="date" office:date-value="2022-10-11T00:00:00">
            <text:p>Tue Oct 11 00:00:00 2022</text:p>
          </table:table-cell>
          <table:table-cell office:value-type="string" office:value="O acompanhamento do processo poderá ser feito através de nossos canais de comunicação. Os serviços como consulta de solicitação, alteração de carga, consulta de  débitos, entre outros, já estão disponíveis no site ou em nosso aplicativo. Baixe em seu Smartphone!">
            <text:p>O acompanhamento do processo poderá ser feito através de nossos canais de comunicação. Os serviços como consulta de solicitação, alteração de carga, consulta de  débitos, entre outros, já estão disponíveis no site ou em nosso aplicativo. Baixe em seu Smartphone!</text:p>
          </table:table-cell>
        </table:table-row>
        <table:table-row>
          <table:table-cell office:value-type="float" office:value="1567">
            <text:p>1567</text:p>
          </table:table-cell>
          <table:table-cell office:value-type="date" office:date-value="2022-10-11T00:00:00">
            <text:p>Tue Oct 11 00:00:00 2022</text:p>
          </table:table-cell>
          <table:table-cell office:value-type="string" office:value="O primeiro registro de fornecimento aparece no nome de Maria da Silva. Houve alteração do titular da conta, que tem uma fatura em aberto no valor de cento e setenta reais, com vencimento em 1 de março de 2022. O segundo registro de fornecimento aparece no nome de João Pereira. Onde também houve alteração do titular da conta, e também consta uma conta em aberto no valor de trinta reais com vencimento em 5 de fevereiro de 2022.">
            <text:p>O primeiro registro de fornecimento aparece no nome de Maria da Silva. Houve alteração do titular da conta, que tem uma fatura em aberto no valor de cento e setenta reais, com vencimento em 1 de março de 2022. O segundo registro de fornecimento aparece no nome de João Pereira. Onde também houve alteração do titular da conta, e também consta uma conta em aberto no valor de trinta reais com vencimento em 5 de fevereiro de 2022.</text:p>
          </table:table-cell>
        </table:table-row>
        <table:table-row>
          <table:table-cell office:value-type="float" office:value="1568">
            <text:p>1568</text:p>
          </table:table-cell>
          <table:table-cell office:value-type="date" office:date-value="2022-10-11T00:00:00">
            <text:p>Tue Oct 11 00:00:00 2022</text:p>
          </table:table-cell>
          <table:table-cell office:value-type="string" office:value="Para fins de acerto cadastral e por motivo de sustentabilidade ambiental, informamos que o envio das faturas de energia elétrica aos clientes da ELET será digital,  através de e-mail. Assim, solicitamos que, ao preencher os formulários para solicitar nossos serviços, seja inserido um e-mail de correspondência do cliente, confirmando o aceite no formulário.">
            <text:p>Para fins de acerto cadastral e por motivo de sustentabilidade ambiental, informamos que o envio das faturas de energia elétrica aos clientes da ELET será digital,  através de e-mail. Assim, solicitamos que, ao preencher os formulários para solicitar nossos serviços, seja inserido um e-mail de correspondência do cliente, confirmando o aceite no formulário.</text:p>
          </table:table-cell>
        </table:table-row>
        <table:table-row>
          <table:table-cell office:value-type="float" office:value="1569">
            <text:p>1569</text:p>
          </table:table-cell>
          <table:table-cell office:value-type="date" office:date-value="2022-10-11T00:00:00">
            <text:p>Tue Oct 11 00:00:00 2022</text:p>
          </table:table-cell>
          <table:table-cell office:value-type="string" office:value="Segue anexo o material ELET. Para solicitar análise de projeto, utilize o link abaixo.">
            <text:p>Segue anexo o material ELET. Para solicitar análise de projeto, utilize o link abaixo.</text:p>
          </table:table-cell>
        </table:table-row>
        <table:table-row>
          <table:table-cell office:value-type="float" office:value="1570">
            <text:p>1570</text:p>
          </table:table-cell>
          <table:table-cell office:value-type="date" office:date-value="2022-10-11T00:00:00">
            <text:p>Tue Oct 11 00:00:00 2022</text:p>
          </table:table-cell>
          <table:table-cell office:value-type="string" office:value="Visando maior assertividade e agilidade na análise dos documentos, comunicamos que desde 1 de janeiro de 2021, a apresentação de viabilidade de projetos de entrada de energia é realizada na agência virtual. O anexo contém material ELET online até doze medições, que contempla planilhas, projeto, expresso metálica e policarbonato.">
            <text:p>Visando maior assertividade e agilidade na análise dos documentos, comunicamos que desde 1 de janeiro de 2021, a apresentação de viabilidade de projetos de entrada de energia é realizada na agência virtual. O anexo contém material ELET online até doze medições, que contempla planilhas, projeto, expresso metálica e policarbonato.</text:p>
          </table:table-cell>
        </table:table-row>
      </table:table>
      <table:table table:name="154">
        <table:table-row>
          <table:table-cell office:value-type="string" office:value="id_base">
            <text:p>id_base</text:p>
          </table:table-cell>
          <table:table-cell office:value-type="float" office:value="154">
            <text:p>154</text:p>
          </table:table-cell>
        </table:table-row>
        <table:table-row>
          <table:table-cell office:value-type="string" office:value="area">
            <text:p>area</text:p>
          </table:table-cell>
          <table:table-cell office:value-type="string" office:value="administracao condominial">
            <text:p>administracao condominial</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571">
            <text:p>1571</text:p>
          </table:table-cell>
          <table:table-cell office:value-type="date" office:date-value="2022-10-03T00:00:00">
            <text:p>Mon Oct  3 00:00:00 2022</text:p>
          </table:table-cell>
          <table:table-cell office:value-type="string" office:value="Segue anexo boleto bancário número 1020 para pagamento com vencimento em 10 de outubro de 2022.">
            <text:p>Segue anexo boleto bancário número 1020 para pagamento com vencimento em 10 de outubro de 2022.</text:p>
          </table:table-cell>
        </table:table-row>
        <table:table-row>
          <table:table-cell office:value-type="float" office:value="1572">
            <text:p>1572</text:p>
          </table:table-cell>
          <table:table-cell office:value-type="date" office:date-value="2022-09-26T00:00:00">
            <text:p>Mon Sep 26 00:00:00 2022</text:p>
          </table:table-cell>
          <table:table-cell office:value-type="string" office:value="Em atendimento às Normas de Segurança, os extintores do Condomínio serão retirados parcialmente para recarga, juntos de algumas mangueiras de hidrante. Quando este primeiro lote retornar, enviaremos o segundo. Os lotes serão intercalados entre um andar e outro, tanto para a recarga dos extintores, quanto para os testes da mangueira. O teste se iniciará a partir da próxima segunda-feira, dia 3 de outubro.">
            <text:p>Em atendimento às Normas de Segurança, os extintores do Condomínio serão retirados parcialmente para recarga, juntos de algumas mangueiras de hidrante. Quando este primeiro lote retornar, enviaremos o segundo. Os lotes serão intercalados entre um andar e outro, tanto para a recarga dos extintores, quanto para os testes da mangueira. O teste se iniciará a partir da próxima segunda-feira, dia 3 de outubro.</text:p>
          </table:table-cell>
        </table:table-row>
        <table:table-row>
          <table:table-cell office:value-type="float" office:value="1573">
            <text:p>1573</text:p>
          </table:table-cell>
          <table:table-cell office:value-type="date" office:date-value="2022-10-11T00:00:00">
            <text:p>Tue Oct 11 00:00:00 2022</text:p>
          </table:table-cell>
          <table:table-cell office:value-type="string" office:value="Em virtude do feriado de amanhã, nossos colaboradores da faxina e da zeladoria estão dispensados do serviço. A qualquer problema, contatar a portaria remota.">
            <text:p>Em virtude do feriado de amanhã, nossos colaboradores da faxina e da zeladoria estão dispensados do serviço. A qualquer problema, contatar a portaria remota.</text:p>
          </table:table-cell>
        </table:table-row>
        <table:table-row>
          <table:table-cell office:value-type="float" office:value="1574">
            <text:p>1574</text:p>
          </table:table-cell>
          <table:table-cell office:value-type="date" office:date-value="2022-10-11T00:00:00">
            <text:p>Tue Oct 11 00:00:00 2022</text:p>
          </table:table-cell>
          <table:table-cell office:value-type="string" office:value="Estamos enviando este e-mail para lembrar que, de acordo com o regulamento do condomínio, é proibido estender roupa nas sacadas, estando passível de multa. Contamos com a colaboração de todos.">
            <text:p>Estamos enviando este e-mail para lembrar que, de acordo com o regulamento do condomínio, é proibido estender roupa nas sacadas, estando passível de multa. Contamos com a colaboração de todos.</text:p>
          </table:table-cell>
        </table:table-row>
        <table:table-row>
          <table:table-cell office:value-type="float" office:value="1575">
            <text:p>1575</text:p>
          </table:table-cell>
          <table:table-cell office:value-type="date" office:date-value="2022-10-10T00:00:00">
            <text:p>Mon Oct 10 00:00:00 2022</text:p>
          </table:table-cell>
          <table:table-cell office:value-type="string" office:value="Na sexta-feira, 14 de outubro, será feita a manutenção da caixa d’água. O condomínio deve ficar sem energia das 10 às 13 horas.">
            <text:p>Na sexta-feira, 14 de outubro, será feita a manutenção da caixa d’água. O condomínio deve ficar sem energia das 10 às 13 horas.</text:p>
          </table:table-cell>
        </table:table-row>
        <table:table-row>
          <table:table-cell office:value-type="float" office:value="1576">
            <text:p>1576</text:p>
          </table:table-cell>
          <table:table-cell office:value-type="date" office:date-value="2022-08-08T00:00:00">
            <text:p>Mon Aug  8 00:00:00 2022</text:p>
          </table:table-cell>
          <table:table-cell office:value-type="string" office:value="No dia 12 de agosto, sexta-feira, o agente censitário realizará a coleta domiciliar aqui no condomínio, e para isso, pensando em otimizar tempo, espaço e segurança, reservamos o Salão de Jogos para que os moradores desçam a partir das 9 horas para responder ao questionário do Censo 2022.">
            <text:p>No dia 12 de agosto, sexta-feira, o agente censitário realizará a coleta domiciliar aqui no condomínio, e para isso, pensando em otimizar tempo, espaço e segurança, reservamos o Salão de Jogos para que os moradores desçam a partir das 9 horas para responder ao questionário do Censo 2022.</text:p>
          </table:table-cell>
        </table:table-row>
        <table:table-row>
          <table:table-cell office:value-type="float" office:value="1577">
            <text:p>1577</text:p>
          </table:table-cell>
          <table:table-cell office:value-type="date" office:date-value="2022-08-22T00:00:00">
            <text:p>Mon Aug 22 00:00:00 2022</text:p>
          </table:table-cell>
          <table:table-cell office:value-type="string" office:value="Recebemos o estudo de carga elétrica sobre a demanda do ar condicionado. O engenheiro tem disponibilidade para uma conversa on-line na segunda-feira, dia 29, das 18 às 19 horas. Favor confirmar a presença na reunião através do link a seguir.">
            <text:p>Recebemos o estudo de carga elétrica sobre a demanda do ar condicionado. O engenheiro tem disponibilidade para uma conversa on-line na segunda-feira, dia 29, das 18 às 19 horas. Favor confirmar a presença na reunião através do link a seguir.</text:p>
          </table:table-cell>
        </table:table-row>
        <table:table-row>
          <table:table-cell office:value-type="float" office:value="1578">
            <text:p>1578</text:p>
          </table:table-cell>
          <table:table-cell office:value-type="date" office:date-value="2022-10-05T00:00:00">
            <text:p>Wed Oct  5 00:00:00 2022</text:p>
          </table:table-cell>
          <table:table-cell office:value-type="string" office:value="Solicitamos a todos os condôminos que redobrem o cuidado ao embalar o lixo orgânico para levá-lo à lixeira. As reclamações de sujeira nos elevadores tem aumentado, portanto conto com a cooperação de todos para sanar o problema.">
            <text:p>Solicitamos a todos os condôminos que redobrem o cuidado ao embalar o lixo orgânico para levá-lo à lixeira. As reclamações de sujeira nos elevadores tem aumentado, portanto conto com a cooperação de todos para sanar o problema.</text:p>
          </table:table-cell>
        </table:table-row>
        <table:table-row>
          <table:table-cell office:value-type="float" office:value="1579">
            <text:p>1579</text:p>
          </table:table-cell>
          <table:table-cell office:value-type="date" office:date-value="2022-10-05T00:00:00">
            <text:p>Wed Oct  5 00:00:00 2022</text:p>
          </table:table-cell>
          <table:table-cell office:value-type="string" office:value="Viemos por meio desta, apenas lembrar-lhe a data do vencimento de seu boleto de taxa condominial com vencimento em 10 de outubro de 2022. Caso o pagamento já tenha sido efetuado, por favor desconsidere este aviso.">
            <text:p>Viemos por meio desta, apenas lembrar-lhe a data do vencimento de seu boleto de taxa condominial com vencimento em 10 de outubro de 2022. Caso o pagamento já tenha sido efetuado, por favor desconsidere este aviso.</text:p>
          </table:table-cell>
        </table:table-row>
        <table:table-row>
          <table:table-cell office:value-type="float" office:value="1580">
            <text:p>1580</text:p>
          </table:table-cell>
          <table:table-cell office:value-type="date" office:date-value="2022-10-13T00:00:00">
            <text:p>Thu Oct 13 00:00:00 2022</text:p>
          </table:table-cell>
          <table:table-cell office:value-type="string" office:value="Você pode obter a segunda via do boleto através do nosso sistema. Segue o link para acessá-lo. Em caso de dúvidas, estamos à disposição.">
            <text:p>Você pode obter a segunda via do boleto através do nosso sistema. Segue o link para acessá-lo. Em caso de dúvidas, estamos à disposição.</text:p>
          </table:table-cell>
        </table:table-row>
      </table:table>
      <table:table table:name="155">
        <table:table-row>
          <table:table-cell office:value-type="string" office:value="id_base">
            <text:p>id_base</text:p>
          </table:table-cell>
          <table:table-cell office:value-type="float" office:value="155">
            <text:p>155</text:p>
          </table:table-cell>
        </table:table-row>
        <table:table-row>
          <table:table-cell office:value-type="string" office:value="area">
            <text:p>area</text:p>
          </table:table-cell>
          <table:table-cell office:value-type="string" office:value="eletricista">
            <text:p>eletricist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581">
            <text:p>1581</text:p>
          </table:table-cell>
          <table:table-cell office:value-type="date" office:date-value="2022-10-13T00:00:00">
            <text:p>Thu Oct 13 00:00:00 2022</text:p>
          </table:table-cell>
          <table:table-cell office:value-type="string" office:value="Poderia verificar os itens destacados na lista e nos posicionar, para prosseguirmos com o orçamento?">
            <text:p>Poderia verificar os itens destacados na lista e nos posicionar, para prosseguirmos com o orçamento?</text:p>
          </table:table-cell>
        </table:table-row>
        <table:table-row>
          <table:table-cell office:value-type="float" office:value="1582">
            <text:p>1582</text:p>
          </table:table-cell>
          <table:table-cell office:value-type="date" office:date-value="2022-10-13T00:00:00">
            <text:p>Thu Oct 13 00:00:00 2022</text:p>
          </table:table-cell>
          <table:table-cell office:value-type="string" office:value="Solicitamos o preenchimento do formulário com os dados do condomínio, para que possamos dar seguimento à instalação.">
            <text:p>Solicitamos o preenchimento do formulário com os dados do condomínio, para que possamos dar seguimento à instalação.</text:p>
          </table:table-cell>
        </table:table-row>
        <table:table-row>
          <table:table-cell office:value-type="float" office:value="1583">
            <text:p>1583</text:p>
          </table:table-cell>
          <table:table-cell office:value-type="date" office:date-value="2022-10-13T00:00:00">
            <text:p>Thu Oct 13 00:00:00 2022</text:p>
          </table:table-cell>
          <table:table-cell office:value-type="string" office:value="Conforme contato por telefone, segue a proposta atualizada com as condições de pagamento em trinta, sessenta e noventa dias. Foi conservado o desconto concedido em negociação.">
            <text:p>Conforme contato por telefone, segue a proposta atualizada com as condições de pagamento em trinta, sessenta e noventa dias. Foi conservado o desconto concedido em negociação.</text:p>
          </table:table-cell>
        </table:table-row>
        <table:table-row>
          <table:table-cell office:value-type="float" office:value="1584">
            <text:p>1584</text:p>
          </table:table-cell>
          <table:table-cell office:value-type="date" office:date-value="2022-06-01T00:00:00">
            <text:p>Wed Jun  1 00:00:00 2022</text:p>
          </table:table-cell>
          <table:table-cell office:value-type="string" office:value="Conforme contato, segue anexo proposta alterada com desconto de 7%. Visita agendada autorizada pelo meu Diretor Fábio para segunda-feira, dia 6 de junho, a partir das 14 horas.">
            <text:p>Conforme contato, segue anexo proposta alterada com desconto de 7%. Visita agendada autorizada pelo meu Diretor Fábio para segunda-feira, dia 6 de junho, a partir das 14 horas.</text:p>
          </table:table-cell>
        </table:table-row>
        <table:table-row>
          <table:table-cell office:value-type="float" office:value="1585">
            <text:p>1585</text:p>
          </table:table-cell>
          <table:table-cell office:value-type="date" office:date-value="2022-06-02T00:00:00">
            <text:p>Thu Jun  2 00:00:00 2022</text:p>
          </table:table-cell>
          <table:table-cell office:value-type="string" office:value="Segue o arquivo com a correção de dados solicitada. Não houve, no entanto, alteração no custo.">
            <text:p>Segue o arquivo com a correção de dados solicitada. Não houve, no entanto, alteração no custo.</text:p>
          </table:table-cell>
        </table:table-row>
        <table:table-row>
          <table:table-cell office:value-type="float" office:value="1586">
            <text:p>1586</text:p>
          </table:table-cell>
          <table:table-cell office:value-type="date" office:date-value="2022-09-20T00:00:00">
            <text:p>Tue Sep 20 00:00:00 2022</text:p>
          </table:table-cell>
          <table:table-cell office:value-type="string" office:value="Podemos iniciar a fabricação dos miolos? Havia pedido para segurar a produção devido a revisão de projeto, haverá alguma modificação? Estes preços consigo segurar para liberação até o dia 30 de setembro.">
            <text:p>Podemos iniciar a fabricação dos miolos? Havia pedido para segurar a produção devido a revisão de projeto, haverá alguma modificação? Estes preços consigo segurar para liberação até o dia 30 de setembro.</text:p>
          </table:table-cell>
        </table:table-row>
        <table:table-row>
          <table:table-cell office:value-type="float" office:value="1587">
            <text:p>1587</text:p>
          </table:table-cell>
          <table:table-cell office:value-type="date" office:date-value="2022-09-21T00:00:00">
            <text:p>Wed Sep 21 00:00:00 2022</text:p>
          </table:table-cell>
          <table:table-cell office:value-type="string" office:value="Referente a esse pedido de orçamento, gostaria de saber se os quadros são de sobrepor ou são de embutir.">
            <text:p>Referente a esse pedido de orçamento, gostaria de saber se os quadros são de sobrepor ou são de embutir.</text:p>
          </table:table-cell>
        </table:table-row>
        <table:table-row>
          <table:table-cell office:value-type="float" office:value="1588">
            <text:p>1588</text:p>
          </table:table-cell>
          <table:table-cell office:value-type="date" office:date-value="2022-09-21T00:00:00">
            <text:p>Wed Sep 21 00:00:00 2022</text:p>
          </table:table-cell>
          <table:table-cell office:value-type="string" office:value="Se o sistema de alimentação for Delta, as cargas monofásicas e bifásicas não podem ser alimentadas pelo quarto fio e também os dois elementos não possuem nenhuma carga trifásica prevista. Portanto, isso  afeta o dimensionamento do disjuntor geral do quadro e a distribuição interna dos barramentos.">
            <text:p>Se o sistema de alimentação for Delta, as cargas monofásicas e bifásicas não podem ser alimentadas pelo quarto fio e também os dois elementos não possuem nenhuma carga trifásica prevista. Portanto, isso  afeta o dimensionamento do disjuntor geral do quadro e a distribuição interna dos barramentos.</text:p>
          </table:table-cell>
        </table:table-row>
        <table:table-row>
          <table:table-cell office:value-type="float" office:value="1589">
            <text:p>1589</text:p>
          </table:table-cell>
          <table:table-cell office:value-type="date" office:date-value="2022-09-21T00:00:00">
            <text:p>Wed Sep 21 00:00:00 2022</text:p>
          </table:table-cell>
          <table:table-cell office:value-type="string" office:value="No quadro térreo o disjuntor geral está como tripolar de 63 ampéres e carga prevista na demanda está dando uma corrente de aproximadamente 63 ampéres em 240 volts. Seria o caso de um disjuntor bipolar de 80 ampéres com cabo 25 milímetros. ">
            <text:p>No quadro térreo o disjuntor geral está como tripolar de 63 ampéres e carga prevista na demanda está dando uma corrente de aproximadamente 63 ampéres em 240 volts. Seria o caso de um disjuntor bipolar de 80 ampéres com cabo 25 milímetros. </text:p>
          </table:table-cell>
        </table:table-row>
        <table:table-row>
          <table:table-cell office:value-type="float" office:value="1590">
            <text:p>1590</text:p>
          </table:table-cell>
          <table:table-cell office:value-type="date" office:date-value="2022-09-21T00:00:00">
            <text:p>Wed Sep 21 00:00:00 2022</text:p>
          </table:table-cell>
          <table:table-cell office:value-type="string" office:value="No quadro mezanino o disjuntor geral está como tripolar de 50 ampéres e carga prevista na demanda está dando uma corrente de aproximadamente 38 ampéres em 240 volts. Seria o caso de um disjuntor bipolar de 50A com cabo 10mm">
            <text:p>No quadro mezanino o disjuntor geral está como tripolar de 50 ampéres e carga prevista na demanda está dando uma corrente de aproximadamente 38 ampéres em 240 volts. Seria o caso de um disjuntor bipolar de 50A com cabo 10mm</text:p>
          </table:table-cell>
        </table:table-row>
      </table:table>
      <table:table table:name="156">
        <table:table-row>
          <table:table-cell office:value-type="string" office:value="id_base">
            <text:p>id_base</text:p>
          </table:table-cell>
          <table:table-cell office:value-type="float" office:value="156">
            <text:p>156</text:p>
          </table:table-cell>
        </table:table-row>
        <table:table-row>
          <table:table-cell office:value-type="string" office:value="area">
            <text:p>area</text:p>
          </table:table-cell>
          <table:table-cell office:value-type="string" office:value="escola teatral">
            <text:p>escola teatral</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591">
            <text:p>1591</text:p>
          </table:table-cell>
          <table:table-cell office:value-type="date" office:date-value="2022-10-13T00:00:00">
            <text:p>Thu Oct 13 00:00:00 2022</text:p>
          </table:table-cell>
          <table:table-cell office:value-type="string" office:value="Aqui é o João, da Escola Galáxia. Estou passando aqui para perguntar se você ainda tem interesse em marcar uma aula experimental para sua filha no Sábado. ">
            <text:p>Aqui é o João, da Escola Galáxia. Estou passando aqui para perguntar se você ainda tem interesse em marcar uma aula experimental para sua filha no Sábado. </text:p>
          </table:table-cell>
        </table:table-row>
        <table:table-row>
          <table:table-cell office:value-type="float" office:value="1592">
            <text:p>1592</text:p>
          </table:table-cell>
          <table:table-cell office:value-type="date" office:date-value="2022-06-07T00:00:00">
            <text:p>Tue Jun  7 00:00:00 2022</text:p>
          </table:table-cell>
          <table:table-cell office:value-type="string" office:value="As aulas acontecem sempre uma vez por semana e o nosso curso é um curso Livre de Teatro. Temos duas apresentações, uma em Julho, fechada, e uma em Dezembro no Teatro, aberta para todos os públicos. Também contamos com um festival para alunos em Setembro. ">
            <text:p>As aulas acontecem sempre uma vez por semana e o nosso curso é um curso Livre de Teatro. Temos duas apresentações, uma em Julho, fechada, e uma em Dezembro no Teatro, aberta para todos os públicos. Também contamos com um festival para alunos em Setembro. </text:p>
          </table:table-cell>
        </table:table-row>
        <table:table-row>
          <table:table-cell office:value-type="float" office:value="1593">
            <text:p>1593</text:p>
          </table:table-cell>
          <table:table-cell office:value-type="date" office:date-value="2022-10-13T00:00:00">
            <text:p>Thu Oct 13 00:00:00 2022</text:p>
          </table:table-cell>
          <table:table-cell office:value-type="string" office:value="Os nossos grupos são divididos por faixa etária,  para quinze anos temos turmas às segundas-feiras, das dezoito às vinte horas, às sextas-feiras, das quinze às dezessete horas e aos sábados, das nove às onze horas. Desses horários acima, qual seria melhor para vocês? Podemos agendar uma aula experimental para a sua filha conhecer a turma e o método da escola.">
            <text:p>Os nossos grupos são divididos por faixa etária,  para quinze anos temos turmas às segundas-feiras, das dezoito às vinte horas, às sextas-feiras, das quinze às dezessete horas e aos sábados, das nove às onze horas. Desses horários acima, qual seria melhor para vocês? Podemos agendar uma aula experimental para a sua filha conhecer a turma e o método da escola.</text:p>
          </table:table-cell>
        </table:table-row>
        <table:table-row>
          <table:table-cell office:value-type="float" office:value="1594">
            <text:p>1594</text:p>
          </table:table-cell>
          <table:table-cell office:value-type="date" office:date-value="2022-06-01T00:00:00">
            <text:p>Wed Jun  1 00:00:00 2022</text:p>
          </table:table-cell>
          <table:table-cell office:value-type="string" office:value="É só trazê-la no horário da aula, às 9 horas da manhã, que ela já pode fazer a experimental. Conforme for, a gente conversa depois para ver o que ela achou. Lembrando que nosso endereço é Rua das Flores, número zero.">
            <text:p>É só trazê-la no horário da aula, às 9 horas da manhã, que ela já pode fazer a experimental. Conforme for, a gente conversa depois para ver o que ela achou. Lembrando que nosso endereço é Rua das Flores, número zero.</text:p>
          </table:table-cell>
        </table:table-row>
        <table:table-row>
          <table:table-cell office:value-type="float" office:value="1595">
            <text:p>1595</text:p>
          </table:table-cell>
          <table:table-cell office:value-type="date" office:date-value="2022-10-10T00:00:00">
            <text:p>Mon Oct 10 00:00:00 2022</text:p>
          </table:table-cell>
          <table:table-cell office:value-type="string" office:value="Informamos que, em virtude do feriado do dia 12 de outubro, nossas atividades de quarta-feira estão suspensas.">
            <text:p>Informamos que, em virtude do feriado do dia 12 de outubro, nossas atividades de quarta-feira estão suspensas.</text:p>
          </table:table-cell>
        </table:table-row>
        <table:table-row>
          <table:table-cell office:value-type="float" office:value="1596">
            <text:p>1596</text:p>
          </table:table-cell>
          <table:table-cell office:value-type="date" office:date-value="2022-09-20T00:00:00">
            <text:p>Tue Sep 20 00:00:00 2022</text:p>
          </table:table-cell>
          <table:table-cell office:value-type="string" office:value="Não, não é necessário ter experiência prévia com teatro. Além de trabalharmos com fundamentos básicos do teatro, utilizamos preceitos da arte educação, visando a autonomia e boa expressão em qualquer contexto.">
            <text:p>Não, não é necessário ter experiência prévia com teatro. Além de trabalharmos com fundamentos básicos do teatro, utilizamos preceitos da arte educação, visando a autonomia e boa expressão em qualquer contexto.</text:p>
          </table:table-cell>
        </table:table-row>
        <table:table-row>
          <table:table-cell office:value-type="float" office:value="1597">
            <text:p>1597</text:p>
          </table:table-cell>
          <table:table-cell office:value-type="date" office:date-value="2022-10-13T00:00:00">
            <text:p>Thu Oct 13 00:00:00 2022</text:p>
          </table:table-cell>
          <table:table-cell office:value-type="string" office:value="No momento as nossas matrículas estão fechadas, pois estamos ensaiando para uma apresentação no dia 5 de novembro, as matrículas reabrem depois disso, no dia 7 de novembro. O valor da nossa mensalidade para o ano de 2022 é de duzentos e doze reais e nós temos uma taxa de matrícula anual de noventa e dois reais.">
            <text:p>No momento as nossas matrículas estão fechadas, pois estamos ensaiando para uma apresentação no dia 5 de novembro, as matrículas reabrem depois disso, no dia 7 de novembro. O valor da nossa mensalidade para o ano de 2022 é de duzentos e doze reais e nós temos uma taxa de matrícula anual de noventa e dois reais.</text:p>
          </table:table-cell>
        </table:table-row>
        <table:table-row>
          <table:table-cell office:value-type="float" office:value="1598">
            <text:p>1598</text:p>
          </table:table-cell>
          <table:table-cell office:value-type="date" office:date-value="2022-09-21T00:00:00">
            <text:p>Wed Sep 21 00:00:00 2022</text:p>
          </table:table-cell>
          <table:table-cell office:value-type="string" office:value="Primeiramente, desculpe pela demora na resposta, estávamos em recesso devido ao feriado e voltamos só agora. Sim, nossas turmas são divididas por idade, então, eu preciso primeiro saber para qual idade você procura, assim eu te mando todas informações e horários certos. Você está procurando aulas para você mesmo?">
            <text:p>Primeiramente, desculpe pela demora na resposta, estávamos em recesso devido ao feriado e voltamos só agora. Sim, nossas turmas são divididas por idade, então, eu preciso primeiro saber para qual idade você procura, assim eu te mando todas informações e horários certos. Você está procurando aulas para você mesmo?</text:p>
          </table:table-cell>
        </table:table-row>
        <table:table-row>
          <table:table-cell office:value-type="float" office:value="1599">
            <text:p>1599</text:p>
          </table:table-cell>
          <table:table-cell office:value-type="date" office:date-value="2022-09-21T00:00:00">
            <text:p>Wed Sep 21 00:00:00 2022</text:p>
          </table:table-cell>
          <table:table-cell office:value-type="string" office:value="Sobre os valores, o valor da nossa mensalidade em grupo é duzentos e doze. Nela já estão incluídos os materiais de aula e os ensaios extras que ocorrerão durante o ano, principalmente próximo às apresentações e temos uma taxa de matrícula anual no valor de noventa e dois reais. Além de se matricular, sua filha ganha um kit de boas vindas da escola super fofo e um Ebook com Jogos Teatrais. ">
            <text:p>Sobre os valores, o valor da nossa mensalidade em grupo é duzentos e doze. Nela já estão incluídos os materiais de aula e os ensaios extras que ocorrerão durante o ano, principalmente próximo às apresentações e temos uma taxa de matrícula anual no valor de noventa e dois reais. Além de se matricular, sua filha ganha um kit de boas vindas da escola super fofo e um Ebook com Jogos Teatrais. </text:p>
          </table:table-cell>
        </table:table-row>
        <table:table-row>
          <table:table-cell office:value-type="float" office:value="1600">
            <text:p>1600</text:p>
          </table:table-cell>
          <table:table-cell office:value-type="date" office:date-value="2022-10-13T00:00:00">
            <text:p>Thu Oct 13 00:00:00 2022</text:p>
          </table:table-cell>
          <table:table-cell office:value-type="string" office:value="Tudo ótimo por aqui também! Como quinta-feira é o melhor dia para vocês, podemos deixar a aula agendada para hoje mesmo, às dezenove horas. Você pode me mandar o nome dela para eu deixar a vaga reservada, por favor? Esperamos vocês!">
            <text:p>Tudo ótimo por aqui também! Como quinta-feira é o melhor dia para vocês, podemos deixar a aula agendada para hoje mesmo, às dezenove horas. Você pode me mandar o nome dela para eu deixar a vaga reservada, por favor? Esperamos vocês!</text:p>
          </table:table-cell>
        </table:table-row>
      </table:table>
      <table:table table:name="157">
        <table:table-row>
          <table:table-cell office:value-type="string" office:value="id_base">
            <text:p>id_base</text:p>
          </table:table-cell>
          <table:table-cell office:value-type="float" office:value="157">
            <text:p>157</text:p>
          </table:table-cell>
        </table:table-row>
        <table:table-row>
          <table:table-cell office:value-type="string" office:value="area">
            <text:p>area</text:p>
          </table:table-cell>
          <table:table-cell office:value-type="string" office:value="comercio farmaceutico">
            <text:p>comercio farmaceutic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601">
            <text:p>1601</text:p>
          </table:table-cell>
          <table:table-cell office:value-type="date" office:date-value="2022-09-02T00:00:00">
            <text:p>Fri Sep  2 00:00:00 2022</text:p>
          </table:table-cell>
          <table:table-cell office:value-type="string" office:value="No dia 7 de setembro nós estaremos fechados por conta do feriado, retornaremos às atividades normais no dia oito. Caso deseje reservar seu medicamento hoje, nossas entregas serão agendadas para o dia 8 de setembro,  em horário comercial. Agradecemos a atenção e desejamos a todos um excelente feriado.">
            <text:p>No dia 7 de setembro nós estaremos fechados por conta do feriado, retornaremos às atividades normais no dia oito. Caso deseje reservar seu medicamento hoje, nossas entregas serão agendadas para o dia 8 de setembro,  em horário comercial. Agradecemos a atenção e desejamos a todos um excelente feriado.</text:p>
          </table:table-cell>
        </table:table-row>
        <table:table-row>
          <table:table-cell office:value-type="float" office:value="1602">
            <text:p>1602</text:p>
          </table:table-cell>
          <table:table-cell office:value-type="date" office:date-value="2022-10-13T00:00:00">
            <text:p>Thu Oct 13 00:00:00 2022</text:p>
          </table:table-cell>
          <table:table-cell office:value-type="string" office:value="Aproveite hoje nossa promoção de vinte e cinco por cento de desconto em todos nossos produtos ou parcelamento em até dez vezes no cartão de crédito, sem juros! Aproveite nosso frete grátis em toda região do ABC.">
            <text:p>Aproveite hoje nossa promoção de vinte e cinco por cento de desconto em todos nossos produtos ou parcelamento em até dez vezes no cartão de crédito, sem juros! Aproveite nosso frete grátis em toda região do ABC.</text:p>
          </table:table-cell>
        </table:table-row>
        <table:table-row>
          <table:table-cell office:value-type="float" office:value="1603">
            <text:p>1603</text:p>
          </table:table-cell>
          <table:table-cell office:value-type="date" office:date-value="2022-10-01T00:00:00">
            <text:p>Sat Oct  1 00:00:00 2022</text:p>
          </table:table-cell>
          <table:table-cell office:value-type="string" office:value="Começamos Outubro com novidades! Conheça nosso Gloss Labial sabor morango, com efeito de preenchimento, assim aumentando temporariamente os lábios.">
            <text:p>Começamos Outubro com novidades! Conheça nosso Gloss Labial sabor morango, com efeito de preenchimento, assim aumentando temporariamente os lábios.</text:p>
          </table:table-cell>
        </table:table-row>
        <table:table-row>
          <table:table-cell office:value-type="float" office:value="1604">
            <text:p>1604</text:p>
          </table:table-cell>
          <table:table-cell office:value-type="date" office:date-value="2022-10-01T00:00:00">
            <text:p>Sat Oct  1 00:00:00 2022</text:p>
          </table:table-cell>
          <table:table-cell office:value-type="string" office:value="Confirmando hoje você ganha vinte e cinco por cento de desconto e frete grátis em toda região de Guarulhos. Entregamos na segunda-feira dia 3 de outubro, em horário comercial.">
            <text:p>Confirmando hoje você ganha vinte e cinco por cento de desconto e frete grátis em toda região de Guarulhos. Entregamos na segunda-feira dia 3 de outubro, em horário comercial.</text:p>
          </table:table-cell>
        </table:table-row>
        <table:table-row>
          <table:table-cell office:value-type="float" office:value="1605">
            <text:p>1605</text:p>
          </table:table-cell>
          <table:table-cell office:value-type="date" office:date-value="2022-10-13T00:00:00">
            <text:p>Thu Oct 13 00:00:00 2022</text:p>
          </table:table-cell>
          <table:table-cell office:value-type="string" office:value="Estamos comemorando quarenta e cinco anos de Pharma Sulp e isso não seria possível sem nossos clientes que confiam e nos prestigiam. Por isso, o presente é todo de vocês: vinte e cinco por cento de desconto em todos os nossos medicamentos.">
            <text:p>Estamos comemorando quarenta e cinco anos de Pharma Sulp e isso não seria possível sem nossos clientes que confiam e nos prestigiam. Por isso, o presente é todo de vocês: vinte e cinco por cento de desconto em todos os nossos medicamentos.</text:p>
          </table:table-cell>
        </table:table-row>
        <table:table-row>
          <table:table-cell office:value-type="float" office:value="1606">
            <text:p>1606</text:p>
          </table:table-cell>
          <table:table-cell office:value-type="date" office:date-value="2022-10-13T00:00:00">
            <text:p>Thu Oct 13 00:00:00 2022</text:p>
          </table:table-cell>
          <table:table-cell office:value-type="string" office:value="O Ômega 3 é um tipo de gordura boa que tem ação anti-inflamatória. Pode ser utilizado para controlar os níveis de colesterol, glicemia, prevenir doenças cardiovasculares e cerebrais, além de melhorar a memória e a disposição.">
            <text:p>O Ômega 3 é um tipo de gordura boa que tem ação anti-inflamatória. Pode ser utilizado para controlar os níveis de colesterol, glicemia, prevenir doenças cardiovasculares e cerebrais, além de melhorar a memória e a disposição.</text:p>
          </table:table-cell>
        </table:table-row>
        <table:table-row>
          <table:table-cell office:value-type="float" office:value="1607">
            <text:p>1607</text:p>
          </table:table-cell>
          <table:table-cell office:value-type="date" office:date-value="2022-10-13T00:00:00">
            <text:p>Thu Oct 13 00:00:00 2022</text:p>
          </table:table-cell>
          <table:table-cell office:value-type="string" office:value="O Redux atua no sistema nervoso central causando uma atividade supressora do apetite, contribui para uma maior queima de gorduras localizadas principalmente no abdômen, além de atuar também como estimulante do sistema imunológico.">
            <text:p>O Redux atua no sistema nervoso central causando uma atividade supressora do apetite, contribui para uma maior queima de gorduras localizadas principalmente no abdômen, além de atuar também como estimulante do sistema imunológico.</text:p>
          </table:table-cell>
        </table:table-row>
        <table:table-row>
          <table:table-cell office:value-type="float" office:value="1608">
            <text:p>1608</text:p>
          </table:table-cell>
          <table:table-cell office:value-type="date" office:date-value="2022-10-13T00:00:00">
            <text:p>Thu Oct 13 00:00:00 2022</text:p>
          </table:table-cell>
          <table:table-cell office:value-type="string" office:value="Quer aumentar sua disposição e seus resultados nos treinos? Conheça agora nosso complexo vitamínico pré-treino, fonte de combustível para que seu corpo tenha energia para realizar uma série de exercícios intensos.">
            <text:p>Quer aumentar sua disposição e seus resultados nos treinos? Conheça agora nosso complexo vitamínico pré-treino, fonte de combustível para que seu corpo tenha energia para realizar uma série de exercícios intensos.</text:p>
          </table:table-cell>
        </table:table-row>
        <table:table-row>
          <table:table-cell office:value-type="float" office:value="1609">
            <text:p>1609</text:p>
          </table:table-cell>
          <table:table-cell office:value-type="date" office:date-value="2022-10-13T00:00:00">
            <text:p>Thu Oct 13 00:00:00 2022</text:p>
          </table:table-cell>
          <table:table-cell office:value-type="string" office:value="Somos da Pharma Sulp, Farmácia de Manipulação! Nós tivemos um problema na nossa base de dados e algumas mensagens foram duplicadas. Caso tenha recebido mensagens iguais pedimos desculpas.">
            <text:p>Somos da Pharma Sulp, Farmácia de Manipulação! Nós tivemos um problema na nossa base de dados e algumas mensagens foram duplicadas. Caso tenha recebido mensagens iguais pedimos desculpas.</text:p>
          </table:table-cell>
        </table:table-row>
        <table:table-row>
          <table:table-cell office:value-type="float" office:value="1610">
            <text:p>1610</text:p>
          </table:table-cell>
          <table:table-cell office:value-type="date" office:date-value="2022-10-13T00:00:00">
            <text:p>Thu Oct 13 00:00:00 2022</text:p>
          </table:table-cell>
          <table:table-cell office:value-type="string" office:value="Venha conhecer nossa linha de Shampoo de Melancia Prime, com ativos inovadores que estimulam o couro cabeludo, melhorando o brilho, tratando a queda e fortalecendo os fios. Além disso, combate a oleosidade e possui ação refrescante.">
            <text:p>Venha conhecer nossa linha de Shampoo de Melancia Prime, com ativos inovadores que estimulam o couro cabeludo, melhorando o brilho, tratando a queda e fortalecendo os fios. Além disso, combate a oleosidade e possui ação refrescante.</text:p>
          </table:table-cell>
        </table:table-row>
      </table:table>
      <table:table table:name="158">
        <table:table-row>
          <table:table-cell office:value-type="string" office:value="id_base">
            <text:p>id_base</text:p>
          </table:table-cell>
          <table:table-cell office:value-type="float" office:value="158">
            <text:p>158</text:p>
          </table:table-cell>
        </table:table-row>
        <table:table-row>
          <table:table-cell office:value-type="string" office:value="area">
            <text:p>area</text:p>
          </table:table-cell>
          <table:table-cell office:value-type="string" office:value="escola intercambio">
            <text:p>escola intercambio</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611">
            <text:p>1611</text:p>
          </table:table-cell>
          <table:table-cell office:value-type="date" office:date-value="2022-10-13T00:00:00">
            <text:p>Thu Oct 13 00:00:00 2022</text:p>
          </table:table-cell>
          <table:table-cell office:value-type="string" office:value="Esse valor não inclui o seguro saúde e o translado aéreo. O seguro sai por cento e cinquenta dólares e a passagem aérea ida e volta São Paulo - Dublin custa a partir de seiscentos dólares.">
            <text:p>Esse valor não inclui o seguro saúde e o translado aéreo. O seguro sai por cento e cinquenta dólares e a passagem aérea ida e volta São Paulo - Dublin custa a partir de seiscentos dólares.</text:p>
          </table:table-cell>
        </table:table-row>
        <table:table-row>
          <table:table-cell office:value-type="float" office:value="1612">
            <text:p>1612</text:p>
          </table:table-cell>
          <table:table-cell office:value-type="date" office:date-value="2022-10-13T00:00:00">
            <text:p>Thu Oct 13 00:00:00 2022</text:p>
          </table:table-cell>
          <table:table-cell office:value-type="string" office:value="Ficamos felizes em receber sua visita em nossa agência esta semana. Conforme conversamos, logo abaixo encaminho mais alguns vídeos para que ajude a conhecer um pouco mais sobre Berlim e das escolas que verificamos.">
            <text:p>Ficamos felizes em receber sua visita em nossa agência esta semana. Conforme conversamos, logo abaixo encaminho mais alguns vídeos para que ajude a conhecer um pouco mais sobre Berlim e das escolas que verificamos.</text:p>
          </table:table-cell>
        </table:table-row>
        <table:table-row>
          <table:table-cell office:value-type="float" office:value="1613">
            <text:p>1613</text:p>
          </table:table-cell>
          <table:table-cell office:value-type="date" office:date-value="2022-10-13T00:00:00">
            <text:p>Thu Oct 13 00:00:00 2022</text:p>
          </table:table-cell>
          <table:table-cell office:value-type="string" office:value="Me recordo que da última vez que conversamos, você me informou que ainda não tinha definido qual o programa faria e sua data de embarque. Gostaria de saber como estão seus planos, e se possui alguma dúvida para que possa auxiliá-la. Prefere que eu atualize o orçamento para que possa verificar?">
            <text:p>Me recordo que da última vez que conversamos, você me informou que ainda não tinha definido qual o programa faria e sua data de embarque. Gostaria de saber como estão seus planos, e se possui alguma dúvida para que possa auxiliá-la. Prefere que eu atualize o orçamento para que possa verificar?</text:p>
          </table:table-cell>
        </table:table-row>
        <table:table-row>
          <table:table-cell office:value-type="float" office:value="1614">
            <text:p>1614</text:p>
          </table:table-cell>
          <table:table-cell office:value-type="date" office:date-value="2022-10-13T00:00:00">
            <text:p>Thu Oct 13 00:00:00 2022</text:p>
          </table:table-cell>
          <table:table-cell office:value-type="string" office:value="O curso TESOL foi projetado para desenvolver seu conhecimento e compreensão sobre o processo de ensino e aprendizagem. Neste curso você irá aprender todas as habilidades básicas que precisa para assumir um cargo de ensino, tais como compreender os principais recursos do Inglês moderno, como o fonológico e o sintático, entender as necessidades e motivações dos indivíduos e dos grupos de alunos, projetar e entregar planos de aula e avaliar, utilizar, adaptar e criar seus próprios materiais didáticos e auxiliares de sala de aula. ">
            <text:p>O curso TESOL foi projetado para desenvolver seu conhecimento e compreensão sobre o processo de ensino e aprendizagem. Neste curso você irá aprender todas as habilidades básicas que precisa para assumir um cargo de ensino, tais como compreender os principais recursos do Inglês moderno, como o fonológico e o sintático, entender as necessidades e motivações dos indivíduos e dos grupos de alunos, projetar e entregar planos de aula e avaliar, utilizar, adaptar e criar seus próprios materiais didáticos e auxiliares de sala de aula. </text:p>
          </table:table-cell>
        </table:table-row>
        <table:table-row>
          <table:table-cell office:value-type="float" office:value="1615">
            <text:p>1615</text:p>
          </table:table-cell>
          <table:table-cell office:value-type="date" office:date-value="2022-10-13T00:00:00">
            <text:p>Thu Oct 13 00:00:00 2022</text:p>
          </table:table-cell>
          <table:table-cell office:value-type="string" office:value="O que achou em relação aos orçamentos que verificamos? Vão de encontro ao que está buscando? Ficarei no aguardo e qualquer dúvida estou à disposição.">
            <text:p>O que achou em relação aos orçamentos que verificamos? Vão de encontro ao que está buscando? Ficarei no aguardo e qualquer dúvida estou à disposição.</text:p>
          </table:table-cell>
        </table:table-row>
        <table:table-row>
          <table:table-cell office:value-type="float" office:value="1616">
            <text:p>1616</text:p>
          </table:table-cell>
          <table:table-cell office:value-type="date" office:date-value="2022-10-13T00:00:00">
            <text:p>Thu Oct 13 00:00:00 2022</text:p>
          </table:table-cell>
          <table:table-cell office:value-type="string" office:value="Recebi seu cadastro com informações para intercâmbio e fiz tentativas de contato com você, mas não obtive sucesso. Poderia me passar um outro telefone ou melhor horário para conversar com você? Se deseja um orçamento personalizado, peço que me retorne para conversarmos e entender melhor o que deseja.">
            <text:p>Recebi seu cadastro com informações para intercâmbio e fiz tentativas de contato com você, mas não obtive sucesso. Poderia me passar um outro telefone ou melhor horário para conversar com você? Se deseja um orçamento personalizado, peço que me retorne para conversarmos e entender melhor o que deseja.</text:p>
          </table:table-cell>
        </table:table-row>
        <table:table-row>
          <table:table-cell office:value-type="float" office:value="1617">
            <text:p>1617</text:p>
          </table:table-cell>
          <table:table-cell office:value-type="date" office:date-value="2022-10-13T00:00:00">
            <text:p>Thu Oct 13 00:00:00 2022</text:p>
          </table:table-cell>
          <table:table-cell office:value-type="string" office:value="Segue em anexo o orçamento para seis meses de curso de inglês em Malta, com hospedagem e café da manhã incluídos. A qualquer dúvida, estou à disposição.">
            <text:p>Segue em anexo o orçamento para seis meses de curso de inglês em Malta, com hospedagem e café da manhã incluídos. A qualquer dúvida, estou à disposição.</text:p>
          </table:table-cell>
        </table:table-row>
        <table:table-row>
          <table:table-cell office:value-type="float" office:value="1618">
            <text:p>1618</text:p>
          </table:table-cell>
          <table:table-cell office:value-type="date" office:date-value="2022-10-13T00:00:00">
            <text:p>Thu Oct 13 00:00:00 2022</text:p>
          </table:table-cell>
          <table:table-cell office:value-type="string" office:value="Tudo bem então, aguardo a definição da data e do programa de estudos para atualizarmos o orçamento.">
            <text:p>Tudo bem então, aguardo a definição da data e do programa de estudos para atualizarmos o orçamento.</text:p>
          </table:table-cell>
        </table:table-row>
        <table:table-row>
          <table:table-cell office:value-type="float" office:value="1619">
            <text:p>1619</text:p>
          </table:table-cell>
          <table:table-cell office:value-type="date" office:date-value="2022-10-13T00:00:00">
            <text:p>Thu Oct 13 00:00:00 2022</text:p>
          </table:table-cell>
          <table:table-cell office:value-type="string" office:value="Uma opção mais acessível para estudar inglês seria a Cidade do Cabo, na África do Sul, já ouviu falar? Trata-se de uma das capitais da África do Sul, uma cidade litorânea vibrante e cosmopolita. Segue anexo o vídeo da nossa escola parceira de lá.">
            <text:p>Uma opção mais acessível para estudar inglês seria a Cidade do Cabo, na África do Sul, já ouviu falar? Trata-se de uma das capitais da África do Sul, uma cidade litorânea vibrante e cosmopolita. Segue anexo o vídeo da nossa escola parceira de lá.</text:p>
          </table:table-cell>
        </table:table-row>
        <table:table-row>
          <table:table-cell office:value-type="float" office:value="1620">
            <text:p>1620</text:p>
          </table:table-cell>
          <table:table-cell office:value-type="date" office:date-value="2022-10-13T00:00:00">
            <text:p>Thu Oct 13 00:00:00 2022</text:p>
          </table:table-cell>
          <table:table-cell office:value-type="string" office:value="Uma forma de baixar o custo é o Family Stay. Nessa modalidade, o intercambista se hospeda na casa de uma família local. É uma experiência muito enriquecedora, pois permite contato direto com nativos, o que permite uma imersão mais profunda na cultura e no idioma do país. Seguem alguns vídeos com depoimentos de ex-alunos nossos que optaram pelo Family Stay.">
            <text:p>Uma forma de baixar o custo é o Family Stay. Nessa modalidade, o intercambista se hospeda na casa de uma família local. É uma experiência muito enriquecedora, pois permite contato direto com nativos, o que permite uma imersão mais profunda na cultura e no idioma do país. Seguem alguns vídeos com depoimentos de ex-alunos nossos que optaram pelo Family Stay.</text:p>
          </table:table-cell>
        </table:table-row>
      </table:table>
      <table:table table:name="159">
        <table:table-row>
          <table:table-cell office:value-type="string" office:value="id_base">
            <text:p>id_base</text:p>
          </table:table-cell>
          <table:table-cell office:value-type="float" office:value="159">
            <text:p>159</text:p>
          </table:table-cell>
        </table:table-row>
        <table:table-row>
          <table:table-cell office:value-type="string" office:value="area">
            <text:p>area</text:p>
          </table:table-cell>
          <table:table-cell office:value-type="string" office:value="gestao investimentos">
            <text:p>gestao investimentos</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621">
            <text:p>1621</text:p>
          </table:table-cell>
          <table:table-cell office:value-type="date" office:date-value="2022-10-13T00:00:00">
            <text:p>Thu Oct 13 00:00:00 2022</text:p>
          </table:table-cell>
          <table:table-cell office:value-type="string" office:value="Aqui quem fala é Maria Silva, responsável pela sua estratégia e alocação de recursos na WQ. Vamos agendar uma conversa para falarmos sobre os seus investimentos? No botão abaixo você consegue falar comigo por Whatsapp.">
            <text:p>Aqui quem fala é Maria Silva, responsável pela sua estratégia e alocação de recursos na WQ. Vamos agendar uma conversa para falarmos sobre os seus investimentos? No botão abaixo você consegue falar comigo por Whatsapp.</text:p>
          </table:table-cell>
        </table:table-row>
        <table:table-row>
          <table:table-cell office:value-type="float" office:value="1622">
            <text:p>1622</text:p>
          </table:table-cell>
          <table:table-cell office:value-type="date" office:date-value="2022-10-13T00:00:00">
            <text:p>Thu Oct 13 00:00:00 2022</text:p>
          </table:table-cell>
          <table:table-cell office:value-type="string" office:value="Se irá utilizar o valor do fundo multimercados no ano que vem, o ideal seria resgatá-lo, visto que, o fundo é recomendado apenas para prazos maiores. Você pode resgatar o valor do fundo e alocar em um ativo de renda fixa. Seguem abaixo nossas sugestões para seu portfólio de investimento.">
            <text:p>Se irá utilizar o valor do fundo multimercados no ano que vem, o ideal seria resgatá-lo, visto que, o fundo é recomendado apenas para prazos maiores. Você pode resgatar o valor do fundo e alocar em um ativo de renda fixa. Seguem abaixo nossas sugestões para seu portfólio de investimento.</text:p>
          </table:table-cell>
        </table:table-row>
        <table:table-row>
          <table:table-cell office:value-type="float" office:value="1623">
            <text:p>1623</text:p>
          </table:table-cell>
          <table:table-cell office:value-type="date" office:date-value="2022-10-13T00:00:00">
            <text:p>Thu Oct 13 00:00:00 2022</text:p>
          </table:table-cell>
          <table:table-cell office:value-type="string" office:value="Tentei entrar em contato via celular, mas não consegui. Sei como o dia-a-dia é corrido, então podemos iniciar nosso contato por e-mail e, se for o caso, agendamos uma ligação. O que acha?">
            <text:p>Tentei entrar em contato via celular, mas não consegui. Sei como o dia-a-dia é corrido, então podemos iniciar nosso contato por e-mail e, se for o caso, agendamos uma ligação. O que acha?</text:p>
          </table:table-cell>
        </table:table-row>
        <table:table-row>
          <table:table-cell office:value-type="float" office:value="1624">
            <text:p>1624</text:p>
          </table:table-cell>
          <table:table-cell office:value-type="date" office:date-value="2022-10-13T00:00:00">
            <text:p>Thu Oct 13 00:00:00 2022</text:p>
          </table:table-cell>
          <table:table-cell office:value-type="string" office:value="Aguardarei seu retorno para que eu possa te enviar informações sobre alguns dos produtos que disponibilizamos em nossa plataforma, com melhores rentabilidades de acordo com seu perfil de investidor. Caso tenha qualquer dúvida, sinta-se à vontade para me contatar.">
            <text:p>Aguardarei seu retorno para que eu possa te enviar informações sobre alguns dos produtos que disponibilizamos em nossa plataforma, com melhores rentabilidades de acordo com seu perfil de investidor. Caso tenha qualquer dúvida, sinta-se à vontade para me contatar.</text:p>
          </table:table-cell>
        </table:table-row>
        <table:table-row>
          <table:table-cell office:value-type="float" office:value="1625">
            <text:p>1625</text:p>
          </table:table-cell>
          <table:table-cell office:value-type="date" office:date-value="2022-10-13T00:00:00">
            <text:p>Thu Oct 13 00:00:00 2022</text:p>
          </table:table-cell>
          <table:table-cell office:value-type="string" office:value="A nossa plataforma de Renda Fixa é atualizada todos os dias úteis às 10 horas e funciona até às 15 horas. Quando efetuar aplicações fora desse horário, o investimento ficará agendado mediante disponibilidade da atualização do dia útil seguinte. Além disso, fora do horário de funcionamento alguns títulos ficam indisponíveis para consulta. ">
            <text:p>A nossa plataforma de Renda Fixa é atualizada todos os dias úteis às 10 horas e funciona até às 15 horas. Quando efetuar aplicações fora desse horário, o investimento ficará agendado mediante disponibilidade da atualização do dia útil seguinte. Além disso, fora do horário de funcionamento alguns títulos ficam indisponíveis para consulta. </text:p>
          </table:table-cell>
        </table:table-row>
        <table:table-row>
          <table:table-cell office:value-type="float" office:value="1626">
            <text:p>1626</text:p>
          </table:table-cell>
          <table:table-cell office:value-type="date" office:date-value="2022-10-13T00:00:00">
            <text:p>Thu Oct 13 00:00:00 2022</text:p>
          </table:table-cell>
          <table:table-cell office:value-type="string" office:value="Aproveito a mensagem para informar que  hoje sou a responsável pelos novos clientes da WQ Investimentos. Dessa forma, tive o privilégio de acompanhar os seus investimentos ao decorrer da sua experiência inicial aqui na empresa. Você é atendido atualmente pela Central de Atendimento. Desta forma, é necessário encaminhar suas demandas pelo canal de e-mail presente na área logada do site.">
            <text:p>Aproveito a mensagem para informar que  hoje sou a responsável pelos novos clientes da WQ Investimentos. Dessa forma, tive o privilégio de acompanhar os seus investimentos ao decorrer da sua experiência inicial aqui na empresa. Você é atendido atualmente pela Central de Atendimento. Desta forma, é necessário encaminhar suas demandas pelo canal de e-mail presente na área logada do site.</text:p>
          </table:table-cell>
        </table:table-row>
        <table:table-row>
          <table:table-cell office:value-type="float" office:value="1627">
            <text:p>1627</text:p>
          </table:table-cell>
          <table:table-cell office:value-type="date" office:date-value="2022-10-13T00:00:00">
            <text:p>Thu Oct 13 00:00:00 2022</text:p>
          </table:table-cell>
          <table:table-cell office:value-type="string" office:value="Depende, de qual carteira se trata? Acessando o menu “Produtos”, você encontra as principais categorias de investimento, como renda fixa, fundos multimercado e tesouro direto.">
            <text:p>Depende, de qual carteira se trata? Acessando o menu “Produtos”, você encontra as principais categorias de investimento, como renda fixa, fundos multimercado e tesouro direto.</text:p>
          </table:table-cell>
        </table:table-row>
        <table:table-row>
          <table:table-cell office:value-type="float" office:value="1628">
            <text:p>1628</text:p>
          </table:table-cell>
          <table:table-cell office:value-type="date" office:date-value="2022-10-13T00:00:00">
            <text:p>Thu Oct 13 00:00:00 2022</text:p>
          </table:table-cell>
          <table:table-cell office:value-type="string" office:value="O seu título do Tesouro Direto Prefixado 2021 venceu há alguns dias, e o dinheiro que você investiu mais a rentabilidade contratada no momento da aplicação está parado na sua conta. E como você já sabe, deixar o dinheiro parado na conta não fará ele render. Neste caso, a minha recomendação é que você reinvista o valor para continuar aproveitando a valorização dele com o tempo. O Tesouro Prefixado 2023 é um título que você já conhece e está com uma boa taxa de rentabilidade, além de ser o investimento mais seguro do país. Fico à disposição caso tenha dúvidas adicionais.">
            <text:p>O seu título do Tesouro Direto Prefixado 2021 venceu há alguns dias, e o dinheiro que você investiu mais a rentabilidade contratada no momento da aplicação está parado na sua conta. E como você já sabe, deixar o dinheiro parado na conta não fará ele render. Neste caso, a minha recomendação é que você reinvista o valor para continuar aproveitando a valorização dele com o tempo. O Tesouro Prefixado 2023 é um título que você já conhece e está com uma boa taxa de rentabilidade, além de ser o investimento mais seguro do país. Fico à disposição caso tenha dúvidas adicionais.</text:p>
          </table:table-cell>
        </table:table-row>
        <table:table-row>
          <table:table-cell office:value-type="float" office:value="1629">
            <text:p>1629</text:p>
          </table:table-cell>
          <table:table-cell office:value-type="date" office:date-value="2022-10-13T00:00:00">
            <text:p>Thu Oct 13 00:00:00 2022</text:p>
          </table:table-cell>
          <table:table-cell office:value-type="string" office:value="Segue em anexo o Relatório de Alocação e o Relatório de Alocação de Previdência, desenvolvido pela equipe de estratégia da WQ Investimentos. Envio também o relatório de Emissões Bancárias para sua análise.">
            <text:p>Segue em anexo o Relatório de Alocação e o Relatório de Alocação de Previdência, desenvolvido pela equipe de estratégia da WQ Investimentos. Envio também o relatório de Emissões Bancárias para sua análise.</text:p>
          </table:table-cell>
        </table:table-row>
        <table:table-row>
          <table:table-cell office:value-type="float" office:value="1630">
            <text:p>1630</text:p>
          </table:table-cell>
          <table:table-cell office:value-type="date" office:date-value="2022-10-13T00:00:00">
            <text:p>Thu Oct 13 00:00:00 2022</text:p>
          </table:table-cell>
          <table:table-cell office:value-type="string" office:value="Você possui um saldo disponível na sua conta da WQ. Com os fundos da Família Trend é possível diversificar a sua carteira de forma simples e até mesmo garantir aquela liquidez que você precisa para o curto prazo. Caso queira conhecer todas as opções de fundos disponíveis acesse o conteúdo completo, clicando aqui.">
            <text:p>Você possui um saldo disponível na sua conta da WQ. Com os fundos da Família Trend é possível diversificar a sua carteira de forma simples e até mesmo garantir aquela liquidez que você precisa para o curto prazo. Caso queira conhecer todas as opções de fundos disponíveis acesse o conteúdo completo, clicando aqui.</text:p>
          </table:table-cell>
        </table:table-row>
      </table:table>
      <table:table table:name="160">
        <table:table-row>
          <table:table-cell office:value-type="string" office:value="id_base">
            <text:p>id_base</text:p>
          </table:table-cell>
          <table:table-cell office:value-type="float" office:value="160">
            <text:p>160</text:p>
          </table:table-cell>
        </table:table-row>
        <table:table-row>
          <table:table-cell office:value-type="string" office:value="area">
            <text:p>area</text:p>
          </table:table-cell>
          <table:table-cell office:value-type="string" office:value="imobiliaria">
            <text:p>imobiliari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631">
            <text:p>1631</text:p>
          </table:table-cell>
          <table:table-cell office:value-type="date" office:date-value="2022-10-24T00:00:00">
            <text:p>Mon Oct 24 00:00:00 2022</text:p>
          </table:table-cell>
          <table:table-cell office:value-type="string" office:value="Na região que você deseja, é pouco provável encontrar um imóvel por menos de três mil reais de aluguel. Podemos fazer uma busca estendida nos bairros próximos, caso não seja possível aumentar a faixa de aluguel.">
            <text:p>Na região que você deseja, é pouco provável encontrar um imóvel por menos de três mil reais de aluguel. Podemos fazer uma busca estendida nos bairros próximos, caso não seja possível aumentar a faixa de aluguel.</text:p>
          </table:table-cell>
        </table:table-row>
        <table:table-row>
          <table:table-cell office:value-type="float" office:value="1632">
            <text:p>1632</text:p>
          </table:table-cell>
          <table:table-cell office:value-type="date" office:date-value="2022-10-24T00:00:00">
            <text:p>Mon Oct 24 00:00:00 2022</text:p>
          </table:table-cell>
          <table:table-cell office:value-type="string" office:value="A diferença entre um estúdio e um apartamento é, além da metragem reduzida, a divisão entre os espaços. O estúdio só tem um cômodo, apenas com cozinha e banheiro separados, enquanto um apartamento tem pelo menos um dormitório, além desses dois.">
            <text:p>A diferença entre um estúdio e um apartamento é, além da metragem reduzida, a divisão entre os espaços. O estúdio só tem um cômodo, apenas com cozinha e banheiro separados, enquanto um apartamento tem pelo menos um dormitório, além desses dois.</text:p>
          </table:table-cell>
        </table:table-row>
        <table:table-row>
          <table:table-cell office:value-type="float" office:value="1633">
            <text:p>1633</text:p>
          </table:table-cell>
          <table:table-cell office:value-type="date" office:date-value="2022-10-24T00:00:00">
            <text:p>Mon Oct 24 00:00:00 2022</text:p>
          </table:table-cell>
          <table:table-cell office:value-type="string" office:value="É possível alugar um apartamento mobiliado a partir de dois mil reais ao mês. Envio em anexo o folder do condomínio Presume, que fica localizado na Vila Galvão, para que você avalie se corresponde à sua expectativa.">
            <text:p>É possível alugar um apartamento mobiliado a partir de dois mil reais ao mês. Envio em anexo o folder do condomínio Presume, que fica localizado na Vila Galvão, para que você avalie se corresponde à sua expectativa.</text:p>
          </table:table-cell>
        </table:table-row>
        <table:table-row>
          <table:table-cell office:value-type="float" office:value="1634">
            <text:p>1634</text:p>
          </table:table-cell>
          <table:table-cell office:value-type="date" office:date-value="2022-10-24T00:00:00">
            <text:p>Mon Oct 24 00:00:00 2022</text:p>
          </table:table-cell>
          <table:table-cell office:value-type="string" office:value="O imóvel da rua Laranja só pode ser alugado para fins comerciais, infelizmente essa cláusula não é negociável.">
            <text:p>O imóvel da rua Laranja só pode ser alugado para fins comerciais, infelizmente essa cláusula não é negociável.</text:p>
          </table:table-cell>
        </table:table-row>
        <table:table-row>
          <table:table-cell office:value-type="float" office:value="1635">
            <text:p>1635</text:p>
          </table:table-cell>
          <table:table-cell office:value-type="date" office:date-value="2022-10-24T00:00:00">
            <text:p>Mon Oct 24 00:00:00 2022</text:p>
          </table:table-cell>
          <table:table-cell office:value-type="string" office:value="O imóvel em questão tem cem metros quadrados, distribuídos em três dormitórios. Além disso, o proprietário tem direito a duas vagas de garagem. O condomínio conta com piscina, playground, academia e espaço gourmet. Segue em anexo o folder com a planta do imóvel e o descritivo do condomínio.">
            <text:p>O imóvel em questão tem cem metros quadrados, distribuídos em três dormitórios. Além disso, o proprietário tem direito a duas vagas de garagem. O condomínio conta com piscina, playground, academia e espaço gourmet. Segue em anexo o folder com a planta do imóvel e o descritivo do condomínio.</text:p>
          </table:table-cell>
        </table:table-row>
        <table:table-row>
          <table:table-cell office:value-type="float" office:value="1636">
            <text:p>1636</text:p>
          </table:table-cell>
          <table:table-cell office:value-type="date" office:date-value="2022-10-24T00:00:00">
            <text:p>Mon Oct 24 00:00:00 2022</text:p>
          </table:table-cell>
          <table:table-cell office:value-type="string" office:value="Para a compra de imóveis, trabalhamos com consórcio e financiamento bancário. Não é possível adquirir imóveis com dinheiro vivo.">
            <text:p>Para a compra de imóveis, trabalhamos com consórcio e financiamento bancário. Não é possível adquirir imóveis com dinheiro vivo.</text:p>
          </table:table-cell>
        </table:table-row>
        <table:table-row>
          <table:table-cell office:value-type="float" office:value="1637">
            <text:p>1637</text:p>
          </table:table-cell>
          <table:table-cell office:value-type="date" office:date-value="2022-10-24T00:00:00">
            <text:p>Mon Oct 24 00:00:00 2022</text:p>
          </table:table-cell>
          <table:table-cell office:value-type="string" office:value="Seguem anexas as fotos da casa da rua Amarela. Lembrando que a mobília não está inclusa na negociação.">
            <text:p>Seguem anexas as fotos da casa da rua Amarela. Lembrando que a mobília não está inclusa na negociação.</text:p>
          </table:table-cell>
        </table:table-row>
        <table:table-row>
          <table:table-cell office:value-type="float" office:value="1638">
            <text:p>1638</text:p>
          </table:table-cell>
          <table:table-cell office:value-type="date" office:date-value="2022-10-24T00:00:00">
            <text:p>Mon Oct 24 00:00:00 2022</text:p>
          </table:table-cell>
          <table:table-cell office:value-type="string" office:value="Seguem os links com dois anúncios de apartamentos com as características que você procura. Importante ressaltar que o dono do imóvel da rua Azul está aberto à negociação de valores de aluguel.">
            <text:p>Seguem os links com dois anúncios de apartamentos com as características que você procura. Importante ressaltar que o dono do imóvel da rua Azul está aberto à negociação de valores de aluguel.</text:p>
          </table:table-cell>
        </table:table-row>
        <table:table-row>
          <table:table-cell office:value-type="float" office:value="1639">
            <text:p>1639</text:p>
          </table:table-cell>
          <table:table-cell office:value-type="date" office:date-value="2022-10-24T00:00:00">
            <text:p>Mon Oct 24 00:00:00 2022</text:p>
          </table:table-cell>
          <table:table-cell office:value-type="string" office:value="Sim, o apartamento do condomínio Suxul necessita de uma reforma. No entanto, o investimento ainda compensa, pois trata-se de um imóvel muito bem localizado em um dos condomínios mais exclusivos da cidade.">
            <text:p>Sim, o apartamento do condomínio Suxul necessita de uma reforma. No entanto, o investimento ainda compensa, pois trata-se de um imóvel muito bem localizado em um dos condomínios mais exclusivos da cidade.</text:p>
          </table:table-cell>
        </table:table-row>
        <table:table-row>
          <table:table-cell office:value-type="float" office:value="1640">
            <text:p>1640</text:p>
          </table:table-cell>
          <table:table-cell office:value-type="date" office:date-value="2022-10-24T00:00:00">
            <text:p>Mon Oct 24 00:00:00 2022</text:p>
          </table:table-cell>
          <table:table-cell office:value-type="string" office:value="Sim, trabalhamos com venda casada. Inclusive o momento é muito propício para isso, pois devido à pandemia, muitos proprietários de apartamentos começaram a nos consultar à procura de casas.">
            <text:p>Sim, trabalhamos com venda casada. Inclusive o momento é muito propício para isso, pois devido à pandemia, muitos proprietários de apartamentos começaram a nos consultar à procura de casas.</text:p>
          </table:table-cell>
        </table:table-row>
      </table:table>
      <table:table table:name="161">
        <table:table-row>
          <table:table-cell office:value-type="string" office:value="id_base">
            <text:p>id_base</text:p>
          </table:table-cell>
          <table:table-cell office:value-type="float" office:value="161">
            <text:p>161</text:p>
          </table:table-cell>
        </table:table-row>
        <table:table-row>
          <table:table-cell office:value-type="string" office:value="area">
            <text:p>area</text:p>
          </table:table-cell>
          <table:table-cell office:value-type="string" office:value="diretoria escolar">
            <text:p>diretoria escolar</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641">
            <text:p>1641</text:p>
          </table:table-cell>
          <table:table-cell office:value-type="date" office:date-value="2022-10-24T00:00:00">
            <text:p>Mon Oct 24 00:00:00 2022</text:p>
          </table:table-cell>
          <table:table-cell office:value-type="string" office:value="O valor da excursão é de duzentos e vinte e dois reais. Nesse valor está incluído transporte, almoço e lanche da tarde, além das atividades com monitoria.">
            <text:p>O valor da excursão é de duzentos e vinte e dois reais. Nesse valor está incluído transporte, almoço e lanche da tarde, além das atividades com monitoria.</text:p>
          </table:table-cell>
        </table:table-row>
        <table:table-row>
          <table:table-cell office:value-type="float" office:value="1642">
            <text:p>1642</text:p>
          </table:table-cell>
          <table:table-cell office:value-type="date" office:date-value="2022-10-24T00:00:00">
            <text:p>Mon Oct 24 00:00:00 2022</text:p>
          </table:table-cell>
          <table:table-cell office:value-type="string" office:value="Além da equipe de monitoria, o sítio Carrão dispõe de uma profissional de enfermagem para atuar em casos de emergências. O senhor pode ficar tranquilo, pois o seu filho estará seguro.">
            <text:p>Além da equipe de monitoria, o sítio Carrão dispõe de uma profissional de enfermagem para atuar em casos de emergências. O senhor pode ficar tranquilo, pois o seu filho estará seguro.</text:p>
          </table:table-cell>
        </table:table-row>
        <table:table-row>
          <table:table-cell office:value-type="float" office:value="1643">
            <text:p>1643</text:p>
          </table:table-cell>
          <table:table-cell office:value-type="date" office:date-value="2022-10-24T00:00:00">
            <text:p>Mon Oct 24 00:00:00 2022</text:p>
          </table:table-cell>
          <table:table-cell office:value-type="string" office:value="É possível parcelar o pagamento da excursão em até quatro vezes sem juros via boleto. Caso o senhor feche até o dia vinte e cinco, concedemos três por cento de desconto.">
            <text:p>É possível parcelar o pagamento da excursão em até quatro vezes sem juros via boleto. Caso o senhor feche até o dia vinte e cinco, concedemos três por cento de desconto.</text:p>
          </table:table-cell>
        </table:table-row>
        <table:table-row>
          <table:table-cell office:value-type="float" office:value="1644">
            <text:p>1644</text:p>
          </table:table-cell>
          <table:table-cell office:value-type="date" office:date-value="2022-10-24T00:00:00">
            <text:p>Mon Oct 24 00:00:00 2022</text:p>
          </table:table-cell>
          <table:table-cell office:value-type="string" office:value="Infelizmente não é possível autorizar, pois a excursão é apenas para alunos da nossa escola. Se abrir uma exceção para o senhor, tenho que abrir para todos os pais.">
            <text:p>Infelizmente não é possível autorizar, pois a excursão é apenas para alunos da nossa escola. Se abrir uma exceção para o senhor, tenho que abrir para todos os pais.</text:p>
          </table:table-cell>
        </table:table-row>
        <table:table-row>
          <table:table-cell office:value-type="float" office:value="1645">
            <text:p>1645</text:p>
          </table:table-cell>
          <table:table-cell office:value-type="date" office:date-value="2022-10-24T00:00:00">
            <text:p>Mon Oct 24 00:00:00 2022</text:p>
          </table:table-cell>
          <table:table-cell office:value-type="string" office:value="Irei acompanhar os alunos na excursão, juntamente aos professores Carlos e Larissa. É importante ressaltar, porém, que o local conta com uma equipe de mais de vinte monitores treinados para lidar com crianças. Além disso, há um sistema de câmeras de vigilância por toda a propriedade, logo, a senhora pode ficar tranquila.">
            <text:p>Irei acompanhar os alunos na excursão, juntamente aos professores Carlos e Larissa. É importante ressaltar, porém, que o local conta com uma equipe de mais de vinte monitores treinados para lidar com crianças. Além disso, há um sistema de câmeras de vigilância por toda a propriedade, logo, a senhora pode ficar tranquila.</text:p>
          </table:table-cell>
        </table:table-row>
        <table:table-row>
          <table:table-cell office:value-type="float" office:value="1646">
            <text:p>1646</text:p>
          </table:table-cell>
          <table:table-cell office:value-type="date" office:date-value="2022-10-24T00:00:00">
            <text:p>Mon Oct 24 00:00:00 2022</text:p>
          </table:table-cell>
          <table:table-cell office:value-type="string" office:value="Não tem piscina no sítio. Há apenas uma pequena cachoeira, que deságua em um lago com uns  trinta centímetros de profundidade. Não planejamos, de qualquer forma, autorizar a entrada deles, logo, não é preciso mandar roupa de banho e toalha.">
            <text:p>Não tem piscina no sítio. Há apenas uma pequena cachoeira, que deságua em um lago com uns  trinta centímetros de profundidade. Não planejamos, de qualquer forma, autorizar a entrada deles, logo, não é preciso mandar roupa de banho e toalha.</text:p>
          </table:table-cell>
        </table:table-row>
        <table:table-row>
          <table:table-cell office:value-type="float" office:value="1647">
            <text:p>1647</text:p>
          </table:table-cell>
          <table:table-cell office:value-type="date" office:date-value="2022-10-24T00:00:00">
            <text:p>Mon Oct 24 00:00:00 2022</text:p>
          </table:table-cell>
          <table:table-cell office:value-type="string" office:value="Nesse caso preciso que seja acrescentado no formulário médico que o Gabriel está tomando essa medicação. Pode ficar tranquila que eu mesma me certificarei se ele tomou no horário certo. ">
            <text:p>Nesse caso preciso que seja acrescentado no formulário médico que o Gabriel está tomando essa medicação. Pode ficar tranquila que eu mesma me certificarei se ele tomou no horário certo. </text:p>
          </table:table-cell>
        </table:table-row>
        <table:table-row>
          <table:table-cell office:value-type="float" office:value="1648">
            <text:p>1648</text:p>
          </table:table-cell>
          <table:table-cell office:value-type="date" office:date-value="2022-10-24T00:00:00">
            <text:p>Mon Oct 24 00:00:00 2022</text:p>
          </table:table-cell>
          <table:table-cell office:value-type="string" office:value="Recomendamos que os alunos levem uma troca de roupa, protetor solar, água e lanches leves para comer no ônibus. Não há a necessidade de mandar marmita, pois a estrutura oferece almoço e lanche da tarde.">
            <text:p>Recomendamos que os alunos levem uma troca de roupa, protetor solar, água e lanches leves para comer no ônibus. Não há a necessidade de mandar marmita, pois a estrutura oferece almoço e lanche da tarde.</text:p>
          </table:table-cell>
        </table:table-row>
        <table:table-row>
          <table:table-cell office:value-type="float" office:value="1649">
            <text:p>1649</text:p>
          </table:table-cell>
          <table:table-cell office:value-type="date" office:date-value="2022-10-24T00:00:00">
            <text:p>Mon Oct 24 00:00:00 2022</text:p>
          </table:table-cell>
          <table:table-cell office:value-type="string" office:value="Só aceitaremos autorizações por escrito, pois elas serão entregues para a equipe de recreação do Sítio Carrão. Não é possível aproveitar a autorização de saída da escola.">
            <text:p>Só aceitaremos autorizações por escrito, pois elas serão entregues para a equipe de recreação do Sítio Carrão. Não é possível aproveitar a autorização de saída da escola.</text:p>
          </table:table-cell>
        </table:table-row>
        <table:table-row>
          <table:table-cell office:value-type="float" office:value="1650">
            <text:p>1650</text:p>
          </table:table-cell>
          <table:table-cell office:value-type="date" office:date-value="2022-10-24T00:00:00">
            <text:p>Mon Oct 24 00:00:00 2022</text:p>
          </table:table-cell>
          <table:table-cell office:value-type="string" office:value="Temos como atividades previstas para a parte da manhã uma caminhada até a cachoeira que fica no terreno do sítio e uma visita à horta. Na parte da tarde, haverá uma roda de contação de histórias e depois uma gincana. Trata-se de um momento importante, pois além do contato com a natureza, algo raro para eles, é uma celebração da finalização de mais um ano letivo.">
            <text:p>Temos como atividades previstas para a parte da manhã uma caminhada até a cachoeira que fica no terreno do sítio e uma visita à horta. Na parte da tarde, haverá uma roda de contação de histórias e depois uma gincana. Trata-se de um momento importante, pois além do contato com a natureza, algo raro para eles, é uma celebração da finalização de mais um ano letivo.</text:p>
          </table:table-cell>
        </table:table-row>
      </table:table>
      <table:table table:name="162">
        <table:table-row>
          <table:table-cell office:value-type="string" office:value="id_base">
            <text:p>id_base</text:p>
          </table:table-cell>
          <table:table-cell office:value-type="float" office:value="162">
            <text:p>162</text:p>
          </table:table-cell>
        </table:table-row>
        <table:table-row>
          <table:table-cell office:value-type="string" office:value="area">
            <text:p>area</text:p>
          </table:table-cell>
          <table:table-cell office:value-type="string" office:value="cinema">
            <text:p>cinema</text:p>
          </table:table-cell>
        </table:table-row>
        <table:table-row>
          <table:table-cell office:value-type="string" office:value="conhecimento">
            <text:p>conhecimento</text:p>
          </table:table-cell>
          <table:table-cell office:value-type="string" office:value="False">
            <text:p>False</text:p>
          </table:table-cell>
        </table:table-row>
        <table:table-row>
          <table:table-cell office:value-type="float" office:value="1651">
            <text:p>1651</text:p>
          </table:table-cell>
          <table:table-cell office:value-type="date" office:date-value="2022-10-24T00:00:00">
            <text:p>Mon Oct 24 00:00:00 2022</text:p>
          </table:table-cell>
          <table:table-cell office:value-type="string" office:value="Infelizmente o seu caso não se aplica a reembolso, pois o senhor chegou quarenta minutos atrasado para a sessão. A única possibilidade era a troca do ingresso para outra sessão da mesma data, conforme a atendente lhe informou. No entanto, o senhor recusou essa opção, não nos restando opções para auxiliá-lo.">
            <text:p>Infelizmente o seu caso não se aplica a reembolso, pois o senhor chegou quarenta minutos atrasado para a sessão. A única possibilidade era a troca do ingresso para outra sessão da mesma data, conforme a atendente lhe informou. No entanto, o senhor recusou essa opção, não nos restando opções para auxiliá-lo.</text:p>
          </table:table-cell>
        </table:table-row>
        <table:table-row>
          <table:table-cell office:value-type="float" office:value="1652">
            <text:p>1652</text:p>
          </table:table-cell>
          <table:table-cell office:value-type="date" office:date-value="2022-10-24T00:00:00">
            <text:p>Mon Oct 24 00:00:00 2022</text:p>
          </table:table-cell>
          <table:table-cell office:value-type="string" office:value="A meia para estudante só pode ser concedida mediante comprovação, seja pela carteirinha da escola ou comprovante de matrícula. Na compra online é necessário digitar os números nos campos destacados, sem isso a transação não será concluída. ">
            <text:p>A meia para estudante só pode ser concedida mediante comprovação, seja pela carteirinha da escola ou comprovante de matrícula. Na compra online é necessário digitar os números nos campos destacados, sem isso a transação não será concluída. </text:p>
          </table:table-cell>
        </table:table-row>
        <table:table-row>
          <table:table-cell office:value-type="float" office:value="1653">
            <text:p>1653</text:p>
          </table:table-cell>
          <table:table-cell office:value-type="date" office:date-value="2022-10-24T00:00:00">
            <text:p>Mon Oct 24 00:00:00 2022</text:p>
          </table:table-cell>
          <table:table-cell office:value-type="string" office:value="A promoção “Meia Entrada para Todos” não inclui as salas VIP e Radical X, por isso a senhora não está conseguindo encontrar essa opção na compra online.">
            <text:p>A promoção “Meia Entrada para Todos” não inclui as salas VIP e Radical X, por isso a senhora não está conseguindo encontrar essa opção na compra online.</text:p>
          </table:table-cell>
        </table:table-row>
        <table:table-row>
          <table:table-cell office:value-type="float" office:value="1654">
            <text:p>1654</text:p>
          </table:table-cell>
          <table:table-cell office:value-type="date" office:date-value="2022-10-24T00:00:00">
            <text:p>Mon Oct 24 00:00:00 2022</text:p>
          </table:table-cell>
          <table:table-cell office:value-type="string" office:value="Até o final deste mês a entrada para as sessões de filmes nacionais custará dez reais, em qualquer sala e qualquer horário. Trata-se de uma ação em conjunto ao governo para incentivar o cinema nacional.">
            <text:p>Até o final deste mês a entrada para as sessões de filmes nacionais custará dez reais, em qualquer sala e qualquer horário. Trata-se de uma ação em conjunto ao governo para incentivar o cinema nacional.</text:p>
          </table:table-cell>
        </table:table-row>
        <table:table-row>
          <table:table-cell office:value-type="float" office:value="1655">
            <text:p>1655</text:p>
          </table:table-cell>
          <table:table-cell office:value-type="date" office:date-value="2022-10-24T00:00:00">
            <text:p>Mon Oct 24 00:00:00 2022</text:p>
          </table:table-cell>
          <table:table-cell office:value-type="string" office:value="Obrigada por entrar em contato e dar esse feedback para nós. Repassarei a sua queixa para os supervisores do setor, que entrarão em contato em até três dias úteis.">
            <text:p>Obrigada por entrar em contato e dar esse feedback para nós. Repassarei a sua queixa para os supervisores do setor, que entrarão em contato em até três dias úteis.</text:p>
          </table:table-cell>
        </table:table-row>
        <table:table-row>
          <table:table-cell office:value-type="float" office:value="1656">
            <text:p>1656</text:p>
          </table:table-cell>
          <table:table-cell office:value-type="date" office:date-value="2022-10-24T00:00:00">
            <text:p>Mon Oct 24 00:00:00 2022</text:p>
          </table:table-cell>
          <table:table-cell office:value-type="string" office:value="Professores da rede particular pagam meia entrada nas sessões de segunda, terça e quarta-feira. Nos outros dias pagam meia apenas os professores da rede pública.">
            <text:p>Professores da rede particular pagam meia entrada nas sessões de segunda, terça e quarta-feira. Nos outros dias pagam meia apenas os professores da rede pública.</text:p>
          </table:table-cell>
        </table:table-row>
        <table:table-row>
          <table:table-cell office:value-type="float" office:value="1657">
            <text:p>1657</text:p>
          </table:table-cell>
          <table:table-cell office:value-type="date" office:date-value="2022-10-24T00:00:00">
            <text:p>Mon Oct 24 00:00:00 2022</text:p>
          </table:table-cell>
          <table:table-cell office:value-type="string" office:value="Seguem anexos os ingressos para a sessão solicitada. Pedimos desculpas pelo transtorno causado pela instabilidade do site.">
            <text:p>Seguem anexos os ingressos para a sessão solicitada. Pedimos desculpas pelo transtorno causado pela instabilidade do site.</text:p>
          </table:table-cell>
        </table:table-row>
        <table:table-row>
          <table:table-cell office:value-type="float" office:value="1658">
            <text:p>1658</text:p>
          </table:table-cell>
          <table:table-cell office:value-type="date" office:date-value="2022-10-24T00:00:00">
            <text:p>Mon Oct 24 00:00:00 2022</text:p>
          </table:table-cell>
          <table:table-cell office:value-type="string" office:value="Seguem anexos os vouchers de reembolso. Mais uma vez, pedimos desculpas pelo transtorno ocorrido com o totem de auto serviço, trabalhamos para que situações como essa não se repitam.">
            <text:p>Seguem anexos os vouchers de reembolso. Mais uma vez, pedimos desculpas pelo transtorno ocorrido com o totem de auto serviço, trabalhamos para que situações como essa não se repitam.</text:p>
          </table:table-cell>
        </table:table-row>
        <table:table-row>
          <table:table-cell office:value-type="float" office:value="1659">
            <text:p>1659</text:p>
          </table:table-cell>
          <table:table-cell office:value-type="date" office:date-value="2022-10-24T00:00:00">
            <text:p>Mon Oct 24 00:00:00 2022</text:p>
          </table:table-cell>
          <table:table-cell office:value-type="string" office:value="Só é possível aproveitar a promoção do combo master de pipoca e refrigerante realizando a compra presencialmente, antes da sessão começar. Só estão disponíveis para reserva online os combos tradicionais.">
            <text:p>Só é possível aproveitar a promoção do combo master de pipoca e refrigerante realizando a compra presencialmente, antes da sessão começar. Só estão disponíveis para reserva online os combos tradicionais.</text:p>
          </table:table-cell>
        </table:table-row>
        <table:table-row>
          <table:table-cell office:value-type="float" office:value="1660">
            <text:p>1660</text:p>
          </table:table-cell>
          <table:table-cell office:value-type="date" office:date-value="2022-10-24T00:00:00">
            <text:p>Mon Oct 24 00:00:00 2022</text:p>
          </table:table-cell>
          <table:table-cell office:value-type="string" office:value="Só é possível fazer a troca de ingresso por outro de mesmo valor. No caso, o filme que o senhor quer ver só está disponível na sala VIP, cujo ingresso é mais caro do que o que foi comprado primeiramente.">
            <text:p>Só é possível fazer a troca de ingresso por outro de mesmo valor. No caso, o filme que o senhor quer ver só está disponível na sala VIP, cujo ingresso é mais caro do que o que foi comprado primeiramente.</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form="urn:oasis:names:tc:opendocument:xmlns:form:1.0" xmlns:ns42="urn:org:documentfoundation:names:experimental:calc:xmlns:calcext:1.0" xmlns:svg="urn:oasis:names:tc:opendocument:xmlns:svg-compatible: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table="urn:oasis:names:tc:opendocument:xmlns:table:1.0" xmlns:number="urn:oasis:names:tc:opendocument:xmlns:datastyle:1.0" xmlns:loext="urn:org:documentfoundation:names:experimental:office:xmlns:loext:1.0" xmlns:css3t="http://www.w3.org/TR/css3-text/" xmlns:form="urn:oasis:names:tc:opendocument:xmlns:form:1.0" xmlns:ns42="urn:org:documentfoundation:names:experimental:calc:xmlns:calcext:1.0" xmlns:svg="urn:oasis:names:tc:opendocument:xmlns:svg-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